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Hindi2" svg:font-family="'Lohit Hindi'" style:font-family-generic="modern" style:font-pitch="fixed"/>
    <style:font-face style:name="Ubuntu1" svg:font-family="Ubuntu" style:font-adornments="Negrita" style:font-pitch="variable"/>
    <style:font-face style:name="Ubuntu" svg:font-family="Ubuntu" style:font-adornments="Normal" style:font-pitch="variable"/>
    <style:font-face style:name="Ubuntu Light2" svg:font-family="'Ubuntu Light'" style:font-pitch="variable"/>
    <style:font-face style:name="Ubuntu Light" svg:font-family="'Ubuntu Light'" style:font-adornments="Ligera" style:font-pitch="variable"/>
    <style:font-face style:name="Ubuntu Light1" svg:font-family="'Ubuntu Light'" style:font-adornments="Negri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6.456cm"/>
    </style:style>
    <style:style style:name="Tabla1.B" style:family="table-column">
      <style:table-column-properties style:column-width="10.557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5.001cm"/>
    </style:style>
    <style:style style:name="Tabla2.B" style:family="table-column">
      <style:table-column-properties style:column-width="12.012cm"/>
    </style:style>
    <style:style style:name="Tabla3" style:family="table">
      <style:table-properties style:width="17.013cm" fo:margin-left="0cm" table:align="left"/>
    </style:style>
    <style:style style:name="Tabla3.A" style:family="table-column">
      <style:table-column-properties style:column-width="5.001cm"/>
    </style:style>
    <style:style style:name="Tabla3.B" style:family="table-column">
      <style:table-column-properties style:column-width="12.012cm"/>
    </style:style>
    <style:style style:name="Tabla4" style:family="table">
      <style:table-properties style:width="17.013cm" fo:margin-left="0cm" table:align="left"/>
    </style:style>
    <style:style style:name="Tabla4.A" style:family="table-column">
      <style:table-column-properties style:column-width="6.932cm"/>
    </style:style>
    <style:style style:name="Tabla4.B" style:family="table-column">
      <style:table-column-properties style:column-width="10.081cm"/>
    </style:style>
    <style:style style:name="Tabla5" style:family="table">
      <style:table-properties style:width="17.013cm" fo:margin-left="0cm" table:align="left"/>
    </style:style>
    <style:style style:name="Tabla5.A" style:family="table-column">
      <style:table-column-properties style:column-width="6.906cm"/>
    </style:style>
    <style:style style:name="Tabla5.B" style:family="table-column">
      <style:table-column-properties style:column-width="10.107cm"/>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officeooo:paragraph-rsid="000cbf49"/>
    </style:style>
    <style:style style:name="P3" style:family="paragraph" style:parent-style-name="Standard">
      <style:paragraph-properties fo:text-align="center" style:justify-single-word="false"/>
    </style:style>
    <style:style style:name="P4" style:family="paragraph" style:parent-style-name="Standard">
      <style:text-properties officeooo:rsid="0009b8ef" officeooo:paragraph-rsid="0009b8ef"/>
    </style:style>
    <style:style style:name="P5" style:family="paragraph" style:parent-style-name="Standard">
      <style:text-properties style:font-name="Liberation Serif" fo:font-size="16pt" fo:font-weight="bold" officeooo:rsid="000cbf49" officeooo:paragraph-rsid="000cbf49" style:font-name-asian="DejaVu Sans" style:font-size-asian="16pt" style:font-weight-asian="bold" style:font-name-complex="Lohit Hindi" style:font-size-complex="16pt" style:font-weight-complex="bold"/>
    </style:style>
    <style:style style:name="P6" style:family="paragraph" style:parent-style-name="Standard">
      <style:text-properties officeooo:rsid="000cbf49" officeooo:paragraph-rsid="000cbf49"/>
    </style:style>
    <style:style style:name="P7" style:family="paragraph" style:parent-style-name="Standard">
      <style:paragraph-properties fo:text-align="center" style:justify-single-word="false"/>
      <style:text-properties style:text-underline-style="solid" style:text-underline-width="auto" style:text-underline-color="font-color"/>
    </style:style>
    <style:style style:name="P8" style:family="paragraph" style:parent-style-name="Text_20_body">
      <style:paragraph-properties fo:margin-top="0cm" fo:margin-bottom="0cm" style:contextual-spacing="false" fo:text-align="center" style:justify-single-word="false"/>
    </style:style>
    <style:style style:name="P9" style:family="paragraph" style:parent-style-name="Preformatted_20_Text">
      <style:paragraph-properties fo:margin-top="0cm" fo:margin-bottom="0.499cm" style:contextual-spacing="false"/>
    </style:style>
    <style:style style:name="P10" style:family="paragraph" style:parent-style-name="Text_20_body">
      <style:text-properties officeooo:rsid="000afde5" officeooo:paragraph-rsid="000afde5"/>
    </style:style>
    <style:style style:name="P11" style:family="paragraph" style:parent-style-name="Text_20_body">
      <style:text-properties style:font-name="Ubuntu Light" fo:font-size="11pt" officeooo:paragraph-rsid="00190c8e" style:font-size-asian="10.5pt"/>
    </style:style>
    <style:style style:name="P12" style:family="paragraph" style:parent-style-name="Text_20_body">
      <style:text-properties style:font-name="Ubuntu Light" fo:font-size="11pt" officeooo:paragraph-rsid="001abe7a" style:font-size-asian="10.5pt"/>
    </style:style>
    <style:style style:name="P13" style:family="paragraph" style:parent-style-name="Text_20_body">
      <style:text-properties officeooo:rsid="00176aaf"/>
    </style:style>
    <style:style style:name="P14" style:family="paragraph" style:parent-style-name="Text_20_body">
      <style:text-properties officeooo:rsid="00176aaf" officeooo:paragraph-rsid="00176aaf"/>
    </style:style>
    <style:style style:name="P15" style:family="paragraph" style:parent-style-name="Text_20_body">
      <style:text-properties fo:font-weight="bold" officeooo:rsid="00176aaf" officeooo:paragraph-rsid="00176aaf" style:font-weight-asian="bold" style:font-weight-complex="bold"/>
    </style:style>
    <style:style style:name="P16" style:family="paragraph" style:parent-style-name="Text_20_body">
      <style:text-properties officeooo:rsid="00190c8e"/>
    </style:style>
    <style:style style:name="P17" style:family="paragraph" style:parent-style-name="Text_20_body">
      <style:text-properties officeooo:rsid="00190c8e" officeooo:paragraph-rsid="00190c8e"/>
    </style:style>
    <style:style style:name="P18" style:family="paragraph" style:parent-style-name="Text_20_body">
      <style:text-properties officeooo:rsid="001abe7a" officeooo:paragraph-rsid="001abe7a"/>
    </style:style>
    <style:style style:name="P19" style:family="paragraph" style:parent-style-name="Text_20_body">
      <style:text-properties officeooo:rsid="001c4c08" officeooo:paragraph-rsid="001c4c08"/>
    </style:style>
    <style:style style:name="P20" style:family="paragraph" style:parent-style-name="Text_20_body">
      <style:text-properties officeooo:rsid="001e4082" officeooo:paragraph-rsid="001e4082"/>
    </style:style>
    <style:style style:name="P21" style:family="paragraph" style:parent-style-name="Heading_20_2">
      <style:paragraph-properties fo:break-before="page"/>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paragraph-rsid="0009b8ef"/>
    </style:style>
    <style:style style:name="P24" style:family="paragraph" style:parent-style-name="Heading_20_1">
      <style:paragraph-properties fo:break-before="page"/>
      <style:text-properties fo:font-weight="normal" style:font-weight-asian="normal" style:font-weight-complex="normal"/>
    </style:style>
    <style:style style:name="P25" style:family="paragraph" style:parent-style-name="Heading_20_1">
      <style:paragraph-properties fo:break-before="page"/>
      <style:text-properties fo:font-weight="normal" officeooo:rsid="0010190d" style:font-weight-asian="normal" style:font-weight-complex="normal"/>
    </style:style>
    <style:style style:name="P26" style:family="paragraph" style:parent-style-name="Heading_20_1">
      <style:text-properties officeooo:rsid="0010190d" officeooo:paragraph-rsid="0010190d"/>
    </style:style>
    <style:style style:name="P27" style:family="paragraph" style:parent-style-name="Heading_20_1">
      <style:text-properties officeooo:rsid="001e4082"/>
    </style:style>
    <style:style style:name="P28" style:family="paragraph" style:parent-style-name="Preformatted_20_Text">
      <style:text-properties officeooo:rsid="00176aaf"/>
    </style:style>
    <style:style style:name="P29" style:family="paragraph" style:parent-style-name="Preformatted_20_Text">
      <style:text-properties officeooo:rsid="00176aaf" officeooo:paragraph-rsid="00176aaf"/>
    </style:style>
    <style:style style:name="P30" style:family="paragraph" style:parent-style-name="Preformatted_20_Text">
      <style:text-properties officeooo:rsid="001abe7a"/>
    </style:style>
    <style:style style:name="P31" style:family="paragraph" style:parent-style-name="Preformatted_20_Text">
      <style:text-properties officeooo:rsid="001c4c08"/>
    </style:style>
    <style:style style:name="P32" style:family="paragraph" style:parent-style-name="Heading_20_2">
      <style:text-properties officeooo:rsid="0009b8ef"/>
    </style:style>
    <style:style style:name="P33" style:family="paragraph" style:parent-style-name="Heading_20_2">
      <style:paragraph-properties fo:break-before="page"/>
    </style:style>
    <style:style style:name="P34" style:family="paragraph" style:parent-style-name="Standard" style:master-page-name="First_20_Page">
      <style:paragraph-properties fo:text-align="center" style:justify-single-word="false" style:page-number="auto"/>
    </style:style>
    <style:style style:name="P35" style:family="paragraph" style:parent-style-name="Standard">
      <style:text-properties officeooo:rsid="00176aaf" officeooo:paragraph-rsid="000cbf49"/>
    </style:style>
    <style:style style:name="P36" style:family="paragraph" style:parent-style-name="Standard">
      <style:paragraph-properties fo:text-align="center" style:justify-single-word="false"/>
      <style:text-properties fo:color="#808080" style:font-name="Ubuntu Light2" officeooo:rsid="000cfc8b" officeooo:paragraph-rsid="000cfc8b"/>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text-properties style:text-underline-style="solid" style:text-underline-width="auto" style:text-underline-color="font-color" officeooo:rsid="00190c8e"/>
    </style:style>
    <style:style style:name="P47" style:family="paragraph" style:parent-style-name="Text_20_body">
      <style:paragraph-properties fo:text-align="center" style:justify-single-word="false"/>
      <style:text-properties officeooo:rsid="00176aaf" officeooo:paragraph-rsid="00176aaf"/>
    </style:style>
    <style:style style:name="P48" style:family="paragraph" style:parent-style-name="Text_20_body">
      <style:text-properties officeooo:rsid="001e4082" officeooo:paragraph-rsid="002724a2"/>
    </style:style>
    <style:style style:name="P49" style:family="paragraph" style:parent-style-name="Text_20_body">
      <style:text-properties fo:font-size="9pt" officeooo:rsid="001e4082" officeooo:paragraph-rsid="002724a2" style:font-size-asian="9pt" style:font-size-complex="9pt"/>
    </style:style>
    <style:style style:name="P50" style:family="paragraph" style:parent-style-name="Text_20_body" style:list-style-name="L1">
      <style:paragraph-properties fo:margin-top="0cm" fo:margin-bottom="0cm" style:contextual-spacing="false"/>
    </style:style>
    <style:style style:name="P51" style:family="paragraph" style:parent-style-name="Text_20_body" style:list-style-name="L2">
      <style:paragraph-properties fo:margin-top="0cm" fo:margin-bottom="0cm" style:contextual-spacing="false"/>
    </style:style>
    <style:style style:name="P52" style:family="paragraph" style:parent-style-name="Text_20_body" style:list-style-name="L3">
      <style:paragraph-properties fo:margin-top="0cm" fo:margin-bottom="0cm" style:contextual-spacing="false"/>
    </style:style>
    <style:style style:name="P53" style:family="paragraph" style:parent-style-name="Text_20_body" style:list-style-name="L4">
      <style:paragraph-properties fo:margin-top="0cm" fo:margin-bottom="0cm" style:contextual-spacing="false"/>
    </style:style>
    <style:style style:name="P54" style:family="paragraph" style:parent-style-name="Text_20_body" style:list-style-name="L5">
      <style:paragraph-properties fo:margin-top="0cm" fo:margin-bottom="0cm" style:contextual-spacing="false"/>
    </style:style>
    <style:style style:name="P55" style:family="paragraph" style:parent-style-name="Text_20_body" style:list-style-name="L6">
      <style:paragraph-properties fo:margin-top="0cm" fo:margin-bottom="0cm" style:contextual-spacing="false"/>
    </style:style>
    <style:style style:name="P56" style:family="paragraph" style:parent-style-name="Text_20_body" style:list-style-name="L7">
      <style:paragraph-properties fo:margin-top="0cm" fo:margin-bottom="0cm" style:contextual-spacing="false"/>
    </style:style>
    <style:style style:name="P57" style:family="paragraph" style:parent-style-name="Text_20_body" style:list-style-name="L8">
      <style:paragraph-properties fo:margin-top="0cm" fo:margin-bottom="0cm" style:contextual-spacing="false"/>
    </style:style>
    <style:style style:name="P58" style:family="paragraph" style:parent-style-name="Text_20_body" style:list-style-name="L9">
      <style:paragraph-properties fo:margin-top="0cm" fo:margin-bottom="0cm" style:contextual-spacing="false"/>
    </style:style>
    <style:style style:name="P59" style:family="paragraph" style:parent-style-name="Text_20_body">
      <style:paragraph-properties fo:break-before="page"/>
      <style:text-properties style:text-underline-style="solid" style:text-underline-width="auto" style:text-underline-color="font-color" officeooo:rsid="00190c8e"/>
    </style:style>
    <style:style style:name="P60" style:family="paragraph" style:parent-style-name="Heading_20_3">
      <style:text-properties officeooo:rsid="00176aaf"/>
    </style:style>
    <style:style style:name="P61" style:family="paragraph" style:parent-style-name="Heading_20_3">
      <style:text-properties officeooo:rsid="00190c8e"/>
    </style:style>
    <style:style style:name="P62" style:family="paragraph" style:parent-style-name="Heading_20_3">
      <style:text-properties officeooo:rsid="001abe7a"/>
    </style:style>
    <style:style style:name="P63" style:family="paragraph" style:parent-style-name="Heading_20_3">
      <style:text-properties officeooo:rsid="001c4c08"/>
    </style:style>
    <style:style style:name="P64" style:family="paragraph" style:parent-style-name="Heading_20_3">
      <style:text-properties officeooo:rsid="001c4c08" officeooo:paragraph-rsid="001e4082"/>
    </style:style>
    <style:style style:name="P65" style:family="paragraph" style:parent-style-name="Heading_20_3">
      <style:text-properties officeooo:rsid="001e4082"/>
    </style:style>
    <style:style style:name="P66" style:family="paragraph" style:parent-style-name="Preformatted_20_Text">
      <style:text-properties fo:font-size="9pt" style:font-size-asian="9pt" style:font-size-complex="9pt"/>
    </style:style>
    <style:style style:name="P67" style:family="paragraph" style:parent-style-name="Heading_20_1">
      <style:paragraph-properties fo:text-align="center" style:justify-single-word="false"/>
    </style:style>
    <style:style style:name="P68" style:family="paragraph" style:parent-style-name="Heading_20_1">
      <style:paragraph-properties fo:text-align="center" style:justify-single-word="false" fo:break-before="page"/>
      <style:text-properties officeooo:rsid="00176aaf" officeooo:paragraph-rsid="00176aaf"/>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9b8ef"/>
    </style:style>
    <style:style style:name="T2" style:family="text">
      <style:text-properties officeooo:rsid="000cbf49"/>
    </style:style>
    <style:style style:name="T3" style:family="text">
      <style:text-properties fo:font-weight="bold" officeooo:rsid="000cbf49" style:font-weight-asian="bold" style:font-weight-complex="bold"/>
    </style:style>
    <style:style style:name="T4" style:family="text">
      <style:text-properties officeooo:rsid="0010190d"/>
    </style:style>
    <style:style style:name="T5" style:family="text">
      <style:text-properties officeooo:rsid="0011c378"/>
    </style:style>
    <style:style style:name="T6" style:family="text">
      <style:text-properties officeooo:rsid="00176aaf"/>
    </style:style>
    <style:style style:name="T7" style:family="text">
      <style:text-properties officeooo:rsid="00190c8e"/>
    </style:style>
    <style:style style:name="T8" style:family="text">
      <style:text-properties officeooo:rsid="001abe7a"/>
    </style:style>
    <style:style style:name="T9" style:family="text">
      <style:text-properties officeooo:rsid="001c4c08"/>
    </style:style>
    <style:style style:name="T10" style:family="text">
      <style:text-properties officeooo:rsid="002724a2"/>
    </style:style>
    <style:style style:name="T11" style:family="text">
      <style:text-properties officeooo:rsid="002877c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058cm" fo:margin-right="1.058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style:style style:name="Sect5"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áficos101" text:anchor-type="as-char" svg:width="5.821cm" svg:height="2.434cm" draw:z-index="49"><draw:image xlink:href="http://git-scm.com/images/logo@2x.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3"/>
      <text:p text:style-name="P3"/>
      <text:p text:style-name="P3"/>
      <text:p text:style-name="P3"/>
      <text:p text:style-name="P3"/>
      <text:p text:style-name="P3"/>
      <text:p text:style-name="P3"/>
      <text:p text:style-name="P3"/>
      <text:p text:style-name="P3"/>
      <text:p text:style-name="P36">http://git-scm.com/book/es</text:p>
      <text:p text:style-name="Standard"/>
      <text:section text:style-name="Sect1" text:name="content">
        <text:section text:style-name="Sect1" text:name="main">
          <text:h text:style-name="P26" text:outline-level="1"><text:bookmark-start text:name="__RefHeading__2599_2051115327"/><text:soft-page-break/>Book<text:bookmark-end text:name="__RefHeading__2599_2051115327"/></text:h>
          <text:p text:style-name="Text_20_body"><draw:frame draw:style-name="fr2" draw:name="gráficos100" text:anchor-type="paragraph" svg:width="3.122cm" svg:height="4.154cm" draw:z-index="0"><draw:image xlink:href="http://git-scm.com/images/books/pro-git@2x.jpg" xlink:type="simple" xlink:show="embed" xlink:actuate="onLoad"/></draw:frame>The entire Pro Git book, written by Scott Chacon and published by Apress, is available here. All content is licensed under the <text:a xlink:type="simple" xlink:href="http://creativecommons.org/licenses/by-nc-sa/3.0/">Creative Commons Attribution Non Commercial Share Alike 3.0 license</text:a>. Print versions of the book are available on <text:a xlink:type="simple" xlink:href="http://www.amazon.com/gp/product/1430218339?ie=UTF8&amp;camp=1789&amp;creative=9325&amp;creativeASIN=1430218339&amp;linkCode=as2&amp;tag=git-sfconservancy-20">Amazon.com</text:a>.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2" text:protected="true" text:name="Índice de contenido1">
            <text:table-of-content-source text:outline-level="2"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5" text:name="Índice de contenido1_Head">
                <text:p text:style-name="Contents_20_Heading">Índice</text:p>
              </text:index-title>
              <text:p text:style-name="P70"><text:a xlink:type="simple" xlink:href="#__RefHeading__2599_2051115327" text:style-name="Index_20_Link" text:visited-style-name="Index_20_Link">Book<text:tab/>2</text:a></text:p>
              <text:p text:style-name="P70"><text:a xlink:type="simple" xlink:href="#__RefHeading__2601_2051115327" text:style-name="Index_20_Link" text:visited-style-name="Index_20_Link">1. Empezando<text:tab/>6</text:a></text:p>
              <text:p text:style-name="P69"><text:a xlink:type="simple" xlink:href="#__RefHeading__2603_2051115327" text:style-name="Index_20_Link" text:visited-style-name="Index_20_Link">1.1 Acerca del control de versiones<text:tab/>6</text:a></text:p>
              <text:p text:style-name="P69"><text:a xlink:type="simple" xlink:href="#__RefHeading__2605_2051115327" text:style-name="Index_20_Link" text:visited-style-name="Index_20_Link">1.2 Una breve historia de Git<text:tab/>10</text:a></text:p>
              <text:p text:style-name="P69"><text:a xlink:type="simple" xlink:href="#__RefHeading__2607_2051115327" text:style-name="Index_20_Link" text:visited-style-name="Index_20_Link">1.3 Fundamentos de Git<text:tab/>10</text:a></text:p>
              <text:p text:style-name="P69"><text:a xlink:type="simple" xlink:href="#__RefHeading__2609_2051115327" text:style-name="Index_20_Link" text:visited-style-name="Index_20_Link">1.4 Instalando Git<text:tab/>14</text:a></text:p>
              <text:p text:style-name="P69"><text:a xlink:type="simple" xlink:href="#__RefHeading__2611_2051115327" text:style-name="Index_20_Link" text:visited-style-name="Index_20_Link">1.5 Configurando Git por primera vez<text:tab/>15</text:a></text:p>
              <text:p text:style-name="P69"><text:a xlink:type="simple" xlink:href="#__RefHeading__2613_2051115327" text:style-name="Index_20_Link" text:visited-style-name="Index_20_Link">1.6 Obteniendo ayuda<text:tab/>17</text:a></text:p>
              <text:p text:style-name="P69"><text:a xlink:type="simple" xlink:href="#__RefHeading__2615_2051115327" text:style-name="Index_20_Link" text:visited-style-name="Index_20_Link">1.7 Resumen<text:tab/>17</text:a></text:p>
              <text:p text:style-name="P70"><text:a xlink:type="simple" xlink:href="#__RefHeading__2619_2051115327" text:style-name="Index_20_Link" text:visited-style-name="Index_20_Link">2. Fundamentos de Git<text:tab/>18</text:a></text:p>
              <text:p text:style-name="P69"><text:a xlink:type="simple" xlink:href="#__RefHeading__2621_2051115327" text:style-name="Index_20_Link" text:visited-style-name="Index_20_Link">2.1 Obteniendo un repositorio Git<text:tab/>18</text:a></text:p>
              <text:p text:style-name="P69"><text:a xlink:type="simple" xlink:href="#__RefHeading__2623_2051115327" text:style-name="Index_20_Link" text:visited-style-name="Index_20_Link">2.2 Guardando cambios en el repositorio<text:tab/>19</text:a></text:p>
              <text:p text:style-name="P69"><text:a xlink:type="simple" xlink:href="#__RefHeading__2625_2051115327" text:style-name="Index_20_Link" text:visited-style-name="Index_20_Link">2.3 Viendo el histórico de confirmaciones<text:tab/>28</text:a></text:p>
              <text:p text:style-name="P69"><text:a xlink:type="simple" xlink:href="#__RefHeading__2627_2051115327" text:style-name="Index_20_Link" text:visited-style-name="Index_20_Link">2.4 Deshaciendo cosas<text:tab/>33</text:a></text:p>
              <text:p text:style-name="P69"><text:a xlink:type="simple" xlink:href="#__RefHeading__2629_2051115327" text:style-name="Index_20_Link" text:visited-style-name="Index_20_Link">2.5 Trabajando con repositorios remotos<text:tab/>35</text:a></text:p>
              <text:p text:style-name="P69"><text:a xlink:type="simple" xlink:href="#__RefHeading__2631_2051115327" text:style-name="Index_20_Link" text:visited-style-name="Index_20_Link">2.6 Creando etiquetas<text:tab/>39</text:a></text:p>
              <text:p text:style-name="P69"><text:a xlink:type="simple" xlink:href="#__RefHeading__2633_2051115327" text:style-name="Index_20_Link" text:visited-style-name="Index_20_Link">2.7 Consejos y trucos<text:tab/>43</text:a></text:p>
              <text:p text:style-name="P69"><text:a xlink:type="simple" xlink:href="#__RefHeading__2635_2051115327" text:style-name="Index_20_Link" text:visited-style-name="Index_20_Link">2.8 Resumen<text:tab/>44</text:a></text:p>
              <text:p text:style-name="P70"><text:a xlink:type="simple" xlink:href="#__RefHeading__20812_721071827" text:style-name="Index_20_Link" text:visited-style-name="Index_20_Link">3. Ramificaciones en Git<text:tab/>45</text:a></text:p>
              <text:p text:style-name="P69"><text:a xlink:type="simple" xlink:href="#__RefHeading__2641_2051115327" text:style-name="Index_20_Link" text:visited-style-name="Index_20_Link">3.1 ¿Qué es una rama?<text:tab/>45</text:a></text:p>
              <text:p text:style-name="P69"><text:a xlink:type="simple" xlink:href="#__RefHeading__2643_2051115327" text:style-name="Index_20_Link" text:visited-style-name="Index_20_Link">3.2 Procedimientos básicos para ramificar y fusionar<text:tab/>50</text:a></text:p>
              <text:p text:style-name="P69"><text:a xlink:type="simple" xlink:href="#__RefHeading__2645_2051115327" text:style-name="Index_20_Link" text:visited-style-name="Index_20_Link">3.3 Gestión de ramificaciones<text:tab/>58</text:a></text:p>
              <text:p text:style-name="P69"><text:a xlink:type="simple" xlink:href="#__RefHeading__2647_2051115327" text:style-name="Index_20_Link" text:visited-style-name="Index_20_Link">3.4 Flujos de trabajo ramificados<text:tab/>58</text:a></text:p>
              <text:p text:style-name="P69"><text:a xlink:type="simple" xlink:href="#__RefHeading__2649_2051115327" text:style-name="Index_20_Link" text:visited-style-name="Index_20_Link">3.5 Ramas Remotas<text:tab/>61</text:a></text:p>
              <text:p text:style-name="P69"><text:a xlink:type="simple" xlink:href="#__RefHeading__2651_2051115327" text:style-name="Index_20_Link" text:visited-style-name="Index_20_Link">3.6 Reorganizando el trabajo realizado<text:tab/>68</text:a></text:p>
              <text:p text:style-name="P69"><text:a xlink:type="simple" xlink:href="#__RefHeading__2653_2051115327" text:style-name="Index_20_Link" text:visited-style-name="Index_20_Link">3.7 Recapitulación<text:tab/>76</text:a></text:p>
              <text:p text:style-name="P70"><text:a xlink:type="simple" xlink:href="#__RefHeading__2657_2051115327" text:style-name="Index_20_Link" text:visited-style-name="Index_20_Link">4. Git en un servidor<text:tab/>77</text:a></text:p>
              <text:p text:style-name="P69"><text:a xlink:type="simple" xlink:href="#__RefHeading__2659_2051115327" text:style-name="Index_20_Link" text:visited-style-name="Index_20_Link">4.1 Los Protocolos<text:tab/>77</text:a></text:p>
              <text:p text:style-name="P69"><text:soft-page-break/><text:a xlink:type="simple" xlink:href="#__RefHeading__2661_2051115327" text:style-name="Index_20_Link" text:visited-style-name="Index_20_Link">4.2 Poniendo Git en un Servidor<text:tab/>81</text:a></text:p>
              <text:p text:style-name="P69"><text:a xlink:type="simple" xlink:href="#__RefHeading__2663_2051115327" text:style-name="Index_20_Link" text:visited-style-name="Index_20_Link">4.3 Generando tu clave pública SSH<text:tab/>83</text:a></text:p>
              <text:p text:style-name="P69"><text:a xlink:type="simple" xlink:href="#__RefHeading__2665_2051115327" text:style-name="Index_20_Link" text:visited-style-name="Index_20_Link">4.4 Preparando el servidor<text:tab/>83</text:a></text:p>
              <text:p text:style-name="P69"><text:a xlink:type="simple" xlink:href="#__RefHeading__2667_2051115327" text:style-name="Index_20_Link" text:visited-style-name="Index_20_Link">4.5 Acceso público<text:tab/>85</text:a></text:p>
              <text:p text:style-name="P69"><text:a xlink:type="simple" xlink:href="#__RefHeading__2669_2051115327" text:style-name="Index_20_Link" text:visited-style-name="Index_20_Link">4.6 GitWeb<text:tab/>86</text:a></text:p>
              <text:p text:style-name="P69"><text:a xlink:type="simple" xlink:href="#__RefHeading__2671_2051115327" text:style-name="Index_20_Link" text:visited-style-name="Index_20_Link">4.7 Gitosis<text:tab/>88</text:a></text:p>
              <text:p text:style-name="P69"><text:a xlink:type="simple" xlink:href="#__RefHeading__2673_2051115327" text:style-name="Index_20_Link" text:visited-style-name="Index_20_Link">4.8 El demonio Git<text:tab/>91</text:a></text:p>
              <text:p text:style-name="P69"><text:a xlink:type="simple" xlink:href="#__RefHeading__2675_2051115327" text:style-name="Index_20_Link" text:visited-style-name="Index_20_Link">4.9 Git en un alojamiento externo<text:tab/>93</text:a></text:p>
              <text:p text:style-name="P69"><text:a xlink:type="simple" xlink:href="#__RefHeading__2677_2051115327" text:style-name="Index_20_Link" text:visited-style-name="Index_20_Link">4.10 Recapitulación<text:tab/>100</text:a></text:p>
              <text:p text:style-name="P70"><text:a xlink:type="simple" xlink:href="#__RefHeading__2681_2051115327" text:style-name="Index_20_Link" text:visited-style-name="Index_20_Link">5. Git en entornos distribuidos<text:tab/>101</text:a></text:p>
              <text:p text:style-name="P69"><text:a xlink:type="simple" xlink:href="#__RefHeading__2683_2051115327" text:style-name="Index_20_Link" text:visited-style-name="Index_20_Link">5.1 Flujos de trabajo distribuidos<text:tab/>101</text:a></text:p>
              <text:p text:style-name="P69"><text:a xlink:type="simple" xlink:href="#__RefHeading__2685_2051115327" text:style-name="Index_20_Link" text:visited-style-name="Index_20_Link">5.2 Contribuyendo a un proyecto<text:tab/>104</text:a></text:p>
              <text:p text:style-name="P69"><text:a xlink:type="simple" xlink:href="#__RefHeading__2687_2051115327" text:style-name="Index_20_Link" text:visited-style-name="Index_20_Link">5.3 Gestionando un proyecto<text:tab/>122</text:a></text:p>
              <text:p text:style-name="P69"><text:a xlink:type="simple" xlink:href="#__RefHeading__2689_2051115327" text:style-name="Index_20_Link" text:visited-style-name="Index_20_Link">5.4 Recapitulación<text:tab/>136</text:a></text:p>
              <text:p text:style-name="P70"><text:a xlink:type="simple" xlink:href="#__RefHeading__2693_2051115327" text:style-name="Index_20_Link" text:visited-style-name="Index_20_Link">6. Las herramientas de Git<text:tab/>137</text:a></text:p>
              <text:p text:style-name="P69"><text:a xlink:type="simple" xlink:href="#__RefHeading__2695_2051115327" text:style-name="Index_20_Link" text:visited-style-name="Index_20_Link">6.1 Selección de confirmaciones de cambios concretas<text:tab/>137</text:a></text:p>
              <text:p text:style-name="P69"><text:a xlink:type="simple" xlink:href="#__RefHeading__2697_2051115327" text:style-name="Index_20_Link" text:visited-style-name="Index_20_Link">6.2 Preparación interactiva<text:tab/>143</text:a></text:p>
              <text:p text:style-name="P69"><text:a xlink:type="simple" xlink:href="#__RefHeading__2699_2051115327" text:style-name="Index_20_Link" text:visited-style-name="Index_20_Link">6.3 Guardado rápido provisional<text:tab/>146</text:a></text:p>
              <text:p text:style-name="P69"><text:a xlink:type="simple" xlink:href="#__RefHeading__2701_2051115327" text:style-name="Index_20_Link" text:visited-style-name="Index_20_Link">6.4 Reescribiendo la historia<text:tab/>149</text:a></text:p>
              <text:p text:style-name="P69"><text:a xlink:type="simple" xlink:href="#__RefHeading__2703_2051115327" text:style-name="Index_20_Link" text:visited-style-name="Index_20_Link">6.5 Depuración con Git<text:tab/>155</text:a></text:p>
              <text:p text:style-name="P69"><text:a xlink:type="simple" xlink:href="#__RefHeading__2705_2051115327" text:style-name="Index_20_Link" text:visited-style-name="Index_20_Link">6.6 Submódulos<text:tab/>157</text:a></text:p>
              <text:p text:style-name="P69"><text:a xlink:type="simple" xlink:href="#__RefHeading__2707_2051115327" text:style-name="Index_20_Link" text:visited-style-name="Index_20_Link">6.7 Fusión de subárboles<text:tab/>163</text:a></text:p>
              <text:p text:style-name="P69"><text:a xlink:type="simple" xlink:href="#__RefHeading__2709_2051115327" text:style-name="Index_20_Link" text:visited-style-name="Index_20_Link">6.8 Recapitulación<text:tab/>165</text:a></text:p>
              <text:p text:style-name="P70"><text:a xlink:type="simple" xlink:href="#__RefHeading__2713_2051115327" text:style-name="Index_20_Link" text:visited-style-name="Index_20_Link">7. Personalizando Git<text:tab/>166</text:a></text:p>
              <text:p text:style-name="P69"><text:a xlink:type="simple" xlink:href="#__RefHeading__2715_2051115327" text:style-name="Index_20_Link" text:visited-style-name="Index_20_Link">7.1 Configuración de Git<text:tab/>166</text:a></text:p>
              <text:p text:style-name="P69"><text:a xlink:type="simple" xlink:href="#__RefHeading__2717_2051115327" text:style-name="Index_20_Link" text:visited-style-name="Index_20_Link">7.2 Atributos de Git<text:tab/>174</text:a></text:p>
              <text:p text:style-name="P69"><text:a xlink:type="simple" xlink:href="#__RefHeading__2719_2051115327" text:style-name="Index_20_Link" text:visited-style-name="Index_20_Link">7.3 Puntos de enganche Git<text:tab/>180</text:a></text:p>
              <text:p text:style-name="P69"><text:a xlink:type="simple" xlink:href="#__RefHeading__2721_2051115327" text:style-name="Index_20_Link" text:visited-style-name="Index_20_Link">7.4 Un ejemplo de implantación de una determinada política en Git<text:tab/>183</text:a></text:p>
              <text:p text:style-name="P69"><text:a xlink:type="simple" xlink:href="#__RefHeading__2723_2051115327" text:style-name="Index_20_Link" text:visited-style-name="Index_20_Link">7.5 Recapitulación<text:tab/>191</text:a></text:p>
              <text:p text:style-name="P70"><text:a xlink:type="simple" xlink:href="#__RefHeading__2727_2051115327" text:style-name="Index_20_Link" text:visited-style-name="Index_20_Link">8. Git y Otros Sistemas<text:tab/>192</text:a></text:p>
              <text:p text:style-name="P69"><text:a xlink:type="simple" xlink:href="#__RefHeading__2729_2051115327" text:style-name="Index_20_Link" text:visited-style-name="Index_20_Link">8.1 Git y Subversion<text:tab/>192</text:a></text:p>
              <text:p text:style-name="P69"><text:a xlink:type="simple" xlink:href="#__RefHeading__2731_2051115327" text:style-name="Index_20_Link" text:visited-style-name="Index_20_Link">8.2 Migrating to Git<text:tab/>200</text:a></text:p>
              <text:p text:style-name="P69"><text:a xlink:type="simple" xlink:href="#__RefHeading__2733_2051115327" text:style-name="Index_20_Link" text:visited-style-name="Index_20_Link">8.3 Summary<text:tab/>207</text:a></text:p>
              <text:p text:style-name="P70"><text:a xlink:type="simple" xlink:href="#__RefHeading__2737_2051115327" text:style-name="Index_20_Link" text:visited-style-name="Index_20_Link">9. Los entesijos internos de Git<text:tab/>208</text:a></text:p>
              <text:p text:style-name="P69"><text:a xlink:type="simple" xlink:href="#__RefHeading__2739_2051115327" text:style-name="Index_20_Link" text:visited-style-name="Index_20_Link">9.1 Fontaneria y porcelana<text:tab/>208</text:a></text:p>
              <text:p text:style-name="P69"><text:a xlink:type="simple" xlink:href="#__RefHeading__2741_2051115327" text:style-name="Index_20_Link" text:visited-style-name="Index_20_Link">9.2 Los objetos Git<text:tab/>209</text:a></text:p>
              <text:p text:style-name="P69"><text:a xlink:type="simple" xlink:href="#__RefHeading__2743_2051115327" text:style-name="Index_20_Link" text:visited-style-name="Index_20_Link">9.3 Los entesijos internos de Git - Referencias Git<text:tab/>216</text:a></text:p>
              <text:p text:style-name="P69"><text:a xlink:type="simple" xlink:href="#__RefHeading__2745_2051115327" text:style-name="Index_20_Link" text:visited-style-name="Index_20_Link">9.4 Archivos empaquetadores<text:tab/>219</text:a></text:p>
              <text:p text:style-name="P69"><text:a xlink:type="simple" xlink:href="#__RefHeading__2747_2051115327" text:style-name="Index_20_Link" text:visited-style-name="Index_20_Link">9.5 Las especificaciones para hacer referencia a... (refspec)<text:tab/>222</text:a></text:p>
              <text:p text:style-name="P69"><text:a xlink:type="simple" xlink:href="#__RefHeading__2749_2051115327" text:style-name="Index_20_Link" text:visited-style-name="Index_20_Link">9.6 Protocolos de transferencia<text:tab/>222</text:a></text:p>
              <text:p text:style-name="P69"><text:a xlink:type="simple" xlink:href="#__RefHeading__2751_2051115327" text:style-name="Index_20_Link" text:visited-style-name="Index_20_Link">9.7 Mantenimiento y recuperación de datos<text:tab/>226</text:a></text:p>
              <text:p text:style-name="P69"><text:a xlink:type="simple" xlink:href="#__RefHeading__2753_2051115327" text:style-name="Index_20_Link" text:visited-style-name="Index_20_Link">9.8 Recapitulación<text:tab/>231</text:a></text:p>
              <text:p text:style-name="P70"><text:a xlink:type="simple" xlink:href="#__RefHeading__23504_721071827" text:style-name="Index_20_Link" text:visited-style-name="Index_20_Link">Index of Commands<text:tab/>233</text:a></text:p>
              <text:p text:style-name="P70"><text:a xlink:type="simple" xlink:href="#__RefHeading__20821_1496982051" text:style-name="Index_20_Link" text:visited-style-name="Index_20_Link">ANEXOS<text:tab/>235</text:a></text:p>
              <text:p text:style-name="P69"><text:a xlink:type="simple" xlink:href="#__RefHeading__21107_2113386840" text:style-name="Index_20_Link" text:visited-style-name="Index_20_Link">Cheat Sheet 1<text:tab/>236</text:a></text:p>
              <text:p text:style-name="P69"><text:a xlink:type="simple" xlink:href="#__RefHeading__21109_2113386840" text:style-name="Index_20_Link" text:visited-style-name="Index_20_Link">Cheat Sheet 2<text:tab/>240</text:a></text:p>
              <text:p text:style-name="P69"><text:a xlink:type="simple" xlink:href="#__RefHeading__20823_1496982051" text:style-name="Index_20_Link" text:visited-style-name="Index_20_Link">Cheat Sheet 3<text:tab/>242</text:a></text:p>
              <text:p text:style-name="P69"><text:a xlink:type="simple" xlink:href="#__RefHeading__21111_2113386840" text:style-name="Index_20_Link" text:visited-style-name="Index_20_Link">Version Control Best Practices<text:tab/>250</text:a></text:p>
            </text:index-body>
          </text:table-of-content>
          <text:h text:style-name="Heading_20_2" text:outline-level="2"><text:a xlink:type="simple" xlink:href="http://git-scm.com/book/es/Empezando"/></text:h>
        </text:section>
      </text:section>
      <text:h text:style-name="P25" text:outline-level="1"/>
      <text:h text:style-name="P24" text:outline-level="1"><text:bookmark-start text:name="__RefHeading__2601_2051115327"/><text:span text:style-name="T4">1. </text:span>Empezando<text:bookmark-end text:name="__RefHeading__2601_2051115327"/></text:h>
      <text:p text:style-name="Text_20_body">Este capítulo tratará sobre cómo empezar con Git. Comenzaremos por el principio, explicando algunos conceptos relativos a las herramientas de control de versiones, luego pasaremos a ver cómo tener Git funcionando en tu sistema, y finalmente cómo configurarlo para empezar a trabajar con él. Al final de este capítulo deberías entender por qué existe Git, por qué deberías usarlo, y tendrías que tener todo preparado para comenzar.</text:p>
      <text:p text:style-name="Standard"/>
      <text:h text:style-name="Heading_20_2" text:outline-level="2"><text:bookmark-start text:name="__RefHeading__2603_2051115327"/>1.1 Acerca del control de versiones<text:bookmark-end text:name="__RefHeading__2603_2051115327"/></text:h>
      <text:p text:style-name="Text_20_body">¿Qué es el control de versiones, y por qué debería importarte? El control de versiones es un sistema que registra los cambios realizados sobre un archivo o conjunto de archivos a lo largo del tiempo, de modo que puedas recuperar versiones específicas más adelante. Para los ejemplos de este libro llevarás control de versiones de código fuente, aunque en realidad puedes hacer esto con casi cualquier tipo de archivo que encuentres en un ordenador.</text:p>
      <text:p text:style-name="Text_20_body">Si eres diseñador gráfico o web, y quieres mantener cada versión de una imagen o diseño (algo que sin duda quieres), un sistema de control de versiones (Version Control System o VCS en inglés) es una elección muy sabia. Te permite revertir archivos a un estado anterior, revertir el proyecto entero a un estado anterior, comparar cambios a lo largo del tiempo, ver quién modificó por última vez algo que puede estar causando un problema, quién introdujo un error y cuándo, y mucho más. Usar un VCS también significa generalmente que si fastidias o pierdes archivos, puedes recuperarlos fácilmente. Además, obtienes todos estos beneficios a un coste muy bajo.</text:p>
      <text:h text:style-name="Heading_20_3" text:outline-level="3"><text:bookmark-start text:name="__RefHeading__21696_721071827"/><text:bookmark text:name="Sistemas-de-control-de-versiones-locales"/><text:a xlink:type="simple" xlink:href="http://git-scm.com/book/es/Empezando-Acerca-del-control-de-versiones#Sistemas-de-control-de-versiones-locales">Sistemas de control de versiones locales</text:a><text:bookmark-end text:name="__RefHeading__21696_721071827"/></text:h>
      <text:p text:style-name="Text_20_body">El método de control de versiones usado por mucha gente es copiar los archivos a otro directorio (quizás indicando la fecha y hora en que lo hicieron, si son avispados). Este enfoque es muy común porque es muy simple, pero también tremendamente propenso a errores. Es fácil olvidar en qué directorio te encuentras, y guardar accidentalmente en el archivo equivocado o sobrescribir archivos que no querías.</text:p>
      <text:p text:style-name="Text_20_body">Para hacer frente a este problema, los programadores desarrollaron hace tiempo VCSs locales que contenían una simple base de datos en la que se llevaba registro de todos los cambios realizados sobre los archivos (véase Figura 1-1).</text:p>
      <text:p text:style-name="P8"><text:soft-page-break/><draw:frame draw:style-name="fr1" draw:name="gráficos1" text:anchor-type="as-char" svg:width="10.583cm" svg:height="8.89cm" draw:z-index="50"><draw:image xlink:href="http://git-scm.com/figures/18333fig0101-tn.png" xlink:type="simple" xlink:show="embed" xlink:actuate="onLoad"/></draw:frame></text:p>
      <text:p text:style-name="Text_20_body"><text:line-break/>Figura 1-1. Diagrama de control de versiones local.</text:p>
      <text:p text:style-name="Text_20_body">Una de las herramientas de control de versiones más popular fue un sistema llamado rcs, que todavía podemos encontrar en muchos de los ordenadores actuales. Hasta el famoso sistema operativo Mac OS X incluye el comando rcs cuando instalas las herramientas de desarrollo. Esta herramienta funciona básicamente guardando conjuntos de parches (es decir, las diferencias entre archivos) de una versión a otra en un formato especial en disco; puede entonces recrear cómo era un archivo en cualquier momento sumando los distintos parches.</text:p>
      <text:h text:style-name="Heading_20_3" text:outline-level="3"><text:bookmark-start text:name="__RefHeading__21698_721071827"/><text:bookmark text:name="Sistemas-de-control-de-versiones-centralizados"/><text:a xlink:type="simple" xlink:href="http://git-scm.com/book/es/Empezando-Acerca-del-control-de-versiones#Sistemas-de-control-de-versiones-centralizados">Sistemas de control de versiones centralizados</text:a><text:bookmark-end text:name="__RefHeading__21698_721071827"/></text:h>
      <text:p text:style-name="Text_20_body">El siguiente gran problema que se encuentra la gente es que necesitan colaborar con desarrolladores en otros sistemas. Para solventar este problema, se desarrollaron los sistemas de control de versiones centralizados (Centralized Version Control Systems o CVCSs en inglés). Estos sistemas, como CVS, Subversion, y Perforce, tienen un único servidor que contiene todos los archivos versionados, y varios clientes que descargan los archivos de ese lugar central. Durante muchos años, éste ha sido el estándar para el control de versiones (véase Figura 1-2).</text:p>
      <text:p text:style-name="P8"><text:soft-page-break/><draw:frame draw:style-name="fr1" draw:name="gráficos2" text:anchor-type="as-char" svg:width="13.229cm" svg:height="10.372cm" draw:z-index="51"><draw:image xlink:href="http://git-scm.com/figures/18333fig0102-tn.png" xlink:type="simple" xlink:show="embed" xlink:actuate="onLoad"/></draw:frame></text:p>
      <text:p text:style-name="Text_20_body"><text:line-break/>Figura 1-2. Diagrama de control de versiones centralizado.</text:p>
      <text:p text:style-name="Text_20_body">Esta configuración ofrece muchas ventajas, especialmente frente a VCSs locales. Por ejemplo, todo el mundo sabe hasta cierto punto en qué está trabajando el resto de gente en el proyecto. Los administradores tienen control detallado de qué puede hacer cada uno; y es mucho más fácil administrar un CVCS que tener que lidiar con bases de datos locales en cada cliente.</text:p>
      <text:p text:style-name="Text_20_body">Sin embargo, esta configuración también tiene serias desventajas. La más obvia es el punto único de fallo que representa el servidor centralizado. Si ese servidor se cae durante una hora, entonces durante esa hora nadie puede colaborar o guardar cambios versionados de aquello en que están trabajando. Si el disco duro en el que se encuentra la base de datos central se corrompe, y no se han llevado copias de seguridad adecuadamente, pierdes absolutamente todo —toda la historia del proyecto salvo aquellas instantáneas que la gente pueda tener en sus máquinas locales. Los VCSs locales sufren de este mismo problema— cuando tienes toda la historia del proyecto en un único lugar, te arriesgas a perderlo todo.</text:p>
      <text:h text:style-name="Heading_20_3" text:outline-level="3"><text:bookmark-start text:name="__RefHeading__21700_721071827"/><text:bookmark text:name="Sistemas-de-control-de-versiones-distribuidos"/><text:a xlink:type="simple" xlink:href="http://git-scm.com/book/es/Empezando-Acerca-del-control-de-versiones#Sistemas-de-control-de-versiones-distribuidos">Sistemas de control de versiones distribuidos</text:a><text:bookmark-end text:name="__RefHeading__21700_721071827"/></text:h>
      <text:p text:style-name="Text_20_body">Es aquí donde entran los sistemas de control de versiones distribuidos (Distributed Version Control Systems o DVCSs en inglés). En un DVCS (como Git, Mercurial, Bazaar o Darcs), los clientes no sólo descargan la última instantánea de los archivos: replican completamente el repositorio. Así, si un servidor muere, y estos sistemas estaban colaborando a través de él, cualquiera de los repositorios de los clientes puede copiarse en el servidor para restaurarlo. Cada vez que se descarga una instantánea, en realidad se hace una copia de seguridad completa de todos los datos (véase Figura 1-3).</text:p>
      <text:p text:style-name="P8"><text:soft-page-break/><draw:frame draw:style-name="fr1" draw:name="gráficos3" text:anchor-type="as-char" svg:width="13.229cm" svg:height="14.896cm" draw:z-index="52"><draw:image xlink:href="http://git-scm.com/figures/18333fig0103-tn.png" xlink:type="simple" xlink:show="embed" xlink:actuate="onLoad"/></draw:frame></text:p>
      <text:p text:style-name="Text_20_body"><text:line-break/>Figura 1-3. Diagrama de control de versiones distribuido.</text:p>
      <text:p text:style-name="Text_20_body">Es más, muchos de estos sistemas se las arreglan bastante bien teniendo varios repositorios con los que trabajar, por lo que puedes colaborar con distintos grupos de gente de maneras distintas simultáneamente dentro del mismo proyecto. Esto te permite establecer varios tipos de flujos de trabajo que no son posibles en sistemas centralizados, como pueden ser los modelos jerárquicos.</text:p>
      <text:p text:style-name="Standard"/>
      <text:h text:style-name="P21" text:outline-level="2"><text:bookmark-start text:name="__RefHeading__2605_2051115327"/>1.2 Una breve historia de Git<text:bookmark-end text:name="__RefHeading__2605_2051115327"/></text:h>
      <text:p text:style-name="Text_20_body">Como muchas de las grandes cosas en esta vida, Git comenzó con un poco de destrucción creativa y encendida polémica. El núcleo de Linux es un proyecto de software de código abierto con un alcance bastante grande. Durante la mayor parte del mantenimiento del núcleo de Linux (1991-2002), los cambios en el software se pasaron en forma de parches y archivos. En 2002, el proyecto del núcleo de Linux empezó a usar un DVCS propietario llamado BitKeeper.</text:p>
      <text:p text:style-name="Text_20_body">En 2005, la relación entre la comunidad que desarrollaba el núcleo de Linux y la compañía que desarrollaba BitKeeper se vino abajo, y la herramienta dejó de ser ofrecida gratuitamente. Esto impulsó a la comunidad de desarrollo de Linux (y en particular a Linus Torvalds, el creador de Linux) a desarrollar su propia herramienta basada en algunas de las lecciones que aprendieron durante el uso de BitKeeper. Algunos de los objetivos del nuevo sistema fueron los siguientes:</text:p>
      <text:list xml:id="list517357358671369593" text:style-name="L1">
        <text:list-item>
          <text:p text:style-name="P50">Velocidad </text:p>
        </text:list-item>
        <text:list-item>
          <text:p text:style-name="P50">Diseño sencillo </text:p>
        </text:list-item>
        <text:list-item>
          <text:p text:style-name="P50">Fuerte apoyo al desarrollo no lineal (miles de ramas paralelas) </text:p>
        </text:list-item>
        <text:list-item>
          <text:p text:style-name="P50">Completamente distribuido </text:p>
        </text:list-item>
        <text:list-item>
          <text:p text:style-name="P37">Capaz de manejar grandes proyectos como el núcleo de Linux de manera eficiente (velocidad y tamaño de los datos) </text:p>
        </text:list-item>
      </text:list>
      <text:p text:style-name="Text_20_body">Desde su nacimiento en 2005, Git ha evolucionado y madurado para ser fácil de usar y aún así conservar estas cualidades iniciales. Es tremendamente rápido, muy eficiente con grandes proyectos, y tiene un increíble sistema de ramificación (branching) para desarrollo no lineal (véase el Capítulo 3).</text:p>
      <text:p text:style-name="Standard"/>
      <text:h text:style-name="Heading_20_2" text:outline-level="2"><text:bookmark-start text:name="__RefHeading__2607_2051115327"/>1.3 Fundamentos de Git<text:bookmark-end text:name="__RefHeading__2607_2051115327"/></text:h>
      <text:p text:style-name="Text_20_body">Entonces, ¿qué es Git en pocas palabras? Es muy importante asimilar esta sección, porque si entiendes lo que es Git y los fundamentos de cómo funciona, probablemente te sea mucho más fácil usar Git de manera eficaz. A medida que aprendas Git, intenta olvidar todo lo que puedas saber sobre otros VCSs, como Subversion y Perforce; hacerlo te ayudará a evitar confusiones sutiles a la hora de utilizar la herramienta. Git almacena y modela la información de forma muy diferente a esos otros sistemas, a pesar de que su interfaz sea bastante similar; comprender esas diferencias ayudará a evitar que te confundas a la hora de usarlo.</text:p>
      <text:h text:style-name="Heading_20_3" text:outline-level="3"><text:bookmark-start text:name="__RefHeading__21702_721071827"/><text:bookmark text:name="Instantáneas,-no-diferencias"/><text:a xlink:type="simple" xlink:href="http://git-scm.com/book/es/Empezando-Fundamentos-de-Git#Instantáneas,-no-diferencias">Instantáneas, no diferencias</text:a><text:bookmark-end text:name="__RefHeading__21702_721071827"/></text:h>
      <text:p text:style-name="Text_20_body">La principal diferencia entre Git y cualquier otro VCS (Subversion y compañía incluidos) es cómo Git modela sus datos. Conceptualmente, la mayoría de los demás sistemas almacenan la información como una lista de cambios en los archivos. Estos sistemas (CVS, Subversion, Perforce, Bazaar, etc.) modelan la información que almacenan como un conjunto de archivos y las modificaciones hechas sobre cada uno de ellos a lo largo del tiempo, como ilustra la Figura 1-4.</text:p>
      <text:p text:style-name="P8"><text:soft-page-break/><draw:frame draw:style-name="fr1" draw:name="gráficos4" text:anchor-type="as-char" svg:width="13.229cm" svg:height="5.9cm" draw:z-index="53"><draw:image xlink:href="http://git-scm.com/figures/18333fig0104-tn.png" xlink:type="simple" xlink:show="embed" xlink:actuate="onLoad"/></draw:frame></text:p>
      <text:p text:style-name="Text_20_body"><text:line-break/>Figura 1-4. Otros sistemas tienden a almacenar los datos como cambios de cada archivo respecto a una versión base.</text:p>
      <text:p text:style-name="Text_20_body">Git no modela ni almacena sus datos de este modo. En cambio, Git modela sus datos más como un conjunto de instantáneas de un mini sistema de archivos. Cada vez que confirmas un cambio, o guardas el estado de tu proyecto en Git, él básicamente hace una foto del aspecto de todos tus archivos en ese momento, y guarda una referencia a esa instantánea. Para ser eficiente, si los archivos no se han modificado, Git no almacena el archivo de nuevo —sólo un enlace al archivo anterior idéntico que ya tiene almacenado—. Git modela sus datos más como en la Figura 1-5.</text:p>
      <text:p text:style-name="P8"><draw:frame draw:style-name="fr1" draw:name="gráficos5" text:anchor-type="as-char" svg:width="13.229cm" svg:height="5.874cm" draw:z-index="77"><draw:image xlink:href="http://git-scm.com/figures/18333fig0105-tn.png" xlink:type="simple" xlink:show="embed" xlink:actuate="onLoad"/></draw:frame></text:p>
      <text:p text:style-name="Text_20_body"><text:line-break/>Figura 1-5. Git almacena la información como instantáneas del proyecto a lo largo del tiempo.</text:p>
      <text:p text:style-name="Text_20_body">Esta es una distinción importante entre Git y prácticamente todos los demás VCSs. Hace que Git reconsidere casi todos los aspectos del control de versiones que muchos de los demás sistemas copiaron de la generación anterior. Esto hace a Git más como un mini sistema de archivos con algunas herramientas tremendamente potentes construidas sobre él, más que como un VCS. Exploraremos algunos de los beneficios que obtienes al modelar tus datos de esta manera cuando veamos ramificaciones (branching) en Git en el Capítulo 3.</text:p>
      <text:h text:style-name="Heading_20_3" text:outline-level="3"><text:bookmark-start text:name="__RefHeading__21704_721071827"/><text:bookmark text:name="Casi-cualquier-operación-es-local"/><text:a xlink:type="simple" xlink:href="http://git-scm.com/book/es/Empezando-Fundamentos-de-Git#Casi-cualquier-operación-es-local">Casi cualquier operación es local</text:a><text:bookmark-end text:name="__RefHeading__21704_721071827"/></text:h>
      <text:p text:style-name="Text_20_body">La mayoría de las operaciones en Git sólo necesitan archivos y recursos locales para operar —por lo general no se necesita información de ningún otro ordenador de tu red—. Si estás acostumbrado a un CVCS donde la mayoría de las operaciones tienen esa sobrecarga del retardo de la red, este aspecto de Git te va a hacer pensar que los dioses de la velocidad han bendecido Git con poderes sobrenaturales. Como tienes toda la historia del proyecto ahí mismo, en tu disco local, la mayoría de las operaciones parecen prácticamente inmediatas.</text:p>
      <text:p text:style-name="Text_20_body">Por ejemplo, para navegar por la historia del proyecto, Git no necesita salir al servidor para obtener <text:soft-page-break/>la historia y mostrártela —simplemente la lee directamente de tu base de datos local—. Esto significa que ves la historia del proyecto casi al instante. Si quieres ver los cambios introducidos entre la versión actual de un archivo y ese archivo hace un mes, Git puede buscar el archivo hace un mes y hacer un cálculo de diferencias localmente, en lugar de tener que pedirle a un servidor remoto que lo haga, u obtener una versión antigua del archivo del servidor remoto y hacerlo de manera local.</text:p>
      <text:p text:style-name="Text_20_body">Esto también significa que hay muy poco que no puedas hacer si estás desconectado o sin VPN. Si te subes a un avión o a un tren y quieres trabajar un poco, puedes confirmar tus cambios felizmente hasta que consigas una conexión de red para subirlos. Si te vas a casa y no consigues que tu cliente VPN funcione correctamente, puedes seguir trabajando. En muchos otros sistemas, esto es imposible o muy doloroso. En Perforce, por ejemplo, no puedes hacer mucho cuando no estás conectado al servidor; y en Subversion y CVS, puedes editar archivos, pero no puedes confirmar los cambios a tu base de datos (porque tu base de datos no tiene conexión). Esto puede no parecer gran cosa, pero te sorprendería la diferencia que puede suponer.</text:p>
      <text:h text:style-name="Heading_20_3" text:outline-level="3"><text:bookmark-start text:name="__RefHeading__21706_721071827"/><text:bookmark text:name="Git-tiene-integridad"/><text:a xlink:type="simple" xlink:href="http://git-scm.com/book/es/Empezando-Fundamentos-de-Git#Git-tiene-integridad">Git tiene integridad</text:a><text:bookmark-end text:name="__RefHeading__21706_721071827"/></text:h>
      <text:p text:style-name="Text_20_body">Todo en Git es verificado mediante una suma de comprobación antes de ser almacenado, y es identificado a partir de ese momento mediante dicha suma (checksum en inglés). Esto significa que es imposible cambiar los contenidos de cualquier archivo o directorio sin que Git lo sepa. Esta funcionalidad está integrada en Git al más bajo nivel y es parte integral de su filosofía. No puedes perder información durante su transmisión o sufrir corrupción de archivos sin que Git sea capaz de detectarlo.</text:p>
      <text:p text:style-name="Text_20_body">El mecanismo que usa Git para generar esta suma de comprobación se conoce como hash SHA-1. Se trata de una cadena de 40 caracteres hexadecimales (0-9 y a-f), y se calcula en base a los contenidos del archivo o estructura de directorios en Git. Un hash SHA-1 tiene esta pinta:</text:p>
      <text:p text:style-name="P9"><text:span text:style-name="Source_20_Text">24b9da6552252987aa493b52f8696cd6d3b00373</text:span></text:p>
      <text:p text:style-name="Text_20_body">Verás estos valores hash por todos lados en Git, ya que los usa con mucha frecuencia. De hecho, Git guarda todo no por nombre de archivo, sino en la base de datos de Git por el valor hash de sus contenidos.</text:p>
      <text:h text:style-name="Heading_20_3" text:outline-level="3"><text:bookmark-start text:name="__RefHeading__21708_721071827"/><text:bookmark text:name="Git-generalmente-sólo-añade-información"/><text:a xlink:type="simple" xlink:href="http://git-scm.com/book/es/Empezando-Fundamentos-de-Git#Git-generalmente-sólo-añade-información">Git generalmente sólo añade información</text:a><text:bookmark-end text:name="__RefHeading__21708_721071827"/></text:h>
      <text:p text:style-name="Text_20_body">Cuando realizas acciones en Git, casi todas ellas sólo añaden información a la base de datos de Git. Es muy difícil conseguir que el sistema haga algo que no se pueda deshacer, o que de algún modo borre información. Como en cualquier VCS, puedes perder o estropear cambios que no has confirmado todavía; pero después de confirmar una instantánea en Git, es muy difícil de perder, especialmente si envías (push) tu base de datos a otro repositorio con regularidad.</text:p>
      <text:p text:style-name="Text_20_body">Esto hace que usar Git sea un placer, porque sabemos que podemos experimentar sin peligro de fastidiar gravemente las cosas. Para un análisis más exhaustivo de cómo almacena Git su información y cómo puedes recuperar datos aparentemente perdidos, ver “Entre bambalinas” en el Capítulo 9.</text:p>
      <text:h text:style-name="Heading_20_3" text:outline-level="3"><text:bookmark-start text:name="__RefHeading__21710_721071827"/><text:bookmark text:name="Los-tres-estados"/><text:a xlink:type="simple" xlink:href="http://git-scm.com/book/es/Empezando-Fundamentos-de-Git#Los-tres-estados">Los tres estados</text:a><text:bookmark-end text:name="__RefHeading__21710_721071827"/></text:h>
      <text:p text:style-name="Text_20_body">Ahora presta atención. Esto es lo más importante a recordar acerca de Git si quieres que el resto de tu proceso de aprendizaje prosiga sin problemas. Git tiene tres estados principales en los que se pueden encontrar tus archivos: confirmado (committed), modificado (modified), y preparado (staged). 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Text_20_body"><text:soft-page-break/>Esto nos lleva a las tres secciones principales de un proyecto de Git: el directorio de Git (Git directory), el directorio de trabajo (working directory), y el área de preparación (staging area).</text:p>
      <text:p text:style-name="P8"><draw:frame draw:style-name="fr1" draw:name="gráficos6" text:anchor-type="as-char" svg:width="13.229cm" svg:height="12.171cm" draw:z-index="78"><draw:image xlink:href="http://git-scm.com/figures/18333fig0106-tn.png" xlink:type="simple" xlink:show="embed" xlink:actuate="onLoad"/></draw:frame></text:p>
      <text:p text:style-name="Text_20_body"><text:line-break/>Figura 1-6. Directorio de trabajo, área de preparación, y directorio de Git.</text:p>
      <text:p text:style-name="Text_20_body">El directorio de Git es donde Git almacena los metadatos y la base de datos de objetos para tu proyecto. Es la parte más importante de Git, y es lo que se copia cuando clonas un repositorio desde otro ordenador.</text:p>
      <text:p text:style-name="Text_20_body">El directorio de trabajo es una copia de una versión del proyecto. Estos archivos se sacan de la base de datos comprimida en el directorio de Git, y se colocan en disco para que los puedas usar o modificar.</text:p>
      <text:p text:style-name="Text_20_body">El área de preparación es un sencillo archivo, generalmente contenido en tu directorio de Git, que almacena información acerca de lo que va a ir en tu próxima confirmación. A veces se denomina el índice, pero se está convirtiendo en estándar el referirse a ello como el área de preparación.</text:p>
      <text:p text:style-name="Text_20_body">El flujo de trabajo básico en Git es algo así:</text:p>
      <text:list xml:id="list3962517589614544400" text:style-name="L2">
        <text:list-item>
          <text:p text:style-name="P51">Modificas una serie de archivos en tu directorio de trabajo. </text:p>
        </text:list-item>
        <text:list-item>
          <text:p text:style-name="P51">Preparas los archivos, añadiendo instantáneas de ellos a tu área de preparación. </text:p>
        </text:list-item>
        <text:list-item>
          <text:p text:style-name="P38">Confirmas los cambios, lo que toma los archivos tal y como están en el área de preparación, y almacena esa instantánea de manera permanente en tu directorio de Git. </text:p>
        </text:list-item>
      </text:list>
      <text:p text:style-name="Text_20_body">Si una versión concreta de un archivo está en el directorio de Git, se considera confirmada (committed). Si ha sufrido cambios desde que se obtuvo del repositorio, pero ha sido añadida al área de preparación, está preparada (staged). Y si ha sufrido cambios desde que se obtuvo del repositorio, pero no se ha preparado, está modificada (modified). En el Capítulo 2 aprenderás más acerca de estos estados, y de cómo puedes aprovecharte de ellos o saltarte toda la parte de preparación.</text:p>
      <text:p text:style-name="Standard"><text:soft-page-break/></text:p>
      <text:p text:style-name="Standard"/>
      <text:h text:style-name="Heading_20_2" text:outline-level="2"><text:bookmark-start text:name="__RefHeading__2609_2051115327"/>1.4 Instalando Git<text:bookmark-end text:name="__RefHeading__2609_2051115327"/></text:h>
      <text:p text:style-name="Text_20_body">Vamos a empezar a usar un poco de Git. Lo primero es lo primero: tienes que instalarlo. Puedes obtenerlo de varias maneras; las dos principales son instalarlo desde código fuente, o instalar un paquete existente para tu plataforma.</text:p>
      <text:h text:style-name="Heading_20_3" text:outline-level="3"><text:bookmark-start text:name="__RefHeading__21712_721071827"/><text:bookmark text:name="Instalando-desde-código-fuente"/><text:a xlink:type="simple" xlink:href="http://git-scm.com/book/es/Empezando-Instalando-Git#Instalando-desde-código-fuente">Instalando desde código fuente</text:a><text:bookmark-end text:name="__RefHeading__21712_721071827"/></text:h>
      <text:p text:style-name="Text_20_body">Si puedes, en general es útil instalar Git desde código fuente, porque obtendrás la versión más reciente. Cada versión de Git tiende a incluir útiles mejoras en la interfaz de usuario, por lo que utilizar la última versión es a menudo el camino más adecuado si te sientes cómodo compilando software desde código fuente. También ocurre que muchas distribuciones de Linux contienen paquetes muy antiguos; así que a menos que estés en una distribución muy actualizada o estés usando backports, instalar desde código fuente puede ser la mejor apuesta.</text:p>
      <text:p text:style-name="Text_20_body">Para instalar Git, necesitas tener las siguientes librerías de las que Git depende: curl, zlib, openssl, expat, y libiconv. Por ejemplo, si estás en un sistema que tiene yum (como Fedora) o apt-get (como un sistema basado en Debian), puedes usar uno de estos comandos para instalar todas las dependencias:</text:p>
      <text:p text:style-name="Preformatted_20_Text"><text:span text:style-name="Source_20_Text">$ yum install curl-devel expat-devel gettext-devel \</text:span></text:p>
      <text:p text:style-name="Preformatted_20_Text"><text:span text:style-name="Source_20_Text"><text:s text:c="2"/>openssl-devel zlib-devel</text:span></text:p>
      <text:p text:style-name="Preformatted_20_Text"/>
      <text:p text:style-name="Preformatted_20_Text"><text:span text:style-name="Source_20_Text">$ apt-get install libcurl4-gnutls-dev libexpat1-dev gettext \</text:span></text:p>
      <text:p text:style-name="P9"><text:span text:style-name="Source_20_Text"><text:s text:c="2"/>libz-dev</text:span></text:p>
      <text:p text:style-name="Text_20_body">Cuando tengas todas las dependencias necesarias, puedes descargar la versión más reciente de Git desde su página web:</text:p>
      <text:p text:style-name="P9"><text:span text:style-name="Source_20_Text">http://git-scm.com/download</text:span></text:p>
      <text:p text:style-name="Text_20_body">Luego compila e instala:</text:p>
      <text:p text:style-name="Preformatted_20_Text"><text:span text:style-name="Source_20_Text">$ tar -zxf git-1.6.0.5.tar.gz</text:span></text:p>
      <text:p text:style-name="Preformatted_20_Text"><text:span text:style-name="Source_20_Text">$ cd git-1.6.0.5</text:span></text:p>
      <text:p text:style-name="Preformatted_20_Text"><text:span text:style-name="Source_20_Text">$ make prefix=/usr/local all</text:span></text:p>
      <text:p text:style-name="P9"><text:span text:style-name="Source_20_Text">$ sudo make prefix=/usr/local install</text:span></text:p>
      <text:p text:style-name="Text_20_body">Una vez hecho esto, también puedes obtener Git a través del propio Git para futuras actualizaciones:</text:p>
      <text:p text:style-name="P9"><text:span text:style-name="Source_20_Text">$ git clone git://git.kernel.org/pub/scm/git/git.git</text:span></text:p>
      <text:h text:style-name="Heading_20_3" text:outline-level="3"><text:bookmark-start text:name="__RefHeading__21714_721071827"/><text:bookmark text:name="Instalando-en-Linux"/><text:a xlink:type="simple" xlink:href="http://git-scm.com/book/es/Empezando-Instalando-Git#Instalando-en-Linux">Instalando en Linux</text:a><text:bookmark-end text:name="__RefHeading__21714_721071827"/></text:h>
      <text:p text:style-name="Text_20_body">Si quieres instalar Git en Linux a través de un instalador binario, en general puedes hacerlo a través de la herramienta básica de gestión de paquetes que trae tu distribución. Si estás en Fedora, puedes usar yum:</text:p>
      <text:p text:style-name="P9"><text:span text:style-name="Source_20_Text">$ yum install git-core</text:span></text:p>
      <text:p text:style-name="Text_20_body">O si estás en una distribución basada en Debian como Ubuntu, prueba con apt-get:</text:p>
      <text:p text:style-name="P9"><text:span text:style-name="Source_20_Text">$ apt-get install git</text:span></text:p>
      <text:h text:style-name="Heading_20_3" text:outline-level="3"><text:bookmark-start text:name="__RefHeading__21716_721071827"/><text:bookmark text:name="Instalando-en-Mac"/><text:soft-page-break/><text:a xlink:type="simple" xlink:href="http://git-scm.com/book/es/Empezando-Instalando-Git#Instalando-en-Mac">Instalando en Mac</text:a><text:bookmark-end text:name="__RefHeading__21716_721071827"/></text:h>
      <text:p text:style-name="Text_20_body">Hay dos maneras fáciles de instalar Git en un Mac. La más sencilla es usar el instalador gráfico de Git, que puedes descargar desde la página de Google Code (véase Figura 1-7):</text:p>
      <text:p text:style-name="P9"><text:span text:style-name="Source_20_Text">http://code.google.com/p/git-osx-installer</text:span></text:p>
      <text:p text:style-name="P8"><draw:frame draw:style-name="fr1" draw:name="gráficos7" text:anchor-type="as-char" svg:width="9.26cm" svg:height="6.668cm" draw:z-index="81"><draw:image xlink:href="http://git-scm.com/figures/18333fig0107-tn.png" xlink:type="simple" xlink:show="embed" xlink:actuate="onLoad"/></draw:frame></text:p>
      <text:p text:style-name="Text_20_body"><text:line-break/>Figura 1-7. Instalador de Git para OS X.</text:p>
      <text:p text:style-name="Text_20_body">La otra manera es instalar Git a través de MacPorts (<text:span text:style-name="Source_20_Text">http://www.macports.org</text:span>). Si tienes MacPorts instalado, instala Git con:</text:p>
      <text:p text:style-name="P9"><text:span text:style-name="Source_20_Text">$ sudo port install git-core +svn +doc +bash_completion +gitweb</text:span></text:p>
      <text:p text:style-name="Text_20_body">No necesitas añadir todos los extras, pero probablemente quieras incluir +svn en caso de que alguna vez necesites usar Git con repositorios Subversion (véase el Capítulo 8).</text:p>
      <text:h text:style-name="Heading_20_3" text:outline-level="3"><text:bookmark-start text:name="__RefHeading__21718_721071827"/><text:bookmark text:name="Instalando-en-Windows"/><text:a xlink:type="simple" xlink:href="http://git-scm.com/book/es/Empezando-Instalando-Git#Instalando-en-Windows">Instalando en Windows</text:a><text:bookmark-end text:name="__RefHeading__21718_721071827"/></text:h>
      <text:p text:style-name="Text_20_body">Instalar Git en Windows es muy fácil. El proyecto msysGit tiene uno de los procesos de instalación más sencillos. Simplemente descarga el archivo exe del instalador desde la página de GitHub, y ejecútalo:</text:p>
      <text:p text:style-name="P9"><text:span text:style-name="Source_20_Text">http://msysgit.github.com/</text:span></text:p>
      <text:p text:style-name="Text_20_body">Una vez instalado, tendrás tanto la versión de línea de comandos (incluido un cliente SSH que nos será útil más adelante) como la interfaz gráfica de usuario estándar.</text:p>
      <text:p text:style-name="Standard"/>
      <text:h text:style-name="Heading_20_2" text:outline-level="2"><text:bookmark-start text:name="__RefHeading__2611_2051115327"/>1.5 Configurando Git por primera vez<text:bookmark-end text:name="__RefHeading__2611_2051115327"/></text:h>
      <text:p text:style-name="Text_20_body">Ahora que tienes Git en tu sistema, querrás hacer algunas cosas para personalizar tu entorno de Git. Deberías tener que hacer estas cosas sólo una vez; se mantendrán entre actualizaciones. También puedes cambiarlas en cualquier momento volviendo a ejecutar los comandos correspondientes.</text:p>
      <text:p text:style-name="Text_20_body">Git trae una herramienta llamada <text:span text:style-name="Source_20_Text">git config</text:span> que te permite obtener y establecer variables de configuración que controlan el aspecto y funcionamiento de Git. Estas variables pueden almacenarse en tres sitios distintos:</text:p>
      <text:list xml:id="list3565098649126595981" text:style-name="L3">
        <text:list-item>
          <text:p text:style-name="P52">Archivo <text:span text:style-name="Source_20_Text">/etc/gitconfig</text:span>: Contiene valores para todos los usuarios del sistema y todos <text:soft-page-break/>sus repositorios. Si pasas la opción <text:span text:style-name="Source_20_Text">--system</text:span> a <text:span text:style-name="Source_20_Text">git config</text:span>, lee y escribe específicamente en este archivo. </text:p>
        </text:list-item>
        <text:list-item>
          <text:p text:style-name="P52">Archivo <text:span text:style-name="Source_20_Text">~/.gitconfig</text:span> file: Específico a tu usuario. Puedes hacer que Git lea y escriba específicamente en este archivo pasando la opción <text:span text:style-name="Source_20_Text">--global</text:span>. </text:p>
        </text:list-item>
        <text:list-item>
          <text:p text:style-name="P39">Archivo config en el directorio de git (es decir, <text:span text:style-name="Source_20_Text">.git/config</text:span>) del repositorio que estés utilizando actualmente: Específico a ese repositorio. Cada nivel sobrescribe los valores del nivel anterior, por lo que los valores de <text:span text:style-name="Source_20_Text">.git/config</text:span> tienen preferencia sobre los de <text:span text:style-name="Source_20_Text">/etc/gitconfig</text:span>. </text:p>
        </text:list-item>
      </text:list>
      <text:p text:style-name="Text_20_body">En sistemas Windows, Git busca el archivo <text:span text:style-name="Source_20_Text">.gitconfig</text:span> en el directorio <text:span text:style-name="Source_20_Text">$HOME</text:span> (<text:span text:style-name="Source_20_Text">C:\Documents and Settings\$USER</text:span> para la mayoría de usuarios). También busca en el directorio <text:span text:style-name="Source_20_Text">/etc/gitconfig</text:span>, aunque esta ruta es relativa a la raíz MSys, que es donde quiera que decidieses instalar Git en tu sistema Windows cuando ejecutaste el instalador.</text:p>
      <text:h text:style-name="Heading_20_3" text:outline-level="3"><text:bookmark-start text:name="__RefHeading__21720_721071827"/><text:bookmark text:name="Tu-identidad"/><text:a xlink:type="simple" xlink:href="http://git-scm.com/book/es/Empezando-Configurando-Git-por-primera-vez#Tu-identidad">Tu identidad</text:a><text:bookmark-end text:name="__RefHeading__21720_721071827"/></text:h>
      <text:p text:style-name="Text_20_body">Lo primero que deberías hacer cuando instalas Git es establecer tu nombre de usuario y dirección de correo electrónico. Esto es importante porque las confirmaciones de cambios (commits) en Git usan esta información, y es introducida de manera inmutable en los commits que envías:</text:p>
      <text:p text:style-name="Preformatted_20_Text"><text:span text:style-name="Source_20_Text">$ git config --global user.name "John Doe"</text:span></text:p>
      <text:p text:style-name="P9"><text:span text:style-name="Source_20_Text">$ git config --global user.email johndoe@example.com</text:span></text:p>
      <text:p text:style-name="Text_20_body">De nuevo, sólo necesitas hacer esto una vez si especificas la opción <text:span text:style-name="Source_20_Text">--global</text:span>, ya que Git siempre usará esta información para todo lo que hagas en ese sistema. Si quieres sobrescribir esta información con otro nombre o dirección de correo para proyectos específicos, puedes ejecutar el comando sin la opción <text:span text:style-name="Source_20_Text">--global</text:span> cuando estés en ese proyecto.</text:p>
      <text:h text:style-name="Heading_20_3" text:outline-level="3"><text:bookmark-start text:name="__RefHeading__21722_721071827"/><text:bookmark text:name="Tu-editor"/><text:a xlink:type="simple" xlink:href="http://git-scm.com/book/es/Empezando-Configurando-Git-por-primera-vez#Tu-editor">Tu editor</text:a><text:bookmark-end text:name="__RefHeading__21722_721071827"/></text:h>
      <text:p text:style-name="Text_20_body">Ahora que tu identidad está configurada, puedes elegir el editor de texto por defecto que se utilizará cuando Git necesite que introduzcas un mensaje. Si no indicas nada, Git usa el editor por defecto de tu sistema, que generalmente es Vi o Vim. Si quieres usar otro editor de texto, como Emacs, puedes hacer lo siguiente:</text:p>
      <text:p text:style-name="P9"><text:span text:style-name="Source_20_Text">$ git config --global core.editor emacs</text:span></text:p>
      <text:h text:style-name="Heading_20_3" text:outline-level="3"><text:bookmark-start text:name="__RefHeading__21724_721071827"/><text:bookmark text:name="Tu-herramienta-de-diferencias"/><text:a xlink:type="simple" xlink:href="http://git-scm.com/book/es/Empezando-Configurando-Git-por-primera-vez#Tu-herramienta-de-diferencias">Tu herramienta de diferencias</text:a><text:bookmark-end text:name="__RefHeading__21724_721071827"/></text:h>
      <text:p text:style-name="Text_20_body">Otra opción útil que puede que quieras configurar es la herramienta de diferencias por defecto, usada para resolver conflictos de unión (merge). Digamos que quieres usar vimdiff:</text:p>
      <text:p text:style-name="P9"><text:span text:style-name="Source_20_Text">$ git config --global merge.tool vimdiff</text:span></text:p>
      <text:p text:style-name="Text_20_body">Git acepta kdiff3, tkdiff, meld, xxdiff, emerge, vimdiff, gvimdiff, ecmerge, y opendiff como herramientas válidas. También puedes configurar la herramienta que tú quieras; véase el Capítulo 7 para más información sobre cómo hacerlo.</text:p>
      <text:h text:style-name="Heading_20_3" text:outline-level="3"><text:bookmark-start text:name="__RefHeading__21726_721071827"/><text:bookmark text:name="Comprobando-tu-configuración"/><text:a xlink:type="simple" xlink:href="http://git-scm.com/book/es/Empezando-Configurando-Git-por-primera-vez#Comprobando-tu-configuración">Comprobando tu configuración</text:a><text:bookmark-end text:name="__RefHeading__21726_721071827"/></text:h>
      <text:p text:style-name="Text_20_body">Si quieres comprobar tu configuración, puedes usar el comando <text:span text:style-name="Source_20_Text">git config --list</text:span> para listar todas las propiedades que Git ha podido encontrar en ese punto:</text:p>
      <text:p text:style-name="Preformatted_20_Text"><text:span text:style-name="Source_20_Text">$ git config --list</text:span></text:p>
      <text:p text:style-name="Preformatted_20_Text"><text:span text:style-name="Source_20_Text">user.name=Scott Chacon</text:span></text:p>
      <text:p text:style-name="Preformatted_20_Text"><text:span text:style-name="Source_20_Text">user.email=schacon@gmail.com</text:span></text:p>
      <text:p text:style-name="Preformatted_20_Text"><text:soft-page-break/><text:span text:style-name="Source_20_Text">color.status=auto</text:span></text:p>
      <text:p text:style-name="Preformatted_20_Text"><text:span text:style-name="Source_20_Text">color.branch=auto</text:span></text:p>
      <text:p text:style-name="Preformatted_20_Text"><text:span text:style-name="Source_20_Text">color.interactive=auto</text:span></text:p>
      <text:p text:style-name="Preformatted_20_Text"><text:span text:style-name="Source_20_Text">color.diff=auto</text:span></text:p>
      <text:p text:style-name="P9"><text:span text:style-name="Source_20_Text">...</text:span></text:p>
      <text:p text:style-name="Text_20_body">Puede que veas claves repetidas, porque Git lee la misma clave de distintos archivos (<text:span text:style-name="Source_20_Text">/etc/gitconfig</text:span> y <text:span text:style-name="Source_20_Text">~/.gitconfig</text:span>, por ejemplo). En ese caso, Git usa el último valor para cada clave única que ve.</text:p>
      <text:p text:style-name="Text_20_body">También puedes comprobar qué valor cree Git que tiene una clave específica ejecutando <text:span text:style-name="Source_20_Text">git config {clave}</text:span>:</text:p>
      <text:p text:style-name="Preformatted_20_Text"><text:span text:style-name="Source_20_Text">$ git config user.name</text:span></text:p>
      <text:p text:style-name="P9"><text:span text:style-name="Source_20_Text">Scott Chacon</text:span></text:p>
      <text:p text:style-name="Standard"/>
      <text:h text:style-name="Heading_20_2" text:outline-level="2"><text:bookmark-start text:name="__RefHeading__2613_2051115327"/>1.6 Obteniendo ayuda<text:bookmark-end text:name="__RefHeading__2613_2051115327"/></text:h>
      <text:p text:style-name="Text_20_body">Si alguna vez necesitas ayuda usando Git, hay tres formas de ver la página del manual (manpage) para cualquier comando de Git:</text:p>
      <text:p text:style-name="Preformatted_20_Text"><text:span text:style-name="Source_20_Text">$ git help &lt;comando&gt;</text:span></text:p>
      <text:p text:style-name="Preformatted_20_Text"><text:span text:style-name="Source_20_Text">$ git &lt;comando&gt; --help</text:span></text:p>
      <text:p text:style-name="P9"><text:span text:style-name="Source_20_Text">$ man git-&lt;comando&gt;</text:span></text:p>
      <text:p text:style-name="Text_20_body">Por ejemplo, puedes ver la página del manual para el comando config ejecutando:</text:p>
      <text:p text:style-name="P9"><text:span text:style-name="Source_20_Text">$ git help config</text:span></text:p>
      <text:p text:style-name="Text_20_body">Estos comandos están bien porque puedes acceder a ellos desde cualquier sitio, incluso sin conexión. Si las páginas del manual y este libro no son suficientes y necesitas que te ayude una persona, puedes probar en los canales <text:span text:style-name="Source_20_Text">#git</text:span> o <text:span text:style-name="Source_20_Text">#github</text:span> del servidor de IRC Freenode (irc.freenode.net). Estos canales están llenos de cientos de personas muy entendidas en Git, y suelen estar dispuestos a ayudar.</text:p>
      <text:h text:style-name="Heading_20_2" text:outline-level="2"><text:bookmark-start text:name="__RefHeading__2615_2051115327"/>1.7 Resumen<text:bookmark-end text:name="__RefHeading__2615_2051115327"/></text:h>
      <text:p text:style-name="Text_20_body">Deberías tener un conocimiento básico de qué es Git y en qué se diferencia del CVCS que puedes haber estado utilizando. También deberías tener funcionando en tu sistema una versión de Git configurada con tu identidad. Es el momento de aprender algunos fundamentos de Git.</text:p>
      <text:p text:style-name="Standard"/>
      <text:p text:style-name="Standard"/>
      <text:h text:style-name="P22" text:outline-level="1"><text:bookmark-start text:name="__RefHeading__2619_2051115327"/><text:span text:style-name="T4">2. </text:span>Fundamentos de Git<text:bookmark-end text:name="__RefHeading__2619_2051115327"/></text:h>
      <text:p text:style-name="Text_20_body">Si sólo puedes leer un capítulo para empezar a trabajar con Git, es éste. Este capítulo cubre todos los comandos básicos que necesitas para hacer la gran mayoría de las cosas a las que vas a dedicar tu tiempo en Git. Al final del capítulo, deberías ser capaz de configurar e inicializar un repositorio, comenzar y detener el seguimiento de archivos, y preparar (stage) y confirmar (commit) cambios. También te enseñaremos a configurar Git para que ignore ciertos archivos y patrones, cómo deshacer errores rápida y fácilmente, cómo navegar por la historia de tu proyecto y ver cambios entre confirmaciones, y cómo enviar (push) y recibir (pull) de repositorios remotos.</text:p>
      <text:p text:style-name="P4"/>
      <text:h text:style-name="P32" text:outline-level="2"><text:bookmark-start text:name="__RefHeading__2621_2051115327"/>2.1 Obteniendo un repositorio Git<text:bookmark-end text:name="__RefHeading__2621_2051115327"/></text:h>
      <text:p text:style-name="Text_20_body">Puedes obtener un proyecto Git de dos maneras. La primera toma un proyecto o directorio existente y lo importa en Git. La segunda clona un repositorio Git existente desde otro servidor.</text:p>
      <text:h text:style-name="Heading_20_3" text:outline-level="3"><text:bookmark-start text:name="__RefHeading__21728_721071827"/><text:bookmark text:name="Inicializando-un-repositorio-en-un-directorio-existente"/><text:a xlink:type="simple" xlink:href="http://git-scm.com/book/es/Fundamentos-de-Git-Obteniendo-un-repositorio-Git#Inicializando-un-repositorio-en-un-directorio-existente">Inicializando un repositorio en un directorio existente</text:a><text:bookmark-end text:name="__RefHeading__21728_721071827"/></text:h>
      <text:p text:style-name="Text_20_body">Si estás empezando el seguimiento en Git de un proyecto existente, necesitas ir al directorio del proyecto y escribir:</text:p>
      <text:p text:style-name="P9"><text:span text:style-name="Source_20_Text">$ git init</text:span></text:p>
      <text:p text:style-name="Text_20_body">Esto crea un nuevo subdirectorio llamado .git que contiene todos los archivos necesarios del repositorio — un esqueleto de un repositorio Git. Todavía no hay nada en tu proyecto que esté bajo seguimiento. (Véase el Capítulo 9 para obtener más información sobre qué archivos están contenidos en el directorio <text:span text:style-name="Source_20_Text">.git</text:span> que acabas de crear.)</text:p>
      <text:p text:style-name="Text_20_body">Si deseas empezar a controlar versiones de archivos existentes (a diferencia de un directorio vacío), probablemente deberías comenzar el seguimiento de esos archivos y hacer una confirmación inicial. Puedes conseguirlo con unos pocos comandos <text:span text:style-name="Source_20_Text">git add</text:span> para especificar qué archivos quieres controlar, seguidos de un <text:span text:style-name="Source_20_Text">commit</text:span> para confirmar los cambios:</text:p>
      <text:p text:style-name="Preformatted_20_Text"><text:span text:style-name="Source_20_Text">$ git add *.c</text:span></text:p>
      <text:p text:style-name="Preformatted_20_Text"><text:span text:style-name="Source_20_Text">$ git add README</text:span></text:p>
      <text:p text:style-name="P9"><text:span text:style-name="Source_20_Text">$ git commit –m 'versión inicial del proyecto'</text:span></text:p>
      <text:p text:style-name="Text_20_body">Veremos lo que hacen estos comandos dentro de un minuto. En este momento, tienes un repositorio Git con archivos bajo seguimiento, y una confirmación inicial.</text:p>
      <text:h text:style-name="Heading_20_3" text:outline-level="3"><text:bookmark-start text:name="__RefHeading__21730_721071827"/><text:bookmark text:name="Clonando-un-repositorio-existente"/><text:a xlink:type="simple" xlink:href="http://git-scm.com/book/es/Fundamentos-de-Git-Obteniendo-un-repositorio-Git#Clonando-un-repositorio-existente">Clonando un repositorio existente</text:a><text:bookmark-end text:name="__RefHeading__21730_721071827"/></text:h>
      <text:p text:style-name="Text_20_body">Si deseas obtener una copia de un repositorio Git existente —por ejemplo, un proyecto en el que te gustaría contribuir— el comando que necesitas es <text:span text:style-name="Source_20_Text">git clone</text:span>. Si estás familizarizado con otros sistemas de control de versiones como Subversion, verás que el comando es <text:span text:style-name="Source_20_Text">clone</text:span> y no <text:span text:style-name="Source_20_Text">checkout</text:span>. Es una distinción importante, ya que Git recibe una copia de casi todos los datos que tiene el servidor. Cada versión de cada archivo de la historia del proyecto es descargado cuando ejecutas <text:span text:style-name="Source_20_Text">git clone</text:span>. De hecho, si el disco de tu servidor se corrompe, puedes usar cualquiera de los clones en cualquiera de los clientes para devolver al servidor al estado en el que estaba cuando fue clonado (puede que pierdas algunos <text:span text:style-name="Emphasis">hooks</text:span> del lado del servidor y demás, pero toda la información versionada estaría ahí —véase el Capítulo 4 para más detalles—).</text:p>
      <text:p text:style-name="Text_20_body">Puedes clonar un repositorio con <text:span text:style-name="Source_20_Text">git clone [url]</text:span>. Por ejemplo, si quieres clonar la librería Ruby llamada Grit, harías algo así:</text:p>
      <text:p text:style-name="P9"><text:soft-page-break/><text:span text:style-name="Source_20_Text">$ git clone git://github.com/schacon/grit.git</text:span></text:p>
      <text:p text:style-name="Text_20_body">Esto crea un directorio llamado "grit", inicializa un directorio <text:span text:style-name="Source_20_Text">.git</text:span> en su interior, descarga toda la información de ese repositorio, y saca una copia de trabajo de la última versión. Si te metes en el nuevo directorio <text:span text:style-name="Source_20_Text">grit</text:span>, verás que están los archivos del proyecto, listos para ser utilizados. Si quieres clonar el repositorio a un directorio con otro nombre que no sea grit, puedes especificarlo con la siguiente opción de línea de comandos:</text:p>
      <text:p text:style-name="P9"><text:span text:style-name="Source_20_Text">$ git clone git://github.com/schacon/grit.git mygrit</text:span></text:p>
      <text:p text:style-name="Text_20_body">Ese comando hace lo mismo que el anterior, pero el directorio de destino se llamará mygrit.</text:p>
      <text:p text:style-name="Text_20_body">Git te permite usar distintos protocolos de transferencia. El ejemplo anterior usa el protocolo <text:span text:style-name="Source_20_Text">git://</text:span>, pero también te puedes encontrar con <text:span text:style-name="Source_20_Text">http(s)://</text:span> o <text:span text:style-name="Source_20_Text">usuario@servidor:/ruta.git</text:span>, que utiliza el protocolo de transferencia SSH. En el Capítulo 4 se introducirán todas las opciones disponibles a la hora de configurar el acceso a tu repositorio Git, y las ventajas e inconvenientes de cada una.</text:p>
      <text:p text:style-name="P4"/>
      <text:h text:style-name="P32" text:outline-level="2"><text:bookmark-start text:name="__RefHeading__2623_2051115327"/>2.2 Guardando cambios en el repositorio<text:bookmark-end text:name="__RefHeading__2623_2051115327"/></text:h>
      <text:p text:style-name="Text_20_body">Tienes un repositorio Git completo, y una copia de trabajo de los archivos de ese proyecto. Necesitas hacer algunos cambios, y confirmar instantáneas de esos cambios a tu repositorio cada vez que el proyecto alcance un estado que desees grabar.</text:p>
      <text:p text:style-name="Text_20_body">Recuerda que cada archivo de tu directorio de trabajo puede estar en uno de estos dos estados: bajo seguimiento (tracked), o sin seguimiento (untracked). Los archivos bajo seguimiento son aquellos que existían en la última instantánea; pueden estar sin modificaciones, modificados, o preparados. Los archivos sin seguimiento son todos los demás —cualquier archivo de tu directorio que no estuviese en tu última instantánea ni está en tu área de preparación—. La primera vez que clonas un repositorio, todos tus archivos estarán bajo seguimiento y sin modificaciones, ya que los acabas de copiar y no has modificado nada.</text:p>
      <text:p text:style-name="Text_20_body">A medida que editas archivos, Git los ve como modificados, porque los has cambiado desde tu última confirmación. Preparas estos archivos modificados y luego confirmas todos los cambios que hayas preparado, y el ciclo se repite. Este proceso queda ilustrado en la Figura 2-1.</text:p>
      <text:p text:style-name="P8"><draw:frame draw:style-name="fr1" draw:name="gráficos8" text:anchor-type="as-char" svg:width="13.229cm" svg:height="8.387cm" draw:z-index="89"><draw:image xlink:href="http://git-scm.com/figures/18333fig0201-tn.png" xlink:type="simple" xlink:show="embed" xlink:actuate="onLoad"/></draw:frame></text:p>
      <text:p text:style-name="Text_20_body"><text:line-break/><text:soft-page-break/>Figura 2-1. El ciclo de vida del estado de tus archivos.</text:p>
      <text:h text:style-name="Heading_20_3" text:outline-level="3"><text:bookmark-start text:name="__RefHeading__21732_721071827"/><text:bookmark text:name="Comprobando-el-estado-de-tus-archivos"/><text:a xlink:type="simple" xlink:href="http://git-scm.com/book/es/Fundamentos-de-Git-Guardando-cambios-en-el-repositorio#Comprobando-el-estado-de-tus-archivos">Comprobando el estado de tus archivos</text:a><text:bookmark-end text:name="__RefHeading__21732_721071827"/></text:h>
      <text:p text:style-name="Text_20_body">Tu principal herramienta para determinar qué archivos están en qué estado es el comando <text:span text:style-name="Source_20_Text">git status</text:span>. Si ejecutas este comando justo después de clonar un repositorio, deberías ver algo así:</text:p>
      <text:p text:style-name="Preformatted_20_Text"><text:span text:style-name="Source_20_Text">$ git status</text:span></text:p>
      <text:p text:style-name="Preformatted_20_Text"><text:span text:style-name="Source_20_Text"># On branch master</text:span></text:p>
      <text:p text:style-name="P9"><text:span text:style-name="Source_20_Text">nothing to commit (working directory clean)</text:span></text:p>
      <text:p text:style-name="Text_20_body">Esto significa que tienes un directorio de trabajo limpio —en otras palabras, no tienes archivos bajo seguimiento y modificados—. Git tampoco ve ningún archivo que no esté bajo seguimiento, o estaría listado ahí. Por último, el comando te dice en qué rama estás. Por ahora, esa rama siempre es "master", que es la predeterminada. No te preocupes de eso por ahora, el siguiente capítulo tratará los temas de las ramas y las referencias en detalle.</text:p>
      <text:p text:style-name="Text_20_body">Digamos que añades un nuevo archivo a tu proyecto, un sencillo archivo README. Si el archivo no existía y ejecutas <text:span text:style-name="Source_20_Text">git status</text:span>, verás tus archivos sin seguimiento así:</text:p>
      <text:p text:style-name="Preformatted_20_Text"><text:span text:style-name="Source_20_Text">$ vim README</text:span></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Untracked files:</text:span></text:p>
      <text:p text:style-name="Preformatted_20_Text"><text:span text:style-name="Source_20_Text"># <text:s text:c="2"/>(use "git add &lt;file&gt;..." to include in what will be committed)</text:span></text:p>
      <text:p text:style-name="Preformatted_20_Text"><text:span text:style-name="Source_20_Text">#</text:span></text:p>
      <text:p text:style-name="Preformatted_20_Text"><text:span text:style-name="Source_20_Text"># <text:s text:c="2"/>README</text:span></text:p>
      <text:p text:style-name="P9"><text:span text:style-name="Source_20_Text">nothing added to commit but untracked files present (use "git add" to track)</text:span></text:p>
      <text:p text:style-name="Text_20_body">Puedes ver que tu nuevo archivo README aparece bajo la cabecera “Archivos sin seguimiento” (“Untracked files”) de la salida del comando. Sin seguimiento significa básicamente que Git ve un archivo que no estaba en la instantánea anterior; Git no empezará a incluirlo en las confirmaciones de tus instantáneas hasta que se lo indiques explícitamente. Lo hace para que no incluyas accidentalmente archivos binarios generados u otros archivos que no tenías intención de incluir. Sí que quieres incluir el README, así que vamos a iniciar el seguimiento del archivo.</text:p>
      <text:h text:style-name="Heading_20_3" text:outline-level="3"><text:bookmark-start text:name="__RefHeading__21734_721071827"/><text:bookmark text:name="Seguimiento-de-nuevos-archivos"/><text:a xlink:type="simple" xlink:href="http://git-scm.com/book/es/Fundamentos-de-Git-Guardando-cambios-en-el-repositorio#Seguimiento-de-nuevos-archivos">Seguimiento de nuevos archivos</text:a><text:bookmark-end text:name="__RefHeading__21734_721071827"/></text:h>
      <text:p text:style-name="Text_20_body">Para empezar el seguimiento de un nuevo archivo se usa el comando <text:span text:style-name="Source_20_Text">git add</text:span>. Iniciaremos el seguimiento del archivo README ejecutando esto:</text:p>
      <text:p text:style-name="P9"><text:span text:style-name="Source_20_Text">$ git add README</text:span></text:p>
      <text:p text:style-name="Text_20_body">Si vuelves a ejecutar el comando <text:span text:style-name="Source_20_Text">git status</text:span>, verás que tu README está ahora bajo seguimiento y preparado:</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2"/>new file: <text:s text:c="2"/>README</text:span></text:p>
      <text:p text:style-name="P9"><text:span text:style-name="Source_20_Text">#</text:span></text:p>
      <text:p text:style-name="Text_20_body">Puedes ver que está preparado porque aparece bajo la cabecera “Cambios a confirmar” (“Changes to be committed”). Si confirmas ahora, la versión del archivo en el momento de ejecutar <text:span text:style-name="Source_20_Text">git add</text:span> será la que se incluya en la instantánea. Recordarás que cuando antes ejecutaste <text:span text:style-name="Source_20_Text">git init</text:span>, seguidamente ejecutaste <text:span text:style-name="Source_20_Text">git add (archivos)</text:span>. Esto era para iniciar el seguimiento de los <text:soft-page-break/>archivos de tu directorio. El comando <text:span text:style-name="Source_20_Text">git add</text:span> recibe la ruta de un archivo o de un directorio; si es un directorio, añade todos los archivos que contenga de manera recursiva.</text:p>
      <text:h text:style-name="Heading_20_3" text:outline-level="3"><text:bookmark-start text:name="__RefHeading__21736_721071827"/><text:bookmark text:name="Preparando-archivos-modificados"/><text:a xlink:type="simple" xlink:href="http://git-scm.com/book/es/Fundamentos-de-Git-Guardando-cambios-en-el-repositorio#Preparando-archivos-modificados">Preparando archivos modificados</text:a><text:bookmark-end text:name="__RefHeading__21736_721071827"/></text:h>
      <text:p text:style-name="Text_20_body">Vamos a modificar un archivo que estuviese bajo seguimiento. Si modificas el archivo <text:span text:style-name="Source_20_Text">benchmarks.rb</text:span> que estaba bajo seguimiento, y ejecutas el comando <text:span text:style-name="Source_20_Text">status</text:span> de nuevo, verás algo así:</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2"/>new file: <text:s text:c="2"/>README</text:span></text:p>
      <text:p text:style-name="Preformatted_20_Text"><text:span text:style-name="Source_20_Text">#</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text:span></text:p>
      <text:p text:style-name="Preformatted_20_Text"><text:span text:style-name="Source_20_Text"># <text:s text:c="2"/>modified: <text:s text:c="2"/>benchmarks.rb</text:span></text:p>
      <text:p text:style-name="P9"><text:span text:style-name="Source_20_Text">#</text:span></text:p>
      <text:p text:style-name="Text_20_body">El archivo benchmarks.rb aparece bajo la cabecera “Modificados pero no actualizados” (“Changes not staged for commit”) —esto significa que un archivo bajo seguimiento ha sido modificado en el directorio de trabajo, pero no ha sido preparado todavía—. Para prepararlo, ejecuta el comando <text:span text:style-name="Source_20_Text">git add</text:span> (es un comando multiuso —puedes utilizarlo para empezar el seguimiento de archivos nuevos, para preparar archivos, y para otras cosas como marcar como resueltos archivos con conflictos de unión—). Ejecutamos <text:span text:style-name="Source_20_Text">git add</text:span> para preparar el archivo benchmarks.rb, y volvemos a ejecutar <text:span text:style-name="Source_20_Text">git status</text:span>:</text:p>
      <text:p text:style-name="Preformatted_20_Text"><text:span text:style-name="Source_20_Text">$ git add benchmarks.rb</text:span></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2"/>new file: <text:s text:c="2"/>README</text:span></text:p>
      <text:p text:style-name="Preformatted_20_Text"><text:span text:style-name="Source_20_Text"># <text:s text:c="2"/>modified: <text:s text:c="2"/>benchmarks.rb</text:span></text:p>
      <text:p text:style-name="P9"><text:span text:style-name="Source_20_Text">#</text:span></text:p>
      <text:p text:style-name="Text_20_body">Ambos archivos están ahora preparados y se incluirán en tu próxima confirmación. Supón que en este momento recuerdas que tenías que hacer una pequeña modificación en benchmarks.rb antes de confirmarlo. Lo vuelves abrir, haces ese pequeño cambio, y ya estás listo para confirmar. Sin embargo, si vuelves a ejecutar <text:span text:style-name="Source_20_Text">git status</text:span> verás lo siguiente:</text:p>
      <text:p text:style-name="Preformatted_20_Text"><text:span text:style-name="Source_20_Text">$ vim benchmarks.rb</text:span></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2"/>new file: <text:s text:c="2"/>README</text:span></text:p>
      <text:p text:style-name="Preformatted_20_Text"><text:span text:style-name="Source_20_Text"># <text:s text:c="2"/>modified: <text:s text:c="2"/>benchmarks.rb</text:span></text:p>
      <text:p text:style-name="Preformatted_20_Text"><text:span text:style-name="Source_20_Text">#</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text:span></text:p>
      <text:p text:style-name="Preformatted_20_Text"><text:span text:style-name="Source_20_Text"># <text:s text:c="2"/>modified: <text:s text:c="2"/>benchmarks.rb</text:span></text:p>
      <text:p text:style-name="P9"><text:span text:style-name="Source_20_Text">#</text:span></text:p>
      <text:p text:style-name="Text_20_body"><text:soft-page-break/>¿Pero qué...? Ahora benchmarks.rb aparece listado como preparado y como no preparado. ¿Cómo es posible? Resulta que Git prepara un archivo tal y como era en el momento de ejecutar el comando <text:span text:style-name="Source_20_Text">git add</text:span>. Si haces <text:span text:style-name="Source_20_Text">git commit</text:span> ahora, la versión de benchmarks.rb que se incluirá en la confirmación será la que fuese cuando ejecutaste el comando <text:span text:style-name="Source_20_Text">git add</text:span>, no la versión que estás viendo ahora en tu directorio de trabajo. Si modificas un archivo después de haber ejecutado <text:span text:style-name="Source_20_Text">git add</text:span>, tendrás que volver a ejecutar <text:span text:style-name="Source_20_Text">git add</text:span> para preparar la última versión del archivo:</text:p>
      <text:p text:style-name="Preformatted_20_Text"><text:span text:style-name="Source_20_Text">$ git add benchmarks.rb</text:span></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2"/>new file: <text:s text:c="2"/>README</text:span></text:p>
      <text:p text:style-name="Preformatted_20_Text"><text:span text:style-name="Source_20_Text"># <text:s text:c="2"/>modified: <text:s text:c="2"/>benchmarks.rb</text:span></text:p>
      <text:p text:style-name="P9"><text:span text:style-name="Source_20_Text">#</text:span></text:p>
      <text:h text:style-name="Heading_20_3" text:outline-level="3"><text:bookmark-start text:name="__RefHeading__21738_721071827"/><text:bookmark text:name="Ignorando-archivos"/><text:a xlink:type="simple" xlink:href="http://git-scm.com/book/es/Fundamentos-de-Git-Guardando-cambios-en-el-repositorio#Ignorando-archivos">Ignorando archivos</text:a><text:bookmark-end text:name="__RefHeading__21738_721071827"/></text:h>
      <text:p text:style-name="Text_20_body">A menudo tendrás un tipo de archivos que no quieras que Git añada automáticamente o te muestre como no versionado. Suelen ser archivos generados automáticamente, como archivos de log, o archivos generados por tu compilador. Para estos casos puedes crear un archivo llamado .gitignore, en el que listas los patrones de nombres que deseas que sean ignorados. He aquí un archivo .gitignore de ejemplo:</text:p>
      <text:p text:style-name="Preformatted_20_Text"><text:span text:style-name="Source_20_Text">$ cat .gitignore</text:span></text:p>
      <text:p text:style-name="Preformatted_20_Text"><text:span text:style-name="Source_20_Text">*.[oa]</text:span></text:p>
      <text:p text:style-name="P9"><text:span text:style-name="Source_20_Text">*~</text:span></text:p>
      <text:p text:style-name="Text_20_body">La primera línea le dice a Git que ignore cualquier archivo cuyo nombre termine en .o o .a —archivos objeto que suelen ser producto de la compilación de código—. La segunda línea le dice a Git que ignore todos los archivos que terminan en tilde (<text:span text:style-name="Source_20_Text">~</text:span>), usada por muchos editores de texto, como Emacs, para marcar archivos temporales. También puedes incluir directorios de log, temporales, documentación generada automáticamente, etc. Configurar un archivo .gitignore antes de empezar a trabajar suele ser una buena idea, para así no confirmar archivos que no quieres en tu repositorio Git.</text:p>
      <text:p text:style-name="Text_20_body">Las reglas para los patrones que pueden ser incluidos en el archivo .gitignore son:</text:p>
      <text:list xml:id="list5555941199266718871" text:style-name="L4">
        <text:list-item>
          <text:p text:style-name="P53">Las líneas en blanco, o que comienzan por #, son ignoradas. </text:p>
        </text:list-item>
        <text:list-item>
          <text:p text:style-name="P53">Puedes usar patrones glob estándar. </text:p>
        </text:list-item>
        <text:list-item>
          <text:p text:style-name="P53">Puedes indicar un directorio añadiendo una barra hacia delante (<text:span text:style-name="Source_20_Text">/</text:span>) al final. </text:p>
        </text:list-item>
        <text:list-item>
          <text:p text:style-name="P40">Puedes negar un patrón añadiendo una exclamación (<text:span text:style-name="Source_20_Text">!</text:span>) al principio. </text:p>
        </text:list-item>
      </text:list>
      <text:p text:style-name="Text_20_body">Los patrones glob son expresiones regulares simplificadas que pueden ser usadas por las shells. Un asterisco (<text:span text:style-name="Source_20_Text">*</text:span>) reconoce cero o más caracteres; <text:span text:style-name="Source_20_Text">[abc]</text:span> reconoce cualquier carácter de los especificados entre corchetes (en este caso, a, b, o c); una interrogación (<text:span text:style-name="Source_20_Text">?</text:span>) reconoce un único carácter; y caracteres entre corchetes separados por un guión (<text:span text:style-name="Source_20_Text">[0-9]</text:span>) reconoce cualquier carácter entre ellos (en este caso, de 0 a 9).</text:p>
      <text:p text:style-name="Text_20_body">He aquí otro ejemplo de archivo .gitignore:</text:p>
      <text:p text:style-name="Preformatted_20_Text"><text:span text:style-name="Source_20_Text"># a comment – this is ignored</text:span></text:p>
      <text:p text:style-name="Preformatted_20_Text"><text:span text:style-name="Source_20_Text"># no .a files</text:span></text:p>
      <text:p text:style-name="Preformatted_20_Text"><text:span text:style-name="Source_20_Text">*.a</text:span></text:p>
      <text:p text:style-name="Preformatted_20_Text"><text:span text:style-name="Source_20_Text"># but do track lib.a, even though you're ignoring .a files above</text:span></text:p>
      <text:p text:style-name="Preformatted_20_Text"><text:span text:style-name="Source_20_Text">!lib.a</text:span></text:p>
      <text:p text:style-name="Preformatted_20_Text"><text:span text:style-name="Source_20_Text"># only ignore the root TODO file, not subdir/TODO</text:span></text:p>
      <text:p text:style-name="Preformatted_20_Text"><text:span text:style-name="Source_20_Text">/TODO</text:span></text:p>
      <text:p text:style-name="Preformatted_20_Text"><text:soft-page-break/><text:span text:style-name="Source_20_Text"># ignore all files in the build/ directory</text:span></text:p>
      <text:p text:style-name="Preformatted_20_Text"><text:span text:style-name="Source_20_Text">build/</text:span></text:p>
      <text:p text:style-name="Preformatted_20_Text"><text:span text:style-name="Source_20_Text"># ignore doc/notes.txt, but not doc/server/arch.txt</text:span></text:p>
      <text:p text:style-name="P9"><text:span text:style-name="Source_20_Text">doc/*.txt</text:span></text:p>
      <text:h text:style-name="Heading_20_3" text:outline-level="3"><text:bookmark-start text:name="__RefHeading__21740_721071827"/><text:bookmark text:name="Viendo-tus-cambios-preparados-y-no-preparados"/><text:a xlink:type="simple" xlink:href="http://git-scm.com/book/es/Fundamentos-de-Git-Guardando-cambios-en-el-repositorio#Viendo-tus-cambios-preparados-y-no-preparados">Viendo tus cambios preparados y no preparados</text:a><text:bookmark-end text:name="__RefHeading__21740_721071827"/></text:h>
      <text:p text:style-name="Text_20_body">Si el comando <text:span text:style-name="Source_20_Text">git status</text:span> es demasiado impreciso para ti —quieres saber exactamente lo que ha cambiado, no sólo qué archivos fueron modificados— puedes usar el comando <text:span text:style-name="Source_20_Text">git diff</text:span>. Veremos <text:span text:style-name="Source_20_Text">git diff</text:span> en más detalle después; pero probablemente lo usarás para responder estas dos preguntas: ¿qué has cambiado pero aún no has preparado?, y ¿qué has preparado y estás a punto de confirmar? Aunque <text:span text:style-name="Source_20_Text">git status</text:span> responde esas preguntas de manera general, <text:span text:style-name="Source_20_Text">git diff</text:span> te muestra exactamente las líneas añadidas y eliminadas —el parche, como si dijésemos—.</text:p>
      <text:p text:style-name="Text_20_body">Supongamos que quieres editar y preparar el archivo README otra vez, y luego editar el archivo benchmarks.rb sin prepararlo. Si ejecutas el comando <text:span text:style-name="Source_20_Text">status</text:span>, de nuevo verás algo así:</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2"/>new file: <text:s text:c="2"/>README</text:span></text:p>
      <text:p text:style-name="Preformatted_20_Text"><text:span text:style-name="Source_20_Text">#</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text:span></text:p>
      <text:p text:style-name="Preformatted_20_Text"><text:span text:style-name="Source_20_Text"># <text:s text:c="2"/>modified: <text:s text:c="2"/>benchmarks.rb</text:span></text:p>
      <text:p text:style-name="P9"><text:span text:style-name="Source_20_Text">#</text:span></text:p>
      <text:p text:style-name="Text_20_body">Para ver lo que has modificado pero aún no has preparado, escribe <text:span text:style-name="Source_20_Text">git diff</text:span>:</text:p>
      <text:p text:style-name="Preformatted_20_Text"><text:span text:style-name="Source_20_Text">$ git diff</text:span></text:p>
      <text:p text:style-name="Preformatted_20_Text"><text:span text:style-name="Source_20_Text">diff --git a/benchmarks.rb b/benchmarks.rb</text:span></text:p>
      <text:p text:style-name="Preformatted_20_Text"><text:span text:style-name="Source_20_Text">index 3cb747f..da65585 100644</text:span></text:p>
      <text:p text:style-name="Preformatted_20_Text"><text:span text:style-name="Source_20_Text">--- a/benchmarks.rb</text:span></text:p>
      <text:p text:style-name="Preformatted_20_Text"><text:span text:style-name="Source_20_Text">+++ b/benchmarks.rb</text:span></text:p>
      <text:p text:style-name="Preformatted_20_Text"><text:span text:style-name="Source_20_Text">@@ -36,6 +36,10 @@ def main</text:span></text:p>
      <text:p text:style-name="Preformatted_20_Text"><text:span text:style-name="Source_20_Text"><text:s text:c="11"/>@commit.parents[0].parents[0].parents[0]</text:span></text:p>
      <text:p text:style-name="Preformatted_20_Text"><text:span text:style-name="Source_20_Text"><text:s text:c="9"/>end</text:span></text:p>
      <text:p text:style-name="Preformatted_20_Text"/>
      <text:p text:style-name="Preformatted_20_Text"><text:span text:style-name="Source_20_Text">+ <text:s text:c="7"/>run_code(x, 'commits 1') do</text:span></text:p>
      <text:p text:style-name="Preformatted_20_Text"><text:span text:style-name="Source_20_Text">+ <text:s text:c="9"/>git.commits.size</text:span></text:p>
      <text:p text:style-name="Preformatted_20_Text"><text:span text:style-name="Source_20_Text">+ <text:s text:c="7"/>end</text:span></text:p>
      <text:p text:style-name="Preformatted_20_Text"><text:span text:style-name="Source_20_Text">+</text:span></text:p>
      <text:p text:style-name="Preformatted_20_Text"><text:span text:style-name="Source_20_Text"><text:s text:c="9"/>run_code(x, 'commits 2') do</text:span></text:p>
      <text:p text:style-name="Preformatted_20_Text"><text:span text:style-name="Source_20_Text"><text:s text:c="11"/>log = git.commits('master', 15)</text:span></text:p>
      <text:p text:style-name="P9"><text:span text:style-name="Source_20_Text"><text:s text:c="11"/>log.size</text:span></text:p>
      <text:p text:style-name="Text_20_body">Ese comando compara lo que hay en tu directorio de trabajo con lo que hay en tu área de preparación. El resultado te indica los cambios que has hecho y que todavía no has preparado.</text:p>
      <text:p text:style-name="Text_20_body">Si quieres ver los cambios que has preparado y que irán en tu próxima confirmación, puedes usar <text:span text:style-name="Source_20_Text">git diff –-cached</text:span>. (A partir de la versión 1.6.1 de Git, también puedes usar <text:span text:style-name="Source_20_Text">git diff –-staged</text:span>, que puede resultar más fácil de recordar.) Este comando compara tus cambios preparados con tu última confirmación:</text:p>
      <text:p text:style-name="Preformatted_20_Text"><text:span text:style-name="Source_20_Text">$ git diff --cached</text:span></text:p>
      <text:p text:style-name="Preformatted_20_Text"><text:span text:style-name="Source_20_Text">diff --git a/README b/README</text:span></text:p>
      <text:p text:style-name="Preformatted_20_Text"><text:soft-page-break/><text:span text:style-name="Source_20_Text">new file mode 100644</text:span></text:p>
      <text:p text:style-name="Preformatted_20_Text"><text:span text:style-name="Source_20_Text">index 0000000..03902a1</text:span></text:p>
      <text:p text:style-name="Preformatted_20_Text"><text:span text:style-name="Source_20_Text">--- /dev/null</text:span></text:p>
      <text:p text:style-name="Preformatted_20_Text"><text:span text:style-name="Source_20_Text">+++ b/README2</text:span></text:p>
      <text:p text:style-name="Preformatted_20_Text"><text:span text:style-name="Source_20_Text">@@ -0,0 +1,5 @@</text:span></text:p>
      <text:p text:style-name="Preformatted_20_Text"><text:span text:style-name="Source_20_Text">+grit</text:span></text:p>
      <text:p text:style-name="Preformatted_20_Text"><text:span text:style-name="Source_20_Text">+ by Tom Preston-Werner, Chris Wanstrath</text:span></text:p>
      <text:p text:style-name="Preformatted_20_Text"><text:span text:style-name="Source_20_Text">+ http://github.com/mojombo/grit</text:span></text:p>
      <text:p text:style-name="Preformatted_20_Text"><text:span text:style-name="Source_20_Text">+</text:span></text:p>
      <text:p text:style-name="P9"><text:span text:style-name="Source_20_Text">+Grit is a Ruby library for extracting information from a Git repository</text:span></text:p>
      <text:p text:style-name="Text_20_body">Es importante indicar que <text:span text:style-name="Source_20_Text">git diff</text:span> por sí solo no muestra todos los cambios hechos desde tu última confirmación —sólo los cambios que todavía no están preparados—. Esto puede resultar desconcertante, porque si has preparado todos tus cambios, <text:span text:style-name="Source_20_Text">git diff</text:span> no mostrará nada.</text:p>
      <text:p text:style-name="Text_20_body">Por poner otro ejemplo, si preparas el archivo benchmarks.rb y después lo editas, puedes usar <text:span text:style-name="Source_20_Text">git diff</text:span> para ver las modificaciones del archivo que están preparadas, y las que no lo están:</text:p>
      <text:p text:style-name="Preformatted_20_Text"><text:span text:style-name="Source_20_Text">$ git add benchmarks.rb</text:span></text:p>
      <text:p text:style-name="Preformatted_20_Text"><text:span text:style-name="Source_20_Text">$ echo '# test line' &gt;&gt; benchmarks.rb</text:span></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text:span></text:p>
      <text:p text:style-name="Preformatted_20_Text"><text:span text:style-name="Source_20_Text"># Changes to be committed:</text:span></text:p>
      <text:p text:style-name="Preformatted_20_Text"><text:span text:style-name="Source_20_Text">#</text:span></text:p>
      <text:p text:style-name="Preformatted_20_Text"><text:span text:style-name="Source_20_Text"># <text:s text:c="2"/>modified: <text:s text:c="2"/>benchmarks.rb</text:span></text:p>
      <text:p text:style-name="Preformatted_20_Text"><text:span text:style-name="Source_20_Text">#</text:span></text:p>
      <text:p text:style-name="Preformatted_20_Text"><text:span text:style-name="Source_20_Text"># Changes not staged for commit:</text:span></text:p>
      <text:p text:style-name="Preformatted_20_Text"><text:span text:style-name="Source_20_Text">#</text:span></text:p>
      <text:p text:style-name="Preformatted_20_Text"><text:span text:style-name="Source_20_Text"># <text:s text:c="2"/>modified: <text:s text:c="2"/>benchmarks.rb</text:span></text:p>
      <text:p text:style-name="P9"><text:span text:style-name="Source_20_Text">#</text:span></text:p>
      <text:p text:style-name="Text_20_body">Ahora puedes usar <text:span text:style-name="Source_20_Text">git diff</text:span> para ver qué es lo que aún no está preparado:</text:p>
      <text:p text:style-name="Preformatted_20_Text"><text:span text:style-name="Source_20_Text">$ git diff</text:span></text:p>
      <text:p text:style-name="Preformatted_20_Text"><text:span text:style-name="Source_20_Text">diff --git a/benchmarks.rb b/benchmarks.rb</text:span></text:p>
      <text:p text:style-name="Preformatted_20_Text"><text:span text:style-name="Source_20_Text">index e445e28..86b2f7c 100644</text:span></text:p>
      <text:p text:style-name="Preformatted_20_Text"><text:span text:style-name="Source_20_Text">--- a/benchmarks.rb</text:span></text:p>
      <text:p text:style-name="Preformatted_20_Text"><text:span text:style-name="Source_20_Text">+++ b/benchmarks.rb</text:span></text:p>
      <text:p text:style-name="Preformatted_20_Text"><text:span text:style-name="Source_20_Text">@@ -127,3 +127,4 @@ end</text:span></text:p>
      <text:p text:style-name="Preformatted_20_Text"><text:span text:style-name="Source_20_Text"><text:s/>main()</text:span></text:p>
      <text:p text:style-name="Preformatted_20_Text"/>
      <text:p text:style-name="Preformatted_20_Text"><text:span text:style-name="Source_20_Text"><text:s/>##pp Grit::GitRuby.cache_client.stats</text:span></text:p>
      <text:p text:style-name="P9"><text:span text:style-name="Source_20_Text">+# test line</text:span></text:p>
      <text:p text:style-name="Text_20_body">Y <text:span text:style-name="Source_20_Text">git diff --cached</text:span> para ver los cambios que llevas preparados hasta ahora:</text:p>
      <text:p text:style-name="Preformatted_20_Text"><text:span text:style-name="Source_20_Text">$ git diff --cached</text:span></text:p>
      <text:p text:style-name="Preformatted_20_Text"><text:span text:style-name="Source_20_Text">diff --git a/benchmarks.rb b/benchmarks.rb</text:span></text:p>
      <text:p text:style-name="Preformatted_20_Text"><text:span text:style-name="Source_20_Text">index 3cb747f..e445e28 100644</text:span></text:p>
      <text:p text:style-name="Preformatted_20_Text"><text:span text:style-name="Source_20_Text">--- a/benchmarks.rb</text:span></text:p>
      <text:p text:style-name="Preformatted_20_Text"><text:span text:style-name="Source_20_Text">+++ b/benchmarks.rb</text:span></text:p>
      <text:p text:style-name="Preformatted_20_Text"><text:span text:style-name="Source_20_Text">@@ -36,6 +36,10 @@ def main</text:span></text:p>
      <text:p text:style-name="Preformatted_20_Text"><text:span text:style-name="Source_20_Text"><text:s text:c="10"/>@commit.parents[0].parents[0].parents[0]</text:span></text:p>
      <text:p text:style-name="Preformatted_20_Text"><text:span text:style-name="Source_20_Text"><text:s text:c="8"/>end</text:span></text:p>
      <text:p text:style-name="Preformatted_20_Text"/>
      <text:p text:style-name="Preformatted_20_Text"><text:span text:style-name="Source_20_Text">+ <text:s text:c="7"/>run_code(x, 'commits 1') do</text:span></text:p>
      <text:p text:style-name="Preformatted_20_Text"><text:span text:style-name="Source_20_Text">+ <text:s text:c="9"/>git.commits.size</text:span></text:p>
      <text:p text:style-name="Preformatted_20_Text"><text:span text:style-name="Source_20_Text">+ <text:s text:c="7"/>end</text:span></text:p>
      <text:p text:style-name="Preformatted_20_Text"><text:span text:style-name="Source_20_Text">+</text:span></text:p>
      <text:p text:style-name="Preformatted_20_Text"><text:soft-page-break/><text:span text:style-name="Source_20_Text"><text:s text:c="8"/>run_code(x, 'commits 2') do</text:span></text:p>
      <text:p text:style-name="Preformatted_20_Text"><text:span text:style-name="Source_20_Text"><text:s text:c="10"/>log = git.commits('master', 15)</text:span></text:p>
      <text:p text:style-name="P9"><text:span text:style-name="Source_20_Text"><text:s text:c="10"/>log.size</text:span></text:p>
      <text:h text:style-name="Heading_20_3" text:outline-level="3"><text:bookmark-start text:name="__RefHeading__21742_721071827"/><text:bookmark text:name="Confirmando-tus-cambios"/><text:a xlink:type="simple" xlink:href="http://git-scm.com/book/es/Fundamentos-de-Git-Guardando-cambios-en-el-repositorio#Confirmando-tus-cambios">Confirmando tus cambios</text:a><text:bookmark-end text:name="__RefHeading__21742_721071827"/></text:h>
      <text:p text:style-name="Text_20_body">Ahora que el área de preparación está como tú quieres, puedes confirmar los cambios. Recuerda que cualquier cosa que todavía esté sin preparar —cualquier archivo que hayas creado o modificado, y sobre el que no hayas ejecutado <text:span text:style-name="Source_20_Text">git add</text:span> desde su última edición— no se incluirá en esta confirmación. Se mantendrán como modificados en tu disco.</text:p>
      <text:p text:style-name="Text_20_body">En este caso, la última vez que ejecutaste <text:span text:style-name="Source_20_Text">git status</text:span> viste que estaba todo preparado, por lo que estás listo para confirmar tus cambios. La forma más fácil de confirmar es escribiendo <text:span text:style-name="Source_20_Text">git commit</text:span>:</text:p>
      <text:p text:style-name="P9"><text:span text:style-name="Source_20_Text">$ git commit</text:span></text:p>
      <text:p text:style-name="Text_20_body">Al hacerlo, se ejecutará tu editor de texto. (Esto se configura a través de la variable de entorno <text:span text:style-name="Source_20_Text">$EDITOR</text:span> de tu shell —normalmente vim o emacs, aunque puedes configurarlo usando el comando <text:span text:style-name="Source_20_Text">git config --global core.editor</text:span> como vimos en el Capítulo 1.—)</text:p>
      <text:p text:style-name="Text_20_body">El editor mostrará el siguiente texto (este ejemplo usa Vim):</text:p>
      <text:p text:style-name="Preformatted_20_Text"><text:span text:style-name="Source_20_Text"># Please enter the commit message for your changes. Lines starting</text:span></text:p>
      <text:p text:style-name="Preformatted_20_Text"><text:span text:style-name="Source_20_Text"># with '#' will be ignored, and an empty message aborts the commit.</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6"/>new file: <text:s text:c="2"/>README</text:span></text:p>
      <text:p text:style-name="Preformatted_20_Text"><text:span text:style-name="Source_20_Text"># <text:s text:c="6"/>modified: <text:s text:c="2"/>benchmarks.rb</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9"><text:span text:style-name="Source_20_Text">".git/COMMIT_EDITMSG" 10L, 283C</text:span></text:p>
      <text:p text:style-name="Text_20_body">Puedes ver que el mensaje de confirmación predeterminado contiene la salida del comando <text:span text:style-name="Source_20_Text">git status</text:span> comentada, y una línea vacía arriba del todo. Puedes eliminar estos comentarios y escribir tu mensaje de confirmación, o puedes dejarlos para ayudarte a recordar las modificaciones que estás confirmando. (Para un recordatorio todavía más explícito de lo que has modificado, puedes pasar la opción <text:span text:style-name="Source_20_Text">-v</text:span> a <text:span text:style-name="Source_20_Text">git commit</text:span>. Esto provoca que se añadan también las diferencias de tus cambios, para que veas exactamente lo que hiciste.) Cuando sales del editor, Git crea tu confirmación con el mensaje que hayas especificado (omitiendo los comentarios y las diferencias).</text:p>
      <text:p text:style-name="Text_20_body">Como alternativa, puedes escribir tu mensaje de confirmación desde la propia línea de comandos mediante la opción <text:span text:style-name="Source_20_Text">-m</text:span>:</text:p>
      <text:p text:style-name="Preformatted_20_Text"><text:span text:style-name="Source_20_Text">$ git commit -m "Story 182: Fix benchmarks for speed"</text:span></text:p>
      <text:p text:style-name="Preformatted_20_Text"><text:span text:style-name="Source_20_Text">[master]: created 463dc4f: "Fix benchmarks for speed"</text:span></text:p>
      <text:p text:style-name="Preformatted_20_Text"><text:span text:style-name="Source_20_Text"><text:s/>2 files changed, 3 insertions(+), 0 deletions(-)</text:span></text:p>
      <text:p text:style-name="P9"><text:span text:style-name="Source_20_Text"><text:s/>create mode 100644 README</text:span></text:p>
      <text:p text:style-name="Text_20_body">¡Acabas de crear tu primera confirmación! Puedes ver que el comando <text:span text:style-name="Source_20_Text">commit</text:span> ha dado cierta información sobre la confirmación: a qué rama has confirmado (master), cuál es su suma de comprobación SHA-1 de la confirmación (<text:span text:style-name="Source_20_Text">463dc4f</text:span>), cuántos archivos se modificaron, y estadísticas acerca de cuántas líneas se han añadido y cuántas se han eliminado.</text:p>
      <text:p text:style-name="Text_20_body">Recuerda que la confirmación registra la instantánea de tu área de preparación. Cualquier cosa que no preparases sigue estando modificada; puedes hacer otra confirmación para añadirla a la historia <text:soft-page-break/>del proyecto. Cada vez que confirmas, estás registrando una instantánea de tu proyecto, a la que puedes volver o con la que puedes comparar más adelante.</text:p>
      <text:h text:style-name="Heading_20_3" text:outline-level="3"><text:bookmark-start text:name="__RefHeading__21744_721071827"/><text:bookmark text:name="Saltándote-el-área-de-preparación"/><text:a xlink:type="simple" xlink:href="http://git-scm.com/book/es/Fundamentos-de-Git-Guardando-cambios-en-el-repositorio#Saltándote-el-área-de-preparación">Saltándote el área de preparación</text:a><text:bookmark-end text:name="__RefHeading__21744_721071827"/></text:h>
      <text:p text:style-name="Text_20_body">Aunque puede ser extremadamente útil para elaborar confirmaciones exactamente a tu gusto, el área de preparación es en ocasiones demasiado compleja para las necesidades de tu flujo de trabajo. Si quieres saltarte el área de preparación, Git proporciona un atajo. Pasar la opción <text:span text:style-name="Source_20_Text">-a</text:span> al comando <text:span text:style-name="Source_20_Text">git commit</text:span> hace que Git prepare todo archivo que estuviese en seguimiento antes de la confirmación, permitiéndote obviar toda la parte de <text:span text:style-name="Source_20_Text">git add</text:span>:</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text:span></text:p>
      <text:p text:style-name="Preformatted_20_Text"><text:span text:style-name="Source_20_Text"># Changes not staged for commit:</text:span></text:p>
      <text:p text:style-name="Preformatted_20_Text"><text:span text:style-name="Source_20_Text">#</text:span></text:p>
      <text:p text:style-name="Preformatted_20_Text"><text:span text:style-name="Source_20_Text"># <text:s text:c="2"/>modified: <text:s text:c="2"/>benchmarks.rb</text:span></text:p>
      <text:p text:style-name="Preformatted_20_Text"><text:span text:style-name="Source_20_Text">#</text:span></text:p>
      <text:p text:style-name="Preformatted_20_Text"><text:span text:style-name="Source_20_Text">$ git commit -a -m 'added new benchmarks'</text:span></text:p>
      <text:p text:style-name="Preformatted_20_Text"><text:span text:style-name="Source_20_Text">[master 83e38c7] added new benchmarks</text:span></text:p>
      <text:p text:style-name="P9"><text:span text:style-name="Source_20_Text"><text:s/>1 files changed, 5 insertions(+), 0 deletions(-)</text:span></text:p>
      <text:p text:style-name="Text_20_body">Fíjate que no has tenido que ejecutar <text:span text:style-name="Source_20_Text">git add</text:span> sobre el archivo benchmarks.rb antes de hacer la confirmación.</text:p>
      <text:h text:style-name="Heading_20_3" text:outline-level="3"><text:bookmark-start text:name="__RefHeading__21746_721071827"/><text:bookmark text:name="Eliminando-archivos"/><text:a xlink:type="simple" xlink:href="http://git-scm.com/book/es/Fundamentos-de-Git-Guardando-cambios-en-el-repositorio#Eliminando-archivos">Eliminando archivos</text:a><text:bookmark-end text:name="__RefHeading__21746_721071827"/></text:h>
      <text:p text:style-name="Text_20_body">Para eliminar un archivo de Git, debes eliminarlo de tus archivos bajo seguimiento (más concretamente, debes eliminarlo de tu área de preparación), y después confirmar. El comando <text:span text:style-name="Source_20_Text">git rm</text:span> se encarga de eso, y también elimina el archivo de tu directorio de trabajo, para que no lo veas entre los archivos sin seguimiento.</text:p>
      <text:p text:style-name="Text_20_body">Si simplemente eliminas el archivo de tu directorio de trabajo, aparecerá bajo la cabecera “Modificados pero no actualizados” (“Changes not staged for commit”) (es decir, <text:span text:style-name="Emphasis">sin preparar</text:span>) de la salida del comando <text:span text:style-name="Source_20_Text">git status</text:span>:</text:p>
      <text:p text:style-name="Preformatted_20_Text"><text:span text:style-name="Source_20_Text">$ rm grit.gemspec</text:span></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text:span></text:p>
      <text:p text:style-name="Preformatted_20_Text"><text:span text:style-name="Source_20_Text"># Changes not staged for commit:</text:span></text:p>
      <text:p text:style-name="Preformatted_20_Text"><text:span text:style-name="Source_20_Text"># <text:s text:c="2"/>(use "git add/rm &lt;file&gt;..." to update what will be committed)</text:span></text:p>
      <text:p text:style-name="Preformatted_20_Text"><text:span text:style-name="Source_20_Text">#</text:span></text:p>
      <text:p text:style-name="Preformatted_20_Text"><text:span text:style-name="Source_20_Text"># <text:s text:c="6"/>deleted: <text:s text:c="3"/>grit.gemspec</text:span></text:p>
      <text:p text:style-name="P9"><text:span text:style-name="Source_20_Text">#</text:span></text:p>
      <text:p text:style-name="Text_20_body">Si entonces ejecutas el comando <text:span text:style-name="Source_20_Text">git rm</text:span>, preparas la eliminación del archivo en cuestión:</text:p>
      <text:p text:style-name="Preformatted_20_Text"><text:span text:style-name="Source_20_Text">$ git rm grit.gemspec</text:span></text:p>
      <text:p text:style-name="Preformatted_20_Text"><text:span text:style-name="Source_20_Text">rm 'grit.gemspec'</text:span></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6"/>deleted: <text:s text:c="3"/>grit.gemspec</text:span></text:p>
      <text:p text:style-name="P9"><text:span text:style-name="Source_20_Text">#</text:span></text:p>
      <text:p text:style-name="Text_20_body"><text:soft-page-break/>La próxima vez que confirmes, el archivo desaparecerá y dejará de estar bajo seguimiento. Si ya habías modificado el archivo y lo tenías en el área de preparación, deberás forzar su eliminación con la opción <text:span text:style-name="Source_20_Text">-f</text:span>. Ésta es una medida de seguridad para evitar la eliminación accidental de información que no ha sido registrada en una instantánea, y que por tanto no podría ser recuperada.</text:p>
      <text:p text:style-name="Text_20_body">Otra cosa que puede que quieras hacer es mantener el archivo en tu directorio de trabajo, pero eliminarlo de tu área de preparación. Dicho de otro modo, puede que quieras mantener el archivo en tu disco duro, pero interrumpir su seguimiento por parte de Git. Esto resulta particularmente útil cuando olvidaste añadir algo a tu archivo <text:span text:style-name="Source_20_Text">.gitignore</text:span> y lo añadiste accidentalmente, como un archivo de log enorme, o un montón de archivos <text:span text:style-name="Source_20_Text">.a</text:span>. Para hacer esto, usa la opción <text:span text:style-name="Source_20_Text">--cached</text:span>:</text:p>
      <text:p text:style-name="P9"><text:span text:style-name="Source_20_Text">$ git rm --cached readme.txt</text:span></text:p>
      <text:p text:style-name="Text_20_body">El comando <text:span text:style-name="Source_20_Text">git rm</text:span> acepta archivos, directorios, y patrones glob. Es decir, que podrías hacer algo así:</text:p>
      <text:p text:style-name="P9"><text:span text:style-name="Source_20_Text">$ git rm log/\*.log</text:span></text:p>
      <text:p text:style-name="Text_20_body">Fíjate en la barra hacia atrás (<text:span text:style-name="Source_20_Text">\</text:span>) antes del <text:span text:style-name="Source_20_Text">*</text:span>. Es necesaria debido a que Git hace su propia expansión de rutas, además de la expansión que hace tu shell. Este comando elimina todos los archivos con la extensión <text:span text:style-name="Source_20_Text">.log</text:span> en el directorio <text:span text:style-name="Source_20_Text">log/</text:span>. También puedes hacer algo así:</text:p>
      <text:p text:style-name="P9"><text:span text:style-name="Source_20_Text">$ git rm \*~</text:span></text:p>
      <text:p text:style-name="Text_20_body">Este comando elimina todos los archivos que terminan en <text:span text:style-name="Source_20_Text">~</text:span>.</text:p>
      <text:h text:style-name="Heading_20_3" text:outline-level="3"><text:bookmark-start text:name="__RefHeading__21748_721071827"/><text:bookmark text:name="Moviendo-archivos"/><text:a xlink:type="simple" xlink:href="http://git-scm.com/book/es/Fundamentos-de-Git-Guardando-cambios-en-el-repositorio#Moviendo-archivos">Moviendo archivos</text:a><text:bookmark-end text:name="__RefHeading__21748_721071827"/></text:h>
      <text:p text:style-name="Text_20_body">A diferencia de muchos otros VCSs, Git no hace un seguimiento explicito del movimiento de archivos. Si renombras un archivo, en Git no se almacena ningún metadato que indique que lo has renombrado. Sin embargo, Git es suficientemente inteligente como para darse cuenta —trataremos el tema de la detección de movimiento de archivos un poco más adelante—.</text:p>
      <text:p text:style-name="Text_20_body">Por tanto, es un poco desconcertante que Git tenga un comando <text:span text:style-name="Source_20_Text">mv</text:span>. Si quieres renombrar un archivo en Git, puedes ejecutar algo así:</text:p>
      <text:p text:style-name="P9"><text:span text:style-name="Source_20_Text">$ git mv file_from file_to</text:span></text:p>
      <text:p text:style-name="Text_20_body">Y funciona perfectamente. De hecho, cuando ejecutas algo así y miras la salida del comando <text:span text:style-name="Source_20_Text">status</text:span>, verás que Git lo considera un archivo renombrado:</text:p>
      <text:p text:style-name="Preformatted_20_Text"><text:span text:style-name="Source_20_Text">$ git mv README.txt README</text:span></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Your branch is ahead of 'origin/master' by 1 commit.</text:span></text:p>
      <text:p text:style-name="Preformatted_20_Text"><text:span text:style-name="Source_20_Text">#</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6"/>renamed: <text:s text:c="3"/>README.txt -&gt; README</text:span></text:p>
      <text:p text:style-name="P9"><text:span text:style-name="Source_20_Text">#</text:span></text:p>
      <text:p text:style-name="Text_20_body">Sin embargo, esto es equivalente a ejecutar algo así:</text:p>
      <text:p text:style-name="Preformatted_20_Text"><text:span text:style-name="Source_20_Text">$ mv README.txt README</text:span></text:p>
      <text:p text:style-name="Preformatted_20_Text"><text:span text:style-name="Source_20_Text">$ git rm README.txt</text:span></text:p>
      <text:p text:style-name="P9"><text:span text:style-name="Source_20_Text">$ git add README</text:span></text:p>
      <text:p text:style-name="Text_20_body"><text:soft-page-break/>Git se da cuenta de que es un renombrado de manera implícita, así que no importa si renombras un archivo de este modo, o usando el comando <text:span text:style-name="Source_20_Text">mv</text:span>. La única diferencia real es que <text:span text:style-name="Source_20_Text">mv</text:span> es un comando en vez de tres —es más cómodo—. Y lo que es más importante, puedes usar cualquier herramienta para renombrar un archivo, y preocuparte de los <text:span text:style-name="Source_20_Text">add</text:span> y <text:span text:style-name="Source_20_Text">rm</text:span> más tarde, antes de confirmar.</text:p>
      <text:h text:style-name="P32" text:outline-level="2"><text:bookmark-start text:name="__RefHeading__2625_2051115327"/>2.3 Viendo el histórico de confirmaciones<text:bookmark-end text:name="__RefHeading__2625_2051115327"/></text:h>
      <text:p text:style-name="Text_20_body">Después de haber hecho varias confirmaciones, o si has clonado un repositorio que ya tenía un histórico de confirmaciones, probablemente quieras mirar atrás para ver qué modificaciones se han llevado a cabo. La herramienta más básica y potente para hacer esto es el comando <text:span text:style-name="Source_20_Text">git log</text:span>.</text:p>
      <text:p text:style-name="Text_20_body">Estos ejemplos usan un proyecto muy sencillo llamado simplegit que suelo usar para hacer demostraciones. Para clonar el proyecto, ejecuta:</text:p>
      <text:p text:style-name="P9"><text:span text:style-name="Source_20_Text">git clone git://github.com/schacon/simplegit-progit.git</text:span></text:p>
      <text:p text:style-name="Text_20_body">Cuando ejecutes <text:span text:style-name="Source_20_Text">git log</text:span> sobre este proyecto, deberías ver una salida similar a esta:</text:p>
      <text:p text:style-name="Preformatted_20_Text"><text:span text:style-name="Source_20_Text">$ git log</text:span></text:p>
      <text:p text:style-name="Preformatted_20_Text"><text:span text:style-name="Source_20_Text">commit ca82a6dff817ec66f44342007202690a93763949</text:span></text:p>
      <text:p text:style-name="Preformatted_20_Text"><text:span text:style-name="Source_20_Text">Author: Scott Chacon &lt;schacon@gee-mail.com&gt;</text:span></text:p>
      <text:p text:style-name="Preformatted_20_Text"><text:span text:style-name="Source_20_Text">Date: <text:s text:c="2"/>Mon Mar 17 21:52:11 2008 -0700</text:span></text:p>
      <text:p text:style-name="Preformatted_20_Text"/>
      <text:p text:style-name="Preformatted_20_Text"><text:span text:style-name="Source_20_Text"><text:s text:c="4"/>changed the version number</text:span></text:p>
      <text:p text:style-name="Preformatted_20_Text"/>
      <text:p text:style-name="Preformatted_20_Text"><text:span text:style-name="Source_20_Text">commit 085bb3bcb608e1e8451d4b2432f8ecbe6306e7e7</text:span></text:p>
      <text:p text:style-name="Preformatted_20_Text"><text:span text:style-name="Source_20_Text">Author: Scott Chacon &lt;schacon@gee-mail.com&gt;</text:span></text:p>
      <text:p text:style-name="Preformatted_20_Text"><text:span text:style-name="Source_20_Text">Date: <text:s text:c="2"/>Sat Mar 15 16:40:33 2008 -0700</text:span></text:p>
      <text:p text:style-name="Preformatted_20_Text"/>
      <text:p text:style-name="Preformatted_20_Text"><text:span text:style-name="Source_20_Text"><text:s text:c="4"/>removed unnecessary test code</text:span></text:p>
      <text:p text:style-name="Preformatted_20_Text"/>
      <text:p text:style-name="Preformatted_20_Text"><text:span text:style-name="Source_20_Text">commit a11bef06a3f659402fe7563abf99ad00de2209e6</text:span></text:p>
      <text:p text:style-name="Preformatted_20_Text"><text:span text:style-name="Source_20_Text">Author: Scott Chacon &lt;schacon@gee-mail.com&gt;</text:span></text:p>
      <text:p text:style-name="Preformatted_20_Text"><text:span text:style-name="Source_20_Text">Date: <text:s text:c="2"/>Sat Mar 15 10:31:28 2008 -0700</text:span></text:p>
      <text:p text:style-name="Preformatted_20_Text"/>
      <text:p text:style-name="P9"><text:span text:style-name="Source_20_Text"><text:s text:c="4"/>first commit</text:span></text:p>
      <text:p text:style-name="Text_20_body">Por defecto, si no pasas ningún argumento, <text:span text:style-name="Source_20_Text">git log</text:span> lista las confirmaciones hechas sobre ese repositorio en orden cronológico inverso. Es decir, las confirmaciones más recientes se muestran al principio. Como puedes ver, este comando lista cada confirmación con su suma de comprobación SHA-1, el nombre y dirección de correo del autor, la fecha y el mensaje de confirmación.</text:p>
      <text:p text:style-name="Text_20_body">El comando <text:span text:style-name="Source_20_Text">git log</text:span> proporciona gran cantidad de opciones para mostrarte exactamente lo que buscas. Aquí veremos algunas de las más usadas.</text:p>
      <text:p text:style-name="Text_20_body">Una de las opciones más útiles es <text:span text:style-name="Source_20_Text">-p</text:span>, que muestra las diferencias introducidas en cada confirmación. También puedes usar la opción <text:span text:style-name="Source_20_Text">-2</text:span>, que hace que se muestren únicamente las dos últimas entradas del histórico:</text:p>
      <text:p text:style-name="Preformatted_20_Text"><text:span text:style-name="Source_20_Text">$ git log –p -2</text:span></text:p>
      <text:p text:style-name="Preformatted_20_Text"><text:span text:style-name="Source_20_Text">commit ca82a6dff817ec66f44342007202690a93763949</text:span></text:p>
      <text:p text:style-name="Preformatted_20_Text"><text:span text:style-name="Source_20_Text">Author: Scott Chacon &lt;schacon@gee-mail.com&gt;</text:span></text:p>
      <text:p text:style-name="Preformatted_20_Text"><text:span text:style-name="Source_20_Text">Date: <text:s text:c="2"/>Mon Mar 17 21:52:11 2008 -0700</text:span></text:p>
      <text:p text:style-name="Preformatted_20_Text"/>
      <text:p text:style-name="Preformatted_20_Text"><text:span text:style-name="Source_20_Text"><text:s text:c="4"/>changed the version number</text:span></text:p>
      <text:p text:style-name="Preformatted_20_Text"/>
      <text:p text:style-name="Preformatted_20_Text"><text:span text:style-name="Source_20_Text">diff --git a/Rakefile b/Rakefile</text:span></text:p>
      <text:p text:style-name="Preformatted_20_Text"><text:span text:style-name="Source_20_Text">index a874b73..8f94139 100644</text:span></text:p>
      <text:p text:style-name="Preformatted_20_Text"><text:span text:style-name="Source_20_Text">--- a/Rakefile</text:span></text:p>
      <text:p text:style-name="Preformatted_20_Text"><text:soft-page-break/><text:span text:style-name="Source_20_Text">+++ b/Rakefile</text:span></text:p>
      <text:p text:style-name="Preformatted_20_Text"><text:span text:style-name="Source_20_Text">@@ -5,7 +5,7 @@ require 'rake/gempackagetask'</text:span></text:p>
      <text:p text:style-name="Preformatted_20_Text"><text:span text:style-name="Source_20_Text"><text:s/>spec = Gem::Specification.new do |s|</text:span></text:p>
      <text:p text:style-name="Preformatted_20_Text"><text:span text:style-name="Source_20_Text">- <text:s text:c="3"/>s.version <text:s text:c="2"/>= <text:s text:c="2"/>"0.1.0"</text:span></text:p>
      <text:p text:style-name="Preformatted_20_Text"><text:span text:style-name="Source_20_Text">+ <text:s text:c="3"/>s.version <text:s text:c="2"/>= <text:s text:c="2"/>"0.1.1"</text:span></text:p>
      <text:p text:style-name="Preformatted_20_Text"><text:span text:style-name="Source_20_Text"><text:s text:c="5"/>s.author <text:s text:c="3"/>= <text:s text:c="2"/>"Scott Chacon"</text:span></text:p>
      <text:p text:style-name="Preformatted_20_Text"/>
      <text:p text:style-name="Preformatted_20_Text"><text:span text:style-name="Source_20_Text">commit 085bb3bcb608e1e8451d4b2432f8ecbe6306e7e7</text:span></text:p>
      <text:p text:style-name="Preformatted_20_Text"><text:span text:style-name="Source_20_Text">Author: Scott Chacon &lt;schacon@gee-mail.com&gt;</text:span></text:p>
      <text:p text:style-name="Preformatted_20_Text"><text:span text:style-name="Source_20_Text">Date: <text:s text:c="2"/>Sat Mar 15 16:40:33 2008 -0700</text:span></text:p>
      <text:p text:style-name="Preformatted_20_Text"/>
      <text:p text:style-name="Preformatted_20_Text"><text:span text:style-name="Source_20_Text"><text:s text:c="4"/>removed unnecessary test code</text:span></text:p>
      <text:p text:style-name="Preformatted_20_Text"/>
      <text:p text:style-name="Preformatted_20_Text"><text:span text:style-name="Source_20_Text">diff --git a/lib/simplegit.rb b/lib/simplegit.rb</text:span></text:p>
      <text:p text:style-name="Preformatted_20_Text"><text:span text:style-name="Source_20_Text">index a0a60ae..47c6340 100644</text:span></text:p>
      <text:p text:style-name="Preformatted_20_Text"><text:span text:style-name="Source_20_Text">--- a/lib/simplegit.rb</text:span></text:p>
      <text:p text:style-name="Preformatted_20_Text"><text:span text:style-name="Source_20_Text">+++ b/lib/simplegit.rb</text:span></text:p>
      <text:p text:style-name="Preformatted_20_Text"><text:span text:style-name="Source_20_Text">@@ -18,8 +18,3 @@ class SimpleGit</text:span></text:p>
      <text:p text:style-name="Preformatted_20_Text"><text:span text:style-name="Source_20_Text"><text:s text:c="5"/>end</text:span></text:p>
      <text:p text:style-name="Preformatted_20_Text"/>
      <text:p text:style-name="Preformatted_20_Text"><text:span text:style-name="Source_20_Text"><text:s/>end</text:span></text:p>
      <text:p text:style-name="Preformatted_20_Text"><text:span text:style-name="Source_20_Text">-</text:span></text:p>
      <text:p text:style-name="Preformatted_20_Text"><text:span text:style-name="Source_20_Text">-if $0 == __FILE__</text:span></text:p>
      <text:p text:style-name="Preformatted_20_Text"><text:span text:style-name="Source_20_Text">- <text:s/>git = SimpleGit.new</text:span></text:p>
      <text:p text:style-name="Preformatted_20_Text"><text:span text:style-name="Source_20_Text">- <text:s/>puts git.show</text:span></text:p>
      <text:p text:style-name="Preformatted_20_Text"><text:span text:style-name="Source_20_Text">-end</text:span></text:p>
      <text:p text:style-name="P9"><text:span text:style-name="Source_20_Text">\ No newline at end of file</text:span></text:p>
      <text:p text:style-name="Text_20_body">Esta opción muestra la misma información, pero añadiendo tras cada entrada las diferencias que le corresponden. Esto resulta muy útil para revisiones de código, o para visualizar rápidamente lo que ha pasado en las confirmaciones enviadas por un colaborador.</text:p>
      <text:p text:style-name="Text_20_body">También puedes usar con <text:span text:style-name="Source_20_Text">git log</text:span> una serie de opciones de resumen. Por ejemplo, si quieres ver algunas estadísticas de cada confirmación, puedes usar la opción <text:span text:style-name="Source_20_Text">--stat</text:span>:</text:p>
      <text:p text:style-name="Preformatted_20_Text"><text:span text:style-name="Source_20_Text">$ git log --stat</text:span></text:p>
      <text:p text:style-name="Preformatted_20_Text"><text:span text:style-name="Source_20_Text">commit ca82a6dff817ec66f44342007202690a93763949</text:span></text:p>
      <text:p text:style-name="Preformatted_20_Text"><text:span text:style-name="Source_20_Text">Author: Scott Chacon &lt;schacon@gee-mail.com&gt;</text:span></text:p>
      <text:p text:style-name="Preformatted_20_Text"><text:span text:style-name="Source_20_Text">Date: <text:s text:c="2"/>Mon Mar 17 21:52:11 2008 -0700</text:span></text:p>
      <text:p text:style-name="Preformatted_20_Text"/>
      <text:p text:style-name="Preformatted_20_Text"><text:span text:style-name="Source_20_Text"><text:s text:c="4"/>changed the version number</text:span></text:p>
      <text:p text:style-name="Preformatted_20_Text"/>
      <text:p text:style-name="Preformatted_20_Text"><text:span text:style-name="Source_20_Text"><text:s/>Rakefile | <text:s text:c="3"/>2 +-</text:span></text:p>
      <text:p text:style-name="Preformatted_20_Text"><text:span text:style-name="Source_20_Text"><text:s/>1 files changed, 1 insertions(+), 1 deletions(-)</text:span></text:p>
      <text:p text:style-name="Preformatted_20_Text"/>
      <text:p text:style-name="Preformatted_20_Text"><text:span text:style-name="Source_20_Text">commit 085bb3bcb608e1e8451d4b2432f8ecbe6306e7e7</text:span></text:p>
      <text:p text:style-name="Preformatted_20_Text"><text:span text:style-name="Source_20_Text">Author: Scott Chacon &lt;schacon@gee-mail.com&gt;</text:span></text:p>
      <text:p text:style-name="Preformatted_20_Text"><text:span text:style-name="Source_20_Text">Date: <text:s text:c="2"/>Sat Mar 15 16:40:33 2008 -0700</text:span></text:p>
      <text:p text:style-name="Preformatted_20_Text"/>
      <text:p text:style-name="Preformatted_20_Text"><text:span text:style-name="Source_20_Text"><text:s text:c="4"/>removed unnecessary test code</text:span></text:p>
      <text:p text:style-name="Preformatted_20_Text"/>
      <text:p text:style-name="Preformatted_20_Text"><text:span text:style-name="Source_20_Text"><text:s/>lib/simplegit.rb | <text:s text:c="3"/>5 -----</text:span></text:p>
      <text:p text:style-name="Preformatted_20_Text"><text:span text:style-name="Source_20_Text"><text:s/>1 files changed, 0 insertions(+), 5 deletions(-)</text:span></text:p>
      <text:p text:style-name="Preformatted_20_Text"/>
      <text:p text:style-name="Preformatted_20_Text"><text:span text:style-name="Source_20_Text">commit a11bef06a3f659402fe7563abf99ad00de2209e6</text:span></text:p>
      <text:p text:style-name="Preformatted_20_Text"><text:span text:style-name="Source_20_Text">Author: Scott Chacon &lt;schacon@gee-mail.com&gt;</text:span></text:p>
      <text:p text:style-name="Preformatted_20_Text"><text:span text:style-name="Source_20_Text">Date: <text:s text:c="2"/>Sat Mar 15 10:31:28 2008 -0700</text:span></text:p>
      <text:p text:style-name="Preformatted_20_Text"/>
      <text:p text:style-name="Preformatted_20_Text"><text:span text:style-name="Source_20_Text"><text:s text:c="4"/>first commit</text:span></text:p>
      <text:p text:style-name="Preformatted_20_Text"/>
      <text:p text:style-name="Preformatted_20_Text"><text:soft-page-break/><text:span text:style-name="Source_20_Text"><text:s/>README <text:s text:c="10"/>| <text:s text:c="3"/>6 ++++++</text:span></text:p>
      <text:p text:style-name="Preformatted_20_Text"><text:span text:style-name="Source_20_Text"><text:s/>Rakefile <text:s text:c="8"/>| <text:s text:c="2"/>23 +++++++++++++++++++++++</text:span></text:p>
      <text:p text:style-name="Preformatted_20_Text"><text:span text:style-name="Source_20_Text"><text:s/>lib/simplegit.rb | <text:s text:c="2"/>25 +++++++++++++++++++++++++</text:span></text:p>
      <text:p text:style-name="P9"><text:span text:style-name="Source_20_Text"><text:s/>3 files changed, 54 insertions(+), 0 deletions(-)</text:span></text:p>
      <text:p text:style-name="Text_20_body">Como puedes ver, la opción <text:span text:style-name="Source_20_Text">--stat</text:span> imprime tras cada confirmación una lista de archivos modificados, indicando cuántos han sido modificados y cuántas líneas han sido añadidas y eliminadas para cada uno de ellos, y un resumen de toda esta información.</text:p>
      <text:p text:style-name="Text_20_body">Otra opción realmente útil es <text:span text:style-name="Source_20_Text">--pretty</text:span>, que modifica el formato de la salida. Tienes unos cuantos estilos disponibles. La opción <text:span text:style-name="Source_20_Text">oneline</text:span> imprime cada confirmación en una única línea, lo que puede resultar útil si estás analizando gran cantidad de confirmaciones. Otras opciones son <text:span text:style-name="Source_20_Text">short</text:span>, <text:span text:style-name="Source_20_Text">full</text:span> y <text:span text:style-name="Source_20_Text">fuller</text:span>, que muestran la salida en un formato parecido, pero añadiendo menos o más información, respectivamente:</text:p>
      <text:p text:style-name="Preformatted_20_Text"><text:span text:style-name="Source_20_Text">$ git log --pretty=oneline</text:span></text:p>
      <text:p text:style-name="Preformatted_20_Text"><text:span text:style-name="Source_20_Text">ca82a6dff817ec66f44342007202690a93763949 changed the version number</text:span></text:p>
      <text:p text:style-name="Preformatted_20_Text"><text:span text:style-name="Source_20_Text">085bb3bcb608e1e8451d4b2432f8ecbe6306e7e7 removed unnecessary test code</text:span></text:p>
      <text:p text:style-name="P9"><text:span text:style-name="Source_20_Text">a11bef06a3f659402fe7563abf99ad00de2209e6 first commit</text:span></text:p>
      <text:p text:style-name="Text_20_body">La opción más interesante es <text:span text:style-name="Source_20_Text">format</text:span>, que te permite especificar tu propio formato. Esto resulta especialmente útil si estás generando una salida para que sea analizada por otro programa —como especificas el formato explícitamente, sabes que no cambiará en futuras actualizaciones de Git—:</text:p>
      <text:p text:style-name="Preformatted_20_Text"><text:span text:style-name="Source_20_Text">$ git log --pretty=format:"%h - %an, %ar : %s"</text:span></text:p>
      <text:p text:style-name="Preformatted_20_Text"><text:span text:style-name="Source_20_Text">ca82a6d - Scott Chacon, 11 months ago : changed the version number</text:span></text:p>
      <text:p text:style-name="Preformatted_20_Text"><text:span text:style-name="Source_20_Text">085bb3b - Scott Chacon, 11 months ago : removed unnecessary test code</text:span></text:p>
      <text:p text:style-name="P9"><text:span text:style-name="Source_20_Text">a11bef0 - Scott Chacon, 11 months ago : first commit</text:span></text:p>
      <text:p text:style-name="Text_20_body">La Tabla 2-1 lista algunas de las opciones más útiles aceptadas por <text:span text:style-name="Source_20_Text">format</text:span>.</text:p>
      <text:p text:style-name="Preformatted_20_Text"><text:span text:style-name="Source_20_Text">Opción Descripción de la salida</text:span></text:p>
      <text:p text:style-name="Preformatted_20_Text"><text:span text:style-name="Source_20_Text">%H <text:s/>Hash de la confirmación</text:span></text:p>
      <text:p text:style-name="Preformatted_20_Text"><text:span text:style-name="Source_20_Text">%h <text:s/>Hash de la confirmación abreviado</text:span></text:p>
      <text:p text:style-name="Preformatted_20_Text"><text:span text:style-name="Source_20_Text">%T <text:s/>Hash del árbol</text:span></text:p>
      <text:p text:style-name="Preformatted_20_Text"><text:span text:style-name="Source_20_Text">%t <text:s/>Hash del árbol abreviado</text:span></text:p>
      <text:p text:style-name="Preformatted_20_Text"><text:span text:style-name="Source_20_Text">%P <text:s/>Hashes de las confirmaciones padre</text:span></text:p>
      <text:p text:style-name="Preformatted_20_Text"><text:span text:style-name="Source_20_Text">%p <text:s/>Hashes de las confirmaciones padre abreviados</text:span></text:p>
      <text:p text:style-name="Preformatted_20_Text"><text:span text:style-name="Source_20_Text">%an Nombre del autor</text:span></text:p>
      <text:p text:style-name="Preformatted_20_Text"><text:span text:style-name="Source_20_Text">%ae Dirección de correo del autor</text:span></text:p>
      <text:p text:style-name="Preformatted_20_Text"><text:span text:style-name="Source_20_Text">%ad Fecha de autoría (el formato respeta la opción `-–date`)</text:span></text:p>
      <text:p text:style-name="Preformatted_20_Text"><text:span text:style-name="Source_20_Text">%ar Fecha de autoría, relativa</text:span></text:p>
      <text:p text:style-name="Preformatted_20_Text"><text:span text:style-name="Source_20_Text">%cn Nombre del confirmador</text:span></text:p>
      <text:p text:style-name="Preformatted_20_Text"><text:span text:style-name="Source_20_Text">%ce Dirección de correo del confirmador</text:span></text:p>
      <text:p text:style-name="Preformatted_20_Text"><text:span text:style-name="Source_20_Text">%cd Fecha de confirmación</text:span></text:p>
      <text:p text:style-name="Preformatted_20_Text"><text:span text:style-name="Source_20_Text">%cr Fecha de confirmación, relativa</text:span></text:p>
      <text:p text:style-name="P9"><text:span text:style-name="Source_20_Text">%s <text:s/>Asunto</text:span></text:p>
      <text:p text:style-name="Text_20_body">Puede que te estés preguntando la diferencia entre <text:span text:style-name="Emphasis">autor</text:span> (<text:span text:style-name="Emphasis">author</text:span>) y <text:span text:style-name="Emphasis">confirmador</text:span> (<text:span text:style-name="Emphasis">committer</text:span>). El autor es la persona que escribió originalmente el trabajo, mientras que el confirmador es quien lo aplicó. Por tanto, si mandas un parche a un proyecto, y uno de sus miembros lo aplica, ambos recibiréis reconocimiento —tú como autor, y el miembro del proyecto como confirmador—. Veremos esta distinción en mayor profundidad en el Capítulo 5.</text:p>
      <text:p text:style-name="Text_20_body">Las opciones <text:span text:style-name="Source_20_Text">oneline</text:span> y <text:span text:style-name="Source_20_Text">format</text:span> son especialmente útiles combinadas con otra opción llamada <text:span text:style-name="Source_20_Text">--graph</text:span>. Ésta añade un pequeño gráfico ASCII mostrando tu histórico de ramificaciones y uniones, como podemos ver en nuestra copia del repositorio del proyecto Grit:</text:p>
      <text:p text:style-name="Preformatted_20_Text"><text:span text:style-name="Source_20_Text">$ git log --pretty=format:"%h %s" --graph</text:span></text:p>
      <text:p text:style-name="Preformatted_20_Text"><text:span text:style-name="Source_20_Text">* 2d3acf9 ignore errors from SIGCHLD on trap</text:span></text:p>
      <text:p text:style-name="Preformatted_20_Text"><text:soft-page-break/><text:span text:style-name="Source_20_Text">* <text:s/>5e3ee11 Merge branch 'master' of git://github.com/dustin/grit</text:span></text:p>
      <text:p text:style-name="Preformatted_20_Text"><text:span text:style-name="Source_20_Text">|\</text:span></text:p>
      <text:p text:style-name="Preformatted_20_Text"><text:span text:style-name="Source_20_Text">| * 420eac9 Added a method for getting the current branch.</text:span></text:p>
      <text:p text:style-name="Preformatted_20_Text"><text:span text:style-name="Source_20_Text">* | 30e367c timeout code and tests</text:span></text:p>
      <text:p text:style-name="Preformatted_20_Text"><text:span text:style-name="Source_20_Text">* | 5a09431 add timeout protection to grit</text:span></text:p>
      <text:p text:style-name="Preformatted_20_Text"><text:span text:style-name="Source_20_Text">* | e1193f8 support for heads with slashes in them</text:span></text:p>
      <text:p text:style-name="Preformatted_20_Text"><text:span text:style-name="Source_20_Text">|/</text:span></text:p>
      <text:p text:style-name="Preformatted_20_Text"><text:span text:style-name="Source_20_Text">* d6016bc require time for xmlschema</text:span></text:p>
      <text:p text:style-name="P9"><text:span text:style-name="Source_20_Text">* <text:s/>11d191e Merge branch 'defunkt' into local</text:span></text:p>
      <text:p text:style-name="Text_20_body">Éstas son sólo algunas de las opciones para formatear la salida de <text:span text:style-name="Source_20_Text">git log</text:span> —existen muchas más. La Tabla 2-2 lista las opcines vistas hasta ahora, y algunas otras opciones de formateo que pueden resultarte útiles, así como su efecto sobre la salida—.</text:p>
      <text:p text:style-name="Preformatted_20_Text"><text:span text:style-name="Source_20_Text">Opción Descripción</text:span></text:p>
      <text:p text:style-name="Preformatted_20_Text"><text:span text:style-name="Source_20_Text">-p <text:s/>Muestra el parche introducido en cada confirmación.</text:span></text:p>
      <text:p text:style-name="Preformatted_20_Text"><text:span text:style-name="Source_20_Text">--stat <text:s/>Muestra estadísticas sobre los archivos modificados en cada confirmación.</text:span></text:p>
      <text:p text:style-name="Preformatted_20_Text"><text:span text:style-name="Source_20_Text">--shortstat Muestra solamente la línea de resumen de la opción `--stat`.</text:span></text:p>
      <text:p text:style-name="Preformatted_20_Text"><text:span text:style-name="Source_20_Text">--name-only Muestra la lista de archivos afectados.</text:span></text:p>
      <text:p text:style-name="Preformatted_20_Text"><text:span text:style-name="Source_20_Text">--name-status <text:s text:c="2"/>Muestra la lista de archivos afectados, indicando además si fueron añadidos, modificados o eliminados.</text:span></text:p>
      <text:p text:style-name="Preformatted_20_Text"><text:span text:style-name="Source_20_Text">--abbrev-commit Muestra solamente los primeros caracteres de la suma SHA-1, en vez de los 40 caracteres de que se compone.</text:span></text:p>
      <text:p text:style-name="Preformatted_20_Text"><text:span text:style-name="Source_20_Text">--relative-date Muestra la fecha en formato relativo (por ejemplo, “2 weeks ago” (“hace 2 semanas”)) en lugar del formato completo.</text:span></text:p>
      <text:p text:style-name="Preformatted_20_Text"><text:span text:style-name="Source_20_Text">--graph Muestra un gráfico ASCII con la historia de ramificaciones y uniones.</text:span></text:p>
      <text:p text:style-name="P9"><text:span text:style-name="Source_20_Text">--pretty <text:s text:c="3"/>Muestra las confirmaciones usando un formato alternativo. Posibles opciones son oneline, short, full, fuller, y format (mediante el cual puedes especificar tu propio formato).</text:span></text:p>
      <text:h text:style-name="Heading_20_3" text:outline-level="3"><text:bookmark-start text:name="__RefHeading__21750_721071827"/><text:bookmark text:name="Limitando-la-salida-del-histórico"/><text:a xlink:type="simple" xlink:href="http://git-scm.com/book/es/Fundamentos-de-Git-Viendo-el-histórico-de-confirmaciones#Limitando-la-salida-del-histórico">Limitando la salida del histórico</text:a><text:bookmark-end text:name="__RefHeading__21750_721071827"/></text:h>
      <text:p text:style-name="Text_20_body">Además de las opciones de formateo, <text:span text:style-name="Source_20_Text">git log</text:span> acepta una serie de opciones para limitar su salida —es decir, opciones que te permiten mostrar únicamente parte de las confirmaciones—. Ya has visto una de ellas, la opción <text:span text:style-name="Source_20_Text">-2</text:span>, que muestra sólo las dos últimas confirmaciones. De hecho, puedes hacer <text:span text:style-name="Source_20_Text">-&lt;n&gt;</text:span>, siendo <text:span text:style-name="Source_20_Text">n</text:span> cualquier entero, para mostrar las últimas <text:span text:style-name="Source_20_Text">n</text:span> confirmaciones. En realidad es poco probable que uses esto con frecuencia, ya que Git por defecto pagina su salida para que veas cada página del histórico por separado.</text:p>
      <text:p text:style-name="Text_20_body">Sin embargo, las opciones temporales como <text:span text:style-name="Source_20_Text">--since</text:span> (desde) y <text:span text:style-name="Source_20_Text">--until</text:span> (hasta) sí que resultan muy útiles. Por ejemplo, este comando lista todas las confirmaciones hechas durante las dos últimas semanas:</text:p>
      <text:p text:style-name="P9"><text:span text:style-name="Source_20_Text">$ git log --since=2.weeks</text:span></text:p>
      <text:p text:style-name="Text_20_body">Este comando acepta muchos formatos. Puedes indicar una fecha concreta (“2008-01-15”), o relativa, como “2 years 1 day 3 minutes ago” (“hace 2 años, 1 día y 3 minutos”).</text:p>
      <text:p text:style-name="Text_20_body">También puedes filtrar la lista para que muestre sólo aquellas confirmaciones que cumplen ciertos criterios. La opción <text:span text:style-name="Source_20_Text">--author</text:span> te permite filtrar por autor, y <text:span text:style-name="Source_20_Text">--grep</text:span> te permite buscar palabras clave entre los mensajes de confirmación. (Ten en cuenta que si quieres aplicar ambas opciones simultáneamente, tienes que añadir <text:span text:style-name="Source_20_Text">--all-match</text:span>, o el comando mostrará las confirmaciones que cumplan cualquiera de las dos, no necesariamente las dos a la vez.)</text:p>
      <text:p text:style-name="Text_20_body">La última opción verdaderamente útil para filtrar la salida de <text:span text:style-name="Source_20_Text">git log</text:span> es especificar una ruta. Si especificas la ruta de un directorio o archivo, puedes limitar la salida a aquellas confirmaciones que introdujeron un cambio en dichos archivos. Ésta debe ser siempre la última opción, y suele ir <text:soft-page-break/>precedida de dos guiones (<text:span text:style-name="Source_20_Text">--</text:span>) para separar la ruta del resto de opciones.</text:p>
      <text:p text:style-name="Text_20_body">En la Tabla 2-3 se listan estas opciones, y algunas otras bastante comunes, a modo de referencia.</text:p>
      <text:p text:style-name="Preformatted_20_Text"><text:span text:style-name="Source_20_Text">Opción Descripción</text:span></text:p>
      <text:p text:style-name="Preformatted_20_Text"><text:span text:style-name="Source_20_Text">-(n) <text:s text:c="3"/>Muestra solamente las últimas n confirmaciones</text:span></text:p>
      <text:p text:style-name="Preformatted_20_Text"><text:span text:style-name="Source_20_Text">--since, --after <text:s text:c="3"/>Muestra aquellas confirmaciones hechas después de la fecha especificada.</text:span></text:p>
      <text:p text:style-name="Preformatted_20_Text"><text:span text:style-name="Source_20_Text">--until, --before <text:s text:c="2"/>Muestra aquellas confirmaciones hechas antes de la fecha especificada.</text:span></text:p>
      <text:p text:style-name="Preformatted_20_Text"><text:span text:style-name="Source_20_Text">--author <text:s text:c="3"/>Muestra sólo aquellas confirmaciones cuyo autor coincide con la cadena especificada.</text:span></text:p>
      <text:p text:style-name="P9"><text:span text:style-name="Source_20_Text">--committer Muestra sólo aquellas confirmaciones cuyo confirmador coincide con la cadena especificada.</text:span></text:p>
      <text:p text:style-name="Text_20_body">Por ejemplo, si quieres ver cuáles de las confirmaciones hechas sobre archivos de prueba del código fuente de Git fueron enviadas por Junio Hamano, y no fueron uniones, en el mes de octubre de 2008, ejecutarías algo así:</text:p>
      <text:p text:style-name="Preformatted_20_Text"><text:span text:style-name="Source_20_Text">$ git log --pretty="%h - %s" --author=gitster --since="2008-10-01" \</text:span></text:p>
      <text:p text:style-name="Preformatted_20_Text"><text:span text:style-name="Source_20_Text"><text:s text:c="3"/>--before="2008-11-01" --no-merges -- t/</text:span></text:p>
      <text:p text:style-name="Preformatted_20_Text"><text:span text:style-name="Source_20_Text">5610e3b - Fix testcase failure when extended attribute</text:span></text:p>
      <text:p text:style-name="Preformatted_20_Text"><text:span text:style-name="Source_20_Text">acd3b9e - Enhance hold_lock_file_for_{update,append}()</text:span></text:p>
      <text:p text:style-name="Preformatted_20_Text"><text:span text:style-name="Source_20_Text">f563754 - demonstrate breakage of detached checkout wi</text:span></text:p>
      <text:p text:style-name="Preformatted_20_Text"><text:span text:style-name="Source_20_Text">d1a43f2 - reset --hard/read-tree --reset -u: remove un</text:span></text:p>
      <text:p text:style-name="Preformatted_20_Text"><text:span text:style-name="Source_20_Text">51a94af - Fix "checkout --track -b newbranch" on detac</text:span></text:p>
      <text:p text:style-name="P9"><text:span text:style-name="Source_20_Text">b0ad11e - pull: allow "git pull origin $something:$cur</text:span></text:p>
      <text:p text:style-name="Text_20_body">De las casi 20.000 confirmaciones en la historia del código fuente de Git, este comando muestra las 6 que cumplen estas condiciones.</text:p>
      <text:h text:style-name="Heading_20_3" text:outline-level="3"><text:bookmark-start text:name="__RefHeading__21752_721071827"/><text:bookmark text:name="Usando-un-interfaz-gráfico-para-visualizar-el-histórico"/><text:a xlink:type="simple" xlink:href="http://git-scm.com/book/es/Fundamentos-de-Git-Viendo-el-histórico-de-confirmaciones#Usando-un-interfaz-gráfico-para-visualizar-el-histórico">Usando un interfaz gráfico para visualizar el histórico</text:a><text:bookmark-end text:name="__RefHeading__21752_721071827"/></text:h>
      <text:p text:style-name="Text_20_body">Si deseas utilizar una herramienta más gráfica para visualizar el histórico de confirmaciones, puede que quieras echarle un ojo a un programa Tcl/Tk llamado gitk que se distribuye junto con Git. Gitk es básicamente un <text:span text:style-name="Source_20_Text">git log</text:span> visual, y acepta casi todas las opciones de filtrado que acepta <text:span text:style-name="Source_20_Text">git log</text:span>. Si tecleas <text:span text:style-name="Source_20_Text">gitk</text:span> en la línea de comandos dentro de tu proyecto, deberías ver algo como lo de la Figura 2-2.</text:p>
      <text:p text:style-name="P8"><text:soft-page-break/><draw:frame draw:style-name="fr1" draw:name="gráficos9" text:anchor-type="as-char" svg:width="11.404cm" svg:height="9.525cm" draw:z-index="90"><draw:image xlink:href="http://git-scm.com/figures/18333fig0202-tn.png" xlink:type="simple" xlink:show="embed" xlink:actuate="onLoad"/></draw:frame></text:p>
      <text:p text:style-name="Text_20_body"><text:line-break/>Figura 2-2. El visualizador de histórico gitk.</text:p>
      <text:p text:style-name="Text_20_body">Puedes ver el histórico de confirmaciones en la mitad superior de la ventana, junto con un gráfico de ascendencia. El visor de diferencias de la mitad inferior muestra las modificaciones introducidas en cada confirmación que selecciones.</text:p>
      <text:p text:style-name="P4"/>
      <text:h text:style-name="P32" text:outline-level="2"><text:bookmark-start text:name="__RefHeading__2627_2051115327"/>2.4 Deshaciendo cosas<text:bookmark-end text:name="__RefHeading__2627_2051115327"/></text:h>
      <text:p text:style-name="Text_20_body">En cualquier momento puedes querer deshacer algo. En esta sección veremos algunas herramientas básicas para deshacer cambios. Ten cuidado, porque no siempre puedes volver atrás después de algunas de estas operaciones. Ésta es una de las pocas áreas de Git que pueden provocar que pierdas datos si haces las cosas incorrectamente.</text:p>
      <text:h text:style-name="Heading_20_3" text:outline-level="3"><text:bookmark-start text:name="__RefHeading__21754_721071827"/><text:bookmark text:name="Modificando-tu-última-confirmación"/><text:a xlink:type="simple" xlink:href="http://git-scm.com/book/es/Fundamentos-de-Git-Deshaciendo-cosas#Modificando-tu-última-confirmación">Modificando tu última confirmación</text:a><text:bookmark-end text:name="__RefHeading__21754_721071827"/></text:h>
      <text:p text:style-name="Text_20_body">Uno de los casos más comunes en el que quieres deshacer cambios es cuando confirmas demasiado pronto y te olvidas de añadir algún archivo, o te confundes al introducir el mensaje de confirmación. Si quieres volver a hacer la confirmación, puedes ejecutar un <text:span text:style-name="Source_20_Text">commit</text:span> con la opción <text:span text:style-name="Source_20_Text">--amend</text:span>:</text:p>
      <text:p text:style-name="P9"><text:span text:style-name="Source_20_Text">$ git commit --amend</text:span></text:p>
      <text:p text:style-name="Text_20_body">Este comando utiliza lo que haya en tu área de preparación para la confirmación. Si no has hecho ningún cambio desde la última confirmación (por ejemplo, si ejecutas este comando justo después de tu confirmación anterior), esta instantánea será exactamente igual, y lo único que cambiarás será el mensaje de confirmación.</text:p>
      <text:p text:style-name="Text_20_body">Se lanzará el editor de texto para que introduzcas tu mensaje, pero ya contendrá el mensaje de la confirmación anterior. Puedes editar el mensaje, igual que siempre, pero se sobreescribirá tu confirmación anterior.</text:p>
      <text:p text:style-name="Text_20_body">Por ejemplo, si confirmas y luego te das cuenta de que se te olvidó preparar los cambios en uno de los archivos que querías añadir, puedes hacer algo así:</text:p>
      <text:p text:style-name="Preformatted_20_Text"><text:soft-page-break/><text:span text:style-name="Source_20_Text">$ git commit -m 'initial commit'</text:span></text:p>
      <text:p text:style-name="Preformatted_20_Text"><text:span text:style-name="Source_20_Text">$ git add forgotten_file</text:span></text:p>
      <text:p text:style-name="P9"><text:span text:style-name="Source_20_Text">$ git commit --amend</text:span></text:p>
      <text:p text:style-name="Text_20_body">Estos tres comandos acabarán convirtiéndose en una única confirmación —la segunda confirmación reemplazará los resultados de la primera—.</text:p>
      <text:h text:style-name="Heading_20_3" text:outline-level="3"><text:bookmark-start text:name="__RefHeading__21756_721071827"/><text:bookmark text:name="Deshaciendo-la-preparación-de-un-archivo"/><text:a xlink:type="simple" xlink:href="http://git-scm.com/book/es/Fundamentos-de-Git-Deshaciendo-cosas#Deshaciendo-la-preparación-de-un-archivo">Deshaciendo la preparación de un archivo</text:a><text:bookmark-end text:name="__RefHeading__21756_721071827"/></text:h>
      <text:p text:style-name="Text_20_body">Las dos secciones siguientes muestran cómo trabajar con las modificaciones del área de preparación y del directorio de trabajo. Lo bueno es que el comando que usas para determinar el estado de ambas áreas te recuerda como deshacer sus modificaciones. Por ejemplo, digamos que has modificado dos archivos, y quieres confirmarlos como cambios separados, pero tecleas accidentalmente <text:span text:style-name="Source_20_Text">git add *</text:span> y preparas ambos. ¿Cómo puedes sacar uno de ellos del área de preparación? El comando <text:span text:style-name="Source_20_Text">git status</text:span> te lo recuerda:</text:p>
      <text:p text:style-name="Preformatted_20_Text"><text:span text:style-name="Source_20_Text">$ git add .</text:span></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6"/>modified: <text:s text:c="2"/>README.txt</text:span></text:p>
      <text:p text:style-name="Preformatted_20_Text"><text:span text:style-name="Source_20_Text"># <text:s text:c="6"/>modified: <text:s text:c="2"/>benchmarks.rb</text:span></text:p>
      <text:p text:style-name="P9"><text:span text:style-name="Source_20_Text">#</text:span></text:p>
      <text:p text:style-name="Text_20_body">Justo debajo de la cabecera “Cambios a confirmar” (“Changes to be committed”), dice que uses <text:span text:style-name="Source_20_Text">git reset HEAD &lt;archivo&gt;...</text:span> para sacar un archivo del área de preparación. Vamos a aplicar ese consejo sobre benchmarks.rb:</text:p>
      <text:p text:style-name="Preformatted_20_Text"><text:span text:style-name="Source_20_Text">$ git reset HEAD benchmarks.rb</text:span></text:p>
      <text:p text:style-name="Preformatted_20_Text"><text:span text:style-name="Source_20_Text">benchmarks.rb: locally modified</text:span></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6"/>modified: <text:s text:c="2"/>README.txt</text:span></text:p>
      <text:p text:style-name="Preformatted_20_Text"><text:span text:style-name="Source_20_Text">#</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 <text:s text:c="2"/>(use "git checkout -- &lt;file&gt;..." to discard changes in working directory)</text:span></text:p>
      <text:p text:style-name="Preformatted_20_Text"><text:span text:style-name="Source_20_Text">#</text:span></text:p>
      <text:p text:style-name="Preformatted_20_Text"><text:span text:style-name="Source_20_Text"># <text:s text:c="6"/>modified: <text:s text:c="2"/>benchmarks.rb</text:span></text:p>
      <text:p text:style-name="P9"><text:span text:style-name="Source_20_Text">#</text:span></text:p>
      <text:p text:style-name="Text_20_body">El comando es un poco extraño, pero funciona. El archivo benchmarks.rb ahora está modificado, no preparado.</text:p>
      <text:h text:style-name="Heading_20_3" text:outline-level="3"><text:bookmark-start text:name="__RefHeading__21758_721071827"/><text:bookmark text:name="Deshaciendo-la-modificación-de-un-archivo"/><text:a xlink:type="simple" xlink:href="http://git-scm.com/book/es/Fundamentos-de-Git-Deshaciendo-cosas#Deshaciendo-la-modificación-de-un-archivo">Deshaciendo la modificación de un archivo</text:a><text:bookmark-end text:name="__RefHeading__21758_721071827"/></text:h>
      <text:p text:style-name="Text_20_body">¿Qué pasa si te das cuenta de que no quieres mantener las modificaciones que has hecho sobre el archivo benchmarks.rb? ¿Cómo puedes deshacerlas fácilmente —revertir el archivo al mismo estado en el que estaba cuando hiciste tu última confirmación— (o cuando clonaste el repositorio, o como quiera que metieses el archivo en tu directorio de trabajo)? Afortunadamente, <text:span text:style-name="Source_20_Text">git status</text:span> también te dice como hacer esto. En la salida del último ejemplo, la cosa estaba así:</text:p>
      <text:p text:style-name="Preformatted_20_Text"><text:span text:style-name="Source_20_Text"># Changes not staged for commit:</text:span></text:p>
      <text:p text:style-name="Preformatted_20_Text"><text:soft-page-break/><text:span text:style-name="Source_20_Text"># <text:s text:c="2"/>(use "git add &lt;file&gt;..." to update what will be committed)</text:span></text:p>
      <text:p text:style-name="Preformatted_20_Text"><text:span text:style-name="Source_20_Text"># <text:s text:c="2"/>(use "git checkout -- &lt;file&gt;..." to discard changes in working directory)</text:span></text:p>
      <text:p text:style-name="Preformatted_20_Text"><text:span text:style-name="Source_20_Text">#</text:span></text:p>
      <text:p text:style-name="Preformatted_20_Text"><text:span text:style-name="Source_20_Text"># <text:s text:c="6"/>modified: <text:s text:c="2"/>benchmarks.rb</text:span></text:p>
      <text:p text:style-name="P9"><text:span text:style-name="Source_20_Text">#</text:span></text:p>
      <text:p text:style-name="Text_20_body">Te dice de forma bastante explícita cómo descartar las modificaciones que hayas hecho (al menos las versiones de Git a partir de la 1.6.1 lo hacen —si tienes una versión más antigua, te recomendamos encarecidamente que la actualices para obtener algunas de estas mejoras de usabilidad—). Vamos a hacer lo que dice:</text:p>
      <text:p text:style-name="Preformatted_20_Text"><text:span text:style-name="Source_20_Text">$ git checkout -- benchmarks.rb</text:span></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6"/>modified: <text:s text:c="2"/>README.txt</text:span></text:p>
      <text:p text:style-name="P9"><text:span text:style-name="Source_20_Text">#</text:span></text:p>
      <text:p text:style-name="Text_20_body">Puedes ver que se han revertido los cambios. También deberías ser consciente del peligro de este comando: cualquier modificación hecha sobre este archivo ha desaparecido —acabas de sobreescribirlo con otro archivo—. Nunca uses este comando a no ser que estés absolutamente seguro de que no quieres el archivo. Si lo único que necesitas es olvidarte de él momentáneamente, veremos los conceptos de apilamiento (stashing) y ramificación (branching) en el próximo capítulo; en general son formas más adecuadas de trabajar.</text:p>
      <text:p text:style-name="Text_20_body">Recuerda, cualquier cosa que esté confirmada en Git casi siempre puede ser recuperada. Incluso confirmaciones sobre ramas que han sido eliminadas, o confirmaciones sobreescritas con la opción <text:span text:style-name="Source_20_Text">--amend</text:span>, pueden recuperarse (véase el Capítulo 9 para conocer más sobre recuperación de datos). Sin embargo, cualquier cosa que pierdas y que no estuviese confirmada, probablemente no vuelvas a verla nunca más.</text:p>
      <text:p text:style-name="P4"/>
      <text:h text:style-name="P32" text:outline-level="2"><text:bookmark-start text:name="__RefHeading__2629_2051115327"/>2.5 Trabajando con repositorios remotos<text:bookmark-end text:name="__RefHeading__2629_2051115327"/></text:h>
      <text:p text:style-name="Text_20_body">Para poder colaborar en cualquier proyecto Git, necesitas saber cómo gestionar tus repositorios remotos. Los repositorios remotos son versiones de tu proyecto que se encuentran alojados en Internet o en algún punto de la red. Puedes tener varios, cada uno de los cuales puede ser de sólo lectura, o de lectura/escritura, según los permisos que tengas. Colaborar con otros implica gestionar estos repositorios remotos, y mandar (push) y recibir (pull) datos de ellos cuando necesites compartir cosas.</text:p>
      <text:p text:style-name="Text_20_body">Gestionar repositorios remotos implica conocer cómo añadir repositorios nuevos, eliminar aquellos que ya no son válidos, gestionar ramas remotas e indicar si están bajo seguimiento o no, y más cosas. En esta sección veremos todos estos conceptos.</text:p>
      <text:h text:style-name="Heading_20_3" text:outline-level="3"><text:bookmark-start text:name="__RefHeading__21760_721071827"/><text:bookmark text:name="Mostrando-tus-repositorios-remotos"/><text:a xlink:type="simple" xlink:href="http://git-scm.com/book/es/Fundamentos-de-Git-Trabajando-con-repositorios-remotos#Mostrando-tus-repositorios-remotos">Mostrando tus repositorios remotos</text:a><text:bookmark-end text:name="__RefHeading__21760_721071827"/></text:h>
      <text:p text:style-name="Text_20_body">Para ver qué repositorios remotos tienes configurados, puedes ejecutar el comando <text:span text:style-name="Source_20_Text">git remote</text:span>. Mostrará una lista con los nombres de los remotos que hayas especificado. Si has clonado tu repositorio, deberías ver por lo menos "origin" —es el nombre predeterminado que le da Git al servidor del que clonaste—:</text:p>
      <text:p text:style-name="Preformatted_20_Text"><text:span text:style-name="Source_20_Text">$ git clone git://github.com/schacon/ticgit.git</text:span></text:p>
      <text:p text:style-name="Preformatted_20_Text"><text:span text:style-name="Source_20_Text">Initialized empty Git repository in /private/tmp/ticgit/.git/</text:span></text:p>
      <text:p text:style-name="Preformatted_20_Text"><text:span text:style-name="Source_20_Text">remote: Counting objects: 595, done.</text:span></text:p>
      <text:p text:style-name="Preformatted_20_Text"><text:soft-page-break/><text:span text:style-name="Source_20_Text">remote: Compressing objects: 100% (269/269), done.</text:span></text:p>
      <text:p text:style-name="Preformatted_20_Text"><text:span text:style-name="Source_20_Text">remote: Total 595 (delta 255), reused 589 (delta 253)</text:span></text:p>
      <text:p text:style-name="Preformatted_20_Text"><text:span text:style-name="Source_20_Text">Receiving objects: 100% (595/595), 73.31 KiB | 1 KiB/s, done.</text:span></text:p>
      <text:p text:style-name="Preformatted_20_Text"><text:span text:style-name="Source_20_Text">Resolving deltas: 100% (255/255), done.</text:span></text:p>
      <text:p text:style-name="Preformatted_20_Text"><text:span text:style-name="Source_20_Text">$ cd ticgit</text:span></text:p>
      <text:p text:style-name="Preformatted_20_Text"><text:span text:style-name="Source_20_Text">$ git remote</text:span></text:p>
      <text:p text:style-name="P9"><text:span text:style-name="Source_20_Text">origin</text:span></text:p>
      <text:p text:style-name="Text_20_body">También puedes añadir la opción <text:span text:style-name="Source_20_Text">-v</text:span>, que muestra la URL asociada a cada repositorio remoto:</text:p>
      <text:p text:style-name="Preformatted_20_Text"><text:span text:style-name="Source_20_Text">$ git remote -v</text:span></text:p>
      <text:p text:style-name="P9"><text:span text:style-name="Source_20_Text">origin <text:s/>git://github.com/schacon/ticgit.git</text:span></text:p>
      <text:p text:style-name="Text_20_body">Si tienes más de un remoto, este comando los lista todos. Por ejemplo, mi repositorio Grit tiene esta pinta:</text:p>
      <text:p text:style-name="Preformatted_20_Text"><text:span text:style-name="Source_20_Text">$ cd grit</text:span></text:p>
      <text:p text:style-name="Preformatted_20_Text"><text:span text:style-name="Source_20_Text">$ git remote -v</text:span></text:p>
      <text:p text:style-name="Preformatted_20_Text"><text:span text:style-name="Source_20_Text">bakkdoor <text:s/>git://github.com/bakkdoor/grit.git</text:span></text:p>
      <text:p text:style-name="Preformatted_20_Text"><text:span text:style-name="Source_20_Text">cho45 <text:s text:c="4"/>git://github.com/cho45/grit.git</text:span></text:p>
      <text:p text:style-name="Preformatted_20_Text"><text:span text:style-name="Source_20_Text">defunkt <text:s text:c="2"/>git://github.com/defunkt/grit.git</text:span></text:p>
      <text:p text:style-name="Preformatted_20_Text"><text:span text:style-name="Source_20_Text">koke <text:s text:c="5"/>git://github.com/koke/grit.git</text:span></text:p>
      <text:p text:style-name="P9"><text:span text:style-name="Source_20_Text">origin <text:s text:c="3"/>git@github.com:mojombo/grit.git</text:span></text:p>
      <text:p text:style-name="Text_20_body">Esto significa que podemos recibir contribuciones de cualquiera de estos usuarios de manera bastante fácil. Pero fíjate en que sólo el remoto origen tiene una URL SSH, por lo que es el único al que podemos enviar (veremos el por qué en el Capítulo 4).</text:p>
      <text:h text:style-name="Heading_20_3" text:outline-level="3"><text:bookmark-start text:name="__RefHeading__21762_721071827"/><text:bookmark text:name="Añadiendo-repositorios-remotos"/><text:a xlink:type="simple" xlink:href="http://git-scm.com/book/es/Fundamentos-de-Git-Trabajando-con-repositorios-remotos#Añadiendo-repositorios-remotos">Añadiendo repositorios remotos</text:a><text:bookmark-end text:name="__RefHeading__21762_721071827"/></text:h>
      <text:p text:style-name="Text_20_body">Ya he mencionado y he dado ejemplos de repositorios remotos en secciones anteriores, pero a continuación veremos cómo añadirlos explícitamente. Para añadir un nuevo repositorio Git remoto, asignándole un nombre con el que referenciarlo fácilmente, ejecuta <text:span text:style-name="Source_20_Text">git remote add [nombre] [url]</text:span>:</text:p>
      <text:p text:style-name="Preformatted_20_Text"><text:span text:style-name="Source_20_Text">$ git remote</text:span></text:p>
      <text:p text:style-name="Preformatted_20_Text"><text:span text:style-name="Source_20_Text">origin</text:span></text:p>
      <text:p text:style-name="Preformatted_20_Text"><text:span text:style-name="Source_20_Text">$ git remote add pb git://github.com/paulboone/ticgit.git</text:span></text:p>
      <text:p text:style-name="Preformatted_20_Text"><text:span text:style-name="Source_20_Text">$ git remote -v</text:span></text:p>
      <text:p text:style-name="Preformatted_20_Text"><text:span text:style-name="Source_20_Text">origin <text:s/>git://github.com/schacon/ticgit.git</text:span></text:p>
      <text:p text:style-name="P9"><text:span text:style-name="Source_20_Text">pb <text:s/>git://github.com/paulboone/ticgit.git</text:span></text:p>
      <text:p text:style-name="Text_20_body">Ahora puedes usar la cadena "pb" en la línea de comandos, en lugar de toda la URL. Por ejemplo, si quieres recuperar toda la información de Paul que todavía no tienes en tu repositorio, puedes ejecutar <text:span text:style-name="Source_20_Text">git fetch pb</text:span>:</text:p>
      <text:p text:style-name="Preformatted_20_Text"><text:span text:style-name="Source_20_Text">$ git fetch pb</text:span></text:p>
      <text:p text:style-name="Preformatted_20_Text"><text:span text:style-name="Source_20_Text">remote: Counting objects: 58, done.</text:span></text:p>
      <text:p text:style-name="Preformatted_20_Text"><text:span text:style-name="Source_20_Text">remote: Compressing objects: 100% (41/41), done.</text:span></text:p>
      <text:p text:style-name="Preformatted_20_Text"><text:span text:style-name="Source_20_Text">remote: Total 44 (delta 24), reused 1 (delta 0)</text:span></text:p>
      <text:p text:style-name="Preformatted_20_Text"><text:span text:style-name="Source_20_Text">Unpacking objects: 100% (44/44), done.</text:span></text:p>
      <text:p text:style-name="Preformatted_20_Text"><text:span text:style-name="Source_20_Text">From git://github.com/paulboone/ticgit</text:span></text:p>
      <text:p text:style-name="Preformatted_20_Text"><text:span text:style-name="Source_20_Text"><text:s/>* [new branch] <text:s text:c="5"/>master <text:s text:c="4"/>-&gt; pb/master</text:span></text:p>
      <text:p text:style-name="P9"><text:span text:style-name="Source_20_Text"><text:s/>* [new branch] <text:s text:c="5"/>ticgit <text:s text:c="4"/>-&gt; pb/ticgit</text:span></text:p>
      <text:p text:style-name="Text_20_body">La rama maestra de Paul es accesible localmente como <text:span text:style-name="Source_20_Text">pb/master</text:span> —puedes unirla a una de tus ramas, o copiarla localmente para inspeccionarla—.</text:p>
      <text:h text:style-name="Heading_20_3" text:outline-level="3"><text:bookmark-start text:name="__RefHeading__21764_721071827"/><text:bookmark text:name="Recibiendo-de-tus-repositorios-remotos"/><text:soft-page-break/><text:a xlink:type="simple" xlink:href="http://git-scm.com/book/es/Fundamentos-de-Git-Trabajando-con-repositorios-remotos#Recibiendo-de-tus-repositorios-remotos">Recibiendo de tus repositorios remotos</text:a><text:bookmark-end text:name="__RefHeading__21764_721071827"/></text:h>
      <text:p text:style-name="Text_20_body">Como acabas de ver, para recuperar datos de tus repositorios remotos puedes ejecutar:</text:p>
      <text:p text:style-name="P9"><text:span text:style-name="Source_20_Text">$ git fetch [remote-name]</text:span></text:p>
      <text:p text:style-name="Text_20_body">Este comando recupera todos los datos del proyecto remoto que no tengas todavía. Después de hacer esto, deberías tener referencias a todas las ramas del repositorio remoto, que puedes unir o inspeccionar en cualquier momento. (Veremos qué son las ramas y cómo utilizarlas en más detalle en el Capítulo 3.)</text:p>
      <text:p text:style-name="Text_20_body">Si clonas un repositorio, el comando añade automáticamente ese repositorio remoto con el nombre de "origin". Por tanto, <text:span text:style-name="Source_20_Text">git fetch origin</text:span> recupera toda la información enviada a ese servidor desde que lo clonaste (o desde la última vez que ejecutaste <text:span text:style-name="Source_20_Text">fetch</text:span>). Es importante tener en cuenta que el comando <text:span text:style-name="Source_20_Text">fetch</text:span> sólo recupera la información y la pone en tu repositorio local —no la une automáticamente con tu trabajo ni modifica aquello en lo que estás trabajando. Tendrás que unir ambos manualmente a posteriori—.</text:p>
      <text:p text:style-name="Text_20_body">Si has configurado una rama para seguir otra rama remota (véase la siguiente sección y el Capítulo 3 para más información), puedes usar el comando <text:span text:style-name="Source_20_Text">git pull</text:span> para recuperar y unir automáticamente la rama remota con tu rama actual. Éste puede resultarte un flujo de trabajo más sencillo y más cómodo; y por defecto, el comando <text:span text:style-name="Source_20_Text">git clone</text:span> automáticamente configura tu rama local maestra para que siga la rama remota maestra del servidor del cual clonaste (asumiendo que el repositorio remoto tiene una rama maestra). Al ejecutar <text:span text:style-name="Source_20_Text">git pull</text:span>, por lo general se recupera la información del servidor del que clonaste, y automáticamente se intenta unir con el código con el que estás trabajando actualmente.</text:p>
      <text:h text:style-name="Heading_20_3" text:outline-level="3"><text:bookmark-start text:name="__RefHeading__21766_721071827"/><text:bookmark text:name="Enviando-a-tus-repositorios-remotos"/><text:a xlink:type="simple" xlink:href="http://git-scm.com/book/es/Fundamentos-de-Git-Trabajando-con-repositorios-remotos#Enviando-a-tus-repositorios-remotos">Enviando a tus repositorios remotos</text:a><text:bookmark-end text:name="__RefHeading__21766_721071827"/></text:h>
      <text:p text:style-name="Text_20_body">Cuando tu proyecto se encuentra en un estado que quieres compartir, tienes que enviarlo a un repositorio remoto. El comando que te permite hacer esto es sencillo: <text:span text:style-name="Source_20_Text">git push [nombre-remoto][nombre-rama]</text:span>. Si quieres enviar tu rama maestra (<text:span text:style-name="Source_20_Text">master</text:span>) a tu servidor origen (<text:span text:style-name="Source_20_Text">origin</text:span>), ejecutarías esto para enviar tu trabajo al servidor:</text:p>
      <text:p text:style-name="P9"><text:span text:style-name="Source_20_Text">$ git push origin master</text:span></text:p>
      <text:p text:style-name="Text_20_body">Este comando funciona únicamente si has clonado de un servidor en el que tienes permiso de escritura, y nadie ha enviado información mientras tanto. Si tú y otra persona clonais a la vez, y él envía su información y luego envías tú la tuya, tu envío será rechazado. Tendrás que bajarte primero su trabajo e incorporarlo en el tuyo para que se te permita hacer un envío. Véase el Capítulo 3 para ver en detalle cómo enviar a servidores remotos.</text:p>
      <text:h text:style-name="Heading_20_3" text:outline-level="3"><text:bookmark-start text:name="__RefHeading__21768_721071827"/><text:bookmark text:name="Inspeccionando-un-repositorio-remoto"/><text:a xlink:type="simple" xlink:href="http://git-scm.com/book/es/Fundamentos-de-Git-Trabajando-con-repositorios-remotos#Inspeccionando-un-repositorio-remoto">Inspeccionando un repositorio remoto</text:a><text:bookmark-end text:name="__RefHeading__21768_721071827"/></text:h>
      <text:p text:style-name="Text_20_body">Si quieres ver más información acerca de un repositorio remoto en particular, puedes usar el comando <text:span text:style-name="Source_20_Text">git remote show [nombre]</text:span>. Si ejecutas este comando pasándole el nombre de un repositorio, como <text:span text:style-name="Source_20_Text">origin</text:span>, obtienes algo así:</text:p>
      <text:p text:style-name="Preformatted_20_Text"><text:span text:style-name="Source_20_Text">$ git remote show origin</text:span></text:p>
      <text:p text:style-name="Preformatted_20_Text"><text:span text:style-name="Source_20_Text">* remote origin</text:span></text:p>
      <text:p text:style-name="Preformatted_20_Text"><text:span text:style-name="Source_20_Text"><text:s text:c="2"/>URL: git://github.com/schacon/ticgit.git</text:span></text:p>
      <text:p text:style-name="Preformatted_20_Text"><text:span text:style-name="Source_20_Text"><text:s text:c="2"/>Remote branch merged with 'git pull' while on branch master</text:span></text:p>
      <text:p text:style-name="Preformatted_20_Text"><text:span text:style-name="Source_20_Text"><text:s text:c="4"/>master</text:span></text:p>
      <text:p text:style-name="Preformatted_20_Text"><text:span text:style-name="Source_20_Text"><text:s text:c="2"/>Tracked remote branches</text:span></text:p>
      <text:p text:style-name="Preformatted_20_Text"><text:span text:style-name="Source_20_Text"><text:s text:c="4"/>master</text:span></text:p>
      <text:p text:style-name="P9"><text:span text:style-name="Source_20_Text"><text:s text:c="4"/>ticgit</text:span></text:p>
      <text:p text:style-name="Text_20_body">Esto lista la URL del repositorio remoto, así como información sobre las ramas bajo seguimiento. <text:soft-page-break/>Este comando te recuerda que si estás en la rama maestra y ejecutas <text:span text:style-name="Source_20_Text">git pull</text:span>, automáticamente unirá los cambios a la rama maestra del remoto después de haber recuperado todas las referencias remotas. También lista todas las referencias remotas que ha recibido.</text:p>
      <text:p text:style-name="Text_20_body">El anterior es un sencillo ejemplo que te encontrarás con frecuencia. Sin embargo, cuando uses Git de forma más avanzada, puede que <text:span text:style-name="Source_20_Text">git remote show</text:span> muestre mucha más información:</text:p>
      <text:p text:style-name="Preformatted_20_Text"><text:span text:style-name="Source_20_Text">$ git remote show origin</text:span></text:p>
      <text:p text:style-name="Preformatted_20_Text"><text:span text:style-name="Source_20_Text">* remote origin</text:span></text:p>
      <text:p text:style-name="Preformatted_20_Text"><text:span text:style-name="Source_20_Text"><text:s text:c="2"/>URL: git@github.com:defunkt/github.git</text:span></text:p>
      <text:p text:style-name="Preformatted_20_Text"><text:span text:style-name="Source_20_Text"><text:s text:c="2"/>Remote branch merged with 'git pull' while on branch issues</text:span></text:p>
      <text:p text:style-name="Preformatted_20_Text"><text:span text:style-name="Source_20_Text"><text:s text:c="4"/>issues</text:span></text:p>
      <text:p text:style-name="Preformatted_20_Text"><text:span text:style-name="Source_20_Text"><text:s text:c="2"/>Remote branch merged with 'git pull' while on branch master</text:span></text:p>
      <text:p text:style-name="Preformatted_20_Text"><text:span text:style-name="Source_20_Text"><text:s text:c="4"/>master</text:span></text:p>
      <text:p text:style-name="Preformatted_20_Text"><text:span text:style-name="Source_20_Text"><text:s text:c="2"/>New remote branches (next fetch will store in remotes/origin)</text:span></text:p>
      <text:p text:style-name="Preformatted_20_Text"><text:span text:style-name="Source_20_Text"><text:s text:c="4"/>caching</text:span></text:p>
      <text:p text:style-name="Preformatted_20_Text"><text:span text:style-name="Source_20_Text"><text:s text:c="2"/>Stale tracking branches (use 'git remote prune')</text:span></text:p>
      <text:p text:style-name="Preformatted_20_Text"><text:span text:style-name="Source_20_Text"><text:s text:c="4"/>libwalker</text:span></text:p>
      <text:p text:style-name="Preformatted_20_Text"><text:span text:style-name="Source_20_Text"><text:s text:c="4"/>walker2</text:span></text:p>
      <text:p text:style-name="Preformatted_20_Text"><text:span text:style-name="Source_20_Text"><text:s text:c="2"/>Tracked remote branches</text:span></text:p>
      <text:p text:style-name="Preformatted_20_Text"><text:span text:style-name="Source_20_Text"><text:s text:c="4"/>acl</text:span></text:p>
      <text:p text:style-name="Preformatted_20_Text"><text:span text:style-name="Source_20_Text"><text:s text:c="4"/>apiv2</text:span></text:p>
      <text:p text:style-name="Preformatted_20_Text"><text:span text:style-name="Source_20_Text"><text:s text:c="4"/>dashboard2</text:span></text:p>
      <text:p text:style-name="Preformatted_20_Text"><text:span text:style-name="Source_20_Text"><text:s text:c="4"/>issues</text:span></text:p>
      <text:p text:style-name="Preformatted_20_Text"><text:span text:style-name="Source_20_Text"><text:s text:c="4"/>master</text:span></text:p>
      <text:p text:style-name="Preformatted_20_Text"><text:span text:style-name="Source_20_Text"><text:s text:c="4"/>postgres</text:span></text:p>
      <text:p text:style-name="Preformatted_20_Text"><text:span text:style-name="Source_20_Text"><text:s text:c="2"/>Local branch pushed with 'git push'</text:span></text:p>
      <text:p text:style-name="P9"><text:span text:style-name="Source_20_Text"><text:s text:c="4"/>master:master</text:span></text:p>
      <text:p text:style-name="Text_20_body">Este comando muestra qué rama se envía automáticamente cuando ejecutas <text:span text:style-name="Source_20_Text">git push</text:span> en determinadas ramas. También te muestra qué ramas remotas no tienes todavía, qué ramas remotas tienes y han sido eliminadas del servidor, y múltiples ramas que serán unidas automáticamente cuando ejecutes <text:span text:style-name="Source_20_Text">git pull</text:span>.</text:p>
      <text:h text:style-name="Heading_20_3" text:outline-level="3"><text:bookmark-start text:name="__RefHeading__21770_721071827"/><text:bookmark text:name="Eliminando-y-renombrando-repositorios-remotos"/><text:a xlink:type="simple" xlink:href="http://git-scm.com/book/es/Fundamentos-de-Git-Trabajando-con-repositorios-remotos#Eliminando-y-renombrando-repositorios-remotos">Eliminando y renombrando repositorios remotos</text:a><text:bookmark-end text:name="__RefHeading__21770_721071827"/></text:h>
      <text:p text:style-name="Text_20_body">Si quieres renombrar una referencia a un repositorio remoto, en versiones recientes de Git puedes ejecutar <text:span text:style-name="Source_20_Text">git remote rename</text:span>. Por ejemplo, si quieres renombrar <text:span text:style-name="Source_20_Text">pb</text:span> a <text:span text:style-name="Source_20_Text">paul</text:span>, puedes hacerlo de la siguiente manera:</text:p>
      <text:p text:style-name="Preformatted_20_Text"><text:span text:style-name="Source_20_Text">$ git remote rename pb paul</text:span></text:p>
      <text:p text:style-name="Preformatted_20_Text"><text:span text:style-name="Source_20_Text">$ git remote</text:span></text:p>
      <text:p text:style-name="Preformatted_20_Text"><text:span text:style-name="Source_20_Text">origin</text:span></text:p>
      <text:p text:style-name="P9"><text:span text:style-name="Source_20_Text">paul</text:span></text:p>
      <text:p text:style-name="Text_20_body">Conviene mencionar que esto también cambia el nombre de tus ramas remotas. Lo que antes era referenciado en <text:span text:style-name="Source_20_Text">pb/master</text:span> ahora está en <text:span text:style-name="Source_20_Text">paul/master</text:span>.</text:p>
      <text:p text:style-name="Text_20_body">Si por algún motivo quieres eliminar una referencia —has movido el servidor o ya no estás usando un determinado mirror, o quizás un contribuidor ha dejado de contribuir— puedes usar el comando <text:span text:style-name="Source_20_Text">git remote rm</text:span>:</text:p>
      <text:p text:style-name="Preformatted_20_Text"><text:span text:style-name="Source_20_Text">$ git remote rm paul</text:span></text:p>
      <text:p text:style-name="Preformatted_20_Text"><text:span text:style-name="Source_20_Text">$ git remote</text:span></text:p>
      <text:p text:style-name="P9"><text:span text:style-name="Source_20_Text">origin</text:span></text:p>
      <text:p text:style-name="P4"/>
      <text:h text:style-name="P32" text:outline-level="2"><text:bookmark-start text:name="__RefHeading__2631_2051115327"/><text:soft-page-break/>2.6 Creando etiquetas<text:bookmark-end text:name="__RefHeading__2631_2051115327"/></text:h>
      <text:p text:style-name="Text_20_body">Como muchos VCSs, Git tiene la habilidad de etiquetar (tag) puntos específicos en la historia como importantes. Generalmente la gente usa esta funcionalidad para marcar puntos donde se ha lanzado alguna versión (v1.0, y así sucesivamente). En esta sección aprenderás cómo listar las etiquetas disponibles, crear nuevas etiquetas y qué tipos diferentes de etiquetas hay-</text:p>
      <text:h text:style-name="Heading_20_3" text:outline-level="3"><text:bookmark-start text:name="__RefHeading__21772_721071827"/><text:bookmark text:name="Listando-tus-etiquetas"/><text:a xlink:type="simple" xlink:href="http://git-scm.com/book/es/Fundamentos-de-Git-Creando-etiquetas#Listando-tus-etiquetas">Listando tus etiquetas</text:a><text:bookmark-end text:name="__RefHeading__21772_721071827"/></text:h>
      <text:p text:style-name="Text_20_body">Listar las etiquetas disponibles en Git es sencillo, Simplemente escribe <text:span text:style-name="Source_20_Text">git tag</text:span>:</text:p>
      <text:p text:style-name="Preformatted_20_Text"><text:span text:style-name="Source_20_Text">$ git tag</text:span></text:p>
      <text:p text:style-name="Preformatted_20_Text"><text:span text:style-name="Source_20_Text">v0.1</text:span></text:p>
      <text:p text:style-name="P9"><text:span text:style-name="Source_20_Text">v1.3</text:span></text:p>
      <text:p text:style-name="Text_20_body">Este comando lista las etiquetas en orden alfabético; el orden en el que aparecen no es realmente importante.</text:p>
      <text:p text:style-name="Text_20_body">También puedes buscar etiquetas de acuerdo a un patrón en particular. El repositorio fuente de Git, por ejemplo, contiene mas de 240 etiquetas. Si solo estas interesado en la serie 1.4.2, puedes ejecutar esto:</text:p>
      <text:p text:style-name="Preformatted_20_Text"><text:span text:style-name="Source_20_Text">$ git tag -l 'v1.4.2.*'</text:span></text:p>
      <text:p text:style-name="Preformatted_20_Text"><text:span text:style-name="Source_20_Text">v1.4.2.1</text:span></text:p>
      <text:p text:style-name="Preformatted_20_Text"><text:span text:style-name="Source_20_Text">v1.4.2.2</text:span></text:p>
      <text:p text:style-name="Preformatted_20_Text"><text:span text:style-name="Source_20_Text">v1.4.2.3</text:span></text:p>
      <text:p text:style-name="P9"><text:span text:style-name="Source_20_Text">v1.4.2.4</text:span></text:p>
      <text:h text:style-name="Heading_20_3" text:outline-level="3"><text:bookmark-start text:name="__RefHeading__21774_721071827"/><text:bookmark text:name="Creando-etiquetas"/><text:a xlink:type="simple" xlink:href="http://git-scm.com/book/es/Fundamentos-de-Git-Creando-etiquetas#Creando-etiquetas">Creando etiquetas</text:a><text:bookmark-end text:name="__RefHeading__21774_721071827"/></text:h>
      <text:p text:style-name="Text_20_body">Git usa dos tipos principales de etiquetas: ligeras y anotadas. Una etiqueta ligera es muy parecida a una rama que no cambia —un puntero a una confirmación específica—. Sin embargo, las etiquetas anotadas son almacenadas como objetos completos en la base de datos de Git. Tienen suma de comprobación; contienen el nombre del etiquetador, correo electrónico y fecha; tienen mensaje de etiquetado; y pueden estar firmadas y verificadas con GNU Privacy Guard (GPG). Generalmente se recomienda crear etiquetas anotadas para disponer de toda esta información; pero si por alguna razón quieres una etiqueta temporal y no quieres almacenar el resto de información, también tiene disponibles las etiquetas ligeras.</text:p>
      <text:h text:style-name="Heading_20_3" text:outline-level="3"><text:bookmark-start text:name="__RefHeading__21776_721071827"/><text:bookmark text:name="Etiquetas-anotadas"/><text:a xlink:type="simple" xlink:href="http://git-scm.com/book/es/Fundamentos-de-Git-Creando-etiquetas#Etiquetas-anotadas">Etiquetas anotadas</text:a><text:bookmark-end text:name="__RefHeading__21776_721071827"/></text:h>
      <text:p text:style-name="Text_20_body">Crear una etiqueta anotada en Git es simple. La forma más fácil es especificar <text:span text:style-name="Source_20_Text">-a</text:span> al ejecutar el comando <text:span text:style-name="Source_20_Text">tag</text:span>:</text:p>
      <text:p text:style-name="Preformatted_20_Text"><text:span text:style-name="Source_20_Text">$ git tag -a v1.4 -m 'my version 1.4'</text:span></text:p>
      <text:p text:style-name="Preformatted_20_Text"><text:span text:style-name="Source_20_Text">$ git tag</text:span></text:p>
      <text:p text:style-name="Preformatted_20_Text"><text:span text:style-name="Source_20_Text">v0.1</text:span></text:p>
      <text:p text:style-name="Preformatted_20_Text"><text:span text:style-name="Source_20_Text">v1.3</text:span></text:p>
      <text:p text:style-name="P9"><text:span text:style-name="Source_20_Text">v1.4</text:span></text:p>
      <text:p text:style-name="Text_20_body">El parámetro <text:span text:style-name="Source_20_Text">-m</text:span> especifica el mensaje, el cual se almacena con la etiqueta. Si no se especifica un mensaje para la etiqueta anotada, Git lanza tu editor para poder escribirlo.</text:p>
      <text:p text:style-name="Text_20_body">Puedes ver los datos de la etiqueta junto con la confirmación que fue etiquetada usando el comando <text:span text:style-name="Source_20_Text">git show</text:span>:</text:p>
      <text:p text:style-name="Preformatted_20_Text"><text:span text:style-name="Source_20_Text">$ git show v1.4</text:span></text:p>
      <text:p text:style-name="Preformatted_20_Text"><text:span text:style-name="Source_20_Text">tag v1.4</text:span></text:p>
      <text:p text:style-name="Preformatted_20_Text"><text:soft-page-break/><text:span text:style-name="Source_20_Text">Tagger: Scott Chacon &lt;schacon@gee-mail.com&gt;</text:span></text:p>
      <text:p text:style-name="Preformatted_20_Text"><text:span text:style-name="Source_20_Text">Date: <text:s text:c="2"/>Mon Feb 9 14:45:11 2009 -0800</text:span></text:p>
      <text:p text:style-name="Preformatted_20_Text"/>
      <text:p text:style-name="Preformatted_20_Text"><text:span text:style-name="Source_20_Text">my version 1.4</text:span></text:p>
      <text:p text:style-name="Preformatted_20_Text"><text:span text:style-name="Source_20_Text">commit 15027957951b64cf874c3557a0f3547bd83b3ff6</text:span></text:p>
      <text:p text:style-name="Preformatted_20_Text"><text:span text:style-name="Source_20_Text">Merge: 4a447f7... a6b4c97...</text:span></text:p>
      <text:p text:style-name="Preformatted_20_Text"><text:span text:style-name="Source_20_Text">Author: Scott Chacon &lt;schacon@gee-mail.com&gt;</text:span></text:p>
      <text:p text:style-name="Preformatted_20_Text"><text:span text:style-name="Source_20_Text">Date: <text:s text:c="2"/>Sun Feb 8 19:02:46 2009 -0800</text:span></text:p>
      <text:p text:style-name="Preformatted_20_Text"/>
      <text:p text:style-name="P9"><text:span text:style-name="Source_20_Text"><text:s text:c="4"/>Merge branch 'experiment'</text:span></text:p>
      <text:p text:style-name="Text_20_body">Esto muestra la información del autor de la etiqueta, la fecha en la que la confirmación fue etiquetada, y el mensaje de anotación antes de mostrar la información de la confirmación.</text:p>
      <text:h text:style-name="Heading_20_3" text:outline-level="3"><text:bookmark-start text:name="__RefHeading__21778_721071827"/><text:bookmark text:name="Etiquetas-firmadas"/><text:a xlink:type="simple" xlink:href="http://git-scm.com/book/es/Fundamentos-de-Git-Creando-etiquetas#Etiquetas-firmadas">Etiquetas firmadas</text:a><text:bookmark-end text:name="__RefHeading__21778_721071827"/></text:h>
      <text:p text:style-name="Text_20_body">También puedes firmar tus etiquetas con GPG, siempre que tengas una clave privada. Lo único que debes hacer es usar <text:span text:style-name="Source_20_Text">-s</text:span> en vez de <text:span text:style-name="Source_20_Text">-a</text:span>:</text:p>
      <text:p text:style-name="Preformatted_20_Text"><text:span text:style-name="Source_20_Text">$ git tag -s v1.5 -m 'my signed 1.5 tag'</text:span></text:p>
      <text:p text:style-name="Preformatted_20_Text"><text:span text:style-name="Source_20_Text">You need a passphrase to unlock the secret key for</text:span></text:p>
      <text:p text:style-name="Preformatted_20_Text"><text:span text:style-name="Source_20_Text">user: "Scott Chacon &lt;schacon@gee-mail.com&gt;"</text:span></text:p>
      <text:p text:style-name="P9"><text:span text:style-name="Source_20_Text">1024-bit DSA key, ID F721C45A, created 2009-02-09</text:span></text:p>
      <text:p text:style-name="Text_20_body">Si ejecutas <text:span text:style-name="Source_20_Text">git show</text:span> en esa etiqueta, puedes ver la firma GPG adjunta a ella:</text:p>
      <text:p text:style-name="Preformatted_20_Text"><text:span text:style-name="Source_20_Text">$ git show v1.5</text:span></text:p>
      <text:p text:style-name="Preformatted_20_Text"><text:span text:style-name="Source_20_Text">tag v1.5</text:span></text:p>
      <text:p text:style-name="Preformatted_20_Text"><text:span text:style-name="Source_20_Text">Tagger: Scott Chacon &lt;schacon@gee-mail.com&gt;</text:span></text:p>
      <text:p text:style-name="Preformatted_20_Text"><text:span text:style-name="Source_20_Text">Date: <text:s text:c="2"/>Mon Feb 9 15:22:20 2009 -0800</text:span></text:p>
      <text:p text:style-name="Preformatted_20_Text"/>
      <text:p text:style-name="Preformatted_20_Text"><text:span text:style-name="Source_20_Text">my signed 1.5 tag</text:span></text:p>
      <text:p text:style-name="Preformatted_20_Text"><text:span text:style-name="Source_20_Text">-----BEGIN PGP SIGNATURE-----</text:span></text:p>
      <text:p text:style-name="Preformatted_20_Text"><text:span text:style-name="Source_20_Text">Version: GnuPG v1.4.8 (Darwin)</text:span></text:p>
      <text:p text:style-name="Preformatted_20_Text"/>
      <text:p text:style-name="Preformatted_20_Text"><text:span text:style-name="Source_20_Text">iEYEABECAAYFAkmQurIACgkQON3DxfchxFr5cACeIMN+ZxLKggJQf0QYiQBwgySN</text:span></text:p>
      <text:p text:style-name="Preformatted_20_Text"><text:span text:style-name="Source_20_Text">Ki0An2JeAVUCAiJ7Ox6ZEtK+NvZAj82/</text:span></text:p>
      <text:p text:style-name="Preformatted_20_Text"><text:span text:style-name="Source_20_Text">=WryJ</text:span></text:p>
      <text:p text:style-name="Preformatted_20_Text"><text:span text:style-name="Source_20_Text">-----END PGP SIGNATURE-----</text:span></text:p>
      <text:p text:style-name="Preformatted_20_Text"><text:span text:style-name="Source_20_Text">commit 15027957951b64cf874c3557a0f3547bd83b3ff6</text:span></text:p>
      <text:p text:style-name="Preformatted_20_Text"><text:span text:style-name="Source_20_Text">Merge: 4a447f7... a6b4c97...</text:span></text:p>
      <text:p text:style-name="Preformatted_20_Text"><text:span text:style-name="Source_20_Text">Author: Scott Chacon &lt;schacon@gee-mail.com&gt;</text:span></text:p>
      <text:p text:style-name="Preformatted_20_Text"><text:span text:style-name="Source_20_Text">Date: <text:s text:c="2"/>Sun Feb 8 19:02:46 2009 -0800</text:span></text:p>
      <text:p text:style-name="Preformatted_20_Text"/>
      <text:p text:style-name="P9"><text:span text:style-name="Source_20_Text"><text:s text:c="4"/>Merge branch 'experiment'</text:span></text:p>
      <text:p text:style-name="Text_20_body">Más tarde, aprenderás cómo verificar etiquetas firmadas.</text:p>
      <text:h text:style-name="Heading_20_3" text:outline-level="3"><text:bookmark-start text:name="__RefHeading__21780_721071827"/><text:bookmark text:name="Etiquetas-ligeras"/><text:a xlink:type="simple" xlink:href="http://git-scm.com/book/es/Fundamentos-de-Git-Creando-etiquetas#Etiquetas-ligeras">Etiquetas ligeras</text:a><text:bookmark-end text:name="__RefHeading__21780_721071827"/></text:h>
      <text:p text:style-name="Text_20_body">Otra forma de etiquetar confirmaciones es con una etiqueta ligera. Esto es básicamente la suma de comprobación de la confirmación almacenada en un archivo —ninguna otra información es guardada—. Para crear una etiqueta ligera no añadas las opciones <text:span text:style-name="Source_20_Text">-a</text:span>, <text:span text:style-name="Source_20_Text">-s</text:span> o <text:span text:style-name="Source_20_Text">-m</text:span>:</text:p>
      <text:p text:style-name="Preformatted_20_Text"><text:span text:style-name="Source_20_Text">$ git tag v1.4-lw</text:span></text:p>
      <text:p text:style-name="Preformatted_20_Text"><text:span text:style-name="Source_20_Text">$ git tag</text:span></text:p>
      <text:p text:style-name="Preformatted_20_Text"><text:span text:style-name="Source_20_Text">v0.1</text:span></text:p>
      <text:p text:style-name="Preformatted_20_Text"><text:span text:style-name="Source_20_Text">v1.3</text:span></text:p>
      <text:p text:style-name="Preformatted_20_Text"><text:span text:style-name="Source_20_Text">v1.4</text:span></text:p>
      <text:p text:style-name="Preformatted_20_Text"><text:soft-page-break/><text:span text:style-name="Source_20_Text">v1.4-lw</text:span></text:p>
      <text:p text:style-name="P9"><text:span text:style-name="Source_20_Text">v1.5</text:span></text:p>
      <text:p text:style-name="Text_20_body">Esta vez, si ejecutas el comando <text:span text:style-name="Source_20_Text">git show</text:span> en la etiqueta, no verás ninguna información extra. El comando simplemente muestra la confirmación.</text:p>
      <text:p text:style-name="Preformatted_20_Text"><text:span text:style-name="Source_20_Text">$ git show v1.4-lw</text:span></text:p>
      <text:p text:style-name="Preformatted_20_Text"><text:span text:style-name="Source_20_Text">commit 15027957951b64cf874c3557a0f3547bd83b3ff6</text:span></text:p>
      <text:p text:style-name="Preformatted_20_Text"><text:span text:style-name="Source_20_Text">Merge: 4a447f7... a6b4c97...</text:span></text:p>
      <text:p text:style-name="Preformatted_20_Text"><text:span text:style-name="Source_20_Text">Author: Scott Chacon &lt;schacon@gee-mail.com&gt;</text:span></text:p>
      <text:p text:style-name="Preformatted_20_Text"><text:span text:style-name="Source_20_Text">Date: <text:s text:c="2"/>Sun Feb 8 19:02:46 2009 -0800</text:span></text:p>
      <text:p text:style-name="Preformatted_20_Text"/>
      <text:p text:style-name="P9"><text:span text:style-name="Source_20_Text"><text:s text:c="4"/>Merge branch 'experiment'</text:span></text:p>
      <text:h text:style-name="Heading_20_3" text:outline-level="3"><text:bookmark-start text:name="__RefHeading__21782_721071827"/><text:bookmark text:name="Verificando-etiquetas"/><text:a xlink:type="simple" xlink:href="http://git-scm.com/book/es/Fundamentos-de-Git-Creando-etiquetas#Verificando-etiquetas">Verificando etiquetas</text:a><text:bookmark-end text:name="__RefHeading__21782_721071827"/></text:h>
      <text:p text:style-name="Text_20_body">Para verificar una etiqueta firmada, debes usar <text:span text:style-name="Source_20_Text">git tag -v [tag-name]</text:span>. Este comando utiliza GPG para verificar la firma. Necesitas la clave pública del autor de la firma en tu llavero para que funcione correctamente.</text:p>
      <text:p text:style-name="Preformatted_20_Text"><text:span text:style-name="Source_20_Text">$ git tag -v v1.4.2.1</text:span></text:p>
      <text:p text:style-name="Preformatted_20_Text"><text:span text:style-name="Source_20_Text">object 883653babd8ee7ea23e6a5c392bb739348b1eb61</text:span></text:p>
      <text:p text:style-name="Preformatted_20_Text"><text:span text:style-name="Source_20_Text">type commit</text:span></text:p>
      <text:p text:style-name="Preformatted_20_Text"><text:span text:style-name="Source_20_Text">tag v1.4.2.1</text:span></text:p>
      <text:p text:style-name="Preformatted_20_Text"><text:span text:style-name="Source_20_Text">tagger Junio C Hamano &lt;junkio@cox.net&gt; 1158138501 -0700</text:span></text:p>
      <text:p text:style-name="Preformatted_20_Text"/>
      <text:p text:style-name="Preformatted_20_Text"><text:span text:style-name="Source_20_Text">GIT 1.4.2.1</text:span></text:p>
      <text:p text:style-name="Preformatted_20_Text"/>
      <text:p text:style-name="Preformatted_20_Text"><text:span text:style-name="Source_20_Text">Minor fixes since 1.4.2, including git-mv and git-http with alternates.</text:span></text:p>
      <text:p text:style-name="Preformatted_20_Text"><text:span text:style-name="Source_20_Text">gpg: Signature made Wed Sep 13 02:08:25 2006 PDT using DSA key ID F3119B9A</text:span></text:p>
      <text:p text:style-name="Preformatted_20_Text"><text:span text:style-name="Source_20_Text">gpg: Good signature from "Junio C Hamano &lt;junkio@cox.net&gt;"</text:span></text:p>
      <text:p text:style-name="Preformatted_20_Text"><text:span text:style-name="Source_20_Text">gpg: <text:s text:c="16"/>aka "[jpeg image of size 1513]"</text:span></text:p>
      <text:p text:style-name="P9"><text:span text:style-name="Source_20_Text">Primary key fingerprint: 3565 2A26 2040 E066 C9A7 <text:s/>4A7D C0C6 D9A4 F311 9B9A</text:span></text:p>
      <text:p text:style-name="Text_20_body">Si no tienes la clave pública del autor de la firma, se obtiene algo parecido a:</text:p>
      <text:p text:style-name="Preformatted_20_Text"><text:span text:style-name="Source_20_Text">gpg: Signature made Wed Sep 13 02:08:25 2006 PDT using DSA key ID F3119B9A</text:span></text:p>
      <text:p text:style-name="Preformatted_20_Text"><text:span text:style-name="Source_20_Text">gpg: Can't check signature: public key not found</text:span></text:p>
      <text:p text:style-name="P9"><text:span text:style-name="Source_20_Text">error: could not verify the tag 'v1.4.2.1'</text:span></text:p>
      <text:h text:style-name="Heading_20_3" text:outline-level="3"><text:bookmark-start text:name="__RefHeading__21784_721071827"/><text:bookmark text:name="Etiquetando-más-tarde"/><text:a xlink:type="simple" xlink:href="http://git-scm.com/book/es/Fundamentos-de-Git-Creando-etiquetas#Etiquetando-más-tarde">Etiquetando más tarde</text:a><text:bookmark-end text:name="__RefHeading__21784_721071827"/></text:h>
      <text:p text:style-name="Text_20_body">Puedes incluso etiquetar confirmaciones después de avanzar sobre ellos. Supón que tu historico de confirmaciones se parece a esto:</text:p>
      <text:p text:style-name="Preformatted_20_Text"><text:span text:style-name="Source_20_Text">$ git log --pretty=oneline</text:span></text:p>
      <text:p text:style-name="Preformatted_20_Text"><text:span text:style-name="Source_20_Text">15027957951b64cf874c3557a0f3547bd83b3ff6 Merge branch 'experiment'</text:span></text:p>
      <text:p text:style-name="Preformatted_20_Text"><text:span text:style-name="Source_20_Text">a6b4c97498bd301d84096da251c98a07c7723e65 beginning write support</text:span></text:p>
      <text:p text:style-name="Preformatted_20_Text"><text:span text:style-name="Source_20_Text">0d52aaab4479697da7686c15f77a3d64d9165190 one more thing</text:span></text:p>
      <text:p text:style-name="Preformatted_20_Text"><text:span text:style-name="Source_20_Text">6d52a271eda8725415634dd79daabbc4d9b6008e Merge branch 'experiment'</text:span></text:p>
      <text:p text:style-name="Preformatted_20_Text"><text:span text:style-name="Source_20_Text">0b7434d86859cc7b8c3d5e1dddfed66ff742fcbc added a commit function</text:span></text:p>
      <text:p text:style-name="Preformatted_20_Text"><text:span text:style-name="Source_20_Text">4682c3261057305bdd616e23b64b0857d832627b added a todo file</text:span></text:p>
      <text:p text:style-name="Preformatted_20_Text"><text:span text:style-name="Source_20_Text">166ae0c4d3f420721acbb115cc33848dfcc2121a started write support</text:span></text:p>
      <text:p text:style-name="Preformatted_20_Text"><text:span text:style-name="Source_20_Text">9fceb02d0ae598e95dc970b74767f19372d61af8 updated rakefile</text:span></text:p>
      <text:p text:style-name="Preformatted_20_Text"><text:span text:style-name="Source_20_Text">964f16d36dfccde844893cac5b347e7b3d44abbc commit the todo</text:span></text:p>
      <text:p text:style-name="P9"><text:span text:style-name="Source_20_Text">8a5cbc430f1a9c3d00faaeffd07798508422908a updated readme</text:span></text:p>
      <text:p text:style-name="Text_20_body">Ahora, supón que olvidaste etiquetar el proyecto en v1.2, que estaba en la confirmación "updated <text:soft-page-break/>rakefile". Puedes hacerlo ahora. Para etiquetar esa confirmación especifica la suma de comprobación de la confirmación (o una parte de la misma) al final del comando:</text:p>
      <text:p text:style-name="P9"><text:span text:style-name="Source_20_Text">$ git tag -a v1.2 9fceb02</text:span></text:p>
      <text:p text:style-name="Text_20_body">Puedes ver que has etiquetado la confirmación:</text:p>
      <text:p text:style-name="Preformatted_20_Text"><text:span text:style-name="Source_20_Text">$ git tag</text:span></text:p>
      <text:p text:style-name="Preformatted_20_Text"><text:span text:style-name="Source_20_Text">v0.1</text:span></text:p>
      <text:p text:style-name="Preformatted_20_Text"><text:span text:style-name="Source_20_Text">v1.2</text:span></text:p>
      <text:p text:style-name="Preformatted_20_Text"><text:span text:style-name="Source_20_Text">v1.3</text:span></text:p>
      <text:p text:style-name="Preformatted_20_Text"><text:span text:style-name="Source_20_Text">v1.4</text:span></text:p>
      <text:p text:style-name="Preformatted_20_Text"><text:span text:style-name="Source_20_Text">v1.4-lw</text:span></text:p>
      <text:p text:style-name="Preformatted_20_Text"><text:span text:style-name="Source_20_Text">v1.5</text:span></text:p>
      <text:p text:style-name="Preformatted_20_Text"/>
      <text:p text:style-name="Preformatted_20_Text"><text:span text:style-name="Source_20_Text">$ git show v1.2</text:span></text:p>
      <text:p text:style-name="Preformatted_20_Text"><text:span text:style-name="Source_20_Text">tag v1.2</text:span></text:p>
      <text:p text:style-name="Preformatted_20_Text"><text:span text:style-name="Source_20_Text">Tagger: Scott Chacon &lt;schacon@gee-mail.com&gt;</text:span></text:p>
      <text:p text:style-name="Preformatted_20_Text"><text:span text:style-name="Source_20_Text">Date: <text:s text:c="2"/>Mon Feb 9 15:32:16 2009 -0800</text:span></text:p>
      <text:p text:style-name="Preformatted_20_Text"/>
      <text:p text:style-name="Preformatted_20_Text"><text:span text:style-name="Source_20_Text">version 1.2</text:span></text:p>
      <text:p text:style-name="Preformatted_20_Text"><text:span text:style-name="Source_20_Text">commit 9fceb02d0ae598e95dc970b74767f19372d61af8</text:span></text:p>
      <text:p text:style-name="Preformatted_20_Text"><text:span text:style-name="Source_20_Text">Author: Magnus Chacon &lt;mchacon@gee-mail.com&gt;</text:span></text:p>
      <text:p text:style-name="Preformatted_20_Text"><text:span text:style-name="Source_20_Text">Date: <text:s text:c="2"/>Sun Apr 27 20:43:35 2008 -0700</text:span></text:p>
      <text:p text:style-name="Preformatted_20_Text"/>
      <text:p text:style-name="Preformatted_20_Text"><text:span text:style-name="Source_20_Text"><text:s text:c="4"/>updated rakefile</text:span></text:p>
      <text:p text:style-name="P9"><text:span text:style-name="Source_20_Text">...</text:span></text:p>
      <text:h text:style-name="Heading_20_3" text:outline-level="3"><text:bookmark-start text:name="__RefHeading__21786_721071827"/><text:bookmark text:name="Compartiendo-etiquetas"/><text:a xlink:type="simple" xlink:href="http://git-scm.com/book/es/Fundamentos-de-Git-Creando-etiquetas#Compartiendo-etiquetas">Compartiendo etiquetas</text:a><text:bookmark-end text:name="__RefHeading__21786_721071827"/></text:h>
      <text:p text:style-name="Text_20_body">Por defecto, el comando <text:span text:style-name="Source_20_Text">git push</text:span> no transfiere etiquetas a servidores remotos. Tienes que enviarlas explicitamente a un servidor compartido después de haberlas creado. Este proceso es igual a compartir ramas remotas —puedes ejecutar <text:span text:style-name="Source_20_Text">git push origin [tagname]</text:span>—.</text:p>
      <text:p text:style-name="Preformatted_20_Text"><text:span text:style-name="Source_20_Text">$ git push origin v1.5</text:span></text:p>
      <text:p text:style-name="Preformatted_20_Text"><text:span text:style-name="Source_20_Text">Counting objects: 50, done.</text:span></text:p>
      <text:p text:style-name="Preformatted_20_Text"><text:span text:style-name="Source_20_Text">Compressing objects: 100% (38/38), done.</text:span></text:p>
      <text:p text:style-name="Preformatted_20_Text"><text:span text:style-name="Source_20_Text">Writing objects: 100% (44/44), 4.56 KiB, done.</text:span></text:p>
      <text:p text:style-name="Preformatted_20_Text"><text:span text:style-name="Source_20_Text">Total 44 (delta 18), reused 8 (delta 1)</text:span></text:p>
      <text:p text:style-name="Preformatted_20_Text"><text:span text:style-name="Source_20_Text">To git@github.com:schacon/simplegit.git</text:span></text:p>
      <text:p text:style-name="P9"><text:span text:style-name="Source_20_Text">* [new tag] <text:s text:c="8"/>v1.5 -&gt; v1.5</text:span></text:p>
      <text:p text:style-name="Text_20_body">Si tienes un montón de etiquetas que quieres enviar a la vez, también puedes usar la opción <text:span text:style-name="Source_20_Text">--tags</text:span> en el comando <text:span text:style-name="Source_20_Text">git push</text:span>. Esto transifere todas tus etiquetas que no estén ya en el servidor remoto.</text:p>
      <text:p text:style-name="Preformatted_20_Text"><text:span text:style-name="Source_20_Text">$ git push origin --tags</text:span></text:p>
      <text:p text:style-name="Preformatted_20_Text"><text:span text:style-name="Source_20_Text">Counting objects: 50, done.</text:span></text:p>
      <text:p text:style-name="Preformatted_20_Text"><text:span text:style-name="Source_20_Text">Compressing objects: 100% (38/38), done.</text:span></text:p>
      <text:p text:style-name="Preformatted_20_Text"><text:span text:style-name="Source_20_Text">Writing objects: 100% (44/44), 4.56 KiB, done.</text:span></text:p>
      <text:p text:style-name="Preformatted_20_Text"><text:span text:style-name="Source_20_Text">Total 44 (delta 18), reused 8 (delta 1)</text:span></text:p>
      <text:p text:style-name="Preformatted_20_Text"><text:span text:style-name="Source_20_Text">To git@github.com:schacon/simplegit.git</text:span></text:p>
      <text:p text:style-name="Preformatted_20_Text"><text:span text:style-name="Source_20_Text"><text:s/>* [new tag] <text:s text:c="8"/>v0.1 -&gt; v0.1</text:span></text:p>
      <text:p text:style-name="Preformatted_20_Text"><text:span text:style-name="Source_20_Text"><text:s/>* [new tag] <text:s text:c="8"/>v1.2 -&gt; v1.2</text:span></text:p>
      <text:p text:style-name="Preformatted_20_Text"><text:span text:style-name="Source_20_Text"><text:s/>* [new tag] <text:s text:c="8"/>v1.4 -&gt; v1.4</text:span></text:p>
      <text:p text:style-name="Preformatted_20_Text"><text:span text:style-name="Source_20_Text"><text:s/>* [new tag] <text:s text:c="8"/>v1.4-lw -&gt; v1.4-lw</text:span></text:p>
      <text:p text:style-name="P9"><text:span text:style-name="Source_20_Text"><text:s/>* [new tag] <text:s text:c="8"/>v1.5 -&gt; v1.5</text:span></text:p>
      <text:p text:style-name="Text_20_body">Ahora, cuando alguien clone o reciba de tu repositorio, obtendrá también todas tus etiquetas.</text:p>
      <text:p text:style-name="P4"><text:soft-page-break/></text:p>
      <text:p text:style-name="P4"/>
      <text:h text:style-name="P32" text:outline-level="2"><text:bookmark-start text:name="__RefHeading__2633_2051115327"/>2.7 Consejos y trucos<text:bookmark-end text:name="__RefHeading__2633_2051115327"/></text:h>
      <text:p text:style-name="Text_20_body">Antes de que terminemos este capitulo de Git básico, unos pocos trucos y consejos que harán de tu experiencia con Git más sencilla, fácil, o más familiar. Mucha gente usa Git sin usar ninguno de estos consejos, y no nos referiremos a ellos o asumiremos que los has usado más tarde en el libro, pero probablemente debas saber como hacerlos.</text:p>
      <text:h text:style-name="Heading_20_3" text:outline-level="3"><text:bookmark-start text:name="__RefHeading__21788_721071827"/><text:bookmark text:name="Autocompletado"/><text:a xlink:type="simple" xlink:href="http://git-scm.com/book/es/Fundamentos-de-Git-Consejos-y-trucos#Autocompletado">Autocompletado</text:a><text:bookmark-end text:name="__RefHeading__21788_721071827"/></text:h>
      <text:p text:style-name="Text_20_body">Si usas el shell Bash, Git viene con un buen script de autocompletado que puedes activar. Descarga el código fuente de Git y busca en el directorio <text:span text:style-name="Source_20_Text">contrib/completion</text:span>; ahí debe haber un archivo llamado <text:span text:style-name="Source_20_Text">git-completion.bash</text:span>. Copia este fichero en tu directorio <text:span text:style-name="Source_20_Text">home</text:span> y añade esto a tu archivo <text:span text:style-name="Source_20_Text">.bashrc</text:span>: </text:p>
      <text:p text:style-name="P9"><text:span text:style-name="Source_20_Text">source ~/.git-completion.bash</text:span></text:p>
      <text:p text:style-name="Text_20_body">Si quieres que Git tenga automáticamente autocompletado para todos los usuarios, copia este script en el directorio <text:span text:style-name="Source_20_Text">/opt/local/etc/bash_completion.d</text:span> en sistemas Mac, o en el directorio <text:span text:style-name="Source_20_Text">/etc/bash_completion.d/</text:span> en sistemas Linux. Este es un directorio de scripts que Bash cargará automáticamente para proveer de autocompletado.</text:p>
      <text:p text:style-name="Text_20_body">Si estas usando Windows con el Bash de Git, el cual es el predeterminado cuando instalas Git en Windows con msysGit, el autocompletado debería estar preconfigurado.</text:p>
      <text:p text:style-name="Text_20_body">Presiona el tabulador cuando estés escribiendo un comando de Git, y deberían aparecer un conjunto de sugerencias para que escojas:</text:p>
      <text:p text:style-name="Preformatted_20_Text"><text:span text:style-name="Source_20_Text">$ git co&lt;tab&gt;&lt;tab&gt;</text:span></text:p>
      <text:p text:style-name="P9"><text:span text:style-name="Source_20_Text">commit config</text:span></text:p>
      <text:p text:style-name="Text_20_body">En este caso, escribiendo <text:span text:style-name="Source_20_Text">git co</text:span> y presionando el tabulador dos veces sugiere <text:span text:style-name="Source_20_Text">commit</text:span> y <text:span text:style-name="Source_20_Text">config</text:span>. Añadiendo <text:span text:style-name="Source_20_Text">m</text:span> y pulsando el tabulador completa <text:span text:style-name="Source_20_Text">git commit</text:span> automáticamente.</text:p>
      <text:p text:style-name="Text_20_body">Esto también funciona con optiones, que probablemente es más útil. Por ejemplo, si quieres ejecutar <text:span text:style-name="Source_20_Text">git log</text:span> y no recuerdas una de las opciones, puedes empezar a escribirla y presionar el tabulador para ver que coincide:</text:p>
      <text:p text:style-name="Preformatted_20_Text"><text:span text:style-name="Source_20_Text">$ git log --s&lt;tab&gt;</text:span></text:p>
      <text:p text:style-name="P9"><text:span text:style-name="Source_20_Text">--shortstat <text:s/>--since= <text:s/>--src-prefix= <text:s/>--stat <text:s text:c="2"/>--summary</text:span></text:p>
      <text:p text:style-name="Text_20_body">Es un pequeño truco que puede guardarte algún tiempo y lectura de documentación.</text:p>
      <text:h text:style-name="Heading_20_3" text:outline-level="3"><text:bookmark-start text:name="__RefHeading__21790_721071827"/><text:bookmark text:name="Alias-de-Git"/><text:a xlink:type="simple" xlink:href="http://git-scm.com/book/es/Fundamentos-de-Git-Consejos-y-trucos#Alias-de-Git">Alias de Git</text:a><text:bookmark-end text:name="__RefHeading__21790_721071827"/></text:h>
      <text:p text:style-name="Text_20_body">Git no infiere tu comando si lo escribes parcialmente. Si no quieres escribir el texto entero de cada uno de los comandos de Git, puedes establecer fácilmente un alias para cada comando usando <text:span text:style-name="Source_20_Text">git config</text:span>. Aquí hay un par de ejemplos que tal vez quieras establecer:</text:p>
      <text:p text:style-name="Preformatted_20_Text"><text:span text:style-name="Source_20_Text">$ git config --global alias.co checkout</text:span></text:p>
      <text:p text:style-name="Preformatted_20_Text"><text:span text:style-name="Source_20_Text">$ git config --global alias.br branch</text:span></text:p>
      <text:p text:style-name="Preformatted_20_Text"><text:span text:style-name="Source_20_Text">$ git config --global alias.ci commit</text:span></text:p>
      <text:p text:style-name="P9"><text:span text:style-name="Source_20_Text">$ git config --global alias.st status</text:span></text:p>
      <text:p text:style-name="Text_20_body">Esto significa que, por ejemplo, en vez de escribir <text:span text:style-name="Source_20_Text">git commit</text:span>, simplemente necesitas escribir <text:span text:style-name="Source_20_Text">git ci</text:span>. A medida que uses Git, probablemente uses otros comandos de forma frecuente. En este <text:soft-page-break/>caso no dudes en crear nuevos alias.</text:p>
      <text:p text:style-name="Text_20_body">Esta técnica también puede ser muy útil para crear comandos que creas que deben existir. Por ejemplo, para corregir el problema de usabilidad que encontramos al quitar del área de preparación un archivo, puedes añadir tu propio alias:</text:p>
      <text:p text:style-name="P9"><text:span text:style-name="Source_20_Text">$ git config --global alias.unstage 'reset HEAD --'</text:span></text:p>
      <text:p text:style-name="Text_20_body">Esto hace los siguientes dos comandos equivalentes:</text:p>
      <text:p text:style-name="Preformatted_20_Text"><text:span text:style-name="Source_20_Text">$ git unstage fileA</text:span></text:p>
      <text:p text:style-name="P9"><text:span text:style-name="Source_20_Text">$ git reset HEAD fileA</text:span></text:p>
      <text:p text:style-name="Text_20_body">Esto parece un poco mas claro. También es común añadir un comando <text:span text:style-name="Source_20_Text">last</text:span>, tal que así:</text:p>
      <text:p text:style-name="P9"><text:span text:style-name="Source_20_Text">$ git config --global alias.last 'log -1 HEAD'</text:span></text:p>
      <text:p text:style-name="Text_20_body">De esta forma puedes ver la última confirmación fácilmente:</text:p>
      <text:p text:style-name="Preformatted_20_Text"><text:span text:style-name="Source_20_Text">$ git last</text:span></text:p>
      <text:p text:style-name="Preformatted_20_Text"><text:span text:style-name="Source_20_Text">commit 66938dae3329c7aebe598c2246a8e6af90d04646</text:span></text:p>
      <text:p text:style-name="Preformatted_20_Text"><text:span text:style-name="Source_20_Text">Author: Josh Goebel &lt;dreamer3@example.com&gt;</text:span></text:p>
      <text:p text:style-name="Preformatted_20_Text"><text:span text:style-name="Source_20_Text">Date: <text:s text:c="2"/>Tue Aug 26 19:48:51 2008 +0800</text:span></text:p>
      <text:p text:style-name="Preformatted_20_Text"/>
      <text:p text:style-name="Preformatted_20_Text"><text:span text:style-name="Source_20_Text"><text:s text:c="4"/>test for current head</text:span></text:p>
      <text:p text:style-name="Preformatted_20_Text"/>
      <text:p text:style-name="P9"><text:span text:style-name="Source_20_Text"><text:s text:c="4"/>Signed-off-by: Scott Chacon &lt;schacon@example.com&gt;</text:span></text:p>
      <text:p text:style-name="Text_20_body">Como puedes ver, Git simplemente reemplaza el nuevo comando con lo que le pongas como alias. Sin embargo, tal vez quieres ejecutar un comando externo en lugar de un subcomando de Git. En este caso, empieza el comando con el caracter <text:span text:style-name="Source_20_Text">!</text:span>. Esto es útil si escribes tus propias herramientas que trabajan con un repositorio de Git. Podemos demostrarlo creando el alias <text:span text:style-name="Source_20_Text">git visual</text:span> para ejecutar <text:span text:style-name="Source_20_Text">gitk</text:span>:</text:p>
      <text:p text:style-name="P9"><text:span text:style-name="Source_20_Text">$ git config --global alias.visual '!gitk'</text:span></text:p>
      <text:p text:style-name="P4"/>
      <text:h text:style-name="P32" text:outline-level="2"><text:bookmark-start text:name="__RefHeading__2635_2051115327"/>2.8 Resumen<text:bookmark-end text:name="__RefHeading__2635_2051115327"/></text:h>
      <text:p text:style-name="Text_20_body">En este punto puedes hacer todas las operaciones básicas de Git a nivel local —crear o clonar un repositorio, hacer cambios, preparar y confirmar esos cambios y ver la historioa de los cambios en el repositorio—. A continuación cubriremos la mejor característica de Git: su modelo de ramas.</text:p>
      <text:h text:style-name="P23" text:outline-level="1"><text:bookmark-start text:name="__RefHeading__20812_721071827"/><text:span text:style-name="T1">3. </text:span>Ramificaciones en Git<text:bookmark-end text:name="__RefHeading__20812_721071827"/></text:h>
      <text:p text:style-name="Text_20_body">Cualquier sistema de control de versiones moderno tiene algún mecanismo para soportar distintos ramales. Cuando hablamos de ramificaciones, significa que tu has tomado la rama principal de desarrollo (master) y a partir de ahí has continuado trabajando sin seguir la rama principal de desarrollo. En muchas sistemas de control de versiones este proceso es costoso, pues a menudo requiere crear una nueva copia del código, lo cual puede tomar mucho tiempo cuando se trata de proyectos grandes.</text:p>
      <text:p text:style-name="Text_20_body">Algunas personas resaltan que uno de los puntos mas fuertes de Git es su sistema de ramificaciones y lo cierto es que esto le hace resaltar sobre los otros sistemas de control de versiones. ¿Porqué esto es tan importante? La forma en la que Git maneja las ramificaciones es increíblemente rápida, haciendo así de las operaciones de ramificación algo casi instantáneo, al igual que el avance o el retroceso entre distintas ramas, lo cual también es tremendamente rápido. A diferencia de otros sistemas de control de versiones, Git promueve un ciclo de desarrollo donde las ramas se crean y se unen ramas entre sí, incluso varias veces en el mismo día. Entender y manejar esta opción te proporciona una poderosa y exclusiva herramienta que puede, literalmente, cambiar la forma en la que desarrollas.</text:p>
      <text:p text:style-name="P4"/>
      <text:h text:style-name="P32" text:outline-level="2"><text:bookmark-start text:name="__RefHeading__2641_2051115327"/>3.1 ¿Qué es una rama?<text:bookmark-end text:name="__RefHeading__2641_2051115327"/></text:h>
      <text:p text:style-name="Text_20_body">Para entender realmente cómo ramifica Git, previamente hemos de examinar la forma en que almacena sus datos. Recordando lo citado en el capítulo 1, Git no los almacena de forma incremental (guardando solo diferencias), sino que los almacena como una serie de instantáneas (copias puntuales de los archivos completos, tal y como se encuentran en ese momento). </text:p>
      <text:p text:style-name="Text_20_body">En cada confirmación de cambios (commit), Git almacena un punto de control que conserva: un apuntador a la copia puntual de los contenidos preparados (staged), unos metadatos con el autor y el mensaje explicativo, y uno o varios apuntadores a las confirmaciones (commit) que sean padres directos de esta (un padre en los casos de confirmación normal, y múltiples padres en los casos de estar confirmando una fusión (merge) de dos o mas ramas).</text:p>
      <text:p text:style-name="Text_20_body">Para ilustrar esto, vamos a suponer, por ejemplo, que tienes una carpeta con tres archivos, que preparas (stage) todos ellos y los confirmas (commit). Al preparar los archivos, Git realiza una suma de control de cada uno de ellos (un resumen SHA-1, tal y como se mencionaba en el capítulo 1), almacena una copia de cada uno en el repositorio (estas copias se denominan "blobs"), y guarda cada suma de control en el área de preparación (staging area):</text:p>
      <text:p text:style-name="Preformatted_20_Text"><text:span text:style-name="Source_20_Text">$ git add README test.rb LICENSE</text:span></text:p>
      <text:p text:style-name="P9"><text:span text:style-name="Source_20_Text">$ git commit -m 'initial commit of my project'</text:span></text:p>
      <text:p text:style-name="Text_20_body">Cuando creas una confirmación con el comando 'git commit', Git realiza sumas de control de cada subcarpeta (en el ejemplo, solamente tenemos la carpeta principal del proyecto), y guarda en el repositorio Git una copia de cada uno de los archivos contenidos en ella/s. Después, Git crea un objeto de confirmación con los metadatos pertinentes y un apuntador al nodo correspondiente del árbol de proyecto. Esto permitirá poder regenerar posteriormente dicha instantánea cuando sea necesario.</text:p>
      <text:p text:style-name="Text_20_body">En este momento, el repositorio de Git contendrá cinco objetos: un "blob" para cada uno de los tres archivos, un árbol con la lista de contenidos de la carpeta (más sus respectivas relaciones con los "blobs"), y una confirmación de cambios (commit) apuntando a la raiz de ese árbol y conteniendo el resto de metadatos pertinentes. Conceptualmente, el contenido del repositorio Git será algo parecido a la Figura 3-1</text:p>
      <text:p text:style-name="P8"><text:soft-page-break/><draw:frame draw:style-name="fr1" draw:name="gráficos10" text:anchor-type="as-char" svg:width="13.229cm" svg:height="8.943cm" draw:z-index="91"><draw:image xlink:href="http://git-scm.com/figures/18333fig0301-tn.png" xlink:type="simple" xlink:show="embed" xlink:actuate="onLoad"/></draw:frame></text:p>
      <text:p text:style-name="Text_20_body"><text:line-break/>Figura 3-1. Datos en el repositorio tras una confirmación sencilla.</text:p>
      <text:p text:style-name="Text_20_body">Si haces más cambios y vuelves a confirmar, la siguiente confirmación guardará un apuntador a esta su confirmación precedente. Tras un par de confirmaciones más, el registro ha de ser algo parecido a la Figura 3-2.</text:p>
      <text:p text:style-name="P8"><draw:frame draw:style-name="fr1" draw:name="gráficos11" text:anchor-type="as-char" svg:width="13.229cm" svg:height="5.9cm" draw:z-index="92"><draw:image xlink:href="http://git-scm.com/figures/18333fig0302-tn.png" xlink:type="simple" xlink:show="embed" xlink:actuate="onLoad"/></draw:frame></text:p>
      <text:p text:style-name="Text_20_body"><text:line-break/>Figura 3-2. Datos en el repositorio tras una serie de confirmaciones.</text:p>
      <text:p text:style-name="Text_20_body">Una rama Git es simplemente un apuntador móvil apuntando a una de esas confirmaciones. La rama por defecto de Git es la rama 'master'. Con la primera confirmación de cambios que realicemos, se creará esta rama principal 'master' apuntando a dicha confirmación. En cada confirmación de cambios que realicemos, la rama irá avanzando automáticamente. Y la rama 'master' apuntará siempre a la última confirmación realizada.</text:p>
      <text:p text:style-name="P8"><text:soft-page-break/><draw:frame draw:style-name="fr1" draw:name="gráficos12" text:anchor-type="as-char" svg:width="13.229cm" svg:height="6.641cm" draw:z-index="93"><draw:image xlink:href="http://git-scm.com/figures/18333fig0303-tn.png" xlink:type="simple" xlink:show="embed" xlink:actuate="onLoad"/></draw:frame></text:p>
      <text:p text:style-name="Text_20_body"><text:line-break/>Figura 3-3. Apuntadores en el registro de confirmaciones de una rama.</text:p>
      <text:p text:style-name="Text_20_body">¿Qué sucede cuando creas una nueva rama? Bueno....., simplemente se crea un nuevo apuntador para que lo puedas mover libremente. Por ejemplo, si quieres crear una nueva rama denominada "testing". Usarás el comando 'git branch':</text:p>
      <text:p text:style-name="P9"><text:span text:style-name="Source_20_Text">$ git branch testing</text:span></text:p>
      <text:p text:style-name="Text_20_body">Esto creará un nuevo apuntador apuntando a la misma confirmación donde estés actualmente (ver Figura 3-4).</text:p>
      <text:p text:style-name="P8"><draw:frame draw:style-name="fr1" draw:name="gráficos13" text:anchor-type="as-char" svg:width="11.774cm" svg:height="5.9cm" draw:z-index="94"><draw:image xlink:href="http://git-scm.com/figures/18333fig0304-tn.png" xlink:type="simple" xlink:show="embed" xlink:actuate="onLoad"/></draw:frame></text:p>
      <text:p text:style-name="Text_20_body"><text:line-break/>Figura 3-4. Apuntadores de varias ramas en el registro de confirmaciones de cambio.</text:p>
      <text:p text:style-name="Text_20_body">Y, ¿cómo sabe Git en qué rama estás en este momento? Pues...., mediante un apuntador especial denominado HEAD. Aunque es preciso comentar que este HEAD es totalmente distinto al concepto de HEAD en otros sistemas de control de cambios como Subversion o CVS. En Git, es simplemente el apuntador a la rama local en la que tú estés en ese momento. En este caso, en la rama 'master'. Puesto que el comando git branch solamente crea una nueva rama, y no salta a dicha rama.</text:p>
      <text:p text:style-name="P8"><text:soft-page-break/><draw:frame draw:style-name="fr1" draw:name="gráficos14" text:anchor-type="as-char" svg:width="11.774cm" svg:height="8.202cm" draw:z-index="95"><draw:image xlink:href="http://git-scm.com/figures/18333fig0305-tn.png" xlink:type="simple" xlink:show="embed" xlink:actuate="onLoad"/></draw:frame></text:p>
      <text:p text:style-name="Text_20_body"><text:line-break/>Figura 3-5. Apuntador HEAD a la rama donde estás actualmente.</text:p>
      <text:p text:style-name="Text_20_body">Para saltar de una rama a otra, tienes que utilizar el comando 'git checkout'. Hagamos una prueba, saltando a la rama 'testing' recién creada:</text:p>
      <text:p text:style-name="P9"><text:span text:style-name="Source_20_Text">$ git checkout testing</text:span></text:p>
      <text:p text:style-name="Text_20_body">Esto mueve el apuntador HEAD a la rama 'testing' (ver Figura 3-6).</text:p>
      <text:p text:style-name="P8"><draw:frame draw:style-name="fr1" draw:name="gráficos15" text:anchor-type="as-char" svg:width="10.372cm" svg:height="8.202cm" draw:z-index="96"><draw:image xlink:href="http://git-scm.com/figures/18333fig0306-tn.png" xlink:type="simple" xlink:show="embed" xlink:actuate="onLoad"/></draw:frame></text:p>
      <text:p text:style-name="Text_20_body"><text:line-break/>Figura 3-6. Apuntador HEAD apuntando a otra rama cuando saltamos de rama.</text:p>
      <text:p text:style-name="Text_20_body">¿Cuál es el significado de todo esto?. Bueno.... lo veremos tras realizar otra confirmación de cambios:</text:p>
      <text:p text:style-name="Preformatted_20_Text"><text:span text:style-name="Source_20_Text">$ vim test.rb</text:span></text:p>
      <text:p text:style-name="P9"><text:span text:style-name="Source_20_Text">$ git commit -a -m 'made a change'</text:span></text:p>
      <text:p text:style-name="Text_20_body">La Figura 3-7 ilustra el resultado.</text:p>
      <text:p text:style-name="P8"><text:soft-page-break/><draw:frame draw:style-name="fr1" draw:name="gráficos16" text:anchor-type="as-char" svg:width="13.229cm" svg:height="7.594cm" draw:z-index="97"><draw:image xlink:href="http://git-scm.com/figures/18333fig0307-tn.png" xlink:type="simple" xlink:show="embed" xlink:actuate="onLoad"/></draw:frame></text:p>
      <text:p text:style-name="Text_20_body"><text:line-break/>Figura 3-7. La rama apuntada por HEAD avanza con cada confirmación de cambios.</text:p>
      <text:p text:style-name="Text_20_body">Observamos algo interesante: la rama 'testing' avanza, mientras que la rama 'master' permanece en la confirmación donde estaba cuando lanzaste el comando 'git checkout' para saltar. Volvamos ahora a la rama 'master':</text:p>
      <text:p text:style-name="P9"><text:span text:style-name="Source_20_Text">$ git checkout master</text:span></text:p>
      <text:p text:style-name="Text_20_body">La Figura 3-8 muestra el resultado.</text:p>
      <text:p text:style-name="P8"><draw:frame draw:style-name="fr1" draw:name="gráficos17" text:anchor-type="as-char" svg:width="13.229cm" svg:height="7.594cm" draw:z-index="98"><draw:image xlink:href="http://git-scm.com/figures/18333fig0308-tn.png" xlink:type="simple" xlink:show="embed" xlink:actuate="onLoad"/></draw:frame></text:p>
      <text:p text:style-name="Text_20_body"><text:line-break/>Figura 3-8. HEAD apunta a otra rama cuando hacemos un checkout.</text:p>
      <text:p text:style-name="Text_20_body">Este comando realiza dos acciones: Mueve el apuntador HEAD de nuevo a la rama 'master', y revierte los archivos de tu directorio de trabajo; dejandolos tal y como estaban en la última instantánea confirmada en dicha rama 'master'. Esto supone que los cambios que hagas desde este momento en adelante divergerán de la antigua versión del proyecto. Básicamente, lo que se está haciendo es rebobinar el trabajo que habias hecho temporalmente en la rama 'testing'; de tal forma que puedas avanzar en otra dirección diferente.</text:p>
      <text:p text:style-name="Text_20_body">Haz algunos cambios más y confirmalos:</text:p>
      <text:p text:style-name="Preformatted_20_Text"><text:span text:style-name="Source_20_Text">$ vim test.rb</text:span></text:p>
      <text:p text:style-name="P9"><text:soft-page-break/><text:span text:style-name="Source_20_Text">$ git commit -a -m 'made other changes'</text:span></text:p>
      <text:p text:style-name="Text_20_body">Ahora el registro de tu proyecto diverge (ver Figura 3-9). Has creado una rama y saltado a ella, has trabajado sobre ella; has vuelto a la rama original, y has trabajado también sobre ella. Los cambios realizados en ambas sesiones de trabajo están aislados en ramas independientes: puedes saltar libremente de una a otra según estimes oportuno. Y todo ello simplemente con dos comandos: 'git branch' y 'git checkout'.</text:p>
      <text:p text:style-name="P8"><draw:frame draw:style-name="fr1" draw:name="gráficos18" text:anchor-type="as-char" svg:width="13.229cm" svg:height="10.107cm" draw:z-index="99"><draw:image xlink:href="http://git-scm.com/figures/18333fig0309-tn.png" xlink:type="simple" xlink:show="embed" xlink:actuate="onLoad"/></draw:frame></text:p>
      <text:p text:style-name="Text_20_body"><text:line-break/>Figura 3-9. Los registros de las ramas divergen.</text:p>
      <text:p text:style-name="Text_20_body">Debido a que una rama Git es realmente un simple archivo que contiene los 40 caracteres de una suma de control SHA-1, (representando la confirmación de cambios a la que apunta), no cuesta nada el crear y destruir ramas en Git. Crear una nueva rama es tan rápido y simple como escribir 41 bytes en un archivo, (40 caracteres y un retorno de carro).</text:p>
      <text:p text:style-name="Text_20_body">Esto contrasta fuertemente con los métodos de ramificación usados por otros sistemas de control de versiones. En los que crear una nueva rama supone el copiar todos los archivos del proyecto a una nueva carpeta adiccional. Lo que puede llevar segundos o incluso minutos, dependiendo del tamaño del proyecto. Mientras que en Git el proceso es siempre instantáneo. Y, además, debido a que se almacenan tambien los nodos padre para cada confirmación, el encontrar las bases adecuadas para realizar una fusión entre ramas es un proceso automático y generalmente sencillo de realizar. Animando así a los desarrolladores a utilizar ramificaciones frecuentemente.</text:p>
      <text:p text:style-name="Text_20_body">Y vamos a ver el por qué merece la pena hacerlo así.</text:p>
      <text:p text:style-name="P4"/>
      <text:p text:style-name="P4"/>
      <text:h text:style-name="P32" text:outline-level="2"><text:bookmark-start text:name="__RefHeading__2643_2051115327"/>3.2 Procedimientos básicos para ramificar y fusionar<text:bookmark-end text:name="__RefHeading__2643_2051115327"/></text:h>
      <text:p text:style-name="Text_20_body">Vamos a presentar un ejemplo simple de ramificar y de fusionar, con un flujo de trabajo que se podría presentar en la realidad. Imagina que sigues los siquientes pasos:</text:p>
      <text:list xml:id="list6584308162007931785" text:style-name="L5">
        <text:list-item>
          <text:p text:style-name="P54"><text:soft-page-break/>Trabajas en un sitio web. </text:p>
        </text:list-item>
        <text:list-item>
          <text:p text:style-name="P54">Creas una rama para un nuevo tema sobre el que quieres trabajar. </text:p>
        </text:list-item>
        <text:list-item>
          <text:p text:style-name="P41">Realizas algo de trabajo en esa rama. </text:p>
        </text:list-item>
      </text:list>
      <text:p text:style-name="Text_20_body">En este momento, recibes una llamada avisandote de un problema crítico que has de resolver. Y sigues los siguientes pasos:</text:p>
      <text:list xml:id="list2795376041441340101" text:style-name="L6">
        <text:list-item>
          <text:p text:style-name="P55">Vuelves a la rama de producción original. </text:p>
        </text:list-item>
        <text:list-item>
          <text:p text:style-name="P55">Creas una nueva rama para el problema crítico y lo resuelves trabajando en ella. </text:p>
        </text:list-item>
        <text:list-item>
          <text:p text:style-name="P55">Tras las pertinentes pruebas, fusionas (merge) esa rama y la envias (push) a la rama de producción. </text:p>
        </text:list-item>
        <text:list-item>
          <text:p text:style-name="P42">Vuelves a la rama del tema en que andabas antes de la llamada y continuas tu trabajo. </text:p>
        </text:list-item>
      </text:list>
      <text:h text:style-name="Heading_20_3" text:outline-level="3" text:is-list-header="true"><text:bookmark-start text:name="__RefHeading__21792_721071827"/><text:bookmark text:name="Procedimientos-básicos-de-ramificación"/><text:a xlink:type="simple" xlink:href="http://git-scm.com/book/es/Ramificaciones-en-Git-Procedimientos-básicos-para-ramificar-y-fusionar#Procedimientos-básicos-de-ramificación">Procedimientos básicos de ramificación</text:a><text:bookmark-end text:name="__RefHeading__21792_721071827"/></text:h>
      <text:p text:style-name="Text_20_body">Imagina que estas trabajando en un proyecto, y tienes un par de confirmaciones (commit) ya realizadas. (ver Figura 3-10)</text:p>
      <text:p text:style-name="P8"><draw:frame draw:style-name="fr1" draw:name="gráficos19" text:anchor-type="as-char" svg:width="6.059cm" svg:height="3.043cm" draw:z-index="1"><draw:image xlink:href="http://git-scm.com/figures/18333fig0310-tn.png" xlink:type="simple" xlink:show="embed" xlink:actuate="onLoad"/></draw:frame></text:p>
      <text:p text:style-name="Text_20_body"><text:line-break/>Figura 3-10. Un registro de confirmaciones simple y corto.</text:p>
      <text:p text:style-name="Text_20_body">Decides trabajar el problema #53, del sistema que tu compañia utiliza para llevar seguimiento de los problemas. Aunque, por supuesto, Git no está ligado a ningún sistema de seguimiento de problemas concreto. Como el problema #53 es un tema concreto y puntual en el que vas a trabajar, creas una nueva rama para él. Para crear una nueva rama y saltar a ella, en un solo paso, puedes utilizar el comando 'git checkout' con la opción '-b':</text:p>
      <text:p text:style-name="Preformatted_20_Text"><text:span text:style-name="Source_20_Text">$ git checkout -b iss53</text:span></text:p>
      <text:p text:style-name="P9"><text:span text:style-name="Source_20_Text">Switched to a new branch "iss53"</text:span></text:p>
      <text:p text:style-name="Text_20_body">Esto es un atajo a:</text:p>
      <text:p text:style-name="Preformatted_20_Text"><text:span text:style-name="Source_20_Text">$ git branch iss53</text:span></text:p>
      <text:p text:style-name="P9"><text:span text:style-name="Source_20_Text">$ git checkout iss53</text:span></text:p>
      <text:p text:style-name="Text_20_body">Figura 3-11 muestra el resultado.</text:p>
      <text:p text:style-name="P8"><draw:frame draw:style-name="fr1" draw:name="gráficos20" text:anchor-type="as-char" svg:width="6.059cm" svg:height="4.921cm" draw:z-index="2"><draw:image xlink:href="http://git-scm.com/figures/18333fig0311-tn.png" xlink:type="simple" xlink:show="embed" xlink:actuate="onLoad"/></draw:frame></text:p>
      <text:p text:style-name="Text_20_body"><text:line-break/>Figura 3-11. Creación de un apuntador a la nueva rama.</text:p>
      <text:p text:style-name="Text_20_body">Trabajas en el sitio web y haces algunas confirmaciones de cambios (commits). Con ello avanzas la <text:soft-page-break/>rama 'iss53', que es la que tienes activada (checked out) en este momento (es decir, a la que apunta HEAD; ver Figura 3-12):</text:p>
      <text:p text:style-name="Preformatted_20_Text"><text:span text:style-name="Source_20_Text">$ vim index.html</text:span></text:p>
      <text:p text:style-name="P9"><text:span text:style-name="Source_20_Text">$ git commit -a -m 'added a new footer [issue 53]'</text:span></text:p>
      <text:p text:style-name="P8"><draw:frame draw:style-name="fr1" draw:name="gráficos21" text:anchor-type="as-char" svg:width="8.176cm" svg:height="4.948cm" draw:z-index="3"><draw:image xlink:href="http://git-scm.com/figures/18333fig0312-tn.png" xlink:type="simple" xlink:show="embed" xlink:actuate="onLoad"/></draw:frame></text:p>
      <text:p text:style-name="Text_20_body"><text:line-break/>Figura 3-12. La rama 'iss53' ha avanzado con tu trabajo.</text:p>
      <text:p text:style-name="Text_20_body">Entonces, recibes una llamada avisandote de otro problema urgente en el sitio web. Problema que has de resolver inmediatamente. Usando Git, no necesitas mezclar el nuevo problema con los cambios que ya habias realizado sobre el problema #53; ni tampoco perder tiempo revirtiendo esos cambios para poder trabajar sobre el contenido que está en producción. Basta con saltar de nuevo a la rama 'master' y continuar trabajando a partir de ella.</text:p>
      <text:p text:style-name="Text_20_body">Pero, antes de poder hacer eso, hemos de tener en cuenta que teniendo cambios aún no confirmados en la carpeta de trabajo o en el área de preparación, Git no nos permitirá saltar a otra rama con la que podríamos tener conflictos. Lo mejor es tener siempre un estado de trabajo limpio y despejado antes de saltar entre ramas. Y, para ello, tenemos algunos procedimientos (stash y commit ammend), que vamos a ver más adelante. Por ahora, como tenemos confirmados todos los cambios, podemos saltar a la rama 'master' sin problemas:</text:p>
      <text:p text:style-name="Preformatted_20_Text"><text:span text:style-name="Source_20_Text">$ git checkout master</text:span></text:p>
      <text:p text:style-name="P9"><text:span text:style-name="Source_20_Text">Switched to branch "master"</text:span></text:p>
      <text:p text:style-name="Text_20_body">Tras esto, tendrás la carpeta de trabajo exactamente igual a como estaba antes de comenzar a trabajar sobre el problema #53. Y podrás concentrarte en el nuevo problema urgente. Es importante recordar que Git revierte la carpeta de trabajo exactamente al estado en que estaba en la confirmación (commit) apuntada por la rama que activamos (checkout) en cada momento. Git añade, quita y modifica archivos automáticamente. Para asegurarte que tu copia de trabajo es exactamente tal y como era la rama en la última confirmación de cambios realizada sobre ella.</text:p>
      <text:p text:style-name="Text_20_body">Volviendo al problema urgente. Vamos a crear una nueva rama 'hotfix', sobre la que trabajar hasta resolverlo (ver Figura 3-13):</text:p>
      <text:p text:style-name="Preformatted_20_Text"><text:span text:style-name="Source_20_Text">$ git checkout -b 'hotfix'</text:span></text:p>
      <text:p text:style-name="Preformatted_20_Text"><text:span text:style-name="Source_20_Text">Switched to a new branch "hotfix"</text:span></text:p>
      <text:p text:style-name="Preformatted_20_Text"><text:span text:style-name="Source_20_Text">$ vim index.html</text:span></text:p>
      <text:p text:style-name="Preformatted_20_Text"><text:span text:style-name="Source_20_Text">$ git commit -a -m 'fixed the broken email address'</text:span></text:p>
      <text:p text:style-name="Preformatted_20_Text"><text:span text:style-name="Source_20_Text">[hotfix]: created 3a0874c: "fixed the broken email address"</text:span></text:p>
      <text:p text:style-name="P9"><text:span text:style-name="Source_20_Text"><text:s/>1 files changed, 0 insertions(+), 1 deletions(-)</text:span></text:p>
      <text:p text:style-name="P8"><text:soft-page-break/><draw:frame draw:style-name="fr1" draw:name="gráficos22" text:anchor-type="as-char" svg:width="8.229cm" svg:height="6.694cm" draw:z-index="4"><draw:image xlink:href="http://git-scm.com/figures/18333fig0313-tn.png" xlink:type="simple" xlink:show="embed" xlink:actuate="onLoad"/></draw:frame></text:p>
      <text:p text:style-name="Text_20_body"><text:line-break/>Figura 3-13. rama 'hotfix' basada en la rama 'master' original.</text:p>
      <text:p text:style-name="Text_20_body">Puedes realizar las pruebas oportunas, asegurarte que la solución es correcta, e incorporar los cambios a la rama 'master' para ponerlos en producción. Esto se hace con el comando 'git merge':</text:p>
      <text:p text:style-name="Preformatted_20_Text"><text:span text:style-name="Source_20_Text">$ git checkout master</text:span></text:p>
      <text:p text:style-name="Preformatted_20_Text"><text:span text:style-name="Source_20_Text">$ git merge hotfix</text:span></text:p>
      <text:p text:style-name="Preformatted_20_Text"><text:span text:style-name="Source_20_Text">Updating f42c576..3a0874c</text:span></text:p>
      <text:p text:style-name="Preformatted_20_Text"><text:span text:style-name="Source_20_Text">Fast forward</text:span></text:p>
      <text:p text:style-name="Preformatted_20_Text"><text:span text:style-name="Source_20_Text"><text:s/>README | <text:s text:c="3"/>1 -</text:span></text:p>
      <text:p text:style-name="P9"><text:span text:style-name="Source_20_Text"><text:s/>1 files changed, 0 insertions(+), 1 deletions(-)</text:span></text:p>
      <text:p text:style-name="Text_20_body">Merece destacar la frase "Avance rápido" ("Fast forward") que aparece en la respuesta al comando. Git ha movido el apuntador hacia adelante, ya que la confirmación apuntada en la rama donde has fusionado estaba directamente "aguas arriba" respecto de la confirmación actual. Dicho de otro modo: cuando intentas fusionar una confirmación con otra confirmación accesible siguiendo directamente el registro de la primera; Git simplifica las cosas avanzando el puntero, ya que no hay ningûn otro trabajo divergente a fusionar. Esto es lo que se denomina "avance rápido" ("fast forward").</text:p>
      <text:p text:style-name="Text_20_body">Ahora, los cambios realizados están ya en la instantánea (snapshot) de la confirmación (commit) apuntada por la rama 'master'. Y puedes desplegarlos (ver Figura 3-14)</text:p>
      <text:p text:style-name="P8"><draw:frame draw:style-name="fr1" draw:name="gráficos23" text:anchor-type="as-char" svg:width="8.202cm" svg:height="8.07cm" draw:z-index="5"><draw:image xlink:href="http://git-scm.com/figures/18333fig0314-tn.png" xlink:type="simple" xlink:show="embed" xlink:actuate="onLoad"/></draw:frame></text:p>
      <text:p text:style-name="Text_20_body"><text:soft-page-break/><text:line-break/>Figura 3-14. Tras la fusión (merge), la rama 'master' apunta al mismo sitio que la rama 'hotfix'.</text:p>
      <text:p text:style-name="Text_20_body">Tras haber resuelto el problema urgente que te habia interrumpido tu trabajo, puedes volver a donde estabas. Pero antes, es interesante borrar la rama 'hotfix'. Ya que no la vamos a necesitar más, puesto que apunta exactamente al mismo sitio que la rama 'master'. Esto lo puedes hacer con la opción '-d' del comando 'git branch':</text:p>
      <text:p text:style-name="Preformatted_20_Text"><text:span text:style-name="Source_20_Text">$ git branch -d hotfix</text:span></text:p>
      <text:p text:style-name="P9"><text:span text:style-name="Source_20_Text">Deleted branch hotfix (3a0874c).</text:span></text:p>
      <text:p text:style-name="Text_20_body">Y, con esto, ya estas dispuesto para regresar al trabajo sobre el problema #53 (ver Figura 3-15):</text:p>
      <text:p text:style-name="Preformatted_20_Text"><text:span text:style-name="Source_20_Text">$ git checkout iss53</text:span></text:p>
      <text:p text:style-name="Preformatted_20_Text"><text:span text:style-name="Source_20_Text">Switched to branch "iss53"</text:span></text:p>
      <text:p text:style-name="Preformatted_20_Text"><text:span text:style-name="Source_20_Text">$ vim index.html</text:span></text:p>
      <text:p text:style-name="Preformatted_20_Text"><text:span text:style-name="Source_20_Text">$ git commit -a -m 'finished the new footer [issue 53]'</text:span></text:p>
      <text:p text:style-name="Preformatted_20_Text"><text:span text:style-name="Source_20_Text">[iss53]: created ad82d7a: "finished the new footer [issue 53]"</text:span></text:p>
      <text:p text:style-name="P9"><text:span text:style-name="Source_20_Text"><text:s/>1 files changed, 1 insertions(+), 0 deletions(-)</text:span></text:p>
      <text:p text:style-name="P8"><draw:frame draw:style-name="fr1" draw:name="gráficos24" text:anchor-type="as-char" svg:width="10.266cm" svg:height="6.509cm" draw:z-index="6"><draw:image xlink:href="http://git-scm.com/figures/18333fig0315-tn.png" xlink:type="simple" xlink:show="embed" xlink:actuate="onLoad"/></draw:frame></text:p>
      <text:p text:style-name="Text_20_body"><text:line-break/>Figura 3-15. La rama 'iss53' puede avanzar independientemente.</text:p>
      <text:p text:style-name="Text_20_body">Cabe indicar que todo el trabajo realizado en la rama 'hotfix' no está en los archivos de la rama 'iss53'. Si fuera necesario agregarlos, puedes fusionar (merge) la rama 'master' sobre la rama 'iss53' utilizando el comando 'git merge master'. O puedes esperar hasta que decidas llevar (pull) la rama 'iss53' a la rama 'master'.</text:p>
      <text:h text:style-name="Heading_20_3" text:outline-level="3"><text:bookmark-start text:name="__RefHeading__21794_721071827"/><text:bookmark text:name="Procedimientos-básicos-de-fusión"/><text:a xlink:type="simple" xlink:href="http://git-scm.com/book/es/Ramificaciones-en-Git-Procedimientos-básicos-para-ramificar-y-fusionar#Procedimientos-básicos-de-fusión">Procedimientos básicos de fusión</text:a><text:bookmark-end text:name="__RefHeading__21794_721071827"/></text:h>
      <text:p text:style-name="Text_20_body">Supongamos que tu trabajo con el problema #53 está ya completo y listo para fusionarlo (merge) con la rama 'master'. Para ello, de forma similar a como antes has hecho con la rama 'hotfix', vas a fusionar la rama 'iss53'. Simplemente, activando (checkout) la rama donde deseas fusionar y lanzando el comando 'git merge':</text:p>
      <text:p text:style-name="Preformatted_20_Text"><text:span text:style-name="Source_20_Text">$ git checkout master</text:span></text:p>
      <text:p text:style-name="Preformatted_20_Text"><text:span text:style-name="Source_20_Text">$ git merge iss53</text:span></text:p>
      <text:p text:style-name="Preformatted_20_Text"><text:span text:style-name="Source_20_Text">Merge made by recursive.</text:span></text:p>
      <text:p text:style-name="Preformatted_20_Text"><text:span text:style-name="Source_20_Text"><text:s/>README | <text:s text:c="3"/>1 +</text:span></text:p>
      <text:p text:style-name="P9"><text:span text:style-name="Source_20_Text"><text:s/>1 files changed, 1 insertions(+), 0 deletions(-)</text:span></text:p>
      <text:p text:style-name="Text_20_body">Es algo diferente de la fusión realizada anteriormente con 'hotfix'. En este caso, el registro de desarrollo habia divergido en un punto anterior. Debido a que la confirmación en la rama actual no es ancestro directo de la rama que pretendes fusionar, Git tiene cierto trabajo extra que hacer. Git <text:soft-page-break/>realizará una fusión a tres bandas, utilizando las dos instantáneas apuntadas por el extremo de cada una de las ramas y por el ancestro común a ambas dos. La figura 3-16 ilustra las tres instantáneas que Git utiliza para realizar la fusión en este caso.</text:p>
      <text:p text:style-name="P8"><draw:frame draw:style-name="fr1" draw:name="gráficos25" text:anchor-type="as-char" svg:width="13.229cm" svg:height="11.404cm" draw:z-index="7"><draw:image xlink:href="http://git-scm.com/figures/18333fig0316-tn.png" xlink:type="simple" xlink:show="embed" xlink:actuate="onLoad"/></draw:frame></text:p>
      <text:p text:style-name="Text_20_body"><text:line-break/>Figura 3-16. Git identifica automáticamente el mejor ancestro común para realizar la fusión de las ramas.</text:p>
      <text:p text:style-name="Text_20_body">En lugar de simplemente avanzar el apuntador de la rama, Git crea una nueva instantánea (snapshot) resultante de la fusión a tres bandas; y crea automáticamente una nueva confirmación de cambios (commit) que apunta a ella. Nos referimos a este proceso como "fusión confirmada". Y se diferencia en que tiene más de un padre.</text:p>
      <text:p text:style-name="Text_20_body">Merece la pena destacar el hecho de que es el propio Git quien determina automáticamente el mejor ancestro común para realizar la fusión. Diferenciandose de otros sistemas tales como CVS o Subversion, donde es el desarrollador quien ha de imaginarse cuál puede ser dicho mejor ancestro común. Esto hace que en Git sea mucho más facil el realizar fusiones.</text:p>
      <text:p text:style-name="P8"><draw:frame draw:style-name="fr1" draw:name="gráficos26" text:anchor-type="as-char" svg:width="11.668cm" svg:height="6.191cm" draw:z-index="8"><draw:image xlink:href="http://git-scm.com/figures/18333fig0317-tn.png" xlink:type="simple" xlink:show="embed" xlink:actuate="onLoad"/></draw:frame></text:p>
      <text:p text:style-name="Text_20_body"><text:soft-page-break/><text:line-break/>Figura 3-17. Git crea automáticamente una nueva confirmación para la fusión.</text:p>
      <text:p text:style-name="Text_20_body">Ahora que todo tu trabajo está ya fusionado con la rama principal, ya no tienes necesidad de la rama 'iss53'. Por lo que puedes borrarla. Y cerrar manualmente el problema en el sistema de seguimiento de problemas de tu empresa.</text:p>
      <text:p text:style-name="P9"><text:span text:style-name="Source_20_Text">$ git branch -d iss53</text:span></text:p>
      <text:h text:style-name="Heading_20_3" text:outline-level="3"><text:bookmark-start text:name="__RefHeading__21796_721071827"/><text:bookmark text:name="Principales-conflictos-que-pueden-surgir-en-las-fusiones"/><text:a xlink:type="simple" xlink:href="http://git-scm.com/book/es/Ramificaciones-en-Git-Procedimientos-básicos-para-ramificar-y-fusionar#Principales-conflictos-que-pueden-surgir-en-las-fusiones">Principales conflictos que pueden surgir en las fusiones</text:a><text:bookmark-end text:name="__RefHeading__21796_721071827"/></text:h>
      <text:p text:style-name="Text_20_body">En algunas ocasiones, los procesos de fusión no suelen ser fluidos. Si hay modificaciones dispares en una misma porción de un mismo archivo en las dos ramas distintas que pretendes fusionar, Git no será capaz de fusionarlas directamente. Por ejemplo, si en tu trabajo del problema #53 has modificado una misma porción que también ha sido modificada en el problema 'hotfix'. Puedes obtener un conflicto de fusión tal que:</text:p>
      <text:p text:style-name="Preformatted_20_Text"><text:span text:style-name="Source_20_Text">$ git merge iss53</text:span></text:p>
      <text:p text:style-name="Preformatted_20_Text"><text:span text:style-name="Source_20_Text">Auto-merging index.html</text:span></text:p>
      <text:p text:style-name="Preformatted_20_Text"><text:span text:style-name="Source_20_Text">CONFLICT (content): Merge conflict in index.html</text:span></text:p>
      <text:p text:style-name="P9"><text:span text:style-name="Source_20_Text">Automatic merge failed; fix conflicts and then commit the result.</text:span></text:p>
      <text:p text:style-name="Text_20_body">Git no crea automáticamente una nueva fusión confirmada (merge commit). Sino que hace una pausa en el proceso, esperando a que tu resuelvas el conflicto. Para ver qué archivos permanecen sin fusionar en un determinado momento conflictivo de una fusión, puedes usar el comando 'git status':</text:p>
      <text:p text:style-name="Preformatted_20_Text"><text:span text:style-name="Source_20_Text">[master*]$ git status</text:span></text:p>
      <text:p text:style-name="Preformatted_20_Text"><text:span text:style-name="Source_20_Text">index.html: needs merge</text:span></text:p>
      <text:p text:style-name="Preformatted_20_Text"><text:span text:style-name="Source_20_Text"># On branch master</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 <text:s text:c="2"/>(use "git checkout -- &lt;file&gt;..." to discard changes in working directory)</text:span></text:p>
      <text:p text:style-name="Preformatted_20_Text"><text:span text:style-name="Source_20_Text">#</text:span></text:p>
      <text:p text:style-name="Preformatted_20_Text"><text:span text:style-name="Source_20_Text"># <text:s text:c="2"/>unmerged: <text:s text:c="2"/>index.html</text:span></text:p>
      <text:p text:style-name="P9"><text:span text:style-name="Source_20_Text">#</text:span></text:p>
      <text:p text:style-name="Text_20_body">Todo aquello que sea conflictivo y no se haya podido resolver, se marca como "sin fusionar" (unmerged). Git añade a los archivos conflictivos unos marcadores especiales de resolución de conflictos. Marcadores que te guiarán cuando abras manualmente los archivos implicados y los edites para corregirlos. El archivo conflictivo contendrá algo como:</text:p>
      <text:p text:style-name="Preformatted_20_Text"><text:span text:style-name="Source_20_Text">&lt;&lt;&lt;&lt;&lt;&lt;&lt; HEAD:index.html</text:span></text:p>
      <text:p text:style-name="Preformatted_20_Text"><text:span text:style-name="Source_20_Text">&lt;div id="footer"&gt;contact : email.support@github.com&lt;/div&gt;</text:span></text:p>
      <text:p text:style-name="Preformatted_20_Text"><text:span text:style-name="Source_20_Text">=======</text:span></text:p>
      <text:p text:style-name="Preformatted_20_Text"><text:span text:style-name="Source_20_Text">&lt;div id="footer"&gt;</text:span></text:p>
      <text:p text:style-name="Preformatted_20_Text"><text:span text:style-name="Source_20_Text"><text:s text:c="2"/>please contact us at support@github.com</text:span></text:p>
      <text:p text:style-name="Preformatted_20_Text"><text:span text:style-name="Source_20_Text">&lt;/div&gt;</text:span></text:p>
      <text:p text:style-name="P9"><text:span text:style-name="Source_20_Text">&gt;&gt;&gt;&gt;&gt;&gt;&gt; iss53:index.html</text:span></text:p>
      <text:p text:style-name="Text_20_body">Donde nos dice que la versión en HEAD (la rama 'master', la que habias activado antes de lanzar el comando de fusión), contiene lo indicado en la parte superior del bloque (todo lo que está encima de '======='). Y que la versión en 'iss53' contiene el resto, lo indicado en la parte inferior del bloque. Para resolver el conflicto, has de elegir manualmente contenido de uno o de otro lado. Por ejemplo, puedes optar por cambiar el bloque, dejandolo tal que:</text:p>
      <text:p text:style-name="Preformatted_20_Text"><text:span text:style-name="Source_20_Text">&lt;div id="footer"&gt;</text:span></text:p>
      <text:p text:style-name="Preformatted_20_Text"><text:span text:style-name="Source_20_Text">please contact us at email.support@github.com</text:span></text:p>
      <text:p text:style-name="P9"><text:span text:style-name="Source_20_Text">&lt;/div&gt;</text:span></text:p>
      <text:p text:style-name="Text_20_body"><text:soft-page-break/>Esta corrección contiene un poco de ambas partes. Y se han eliminado completamente las líneas <text:span text:style-name="Source_20_Text">&lt;&lt;&lt;&lt;&lt;&lt;&lt;</text:span> , <text:span text:style-name="Source_20_Text">=======</text:span> y <text:span text:style-name="Source_20_Text">&gt;&gt;&gt;&gt;&gt;&gt;&gt;</text:span> Tras resolver todos los bloques conflictivos, has de lanzar comandos 'git add' para marcar cada archivo modificado. Marcar archivos como preparados (staging), indica a Git que sus conflictos han sido resueltos. Si, en lugar de resolver directamente, prefieres utilizar una herramienta gráfica. Puedes usar el comando 'git mergetool'. Esto arrancará la correspondiente herramienta de visualización y te permirá ir resolviendo conflictos con ella.</text:p>
      <text:p text:style-name="Preformatted_20_Text"><text:span text:style-name="Source_20_Text">$ git mergetool</text:span></text:p>
      <text:p text:style-name="Preformatted_20_Text"><text:span text:style-name="Source_20_Text">merge tool candidates: kdiff3 tkdiff xxdiff meld gvimdiff opendiff emerge vimdiff</text:span></text:p>
      <text:p text:style-name="Preformatted_20_Text"><text:span text:style-name="Source_20_Text">Merging the files: index.html</text:span></text:p>
      <text:p text:style-name="Preformatted_20_Text"/>
      <text:p text:style-name="Preformatted_20_Text"><text:span text:style-name="Source_20_Text">Normal merge conflict for 'index.html':</text:span></text:p>
      <text:p text:style-name="Preformatted_20_Text"><text:span text:style-name="Source_20_Text"><text:s text:c="2"/>{local}: modified</text:span></text:p>
      <text:p text:style-name="Preformatted_20_Text"><text:span text:style-name="Source_20_Text"><text:s text:c="2"/>{remote}: modified</text:span></text:p>
      <text:p text:style-name="P9"><text:span text:style-name="Source_20_Text">Hit return to start merge resolution tool (opendiff):</text:span></text:p>
      <text:p text:style-name="Text_20_body">Si deseas usar una herramienta distinta de la escogida por defecto (en mi caso 'opendiff', porque estoy lanzando el comando en un Mac), puedes escogerla entre la lista de herramientas soportadas mostradas al principio ("merge tool candidates"). Tecleando el nombre de dicha herramienta. En el capítulo 7 se verá cómo cambiar este valor por defecto de tu entorno de trabajo.</text:p>
      <text:p text:style-name="Text_20_body">Tras salir de la herramienta de fusionado, Git preguntará a ver si hemos resuelto todos los conflictos y la fusión ha sido satisfactoria. Si le indicas que así ha sido, Git marca como preparado (staged) el archivo que acabamos de modificar.</text:p>
      <text:p text:style-name="Text_20_body">En cualquier momento, puedes lanzar el comando 'git status' para ver si ya has resuelto todos los conflictos:</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2"/>modified: <text:s text:c="2"/>index.html</text:span></text:p>
      <text:p text:style-name="P9"><text:span text:style-name="Source_20_Text">#</text:span></text:p>
      <text:p text:style-name="Text_20_body">Si todo ha ido correctamente, y ves que todos los archivos conflictivos están marcados como preparados, puedes lanzar el comando 'git commit' para terminar de confirmar la fusión. El mensaje de confirmación por defecto será algo parecido a:</text:p>
      <text:p text:style-name="Preformatted_20_Text"><text:span text:style-name="Source_20_Text">Merge branch 'iss53'</text:span></text:p>
      <text:p text:style-name="Preformatted_20_Text"/>
      <text:p text:style-name="Preformatted_20_Text"><text:span text:style-name="Source_20_Text">Conflicts:</text:span></text:p>
      <text:p text:style-name="Preformatted_20_Text"><text:span text:style-name="Source_20_Text"><text:s text:c="2"/>index.html</text:span></text:p>
      <text:p text:style-name="Preformatted_20_Text"><text:span text:style-name="Source_20_Text">#</text:span></text:p>
      <text:p text:style-name="Preformatted_20_Text"><text:span text:style-name="Source_20_Text"># It looks like you may be committing a MERGE.</text:span></text:p>
      <text:p text:style-name="Preformatted_20_Text"><text:span text:style-name="Source_20_Text"># If this is not correct, please remove the file</text:span></text:p>
      <text:p text:style-name="Preformatted_20_Text"><text:span text:style-name="Source_20_Text"># .git/MERGE_HEAD</text:span></text:p>
      <text:p text:style-name="Preformatted_20_Text"><text:span text:style-name="Source_20_Text"># and try again.</text:span></text:p>
      <text:p text:style-name="P9"><text:span text:style-name="Source_20_Text">#</text:span></text:p>
      <text:p text:style-name="Text_20_body">Puedes modificar este mensaje añadiendo detalles sobre cómo has resuelto la fusión, si lo consideras util para que otros entiendan esta fusión en un futuro. Se trata de indicar porqué has hecho lo que has hecho; a no ser que resulte obvio, claro está.</text:p>
      <text:p text:style-name="P4"/>
      <text:p text:style-name="P4"/>
      <text:h text:style-name="P32" text:outline-level="2"><text:bookmark-start text:name="__RefHeading__2645_2051115327"/><text:soft-page-break/>3.3 Gestión de ramificaciones<text:bookmark-end text:name="__RefHeading__2645_2051115327"/></text:h>
      <text:p text:style-name="Text_20_body">Ahora que ya has creado, fusionado y borrado algunas ramas, vamos a dar un vistazo a algunas herramientas de gestión muy útiles cuando comienzas a utilizar ramas profusamente.</text:p>
      <text:p text:style-name="Text_20_body">El comando 'git branch' tiene más funciones que las de crear y borrar ramas. Si lo lanzas sin argumentos, obtienes una lista de las ramas presentes en tu proyecto:</text:p>
      <text:p text:style-name="Preformatted_20_Text"><text:span text:style-name="Source_20_Text">$ git branch</text:span></text:p>
      <text:p text:style-name="Preformatted_20_Text"><text:span text:style-name="Source_20_Text"><text:s text:c="2"/>iss53</text:span></text:p>
      <text:p text:style-name="Preformatted_20_Text"><text:span text:style-name="Source_20_Text">* master</text:span></text:p>
      <text:p text:style-name="P9"><text:span text:style-name="Source_20_Text"><text:s text:c="2"/>testing</text:span></text:p>
      <text:p text:style-name="Text_20_body">Fijate en el carácter <text:span text:style-name="Source_20_Text">*</text:span> delante de la rama 'master': nos indica la rama activa en este momento. Si hacemos una confirmación de cambios (commit), esa será la rama que avance. Para ver la última confirmación de cambios en cada rama, puedes usar el comando 'git branch -v':</text:p>
      <text:p text:style-name="Preformatted_20_Text"><text:span text:style-name="Source_20_Text">$ git branch -v</text:span></text:p>
      <text:p text:style-name="Preformatted_20_Text"><text:span text:style-name="Source_20_Text"><text:s text:c="2"/>iss53 <text:s text:c="2"/>93b412c fix javascript issue</text:span></text:p>
      <text:p text:style-name="Preformatted_20_Text"><text:span text:style-name="Source_20_Text">* master <text:s/>7a98805 Merge branch 'iss53'</text:span></text:p>
      <text:p text:style-name="P9"><text:span text:style-name="Source_20_Text"><text:s text:c="2"/>testing 782fd34 add scott to the author list in the readmes</text:span></text:p>
      <text:p text:style-name="Text_20_body">Otra opción útil para averiguar el estado de las ramas, es filtrarlas y mostrar solo aquellas que han sido fusionadas (o que no lo han sido) con la rama actualmente activa. Para ello, Git dispone, desde la versión 1.5.6, las opciones '--merged' y '--no-merged'. Si deseas ver las ramas que han sido fusionadas en la rama activa, puedes lanzar el comando 'git branch --merged':</text:p>
      <text:p text:style-name="Preformatted_20_Text"><text:span text:style-name="Source_20_Text">$ git branch --merged</text:span></text:p>
      <text:p text:style-name="Preformatted_20_Text"><text:span text:style-name="Source_20_Text"><text:s text:c="2"/>iss53</text:span></text:p>
      <text:p text:style-name="P9"><text:span text:style-name="Source_20_Text">* master</text:span></text:p>
      <text:p text:style-name="Text_20_body">Aparece la rama 'iss53' porque ya ha sido fusionada. Y no lleva por delante el caracter <text:span text:style-name="Source_20_Text">*</text:span> porque todo su contenido ya ha sido incorporado a otras ramas. Podemos borrarla tranquilamente con 'git branch -d', sin miedo a perder nada.</text:p>
      <text:p text:style-name="Text_20_body">Para mostrar todas las ramas que contienen trabajos sin fusionar aún, puedes utilizar el comando 'git branch --no-merged':</text:p>
      <text:p text:style-name="Preformatted_20_Text"><text:span text:style-name="Source_20_Text">$ git branch --no-merged</text:span></text:p>
      <text:p text:style-name="P9"><text:span text:style-name="Source_20_Text"><text:s text:c="2"/>testing</text:span></text:p>
      <text:p text:style-name="Text_20_body">Esto nos muestra la otra rama en el proyecto. Debido a que contiene trabajos sin fusionar aún, al intentarla borrar con 'git branch -d', el comando nos dará un error:</text:p>
      <text:p text:style-name="Preformatted_20_Text"><text:span text:style-name="Source_20_Text">$ git branch -d testing</text:span></text:p>
      <text:p text:style-name="Preformatted_20_Text"><text:span text:style-name="Source_20_Text">error: The branch 'testing' is not an ancestor of your current HEAD.</text:span></text:p>
      <text:p text:style-name="P9"><text:span text:style-name="Source_20_Text">If you are sure you want to delete it, run 'git branch -D testing'.</text:span></text:p>
      <text:p text:style-name="Text_20_body">Si realmente deseas borrar la rama, y perder el trabajo contenido en ella, puedes forzar el borrado con la opción '-D'; tal y como lo indica el mensaje de ayuda.</text:p>
      <text:p text:style-name="P4"/>
      <text:h text:style-name="P32" text:outline-level="2"><text:bookmark-start text:name="__RefHeading__2647_2051115327"/>3.4 Flujos de trabajo ramificados<text:bookmark-end text:name="__RefHeading__2647_2051115327"/></text:h>
      <text:p text:style-name="Text_20_body">Ahora que ya has visto los procedimientos básicos de ramificación y fusión, ¿qué puedes o qué debes hacer con ellos? En este apartado vamos a ver algunos de los flujos de trabajo más comunes, de tal forma que puedas decidir si te gustaría incorporar alguno de ellos a tu ciclo de desarrollo.</text:p>
      <text:h text:style-name="Heading_20_3" text:outline-level="3"><text:bookmark-start text:name="__RefHeading__21798_721071827"/><text:bookmark text:name="Ramas-de-largo-recorrido"/><text:soft-page-break/><text:a xlink:type="simple" xlink:href="http://git-scm.com/book/es/Ramificaciones-en-Git-Flujos-de-trabajo-ramificados#Ramas-de-largo-recorrido">Ramas de largo recorrido</text:a><text:bookmark-end text:name="__RefHeading__21798_721071827"/></text:h>
      <text:p text:style-name="Text_20_body">Por la sencillez de la fusión a tres bandas de Git, el fusionar de una rama a otra multitud de veces a lo largo del tiempo es facil de hacer. Esto te posibilita tener varias ramas siempre abiertas, e irlas usando en diferentes etapas del ciclo de desarrollo; realizando frecuentes fusiones entre ellas.</text:p>
      <text:p text:style-name="Text_20_body">Muchos desarrolladores que usan Git llevan un flujo de trabajo de esta naturaleza, manteniendo en la rama 'master' únicamente el código totalmente estable (el código que ha sido o que va a ser liberado). Teniendo otras ramas paralelas denominadas 'desarrollo' o 'siguiente', en las que trabajan y realizan pruebas. Estas ramas paralelas no suele estar siempre en un estado estable; pero cada vez que sí lo están, pueden ser fusionadas con la rama 'master'. También es habitual el incorporarle (pull) ramas puntuales (ramas temporales, como la rama 'iss53' del anterior ejemplo) cuando las completamos y estamos seguros de que no van a introducir errores.</text:p>
      <text:p text:style-name="Text_20_body">En realidad, en todo momento estamos hablando simplemente de apuntadores moviendose por la línea temporal de confirmaciones de cambio (commit history). Las ramas estables apuntan hacia posiciones más antiguas en el registro de confirmaciones. Mientras que las ramas avanzadas, las que van abriendo camino, apuntan hacia posiciones más recientes.</text:p>
      <text:p text:style-name="P8"><draw:frame draw:style-name="fr1" draw:name="gráficos27" text:anchor-type="as-char" svg:width="13.229cm" svg:height="2.54cm" draw:z-index="9"><draw:image xlink:href="http://git-scm.com/figures/18333fig0318-tn.png" xlink:type="simple" xlink:show="embed" xlink:actuate="onLoad"/></draw:frame></text:p>
      <text:p text:style-name="Text_20_body"><text:line-break/>Figura 3-18. Las ramas más estables apuntan hacia posiciones más antiguas en el registro de cambios.</text:p>
      <text:p text:style-name="Text_20_body">Podría ser más sencillo pensar en las ramas como si fueran silos de almacenamiento. Donde grupos de confirmaciones de cambio (commits) van promocionando hacia silos más estables a medida que son probados y depurados (ver Figura 3-19)</text:p>
      <text:p text:style-name="P8"><draw:frame draw:style-name="fr1" draw:name="gráficos28" text:anchor-type="as-char" svg:width="13.229cm" svg:height="7.514cm" draw:z-index="10"><draw:image xlink:href="http://git-scm.com/figures/18333fig0319-tn.png" xlink:type="simple" xlink:show="embed" xlink:actuate="onLoad"/></draw:frame></text:p>
      <text:p text:style-name="Text_20_body"><text:line-break/>Figura 3-19. Puede ayudar pensar en las ramas como silos de almacenamiento.</text:p>
      <text:p text:style-name="Text_20_body">Este sistema de trabajo se puede ampliar para diversos grados de estabilidad. Algunos proyectos muy grandes suelen tener una rama denominada 'propuestas' o 'pu' (proposed updates). Donde suele estar todo aquello integrado desde otras ramas, pero que aún no está listo para ser incorporado a las ramas 'siguiente' o 'master'. La idea es mantener siempre diversas ramas en diversos grados de estabilidad; pero cuando alguna alcanza un estado más estable, la fusionamos con la rama inmediatamente superior a ella. Aunque no es obligatorio el trabajar con ramas de <text:soft-page-break/>larga duración, realmente es práctico y útil. Sobre todo en proyectos largos o complejos.</text:p>
      <text:h text:style-name="Heading_20_3" text:outline-level="3"><text:bookmark-start text:name="__RefHeading__21800_721071827"/><text:bookmark text:name="Ramas-puntuales"/><text:a xlink:type="simple" xlink:href="http://git-scm.com/book/es/Ramificaciones-en-Git-Flujos-de-trabajo-ramificados#Ramas-puntuales">Ramas puntuales</text:a><text:bookmark-end text:name="__RefHeading__21800_721071827"/></text:h>
      <text:p text:style-name="Text_20_body">Las ramas puntuales, en cambio, son útiles en proyectos de cualquier tamaño. Una rama puntual es aquella de corta duración que abres para un tema o para una funcionalidad muy concretos. Es algo que nunca habrías hecho en otro sistema VCS, debido a los altos costos de crear y fusionar ramas que se suelen dar en esos sistemas. Pero en Git, por el contrario, es muy habitual el crear, trabajar con, fusionar y borrar ramas varias veces al día.</text:p>
      <text:p text:style-name="Text_20_body">Tal y como has visto con las ramas 'iss53' y 'hotfix' que has creado en la sección anterior. Has hecho unas pocas confirmaciones de cambio en ellas, y luego las has borrado tras fusionarlas con la rama principal. Esta técnica te posibilita realizar rápidos y completos saltos de contexto. Y, debido a que el trabajo está claramente separado en silos, con todos los cambios de cada tema en su propia rama, te será mucho más sencillo revisar el código y seguir su evolución. Puedes mantener los cambios ahí durante minutos, dias o meses; y fusionarlos cuando realmente estén listos. En lugar de verte obligado a fusionarlos en el orden en que fueron creados y comenzaste a trabajar en ellos.</text:p>
      <text:p text:style-name="Text_20_body">Por ejemplo, puedes realizar cierto trabajo en la rama 'master', ramificar para un problema concreto (rama 'iss91'), trabajar en él un rato, ramificar a una segunda rama para probar otra manera de resolverlo (rama 'iss92v2'), volver a la rama 'master' y trabajar un poco más, y, por último, ramificar temporalmente para probar algo de lo que no estás seguro (rama 'dumbidea'). El registro de confirmaciones (commit history) será algo parecido a la Figura 3-20.</text:p>
      <text:p text:style-name="P8"><draw:frame draw:style-name="fr1" draw:name="gráficos29" text:anchor-type="as-char" svg:width="11.324cm" svg:height="11.827cm" draw:z-index="11"><draw:image xlink:href="http://git-scm.com/figures/18333fig0320-tn.png" xlink:type="simple" xlink:show="embed" xlink:actuate="onLoad"/></draw:frame></text:p>
      <text:p text:style-name="Text_20_body"><text:line-break/>Figura 3-20. El registro de confirmaciones con múltiples ramas puntuales.</text:p>
      <text:p text:style-name="Text_20_body">En este momento, supongamos que te decides por la segunda solución al problema (rama 'iss92v2'); y que, tras mostrar la rama 'dumbidea' a tus compañeros, resulta que les parece una idea genial. Puedes descartar la rama 'iss91' (perdiendo las confirmaciones C5 y C6), y fusionar las otras <text:soft-page-break/>dos. El registro será algo parecido a la Figura 3-21.</text:p>
      <text:p text:style-name="P8"><draw:frame draw:style-name="fr1" draw:name="gráficos30" text:anchor-type="as-char" svg:width="9.102cm" svg:height="13.52cm" draw:z-index="12"><draw:image xlink:href="http://git-scm.com/figures/18333fig0321-tn.png" xlink:type="simple" xlink:show="embed" xlink:actuate="onLoad"/></draw:frame></text:p>
      <text:p text:style-name="Text_20_body"><text:line-break/>Figura 3-21. El registro tras fusionar 'dumbidea' e 'iss91v2'.</text:p>
      <text:p text:style-name="Text_20_body">Es importante recordar que, mientras estás haciendo todo esto, todas las ramas son completamente locales. Cuando ramificas y fusionas, todo se realiza en tu propio repositório Git. No hay nigún tipo de tráfico con ningún servidor.</text:p>
      <text:p text:style-name="P4"/>
      <text:h text:style-name="P32" text:outline-level="2"><text:bookmark-start text:name="__RefHeading__2649_2051115327"/>3.5 Ramas Remotas<text:bookmark-end text:name="__RefHeading__2649_2051115327"/></text:h>
      <text:p text:style-name="Text_20_body">Las ramas remotas son referencias al estado de ramas en tus repositorios remotos. Son ramas locales que no puedes mover; se mueven automáticamente cuando estableces comunicaciones en la red. Las ramas remotas funcionan como marcadores, para recordarte en qué estado se encontraban tus repositorios remotos la última vez que conectaste con ellos.</text:p>
      <text:p text:style-name="Text_20_body">Suelen referenciarse como '(remoto)/(rama)'. Por ejemplo, si quieres saber cómo estaba la rama 'master' en el remoto 'origin'. Puedes revisar la rama 'origin/master'. O si estás trabajando en un problema con un compañero y este envia (push) una rama 'iss53', tu tendrás tu propia rama de trabajo local 'iss53'; pero la rama en el servidor apuntará a la última confirmación (commit) en la rama 'origin/iss53'.</text:p>
      <text:p text:style-name="Text_20_body">Esto puede ser un tanto confuso, pero intentemos aclararlo con un ejemplo. Supongamos que tienes un sevidor Git en tu red, en 'git.ourcompany.com'. Si haces un clón desde ahí, Git automáticamente lo denominará 'origin', traerá (pull) sus datos, creará un apuntador hacia donde <text:soft-page-break/>esté en ese momento su rama 'master', denominará la copia local 'origin/master'; y será inamovible para tí. Git te proporcionará también tu propia rama 'master', apuntando al mismo lugar que la rama 'master' de 'origin'; siendo en esta última donde podrás trabajar.</text:p>
      <text:p text:style-name="P8"><draw:frame draw:style-name="fr1" draw:name="gráficos31" text:anchor-type="as-char" svg:width="13.229cm" svg:height="12.779cm" draw:z-index="13"><draw:image xlink:href="http://git-scm.com/figures/18333fig0322-tn.png" xlink:type="simple" xlink:show="embed" xlink:actuate="onLoad"/></draw:frame></text:p>
      <text:p text:style-name="Text_20_body"><text:line-break/>Figura 3-22. Un clón Git te proporciona tu propia rama 'master' y otra rama 'origin/master' apuntando a la rama 'master' original.</text:p>
      <text:p text:style-name="Text_20_body">Si haces algún trabajo en tu rama 'master' local. Y, al mismo tiempo, alguna otra persona lleva (push) su trabajo al servidor 'git.ourcompany.com', actualizando la rama 'master' de allí. Te encontrarás con que ambos registros avanzan de forma diferente. Además, mientras no tengas contacto con el servidor, tu apuntador a tu rama 'origin/master' no se moverá (ver Figura 3/23).</text:p>
      <text:p text:style-name="P8"><text:soft-page-break/><draw:frame draw:style-name="fr1" draw:name="gráficos32" text:anchor-type="as-char" svg:width="13.229cm" svg:height="9.604cm" draw:z-index="14"><draw:image xlink:href="http://git-scm.com/figures/18333fig0323-tn.png" xlink:type="simple" xlink:show="embed" xlink:actuate="onLoad"/></draw:frame></text:p>
      <text:p text:style-name="Text_20_body"><text:line-break/>Figura 3-23. Trabajando localmente y que otra persona esté llevando (push) algo al servidor remoto, hace que cada registro avance de forma distinta.</text:p>
      <text:p text:style-name="Text_20_body">Para sincronizarte, puedes utilizar el comando 'git fetch origin'. Este comando localiza en qué servidor está el origen (en este caso 'git.ourcompany.com'), recupera cualquier dato presente allí que tu no tengas, y actualiza tu base de datos local, moviendo tu rama 'origin/master' para que apunte a esta nueva y más reciente posición (ver Figura 3-24).</text:p>
      <text:p text:style-name="P8"><text:soft-page-break/><draw:frame draw:style-name="fr1" draw:name="gráficos33" text:anchor-type="as-char" svg:width="13.229cm" svg:height="14.288cm" draw:z-index="15"><draw:image xlink:href="http://git-scm.com/figures/18333fig0324-tn.png" xlink:type="simple" xlink:show="embed" xlink:actuate="onLoad"/></draw:frame></text:p>
      <text:p text:style-name="Text_20_body"><text:line-break/>Figura 3-24. El comando 'git fetch' actualiza tus referencias remotas.</text:p>
      <text:p text:style-name="Text_20_body">Para ilustrar mejor el caso de tener múltiples servidores y cómo van las ramas remotas para esos proyectos remotos. Supongamos que tienes otro servidor Git; utilizado solamente para desarrollo, por uno de tus equipos sprint. Un servidor en 'git.team1.ourcompany.com'. Puedes incluirlo como una nueva referencia remota a tu proyecto actual, mediante el comando 'git remote add', tal y como vimos en el capítulo 2. Puedes denominar 'teamone' a este remoto, poniendo este nombre abreviado para la URL (ver Figura 3-25)</text:p>
      <text:p text:style-name="P8"><text:soft-page-break/><draw:frame draw:style-name="fr1" draw:name="gráficos34" text:anchor-type="as-char" svg:width="13.229cm" svg:height="11.086cm" draw:z-index="16"><draw:image xlink:href="http://git-scm.com/figures/18333fig0325-tn.png" xlink:type="simple" xlink:show="embed" xlink:actuate="onLoad"/></draw:frame></text:p>
      <text:p text:style-name="Text_20_body"><text:line-break/>Figura 3-25. Añadiendo otro servidor como remoto.</text:p>
      <text:p text:style-name="Text_20_body">Ahora, puedes usar el comando 'git fetch teamone' para recuperar todo el contenido del servidor que tu no tenias. Debido a que dicho servidor es un subconjunto de de los datos del servidor 'origin' que tienes actualmente, Git no recupera (fetch) ningún dato; simplemente prepara una rama remota llamada 'teamone/master' para apuntar a la confirmación (commit) que 'teamone' tiene en su rama 'master'.</text:p>
      <text:p text:style-name="P8"><text:soft-page-break/><draw:frame draw:style-name="fr1" draw:name="gráficos35" text:anchor-type="as-char" svg:width="13.229cm" svg:height="11.086cm" draw:z-index="17"><draw:image xlink:href="http://git-scm.com/figures/18333fig0326-tn.png" xlink:type="simple" xlink:show="embed" xlink:actuate="onLoad"/></draw:frame></text:p>
      <text:p text:style-name="Text_20_body"><text:line-break/>Figura 3-26. Obtienes una referencia local a la posición en la rama 'master' de 'teamone'.</text:p>
      <text:h text:style-name="Heading_20_3" text:outline-level="3"><text:bookmark-start text:name="__RefHeading__21802_721071827"/><text:bookmark text:name="Publicando"/><text:a xlink:type="simple" xlink:href="http://git-scm.com/book/es/Ramificaciones-en-Git-Ramas-Remotas#Publicando">Publicando</text:a><text:bookmark-end text:name="__RefHeading__21802_721071827"/></text:h>
      <text:p text:style-name="Text_20_body">Cuando quieres compartir una rama con el resto del mundo, has de llevarla (push) a un remoto donde tengas permisos de escritura. Tus ramas locales no se sincronizan automáticamente con los remotos en los que escribes. Sino que tienes que llevar (push) expresamente, cada vez, al remoto las ramas que desees compartir. De esta forma, puedes usar ramas privadas para el trabajo que no deseas compartir. Llevando a un remoto tan solo aquellas partes que deseas aportar a los demás.</text:p>
      <text:p text:style-name="Text_20_body">Si tienes una rama llamada 'serverfix', con la que vas a trabajar en colaboración; puedes llevarla al remoto de la misma forma que llevaste tu primera rama. Con el comando 'git push (remoto) (rama)':</text:p>
      <text:p text:style-name="Preformatted_20_Text"><text:span text:style-name="Source_20_Text">$ git push origin serverfix</text:span></text:p>
      <text:p text:style-name="Preformatted_20_Text"><text:span text:style-name="Source_20_Text">Counting objects: 20, done.</text:span></text:p>
      <text:p text:style-name="Preformatted_20_Text"><text:span text:style-name="Source_20_Text">Compressing objects: 100% (14/14), done.</text:span></text:p>
      <text:p text:style-name="Preformatted_20_Text"><text:span text:style-name="Source_20_Text">Writing objects: 100% (15/15), 1.74 KiB, done.</text:span></text:p>
      <text:p text:style-name="Preformatted_20_Text"><text:span text:style-name="Source_20_Text">Total 15 (delta 5), reused 0 (delta 0)</text:span></text:p>
      <text:p text:style-name="Preformatted_20_Text"><text:span text:style-name="Source_20_Text">To git@github.com:schacon/simplegit.git</text:span></text:p>
      <text:p text:style-name="P9"><text:span text:style-name="Source_20_Text"><text:s/>* [new branch] <text:s text:c="5"/>serverfix -&gt; serverfix</text:span></text:p>
      <text:p text:style-name="Text_20_body">Esto es un poco como un atajo. Git expande automáticamente el nombre de rama 'serverfix' a 'refs/heads/serverfix:refs/heads/serverfix', que significa: "coge mi rama local 'serverfix' y actualiza con ella la rama 'serverfix' del remoto". Volveremos más tarde sobre el tema de 'refs/heads/', viendolo en detalle en el capítulo 9; aunque puedes ignorarlo por ahora. También puedes hacer 'git push origin serverfix:serverfix', que hace lo mismo; es decir: "coge mi 'serverfix' y hazlo el 'serverfix' remoto". Puedes utilizar este último formato para llevar una rama local a una rama remota con otro nombre distinto. Si no quieres que se llame 'serverfix' en el remoto, puedes lanzar, por ejemplo, 'git push origin serverfix:awesomebranch'; para llevar tu rama 'serverfix' local a la rama 'awesomebranch' en el proyecto remoto.</text:p>
      <text:p text:style-name="Text_20_body"><text:soft-page-break/>La próxima vez que tus colaboradores recuperen desde el servidor, obtendrán una referencia a donde la versión de 'serverfix' en el servidor esté bajo la rama remota 'origin/serverfix':</text:p>
      <text:p text:style-name="Preformatted_20_Text"><text:span text:style-name="Source_20_Text">$ git fetch origin</text:span></text:p>
      <text:p text:style-name="Preformatted_20_Text"><text:span text:style-name="Source_20_Text">remote: Counting objects: 20, done.</text:span></text:p>
      <text:p text:style-name="Preformatted_20_Text"><text:span text:style-name="Source_20_Text">remote: Compressing objects: 100% (14/14), done.</text:span></text:p>
      <text:p text:style-name="Preformatted_20_Text"><text:span text:style-name="Source_20_Text">remote: Total 15 (delta 5), reused 0 (delta 0)</text:span></text:p>
      <text:p text:style-name="Preformatted_20_Text"><text:span text:style-name="Source_20_Text">Unpacking objects: 100% (15/15), done.</text:span></text:p>
      <text:p text:style-name="Preformatted_20_Text"><text:span text:style-name="Source_20_Text">From git@github.com:schacon/simplegit</text:span></text:p>
      <text:p text:style-name="P9"><text:span text:style-name="Source_20_Text"><text:s/>* [new branch] <text:s text:c="5"/>serverfix <text:s text:c="3"/>-&gt; origin/serverfix</text:span></text:p>
      <text:p text:style-name="Text_20_body">Es importante destacar que cuando recuperas (fetch) nuevas ramas remotas, no obtienes automáticamente una copia editable local de las mismas. En otras palabras, en este caso, no tienes una nueva rama 'serverfix'. Sino que únicamente tienes un puntero no editable a 'origin/serverfix'.</text:p>
      <text:p text:style-name="Text_20_body">Para integrar (merge) esto en tu actual rama de trabajo, puedes usar el comando 'git merge origin/serverfix'. Y si quieres tener tu propia rama 'serverfix', donde puedas trabajar, puedes crearla directamente basandote en rama remota:</text:p>
      <text:p text:style-name="Preformatted_20_Text"><text:span text:style-name="Source_20_Text">$ git checkout -b serverfix origin/serverfix</text:span></text:p>
      <text:p text:style-name="Preformatted_20_Text"><text:span text:style-name="Source_20_Text">Branch serverfix set up to track remote branch refs/remotes/origin/serverfix.</text:span></text:p>
      <text:p text:style-name="P9"><text:span text:style-name="Source_20_Text">Switched to a new branch "serverfix"Switched to a new branch "serverfix"</text:span></text:p>
      <text:p text:style-name="Text_20_body">Esto sí te da una rama local donde puedes trabajar, comenzando donde 'origin/serverfix' estaba en ese momento.</text:p>
      <text:h text:style-name="Heading_20_3" text:outline-level="3"><text:bookmark-start text:name="__RefHeading__21804_721071827"/><text:bookmark text:name="Haciendo-seguimiento-a-las-ramas"/><text:a xlink:type="simple" xlink:href="http://git-scm.com/book/es/Ramificaciones-en-Git-Ramas-Remotas#Haciendo-seguimiento-a-las-ramas">Haciendo seguimiento a las ramas</text:a><text:bookmark-end text:name="__RefHeading__21804_721071827"/></text:h>
      <text:p text:style-name="Text_20_body">Activando (checkout) una rama local a partir de una rama remota, se crea automáticamente lo que podríamos denominar "una rama de seguimiento" (tracking branch). Las ramas de seguimiento son ramas locales que tienen una relación directa con alguna rama remota. Si estás en una rama de seguimiento y tecleas el comando 'git push', Git sabe automáticamente a qué servidor y a qué rama ha de llevar los contenidos. Igualmente, tecleando 'git pull' mientras estamos en una de esas ramas, recupera (fetch) todas las referencias remotas y las consolida (merge) automáticamente en la correspondiente rama remota.</text:p>
      <text:p text:style-name="Text_20_body">Cuando clonas un repositorio, este suele crear automáticamente una rama 'master' que hace seguimiento de 'origin/master'. Y es por eso que 'git push' y 'git pull' trabajan directamente, sin necesidad de más argumentos. Sin embargo, puedes preparar otras ramas de seguimiento si deseas tener unas que no hagan seguimiento de ramas en 'origin' y que no sigan a la rama 'master'. El ejemplo más simple, es el que acabas de ver al lanzar el comando 'git checkout -b [rama] [nombreremoto]/[rama]'. Si tienes la versión 1.6.2 de Git, o superior, puedes utilizar también el parámetro '--track':</text:p>
      <text:p text:style-name="Preformatted_20_Text"><text:span text:style-name="Source_20_Text">$ git checkout --track origin/serverfix</text:span></text:p>
      <text:p text:style-name="Preformatted_20_Text"><text:span text:style-name="Source_20_Text">Branch serverfix set up to track remote branch refs/remotes/origin/serverfix.</text:span></text:p>
      <text:p text:style-name="P9"><text:span text:style-name="Source_20_Text">Switched to a new branch "serverfix"Switched to a new branch "serverfix"</text:span></text:p>
      <text:p text:style-name="Text_20_body">Para preparar una rama local con un nombre distinto a la del remoto, puedes utilizar:</text:p>
      <text:p text:style-name="Preformatted_20_Text"><text:span text:style-name="Source_20_Text">$ git checkout -b sf origin/serverfix</text:span></text:p>
      <text:p text:style-name="Preformatted_20_Text"><text:span text:style-name="Source_20_Text">Branch sf set up to track remote branch refs/remotes/origin/serverfix.</text:span></text:p>
      <text:p text:style-name="P9"><text:span text:style-name="Source_20_Text">Switched to a new branch "sf"</text:span></text:p>
      <text:p text:style-name="Text_20_body">Así, tu rama local 'sf' va a llevar (push) y traer (pull) hacia o desde 'origin/serverfix'.</text:p>
      <text:h text:style-name="Heading_20_3" text:outline-level="3"><text:bookmark-start text:name="__RefHeading__21806_721071827"/><text:bookmark text:name="Borrando-ramas-remotas"/><text:a xlink:type="simple" xlink:href="http://git-scm.com/book/es/Ramificaciones-en-Git-Ramas-Remotas#Borrando-ramas-remotas">Borrando ramas remotas</text:a><text:bookmark-end text:name="__RefHeading__21806_721071827"/></text:h>
      <text:p text:style-name="Text_20_body">Imagina que ya has terminado con una rama remota. Es decir, tanto tu como tus colaboradores <text:soft-page-break/>habeis completado una determinada funcionalidad y la habeis incorporado (merge) a la rama 'master' en el remoto (o donde quiera que tengais la rama de código estable). Puedes borrar la rama remota utilizando la un tanto confusa sintaxis: 'git push [nombreremoto] :[rama]'. Por ejemplo, si quieres borrar la rama 'serverfix' del servidor, puedes utilizar:</text:p>
      <text:p text:style-name="Preformatted_20_Text"><text:span text:style-name="Source_20_Text">$ git push origin :serverfix</text:span></text:p>
      <text:p text:style-name="Preformatted_20_Text"><text:span text:style-name="Source_20_Text">To git@github.com:schacon/simplegit.git</text:span></text:p>
      <text:p text:style-name="P9"><text:span text:style-name="Source_20_Text"><text:s/>- [deleted] <text:s text:c="8"/>serverfix</text:span></text:p>
      <text:p text:style-name="Text_20_body">Y....Boom!. La rama en el servidor ha desaparecido. Puedes grabarte a fuego esta página, porque necesitarás ese comando y, lo más probable es que hayas olvidado su sintaxis. Una manera de recordar este comando es dándonos cuenta de que proviene de la sintaxis 'git push [nombreremoto] [ramalocal]:[ramaremota]'. Si omites la parte '[ramalocal]', lo que estás diciendo es: "no cojas nada de mi lado y haz con ello [ramaremota]".</text:p>
      <text:p text:style-name="P4"/>
      <text:h text:style-name="P32" text:outline-level="2"><text:bookmark-start text:name="__RefHeading__2651_2051115327"/>3.6 Reorganizando el trabajo realizado<text:bookmark-end text:name="__RefHeading__2651_2051115327"/></text:h>
      <text:p text:style-name="Text_20_body">En Git tenemos dos formas de integrar cambios de una rama en otra: la fusión (merge) y la reorganización (rebase). En esta sección vas a aprender en qué consiste la reorganización, como utilizarla, por qué es una herramienta sorprendente y en qué casos no es conveniente utilizarla.</text:p>
      <text:h text:style-name="Heading_20_3" text:outline-level="3"><text:bookmark-start text:name="__RefHeading__21808_721071827"/><text:bookmark text:name="Reorganización-básica"/><text:a xlink:type="simple" xlink:href="http://git-scm.com/book/es/Ramificaciones-en-Git-Reorganizando-el-trabajo-realizado#Reorganización-básica">Reorganización básica</text:a><text:bookmark-end text:name="__RefHeading__21808_721071827"/></text:h>
      <text:p text:style-name="Text_20_body">Volviendo al ejemplo anterior, en la sección sobre fusiones (ver Figura 3-27), puedes ver que has separado tu trabajo y realizado confirmaciones (commit) en dos ramas diferentes.</text:p>
      <text:p text:style-name="P8"><draw:frame draw:style-name="fr1" draw:name="gráficos36" text:anchor-type="as-char" svg:width="8.202cm" svg:height="6.482cm" draw:z-index="18"><draw:image xlink:href="http://git-scm.com/figures/18333fig0327-tn.png" xlink:type="simple" xlink:show="embed" xlink:actuate="onLoad"/></draw:frame></text:p>
      <text:p text:style-name="Text_20_body"><text:line-break/>Figura 3-27. El registro de confirmaciones inicial.</text:p>
      <text:p text:style-name="Text_20_body">La manera más sencilla de integrar ramas, tal y como hemos visto, es el comando 'git merge'. Realiza una fusión a tres bandas entre las dos últimas instantáneas de cada rama (C3 y C4) y el ancestro común a ambas (C2); creando una nueva instantánea (snapshot) y la correspondiente confirmación (commit), según se muestra en la Figura 3-28.</text:p>
      <text:p text:style-name="P8"><text:soft-page-break/><draw:frame draw:style-name="fr1" draw:name="gráficos37" text:anchor-type="as-char" svg:width="10.319cm" svg:height="6.35cm" draw:z-index="19"><draw:image xlink:href="http://git-scm.com/figures/18333fig0328-tn.png" xlink:type="simple" xlink:show="embed" xlink:actuate="onLoad"/></draw:frame></text:p>
      <text:p text:style-name="Text_20_body"><text:line-break/>Figura 3-28. Fusionando una rama para integrar el registro de trabajos divergentes.</text:p>
      <text:p text:style-name="Text_20_body">Aunque también hay otra forma de hacerlo: puedes coger los cambios introducidos en C3 y reaplicarlos encima de C4. Esto es lo que en Git llamamos <text:span text:style-name="Emphasis">reorganizar</text:span>. Con el comando 'git rebase', puedes coger todos los cambios confirmados en una rama, y reaplicarlos sobre otra.</text:p>
      <text:p text:style-name="Text_20_body">Por ejemplo, puedes lanzar los comandos:</text:p>
      <text:p text:style-name="Preformatted_20_Text"><text:span text:style-name="Source_20_Text">$ git checkout experiment</text:span></text:p>
      <text:p text:style-name="Preformatted_20_Text"><text:span text:style-name="Source_20_Text">$ git rebase master</text:span></text:p>
      <text:p text:style-name="Preformatted_20_Text"><text:span text:style-name="Source_20_Text">First, rewinding head to replay your work on top of it...</text:span></text:p>
      <text:p text:style-name="P9"><text:span text:style-name="Source_20_Text">Applying: added staged command</text:span></text:p>
      <text:p text:style-name="Text_20_body">Haciendo que Git: vaya al ancestro común de ambas ramas (donde estás actualmente y de donde quieres reorganizar), saque las diferencias introducidas por cada confirmación en la rama donde estás, guarde esas diferencias en archivos temporales, reinicie (reset) la rama actual hasta llevarla a la misma confirmación en la rama de donde quieres reorganizar, y, finalmente, vuelva a aplicar ordenadamente los cambios. El proceso se muestra en la Figura 3-29.</text:p>
      <text:p text:style-name="P8"><draw:frame draw:style-name="fr1" draw:name="gráficos38" text:anchor-type="as-char" svg:width="10.319cm" svg:height="4.895cm" draw:z-index="20"><draw:image xlink:href="http://git-scm.com/figures/18333fig0329-tn.png" xlink:type="simple" xlink:show="embed" xlink:actuate="onLoad"/></draw:frame></text:p>
      <text:p text:style-name="Text_20_body"><text:line-break/>Figura 3-29. Reorganizando sobre C4 los cambios introducidos en C3.</text:p>
      <text:p text:style-name="Text_20_body">En este momento, puedes volver a la rama 'master' y hacer una fusión con avance rápido (fast-forward merge). (ver Figura 3-30)</text:p>
      <text:p text:style-name="P8"><text:soft-page-break/><draw:frame draw:style-name="fr1" draw:name="gráficos39" text:anchor-type="as-char" svg:width="10.319cm" svg:height="4.763cm" draw:z-index="21"><draw:image xlink:href="http://git-scm.com/figures/18333fig0330-tn.png" xlink:type="simple" xlink:show="embed" xlink:actuate="onLoad"/></draw:frame></text:p>
      <text:p text:style-name="Text_20_body"><text:line-break/>Figura 3-30. Avance rápido de la rama 'master'.</text:p>
      <text:p text:style-name="Text_20_body">Así, la instantánea apuntada por C3 aquí es exactamente la misma apuntada por C5 en el ejemplo de la fusión. No hay ninguna diferencia en el resultado final de la integración, pero el haberla hecho reorganizando nos deja un registro más claro. Si examinas el registro de una rama reorganizada, este aparece siempre como un registro lineal: como si todo el trabajo se hubiera realizado en series, aunque realmente se haya hecho en paralelo.</text:p>
      <text:p text:style-name="Text_20_body">Habitualmente, optarás por esta vía cuando quieras estar seguro de que tus confirmaciones de cambio (commits) se pueden aplicar limpiamente sobre una rama remota; posiblemente, en un proyecto donde estés intentando colaborar, pero lleves tu el mantenimiento. En casos como esos, puedes trabajar sobre una rama y luego reorgainzar lo realizado en la rama 'origin/master' cuando lo tengas todo listo para enviarlo al proyecto principal. De esta forma, la persona que mantiene el proyecto no necesitará hacer ninguna integración con tu trabajo; le bastará con un avance rápido o una incorporación limpia.</text:p>
      <text:p text:style-name="Text_20_body">Cabe destacar que la instantánea (snapshot) apuntada por la confirmación (commit) final, tanto si es producto de una regorganización (rebase) como si lo es de una fusión (merge), es exactamente la misma instantánea. Lo único diferente es el registro. La reorganización vuelve a aplicar cambios de una rama de trabajo sobre otra rama, en el mismo orden en que fueron introducidos en la primera. Mientras que la fusión combina entre sí los dos puntos finales de ambas ramas.</text:p>
      <text:h text:style-name="Heading_20_3" text:outline-level="3"><text:bookmark-start text:name="__RefHeading__21810_721071827"/><text:bookmark text:name="Algunas-otras-reorganizaciones-interesantes"/><text:a xlink:type="simple" xlink:href="http://git-scm.com/book/es/Ramificaciones-en-Git-Reorganizando-el-trabajo-realizado#Algunas-otras-reorganizaciones-interesantes">Algunas otras reorganizaciones interesantes</text:a><text:bookmark-end text:name="__RefHeading__21810_721071827"/></text:h>
      <text:p text:style-name="Text_20_body">También puedes aplicar una reorganización (rebase) sobre otra cosa además de sobre la rama de reorganización. Por ejemplo, sea un registro como el de la Figura 3-31. Has ramificado a una rama puntual ('server') para añadir algunas funcionalidades al proyecto, y luego has confirmado los cambios. Despues, vuelves a la rama original para hacer algunos cambios en la parte cliente (rama 'client'), y confirmas también esos cambios. Por último, vuelves sobre la rama 'server' y haces algunos cambios más.</text:p>
      <text:p text:style-name="P8"><text:soft-page-break/><draw:frame draw:style-name="fr1" draw:name="gráficos40" text:anchor-type="as-char" svg:width="13.229cm" svg:height="11.959cm" draw:z-index="22"><draw:image xlink:href="http://git-scm.com/figures/18333fig0331-tn.png" xlink:type="simple" xlink:show="embed" xlink:actuate="onLoad"/></draw:frame></text:p>
      <text:p text:style-name="Text_20_body"><text:line-break/>Figura 3-31. Un registro con una rama puntual sobre otra rama puntual.</text:p>
      <text:p text:style-name="Text_20_body">Imagina que decides incorporar tus cambios de la parte cliente sobre el proyecto principal, para hacer un lanzamiento de versión; pero no quieres lanzar aún los cambios de la parte server porque no están aún suficientemente probados. Puedes coger los cambios del cliente que no estan en server (C8 y C9), y reaplicarlos sobre tu rama principal usando la opción '--onto' del comando 'git rebase':</text:p>
      <text:p text:style-name="P9"><text:span text:style-name="Source_20_Text">$ git rebase --onto master server client</text:span></text:p>
      <text:p text:style-name="Text_20_body">Esto viene a decir: "Activa la rama 'client', averigua los cambios desde el ancestro común entre las ramas 'client' y 'server', y aplicalos en la rama 'master'. Puede parecer un poco complicado, pero los resultados, mostrados en la Figura 3-32, son realmente interesantes.</text:p>
      <text:p text:style-name="P8"><text:soft-page-break/><draw:frame draw:style-name="fr1" draw:name="gráficos41" text:anchor-type="as-char" svg:width="13.229cm" svg:height="8.334cm" draw:z-index="23"><draw:image xlink:href="http://git-scm.com/figures/18333fig0332-tn.png" xlink:type="simple" xlink:show="embed" xlink:actuate="onLoad"/></draw:frame></text:p>
      <text:p text:style-name="Text_20_body"><text:line-break/>Figura 3-32. Reorganizando una rama puntual fuera de otra rama puntual.</text:p>
      <text:p text:style-name="Text_20_body">Y, tras esto, ya puedes avanzar la rama principal (ver Figura 3-33):</text:p>
      <text:p text:style-name="Preformatted_20_Text"><text:span text:style-name="Source_20_Text">$ git checkout master</text:span></text:p>
      <text:p text:style-name="P9"><text:span text:style-name="Source_20_Text">$ git merge client</text:span></text:p>
      <text:p text:style-name="P8"><draw:frame draw:style-name="fr1" draw:name="gráficos42" text:anchor-type="as-char" svg:width="13.229cm" svg:height="6.8cm" draw:z-index="24"><draw:image xlink:href="http://git-scm.com/figures/18333fig0333-tn.png" xlink:type="simple" xlink:show="embed" xlink:actuate="onLoad"/></draw:frame></text:p>
      <text:p text:style-name="Text_20_body"><text:line-break/>Figura 3-33. Avance rápido de tu rama 'master', para incluir los cambios de la rama 'client'.</text:p>
      <text:p text:style-name="Text_20_body">Ahora supongamos que decides traerlos (pull) también sobre tu rama 'server'. Puedes reorganizar (rebase) la rama 'server' sobre la rama 'master' sin necesidad siquiera de comprobarlo previamente, usando el comando 'git rebase [ramabase] [ramapuntual]'. El cual activa la rama puntual ('server' en este caso) y la aplica sobre la rama base ('master' en este caso):</text:p>
      <text:p text:style-name="P9"><text:span text:style-name="Source_20_Text">$ git rebase master server</text:span></text:p>
      <text:p text:style-name="Text_20_body">Esto vuelca el trabajo de 'server' sobre el de 'master', tal y como se muestra en la Figura 3-34.</text:p>
      <text:p text:style-name="P8"><text:soft-page-break/><draw:frame draw:style-name="fr1" draw:name="gráficos43" text:anchor-type="as-char" svg:width="13.229cm" svg:height="3.228cm" draw:z-index="25"><draw:image xlink:href="http://git-scm.com/figures/18333fig0334-tn.png" xlink:type="simple" xlink:show="embed" xlink:actuate="onLoad"/></draw:frame></text:p>
      <text:p text:style-name="Text_20_body"><text:line-break/>Figura 3-34. Reorganizando la rama 'server' sobre la rama 'branch'.</text:p>
      <text:p text:style-name="Text_20_body">Después, puedes avanzar rápidamente la rama base ('master'):</text:p>
      <text:p text:style-name="Preformatted_20_Text"><text:span text:style-name="Source_20_Text">$ git checkout master</text:span></text:p>
      <text:p text:style-name="P9"><text:span text:style-name="Source_20_Text">$ git merge server</text:span></text:p>
      <text:p text:style-name="Text_20_body">Y por último puedes eliminar las ramas 'client' y 'server' porque ya todo su contenido ha sido integrado y no las vas a necesitar más. Dejando tu registro tras todo este proceso tal y como se muestra en la Figura 3-35:</text:p>
      <text:p text:style-name="Preformatted_20_Text"><text:span text:style-name="Source_20_Text">$ git branch -d client</text:span></text:p>
      <text:p text:style-name="P9"><text:span text:style-name="Source_20_Text">$ git branch -d server</text:span></text:p>
      <text:p text:style-name="P8"><draw:frame draw:style-name="fr1" draw:name="gráficos44" text:anchor-type="as-char" svg:width="13.229cm" svg:height="2.011cm" draw:z-index="26"><draw:image xlink:href="http://git-scm.com/figures/18333fig0335-tn.png" xlink:type="simple" xlink:show="embed" xlink:actuate="onLoad"/></draw:frame></text:p>
      <text:p text:style-name="Text_20_body"><text:line-break/>Figura 3-35. Registro final de confirmaciones de cambio.</text:p>
      <text:h text:style-name="Heading_20_3" text:outline-level="3"><text:bookmark-start text:name="__RefHeading__21812_721071827"/><text:bookmark text:name="Los-peligros-de-la-reorganización"/><text:a xlink:type="simple" xlink:href="http://git-scm.com/book/es/Ramificaciones-en-Git-Reorganizando-el-trabajo-realizado#Los-peligros-de-la-reorganización">Los peligros de la reorganización</text:a><text:bookmark-end text:name="__RefHeading__21812_721071827"/></text:h>
      <text:p text:style-name="Text_20_body">Ahh...., pero la dicha de la reorganización no la alcanzamos sin sus contrapartidas: </text:p>
      <text:p text:style-name="Text_20_body"><text:span text:style-name="Strong_20_Emphasis">Nunca reorganices confirmaciones de cambio (commits) que hayas enviado (push) a un repositorio público.</text:span></text:p>
      <text:p text:style-name="Text_20_body">Siguiendo esta recomendación, no tendrás problemas. Pero si no la sigues, la gente te odiará y serás despreciado por tus familiares y amigos.</text:p>
      <text:p text:style-name="Text_20_body">Cuando reorganizas algo, estás abandonando las confirmaciones de cambio ya creadas y estás creando unas nuevas; que son similares, pero diferentes. Si envias (push) confirmaciones (commits) a alguna parte, y otros las recogen (pull) de allí. Y después vas tu y las reescribes con 'git rebase' y las vuelves a enviar (push) de nuevo. Tus colaboradores tendrán que refusionar (re-merge) su trabajo y todo se volverá tremendamente complicado cuando intentes recoger (pull) su trabajo de vuelta sobre el tuyo.</text:p>
      <text:p text:style-name="Text_20_body">Vamos a verlo con un ejemplo. Imaginate que haces un clon desde un servidor central, y luego trabajas sobre él. Tu registro de cambios puede ser algo como lo de la Figura 3-36.</text:p>
      <text:p text:style-name="P8"><text:soft-page-break/><draw:frame draw:style-name="fr1" draw:name="gráficos45" text:anchor-type="as-char" svg:width="13.229cm" svg:height="10.345cm" draw:z-index="27"><draw:image xlink:href="http://git-scm.com/figures/18333fig0336-tn.png" xlink:type="simple" xlink:show="embed" xlink:actuate="onLoad"/></draw:frame></text:p>
      <text:p text:style-name="Text_20_body"><text:line-break/>Figura 3-36. Clonar un repositorio y trabajar sobre él.</text:p>
      <text:p text:style-name="Text_20_body">Ahora, otra persona trabaja también sobre ello, realiza una fusión (merge) y lleva (push) su trabajo al servidor central. Tu te traes (fetch) sus trabajos y los fusionas (merge) sobre una nueva rama en tu trabajo. Quedando tu registro de confirmaciones como en la Figura 3-37.</text:p>
      <text:p text:style-name="P8"><draw:frame draw:style-name="fr1" draw:name="gráficos46" text:anchor-type="as-char" svg:width="13.229cm" svg:height="10.001cm" draw:z-index="28"><draw:image xlink:href="http://git-scm.com/figures/18333fig0337-tn.png" xlink:type="simple" xlink:show="embed" xlink:actuate="onLoad"/></draw:frame></text:p>
      <text:p text:style-name="Text_20_body"><text:line-break/>Figura 3-37. Traer (fetch) algunas confirmaciones de cambio (commits) y fusionarlas (merge) sobre tu trabajo.</text:p>
      <text:p text:style-name="Text_20_body"><text:soft-page-break/>A continuación, la persona que habia llevado cambios al servidor central decide retroceder y reorganizar su trabajo; haciendo un 'git push --force' para sobreescribir el registro en el servidor. Tu te traes (fetch) esos nuevos cambios desde el servidor.</text:p>
      <text:p text:style-name="P8"><draw:frame draw:style-name="fr1" draw:name="gráficos47" text:anchor-type="as-char" svg:width="13.229cm" svg:height="9.869cm" draw:z-index="29"><draw:image xlink:href="http://git-scm.com/figures/18333fig0338-tn.png" xlink:type="simple" xlink:show="embed" xlink:actuate="onLoad"/></draw:frame></text:p>
      <text:p text:style-name="Text_20_body"><text:line-break/>Figura 3-38. Alguien envia (push) confirmaciones (commits) reorganizadas, abandonando las confirmaciones en las que tu habias basado tu trabajo.</text:p>
      <text:p text:style-name="Text_20_body">En ese momento, tu te ves obligado a fusionar (merge) tu trabajo de nuevo, aunque creias que ya lo habias hecho antes. La reorganización cambia los resumenes (hash) SHA-1 de esas confirmaciones (commits), haciendo que Git se crea que son nuevas confirmaciones. Cuando realmente tu ya tenias el trabajo de C4 en tu registro.</text:p>
      <text:p text:style-name="P8"><text:soft-page-break/><draw:frame draw:style-name="fr1" draw:name="gráficos48" text:anchor-type="as-char" svg:width="13.229cm" svg:height="9.869cm" draw:z-index="30"><draw:image xlink:href="http://git-scm.com/figures/18333fig0339-tn.png" xlink:type="simple" xlink:show="embed" xlink:actuate="onLoad"/></draw:frame></text:p>
      <text:p text:style-name="Text_20_body"><text:line-break/>Figura 3-39. Vuelves a fusionar el mismo trabajo en una nueva fusión confirmada.</text:p>
      <text:p text:style-name="Text_20_body">Te ves obligado a fusionar (merge) ese trabajo en algún punto, para poder seguir adelante con otros desarrollos en el futuro. Tras todo esto, tu registro de confirmaciones de cambio (commit history) contendrá tanto la confirmación C4 como la C4'; teniendo ambas el mismo contenido y el mismo mensaje de confirmación. Si lanzas un 'git log' en un registro como este, verás dos confirmaciones con el mismo autor, misma fecha y mismo mensaje. Lo que puede llevar a confusiones. Es más, si luego tu envias (push) ese registro de vuelta al servidor, vas a introducir todas esas confirmaciones reorganizadas en el servidor central. Lo que puede confundir aún más a la gente.</text:p>
      <text:p text:style-name="Text_20_body">Si solo usas la reorganización como una vía para hacer limpieza y organizar confirmaciones de cambio antes de enviarlas, y si únicamente reorganizas confirmaciones que nunca han sido públicas. Entonces no tendrás problemas. Si, por el contrario, reorganizas confirmaciones que alguna vez han sido públicas y otra gente ha basado su trabajo en ellas. Entonces estarás en un aprieto.</text:p>
      <text:p text:style-name="P4"/>
      <text:h text:style-name="P32" text:outline-level="2"><text:bookmark-start text:name="__RefHeading__2653_2051115327"/>3.7 Recapitulación<text:bookmark-end text:name="__RefHeading__2653_2051115327"/></text:h>
      <text:p text:style-name="Text_20_body">Hemos visto los procedimientos básicos de ramificación (branching) y fusión (merging) en Git. A estas alturas, te sentirás cómodo creando nuevas ramas (branch), saltando (checkout) entre ramas para trabajar y fusionando (merge) ramas entre ellas. También conocerás cómo compatir tus ramas enviandolas (push) a un servidor compartido, cómo trabajar colaborativamente en ramas compartidas, y cómo reorganizar (rebase) tus ramas antes de compartirlas.</text:p>
      <text:p text:style-name="P4"/>
      <text:p text:style-name="P4"/>
      <text:h text:style-name="P22" text:outline-level="1"><text:bookmark-start text:name="__RefHeading__2657_2051115327"/><text:span text:style-name="T4">4. </text:span>Git en un servidor<text:bookmark-end text:name="__RefHeading__2657_2051115327"/></text:h>
      <text:p text:style-name="Text_20_body">A estas alturas, ya podrás realizar la mayor parte de las tareas habituales trabajando con Git. Pero, para poder colaborar, necesitarás tener un repositorio remoto de Git. Aunque técnicamente es posible enviar (push) y recibir (pull) cambios directamente a o desde repositorios individuales, no es muy recomendable trabajar así por la gran facilidad de confundirte si no andas con sumo cuidado. Es más, si deseas que tus colaboradores puedan acceder a tu repositorio, incluso cuando tu ordenador este apagado, puede ser de gran utilidad disponer de un repositorio común fiable. En este sentido, el método más recomendable para colaborar con otra persona es preparar un repositorio intermedio donde ambos tengais acceso, enviando (push) y recibiendo (pull) a o desde allí. Nos referiremos a este repositorio como "servidor Git"; pero en seguida te darás cuenta de que solo se necesitan unos pocos recursos para albergar un repositorio Git, y, por tanto, no será necesario utilizar todo un servidor entero para él.</text:p>
      <text:p text:style-name="Text_20_body">Disponer un servidor Git es simple. Lo primero, has de elegir el/los protocolo/s que deseas para comunicarte con el servidor. La primera parte de este capítulo cubrirá la gama de protocolos disponibles, detallando los pros y contras de cada uno de ellos. Las siguientes secciones explicarán algunas de las típicas configuraciones utilizando esos protocolos, y cómo podemos poner en marcha nuestro servidor con ellos. Por último, repasaremos algunas opciones albergadas on-line; por si no te preocupa guardar tu código en servidores de terceros y no deseas enredarte preparando y manteniendo tu propio servidor.</text:p>
      <text:p text:style-name="Text_20_body">Si este es el caso, si no tienes interés de tener tu propio servidor, puedes saltar directamente a la última sección del capítulo; donde verás algunas opciones para dar de alta una cuenta albergada. Y después puedes moverte al capítulo siguiente, donde vamos a discutir algunos de los mecanismos para trabajar en un entorno distribuido.</text:p>
      <text:p text:style-name="Text_20_body">Un repositorio remoto es normalmente un <text:span text:style-name="Emphasis">repositorio básico mínimo</text:span>, un repositorio Git sin carpeta de trabajo. Debido a que dicho repositorio se va a utilizar exclusivamente como un punto de colaboración, no tiene sentido el tener una instantánea de trabajo (snapshot) activa en el disco (checkout); nos basta con tener solamente los propios datos Git. Básicamente, un repositorio básico mínimo son los contenidos de la carpeta '.git', tal cual, sin nada más. </text:p>
      <text:p text:style-name="P4"/>
      <text:h text:style-name="P32" text:outline-level="2"><text:bookmark-start text:name="__RefHeading__2659_2051115327"/>4.1 Los Protocolos<text:bookmark-end text:name="__RefHeading__2659_2051115327"/></text:h>
      <text:p text:style-name="Text_20_body">Git puede usar cuatro protocolos principales para transferir datos: Local, Secure Shell (SSH), Git y HTTP. Vamos a ver en qué consisten y las circunstancias en que querrás (o no) utilizar cada uno de ellos.</text:p>
      <text:p text:style-name="Text_20_body">Merece destacar que, con la excepción del protocolo HTTP, todos los demás protocolos requieren que Git esté instalado y operativo en el servidor.</text:p>
      <text:h text:style-name="Heading_20_3" text:outline-level="3"><text:bookmark-start text:name="__RefHeading__21814_721071827"/><text:bookmark text:name="Protocolo-Local"/><text:a xlink:type="simple" xlink:href="http://git-scm.com/book/es/Git-en-un-servidor-Los-Protocolos#Protocolo-Local">Protocolo Local</text:a><text:bookmark-end text:name="__RefHeading__21814_721071827"/></text:h>
      <text:p text:style-name="Text_20_body">El más básico es el <text:span text:style-name="Emphasis">Protocolo Local</text:span>, donde el repositorio remoto es simplemente otra carpeta en el disco. Se utiliza habitualmente cuando todos los miembros del equipo tienen acceso a un mismo sistema de archivos, como por ejemplo un punto de montaje NFS, o en los casos en que todos se conectan al mismo ordenador. Aunque este último caso no es precisamente el ideal, ya que todas las instancias del repositorio estarían en la misma máquina; aumentando las posibilidades de una pérdida catastrófica.</text:p>
      <text:p text:style-name="Text_20_body">Si dispones de un sistema de archivos compartido, podrás clonar (clone), enviar (push) y recibir (pull) a/desde repositorios locales basado en archivos. Para clonar un repositorio como estos, o para añadirlo como remoto a un proyecto ya existente, usa el camino (path) del repositorio como <text:soft-page-break/>su URL. Por ejemplo, para clonar un repositorio local, puedes usar algo como:</text:p>
      <text:p text:style-name="P9"><text:span text:style-name="Source_20_Text">$ git clone /opt/git/project.git</text:span></text:p>
      <text:p text:style-name="Text_20_body">O como:</text:p>
      <text:p text:style-name="P9"><text:span text:style-name="Source_20_Text">$ git clone file:///opt/git/project.git</text:span></text:p>
      <text:p text:style-name="Text_20_body">Git trabaja ligeramente distinto si indicas 'file://' de forma explícita al comienzo de la URL. Si escribes simplemente el camino, Git intentará usar enlaces rígidos (hardlinks) o copiar directamente los archivos que necesita. Si escribes con el prefijo 'file://', Git lanza el proceso que usa habitualmente para transferir datos sobre una red; proceso que suele ser mucho menos eficiente. La única razón que puedes tener para indicar expresamente el prefijo 'file://' puede ser el querer una copia limpia del repositorio, descartando referencias u objetos superfluos. Normalmente, tras haberlo importado desde otro sistema de control de versiones o algo similar (ver el Capítulo 9 sobre tareas de mantenimiento). Habitualmente, usaremos el camino (path) normal por ser casi siempre más rápido.</text:p>
      <text:p text:style-name="Text_20_body">Para añadir un repositorio local a un proyecto Git existente, puedes usar algo como:</text:p>
      <text:p text:style-name="P9"><text:span text:style-name="Source_20_Text">$ git remote add local_proj /opt/git/project.git</text:span></text:p>
      <text:p text:style-name="Text_20_body">Con lo que podrás enviar (push) y recibir (pull) desde dicho remoto exactamente de la misma forma a como lo harías a través de una red.</text:p>
      <text:h text:style-name="Heading_20_3" text:outline-level="3"><text:bookmark-start text:name="__RefHeading__21816_721071827"/><text:bookmark text:name="Ventajas"/><text:a xlink:type="simple" xlink:href="http://git-scm.com/book/es/Git-en-un-servidor-Los-Protocolos#Ventajas">Ventajas</text:a><text:bookmark-end text:name="__RefHeading__21816_721071827"/></text:h>
      <text:p text:style-name="Text_20_body">Las ventajas de los repositorios basados en carpetas y archivos, son su simplicicidad y el aprovechamiento de los permisos preexistentes de acceso. Si tienes un sistema de archivo compartido que todo el equipo pueda usar, preparar un repositorio es muy sencillo. Simplemente pones el repositorio básico en algún lugar donde todos tengan acceso a él y ajustas los permisos de lectura/escritura según proceda, tal y como lo harías para preparar cualquier otra carpeta compartida. En la próxima sección, "Disponiendo Git en un servidor", veremos cómo exportar un repositorio básico para conseguir esto.</text:p>
      <text:p text:style-name="Text_20_body">Este camino es también util para recuperar rápidamente el contenido del repositorio de trabajo de alguna otra persona. Si tu y otra persona estais trabajando en el mismo proyecto y ella quiere mostrarte algo, el usar un comando tal como 'git pull /home/john/project' suele ser más sencillo que el que esa persona te lo envie (push) a un servidor remoto y luego tú lo recojas (pull) desde allí.</text:p>
      <text:h text:style-name="Heading_20_3" text:outline-level="3"><text:bookmark-start text:name="__RefHeading__21818_721071827"/><text:bookmark text:name="Desventajas"/><text:a xlink:type="simple" xlink:href="http://git-scm.com/book/es/Git-en-un-servidor-Los-Protocolos#Desventajas">Desventajas</text:a><text:bookmark-end text:name="__RefHeading__21818_721071827"/></text:h>
      <text:p text:style-name="Text_20_body">La principal desventaja de los repositorios basados en carpetas y archivos es su dificultad de acceso desde distintas ubicaciones. Por ejemplo, si quieres enviar (push) desde tu portátil cuando estás en casa, primero tienes que montar el disco remoto; lo cual puede ser dificil y lento, en comparación con un acceso basado en red.</text:p>
      <text:p text:style-name="Text_20_body">Cabe destacar también que una carpeta compartida no es precisamente la opción más rápida. Un repositorio local es rápido solamente en aquellas ocasiones en que tienes un acceso rápido a él. Normalmente un repositorio sobre NFS es más lento que un repositorio SSH en el mismo servidor, asumiendo que las pruebas se hacen con Git sobre discos locales en ambos casos. </text:p>
      <text:h text:style-name="Heading_20_3" text:outline-level="3"><text:bookmark-start text:name="__RefHeading__21820_721071827"/><text:bookmark text:name="El-Procotolo-SSH"/><text:a xlink:type="simple" xlink:href="http://git-scm.com/book/es/Git-en-un-servidor-Los-Protocolos#El-Procotolo-SSH">El Procotolo SSH</text:a><text:bookmark-end text:name="__RefHeading__21820_721071827"/></text:h>
      <text:p text:style-name="Text_20_body">Probablemente, SSH sea el protocolo más habitual para Git. Debido a disponibilidad en la mayor parte de los servidores; (pero, si no lo estuviera disponible, además es sencillo habilitarlo). Por otro lado, SSH es el único protocolo de red con el que puedes facilmente tanto leer como escribir. Los otros dos protocolos de red (HTTP y Git) suelen ser normalmente protocolos de solo-lectura; de tal <text:soft-page-break/>forma que, aunque los tengas disponibles para el público en general, sigues necesitando SSH para tu propio uso en escritura. Otra ventaja de SSH es el su mecanismo de autentificación, sencillo de habilitar y de usar.</text:p>
      <text:p text:style-name="Text_20_body">Para clonar un repositorio a través de SSH, puedes indicar una URL ssh:// tal como:</text:p>
      <text:p text:style-name="P9"><text:span text:style-name="Source_20_Text">$ git clone ssh://user@server:project.git</text:span></text:p>
      <text:p text:style-name="Text_20_body">O puedes prescindir del protocolo; Git asume SSH si no indicas nada expresamente: $ git clone user@server:project.git</text:p>
      <text:p text:style-name="Text_20_body">Pudiendo asimismo prescindir del usuario; en cuyo caso Git asume el usuario con el que estés conectado en ese momento.</text:p>
      <text:h text:style-name="Heading_20_3" text:outline-level="3"><text:bookmark-start text:name="__RefHeading__21822_721071827"/><text:bookmark text:name="Ventajas1"/><text:a xlink:type="simple" xlink:href="http://git-scm.com/book/es/Git-en-un-servidor-Los-Protocolos#Ventajas">Ventajas</text:a><text:bookmark-end text:name="__RefHeading__21822_721071827"/></text:h>
      <text:p text:style-name="Text_20_body">El uso de SSH tiene múltiples ventajas. En primer lugar, necesitas usarlo si quieres un acceso de escritura autentificado a tu repositorio. En segundo lugar, SSH es sencillo de habilitar. Los demonios (daemons) SSH son de uso común, muchos administradores de red tienen experiencia con ellos y muchas distribuciones del SO los traen predefinidos o tienen herramientas para gestionarlos. Además, el acceso a través de SSH es seguro, estando todas las transferencias encriptadas y autentificadas. Y, por último, al igual que los procolos Git y Local, SSH es eficiente, comprimiendo los datos lo más posible antes de transferirlos.</text:p>
      <text:h text:style-name="Heading_20_3" text:outline-level="3"><text:bookmark-start text:name="__RefHeading__21824_721071827"/><text:bookmark text:name="Desventajas1"/><text:a xlink:type="simple" xlink:href="http://git-scm.com/book/es/Git-en-un-servidor-Los-Protocolos#Desventajas">Desventajas</text:a><text:bookmark-end text:name="__RefHeading__21824_721071827"/></text:h>
      <text:p text:style-name="Text_20_body">El aspecto negativo de SSH es su imposibilidad para dar acceso anónimo al repositorio. Todos han de tener configurado un acceso SSH al servidor, incluso aunque sea con permisos de solo lectura; lo que no lo hace recomendable para soportar proyectos abiertos. Si lo usas únicamente dentro de tu red corporativa, posiblemente sea SSH el único procolo que tengas que emplear. Pero si quieres también habilitar accesos anónimos de solo lectura, tendrás que reservar SSH para tus envios (push) y habilitar algún otro protocolo para las recuperaciones (pull) de los demás.</text:p>
      <text:h text:style-name="Heading_20_3" text:outline-level="3"><text:bookmark-start text:name="__RefHeading__21826_721071827"/><text:bookmark text:name="El-Protocolo-Git"/><text:a xlink:type="simple" xlink:href="http://git-scm.com/book/es/Git-en-un-servidor-Los-Protocolos#El-Protocolo-Git">El Protocolo Git</text:a><text:bookmark-end text:name="__RefHeading__21826_721071827"/></text:h>
      <text:p text:style-name="Text_20_body">El protocolo Git es un demonio (daemon) especial, que viene incorporado con Git. Escucha por un puerto dedicado (9418), y nos da un servicio similar al del protocolo SSH; pero sin ningún tipo de autentificación. Para que un repositorio pueda exponerse a través del protocolo Git, tienes que crear en él un archivo 'git-export-daemon-ok'; sin este archivo, el demonio no hará disponible el repositorio. Pero, aparte de esto, no hay ninguna otra medida de seguridad. O el repositorio está disponible para que cualquiera lo pueda clonar, o no lo está. Lo cual significa que, normalmente, no se podrá enviar (push) a través de este protocolo. Aunque realmente si que puedes habilitar el envio, si lo haces, dada la total falta de ningún mecanismo de autentificación, cualquiera que encuentre la URL a tu proyecto en Internet, podrá enviar (push) contenidos a él. Ni que decir tiene que esto solo lo necesitarás en contadas ocasiones.</text:p>
      <text:h text:style-name="Heading_20_3" text:outline-level="3"><text:bookmark-start text:name="__RefHeading__21828_721071827"/><text:bookmark text:name="Ventajas2"/><text:a xlink:type="simple" xlink:href="http://git-scm.com/book/es/Git-en-un-servidor-Los-Protocolos#Ventajas">Ventajas</text:a><text:bookmark-end text:name="__RefHeading__21828_721071827"/></text:h>
      <text:p text:style-name="Text_20_body">El protocolo Git es el más rápido de todos los disponibles. Si has de servir mucho tráfico de un proyecto público o servir un proyecto muy grande, que no requiera autentificación para leer de él, un demonio Git es la respuesta. Utiliza los mismos mecanismos de transmisión de datos que el protocolo SSH, pero sin la sobrecarga de la encriptación ni de la autentificación.</text:p>
      <text:h text:style-name="Heading_20_3" text:outline-level="3"><text:bookmark-start text:name="__RefHeading__21830_721071827"/><text:bookmark text:name="Desventajas2"/><text:a xlink:type="simple" xlink:href="http://git-scm.com/book/es/Git-en-un-servidor-Los-Protocolos#Desventajas">Desventajas</text:a><text:bookmark-end text:name="__RefHeading__21830_721071827"/></text:h>
      <text:p text:style-name="Text_20_body">La pega del protocolo Git, es su falta de autentificación. No es recomendable tenerlo como único <text:soft-page-break/>protocolo de acceso a tus proyectos. Habitualmente, lo combinarás con un acceso SSH para los pocos desarrolladores con acceso de escritura que envien (push) material. Usando 'git://' para los accesos solo-lectura del resto de personas. Por otro lado, es también el protocolo más complicado de implementar. Necesita activar su propio demonio, (tal y como se explica en la sección "Gitosis", más adelante, en este capítulo); y necesita configurar 'xinetd' o similar, lo cual no suele estar siempre disponible en el sistema donde estés trabajando. Requiere además abrir expresamente acceso al puerto 9418 en el cortafuegos, ya que este no es uno de los puertos estandares que suelen estar habitualmente permitidos en los cortafuegos corporativos. Normalmente, este oscuro puerto suele estar bloqueado detrás de los cortafuegos corporativos.</text:p>
      <text:h text:style-name="Heading_20_3" text:outline-level="3"><text:bookmark-start text:name="__RefHeading__21832_721071827"/><text:bookmark text:name="El-protocolo-HTTP/S"/><text:a xlink:type="simple" xlink:href="http://git-scm.com/book/es/Git-en-un-servidor-Los-Protocolos#El-protocolo-HTTP/S">El protocolo HTTP/S</text:a><text:bookmark-end text:name="__RefHeading__21832_721071827"/></text:h>
      <text:p text:style-name="Text_20_body">Por último, tenemos el protocolo HTTP. Cuya belleza radica en la simplicidad para habilitarlo. Basta con situar el repositorio Git bajo la raiz de los documentos HTTP y preparar el enganche (hook) 'post-update' adecuado. (Ver el Capítulo 7 para detalles sobre los enganches Git.) A partir de ese momento, cualquiera con acceso al servidor web podrá clonar tu repositorio. Para permitir acceso a tu repositorio a través de HTTP, puedes hacer algo como esto:</text:p>
      <text:p text:style-name="Preformatted_20_Text"><text:span text:style-name="Source_20_Text">$ cd /var/www/htdocs/</text:span></text:p>
      <text:p text:style-name="Preformatted_20_Text"><text:span text:style-name="Source_20_Text">$ git clone --bare /path/to/git_project gitproject.git</text:span></text:p>
      <text:p text:style-name="Preformatted_20_Text"><text:span text:style-name="Source_20_Text">$ cd gitproject.git</text:span></text:p>
      <text:p text:style-name="Preformatted_20_Text"><text:span text:style-name="Source_20_Text">$ mv hooks/post-update.sample hooks/post-update</text:span></text:p>
      <text:p text:style-name="P9"><text:span text:style-name="Source_20_Text">$ chmod a+x hooks/post-update</text:span></text:p>
      <text:p text:style-name="Text_20_body">Y eso es todo. El enganche 'post-update' que viene de serie con Git se encarga de lanzar el comando adecuado ('git update-server-info') para hacer funcionar la recuperación (fetching) y el clonado (cloning) vía HTTP. Este comando se lanza automáticamente cuando envias (push) a este repositorio vía SSh; de tal forma que otras personas puedan clonarlo usando un comando tal que:</text:p>
      <text:p text:style-name="P9"><text:span text:style-name="Source_20_Text">$ git clone http://example.com/gitproject.git</text:span></text:p>
      <text:p text:style-name="Text_20_body">En este caso particular, estamos usando el camino '/var/www/htdocs', habitual en las configuraciones de Apache. Pero puedes utilizar cualquier servidor web estático, sin más que poner el repositorio en su camino. Los contenidos Git se sirven como archivos estáticos básicos (ver el Capitulo 9 para más detalles sobre servicios).</text:p>
      <text:p text:style-name="Text_20_body">Es posible hacer que Git envie (push) a través de HTTP. Pero no se suele usar demasiado, ya que requiere lidiar con los complejos requerimientos de WebDAV. Y precisamente porque se usa raramente, no lo vamos a cubrir en este libro. Si estás interesado en utilizar los protocolos HTTP-push, puedes encotrar más información en <text:span text:style-name="Source_20_Text">http://www.kernel.org/pub/software/scm/git/docs/howto/setup-git-server-over-http.txt</text:span>. La utilidad de habilitar Git para enviar (push) a través de HTTP es la posibilidad de utilizar cualquier servidor WebDAV para ello, sin necesidad de requerimientos específicos para Git. De tal forma que puedes hacerlo incluso a través de tu proveedor de albergue web, si este soporta WebDAV para escribir actualizaciones en tu sitio web.</text:p>
      <text:h text:style-name="Heading_20_3" text:outline-level="3"><text:bookmark-start text:name="__RefHeading__21834_721071827"/><text:bookmark text:name="Ventajas3"/><text:a xlink:type="simple" xlink:href="http://git-scm.com/book/es/Git-en-un-servidor-Los-Protocolos#Ventajas">Ventajas</text:a><text:bookmark-end text:name="__RefHeading__21834_721071827"/></text:h>
      <text:p text:style-name="Text_20_body">La mejor parte del protocolo HTTP es su sencillez de preparación. Simplemente lanzando unos cuantos comandos, dispones de un método sencillo de dar al mundo entero acceso a tu repositorio Git. En tan solo unos minutos. Además, el procolo HTTP no requiere de grandes recursos en tu servidor. Por utilizar normalmente un servidor HTTP estático, un servidor Apache estandar puede con un tráfico de miles de archivos por segundo; siendo dificil de sobrecargar incluso con el más pequeño de los servidores.</text:p>
      <text:p text:style-name="Text_20_body">Puedes también servir tus repositorios de solo lectura a través de HTTPS, teniendo así las transferencias encriptadas. O puedes ir más lejos aún, requiriendo el uso de certificados SSL <text:soft-page-break/>específicos para cada cliente. Aunque, si pretendes ir tan lejos, es más sencillo utilizar claves públicas SSH; pero ahí está la posibilidad, por si en algún caso concreto sea mejor solución el uso de certificados SSL u otros medios de autentificación HTTP para el acceso de solo-lectura a través de HTTPS.</text:p>
      <text:p text:style-name="Text_20_body">Otro detalle muy util de emplear HTTP, es que, al ser un protocolo de uso común, la mayoría de los cortafuegos corporativos suelen tener habilitado el tráfico a traves de este puerto.</text:p>
      <text:h text:style-name="Heading_20_3" text:outline-level="3"><text:bookmark-start text:name="__RefHeading__21836_721071827"/><text:bookmark text:name="Desventajas3"/><text:a xlink:type="simple" xlink:href="http://git-scm.com/book/es/Git-en-un-servidor-Los-Protocolos#Desventajas">Desventajas</text:a><text:bookmark-end text:name="__RefHeading__21836_721071827"/></text:h>
      <text:p text:style-name="Text_20_body">La pega de servir un repositorio a través de HTTP es su relativa ineficiencia para el cliente. Suele requerir mucho más tiempo el clonar o el recuperar (fetch), debido a la mayor carga de procesamiento y al mayor volumen de transferencia que se da sobre HTTP respecto de otros protocolos de red. Y precisamente por esto, porque no es tan inteligente y no transfiere solamente los datos imprescindibles, (no hay un trabajo dinámico por parte del servidor), el protocolo HTTP suele ser conocido como el protocolo <text:span text:style-name="Emphasis">estúpido</text:span>. Para más información sobre diferencias de eficiencia entre el protocolo HTTP y los otros protocolos, ver el Capítulo 9.</text:p>
      <text:p text:style-name="P4"/>
      <text:h text:style-name="P32" text:outline-level="2"><text:bookmark-start text:name="__RefHeading__2661_2051115327"/>4.2 Poniendo Git en un Servidor<text:bookmark-end text:name="__RefHeading__2661_2051115327"/></text:h>
      <text:p text:style-name="Text_20_body">El primer paso para preparar un servidor Git, es exportar un repositorio existente a un nuevo repositorio básico, a un repositorio sin carpeta de trabajo. Normalmente suele ser sencillo. Tan solo has de utilizar el comando 'clone' con la opción '--bare'. Por convenio, los nombres de los repositorios básicos suelen terminar en '.git', por lo que lanzaremos:</text:p>
      <text:p text:style-name="Preformatted_20_Text"><text:span text:style-name="Source_20_Text">$ git clone --bare my_project my_project.git</text:span></text:p>
      <text:p text:style-name="P9"><text:span text:style-name="Source_20_Text">Initialized empty Git repository in /opt/projects/my_project.git/</text:span></text:p>
      <text:p text:style-name="Text_20_body">El resultado de este comando es un poco confuso. Como 'clone' es fundamentalmente un 'git init' seguido de un 'git fetch', veremos algunos de los mensajes de la parte 'init', concretamente de la parte en que se crea una carpeta vacia. La copia de objetos no da ningún mensaje, pero también se realiza. Tras esto, tendrás una copia de los datos en tu carpeta 'my_project.git'.</text:p>
      <text:p text:style-name="Text_20_body">Siendo el proceso mas o menos equivalente a haber realizado:</text:p>
      <text:p text:style-name="P9"><text:span text:style-name="Source_20_Text">$ cp -Rf my_project/.git my_project.git</text:span></text:p>
      <text:p text:style-name="Text_20_body">Realmente hay un par de pequeñas diferencias en el archivo de configuración; pero, a efectos prácticos es casi lo mismo. Se coge el repositorio Git en sí mismo, sin la carpeta de trabajo, y se crea una copia en una nueva carpeta específica para él solo.</text:p>
      <text:h text:style-name="Heading_20_3" text:outline-level="3"><text:bookmark-start text:name="__RefHeading__21838_721071827"/><text:bookmark text:name="Poniendo-el-repositorio-básico-en-un-servidor"/><text:a xlink:type="simple" xlink:href="http://git-scm.com/book/es/Git-en-un-servidor-Poniendo-Git-en-un-Servidor#Poniendo-el-repositorio-básico-en-un-servidor">Poniendo el repositorio básico en un servidor</text:a><text:bookmark-end text:name="__RefHeading__21838_721071827"/></text:h>
      <text:p text:style-name="Text_20_body">Ahora que ya tienes una copia básica de tu repositorio, todo lo que te resta por hacer es colocarlo en un servidor y ajustar los protocolos. Supongamos que has preparado un servidor denominado 'git.example.com', con acceso SSH. Y que quieres guardar todos los repositorios Git bajo la carpeta '/opt/git'. Puedes colocar tu nuevo repositorio simplemente copiandolo:</text:p>
      <text:p text:style-name="P9"><text:span text:style-name="Source_20_Text">$ scp -r my_project.git user@git.example.com:/opt/git</text:span></text:p>
      <text:p text:style-name="Text_20_body">A partir de entonces, cualquier otro usuario con acceso de lectura SSH a la carpeta '/opt/git' del servidor, podrá clonar el repositorio con la orden:</text:p>
      <text:p text:style-name="P9"><text:span text:style-name="Source_20_Text">$ git clone user@git.example.com:/opt/git/my_project.git</text:span></text:p>
      <text:p text:style-name="Text_20_body">Y cualquier usuario SSH que tenga acceso de escritura a la carpeta '/opt/git/my_project.git', tendrá <text:soft-page-break/>también automáticamente acceso de volcado (push). Git añadirá automáticamente permisos de escritura al grupo sobre cualquier repositorio donde lances el comando 'git init' con la opción '--shared'.</text:p>
      <text:p text:style-name="Preformatted_20_Text"><text:span text:style-name="Source_20_Text">$ ssh user@git.example.com</text:span></text:p>
      <text:p text:style-name="Preformatted_20_Text"><text:span text:style-name="Source_20_Text">$ cd /opt/git/my_project.git</text:span></text:p>
      <text:p text:style-name="P9"><text:span text:style-name="Source_20_Text">$ git init --bare --shared</text:span></text:p>
      <text:p text:style-name="Text_20_body">Como se vé, es sencillo crear un repositorio básico a partir de un repositorio Git, y ponerlo en un servidor donde tanto tú como tus colaboradores tengais acceso SSH. Ahora ya estás preparado para trabajar con ellos en el proyecto común.</text:p>
      <text:p text:style-name="Text_20_body">Es importante destacar que esto es, literalmente, todo lo necesario para preparar un servidor Git compartido. Habilitar unas cuantas cuentas SSH en un servidor; colocar un repositorio básico en algún lugar donde esos usuarios tengan acceso de lectura/escritura; y.... ¡listo!, eso es todo lo que necesitas.</text:p>
      <text:p text:style-name="Text_20_body">En los siguientes apartados, se mostrará como ir más allá y preparar disposiciones más sofisticadas. Incluyendo temas tales como el evitar crear cuentas para cada usuario, el añadir acceso público de lectura, el disponer interfaces de usuario web, el usar la herramienta Gitosis, y mucho más. Pero, ten presente que para colaborar con un pequeño grupo de personas en un proyecto privado, todo lo que necesitas es un servidor SSH y un repositorio básico.</text:p>
      <text:h text:style-name="Heading_20_3" text:outline-level="3"><text:bookmark-start text:name="__RefHeading__21840_721071827"/><text:bookmark text:name="Pequeños-despliegues"/><text:a xlink:type="simple" xlink:href="http://git-scm.com/book/es/Git-en-un-servidor-Poniendo-Git-en-un-Servidor#Pequeños-despliegues">Pequeños despliegues</text:a><text:bookmark-end text:name="__RefHeading__21840_721071827"/></text:h>
      <text:p text:style-name="Text_20_body">Si tienes un proyecto reducido o estás simplemente probando Git en tu empresa y sois unos pocos desarrolladores, el despliegue será sencillo. Porque la gestión de usuarios es precisamente uno de los aspectos más complicados de preparar un servidor Git. En caso de requerir varios repositorios de solo lectura para ciertos usuarios y de lectura/escritura para otros, preparar el acceso y los permisos puede dar bastante trabajo.</text:p>
      <text:h text:style-name="Heading_20_4" text:outline-level="4">Acceso SSH</text:h>
      <text:p text:style-name="Text_20_body">Si ya dispones de un servidor donde todos los desarrolladores tengan acceso SSH, te será facil colocar los repositorios en él (tal y como se verá en el próximo apartado). En caso de que necesites un control más complejo y fino sobre cada repositorio, puedes manejarlos a través de los permisos estandar del sistema de archivos.</text:p>
      <text:p text:style-name="Text_20_body">Si deseas colocar los repositorios en un servidor donde no todas las personas de tu equipo tengan cuentas de acceso, tendrás que dar acceso SSH a aquellas que no lo tengan. Suponiendo que ya tengas el servidor, que el servicio SSH esté instalado y que sea esa la vía de acceso que tú estés utilizando para acceder a él.</text:p>
      <text:p text:style-name="Text_20_body">Tienes varias maneras para dar acceso a todos los miembros de tu equipo. La primera forma es el habilitar cuentas para todos; es la manera más directa, pero también la más laboriosa. Ya que tendrias que lanzar el comando 'adduser' e inventarte contraseñas temporales para cada uno.</text:p>
      <text:p text:style-name="Text_20_body">La segunda forma es el crear un solo usuario 'git' en la máquina y solicitar a cada persona que te envie una clave pública SSH, para que puedas añadirlas al archivo <text:span text:style-name="Source_20_Text">~/.ssh/authorized_keys</text:span> de dicho usuario 'git'. De esta forma, todos pueden acceder a la máquina a través del usuario 'git'. Esto no afecta a los datos de las confirmaciones (commit), ya que el usuario SSH con el que te conectes no es relevante para las confirmaciones de cambios que registres.</text:p>
      <text:p text:style-name="Text_20_body">Y una tercera forma es el preparar un servidor SSH autenficado desde un servidor LDAP o desde alguna otra fuente de autenficación externa ya disponible. Tan solo con que cada usuario pueda tener acceso al shell de la máquina, es válido cualquier mecanismo de autentificación SSH que se emplee para ello.</text:p>
      <text:p text:style-name="P4"/>
      <text:h text:style-name="P32" text:outline-level="2"><text:bookmark-start text:name="__RefHeading__2663_2051115327"/><text:soft-page-break/>4.3 Generando tu clave pública SSH<text:bookmark-end text:name="__RefHeading__2663_2051115327"/></text:h>
      <text:p text:style-name="Text_20_body">Tal y como se ha comentado, muchos servidores Git utilizan la autentificación a través de claves públicas SSH. Y, para ello, cada usuario del sistema ha de generarse una, si es que no la tiene ya. El proceso para hacerlo es similar en casi cualquier sistema operativo. Ante todo, asegurarte que no tengas ya una clave. Por defecto, las claves de cualquier usuario SSH se guardan en la carpeta <text:span text:style-name="Source_20_Text">~/.ssh</text:span> de dicho usuario. Puedes verificar si tienes ya unas claves, simplemente situandote sobre dicha carpeta y viendo su contenido:</text:p>
      <text:p text:style-name="Preformatted_20_Text"><text:span text:style-name="Source_20_Text">$ cd ~/.ssh</text:span></text:p>
      <text:p text:style-name="Preformatted_20_Text"><text:span text:style-name="Source_20_Text">$ ls</text:span></text:p>
      <text:p text:style-name="Preformatted_20_Text"><text:span text:style-name="Source_20_Text">authorized_keys2 <text:s/>id_dsa <text:s text:c="6"/>known_hosts</text:span></text:p>
      <text:p text:style-name="P9"><text:span text:style-name="Source_20_Text">config <text:s text:c="11"/>id_dsa.pub</text:span></text:p>
      <text:p text:style-name="Text_20_body">Has de buscar un par de archivos con nombres tales como 'algo' y 'algo.pub'; siendo ese "algo" normalmente 'id<text:span text:style-name="Emphasis">dsa' o 'id</text:span>rsa'. El archivo terminado en '.pub' es tu clave pública, y el otro archivo es tu clave privada. Si no tienes esos archivos (o no tienes ni siquiera la carpeta '.ssh'), has de crearlos; utilizando un programa llamado 'ssh-keygen', que viene incluido en el paquete SSH de los sistemas Linux/Mac o en el paquete MSysGit en los sistemas Windows:</text:p>
      <text:p text:style-name="Preformatted_20_Text"><text:span text:style-name="Source_20_Text">$ ssh-keygen </text:span></text:p>
      <text:p text:style-name="Preformatted_20_Text"><text:span text:style-name="Source_20_Text">Generating public/private rsa key pair.</text:span></text:p>
      <text:p text:style-name="Preformatted_20_Text"><text:span text:style-name="Source_20_Text">Enter file in which to save the key (/Users/schacon/.ssh/id_rsa): </text:span></text:p>
      <text:p text:style-name="Preformatted_20_Text"><text:span text:style-name="Source_20_Text">Enter passphrase (empty for no passphrase): </text:span></text:p>
      <text:p text:style-name="Preformatted_20_Text"><text:span text:style-name="Source_20_Text">Enter same passphrase again: </text:span></text:p>
      <text:p text:style-name="Preformatted_20_Text"><text:span text:style-name="Source_20_Text">Your identification has been saved in /Users/schacon/.ssh/id_rsa.</text:span></text:p>
      <text:p text:style-name="Preformatted_20_Text"><text:span text:style-name="Source_20_Text">Your public key has been saved in /Users/schacon/.ssh/id_rsa.pub.</text:span></text:p>
      <text:p text:style-name="Preformatted_20_Text"><text:span text:style-name="Source_20_Text">The key fingerprint is:</text:span></text:p>
      <text:p text:style-name="P9"><text:span text:style-name="Source_20_Text">43:c5:5b:5f:b1:f1:50:43:ad:20:a6:92:6a:1f:9a:3a schacon@agadorlaptop.local</text:span></text:p>
      <text:p text:style-name="Text_20_body">Como se vé, este comando primero solicita confirmación de dónde van a a guardarse las claves ('.ssh/id_rsa'), y luego solicita, dos veces, una contraseña (passphrase), contraseña que puedes dejar en blanco si no deseas tener que teclearla cada vez que uses la clave.</text:p>
      <text:p text:style-name="Text_20_body">Tras generarla, cada usuario ha de encargarse de enviar su clave pública a quienquiera que administre el servidor Git (en el caso de que este esté configurado con SSH y así lo requiera). Esto se puede realizar simplemente copiando los contenidos del archivo terminado en '.pub' y enviandoselos por correo electrónico. La clave pública será una serie de números, letras y signos, algo así como esto:</text:p>
      <text:p text:style-name="Preformatted_20_Text"><text:span text:style-name="Source_20_Text">$ cat ~/.ssh/id_rsa.pub </text:span></text:p>
      <text:p text:style-name="Preformatted_20_Text"><text:span text:style-name="Source_20_Text">ssh-rsa AAAAB3NzaC1yc2EAAAABIwAAAQEAklOUpkDHrfHY17SbrmTIpNLTGK9Tjom/BWDSU</text:span></text:p>
      <text:p text:style-name="Preformatted_20_Text"><text:span text:style-name="Source_20_Text">GPl+nafzlHDTYW7hdI4yZ5ew18JH4JW9jbhUFrviQzM7xlELEVf4h9lFX5QVkbPppSwg0cda3</text:span></text:p>
      <text:p text:style-name="Preformatted_20_Text"><text:span text:style-name="Source_20_Text">Pbv7kOdJ/MTyBlWXFCR+HAo3FXRitBqxiX1nKhXpHAZsMciLq8V6RjsNAQwdsdMFvSlVK/7XA</text:span></text:p>
      <text:p text:style-name="Preformatted_20_Text"><text:span text:style-name="Source_20_Text">t3FaoJoAsncM1Q9x5+3V0Ww68/eIFmb1zuUFljQJKprrX88XypNDvjYNby6vw/Pb0rwert/En</text:span></text:p>
      <text:p text:style-name="Preformatted_20_Text"><text:span text:style-name="Source_20_Text">mZ+AW4OZPnTPI89ZPmVMLuayrD2cE86Z/il8b+gw3r3+1nKatmIkjn2so1d01QraTlMqVSsbx</text:span></text:p>
      <text:p text:style-name="P9"><text:span text:style-name="Source_20_Text">NrRFi9wrf+M7Q== schacon@agadorlaptop.local</text:span></text:p>
      <text:p text:style-name="Text_20_body">Para más detalles sobre cómo crear unas claves SSH en variados sistemas operativos, consultar la correspondiente guia en GitHub: <text:span text:style-name="Source_20_Text">http://github.com/guides/providing-your-ssh-key</text:span>.</text:p>
      <text:p text:style-name="P4"/>
      <text:h text:style-name="P32" text:outline-level="2"><text:bookmark-start text:name="__RefHeading__2665_2051115327"/>4.4 Preparando el servidor<text:bookmark-end text:name="__RefHeading__2665_2051115327"/></text:h>
      <text:p text:style-name="Text_20_body">Vamos a avanzar en los ajustes de los accesos SSH en el lado del servidor. En este ejemplo, usarás el método de las 'claves autorizadas' para autentificar a tus usuarios. Se asume que tienes un servidor en marcha, con una distribución estandar de Linux, tal como Ubuntu. Comienzas creando <text:soft-page-break/>un usuario 'git' y una carpeta '.ssh' para él.</text:p>
      <text:p text:style-name="Preformatted_20_Text"><text:span text:style-name="Source_20_Text">$ sudo adduser git</text:span></text:p>
      <text:p text:style-name="Preformatted_20_Text"><text:span text:style-name="Source_20_Text">$ su git</text:span></text:p>
      <text:p text:style-name="Preformatted_20_Text"><text:span text:style-name="Source_20_Text">$ cd</text:span></text:p>
      <text:p text:style-name="P9"><text:span text:style-name="Source_20_Text">$ mkdir .ssh</text:span></text:p>
      <text:p text:style-name="Text_20_body">Y a continuación añades las claves públicas de los desarrolladores al archivo 'autorized_keys' del usuario 'git' que has creado. Suponiendo que hayas recibido las claves por correo electrónico y que las has guardado en archivos temporales. Y recordando que las claves públicas son algo así como:</text:p>
      <text:p text:style-name="Preformatted_20_Text"><text:span text:style-name="Source_20_Text">$ cat /tmp/id_rsa.john.pub</text:span></text:p>
      <text:p text:style-name="Preformatted_20_Text"><text:span text:style-name="Source_20_Text">ssh-rsa AAAAB3NzaC1yc2EAAAADAQABAAABAQCB007n/ww+ouN4gSLKssMxXnBOvf9LGt4L</text:span></text:p>
      <text:p text:style-name="Preformatted_20_Text"><text:span text:style-name="Source_20_Text">ojG6rs6hPB09j9R/T17/x4lhJA0F3FR1rP6kYBRsWj2aThGw6HXLm9/5zytK6Ztg3RPKK+4k</text:span></text:p>
      <text:p text:style-name="Preformatted_20_Text"><text:span text:style-name="Source_20_Text">Yjh6541NYsnEAZuXz0jTTyAUfrtU3Z5E003C4oxOj6H0rfIF1kKI9MAQLMdpGW1GYEIgS9Ez</text:span></text:p>
      <text:p text:style-name="Preformatted_20_Text"><text:span text:style-name="Source_20_Text">Sdfd8AcCIicTDWbqLAcU4UpkaX8KyGlLwsNuuGztobF8m72ALC/nLF6JLtPofwFBlgc+myiv</text:span></text:p>
      <text:p text:style-name="Preformatted_20_Text"><text:span text:style-name="Source_20_Text">O7TCUSBdLQlgMVOFq1I2uPWQOkOWQAHukEOmfjy2jctxSDBQ220ymjaNsHT4kgtZg2AYYgPq</text:span></text:p>
      <text:p text:style-name="P9"><text:span text:style-name="Source_20_Text">dAv8JggJICUvax2T9va5 gsg-keypair</text:span></text:p>
      <text:p text:style-name="Text_20_body">No tienes más que añadirlas al archivo 'authorized_keys':</text:p>
      <text:p text:style-name="Preformatted_20_Text"><text:span text:style-name="Source_20_Text">$ cat /tmp/id_rsa.john.pub &gt;&gt; ~/.ssh/authorized_keys</text:span></text:p>
      <text:p text:style-name="Preformatted_20_Text"><text:span text:style-name="Source_20_Text">$ cat /tmp/id_rsa.josie.pub &gt;&gt; ~/.ssh/authorized_keys</text:span></text:p>
      <text:p text:style-name="P9"><text:span text:style-name="Source_20_Text">$ cat /tmp/id_rsa.jessica.pub &gt;&gt; ~/.ssh/authorized_keys</text:span></text:p>
      <text:p text:style-name="Text_20_body">Tras esto, puedes preparar un repositorio básico vacio para ellos, usando el comando 'git init' con la opción '--bare' para inicializar el repositorio sin carpeta de trabajo:</text:p>
      <text:p text:style-name="Preformatted_20_Text"><text:span text:style-name="Source_20_Text">$ cd /opt/git</text:span></text:p>
      <text:p text:style-name="Preformatted_20_Text"><text:span text:style-name="Source_20_Text">$ mkdir project.git</text:span></text:p>
      <text:p text:style-name="Preformatted_20_Text"><text:span text:style-name="Source_20_Text">$ cd project.git</text:span></text:p>
      <text:p text:style-name="P9"><text:span text:style-name="Source_20_Text">$ git --bare init</text:span></text:p>
      <text:p text:style-name="Text_20_body">Y John, Josie o Jessica podrán enviar (push) la primera versión de su proyecto a dicho repositorio, añadiendolo como remoto y enviando (push) una rama (branch). Cabe indicar que alguien tendrá que iniciar sesión en la máquina y crear un repositorio básico, cada vez que se desee añadir un nuevo proyecto. Suponiendo, por ejemplo, que se llame 'gitserver' el servidor donde has puesto el usuario 'git' y los repositorios; que dicho servidor es interno a vuestra red y que está asignado el nombre 'gitserver' en vuestro DNS. Podrás utlizar comandos tales como:</text:p>
      <text:p text:style-name="Preformatted_20_Text"><text:span text:style-name="Source_20_Text"># en la máquina de John</text:span></text:p>
      <text:p text:style-name="Preformatted_20_Text"><text:span text:style-name="Source_20_Text">$ cd myproject</text:span></text:p>
      <text:p text:style-name="Preformatted_20_Text"><text:span text:style-name="Source_20_Text">$ git init</text:span></text:p>
      <text:p text:style-name="Preformatted_20_Text"><text:span text:style-name="Source_20_Text">$ git add .</text:span></text:p>
      <text:p text:style-name="Preformatted_20_Text"><text:span text:style-name="Source_20_Text">$ git commit -m 'initial commit'</text:span></text:p>
      <text:p text:style-name="Preformatted_20_Text"><text:span text:style-name="Source_20_Text">$ git remote add origin git@gitserver:/opt/git/project.git</text:span></text:p>
      <text:p text:style-name="P9"><text:span text:style-name="Source_20_Text">$ git push origin master</text:span></text:p>
      <text:p text:style-name="Text_20_body">Tras lo cual, otros podrán clonarlo y enviar cambios de vuelta:</text:p>
      <text:p text:style-name="Preformatted_20_Text"><text:span text:style-name="Source_20_Text">$ git clone git@gitserver:/opt/git/project.git</text:span></text:p>
      <text:p text:style-name="Preformatted_20_Text"><text:span text:style-name="Source_20_Text">$ vim README</text:span></text:p>
      <text:p text:style-name="Preformatted_20_Text"><text:span text:style-name="Source_20_Text">$ git commit -am 'fix for the README file'</text:span></text:p>
      <text:p text:style-name="P9"><text:span text:style-name="Source_20_Text">$ git push origin master</text:span></text:p>
      <text:p text:style-name="Text_20_body">Con este método, puedes preparar rápidamente un servidor Git con acceso de lectura/escritura para un grupo de desarrolladores.</text:p>
      <text:p text:style-name="Text_20_body">Para una mayor protección, puedes restringir facilmente el usuario 'git' a realizar solamente actividades relacionadas con Git. Utilizando un shell limitado llamado 'git-shell', que viene incluido <text:soft-page-break/>en Git. Si lo configuras como el shell de inicio de sesión de tu usuario 'git', dicho usuario no tendrá acceso al shell normal del servidor. Para especificar el 'git-shell' en lugar de bash o de csh como el shell de inicio de sesión de un usuario, Has de editar el archivo '/etc/passwd':</text:p>
      <text:p text:style-name="P9"><text:span text:style-name="Source_20_Text">$ sudo vim /etc/passwd</text:span></text:p>
      <text:p text:style-name="Text_20_body">Localizar, al fondo, una línea parecida a:</text:p>
      <text:p text:style-name="P9"><text:span text:style-name="Source_20_Text">git:x:1000:1000::/home/git:/bin/shgit:x:1000:1000::/home/git:/bin/sh</text:span></text:p>
      <text:p text:style-name="Text_20_body">Y cambiar '/bin/sh' por '/usr/bin/git-shell' (nota: puedes utilizar el comando 'which git-shell' para ver dónde está instalado dicho shell). Quedará una linea algo así como:</text:p>
      <text:p text:style-name="P9"><text:span text:style-name="Source_20_Text">git:x:1000:1000::/home/git:/usr/bin/git-shellgit:x:1000:1000::/home/git:/usr/bin/git-shell</text:span></text:p>
      <text:p text:style-name="Text_20_body">De esta forma dejamos al usuario 'git' limitado a utilizar la conexión SSH solamente para enviar (push) y recibir (pull) repositorios, sin posibilidad de iniciar una sesión normal en el servidor. Si pruebas a hacerlo, recibiras un rechazo de inicio de sesión:</text:p>
      <text:p text:style-name="Preformatted_20_Text"><text:span text:style-name="Source_20_Text">$ ssh git@gitserver</text:span></text:p>
      <text:p text:style-name="Preformatted_20_Text"><text:span text:style-name="Source_20_Text">fatal: What do you think I am? A shell?</text:span></text:p>
      <text:p text:style-name="P9"><text:span text:style-name="Source_20_Text">Connection to gitserver closed.</text:span></text:p>
      <text:p text:style-name="P4"/>
      <text:h text:style-name="P32" text:outline-level="2"><text:bookmark-start text:name="__RefHeading__2667_2051115327"/>4.5 Acceso público<text:bookmark-end text:name="__RefHeading__2667_2051115327"/></text:h>
      <text:p text:style-name="Text_20_body">¿Qué hacer si necesitas acceso anónimo de lectura a tu proyecto? Por ejemplo, si en lugar de albergar un proyecto privado interno, quieres albergar un proyecto de código abierto. O si tienes un grupo de servidores de integración automatizados o servidores de integración continua que cambian muy a menudo, y no quieres estar todo el rato generando claves SSH. Es posible que desees añadirles un simple acceso anónimo de lectura.</text:p>
      <text:p text:style-name="Text_20_body">La manera más sencilla de hacerlo para pequeños despliegues, es el preparar un servidor web estático cuya raiz de documentos sea la ubicación donde tengas tus repositorios Git; y luego activar el anclaje (hook) 'post-update' que se ha mencionado en la primera parte de este capítulo. Si utilizamos el mismo ejemplo usado anteriormente, suponiendo que tengas los repositorios en la carpeta '/opt/git', y que hay un servidor Apache en marcha en tu máquina. Veremos algunas configuraciones básicas de Apache, para que puedas hacerte una idea de lo que puedes necesitar. (Recordar que esto es solo un ejemplo, y que puedes utilizar cualquier otro servidor web.)</text:p>
      <text:p text:style-name="Text_20_body">Lo primero, es activar el anclaje (hook):</text:p>
      <text:p text:style-name="Preformatted_20_Text"><text:span text:style-name="Source_20_Text">$ cd project.git</text:span></text:p>
      <text:p text:style-name="Preformatted_20_Text"><text:span text:style-name="Source_20_Text">$ mv hooks/post-update.sample hooks/post-update</text:span></text:p>
      <text:p text:style-name="P9"><text:span text:style-name="Source_20_Text">$ chmod a+x hooks/post-update</text:span></text:p>
      <text:p text:style-name="Text_20_body">Si utilizas una versión de Git anterior a la 1.6, el comando 'mv' no es necesario, ya que solo recientemente lleva Git los anclajes de ejemplo con el sufijo .sample </text:p>
      <text:p text:style-name="Text_20_body">¿Que hace este anclaje 'post-update'? Pues tiene una pinta tal como:</text:p>
      <text:p text:style-name="Preformatted_20_Text"><text:span text:style-name="Source_20_Text">$ cat .git/hooks/post-update </text:span></text:p>
      <text:p text:style-name="Preformatted_20_Text"><text:span text:style-name="Source_20_Text">#!/bin/sh</text:span></text:p>
      <text:p text:style-name="P9"><text:span text:style-name="Source_20_Text">exec git-update-server-info</text:span></text:p>
      <text:p text:style-name="Text_20_body">Lo que significa que cada vez que envias (push) algo al servidor vía SSH, Git lanzará este comando y actualizará así los archivos necesarios para HTTP fetching. (<text:span text:style-name="Emphasis">i</text:span>pendientedetraducir) </text:p>
      <text:p text:style-name="Text_20_body"><text:soft-page-break/>A continuación, has de añadir una entrada VirtualHost al archivo de configuración de Apache, fijando su raiz de documentos a la ubicación donde tengas tus proyectos Git. Aquí, estamos asumiendo que tienes un DNS comodin para redirigir <text:span text:style-name="Source_20_Text">*.gitserver</text:span> hacia cualquier máquina que estés utilizando para todo esto:</text:p>
      <text:p text:style-name="Preformatted_20_Text"><text:span text:style-name="Source_20_Text">&lt;VirtualHost *:80&gt;</text:span></text:p>
      <text:p text:style-name="Preformatted_20_Text"><text:span text:style-name="Source_20_Text"><text:s text:c="4"/>ServerName git.gitserver</text:span></text:p>
      <text:p text:style-name="Preformatted_20_Text"><text:span text:style-name="Source_20_Text"><text:s text:c="4"/>DocumentRoot /opt/git</text:span></text:p>
      <text:p text:style-name="Preformatted_20_Text"><text:span text:style-name="Source_20_Text"><text:s text:c="4"/>&lt;Directory /opt/git/&gt;</text:span></text:p>
      <text:p text:style-name="Preformatted_20_Text"><text:span text:style-name="Source_20_Text"><text:s text:c="8"/>Order allow, deny</text:span></text:p>
      <text:p text:style-name="Preformatted_20_Text"><text:span text:style-name="Source_20_Text"><text:s text:c="8"/>allow from all</text:span></text:p>
      <text:p text:style-name="Preformatted_20_Text"><text:span text:style-name="Source_20_Text"><text:s text:c="4"/>&lt;/Directory&gt;</text:span></text:p>
      <text:p text:style-name="P9"><text:span text:style-name="Source_20_Text">&lt;/VirtualHost&gt;</text:span></text:p>
      <text:p text:style-name="Text_20_body">Asimismo, has de ajustar el grupo Unix de las carpetas bajo '/opt/git' a 'www-data', para que tu servidor web tenga acceso de lectura a los repositorios contenidos en ellas; porque la instancia de Apache que maneja los scripts CGI trabaja bajo dicho usuario:</text:p>
      <text:p text:style-name="P9"><text:span text:style-name="Source_20_Text">$ chgrp -R www-data /opt/git</text:span></text:p>
      <text:p text:style-name="Text_20_body">Una vez reinicies Apache, ya deberias ser capaz de clonar tus repositorios bajo dicha carpeta, simplemente indicando la URL de tu projecto:</text:p>
      <text:p text:style-name="P9"><text:span text:style-name="Source_20_Text">$ git clone http://git.gitserver/project.git</text:span></text:p>
      <text:p text:style-name="Text_20_body">De esta manera, puedes preparar en cuestión de minutos accesos de lectura basados en HTTP a tus proyectos, para grandes cantidades de usuarios. Otra opción simple para habilitar accesos públicos sin autentificar, es arrancar el demonio Git, aunque esto supone demonizar el proceso. (Se verá esta opción en la siguiente sección.)</text:p>
      <text:p text:style-name="P4"/>
      <text:h text:style-name="P32" text:outline-level="2"><text:bookmark-start text:name="__RefHeading__2669_2051115327"/>4.6 GitWeb<text:bookmark-end text:name="__RefHeading__2669_2051115327"/></text:h>
      <text:p text:style-name="Text_20_body">Ahora que ya tienes acceso básico de lectura/escritura y de solo-lectura a tu proyecto, puedes querer instalar un visualizador web. Git trae un script CGI, denominado GitWeb, que es el que usaremos para este propósito. Puedes ver a GitWeb en acción en sitios como <text:span text:style-name="Source_20_Text">http://git.kernel.org</text:span> (ver figura 4-1)</text:p>
      <text:p text:style-name="P8"><text:soft-page-break/><draw:frame draw:style-name="fr1" draw:name="gráficos49" text:anchor-type="as-char" svg:width="13.229cm" svg:height="9.234cm" draw:z-index="31"><draw:image xlink:href="http://git-scm.com/figures/18333fig0401-tn.png" xlink:type="simple" xlink:show="embed" xlink:actuate="onLoad"/></draw:frame></text:p>
      <text:p text:style-name="Text_20_body"><text:line-break/>Figura 4-1. El interface web GitWeb.</text:p>
      <text:p text:style-name="Text_20_body">Si quieres comprobar cómo podría quedar GitWeb con tu proyecto, Git dispone de un comando para activar una instancia temporal, si en tu sistema tienes un servidor web ligero, como por ejemplo 'lighttup' o 'webrick'. En las máquinas Linux, 'lighttpd' suele estar habitualmente instalado. Por lo que tan solo has de activarlo lanzando el comando 'git instaweb', estando en la carpeta de tu proyecto. Si tienes una máquina Mac, Leopard trae preinstalado Ruby, por lo que 'webrick' puede ser tu mejor apuesta. Para instalar 'instaweb' disponiendo de un controlador no-lighttpd, puedes lanzarlo con la opción '--httpd'. </text:p>
      <text:p text:style-name="Preformatted_20_Text"><text:span text:style-name="Source_20_Text">$ git instaweb --httpd=webrick</text:span></text:p>
      <text:p text:style-name="Preformatted_20_Text"><text:span text:style-name="Source_20_Text">[2009-02-21 10:02:21] INFO <text:s/>WEBrick 1.3.1</text:span></text:p>
      <text:p text:style-name="P9"><text:span text:style-name="Source_20_Text">[2009-02-21 10:02:21] INFO <text:s/>ruby 1.8.6 (2008-03-03) [universal-darwin9.0]</text:span></text:p>
      <text:p text:style-name="Text_20_body">Esto arranca un servidor HTTPD en el puerto 1234, y luego arranca un navegador que abre esa página. Es realmente sencillo. Cuando ya has terminado y quieras apagar el servidor, puedes lanzar el mismo comando con la opción '--stop'.</text:p>
      <text:p text:style-name="P9"><text:span text:style-name="Source_20_Text">$ git instaweb --httpd=webrick --stop</text:span></text:p>
      <text:p text:style-name="Text_20_body">Si quieres disponer permanentemente de un interface web para tu equipo o para un proyecto de código abierto que alberges, necesitarás ajustar el script CGI para ser servido por tu servidor web habitual. Algunas distribuciones Linux suelen incluir el paquete 'gitweb', y podrás instalarlo a través de las utilidades 'apt' o 'yum'; merece la pena probarlo en primer lugar. Enseguida vamos a revisar el proceso de instalar GitWeb manualmente. Primero, necesitas el código fuente de Git, que viene con GitWeb, para generar un script CGI personalizado:</text:p>
      <text:p text:style-name="Preformatted_20_Text"><text:span text:style-name="Source_20_Text">$ git clone git://git.kernel.org/pub/scm/git/git.git</text:span></text:p>
      <text:p text:style-name="Preformatted_20_Text"><text:span text:style-name="Source_20_Text">$ cd git/</text:span></text:p>
      <text:p text:style-name="Preformatted_20_Text"><text:span text:style-name="Source_20_Text">$ make GITWEB_PROJECTROOT="/opt/git" \</text:span></text:p>
      <text:p text:style-name="Preformatted_20_Text"><text:span text:style-name="Source_20_Text"><text:s text:c="8"/>prefix=/usr gitweb/gitweb.cgi</text:span></text:p>
      <text:p text:style-name="P9"><text:span text:style-name="Source_20_Text">$ sudo cp -Rf gitweb /var/www/</text:span></text:p>
      <text:p text:style-name="Text_20_body">Fijate que es necesario indicar la ubicación donde se encuentran los repositorios Git, utilizando la variable 'GITWEB_PROJECTROOT'. A continuación, tienes que preparar Apache para que utilice dicho script, Para ello, puedes añadir un VirtualHost:</text:p>
      <text:p text:style-name="Preformatted_20_Text"><text:soft-page-break/><text:span text:style-name="Source_20_Text">&lt;VirtualHost *:80&gt;</text:span></text:p>
      <text:p text:style-name="Preformatted_20_Text"><text:span text:style-name="Source_20_Text"><text:s text:c="4"/>ServerName gitserver</text:span></text:p>
      <text:p text:style-name="Preformatted_20_Text"><text:span text:style-name="Source_20_Text"><text:s text:c="4"/>DocumentRoot /var/www/gitweb</text:span></text:p>
      <text:p text:style-name="Preformatted_20_Text"><text:span text:style-name="Source_20_Text"><text:s text:c="4"/>&lt;Directory /var/www/gitweb&gt;</text:span></text:p>
      <text:p text:style-name="Preformatted_20_Text"><text:span text:style-name="Source_20_Text"><text:s text:c="8"/>Options ExecCGI +FollowSymLinks +SymLinksIfOwnerMatch</text:span></text:p>
      <text:p text:style-name="Preformatted_20_Text"><text:span text:style-name="Source_20_Text"><text:s text:c="8"/>AllowOverride All</text:span></text:p>
      <text:p text:style-name="Preformatted_20_Text"><text:span text:style-name="Source_20_Text"><text:s text:c="8"/>order allow,deny</text:span></text:p>
      <text:p text:style-name="Preformatted_20_Text"><text:span text:style-name="Source_20_Text"><text:s text:c="8"/>Allow from all</text:span></text:p>
      <text:p text:style-name="Preformatted_20_Text"><text:span text:style-name="Source_20_Text"><text:s text:c="8"/>AddHandler cgi-script cgi</text:span></text:p>
      <text:p text:style-name="Preformatted_20_Text"><text:span text:style-name="Source_20_Text"><text:s text:c="8"/>DirectoryIndex gitweb.cgi</text:span></text:p>
      <text:p text:style-name="Preformatted_20_Text"><text:span text:style-name="Source_20_Text"><text:s text:c="4"/>&lt;/Directory&gt;</text:span></text:p>
      <text:p text:style-name="P9"><text:span text:style-name="Source_20_Text">&lt;/VirtualHost&gt;</text:span></text:p>
      <text:p text:style-name="Text_20_body">Recordar una vez más que GitWeb puede servirse desde cualquier servidor web con capacidades CGI. Por lo que si prefieres utilizar algún otro, no debería ser dificil de configurarlo. En este momento, deberias poder visitar 'http://gitserver/' para ver tus repositorios online. Y utilizar 'http://git.gitserver' para clonar (clone) y recuperar (fetch) tus repositorios a través de HTTP.</text:p>
      <text:p text:style-name="P4"/>
      <text:h text:style-name="P32" text:outline-level="2"><text:bookmark-start text:name="__RefHeading__2671_2051115327"/>4.7 Gitosis<text:bookmark-end text:name="__RefHeading__2671_2051115327"/></text:h>
      <text:p text:style-name="Text_20_body">Mantener claves públicas, para todos los usuarios, en el archivo 'authorized_keys', puede ser una buena solución inicial. Pero, cuanto tengas cientos de usuarios, se hace bastante pesado gestionar así ese proceso. Tienes que iniciar sesión en el servidor cada vez. Y, ademas, no tienes control de acceso --todo el mundo presente en el archivo tiene permisos de lectura y escritura a todos y cada uno de los proyectos--.</text:p>
      <text:p text:style-name="Text_20_body">En este punto, es posible que desees cambiar a un popular programa llamado Gitosis. Gitosis es básicamente un conjunto de scripts que te ayudarán a gestionar el archivo 'authorized_keys', así como a implementar algunos controles de acceso simples. Lo interesante de la interfaz de usuario para esta herramienta de gestión de usuarios y de control de accesos, es que, en lugar de un interface web, es un repositorio especial de Git. Preparas la información en ese proyecto especial, y cuando la envias (push), Gitosis reconfigura el servidor en base a ella. ¡Realmente interesante!.</text:p>
      <text:p text:style-name="Text_20_body">Instalar Gitosis no es precisamente sencillo. Pero tampoco demasiado complicado. Es más sencillo hacerlo si utilizas un servidor Linux --estos ejemplos se han hecho sobre un servidor Ubuntu 8.10--.</text:p>
      <text:p text:style-name="Text_20_body">Gitosis necesita de ciertas herramientas Python, por lo que la primera tarea será instalar el paquete de herramientas Pyton. En Ubuntu viene como el paquete python-stuptools:</text:p>
      <text:p text:style-name="P9"><text:span text:style-name="Source_20_Text">$ apt-get install python-setuptools</text:span></text:p>
      <text:p text:style-name="Text_20_body">A continuación, has de clonar e instalar Gitosis desde el repositorio principal de su proyecto:</text:p>
      <text:p text:style-name="Preformatted_20_Text"><text:span text:style-name="Source_20_Text">$ git clone git://eagain.net/gitosis.git</text:span></text:p>
      <text:p text:style-name="Preformatted_20_Text"><text:span text:style-name="Source_20_Text">$ cd gitosis</text:span></text:p>
      <text:p text:style-name="P9"><text:span text:style-name="Source_20_Text">$ sudo python setup.py install</text:span></text:p>
      <text:p text:style-name="Text_20_body">Esto instala un par de ejecutables, que serán los que Gitosis utilice. Gitosis intentará instalar sus repositorios bajo la carpeta '/home/git', lo cual está bien. Pero si, en lugar de en esa, has instalado tus repositorios bajo la carpeta '/opt/git'. Sin necesidad de reconfigurarlo todo, tan solo has de crear un enlace virtual:</text:p>
      <text:p text:style-name="P9"><text:span text:style-name="Source_20_Text">$ ln -s /opt/git /home/git/repositories</text:span></text:p>
      <text:p text:style-name="Text_20_body">Gitosis manejará tus claves por tí, por lo que tendrás que quitar el archivo actual, añadir de nuevo las claves más tarde, y dejar que Gitosis tome automáticamente el control del archivo 'authorized<text:span text:style-name="Emphasis">keys'. Para empezar, mueve el archivo 'authorized</text:span>keys a otro lado:</text:p>
      <text:p text:style-name="P9"><text:soft-page-break/><text:span text:style-name="Source_20_Text">$ mv /home/git/.ssh/authorized_keys /home/git/.ssh/ak.bak</text:span></text:p>
      <text:p text:style-name="Text_20_body">A continuación, restaura el inicio de sesión (shell) para el usuario 'git', (si es que lo habias cambiado al comando 'git-shell'). Los usuarios no podrán todavia iniciar sesión, pero Gitosis se encargará de ello. Así pues, cambia esta línea en tu archivo '/etc/passwd':</text:p>
      <text:p text:style-name="P9"><text:span text:style-name="Source_20_Text">git:x:1000:1000::/home/git:/usr/bin/git-shellgit:x:1000:1000::/home/git:/usr/bin/git-shell</text:span></text:p>
      <text:p text:style-name="Text_20_body">de vuelta a:</text:p>
      <text:p text:style-name="P9"><text:span text:style-name="Source_20_Text">git:x:1000:1000::/home/git:/bin/shgit:x:1000:1000::/home/git:/bin/sh</text:span></text:p>
      <text:p text:style-name="Text_20_body">Y, en este punto, ya podemos inicializar Gitosis. Lo puedes hacer lanzando el comando 'gitosis-init' con tu clave pública personal. Si tu clave pública personal no está en el servidor, la has de copiar a él:</text:p>
      <text:p text:style-name="Preformatted_20_Text"><text:span text:style-name="Source_20_Text">$ sudo -H -u git gitosis-init &lt; /tmp/id_dsa.pub</text:span></text:p>
      <text:p text:style-name="Preformatted_20_Text"><text:span text:style-name="Source_20_Text">Initialized empty Git repository in /opt/git/gitosis-admin.git/</text:span></text:p>
      <text:p text:style-name="P9"><text:span text:style-name="Source_20_Text">Reinitialized existing Git repository in /opt/git/gitosis-admin.git/</text:span></text:p>
      <text:p text:style-name="Text_20_body">Esto habilita al usuario con dicha clave pública para que pueda modificar el repositorio principal de Git, y, con ello, pueda controlar la instalación de Gitosis. A continuanción, has de ajustar manualmente el bit de ejecución en el script 'post-update' de tu nuevo repositorio de contrrol:</text:p>
      <text:p text:style-name="P9"><text:span text:style-name="Source_20_Text">$ sudo chmod 755 /opt/git/gitosis-admin.git/hooks/post-update</text:span></text:p>
      <text:p text:style-name="Text_20_body">Y ya estás preparado para trabajar. Si lo has configurado todo correctamente, puedes intentar conectarte, vía SSH, a tu servidor como el usuario con cuya clave pública has inicializado Gitosis. Y deberás ver algo así como esto:</text:p>
      <text:p text:style-name="Preformatted_20_Text"><text:span text:style-name="Source_20_Text">$ ssh git@gitserver</text:span></text:p>
      <text:p text:style-name="Preformatted_20_Text"><text:span text:style-name="Source_20_Text">PTY allocation request failed on channel 0</text:span></text:p>
      <text:p text:style-name="Preformatted_20_Text"><text:span text:style-name="Source_20_Text">fatal: unrecognized command 'gitosis-serve schacon@quaternion'</text:span></text:p>
      <text:p text:style-name="P9"><text:span text:style-name="Source_20_Text"><text:s text:c="2"/>Connection to gitserver closed.</text:span></text:p>
      <text:p text:style-name="Text_20_body">Indicandote que Gitosis te ha reconocido, pero te está hechando debido a que no estás intentando lanzar ningún comando Git. Por tanto, intentalo con un comando Git real --por ejemplo, clonar el propio repositorio de control de Gitosis </text:p>
      <text:p text:style-name="Preformatted_20_Text"><text:span text:style-name="Source_20_Text">a tu ordenador personal-- </text:span></text:p>
      <text:p text:style-name="P9"><text:span text:style-name="Source_20_Text">$ git clone git@gitserver:gitosis-admin.git</text:span></text:p>
      <text:p text:style-name="Text_20_body">Con ello, tendrás una carpeta denominada 'gitosis-admin', con dos partes principales dentro de ella:</text:p>
      <text:p text:style-name="Preformatted_20_Text"><text:span text:style-name="Source_20_Text">$ cd gitosis-admin</text:span></text:p>
      <text:p text:style-name="Preformatted_20_Text"><text:span text:style-name="Source_20_Text">$ find .</text:span></text:p>
      <text:p text:style-name="Preformatted_20_Text"><text:span text:style-name="Source_20_Text">./gitosis.conf</text:span></text:p>
      <text:p text:style-name="Preformatted_20_Text"><text:span text:style-name="Source_20_Text">./keydir</text:span></text:p>
      <text:p text:style-name="P9"><text:span text:style-name="Source_20_Text">./keydir/scott.pub</text:span></text:p>
      <text:p text:style-name="Text_20_body">El archivo 'gitosis.conf' es el archivo de control que usarás para especificar usuarios, repositorios y permisos. La carpeta 'keydir' es donde almacenarás las claves públicas para los usuarios con acceso a tus repositorios --un archivo por usuario--. El nombre del archivo en la carpeta 'keydir' ('scott.pub' en el ejemplo), puede ser diferente en tu instalación, (Gitosis lo obtiene a partir de la descripción existente al final de la clave pública que haya sido importada con el script 'gitosis-init').</text:p>
      <text:p text:style-name="Text_20_body">Si miras dentro del archivo 'gitosis.conf', encontrarás únicamente información sobre el proyecto 'gitosis-admin' que acabas de clonar:</text:p>
      <text:p text:style-name="Preformatted_20_Text"><text:soft-page-break/><text:span text:style-name="Source_20_Text">$ cat gitosis.conf </text:span></text:p>
      <text:p text:style-name="Preformatted_20_Text"><text:span text:style-name="Source_20_Text">[gitosis]</text:span></text:p>
      <text:p text:style-name="Preformatted_20_Text"/>
      <text:p text:style-name="Preformatted_20_Text"><text:span text:style-name="Source_20_Text">[group gitosis-admin]</text:span></text:p>
      <text:p text:style-name="Preformatted_20_Text"><text:span text:style-name="Source_20_Text">writable = gitosis-admin</text:span></text:p>
      <text:p text:style-name="P9"><text:span text:style-name="Source_20_Text">members = scott</text:span></text:p>
      <text:p text:style-name="Text_20_body">Indicando que el usuario 'scott' --el usuario con cuya clave pública se ha inicializado Gitosis-- es el único con acceso al proyecto 'gitosis-admin'.</text:p>
      <text:p text:style-name="Text_20_body">A partir de ahora, puedes añadir nuevos proyectos. Por ejemplo, puedes añadir una nueva sección denominada 'mobile', donde poner la lista de los desarrolladores en tu equipo movil y los proyectos donde estos vayan a trabajar. Por ser 'scott' el único usuario que tienes definido por ahora, lo añadirás como el único miembro. Y puedes crear además un proyecto llamado 'iphone_project' para empezar:</text:p>
      <text:p text:style-name="Preformatted_20_Text"><text:span text:style-name="Source_20_Text">[group mobile]</text:span></text:p>
      <text:p text:style-name="Preformatted_20_Text"><text:span text:style-name="Source_20_Text">writable = iphone_project</text:span></text:p>
      <text:p text:style-name="P9"><text:span text:style-name="Source_20_Text">members = scott</text:span></text:p>
      <text:p text:style-name="Text_20_body">Cada cambio en el proyecto 'gitosis-admin', lo has de confirmar (commit) y enviar (push) de vuelta al servidor, para que tenga efecto sobre él:</text:p>
      <text:p text:style-name="Preformatted_20_Text"><text:span text:style-name="Source_20_Text">$ git commit -am 'add iphone_project and mobile group'</text:span></text:p>
      <text:p text:style-name="Preformatted_20_Text"><text:span text:style-name="Source_20_Text">[master]: created 8962da8: "changed name"</text:span></text:p>
      <text:p text:style-name="Preformatted_20_Text"><text:span text:style-name="Source_20_Text"><text:s/>1 files changed, 4 insertions(+), 0 deletions(-)</text:span></text:p>
      <text:p text:style-name="Preformatted_20_Text"><text:span text:style-name="Source_20_Text">$ git push</text:span></text:p>
      <text:p text:style-name="Preformatted_20_Text"><text:span text:style-name="Source_20_Text">Counting objects: 5, done.</text:span></text:p>
      <text:p text:style-name="Preformatted_20_Text"><text:span text:style-name="Source_20_Text">Compressing objects: 100% (2/2), done.</text:span></text:p>
      <text:p text:style-name="Preformatted_20_Text"><text:span text:style-name="Source_20_Text">Writing objects: 100% (3/3), 272 bytes, done.</text:span></text:p>
      <text:p text:style-name="Preformatted_20_Text"><text:span text:style-name="Source_20_Text">Total 3 (delta 1), reused 0 (delta 0)</text:span></text:p>
      <text:p text:style-name="Preformatted_20_Text"><text:span text:style-name="Source_20_Text">To git@gitserver:/opt/git/gitosis-admin.git</text:span></text:p>
      <text:p text:style-name="P9"><text:span text:style-name="Source_20_Text"><text:s text:c="3"/>fb27aec..8962da8 <text:s/>master -&gt; master</text:span></text:p>
      <text:p text:style-name="Text_20_body">Puedes crear tu nuevo proyecto 'iphone_project' simplemente añadiendo tu servidor como un remoto a tu versión local del proyecto de control y enviando (push). Ya no necesitarás crear manualmente repositorios básicos vacios para los nuevos proyectos en el servidor. Gitosis se encargará de hacerlo por tí, en cuanto realices el primer envio (push) de un nuevo proyecto:</text:p>
      <text:p text:style-name="Preformatted_20_Text"><text:span text:style-name="Source_20_Text">$ git remote add origin git@gitserver:iphone_project.git</text:span></text:p>
      <text:p text:style-name="Preformatted_20_Text"><text:span text:style-name="Source_20_Text">$ git push origin master</text:span></text:p>
      <text:p text:style-name="Preformatted_20_Text"><text:span text:style-name="Source_20_Text">Initialized empty Git repository in /opt/git/iphone_project.git/</text:span></text:p>
      <text:p text:style-name="Preformatted_20_Text"><text:span text:style-name="Source_20_Text">Counting objects: 3, done.</text:span></text:p>
      <text:p text:style-name="Preformatted_20_Text"><text:span text:style-name="Source_20_Text">Writing objects: 100% (3/3), 230 bytes, done.</text:span></text:p>
      <text:p text:style-name="Preformatted_20_Text"><text:span text:style-name="Source_20_Text">Total 3 (delta 0), reused 0 (delta 0)</text:span></text:p>
      <text:p text:style-name="Preformatted_20_Text"><text:span text:style-name="Source_20_Text">To git@gitserver:iphone_project.git</text:span></text:p>
      <text:p text:style-name="P9"><text:span text:style-name="Source_20_Text"><text:s/>* [new branch] <text:s text:c="5"/>master -&gt; master</text:span></text:p>
      <text:p text:style-name="Text_20_body">Ten en cuenta que no es necesario indicar expresamente un camino (path), --de hecho, si lo haces, no funcionará--. Simplemente, has de poner un punto y el nombre del proyecto, --Gitosis se encargará de encontrarlo--.</text:p>
      <text:p text:style-name="Text_20_body">Si deseas compartir el proyecto con tus compañeros, tienes que añadir de nuevo sus claves públicas. Pero en lugar de hacerlo manualmente sobre el archivo <text:span text:style-name="Source_20_Text">~/.ssh/authorized_keys</text:span> de tu servidor, has de hacerlo --un archivo por clave-- en la carpeta 'keydir' del proyecto de control. Según pongas los nombres a estos archivos, así tendrás que referirte a los usuarios en el archivo 'gitosis.conf'. Por ejemplo, para añadir las claves públicas de John, Josie y Jessica:</text:p>
      <text:p text:style-name="Preformatted_20_Text"><text:span text:style-name="Source_20_Text">$ cp /tmp/id_rsa.john.pub keydir/john.pub</text:span></text:p>
      <text:p text:style-name="Preformatted_20_Text"><text:span text:style-name="Source_20_Text">$ cp /tmp/id_rsa.josie.pub keydir/josie.pub</text:span></text:p>
      <text:p text:style-name="P9"><text:soft-page-break/><text:span text:style-name="Source_20_Text">$ cp /tmp/id_rsa.jessica.pub keydir/jessica.pub</text:span></text:p>
      <text:p text:style-name="Text_20_body">Y para añadirlos al equipo 'mobile', dándoles permisos de lectura y escritura sobre el proyecto 'phone_project':</text:p>
      <text:p text:style-name="Preformatted_20_Text"><text:span text:style-name="Source_20_Text">[group mobile]</text:span></text:p>
      <text:p text:style-name="Preformatted_20_Text"><text:span text:style-name="Source_20_Text">writable = iphone_project</text:span></text:p>
      <text:p text:style-name="P9"><text:span text:style-name="Source_20_Text">members = scott john josie jessica</text:span></text:p>
      <text:p text:style-name="Text_20_body">Tras confirmar (commit) y enviar (push) estos cambios, los cuatro usuarios podrán acceder a leer y escribir sobre el proyecto.</text:p>
      <text:p text:style-name="Text_20_body">Gitosis permite también sencillos controles de acceso. Por ejemplo, si quieres que John tenga únicamente acceso de lectura sobre el proyecto, puedes hacer:</text:p>
      <text:p text:style-name="Preformatted_20_Text"><text:span text:style-name="Source_20_Text">[group mobile]</text:span></text:p>
      <text:p text:style-name="Preformatted_20_Text"><text:span text:style-name="Source_20_Text">writable = iphone_project</text:span></text:p>
      <text:p text:style-name="Preformatted_20_Text"><text:span text:style-name="Source_20_Text">members = scott josie jessica</text:span></text:p>
      <text:p text:style-name="Preformatted_20_Text"/>
      <text:p text:style-name="Preformatted_20_Text"><text:span text:style-name="Source_20_Text">[group mobile_ro]</text:span></text:p>
      <text:p text:style-name="Preformatted_20_Text"><text:span text:style-name="Source_20_Text">readonly = iphone_project</text:span></text:p>
      <text:p text:style-name="P9"><text:span text:style-name="Source_20_Text">members = john</text:span></text:p>
      <text:p text:style-name="Text_20_body">Habilitandole así para clonar y recibir actualizaciónes desde el servidor; pero impidiendole enviar de vuelta cambios al proyecto. Puedes crear tantos grupos como desees, para diferentes usuarios y proyectos. También puedes indicar un grupo como miembro de otro (utilizado el prefijo '@'), para incluir todos sus miembros automáticamente:</text:p>
      <text:p text:style-name="Preformatted_20_Text"><text:span text:style-name="Source_20_Text">[group mobile_committers]</text:span></text:p>
      <text:p text:style-name="Preformatted_20_Text"><text:span text:style-name="Source_20_Text">members = scott josie jessica</text:span></text:p>
      <text:p text:style-name="Preformatted_20_Text"/>
      <text:p text:style-name="Preformatted_20_Text"><text:span text:style-name="Source_20_Text">[group mobile]</text:span></text:p>
      <text:p text:style-name="Preformatted_20_Text"><text:span text:style-name="Source_20_Text">writable <text:s/>= iphone_project</text:span></text:p>
      <text:p text:style-name="Preformatted_20_Text"><text:span text:style-name="Source_20_Text">members <text:s text:c="2"/>= @mobile_committers</text:span></text:p>
      <text:p text:style-name="Preformatted_20_Text"/>
      <text:p text:style-name="Preformatted_20_Text"><text:span text:style-name="Source_20_Text">[group mobile_2]</text:span></text:p>
      <text:p text:style-name="Preformatted_20_Text"><text:span text:style-name="Source_20_Text">writable <text:s/>= another_iphone_project</text:span></text:p>
      <text:p text:style-name="P9"><text:span text:style-name="Source_20_Text">members <text:s text:c="2"/>= @mobile_committers john</text:span></text:p>
      <text:p text:style-name="Text_20_body">Si tienes problemas, puede ser util añadir <text:span text:style-name="Source_20_Text">loglevel=DEBUG</text:span> en la sección <text:span text:style-name="Source_20_Text">[gitosis]</text:span>. Si, por lo que sea, pierdes acceso de envio (push) de nuevos cambios, (por ejemplo, tras haber enviado una configuración problemática); siempre puedes arreglar manualmente ,en el propio servidor, el archivo '/home/git/.gitosis.conf', (el archivo del que Gitosis lee su configuración). Un envio (push) de cambios al proyecto, coge el archivo 'gitosis.conf' enviado y sobreescribe con él el del servidor. Si lo editas manualmente, permanecerá como lo dejes; hasta el próximo envio (push) al proyecto 'gitosis-admin'.</text:p>
      <text:p text:style-name="P4"/>
      <text:h text:style-name="P32" text:outline-level="2"><text:bookmark-start text:name="__RefHeading__2673_2051115327"/>4.8 El demonio Git<text:bookmark-end text:name="__RefHeading__2673_2051115327"/></text:h>
      <text:p text:style-name="Text_20_body">Para dar a tus proyectos un acceso público, sin autentificar, de solo lectura, querrás ir más allá del protocolo HTTP y comenzar a utilizar el protocolo Git. Principalmente, por razones de velocidad. El protocolo Git es mucho más eficiente y, por tanto, más rápido que el protocolo HTTP. Utilizándolo, ahorrarás mucho tiempo a tus usuarios.</text:p>
      <text:p text:style-name="Text_20_body">Aunque, sigue siendo solo para acceso unicamente de lectura y sin autentificar. Si lo estás utilizando en un servidor fuera del perímetro de tu cortafuegos, se debe utilizar exclusivamente para proyectos que han de ser públicos, visibles para todo el mundo. Si lo estás utilizando en un <text:soft-page-break/>servidor dentro del perímetro de tu cortafuegos, puedes utilizarlo para proyectos donde un gran número de personas o de ordenadores (integración contínua o servidores de desarrollo) necesiten acceso de solo lectura. Y donde quieras evitar la gestión de claves SSH para cada una de ellas.</text:p>
      <text:p text:style-name="Text_20_body">En cualquier caso, el protocolo Git es relativamente sencillo de configurar. Tan solo necesitas lanzar este comando de forma demonizada:</text:p>
      <text:p text:style-name="P9"><text:span text:style-name="Source_20_Text">git daemon --reuseaddr --base-path=/opt/git/ /opt/git/</text:span></text:p>
      <text:p text:style-name="Text_20_body">El parámetro '--reuseaddr' permite al servidor reiniciarse sin esperar a que se liberen viejas conexiones; el parámetro '--base-path' permite a los usuarios clonar proyectos sin necesidad de indicar su camino completo; y el camino indicado al final del comando mostrará al demonio Git dónde buscar los repositorios a exportar. Si tienes un cortafuegos activo, necesitarás abrir el puerto 9418 para la máquina donde estás configurando el demónio Git.</text:p>
      <text:p text:style-name="Text_20_body">Este proceso se puede demonizar de diferentes maneras, dependiendo del sistema operativo con el que trabajas. En una máquina Ubuntu, puedes usar un script de arranque. Poniendo en el siguiente archivo: </text:p>
      <text:p text:style-name="P9"><text:span text:style-name="Source_20_Text">/etc/event.d/local-git-daemon</text:span></text:p>
      <text:p text:style-name="Text_20_body">un script tal como: </text:p>
      <text:p text:style-name="Preformatted_20_Text"><text:span text:style-name="Source_20_Text">start on startup</text:span></text:p>
      <text:p text:style-name="Preformatted_20_Text"><text:span text:style-name="Source_20_Text">stop on shutdown</text:span></text:p>
      <text:p text:style-name="Preformatted_20_Text"><text:span text:style-name="Source_20_Text">exec /usr/bin/git daemon \</text:span></text:p>
      <text:p text:style-name="Preformatted_20_Text"><text:span text:style-name="Source_20_Text"><text:s text:c="4"/>--user=git --group=git \</text:span></text:p>
      <text:p text:style-name="Preformatted_20_Text"><text:span text:style-name="Source_20_Text"><text:s text:c="4"/>--reuseaddr \</text:span></text:p>
      <text:p text:style-name="Preformatted_20_Text"><text:span text:style-name="Source_20_Text"><text:s text:c="4"/>--base-path=/opt/git/ \</text:span></text:p>
      <text:p text:style-name="Preformatted_20_Text"><text:span text:style-name="Source_20_Text"><text:s text:c="4"/>/opt/git/</text:span></text:p>
      <text:p text:style-name="P9"><text:span text:style-name="Source_20_Text">respawn</text:span></text:p>
      <text:p text:style-name="Text_20_body">Por razones de seguridad, es recomendable lanzar este demonio con un usuario que tenga unicamente permisos de lectura en los repositorios --lo puedes hacer creando un nuevo usuario 'git-ro' y lanzando el demonio con él--. Para simplificar, en estos ejemplos vamos a lanzar el demonio Git bajo el mismo usuario 'git' con el que hemos lanzado Gitosis.</text:p>
      <text:p text:style-name="Text_20_body">Tras reiniciar tu máquina, el demonio Git arrancará automáticamente y se reiniciará cuando se caiga. Para arrancarlo sin necesidad de reiniciar la máquina, puedes utilizar el comando:</text:p>
      <text:p text:style-name="P9"><text:span text:style-name="Source_20_Text">initctl start local-git-daemon</text:span></text:p>
      <text:p text:style-name="Text_20_body">En otros sistemas operativos, puedes utilizar 'xinetd', un script en el sistema 'sysvinit', o alguna otra manera --siempre y cuando demonizes el comando y puedas monitorizarlo--.</text:p>
      <text:p text:style-name="Text_20_body">A continuación, has de indicar en tu servidor Gitosis a cuales de tus repositorios ha de permitir acceso sin autentificar por parte del servidor Git. Añadiendo una sección por cada repositorio, puedes indicar a cuáles permitirá leer el demonio Git. Por ejemplo, si quieres permitir acceso a tu 'proyecto iphone', puedes añadir lo siguiente al archivo 'gitosis.conf':</text:p>
      <text:p text:style-name="Preformatted_20_Text"><text:span text:style-name="Source_20_Text">[repo iphone_project]</text:span></text:p>
      <text:p text:style-name="P9"><text:span text:style-name="Source_20_Text">daemon = yes</text:span></text:p>
      <text:p text:style-name="Text_20_body">Cuando confirmes (commit) y envies (push) estos cambios, el demonio que está en marcha en el servidor comenzará a responder a peticiones de cualquiera que solicite dicho proyecto a través del puerto 9418 de tu servidor.</text:p>
      <text:p text:style-name="Text_20_body">Si decides no utilizar Gitosis, pero sigues queriendo utilizar un demonio Git, has de lanzar este comando en cada proyecto que desees servír vía el demonio Git:</text:p>
      <text:p text:style-name="Preformatted_20_Text"><text:span text:style-name="Source_20_Text">$ cd /path/to/project.git</text:span></text:p>
      <text:p text:style-name="P9"><text:soft-page-break/><text:span text:style-name="Source_20_Text">$ touch git-daemon-export-ok</text:span></text:p>
      <text:p text:style-name="Text_20_body">La presencia de este archivo, indica a Git que está permitido el servir este proyecto sin necesidad de autentificación.</text:p>
      <text:p text:style-name="Text_20_body">También podemos controlar a través de Gitosis los proyectos a ser mostrados por GitWeb. Previamente, has de añadir algo como esto al archivo '/etc/gitweb.conf':</text:p>
      <text:p text:style-name="Preformatted_20_Text"><text:span text:style-name="Source_20_Text">$projects_list = "/home/git/gitosis/projects.list";</text:span></text:p>
      <text:p text:style-name="Preformatted_20_Text"><text:span text:style-name="Source_20_Text">$projectroot = "/home/git/repositories";</text:span></text:p>
      <text:p text:style-name="Preformatted_20_Text"><text:span text:style-name="Source_20_Text">$export_ok = "git-daemon-export-ok";</text:span></text:p>
      <text:p text:style-name="P9"><text:span text:style-name="Source_20_Text">@git_base_url_list = ('git://gitserver');</text:span></text:p>
      <text:p text:style-name="Text_20_body">Los proyectos a ser mostrados por GitWeb se controlarán añadiendo o quitando parámetros 'gitweb' en el archivo de configuración de Gitosis. Por ejemplo, si quieres mostrar el proyecto iphone, has de poner algo así como:</text:p>
      <text:p text:style-name="Preformatted_20_Text"><text:span text:style-name="Source_20_Text">[repo iphone_project]</text:span></text:p>
      <text:p text:style-name="Preformatted_20_Text"><text:span text:style-name="Source_20_Text">daemon = yes</text:span></text:p>
      <text:p text:style-name="P9"><text:span text:style-name="Source_20_Text">gitweb = yes</text:span></text:p>
      <text:p text:style-name="Text_20_body">A partir de ese momento, cuando confirmes cambios (commit) y envies (push) el proyecto, GitWeb comenzará a mostrar tu proyecto iphone.</text:p>
      <text:p text:style-name="P4"/>
      <text:h text:style-name="P32" text:outline-level="2"><text:bookmark-start text:name="__RefHeading__2675_2051115327"/>4.9 Git en un alojamiento externo<text:bookmark-end text:name="__RefHeading__2675_2051115327"/></text:h>
      <text:p text:style-name="Text_20_body">Si no quieres realizar todo el trabajo de preparar tu propio servidor Git, tienes varias opciones para alojar tus proyectos Git en una ubicación externa dedicada. Esta forma de trabajar tiene varias ventajas: un alberge externo suele ser rápido de configurar y sencillo de iniciar proyectos en él; además de no ser necesario preocuparte de su mantenimiento ni de su monitorización. Incluso en el caso de que tengas tu propio servidor interno, puede resultar interesante utilizar también un lugar público; para albergar tu código abierto --normalmente, ahí suele ser más sencillo de localizar por parte de la comunidad--</text:p>
      <text:p text:style-name="Text_20_body">Actualmente tienes un gran número de opciones del alojamiento, cada una con sus ventajas y desventajas. Para obtener una lista actualizada, puedes mirar en la página GitHosting del wiki principal de Git:</text:p>
      <text:p text:style-name="P9"><text:span text:style-name="Source_20_Text">http://git.or.cz/gitwiki/GitHosting</text:span></text:p>
      <text:p text:style-name="Text_20_body">Por ser imposible el cubrir todos ellos, y porque da la casualidad de que trabajo en uno de ellos, concretamente, en esta sección veremos cómo crear una cuenta y nuevos proyectos albergados en 'GitHub'. Así podrás hacerte una idea de cómo suelen funcionar estos alberges externos. </text:p>
      <text:p text:style-name="Text_20_body">GitHub es, de lejos, el mayor sitio de alberge público de proyectos Git de código abierto. Y es también uno de los pocos que ofrece asimismo opciones de alberge privado; de tal forma que puedes tener tanto tus proyectos de código abierto y como los de código comercial cerrado en un mismo emplazamiento. De hecho, nosotros utilizamos también GitHub para colaborar privadamente en este libro.</text:p>
      <text:h text:style-name="Heading_20_3" text:outline-level="3"><text:bookmark-start text:name="__RefHeading__21842_721071827"/><text:bookmark text:name="GitHub"/><text:a xlink:type="simple" xlink:href="http://git-scm.com/book/es/Git-en-un-servidor-Git-en-un-alojamiento-externo#GitHub">GitHub</text:a><text:bookmark-end text:name="__RefHeading__21842_721071827"/></text:h>
      <text:p text:style-name="Text_20_body">GitHub es ligeramente distinto a otros sitios de alberge, en tanto en cuanto que contempla espacios de nombres para los proyectos. En lugar de estar focalizado en los proyectos, GitHub gira en torno a los usuarios. Esto significa que, cuando alojo mi proyecto 'grit' en GitHub, no lo encontraras bajo 'github.com/grit', sino bajo 'github.com/schacon/grit'. No existe una versión <text:soft-page-break/>canónica de ningún proyecto, lo que permite a cualquiera de ellos ser movido facilmente de un usuario a otro en el caso de que el primer autor lo abandone.</text:p>
      <text:p text:style-name="Text_20_body">GitHub es también una compañia comercial, que cobra por las cuentas que tienen repositorios privados. Pero, para albergar proyectos públicos de código abierto, cualquiera puede crear una cuenta gratuita. Vamos a ver cómo hacerlo.</text:p>
      <text:h text:style-name="Heading_20_3" text:outline-level="3"><text:bookmark-start text:name="__RefHeading__21844_721071827"/><text:bookmark text:name="Configurando-una-cuenta-de-usuario"/><text:a xlink:type="simple" xlink:href="http://git-scm.com/book/es/Git-en-un-servidor-Git-en-un-alojamiento-externo#Configurando-una-cuenta-de-usuario">Configurando una cuenta de usuario</text:a><text:bookmark-end text:name="__RefHeading__21844_721071827"/></text:h>
      <text:p text:style-name="Text_20_body">El primer paso es dar de alta una cuenta gratuita. Si visitas la página de Precios e Inicio de Sesión, en 'http://github.com/plans', y clicas sobre el botón "Registro" ("Sign Up") de las cuentas gratuitas, verás una página de registro:</text:p>
      <text:p text:style-name="P8"><draw:frame draw:style-name="fr1" draw:name="gráficos50" text:anchor-type="as-char" svg:width="13.229cm" svg:height="5.292cm" draw:z-index="32"><draw:image xlink:href="http://git-scm.com/figures/18333fig0402-tn.png" xlink:type="simple" xlink:show="embed" xlink:actuate="onLoad"/></draw:frame></text:p>
      <text:p text:style-name="Text_20_body"><text:line-break/>Figura 4-2. La página de planes GitHub.</text:p>
      <text:p text:style-name="Text_20_body">En ella, has de elegir un nombre de usuario que esté libre, indicar una cuenta de correo electrónico y poner una contraseña.</text:p>
      <text:p text:style-name="P8"><draw:frame draw:style-name="fr1" draw:name="gráficos51" text:anchor-type="as-char" svg:width="13.229cm" svg:height="10.213cm" draw:z-index="33"><draw:image xlink:href="http://git-scm.com/figures/18333fig0403-tn.png" xlink:type="simple" xlink:show="embed" xlink:actuate="onLoad"/></draw:frame></text:p>
      <text:p text:style-name="Text_20_body"><text:line-break/>Figura 4-3. El formulario de registro en GitHub.</text:p>
      <text:p text:style-name="Text_20_body">Si la tuvieras, es también un buen momento para añadir tu clave pública SSH. Veremos cómo <text:soft-page-break/>generar una de estas claves, más adelante, en la sección "Ajustes Simples". Pero, si ya tienes un par de claves SSH, puedes coger el contenido correspondiente a la clave pública y pegarlo en la caja de texto preparada para tal fin. El enlace "explicar claves ssh" ("explain ssh keys") te llevará a unas detalladas instrucciones de cómo generarlas en la mayor parte de los principales sistemas operativos. Clicando sobre el botón de "Estoy de acuerdo, registramé" ("I agree, sign me up"), irás al panel de control de tu recién creado usuario.</text:p>
      <text:p text:style-name="P8"><draw:frame draw:style-name="fr1" draw:name="gráficos52" text:anchor-type="as-char" svg:width="13.229cm" svg:height="4.392cm" draw:z-index="34"><draw:image xlink:href="http://git-scm.com/figures/18333fig0404-tn.png" xlink:type="simple" xlink:show="embed" xlink:actuate="onLoad"/></draw:frame></text:p>
      <text:p text:style-name="Text_20_body"><text:line-break/>Figura 4-4. El panel de control del usuario GitHub.</text:p>
      <text:p text:style-name="Text_20_body">A continuación, puedes crear nuevos repositorios. </text:p>
      <text:h text:style-name="Heading_20_3" text:outline-level="3"><text:bookmark-start text:name="__RefHeading__21846_721071827"/><text:bookmark text:name="Creando-un-nuevo-repositório"/><text:a xlink:type="simple" xlink:href="http://git-scm.com/book/es/Git-en-un-servidor-Git-en-un-alojamiento-externo#Creando-un-nuevo-repositório">Creando un nuevo repositório</text:a><text:bookmark-end text:name="__RefHeading__21846_721071827"/></text:h>
      <text:p text:style-name="Text_20_body">Puedes empezar clicando sobre el enlace "crear uno nuevo" ("create a new one"), en la zona 'Tus repositorios' ('Your Repositories') del panel de control. Irás al formulario de Crear un Nuevo Repositório (ver Figura 4-5).</text:p>
      <text:p text:style-name="P8"><draw:frame draw:style-name="fr1" draw:name="gráficos53" text:anchor-type="as-char" svg:width="13.229cm" svg:height="7.25cm" draw:z-index="35"><draw:image xlink:href="http://git-scm.com/figures/18333fig0405-tn.png" xlink:type="simple" xlink:show="embed" xlink:actuate="onLoad"/></draw:frame></text:p>
      <text:p text:style-name="Text_20_body"><text:line-break/>Figura 4-5. Creando un nuevo repositório en GitHub.</text:p>
      <text:p text:style-name="Text_20_body">Es suficiente con dar un nombre al proyecto, pero también puedes añadirle una descripción. Cuando lo hayas escrito, clica sobre el botón "Crear Repositório" ("Create Repository"). Y ya tienes un nuevo repositório en GitHub (ver Figura 4-6)</text:p>
      <text:p text:style-name="P8"><text:soft-page-break/><draw:frame draw:style-name="fr1" draw:name="gráficos54" text:anchor-type="as-char" svg:width="13.229cm" svg:height="3.334cm" draw:z-index="36"><draw:image xlink:href="http://git-scm.com/figures/18333fig0406-tn.png" xlink:type="simple" xlink:show="embed" xlink:actuate="onLoad"/></draw:frame></text:p>
      <text:p text:style-name="Text_20_body"><text:line-break/>Figura 4-6. Información de cabecera de un proyecto GitHub.</text:p>
      <text:p text:style-name="Text_20_body">Como aún no tienes código, GitHub mostrará instrucciones sobre cómo iniciar un nuevo proyecto, cómo enviar (push) un proyecto Git preexistente, o cómo importar un proyecto desde un repositório público Subversion (ver Figura 4-7).</text:p>
      <text:p text:style-name="P8"><draw:frame draw:style-name="fr1" draw:name="gráficos55" text:anchor-type="as-char" svg:width="13.229cm" svg:height="9.366cm" draw:z-index="37"><draw:image xlink:href="http://git-scm.com/figures/18333fig0407-tn.png" xlink:type="simple" xlink:show="embed" xlink:actuate="onLoad"/></draw:frame></text:p>
      <text:p text:style-name="Text_20_body"><text:line-break/>Figura 4-7. Instrucciones para un nuevo repositório.</text:p>
      <text:p text:style-name="Text_20_body">Estas instrucciones son similares a las que ya hemos visto. Para inicializar un proyecto, no siendo aún un proyecto Git, sueles utilizar:</text:p>
      <text:p text:style-name="Preformatted_20_Text"><text:span text:style-name="Source_20_Text">$ git init</text:span></text:p>
      <text:p text:style-name="Preformatted_20_Text"><text:span text:style-name="Source_20_Text">$ git add .</text:span></text:p>
      <text:p text:style-name="P9"><text:span text:style-name="Source_20_Text">$ git commit -m 'initial commit'</text:span></text:p>
      <text:p text:style-name="Text_20_body">Una vez tengas un repositorio local Git, añadele el sitio GitHub como un remoto y envia (push) allí tu rama principal:</text:p>
      <text:p text:style-name="Preformatted_20_Text"><text:span text:style-name="Source_20_Text">$ git remote add origin git@github.com:testinguser/iphone_project.git</text:span></text:p>
      <text:p text:style-name="P9"><text:span text:style-name="Source_20_Text">$ git push origin master</text:span></text:p>
      <text:p text:style-name="Text_20_body">Así, tu proyecto estará alojado en GitHub; y podrás dar su URL a cualquiera con quien desees compartirlo. En este ejemplo, la URL es <text:span text:style-name="Source_20_Text">http://github.com/testinguser/iphone_project</text:span>. En la página de cabecera de cada uno de tus proyectos, podrás ver dos URLs (ver Figura 4-8).</text:p>
      <text:p text:style-name="P8"><text:soft-page-break/><draw:frame draw:style-name="fr1" draw:name="gráficos56" text:anchor-type="as-char" svg:width="10.583cm" svg:height="3.043cm" draw:z-index="38"><draw:image xlink:href="http://git-scm.com/figures/18333fig0408-tn.png" xlink:type="simple" xlink:show="embed" xlink:actuate="onLoad"/></draw:frame></text:p>
      <text:p text:style-name="Text_20_body"><text:line-break/>Figura 4-8. Cabecera de proyecto, con una URL pública y otra URL privada.</text:p>
      <text:p text:style-name="Text_20_body">El enlace "Public Clone URL", es un enlace público, de solo lectura; a través del cual cualquiera puede clonar el proyecto. Puedes comunicar libremente ese URL o puedes publicarlo en tu sitio web o en cualquier otro médio que desees.</text:p>
      <text:p text:style-name="Text_20_body">El enlace "Your Clone URL", es un enlace de lectura/escritura basado en SSH; a través del cual puedes leer y escribir, pero solo si te conectas con la clave SSH privada correspondiente a la clave pública que has cargado para tu usuario. Cuando otros usuarios visiten la página del proyecto, no verán esta segunda URL --solo verán la URL pública--.</text:p>
      <text:h text:style-name="Heading_20_3" text:outline-level="3"><text:bookmark-start text:name="__RefHeading__21848_721071827"/><text:bookmark text:name="Importación-desde-Subversion"/><text:a xlink:type="simple" xlink:href="http://git-scm.com/book/es/Git-en-un-servidor-Git-en-un-alojamiento-externo#Importación-desde-Subversion">Importación desde Subversion</text:a><text:bookmark-end text:name="__RefHeading__21848_721071827"/></text:h>
      <text:p text:style-name="Text_20_body">Si tienes un proyecto público Subversion que deseas pasar a Git, GitHub suele poder realizar la importación. All fondo de la página de instrucciones, tienes un enlace "Subversion import". Si clicas sobre dicho enlace, verás un formulario con información sobre el proceso de importación y un cuadro de texto donde puedes pegar la URL de tu proyecto Subversion (ver Figura 4-9).</text:p>
      <text:p text:style-name="P8"><draw:frame draw:style-name="fr1" draw:name="gráficos57" text:anchor-type="as-char" svg:width="13.229cm" svg:height="7.144cm" draw:z-index="39"><draw:image xlink:href="http://git-scm.com/figures/18333fig0409-tn.png" xlink:type="simple" xlink:show="embed" xlink:actuate="onLoad"/></draw:frame></text:p>
      <text:p text:style-name="Text_20_body"><text:line-break/>Figura 4-9. El interface de importación desde Subversion.</text:p>
      <text:p text:style-name="Text_20_body">Si tu proyecto es muy grande, no-estandar o privado, es muy posible que no se pueda importar. En el capítulo 7, aprenderás cómo realizar importaciones manuales de proyectos complejos.</text:p>
      <text:h text:style-name="Heading_20_3" text:outline-level="3"><text:bookmark-start text:name="__RefHeading__21850_721071827"/><text:bookmark text:name="Añadiendo-colaboradores"/><text:a xlink:type="simple" xlink:href="http://git-scm.com/book/es/Git-en-un-servidor-Git-en-un-alojamiento-externo#Añadiendo-colaboradores">Añadiendo colaboradores</text:a><text:bookmark-end text:name="__RefHeading__21850_721071827"/></text:h>
      <text:p text:style-name="Text_20_body">Vamos a añadir al resto del equipo. Si tanto John, como Josie, como Jessica, todos ellos registran sus respectivas cuentas en GitHub. Y deseas darles acceso de escritura a tu repositorio. Puedes incluirlos en tu proyecto como colaboradores. De esta forma, funcionarán los envios (push) desde sus respectivas claves públicas.</text:p>
      <text:p text:style-name="Text_20_body">Has de hacer clic sobre el botón "edit" en la cabecera del proyecto o en la pestaña Admin de la parte superior del proyecto; yendo así a la página de administración del proyecto GitHub.</text:p>
      <text:p text:style-name="P8"><text:soft-page-break/><draw:frame draw:style-name="fr1" draw:name="gráficos58" text:anchor-type="as-char" svg:width="13.229cm" svg:height="4.921cm" draw:z-index="40"><draw:image xlink:href="http://git-scm.com/figures/18333fig0410-tn.png" xlink:type="simple" xlink:show="embed" xlink:actuate="onLoad"/></draw:frame></text:p>
      <text:p text:style-name="Text_20_body"><text:line-break/>Figura 4-10. Página de administración GitHub.</text:p>
      <text:p text:style-name="Text_20_body">Para dar acceso de escritura a otro usuario, clica sobre el enlace "Add another collaborator". Aparecerá un cuadro de texto, donde podrás teclear un nombre. Según tecleas, aparecerá un cuadro de ayuda, mostrando posibles nombres de usuario que encajen con lo tecleado. Cuando localices al usuario deseado, clica sobre el botón "Add" para añadirlo como colaborador en tu proyecto (ver Figura 4-11).</text:p>
      <text:p text:style-name="P8"><draw:frame draw:style-name="fr1" draw:name="gráficos59" text:anchor-type="as-char" svg:width="6.085cm" svg:height="2.99cm" draw:z-index="41"><draw:image xlink:href="http://git-scm.com/figures/18333fig0411-tn.png" xlink:type="simple" xlink:show="embed" xlink:actuate="onLoad"/></draw:frame></text:p>
      <text:p text:style-name="Text_20_body"><text:line-break/>Figura 4-11. Añadirendo un colaborador a tu proyecto.</text:p>
      <text:p text:style-name="Text_20_body">Cuando termines de añadir colaboradores, podrás ver a todos ellos en la lista "Repository Collaborators" (ver Figura 4-12).</text:p>
      <text:p text:style-name="P8"><draw:frame draw:style-name="fr1" draw:name="gráficos60" text:anchor-type="as-char" svg:width="10.213cm" svg:height="4.63cm" draw:z-index="42"><draw:image xlink:href="http://git-scm.com/figures/18333fig0412-tn.png" xlink:type="simple" xlink:show="embed" xlink:actuate="onLoad"/></draw:frame></text:p>
      <text:p text:style-name="Text_20_body"><text:line-break/>Figura 4-12. Lista de colaboradores en tu proyecto.</text:p>
      <text:p text:style-name="Text_20_body">Si deseas revocar el acceso a alguno de ellos, puedes clicar sobre el enlace "revoke", y sus permisos de envio (push) serán revocados. En proyectos futuros, podras incluir también a tu grupo de colaboradores copiando los permisos desde otro proyecto ya existente.</text:p>
      <text:h text:style-name="Heading_20_3" text:outline-level="3"><text:bookmark-start text:name="__RefHeading__21852_721071827"/><text:bookmark text:name="Tu-proyecto"/><text:a xlink:type="simple" xlink:href="http://git-scm.com/book/es/Git-en-un-servidor-Git-en-un-alojamiento-externo#Tu-proyecto">Tu proyecto</text:a><text:bookmark-end text:name="__RefHeading__21852_721071827"/></text:h>
      <text:p text:style-name="Text_20_body">Una vez hayas enviado (push) tu proyecto, o lo hayas importado desde Subversion, tendrás una página principal de proyecto tal como:</text:p>
      <text:p text:style-name="P8"><text:soft-page-break/><draw:frame draw:style-name="fr1" draw:name="gráficos61" text:anchor-type="as-char" svg:width="13.229cm" svg:height="9.26cm" draw:z-index="43"><draw:image xlink:href="http://git-scm.com/figures/18333fig0413-tn.png" xlink:type="simple" xlink:show="embed" xlink:actuate="onLoad"/></draw:frame></text:p>
      <text:p text:style-name="Text_20_body"><text:line-break/>Figura 4-13. Una página principal de proyecto GitHub.</text:p>
      <text:p text:style-name="Text_20_body">Cuando la gente visite tu proyecto, verá esta página. Tiene pestañas que llevan a distintos aspectos del proyecto. La pestaña "Commits" muestra una lista de confirmaciones de cambio, en orden cronológico inverso, de forma similar a la salida del comando 'git log'. La pestaña "Network" muestra una lista de toda la gente que ha bifurcado (forked) tu proyecto y ha contribuido a él. La pestaña "Downloads" permite cargar binarios del proyecto y enlaza con tarballs o versiones comprimidas de cualquier punto marcado (tagged) en tu proyecto. La pestaña "Wiki" enlaza con un espacio wiki donde puedes escribir documentación o cualquier otra información relevante sobre tu proyecto. La pestaña "Graphs" muestra diversas visualizaciones sobre contribuciones y estadísticas de tu proyecto. La pestaña principal "Source" en la que aterrizas cuando llegas al proyecto, muestra un listado de la carpeta principal; y muestra también el contenido del archivo README, si tienes uno en ella. Esta pestaña muestra también un cuadro con información sobre la última confirmación de cambio (commit) realizada en el proyecto.</text:p>
      <text:h text:style-name="Heading_20_3" text:outline-level="3"><text:bookmark-start text:name="__RefHeading__21854_721071827"/><text:bookmark text:name="Bifurcando-proyectos"/><text:a xlink:type="simple" xlink:href="http://git-scm.com/book/es/Git-en-un-servidor-Git-en-un-alojamiento-externo#Bifurcando-proyectos">Bifurcando proyectos</text:a><text:bookmark-end text:name="__RefHeading__21854_721071827"/></text:h>
      <text:p text:style-name="Text_20_body">Si deseas contribuir a un proyecto ya existente, en el que no tengas permisos de envio (push). GitHub recomienda bifurcar el proyecto. Cuando aterrizas en la página de un proyecto que te parece interesante y con el que deseas trastear un poco, puedes clicar sobre el botón "fork" de la cabecera del proyecto; de tal forma que GitHub haga una copia del proyecto a tu cuenta de usuario y puedas así enviar (push) cambios sobre él.</text:p>
      <text:p text:style-name="Text_20_body">De esta forma, los proyectos no han de preocuparse de añadir usuarios como colaboradores para darles acceso de envio (push). La gente puede bifurcar (fork) un proyecto y enviar (push) sobre su propia copia. El gestor del proyecto principal, puede recuperar (pull) esos cambios añadiendo las copias como remotos y fusionando (merge) el trabajo en ellas contenido.</text:p>
      <text:p text:style-name="Text_20_body">Para bifurcar un proyecto, visita su página (en el ejemplo, mojombo/chronic) y clica sobre el botón "fork" de su cabecera (ver Figura 4-14) </text:p>
      <text:p text:style-name="P8"><text:soft-page-break/><draw:frame draw:style-name="fr1" draw:name="gráficos62" text:anchor-type="as-char" svg:width="13.229cm" svg:height="5.08cm" draw:z-index="44"><draw:image xlink:href="http://git-scm.com/figures/18333fig0414-tn.png" xlink:type="simple" xlink:show="embed" xlink:actuate="onLoad"/></draw:frame></text:p>
      <text:p text:style-name="Text_20_body"><text:line-break/>Figura 4-14. Obtener una copia sobre la que escribir, clicando sobre el botón "fork" de un repositorio.</text:p>
      <text:p text:style-name="Text_20_body">Tras unos segundos, serás redirigido a la página del nuevo proyecto; y en ella se verá que este proyecto es una bifuración (fork) de otro existente (ver Figura 4-15).</text:p>
      <text:p text:style-name="P8"><draw:frame draw:style-name="fr1" draw:name="gráficos63" text:anchor-type="as-char" svg:width="12.118cm" svg:height="3.413cm" draw:z-index="45"><draw:image xlink:href="http://git-scm.com/figures/18333fig0415-tn.png" xlink:type="simple" xlink:show="embed" xlink:actuate="onLoad"/></draw:frame></text:p>
      <text:p text:style-name="Text_20_body"><text:line-break/>Figura 4-15. Tu bifurcación (fork) de un proyecto.</text:p>
      <text:h text:style-name="Heading_20_3" text:outline-level="3"><text:bookmark-start text:name="__RefHeading__21856_721071827"/><text:bookmark text:name="Resumen-de-GitHub"/><text:a xlink:type="simple" xlink:href="http://git-scm.com/book/es/Git-en-un-servidor-Git-en-un-alojamiento-externo#Resumen-de-GitHub">Resumen de GitHub</text:a><text:bookmark-end text:name="__RefHeading__21856_721071827"/></text:h>
      <text:p text:style-name="Text_20_body">Esto es todo lo que vamos a ver aquí sobre GitHub, pero merece la pena destacar lo rápido que puedes hacer todo esto. Puedes crear una cuenta, añadir un nuevo proyecto y contribuir a él en cuestión de minutos. Si tu proyecto es de código abierto, puedes tener también una amplia comunidad de desarrolladores que podrán ver tu proyecto, bifurcarlo (fork) y ayudar contribuyendo a él. Y, por último, comentar que esta puede ser una buena manera de iniciarte y comenzar rápidamente a trabajar con Git.</text:p>
      <text:p text:style-name="P4"/>
      <text:h text:style-name="P32" text:outline-level="2"><text:bookmark-start text:name="__RefHeading__2677_2051115327"/>4.10 Recapitulación<text:bookmark-end text:name="__RefHeading__2677_2051115327"/></text:h>
      <text:p text:style-name="Text_20_body">Tienes varias maneras de preparar un repositório remoto Git, de colaborar con otras personas o de compartir tu trabajo.</text:p>
      <text:p text:style-name="Text_20_body">Disponer de tu propio servidor te da pleno control sobre él y te permite trabajar dentro de tu propio cortafuegos. Pero un servidor así suele requerir bastante de tu tiempo para prepararlo y mantenerlo. Si ubicas tus datos en un servidor albergado, será sencillo configurarlo y mantenerlo. Pero tienes que estar dispuesto a mantener tu código en servidores de terceros, cosa que no suele estar permitido en algunas organizaciones.</text:p>
      <text:p text:style-name="Text_20_body">No te será dificil el determinar cual de estas soluciones o combinación de soluciones es apropiada para tí y para tu organización.</text:p>
      <text:p text:style-name="P4"/>
      <text:h text:style-name="P22" text:outline-level="1"><text:bookmark-start text:name="__RefHeading__2681_2051115327"/><text:span text:style-name="T4">5. </text:span>Git en entornos distribuidos<text:bookmark-end text:name="__RefHeading__2681_2051115327"/></text:h>
      <text:p text:style-name="Text_20_body">Ahora que ya tienes un repositorio Git, configurado como punto de trabajo para compartir código entre desarrolladores. Y ahora que ya conoces los comandos básicos de Git para flujos de trabajo locales. Puedes hechar un vistazo a algunos de los flujos de trabajo distribuidos que Git permite.</text:p>
      <text:p text:style-name="Text_20_body">En este capítulo, verás cómo trabajar con Git en un entorno distribuido, bien como colaborador o bien como integrador. Es decir, aprenderás cómo contribuir adecuadamente a un proyecto; de la forma más efectiva posible, tanto para tí, como para quien gestione el proyecto. Y aprenderás también a gestionar proyectos en los que colaboren multiples desarrolladores.</text:p>
      <text:p text:style-name="P4"/>
      <text:h text:style-name="P32" text:outline-level="2"><text:bookmark-start text:name="__RefHeading__2683_2051115327"/>5.1 Flujos de trabajo distribuidos<text:bookmark-end text:name="__RefHeading__2683_2051115327"/></text:h>
      <text:p text:style-name="Text_20_body">Al contrario de otros Sistemas Centralizados de Control de Versiones, (CVCSs, Centralized Version Control Systems), la naturaleza distribuida de Git permite mucha más flexibilidad en la manera de colaborar en proyectos. En los sistemas centralizados, cada desarrollador es un nodo de trabajo; trabajando todos ellos, en pie de igualdad, sobre un mismo repositorio central. En Git, en cambio, cada desarrollador es potencialmente tanto un nodo como un repositorio --es decir, cada desarrollador puede tanto contribuir a otros repositorios, como servir de repositorio público sobre el que otros desarrolladores pueden basar su trabajo y contribuir a él--. Esto abre un enorme rango de posibles formas de trabajo en tu proyecto y/o en tu equipo. Aquí vamos a revisar algunos de los paradigmas más comunes diseñados para sacar ventaja a esta gran flexibilidad. Vamos a repasar las fortalezas y posibles debilidades de cada paradigma. En tu trabajo, podrás elegir solo uno concreto, o podrás mezclar escogiendo funcionalidades concretas de cada uno.</text:p>
      <text:h text:style-name="Heading_20_3" text:outline-level="3"><text:bookmark-start text:name="__RefHeading__21858_721071827"/><text:bookmark text:name="Flujo-de-trabajo-centralizado"/><text:a xlink:type="simple" xlink:href="http://git-scm.com/book/es/Git-en-entornos-distribuidos-Flujos-de-trabajo-distribuidos#Flujo-de-trabajo-centralizado">Flujo de trabajo centralizado</text:a><text:bookmark-end text:name="__RefHeading__21858_721071827"/></text:h>
      <text:p text:style-name="Text_20_body">En los sistemas centralizados, tenemos una única forma de trabajar. Un repositorio o punto central guarda el código fuente; y todo el mundo sincroniza su trabajo con él. Unos cuantos desarrolladores son nodos de trabajo --consumidores de dicho repositorio-- y se sincronizan con dicho punto central. (ver Figura 5-1).</text:p>
      <text:p text:style-name="P8"><draw:frame draw:style-name="fr1" draw:name="gráficos64" text:anchor-type="as-char" svg:width="13.229cm" svg:height="6.615cm" draw:z-index="46"><draw:image xlink:href="http://git-scm.com/figures/18333fig0501-tn.png" xlink:type="simple" xlink:show="embed" xlink:actuate="onLoad"/></draw:frame></text:p>
      <text:p text:style-name="Text_20_body"><text:line-break/>Figura 5-1. Flujo de trabajo centralizado.</text:p>
      <text:p text:style-name="Text_20_body">Esto significa que, si dos desarrolladores clonan desde el punto central, y ambos hacen cambios; tan solo el primero de ellos en enviar sus cambios de vuelta lo podrá hacer limpiamente. El segundo desarrollador deberá fusionar previamente su trabajo con el del primero, antes de <text:soft-page-break/>enviarlo, para evitar el sobreescribir los cambios del primero. Este concepto es también válido en Git, tanto como en Subversion (o cualquier otro CVCS), y puede ser perfectamente utilizado en Git.</text:p>
      <text:p text:style-name="Text_20_body">Si tienes un equipo pequeño o te sientes confortable con un flujo de trabajo centralizado, puedes continuar usando esa forma de trabajo con Git. Solo necesitas disponer un repositorio único, y dar acceso en envio (push) a todo tu equipo. Git se encargará de evitar el que se sobreescriban unos a otros. Si uno de los desarrolladores clona, hace cambios y luego intenta enviarlos; y otro desarrollador ha enviado otros cambios durante ese tiempo; el servidor rechazará los cambios del segundo desarrollador. El sistema le avisará de que está intentando enviar (push) cambios no directos (non-fast-forward changes), y de que no podrá hacerlo hasta que recupere (fetch) y fusione (merge) los cambios preexistentes. Esta forma de trabajar es atractiva para mucha gente, por ser el paradigma con el que están familiarizados y se sienten confortables.</text:p>
      <text:h text:style-name="Heading_20_3" text:outline-level="3"><text:bookmark-start text:name="__RefHeading__21860_721071827"/><text:bookmark text:name="Flujo-de-trabajo-del-Gestor-de-Integraciones"/><text:a xlink:type="simple" xlink:href="http://git-scm.com/book/es/Git-en-entornos-distribuidos-Flujos-de-trabajo-distribuidos#Flujo-de-trabajo-del-Gestor-de-Integraciones">Flujo de trabajo del Gestor-de-Integraciones</text:a><text:bookmark-end text:name="__RefHeading__21860_721071827"/></text:h>
      <text:p text:style-name="Text_20_body">Al permitir multiples repositorios remotos, en Git es posible tener un flujo de trabajo donde cada desarrollador tenga acceso de escritura a su propio repositorio público y acceso de lectura a los repositorios de todos los demás. Habitualmente, este escenario suele incluir un repositorio canónico, representante "oficial" del proyecto. Para contribuir en este tipo de proyecto, crearás tu propio clón público del mismo y enviarás (push) tus cambios a este. Después, enviarás una petición a la persona gestora del proyecto principal, para que recupere y consolide (pull) en él tus cambios. Ella podrá añadir tu repositorio como un remoto, chequear tus cambios localmente, fusionarlos (merge) con su rama y enviarlos (push) de vuelta a su repositorio. El proceso funciona de la siguiente manera (ver Figura 5-2):</text:p>
      <text:list xml:id="list2663904955866651360" text:style-name="L7">
        <text:list-item>
          <text:p text:style-name="P56">La persona gestora del proyecto envia (push) a su repositorio público (repositorio principal). </text:p>
        </text:list-item>
        <text:list-item>
          <text:p text:style-name="P56">Una persona que desea contribuir, clona dicho repositorio y hace algunos cambios. </text:p>
        </text:list-item>
        <text:list-item>
          <text:p text:style-name="P56">La persona colaboradora envia (push) a su propia copia pública. </text:p>
        </text:list-item>
        <text:list-item>
          <text:p text:style-name="P56">Esta persona colaboradora envia a la gestora un correo-e solicitándole recupere e integre los cambios. </text:p>
        </text:list-item>
        <text:list-item>
          <text:p text:style-name="P56">La gestora añade como remoto el repositorio de la colaboradora y fusiona (merge) los cambios localmente. </text:p>
        </text:list-item>
        <text:list-item>
          <text:p text:style-name="P43">La gestora envia (push) los cambios fusionados al repositorio principal. </text:p>
        </text:list-item>
      </text:list>
      <text:p text:style-name="P8"><draw:frame draw:style-name="fr1" draw:name="gráficos65" text:anchor-type="as-char" svg:width="13.229cm" svg:height="5.345cm" draw:z-index="47"><draw:image xlink:href="http://git-scm.com/figures/18333fig0502-tn.png" xlink:type="simple" xlink:show="embed" xlink:actuate="onLoad"/></draw:frame></text:p>
      <text:p text:style-name="Text_20_body"><text:line-break/>Figura 5-2. Flujo de trabajo Gestor-de-Integración.</text:p>
      <text:p text:style-name="Text_20_body">Esta es una forma de trabajo muy común en sitios tales como GitHub, donde es sencillo bifurcar (fork) un proyecto y enviar tus cambios a tu copia, donde cualquiera puede verlos. La principal ventaja de esta forma de trabajar es que puedes continuar trabajando, y la persona gestora del repositorio principal podrá recuperar (pull) tus cambios en cualquier momento. Las personas colaboradoras no tienen por qué esperar a que sus cambios sean incorporados al proyecto, --cada cual puede trabajar a su propio ritmo--.</text:p>
      <text:h text:style-name="Heading_20_3" text:outline-level="3"><text:bookmark-start text:name="__RefHeading__21862_721071827"/><text:bookmark text:name="Flujo-de-trabajo-con-Dictador-y-Tenientes"/><text:soft-page-break/><text:a xlink:type="simple" xlink:href="http://git-scm.com/book/es/Git-en-entornos-distribuidos-Flujos-de-trabajo-distribuidos#Flujo-de-trabajo-con-Dictador-y-Tenientes">Flujo de trabajo con Dictador y Tenientes</text:a><text:bookmark-end text:name="__RefHeading__21862_721071827"/></text:h>
      <text:p text:style-name="Text_20_body">Es una variante del flujo de trabajo con multiples repositorios. Se utiliza generalmente en proyectos muy grandes, con cientos de colaboradores. Un ejemplo muy conocido es el del kernel de Linux. Unos gestores de integración se encargan de partes concretas del repositorio; y se denominan tenientes. Todos los tenientes rinden cuentas a un gestor de integración; conocido como el dictador benevolente. El repositorio del dictador benevolente es el repositorio de referencia, del que recuperan (pull) todos los colaboradores. El proceso funciona como sigue (ver Figura 5-3):</text:p>
      <text:list xml:id="list7746615515834043608" text:style-name="L8">
        <text:list-item>
          <text:p text:style-name="P57">Los desarrolladores habituales trabajan cada uno en su rama puntual y reorganizan (rebase) su trabajo sobre la rama master. La rama master es la del dictador benevolente. </text:p>
        </text:list-item>
        <text:list-item>
          <text:p text:style-name="P57">Los tenienentes fusionan (merge) las ramas puntuales de los desarrolladores sobre su propia rama master. </text:p>
        </text:list-item>
        <text:list-item>
          <text:p text:style-name="P57">El dictador fusiona las ramas master de los tenientes en su propia rama master. </text:p>
        </text:list-item>
        <text:list-item>
          <text:p text:style-name="P44">El dictador envia (push) su rama master al repositorio de referencia, para permitir que los desarrolladores reorganicen (rebase) desde ella. </text:p>
        </text:list-item>
      </text:list>
      <text:p text:style-name="P8"><draw:frame draw:style-name="fr1" draw:name="gráficos66" text:anchor-type="as-char" svg:width="13.229cm" svg:height="9.869cm" draw:z-index="48"><draw:image xlink:href="http://git-scm.com/figures/18333fig0503-tn.png" xlink:type="simple" xlink:show="embed" xlink:actuate="onLoad"/></draw:frame></text:p>
      <text:p text:style-name="Text_20_body"><text:line-break/><text:line-break/>Figura 5-3. Fujo de trabajo del dictador benevolente.</text:p>
      <text:p text:style-name="Text_20_body">Esta manera de trabajar no es muy habitual, pero es muy util en proyectos muy grandes o en organizaciónes fuertemente jerarquizadas. Permite al lider o a la lider del proyecto (el/la dictador/a) delegar gran parte del trabajo; recolectando el fruto de multiples puntos de trabajo antes de integrarlo en el proyecto.</text:p>
      <text:p text:style-name="Text_20_body">Hemos visto algunos de los flujos de trabajo mas comunes permitidos por un sistema distribuido como Git. Pero seguro que habrás comenzado a vislumbrar multiples variaciones que puedan encajar con tu particular forma de trabajar. Espero que a estas alturas estés en condiciones de reconocer la combinación de flujos de trabajo que puede serte util. Vamos a ver algunos ejemplos más específicos, ilustrativos de los roles principales que se presentan en las distintas maneras de trabajar.</text:p>
      <text:p text:style-name="P4"/>
      <text:h text:style-name="P32" text:outline-level="2"><text:bookmark-start text:name="__RefHeading__2685_2051115327"/><text:soft-page-break/>5.2 Contribuyendo a un proyecto<text:bookmark-end text:name="__RefHeading__2685_2051115327"/></text:h>
      <text:p text:style-name="Text_20_body">En estos momentos conoces las diferentes formas de trabajar, y tienes ya un generoso conocimiento de los fundamentos de Git. En esta sección, aprenderás acerca de las formas más habituales de contribuir a un proyecto.</text:p>
      <text:p text:style-name="Text_20_body">El mayor problema al intentar describir este proceso es el gran número de variaciones que se pueden presentar. Por la gran flexibilidad de Git, la gente lo suele utilizar de multiples maneras; siendo problemático intentar describir la forma en que deberías contribuir a un proyecto --cada proyecto tiene sus peculiaridades--. Algunas de las variables a considerar son: la cantidad de colaboradores activos, la forma de trabajo escogida, el nivel de acceso que tengas, y, posiblemente, el sistema de colaboración externa implantado.</text:p>
      <text:p text:style-name="Text_20_body">La primera variable es el número de colaboradores activos. ¿Cuántos usuarios están enviando activamente código a este proyecto?, y ¿con qué frecuencia?. En muchas ocasiones, tendrás dos o tres desarrolladores, con tan solo unas pocas confirmaciones de cambios (commits) diarias; e incluso menos en algunos proyectos durmientes. En proyectos o empresas verdaderamente grandes puedes tener cientos de desarrolladores, con docenas o incluso cientos de parches llegando cada día. Esto es importante, ya que cuantos más desarrolladores haya, mayores serán los problemas para asegurarte de que tu código se integre limpiamente. Los cambios que envies pueden quedar obsoletos o severamente afectados por otros trabajos que han sido integrados previamente mientras tú estabas trabajando o mientras tus cambios aguardaban a ser aprobados para su integración. ¿Cómo puedes mantener consistentemente actualizado tu código, y asegurarte así de que tus parches son válidos? </text:p>
      <text:p text:style-name="Text_20_body">La segunda variable es la forma de trabajo que se utilice para el proyecto. ¿Es centralizado, con iguales derechos de acceso en escritura para cada desarrollador?. ¿Tiene un gestor de integraciones que comprueba todos los parches?. ¿Se revisan y aprueban los parches entre los propios desarrolladores?. ¿Participas en ese proceso de aprobación?. ¿Existe un sistema de tenientes, a los que has de enviar tu trabajo en primer lugar?.</text:p>
      <text:p text:style-name="Text_20_body">La tercera variable es el nivel de acceso que tengas. La forma de trabajar y de contribuir a un proyecto es totalmente diferente dependiendo de si tienes o no acceso de escritura al proyecto. Si no tienes acceso de escritura, ¿cuál es el sistema preferido del proyecto para aceptar contribuciones?. Es más, ¿tiene un sistema para ello?. ¿Con cuánto trabajo contribuyes?. ¿Con qué frecuencia?.</text:p>
      <text:p text:style-name="Text_20_body">Todas estas preguntas afectan a la forma efectiva de contribuir a un proyecto, y a la forma de trabajo que prefieras o esté disponible para tí. Vamos a cubrir ciertos aspectos de todo esto, en una serie de casos de uso; desde los más sencillos hasta los más complejos. A partir de dichos ejemplos, tendrías que ser capaz de construir la forma de trabajo específica que necesites para cada caso.</text:p>
      <text:h text:style-name="Heading_20_3" text:outline-level="3"><text:bookmark-start text:name="__RefHeading__21864_721071827"/>Reglas para las confirmaciones de cambios (commits)<text:bookmark-end text:name="__RefHeading__21864_721071827"/></text:h>
      <text:p text:style-name="Text_20_body">Antes de comenzar a revisar casos de uso específicos, vamos a dar una pincelada sobre los mensajes en las confirmaciones de cambios (commits). Disponer unas reglas claras para crear confirmaciones de cambios, y seguirlas fielmente, facilta enormemente tanto el trabajo con Git y como la colaboración con otras personas. El propio proyecto Git suministra un documento con un gran número de buenas sugerencias sobre la creación de confirmaciones de cambio destinadas a enviar parches --puedes leerlo en el código fuente de Git, en el archivo 'Documentation/SubmittingPatches'--.</text:p>
      <text:p text:style-name="Text_20_body">En primer lugar, no querrás enviar ningún error de espaciado. Git nos permite buscarlos facilmente. Previamente a realizar una confirmación de cambios, lanzar el comando 'git diff --check' para identificar posibles errores de espaciado. Aquí van algunos ejemplos, en los que hemos sustituido las marcas rojas por 'X's:</text:p>
      <text:p text:style-name="Preformatted_20_Text"><text:soft-page-break/><text:span text:style-name="Source_20_Text">$ git diff --check</text:span></text:p>
      <text:p text:style-name="Preformatted_20_Text"><text:span text:style-name="Source_20_Text">lib/simplegit.rb:5: trailing whitespace.</text:span></text:p>
      <text:p text:style-name="Preformatted_20_Text"><text:span text:style-name="Source_20_Text">+ <text:s text:c="3"/>@git_dir = File.expand_path(git_dir)XX</text:span></text:p>
      <text:p text:style-name="Preformatted_20_Text"><text:span text:style-name="Source_20_Text">lib/simplegit.rb:7: trailing whitespace.</text:span></text:p>
      <text:p text:style-name="Preformatted_20_Text"><text:span text:style-name="Source_20_Text">+ XXXXXXXXXXX</text:span></text:p>
      <text:p text:style-name="Preformatted_20_Text"><text:span text:style-name="Source_20_Text">lib/simplegit.rb:26: trailing whitespace.</text:span></text:p>
      <text:p text:style-name="P9"><text:span text:style-name="Source_20_Text">+ <text:s text:c="3"/>def command(git_cmd)XXXX</text:span></text:p>
      <text:p text:style-name="Text_20_body">Lanzando este comando antes de confirmar cambios, puedes estar seguro de si vas o no a incluir problemas de espaciado que puedan molestar a otros desarrolladores.</text:p>
      <text:p text:style-name="Text_20_body">En segundo lugar, intentar hacer de cada confirmación (commit) un grupo lógico e independiente de cambios. Siempre que te sea posible, intenta hacer digeribles tus cambios --no estés trabajando todo el fin de semana, sobre cuatro o cinco asuntos diferentes, y luego confirmes todo junto el lunes--. Aunque no hagas ninguna confirmación durante el fin de semana, el lunes puedes utilizar el área de preparación (staging area) para ir dividiendo tu trabajo y hacer una confirmación de cambios (commit) separada para cada asunto; con un mensaje adecuado para cada una de ellas. Si algunos de los cambios modifican un mismo archivo, utiliza el comando 'git add --patch' para almacenar parcialmente los archivos (tal y como se verá detalladamente en el Capítulo 6). El estado del proyecto al final de cada rama será idéntico si haces una sola confirmación o si haces cinco, en tanto en cuanto todos los cambios estén confirmados en un determinado momento. Por consiguiente, intenta facilitar las cosas a tus compañeros y compañeras desarroladores cuando vayan a revisar tus cambios. Además, esta manera de trabajar facilitará la integración o el descarte individual de alguno de los cambios, en caso de ser necesario. El Capítulo 6 contiene un gran número de trucos para reescribir el historial e ir preparando archivos interactivamente --utilizalos para ayudarte a crear un claro y comprensible historial--.</text:p>
      <text:p text:style-name="Text_20_body">Y, por último, prestar atención al mensaje de confirmación. Si nos acostumbramos a poner siempre mensajes de calidad en las confirmaciones de cambios, facilitaremos en gran medida el trabajo y la colaboración con Git. Como regla general, tus mensajes han de comenzar con una ĺínea, de no más de 50 caracteres, donde se resuma el grupo de cambios; seguida de una línea en blanco; y seguida de una detallada explicación en las líneas siguientes. El proyecto Git obliga a incluir una explicación detallada; incluyendo tus motivaciones para los cambios realizados; y comentarios sobre las diferencias, tras su implementación, respecto del comportamiento anterior del programa. Esta recomendación es una buena regla a seguir. Es también buena idea redactar los mensajes utilizando el imperativo, en tiempo presente. Es decir, dá órdenes. Por ejemplo, en vez de escribir "He añadido comprobaciones para" o "Añadiendo comprobaciones para", utilizar la frase "Añadir comprobaciones para". Como plantilla de referencia, podemos utilizar la que escribió Tim Pope en tpope.net:</text:p>
      <text:p text:style-name="Preformatted_20_Text"><text:span text:style-name="Source_20_Text">Un resumen de cambios, corto (50 caracteres o menos).</text:span></text:p>
      <text:p text:style-name="Preformatted_20_Text"/>
      <text:p text:style-name="Preformatted_20_Text"><text:span text:style-name="Source_20_Text">Seguido de un texto más detallado, si es necesario. <text:s/>Limitando las líneas a 72 caracteres mas o menos. <text:s/>En algunos contextos, la primera línea se tratará como si fuera el asundo de un correo electrónico y el resto del texto como si fuera el cuerpo. <text:s/>La línea en blanco separando el resumen del cuerpo es crítica (a no ser que se omita totalmente el cuerpo); algunas herramientas como 'rebase' pueden tener problemas si no los separas adecuadamente.</text:span></text:p>
      <text:p text:style-name="Preformatted_20_Text"/>
      <text:p text:style-name="Preformatted_20_Text"><text:span text:style-name="Source_20_Text">Los siguientes párrafos van tras la línea en blanco.</text:span></text:p>
      <text:p text:style-name="Preformatted_20_Text"/>
      <text:p text:style-name="Preformatted_20_Text"><text:span text:style-name="Source_20_Text"><text:s/>- Los puntos con bolo también están permitidos.</text:span></text:p>
      <text:p text:style-name="Preformatted_20_Text"/>
      <text:p text:style-name="P9"><text:span text:style-name="Source_20_Text"><text:s/>- Habitualmente se emplea un guión o un asterisco como bolo, seguido de un espacio, con líneas en blanco intermedias; pero las convenciones pueden variar.</text:span></text:p>
      <text:p text:style-name="Text_20_body">Si todas tus confirmaciones de cambio (commit) llevan mensajes de este estilo, facilitarás las cosas tanto para tí como para las personas que trabajen contigo. El proyecto Git tiene los mensajes <text:soft-page-break/>adecuadamente formateados. Te animo a lanzar el comando 'git log --no-merges' en dicho proyecto, para que veas la pinta que tiene un historial de proyecto limpio y claro.</text:p>
      <text:p text:style-name="Text_20_body">En los ejemplos siguientes, y a lo largo de todo este libro, por razones de brevedad no formatearé correctamente los mensajes; sino que emplearé la opción '-m' en los comandos 'git commit'. Observa mis palabras, no mis hechos.</text:p>
      <text:h text:style-name="Heading_20_3" text:outline-level="3"><text:bookmark-start text:name="__RefHeading__21866_721071827"/><text:bookmark text:name="Pequeño-Grupo-Privado"/><text:a xlink:type="simple" xlink:href="http://git-scm.com/book/es/Git-en-entornos-distribuidos-Contribuyendo-a-un-proyecto#Pequeño-Grupo-Privado">Pequeño Grupo Privado</text:a><text:bookmark-end text:name="__RefHeading__21866_721071827"/></text:h>
      <text:p text:style-name="Text_20_body">Lo más simple que te puedes encontrar es un proyecto privado con uno o dos desarrolladores. Por privado, me refiero a código propietario --no disponible para ser leido por el mundo exterior--. Tanto tu como el resto del equipo teneis acceso de envio (push) al repositorio.</text:p>
      <text:p text:style-name="Text_20_body">En un entorno como este, puedes seguir un flujo de trabajo similar al que adoptarías usando Subversion o algún otro sistema centralizado. Sigues disfrutando de ventajas tales como las confirmaciones offline y la mayor simplicidad en las ramificaciones/fusiones. Pero, en el fondo, la forma de trabajar será bastante similar; la mayor diferencia radica en que las fusiones (merge) se hacen en el lado cliente en lugar de en el servidor. Vamos a ver como actuarian dos desarrolladores trabajando conjuntamente en un repositorio compartido. El primero de ellos, John, clona el repositorio, hace algunos cambios y los confirma localmente: (en estos ejemplos estoy sustituyendo los mensajes del protocolo con '...' , para acortarlos)</text:p>
      <text:p text:style-name="Preformatted_20_Text"><text:span text:style-name="Source_20_Text"># John's Machine</text:span></text:p>
      <text:p text:style-name="Preformatted_20_Text"><text:span text:style-name="Source_20_Text">$ git clone john@githost:simplegit.git</text:span></text:p>
      <text:p text:style-name="Preformatted_20_Text"><text:span text:style-name="Source_20_Text">Initialized empty Git repository in /home/john/simplegit/.git/</text:span></text:p>
      <text:p text:style-name="Preformatted_20_Text"><text:span text:style-name="Source_20_Text">...</text:span></text:p>
      <text:p text:style-name="Preformatted_20_Text"><text:span text:style-name="Source_20_Text">$ cd simplegit/</text:span></text:p>
      <text:p text:style-name="Preformatted_20_Text"><text:span text:style-name="Source_20_Text">$ vim lib/simplegit.rb </text:span></text:p>
      <text:p text:style-name="Preformatted_20_Text"><text:span text:style-name="Source_20_Text">$ git commit -am 'removed invalid default value'</text:span></text:p>
      <text:p text:style-name="Preformatted_20_Text"><text:span text:style-name="Source_20_Text">[master 738ee87] removed invalid default value</text:span></text:p>
      <text:p text:style-name="P9"><text:span text:style-name="Source_20_Text"><text:s/>1 files changed, 1 insertions(+), 1 deletions(-)</text:span></text:p>
      <text:p text:style-name="Text_20_body">La segunda desarrolladora, Jessica, hace lo mismo: clona el repositorio y confirma algunos cambios:</text:p>
      <text:p text:style-name="Preformatted_20_Text"><text:span text:style-name="Source_20_Text"># Jessica's Machine</text:span></text:p>
      <text:p text:style-name="Preformatted_20_Text"><text:span text:style-name="Source_20_Text">$ git clone jessica@githost:simplegit.git</text:span></text:p>
      <text:p text:style-name="Preformatted_20_Text"><text:span text:style-name="Source_20_Text">Initialized empty Git repository in /home/jessica/simplegit/.git/</text:span></text:p>
      <text:p text:style-name="Preformatted_20_Text"><text:span text:style-name="Source_20_Text">...</text:span></text:p>
      <text:p text:style-name="Preformatted_20_Text"><text:span text:style-name="Source_20_Text">$ cd simplegit/</text:span></text:p>
      <text:p text:style-name="Preformatted_20_Text"><text:span text:style-name="Source_20_Text">$ vim TODO </text:span></text:p>
      <text:p text:style-name="Preformatted_20_Text"><text:span text:style-name="Source_20_Text">$ git commit -am 'add reset task'</text:span></text:p>
      <text:p text:style-name="Preformatted_20_Text"><text:span text:style-name="Source_20_Text">[master fbff5bc] add reset task</text:span></text:p>
      <text:p text:style-name="P9"><text:span text:style-name="Source_20_Text"><text:s/>1 files changed, 1 insertions(+), 0 deletions(-)</text:span></text:p>
      <text:p text:style-name="Text_20_body">Tras esto, Jessica envia (push) su trabajo al servidor:</text:p>
      <text:p text:style-name="Preformatted_20_Text"><text:span text:style-name="Source_20_Text"># Jessica's Machine</text:span></text:p>
      <text:p text:style-name="Preformatted_20_Text"><text:span text:style-name="Source_20_Text">$ git push origin master</text:span></text:p>
      <text:p text:style-name="Preformatted_20_Text"><text:span text:style-name="Source_20_Text">...</text:span></text:p>
      <text:p text:style-name="Preformatted_20_Text"><text:span text:style-name="Source_20_Text">To jessica@githost:simplegit.git</text:span></text:p>
      <text:p text:style-name="P9"><text:span text:style-name="Source_20_Text"><text:s text:c="3"/>1edee6b..fbff5bc <text:s/>master -&gt; master</text:span></text:p>
      <text:p text:style-name="Text_20_body">John intenta enviar también sus cambios:</text:p>
      <text:p text:style-name="Preformatted_20_Text"><text:span text:style-name="Source_20_Text"># John's Machine</text:span></text:p>
      <text:p text:style-name="Preformatted_20_Text"><text:span text:style-name="Source_20_Text">$ git push origin master</text:span></text:p>
      <text:p text:style-name="Preformatted_20_Text"><text:span text:style-name="Source_20_Text">To john@githost:simplegit.git</text:span></text:p>
      <text:p text:style-name="Preformatted_20_Text"><text:span text:style-name="Source_20_Text"><text:s/>! [rejected] <text:s text:c="7"/>master -&gt; master (non-fast forward)</text:span></text:p>
      <text:p text:style-name="P9"><text:span text:style-name="Source_20_Text">error: failed to push some refs to 'john@githost:simplegit.git'</text:span></text:p>
      <text:p text:style-name="Text_20_body"><text:soft-page-break/>John no puede enviar porque Jessica ha enviado previamente. Entender bien esto es especialmente importante, sobre todo si estás acostumbrado a utilizar Subversion; porque habrás notado que ambos desarrolladores han editado archivos distintos. Mientras que Subversion fusiona automáticamente en el servidor cuando los cambios han sido aplicados sobre archivos distintos, en Git has de fusionar (merge) los cambios localmente. John se vé obligado a recuperar (fetch) los cambios de jessica y a fusionarlos (merge) con los suyos, antes de que se le permita enviar (push):</text:p>
      <text:p text:style-name="Preformatted_20_Text"><text:span text:style-name="Source_20_Text">$ git fetch origin</text:span></text:p>
      <text:p text:style-name="Preformatted_20_Text"><text:span text:style-name="Source_20_Text">...</text:span></text:p>
      <text:p text:style-name="Preformatted_20_Text"><text:span text:style-name="Source_20_Text">From john@githost:simplegit</text:span></text:p>
      <text:p text:style-name="P9"><text:span text:style-name="Source_20_Text"><text:s/>+ 049d078...fbff5bc master <text:s text:c="4"/>-&gt; origin/master</text:span></text:p>
      <text:p text:style-name="Text_20_body">En este punto, el repositorio local de John será algo parecido a la Figura 5-4.</text:p>
      <text:p text:style-name="P8"><draw:frame draw:style-name="fr1" draw:name="gráficos67" text:anchor-type="as-char" svg:width="13.229cm" svg:height="10.689cm" draw:z-index="82"><draw:image xlink:href="http://git-scm.com/figures/18333fig0504-tn.png" xlink:type="simple" xlink:show="embed" xlink:actuate="onLoad"/></draw:frame></text:p>
      <text:p text:style-name="Text_20_body"><text:line-break/>Figura 5-4. El repositorio inicial de John.</text:p>
      <text:p text:style-name="Text_20_body">John tiene una referencia a los cambios enviados por Jessica, pero ha de fusionarlos en su propio trabajo antes de que se le permita enviar:</text:p>
      <text:p text:style-name="Preformatted_20_Text"><text:span text:style-name="Source_20_Text">$ git merge origin/master</text:span></text:p>
      <text:p text:style-name="Preformatted_20_Text"><text:span text:style-name="Source_20_Text">Merge made by recursive.</text:span></text:p>
      <text:p text:style-name="Preformatted_20_Text"><text:span text:style-name="Source_20_Text"><text:s/>TODO | <text:s text:c="3"/>1 +</text:span></text:p>
      <text:p text:style-name="P9"><text:span text:style-name="Source_20_Text"><text:s/>1 files changed, 1 insertions(+), 0 deletions(-)</text:span></text:p>
      <text:p text:style-name="Text_20_body">Si la fusión se realiza sin problemas, el historial de John será algo parecido a la Figura 5-5.</text:p>
      <text:p text:style-name="P8"><text:soft-page-break/><draw:frame draw:style-name="fr1" draw:name="gráficos68" text:anchor-type="as-char" svg:width="13.229cm" svg:height="8.361cm" draw:z-index="83"><draw:image xlink:href="http://git-scm.com/figures/18333fig0505-tn.png" xlink:type="simple" xlink:show="embed" xlink:actuate="onLoad"/></draw:frame></text:p>
      <text:p text:style-name="Text_20_body"><text:line-break/>Figura 5-5. El repositorio de John tras fusionar origin/master.</text:p>
      <text:p text:style-name="Text_20_body">En este momento, John puede comprobar su código para verificar que sigue funcionando correctamente, y luego puede enviar su trabajo al servidor:</text:p>
      <text:p text:style-name="Preformatted_20_Text"><text:span text:style-name="Source_20_Text">$ git push origin master</text:span></text:p>
      <text:p text:style-name="Preformatted_20_Text"><text:span text:style-name="Source_20_Text">...</text:span></text:p>
      <text:p text:style-name="Preformatted_20_Text"><text:span text:style-name="Source_20_Text">To john@githost:simplegit.git</text:span></text:p>
      <text:p text:style-name="P9"><text:span text:style-name="Source_20_Text"><text:s text:c="3"/>fbff5bc..72bbc59 <text:s/>master -&gt; master</text:span></text:p>
      <text:p text:style-name="Text_20_body">Finalmente, el historial de John es algo parecido a la Figura 5-6.</text:p>
      <text:p text:style-name="P8"><draw:frame draw:style-name="fr1" draw:name="gráficos69" text:anchor-type="as-char" svg:width="13.229cm" svg:height="6.218cm" draw:z-index="84"><draw:image xlink:href="http://git-scm.com/figures/18333fig0506-tn.png" xlink:type="simple" xlink:show="embed" xlink:actuate="onLoad"/></draw:frame></text:p>
      <text:p text:style-name="Text_20_body"><text:line-break/>Figura 5-6. El historial de John tras enviar al servidor origen.</text:p>
      <text:p text:style-name="Text_20_body">Mientras tanto, jessica ha seguido trabajando en una rama puntual (topic branch). Ha creado una rama puntual denominada 'issue54' y ha realizado tres confirmaciones de cambios (commit) en dicha rama. Como todavia no ha recuperado los cambios de John, su historial es como se muestra en la Figura 5-7.</text:p>
      <text:p text:style-name="P8"><text:soft-page-break/><draw:frame draw:style-name="fr1" draw:name="gráficos70" text:anchor-type="as-char" svg:width="13.229cm" svg:height="4.048cm" draw:z-index="85"><draw:image xlink:href="http://git-scm.com/figures/18333fig0507-tn.png" xlink:type="simple" xlink:show="embed" xlink:actuate="onLoad"/></draw:frame></text:p>
      <text:p text:style-name="Text_20_body"><text:line-break/>Figura 5-7. Historial inicial de Jessica.</text:p>
      <text:p text:style-name="Text_20_body">Jessica desea sincronizarse con John, para lo cual:</text:p>
      <text:p text:style-name="Preformatted_20_Text"><text:span text:style-name="Source_20_Text"># Jessica's Machine</text:span></text:p>
      <text:p text:style-name="Preformatted_20_Text"><text:span text:style-name="Source_20_Text">$ git fetch origin</text:span></text:p>
      <text:p text:style-name="Preformatted_20_Text"><text:span text:style-name="Source_20_Text">...</text:span></text:p>
      <text:p text:style-name="Preformatted_20_Text"><text:span text:style-name="Source_20_Text">From jessica@githost:simplegit</text:span></text:p>
      <text:p text:style-name="P9"><text:span text:style-name="Source_20_Text"><text:s text:c="3"/>fbff5bc..72bbc59 <text:s/>master <text:s text:c="4"/>-&gt; origin/master</text:span></text:p>
      <text:p text:style-name="Text_20_body">Esto recupera el trabajo enviado por John durante el tiempo en que Jessica estaba trabajando. El historial de Jessica es en estos momentos como se muestra en la figura 5-8.</text:p>
      <text:p text:style-name="P8"><draw:frame draw:style-name="fr1" draw:name="gráficos71" text:anchor-type="as-char" svg:width="13.229cm" svg:height="5.9cm" draw:z-index="86"><draw:image xlink:href="http://git-scm.com/figures/18333fig0508-tn.png" xlink:type="simple" xlink:show="embed" xlink:actuate="onLoad"/></draw:frame></text:p>
      <text:p text:style-name="Text_20_body"><text:line-break/>Figura 5-8. El historial de Jessica tras recuperar los cambios de John.</text:p>
      <text:p text:style-name="Text_20_body">Jessica considera su rama puntual terminada, pero quiere saber lo que debe integrar con su trabajo antes de poder enviarla. Lo comprueba con el comando 'git log':</text:p>
      <text:p text:style-name="Preformatted_20_Text"><text:span text:style-name="Source_20_Text">$ git log --no-merges origin/master ^issue54</text:span></text:p>
      <text:p text:style-name="Preformatted_20_Text"><text:span text:style-name="Source_20_Text">commit 738ee872852dfaa9d6634e0dea7a324040193016</text:span></text:p>
      <text:p text:style-name="Preformatted_20_Text"><text:span text:style-name="Source_20_Text">Author: John Smith &lt;jsmith@example.com&gt;</text:span></text:p>
      <text:p text:style-name="Preformatted_20_Text"><text:span text:style-name="Source_20_Text">Date: <text:s text:c="2"/>Fri May 29 16:01:27 2009 -0700</text:span></text:p>
      <text:p text:style-name="Preformatted_20_Text"/>
      <text:p text:style-name="P9"><text:span text:style-name="Source_20_Text"><text:s text:c="4"/>removed invalid default value</text:span></text:p>
      <text:p text:style-name="Text_20_body">Ahora, jessica puede fusionar (merge) su trabajo de la rama puntual 'issue54' en su rama 'master'l, fusionar (merge) el trabajo de John ('origin/master') en su rama 'master', y enviarla de vuelta al servidor. Primero, se posiciona de nuevo en su rama principal para integrar todo su trabajo:</text:p>
      <text:p text:style-name="Preformatted_20_Text"><text:span text:style-name="Source_20_Text">$ git checkout master</text:span></text:p>
      <text:p text:style-name="Preformatted_20_Text"><text:span text:style-name="Source_20_Text">Switched to branch "master"</text:span></text:p>
      <text:p text:style-name="P9"><text:span text:style-name="Source_20_Text">Your branch is behind 'origin/master' by 2 commits, and can be fast-forwarded.</text:span></text:p>
      <text:p text:style-name="Text_20_body">Puede fusionar primero tanto 'origin/master' o como 'issue54', ya que ambos están aguas arriba. La situación final (snapshot) será la misma, indistintamente del orden elegido; tan solo el historial <text:soft-page-break/>variará ligeramente. Elige fusionar primero 'issue54':</text:p>
      <text:p text:style-name="Preformatted_20_Text"><text:span text:style-name="Source_20_Text">$ git merge issue54</text:span></text:p>
      <text:p text:style-name="Preformatted_20_Text"><text:span text:style-name="Source_20_Text">Updating fbff5bc..4af4298</text:span></text:p>
      <text:p text:style-name="Preformatted_20_Text"><text:span text:style-name="Source_20_Text">Fast forward</text:span></text:p>
      <text:p text:style-name="Preformatted_20_Text"><text:span text:style-name="Source_20_Text"><text:s/>README <text:s text:c="10"/>| <text:s text:c="3"/>1 +</text:span></text:p>
      <text:p text:style-name="Preformatted_20_Text"><text:span text:style-name="Source_20_Text"><text:s/>lib/simplegit.rb | <text:s text:c="3"/>6 +++++-</text:span></text:p>
      <text:p text:style-name="P9"><text:span text:style-name="Source_20_Text"><text:s/>2 files changed, 6 insertions(+), 1 deletions(-)</text:span></text:p>
      <text:p text:style-name="Text_20_body">No hay ningún problema; como puedes observar, es un simple avance rápido (fast-forward). Tras esto, jessica fusiona el trabajo de John ('origin/master'):</text:p>
      <text:p text:style-name="Preformatted_20_Text"><text:span text:style-name="Source_20_Text">$ git merge origin/master</text:span></text:p>
      <text:p text:style-name="Preformatted_20_Text"><text:span text:style-name="Source_20_Text">Auto-merging lib/simplegit.rb</text:span></text:p>
      <text:p text:style-name="Preformatted_20_Text"><text:span text:style-name="Source_20_Text">Merge made by recursive.</text:span></text:p>
      <text:p text:style-name="Preformatted_20_Text"><text:span text:style-name="Source_20_Text"><text:s/>lib/simplegit.rb | <text:s text:c="3"/>2 +-</text:span></text:p>
      <text:p text:style-name="P9"><text:span text:style-name="Source_20_Text"><text:s/>1 files changed, 1 insertions(+), 1 deletions(-)</text:span></text:p>
      <text:p text:style-name="Text_20_body">Todo se integra limpiamente, y el historial de Jessica queda como en la Figura 5-9.</text:p>
      <text:p text:style-name="P8"><draw:frame draw:style-name="fr1" draw:name="gráficos72" text:anchor-type="as-char" svg:width="13.229cm" svg:height="5.133cm" draw:z-index="54"><draw:image xlink:href="http://git-scm.com/figures/18333fig0509-tn.png" xlink:type="simple" xlink:show="embed" xlink:actuate="onLoad"/></draw:frame></text:p>
      <text:p text:style-name="Text_20_body"><text:line-break/>Figura 5-9. El historial de Jessica tras fusionar los cambios de John.</text:p>
      <text:p text:style-name="Text_20_body">En este punto, la rama 'origin/master' es alcanzable desde la rama 'master' de Jessica, permitiendole enviar (push) --asumiendo que John no haya enviado nada más durante ese tiempo--:</text:p>
      <text:p text:style-name="Preformatted_20_Text"><text:span text:style-name="Source_20_Text">$ git push origin master</text:span></text:p>
      <text:p text:style-name="Preformatted_20_Text"><text:span text:style-name="Source_20_Text">...</text:span></text:p>
      <text:p text:style-name="Preformatted_20_Text"><text:span text:style-name="Source_20_Text">To jessica@githost:simplegit.git</text:span></text:p>
      <text:p text:style-name="P9"><text:span text:style-name="Source_20_Text"><text:s text:c="3"/>72bbc59..8059c15 <text:s/>master -&gt; master</text:span></text:p>
      <text:p text:style-name="Text_20_body">Cada desarrollador ha confirmado algunos cambios y ambos han fusionado sus trabajos correctamente; ver Figura 5-10.</text:p>
      <text:p text:style-name="P8"><draw:frame draw:style-name="fr1" draw:name="gráficos73" text:anchor-type="as-char" svg:width="13.229cm" svg:height="5.027cm" draw:z-index="55"><draw:image xlink:href="http://git-scm.com/figures/18333fig0510-tn.png" xlink:type="simple" xlink:show="embed" xlink:actuate="onLoad"/></draw:frame></text:p>
      <text:p text:style-name="Text_20_body"><text:line-break/><text:soft-page-break/>Figura 5-10. El historial de Jessica tras enviar de vuelta todos los cambios al servidor.</text:p>
      <text:p text:style-name="Text_20_body">Este es uno de los flujos de trabajo más simples. Trabajas un rato, normalmente en una rama puntual de un asunto concreto, y la fusionas con tu rama principal cuando la tienes lista para integrar. Cuando deseas compartir ese trabajo, lo fusionas (merge) en tu propia rama 'master'; luego recuperas (fetch) y fusionas (merge) la rama 'origin/master', por si hubiera cambiado; y finalmente envias (push) la rama 'master' de vuelta al servidor. La secuencia general es algo así como la mostrada en la Figura 5-11.</text:p>
      <text:p text:style-name="P8"><draw:frame draw:style-name="fr1" draw:name="gráficos74" text:anchor-type="as-char" svg:width="11.377cm" svg:height="13.388cm" draw:z-index="56"><draw:image xlink:href="http://git-scm.com/figures/18333fig0511-tn.png" xlink:type="simple" xlink:show="embed" xlink:actuate="onLoad"/></draw:frame></text:p>
      <text:p text:style-name="Text_20_body"><text:line-break/>Figura 5-11. Secuencia general de eventos en un flujo de trabajo multidesarrollador simple.</text:p>
      <text:h text:style-name="Heading_20_3" text:outline-level="3"><text:bookmark-start text:name="__RefHeading__21868_721071827"/><text:bookmark text:name="Grupo-Privado-Gestionado"/><text:a xlink:type="simple" xlink:href="http://git-scm.com/book/es/Git-en-entornos-distribuidos-Contribuyendo-a-un-proyecto#Grupo-Privado-Gestionado">Grupo Privado Gestionado</text:a><text:bookmark-end text:name="__RefHeading__21868_721071827"/></text:h>
      <text:p text:style-name="Text_20_body">En este próximo escenario, vamos a hechar un vistazo al rol de colaborador en un gran grupo privado. Aprenderás cómo trabajar en un entorno donde pequeños grupos colaboran en algunas funcionalidades, y luego todas las aportaciones de esos equipos son integradas por otro grupo.</text:p>
      <text:p text:style-name="Text_20_body">Supongamos que John y Jessica trabajan conjuntamente en una funcionalidad, mientras que jessica y Josie trabajan en una segunda funcionalidad. En este caso, la compañia está utilizando un flujo de trabajo del tipo gestor-de-integración, donde el trabajo de algunos grupos individuales es integrado por unos ingenieros concretos; siendo solamente estos últimos quienes pueden actualizar la rama 'master' del repositorio principal. En este escenario, todo el trabajo se realiza en ramas propias de cada grupo y es consolidado por los integradores más tarde.</text:p>
      <text:p text:style-name="Text_20_body">Vamos a seguir el trabajo de Jessica, a medida que trabaja en sus dos funcionalidade; colaborando en paralelo con dos desarrolladores distintos. Suponiendo que tiene su repositorio ya clonado, ella <text:soft-page-break/>decide trabajar primero en la funcionalidad A (featureA). Crea una nueva rama para dicha funcionalidad y trabaja en ella:</text:p>
      <text:p text:style-name="Preformatted_20_Text"><text:span text:style-name="Source_20_Text"># Jessica's Machine</text:span></text:p>
      <text:p text:style-name="Preformatted_20_Text"><text:span text:style-name="Source_20_Text">$ git checkout -b featureA</text:span></text:p>
      <text:p text:style-name="Preformatted_20_Text"><text:span text:style-name="Source_20_Text">Switched to a new branch "featureA"</text:span></text:p>
      <text:p text:style-name="Preformatted_20_Text"><text:span text:style-name="Source_20_Text">$ vim lib/simplegit.rb</text:span></text:p>
      <text:p text:style-name="Preformatted_20_Text"><text:span text:style-name="Source_20_Text">$ git commit -am 'add limit to log function'</text:span></text:p>
      <text:p text:style-name="Preformatted_20_Text"><text:span text:style-name="Source_20_Text">[featureA 3300904] add limit to log function</text:span></text:p>
      <text:p text:style-name="P9"><text:span text:style-name="Source_20_Text"><text:s/>1 files changed, 1 insertions(+), 1 deletions(-)</text:span></text:p>
      <text:p text:style-name="Text_20_body">En ese punto, necesita compartir su trabajo con John, por lo que envia (push) al servidor las confirmaciones (commits) en su rama 'featureA'. Como Jessica no tiene acceso de envio a la rama 'master' --solo los integradores lo tienen--, ha de enviar a alguna otra rama para poder colaborar con John:</text:p>
      <text:p text:style-name="Preformatted_20_Text"><text:span text:style-name="Source_20_Text">$ git push origin featureA</text:span></text:p>
      <text:p text:style-name="Preformatted_20_Text"><text:span text:style-name="Source_20_Text">...</text:span></text:p>
      <text:p text:style-name="Preformatted_20_Text"><text:span text:style-name="Source_20_Text">To jessica@githost:simplegit.git</text:span></text:p>
      <text:p text:style-name="P9"><text:span text:style-name="Source_20_Text"><text:s/>* [new branch] <text:s text:c="5"/>featureA -&gt; featureA</text:span></text:p>
      <text:p text:style-name="Text_20_body">Jessica notifica a John por correo electrónico que ha enviado trabajo a una rama denominada 'featureA' y que puede hecharle un vistazo allí. Mientras espera noticias de John, Jessica decide comenzar a trabajar en la funcionalidad B (featureB) con Josie. Para empezar, arranca una nueva rama puntual, basada en la rama 'master' del servidor:</text:p>
      <text:p text:style-name="Preformatted_20_Text"><text:span text:style-name="Source_20_Text"># Jessica's Machine</text:span></text:p>
      <text:p text:style-name="Preformatted_20_Text"><text:span text:style-name="Source_20_Text">$ git fetch origin</text:span></text:p>
      <text:p text:style-name="Preformatted_20_Text"><text:span text:style-name="Source_20_Text">$ git checkout -b featureB origin/master</text:span></text:p>
      <text:p text:style-name="P9"><text:span text:style-name="Source_20_Text">Switched to a new branch "featureB"</text:span></text:p>
      <text:p text:style-name="Text_20_body">Y realiza un par de confirmaciones de cambios (commits) en la rama 'featureB':</text:p>
      <text:p text:style-name="Preformatted_20_Text"><text:span text:style-name="Source_20_Text">$ vim lib/simplegit.rb</text:span></text:p>
      <text:p text:style-name="Preformatted_20_Text"><text:span text:style-name="Source_20_Text">$ git commit -am 'made the ls-tree function recursive'</text:span></text:p>
      <text:p text:style-name="Preformatted_20_Text"><text:span text:style-name="Source_20_Text">[featureB e5b0fdc] made the ls-tree function recursive</text:span></text:p>
      <text:p text:style-name="Preformatted_20_Text"><text:span text:style-name="Source_20_Text"><text:s/>1 files changed, 1 insertions(+), 1 deletions(-)</text:span></text:p>
      <text:p text:style-name="Preformatted_20_Text"><text:span text:style-name="Source_20_Text">$ vim lib/simplegit.rb</text:span></text:p>
      <text:p text:style-name="Preformatted_20_Text"><text:span text:style-name="Source_20_Text">$ git commit -am 'add ls-files'</text:span></text:p>
      <text:p text:style-name="Preformatted_20_Text"><text:span text:style-name="Source_20_Text">[featureB 8512791] add ls-files</text:span></text:p>
      <text:p text:style-name="P9"><text:span text:style-name="Source_20_Text"><text:s/>1 files changed, 5 insertions(+), 0 deletions(-)</text:span></text:p>
      <text:p text:style-name="Text_20_body">Quedando su repositorio como se muestra en la Figura 5-12</text:p>
      <text:p text:style-name="P8"><text:soft-page-break/><draw:frame draw:style-name="fr1" draw:name="gráficos75" text:anchor-type="as-char" svg:width="13.229cm" svg:height="9.208cm" draw:z-index="57"><draw:image xlink:href="http://git-scm.com/figures/18333fig0512-tn.png" xlink:type="simple" xlink:show="embed" xlink:actuate="onLoad"/></draw:frame></text:p>
      <text:p text:style-name="Text_20_body"><text:line-break/>Figura 5-12. Historial inicial de Jessica.</text:p>
      <text:p text:style-name="Text_20_body">Cuando está preparada para enviar (push) su trabajo, recibe un correo-e de Josie de que ha puesto en el servidor una rama denominada 'featureBee', con algo de trabajo. Jessica necesita fusionar (merge) dichos cambios con los suyos antes de poder enviarlos al servidor. Por tanto, recupera (fetch) los cambios de Josie: </text:p>
      <text:p text:style-name="Preformatted_20_Text"><text:span text:style-name="Source_20_Text">$ git fetch origin</text:span></text:p>
      <text:p text:style-name="Preformatted_20_Text"><text:span text:style-name="Source_20_Text">...</text:span></text:p>
      <text:p text:style-name="Preformatted_20_Text"><text:span text:style-name="Source_20_Text">From jessica@githost:simplegit</text:span></text:p>
      <text:p text:style-name="P9"><text:span text:style-name="Source_20_Text"><text:s/>* [new branch] <text:s text:c="5"/>featureBee -&gt; origin/featureBee</text:span></text:p>
      <text:p text:style-name="Text_20_body">Y los fusiona con su propio trabajo:</text:p>
      <text:p text:style-name="Preformatted_20_Text"><text:span text:style-name="Source_20_Text">$ git merge origin/featureBee</text:span></text:p>
      <text:p text:style-name="Preformatted_20_Text"><text:span text:style-name="Source_20_Text">Auto-merging lib/simplegit.rb</text:span></text:p>
      <text:p text:style-name="Preformatted_20_Text"><text:span text:style-name="Source_20_Text">Merge made by recursive.</text:span></text:p>
      <text:p text:style-name="Preformatted_20_Text"><text:span text:style-name="Source_20_Text"><text:s/>lib/simplegit.rb | <text:s text:c="3"/>4 ++++</text:span></text:p>
      <text:p text:style-name="P9"><text:span text:style-name="Source_20_Text"><text:s/>1 files changed, 4 insertions(+), 0 deletions(-)</text:span></text:p>
      <text:p text:style-name="Text_20_body">Pero hay un pequeño problema, necesita enviar el trabajo fusionado en su rama 'featureB' a la rama 'featureBee' del servidor. Puede hacerlo usando el comando 'git push' e indicando específicamente el nombre de la rama local seguida de dos puntos (:) y seguida del nombre de la rama remota:</text:p>
      <text:p text:style-name="Preformatted_20_Text"><text:span text:style-name="Source_20_Text">$ git push origin featureB:featureBee</text:span></text:p>
      <text:p text:style-name="Preformatted_20_Text"><text:span text:style-name="Source_20_Text">...</text:span></text:p>
      <text:p text:style-name="Preformatted_20_Text"><text:span text:style-name="Source_20_Text">To jessica@githost:simplegit.git</text:span></text:p>
      <text:p text:style-name="P9"><text:span text:style-name="Source_20_Text"><text:s text:c="3"/>fba9af8..cd685d1 <text:s/>featureB -&gt; featureBee</text:span></text:p>
      <text:p text:style-name="Text_20_body">Esto es lo que se denomina un <text:span text:style-name="Emphasis">refspec</text:span>. Puedes ver el Capítulo 9 para una discusión más detallada acerca de los <text:span text:style-name="Emphasis">refspecs</text:span> de Git y los distintos usos que puedes darles.</text:p>
      <text:p text:style-name="Text_20_body">A continuación, John envia un correo-e a jessica comentandole que ha enviado algunos cambios a la rama 'featureA' y pidiendole que los verifique. Ella lanza un 'git fetch' para recuperar dichos cambios:</text:p>
      <text:p text:style-name="Preformatted_20_Text"><text:soft-page-break/><text:span text:style-name="Source_20_Text">$ git fetch origin</text:span></text:p>
      <text:p text:style-name="Preformatted_20_Text"><text:span text:style-name="Source_20_Text">...</text:span></text:p>
      <text:p text:style-name="Preformatted_20_Text"><text:span text:style-name="Source_20_Text">From jessica@githost:simplegit</text:span></text:p>
      <text:p text:style-name="P9"><text:span text:style-name="Source_20_Text"><text:s text:c="3"/>3300904..aad881d <text:s/>featureA <text:s text:c="2"/>-&gt; origin/featureA</text:span></text:p>
      <text:p text:style-name="Text_20_body">A continuación, puede ver las modificaciones realizadas, lanzando el comando 'git log':</text:p>
      <text:p text:style-name="Preformatted_20_Text"><text:span text:style-name="Source_20_Text">$ git log origin/featureA ^featureA</text:span></text:p>
      <text:p text:style-name="Preformatted_20_Text"><text:span text:style-name="Source_20_Text">commit aad881d154acdaeb2b6b18ea0e827ed8a6d671e6</text:span></text:p>
      <text:p text:style-name="Preformatted_20_Text"><text:span text:style-name="Source_20_Text">Author: John Smith &lt;jsmith@example.com&gt;</text:span></text:p>
      <text:p text:style-name="Preformatted_20_Text"><text:span text:style-name="Source_20_Text">Date: <text:s text:c="2"/>Fri May 29 19:57:33 2009 -0700</text:span></text:p>
      <text:p text:style-name="Preformatted_20_Text"/>
      <text:p text:style-name="P9"><text:span text:style-name="Source_20_Text"><text:s text:c="4"/>changed log output to 30 from 25</text:span></text:p>
      <text:p text:style-name="Text_20_body">Para terminar, fusiona el trabajo de John en su propia rama 'featureA':</text:p>
      <text:p text:style-name="Preformatted_20_Text"><text:span text:style-name="Source_20_Text">$ git checkout featureA</text:span></text:p>
      <text:p text:style-name="Preformatted_20_Text"><text:span text:style-name="Source_20_Text">Switched to branch "featureA"</text:span></text:p>
      <text:p text:style-name="Preformatted_20_Text"><text:span text:style-name="Source_20_Text">$ git merge origin/featureA</text:span></text:p>
      <text:p text:style-name="Preformatted_20_Text"><text:span text:style-name="Source_20_Text">Updating 3300904..aad881d</text:span></text:p>
      <text:p text:style-name="Preformatted_20_Text"><text:span text:style-name="Source_20_Text">Fast forward</text:span></text:p>
      <text:p text:style-name="Preformatted_20_Text"><text:span text:style-name="Source_20_Text"><text:s/>lib/simplegit.rb | <text:s text:c="2"/>10 +++++++++-</text:span></text:p>
      <text:p text:style-name="P9"><text:span text:style-name="Source_20_Text">1 files changed, 9 insertions(+), 1 deletions(-)</text:span></text:p>
      <text:p text:style-name="Text_20_body">Jessica realiza algunos ajustes, los confirma (commit) y los envia (push) de vuelta al servidor:</text:p>
      <text:p text:style-name="Preformatted_20_Text"><text:span text:style-name="Source_20_Text">$ git commit -am 'small tweak'</text:span></text:p>
      <text:p text:style-name="Preformatted_20_Text"><text:span text:style-name="Source_20_Text">[featureA ed774b3] small tweak</text:span></text:p>
      <text:p text:style-name="Preformatted_20_Text"><text:span text:style-name="Source_20_Text"><text:s/>1 files changed, 1 insertions(+), 1 deletions(-)</text:span></text:p>
      <text:p text:style-name="Preformatted_20_Text"><text:span text:style-name="Source_20_Text">$ git push origin featureA</text:span></text:p>
      <text:p text:style-name="Preformatted_20_Text"><text:span text:style-name="Source_20_Text">...</text:span></text:p>
      <text:p text:style-name="Preformatted_20_Text"><text:span text:style-name="Source_20_Text">To jessica@githost:simplegit.git</text:span></text:p>
      <text:p text:style-name="P9"><text:span text:style-name="Source_20_Text"><text:s text:c="3"/>3300904..ed774b3 <text:s/>featureA -&gt; featureA</text:span></text:p>
      <text:p text:style-name="Text_20_body">Quedando su historial como se muestra en la Figura 5-13.</text:p>
      <text:p text:style-name="P8"><draw:frame draw:style-name="fr1" draw:name="gráficos76" text:anchor-type="as-char" svg:width="13.229cm" svg:height="9.234cm" draw:z-index="58"><draw:image xlink:href="http://git-scm.com/figures/18333fig0513-tn.png" xlink:type="simple" xlink:show="embed" xlink:actuate="onLoad"/></draw:frame></text:p>
      <text:p text:style-name="Text_20_body"><text:line-break/>Figura 5-13. El historial de Jessica después de confirmar cambios en una rama puntual.</text:p>
      <text:p text:style-name="Text_20_body"><text:soft-page-break/>Jessica, Josie y John informan a los integradores de que las ramas 'featureA' y 'featureBee' del servidor están preparadas para su integración con la línea principal del programa. Despues de que dichas ramas sean integradas en la línea principal, una recuperación (fetch) traerá de vuelta las confirmaciones de cambios de las integraciones (merge commits), dejando un historial como el mostrado en la Figura 5-14.</text:p>
      <text:p text:style-name="P8"><draw:frame draw:style-name="fr1" draw:name="gráficos77" text:anchor-type="as-char" svg:width="13.229cm" svg:height="8.096cm" draw:z-index="59"><draw:image xlink:href="http://git-scm.com/figures/18333fig0514-tn.png" xlink:type="simple" xlink:show="embed" xlink:actuate="onLoad"/></draw:frame></text:p>
      <text:p text:style-name="Text_20_body"><text:line-break/>Figura 5-14. El historial de Jessica tras fusionar sus dos ramas puntuales.</text:p>
      <text:p text:style-name="Text_20_body">Muchos grupos se están pasando a trabajar con Git, debido a su habilidad para mantener multiples equipos trabajando en paralelo, fusionando posteriormente las diferentes líneas de trabajo. La habilidad para que pequeños subgrupos de un equipo colaboren a través de ramas remotas, sin necesidad de tener en cuenta o de perturbar el equipo completo, es un gran beneficio de trabajar con Git. La secuencia del flujo de trabajo que hemos visto es algo así como lo mostrado en la Figura 5-15.</text:p>
      <text:p text:style-name="P8"><text:soft-page-break/><draw:frame draw:style-name="fr1" draw:name="gráficos78" text:anchor-type="as-char" svg:width="13.229cm" svg:height="14.711cm" draw:z-index="60"><draw:image xlink:href="http://git-scm.com/figures/18333fig0515-tn.png" xlink:type="simple" xlink:show="embed" xlink:actuate="onLoad"/></draw:frame></text:p>
      <text:p text:style-name="Text_20_body"><text:line-break/>Figura 5-15. Secuencia básica de este flujo de trabajo en equipo gestionado.</text:p>
      <text:h text:style-name="Heading_20_3" text:outline-level="3"><text:bookmark-start text:name="__RefHeading__21870_721071827"/><text:bookmark text:name="Pequeño-Proyecto-Público"/><text:a xlink:type="simple" xlink:href="http://git-scm.com/book/es/Git-en-entornos-distribuidos-Contribuyendo-a-un-proyecto#Pequeño-Proyecto-Público">Pequeño Proyecto Público</text:a><text:bookmark-end text:name="__RefHeading__21870_721071827"/></text:h>
      <text:p text:style-name="Text_20_body">Contribuir a proyectos públicos es ligeramente diferente. Ya que no tendrás permisos para actualizar ramas directamente sobre el proyecto, has de enviar el trabajo a los gestores de otra manera. En este primer ejemplo, veremos cómo contribuir a través de bifurcaciones (forks) en servidores Git que soporten dichas bifurcaciones. Los sitios como repo.or.cz ó GitHub permiten realizar esto, y muchos gestores de proyectos esperan este estilo de contribución. En la siguiente sección, veremos el caso de los proyectos que prefieren aceptar contribuciones a través del correo electrónico.</text:p>
      <text:p text:style-name="Text_20_body">Para empezar, problemente desees clonar el repositorio principal, crear una rama puntual para el parche con el que piensas contribuir, y ponerte a trabajar sobre ella. La secuencia será algo parecido a esto:</text:p>
      <text:p text:style-name="Preformatted_20_Text"><text:span text:style-name="Source_20_Text">$ git clone (url)</text:span></text:p>
      <text:p text:style-name="Preformatted_20_Text"><text:span text:style-name="Source_20_Text">$ cd project</text:span></text:p>
      <text:p text:style-name="Preformatted_20_Text"><text:span text:style-name="Source_20_Text">$ git checkout -b featureA</text:span></text:p>
      <text:p text:style-name="Preformatted_20_Text"><text:span text:style-name="Source_20_Text">$ (work)</text:span></text:p>
      <text:p text:style-name="Preformatted_20_Text"><text:span text:style-name="Source_20_Text">$ git commit</text:span></text:p>
      <text:p text:style-name="Preformatted_20_Text"><text:span text:style-name="Source_20_Text">$ (work)</text:span></text:p>
      <text:p text:style-name="P9"><text:span text:style-name="Source_20_Text">$ git commit</text:span></text:p>
      <text:p text:style-name="Text_20_body"><text:soft-page-break/>Puedes querer utilizar 'rebase -i' para reducir tu trabajo a una sola confirmación de cambios (commit), o reorganizar el trabajo en las diversas confirmaciones para facilitar la revisión de parche por parte del gestor del proyecto --ver el Capítulo 6 para más detalles sobre reorganizaciones interactivas--.</text:p>
      <text:p text:style-name="Text_20_body">Cuando el trabajo en tu rama puntual está terminado y estás listo para enviarlo al gestor del proyecto, vete a la página del proyecto original y clica sobre el botón "Fork" (bifurcar), para crear así tu propia copia editable del proyecto. Tendrás que añadir la URL a este nuevo repositorio como un segundo remoto, y en este caso lo denominaremos 'myfork':</text:p>
      <text:p text:style-name="P9"><text:span text:style-name="Source_20_Text">$ git remote add myfork (url)</text:span></text:p>
      <text:p text:style-name="Text_20_body">Tu trabajo lo enviarás (push) a este segundo remoto. Es más sencillo enviar (push) directamente la rama puntual sobre la que estás trabajando, en lugar de fusionarla (merge) previamente con tu rama principal y enviar esta última. Y la razón para ello es que, si el trabajo no es aceptado o se integra solo parcialmente, no tendrás que rebobinar tu rama principal. Si el gestor del proyecto fusiona (merge), reorganiza (rebase) o integra solo parcialmente tu trabajo, aún podrás recuperarlo de vuelta a través de su repositorio:</text:p>
      <text:p text:style-name="P9"><text:span text:style-name="Source_20_Text">$ git push myfork featureA</text:span></text:p>
      <text:p text:style-name="Text_20_body">Tras enviar (push) tu trabajo a tu copia bifurcada (fork), has de notificarselo al gestor del proyecto. Normalmente se suele hacer a través de una solicitud de recuperación/integración (pull request). La puedes generar directamente desde el sitio web, --GitHub tiene un botón "pull request" que notifica automáticamente al gestor--, o puedes lanzar el comando 'git request-pull' y enviar manualmente su salida por correo electrónico al gestor del proyecto.</text:p>
      <text:p text:style-name="Text_20_body">Este comando 'request-pull' compara la rama base donde deseas que se integre tu rama puntual y el repositorio desde cuya URL deseas que se haga, para darte un resumen de todos los cambios que deseas integrar. Por ejemplo, si Jessica quiere enviar a John una solicitud de recuperación, y ha realizado dos confirmaciones de cambios sobre la rama puntual que desea enviar, lanzará los siguientes comandos:</text:p>
      <text:p text:style-name="Preformatted_20_Text"><text:span text:style-name="Source_20_Text">$ git request-pull origin/master myfork</text:span></text:p>
      <text:p text:style-name="Preformatted_20_Text"><text:span text:style-name="Source_20_Text">The following changes since commit 1edee6b1d61823a2de3b09c160d7080b8d1b3a40:</text:span></text:p>
      <text:p text:style-name="Preformatted_20_Text"><text:span text:style-name="Source_20_Text"><text:s text:c="2"/>John Smith (1):</text:span></text:p>
      <text:p text:style-name="Preformatted_20_Text"><text:span text:style-name="Source_20_Text"><text:s text:c="8"/>added a new function</text:span></text:p>
      <text:p text:style-name="Preformatted_20_Text"/>
      <text:p text:style-name="Preformatted_20_Text"><text:span text:style-name="Source_20_Text">are available in the git repository at:</text:span></text:p>
      <text:p text:style-name="Preformatted_20_Text"/>
      <text:p text:style-name="Preformatted_20_Text"><text:span text:style-name="Source_20_Text"><text:s text:c="2"/>git://githost/simplegit.git featureA</text:span></text:p>
      <text:p text:style-name="Preformatted_20_Text"/>
      <text:p text:style-name="Preformatted_20_Text"><text:span text:style-name="Source_20_Text">Jessica Smith (2):</text:span></text:p>
      <text:p text:style-name="Preformatted_20_Text"><text:span text:style-name="Source_20_Text"><text:s text:c="6"/>add limit to log function</text:span></text:p>
      <text:p text:style-name="Preformatted_20_Text"><text:span text:style-name="Source_20_Text"><text:s text:c="6"/>change log output to 30 from 25</text:span></text:p>
      <text:p text:style-name="Preformatted_20_Text"/>
      <text:p text:style-name="Preformatted_20_Text"><text:span text:style-name="Source_20_Text"><text:s/>lib/simplegit.rb | <text:s text:c="2"/>10 +++++++++-</text:span></text:p>
      <text:p text:style-name="P9"><text:span text:style-name="Source_20_Text"><text:s/>1 files changed, 9 insertions(+), 1 deletions(-)</text:span></text:p>
      <text:p text:style-name="Text_20_body">Esta salida puede ser enviada al gestor del proyecto, --le indica el punto donde se ramificó, resume las confirmaciones de cambio, y le dice desde dónde recuperar estos cambios--.</text:p>
      <text:p text:style-name="Text_20_body">En un proyecto del que no seas gestor, suele ser más sencillo tener una rama tal como 'master' siguiendo siempre a la rama 'origin/master'; mientras realizas todo tu trabajo en otras ramas puntuales, que podrás descartar facilmente en caso de que alguna de ellas sea rechazada. Manteniendo el trabajo de distintos temas aislados en sus respectivas ramas puntuales, te facilitas también el poder reorganizar tu trabajo si la cabeza del repositorio principal se mueve mientras tanto y tus confirmaciones de cambio (commits) ya no se pueden integrar limpiamente. Por ejemplo, si deseas contribuir al proyecto en un segundo tema, no continues trabajando sobre la <text:soft-page-break/>rama puntual que acabas de enviar; comienza una nueva rama puntual desde la rama 'master' del repositorio principal: </text:p>
      <text:p text:style-name="Preformatted_20_Text"><text:span text:style-name="Source_20_Text">$ git checkout -b featureB origin/master</text:span></text:p>
      <text:p text:style-name="Preformatted_20_Text"><text:span text:style-name="Source_20_Text">$ (work)</text:span></text:p>
      <text:p text:style-name="Preformatted_20_Text"><text:span text:style-name="Source_20_Text">$ git commit</text:span></text:p>
      <text:p text:style-name="Preformatted_20_Text"><text:span text:style-name="Source_20_Text">$ git push myfork featureB</text:span></text:p>
      <text:p text:style-name="Preformatted_20_Text"><text:span text:style-name="Source_20_Text">$ (email maintainer)</text:span></text:p>
      <text:p text:style-name="P9"><text:span text:style-name="Source_20_Text">$ git fetch origin</text:span></text:p>
      <text:p text:style-name="Text_20_body">De esta forma, cada uno de los temas está aislado dentro de un silo, --similar a una cola de parches--; permitiendote reescribir, reorganizar y modificar cada uno de ellos sin interferir ni crear interdependencias entre ellos.</text:p>
      <text:p text:style-name="P8"><draw:frame draw:style-name="fr1" draw:name="gráficos79" text:anchor-type="as-char" svg:width="13.229cm" svg:height="6.906cm" draw:z-index="61"><draw:image xlink:href="http://git-scm.com/figures/18333fig0516-tn.png" xlink:type="simple" xlink:show="embed" xlink:actuate="onLoad"/></draw:frame></text:p>
      <text:p text:style-name="Text_20_body"><text:line-break/>Figura 5-16. Historial inicial con el trabajo de la funcionalidad B.</text:p>
      <text:p text:style-name="Text_20_body">Supongamos que el gestor del proyecto ha recuperado e integrado un grupo de otros parches y después lo intenta con tu primer parche, viendo que no se integra limpiamente. En este caso, puedes intentar reorganizar (rebase) tu parche sobre 'origin/master', arreglar los conflictos y volver a enviar tus cambios:</text:p>
      <text:p text:style-name="Preformatted_20_Text"><text:span text:style-name="Source_20_Text">$ git checkout featureA</text:span></text:p>
      <text:p text:style-name="Preformatted_20_Text"><text:span text:style-name="Source_20_Text">$ git rebase origin/master</text:span></text:p>
      <text:p text:style-name="P9"><text:span text:style-name="Source_20_Text">$ git push –f myfork featureA</text:span></text:p>
      <text:p text:style-name="Text_20_body">Esto reescribe tu historial, quedando como se vé en la Figura 5-17.</text:p>
      <text:p text:style-name="P8"><draw:frame draw:style-name="fr1" draw:name="gráficos80" text:anchor-type="as-char" svg:width="13.229cm" svg:height="5.98cm" draw:z-index="62"><draw:image xlink:href="http://git-scm.com/figures/18333fig0517-tn.png" xlink:type="simple" xlink:show="embed" xlink:actuate="onLoad"/></draw:frame></text:p>
      <text:p text:style-name="Text_20_body"><text:line-break/><text:soft-page-break/>Figura 5-17. Historial tras el trabajo en la funcionalidad A.</text:p>
      <text:p text:style-name="Text_20_body">Debido a que has reorganizado (rebase) tu rama de trabajo, tienes que indicar la opción '-f' en tu comando de envio (push), para permitir que la rama 'featureA' del servidor sea reemplazada por una confirmación de cambios (commit) que no es hija suya. Una alternativa podría ser el enviar (push) este nuevo trabajo a una rama diferente del servidor (por ejemplo a 'featureAv2').</text:p>
      <text:p text:style-name="Text_20_body">Vamos a ver otro posible escenario: el gestor del proyecto ha revisado tu trabajo en la segunda rama y le ha gustado el concepto, pero desea que cambies algunos detalles de la implementación. Puedes aprovechar también esta oportunidad para mover el trabajo y actualizarlo sobre la actual rama 'master' del proyecto. Para ello, inicias una nueva rama basada en la actual 'origin/master', aplicas (squash) sobre ella los cambios de 'featureB', resuelves los posibles conflictos que se pudieran presentar, realizas los cambios en los detalles, y la envias de vuelta como una nueva rama:</text:p>
      <text:p text:style-name="Preformatted_20_Text"><text:span text:style-name="Source_20_Text">$ git checkout -b featureBv2 origin/master</text:span></text:p>
      <text:p text:style-name="Preformatted_20_Text"><text:span text:style-name="Source_20_Text">$ git merge --no-commit --squash featureB</text:span></text:p>
      <text:p text:style-name="Preformatted_20_Text"><text:span text:style-name="Source_20_Text">$ (change implementation)</text:span></text:p>
      <text:p text:style-name="Preformatted_20_Text"><text:span text:style-name="Source_20_Text">$ git commit</text:span></text:p>
      <text:p text:style-name="P9"><text:span text:style-name="Source_20_Text">$ git push myfork featureBv2</text:span></text:p>
      <text:p text:style-name="Text_20_body">La opción '--squash' coge todo el trabajo en la rama fusionada y lo aplica, en una sola confirmación de cambios sin fusión (no-merge commit), sobre la rama en la que estés situado. La opción '--no-commit' indica a Git que no debe registrar automáticamente una confirmación de cambios. Esto te permitirá el aplicar todos los cambios de la otra rama y después hacer más cambios, antes de guardarlos todos ellos en una nueva confirmación (commit).</text:p>
      <text:p text:style-name="Text_20_body">En estos momentos, puedes notificar al gestor del proyecto que has realizado todos los cambios solicitados y que los puede encontrar en tu rama 'featureBv2' (ver Figura 5-18).</text:p>
      <text:p text:style-name="P8"><draw:frame draw:style-name="fr1" draw:name="gráficos81" text:anchor-type="as-char" svg:width="13.229cm" svg:height="6.297cm" draw:z-index="63"><draw:image xlink:href="http://git-scm.com/figures/18333fig0518-tn.png" xlink:type="simple" xlink:show="embed" xlink:actuate="onLoad"/></draw:frame></text:p>
      <text:p text:style-name="Text_20_body"><text:line-break/>Figura 5-18. Historial tras el trabajo en la versión 2 de la funcionalidad B.</text:p>
      <text:h text:style-name="Heading_20_3" text:outline-level="3"><text:bookmark-start text:name="__RefHeading__21872_721071827"/><text:bookmark text:name="Proyecto-Público-Grande"/><text:a xlink:type="simple" xlink:href="http://git-scm.com/book/es/Git-en-entornos-distribuidos-Contribuyendo-a-un-proyecto#Proyecto-Público-Grande">Proyecto Público Grande</text:a><text:bookmark-end text:name="__RefHeading__21872_721071827"/></text:h>
      <text:p text:style-name="Text_20_body">Muchos grandes proyectos suelen tener establecidos los procedimientos para aceptar parches; --es necesario que compruebes las normas específicas para cada proyecto, ya que pueden variar de uno a otro--. De todas formas, muchos de los proyectos públicos más grandes aceptar parches a través de una lista de correo electrónico, por lo que veremos un ejemplo de dicho procedimiento.</text:p>
      <text:p text:style-name="Text_20_body">El flujo de trabajo es similar a los casos de uso vistos anteriormente; --creando ramas puntuales para cada serie de parches en los que vayas a trabajar--. La diferencia está en la forma de enviarlos al proyecto. En lugar de bifurcar (fork) el proyecto y enviar a tu propia copia editable, generarás correos electrónicos para cada serie de parches y os enviarás a la lista de correo.</text:p>
      <text:p text:style-name="Preformatted_20_Text"><text:span text:style-name="Source_20_Text">$ git checkout -b topicA</text:span></text:p>
      <text:p text:style-name="Preformatted_20_Text"><text:soft-page-break/><text:span text:style-name="Source_20_Text">$ (work)</text:span></text:p>
      <text:p text:style-name="Preformatted_20_Text"><text:span text:style-name="Source_20_Text">$ git commit</text:span></text:p>
      <text:p text:style-name="Preformatted_20_Text"><text:span text:style-name="Source_20_Text">$ (work)</text:span></text:p>
      <text:p text:style-name="P9"><text:span text:style-name="Source_20_Text">$ git commit</text:span></text:p>
      <text:p text:style-name="Text_20_body">Tienes dos confirmaciones de cambios (commits) a enviar a la lista de correo. Utilizarás el comando <text:span text:style-name="Source_20_Text">git format-patch</text:span> para generar archivos formateados para poder ser enviados por correo electrónico. Este comando convierte cada confirmación de cambios (commit) en un mensaje de correo; con la primera línea del mensaje de confirmación puesto como asunto, y el resto del mensaje mas el parche como cuerpo. Lo bonito de este procedimiento es que, al aplicar un parche desde un correo electrónico generado por <text:span text:style-name="Source_20_Text">format-patch</text:span>, se preserva íntegramente la información de la confirmación de cambios (commit). Lo veremos más adelante, en la próxima sección, cuando veamos como aplicarlos:</text:p>
      <text:p text:style-name="Preformatted_20_Text"><text:span text:style-name="Source_20_Text">$ git format-patch -M origin/master</text:span></text:p>
      <text:p text:style-name="Preformatted_20_Text"><text:span text:style-name="Source_20_Text">0001-add-limit-to-log-function.patch</text:span></text:p>
      <text:p text:style-name="P9"><text:span text:style-name="Source_20_Text">0002-changed-log-output-to-30-from-25.patch</text:span></text:p>
      <text:p text:style-name="Text_20_body">El comando <text:span text:style-name="Source_20_Text">format-patch</text:span> lista los nombres de los archivos de parche que crea. La opción <text:span text:style-name="Source_20_Text">-M</text:span> indica a Git que ha de mirar por si hay algo renombrado. Los archivos serán algo como:</text:p>
      <text:p text:style-name="Preformatted_20_Text"><text:span text:style-name="Source_20_Text">$ cat 0001-add-limit-to-log-function.patch </text:span></text:p>
      <text:p text:style-name="Preformatted_20_Text"><text:span text:style-name="Source_20_Text">From 330090432754092d704da8e76ca5c05c198e71a8 Mon Sep 17 00:00:00 2001</text:span></text:p>
      <text:p text:style-name="Preformatted_20_Text"><text:span text:style-name="Source_20_Text">From: Jessica Smith &lt;jessica@example.com&gt;</text:span></text:p>
      <text:p text:style-name="Preformatted_20_Text"><text:span text:style-name="Source_20_Text">Date: Sun, 6 Apr 2008 10:17:23 -0700</text:span></text:p>
      <text:p text:style-name="Preformatted_20_Text"><text:span text:style-name="Source_20_Text">Subject: [PATCH 1/2] add limit to log function</text:span></text:p>
      <text:p text:style-name="Preformatted_20_Text"/>
      <text:p text:style-name="Preformatted_20_Text"><text:span text:style-name="Source_20_Text">Limit log functionality to the first 20Limit log functionality to the first 20Limit log functionality to the first 20</text:span></text:p>
      <text:p text:style-name="Preformatted_20_Text"/>
      <text:p text:style-name="Preformatted_20_Text"><text:span text:style-name="Source_20_Text">---</text:span></text:p>
      <text:p text:style-name="Preformatted_20_Text"><text:span text:style-name="Source_20_Text"><text:s/>lib/simplegit.rb | <text:s text:c="3"/>2 +-</text:span></text:p>
      <text:p text:style-name="Preformatted_20_Text"><text:span text:style-name="Source_20_Text"><text:s/>1 files changed, 1 insertions(+), 1 deletions(-)</text:span></text:p>
      <text:p text:style-name="Preformatted_20_Text"/>
      <text:p text:style-name="Preformatted_20_Text"><text:span text:style-name="Source_20_Text">diff --git a/lib/simplegit.rb b/lib/simplegit.rb</text:span></text:p>
      <text:p text:style-name="Preformatted_20_Text"><text:span text:style-name="Source_20_Text">index 76f47bc..f9815f1 100644</text:span></text:p>
      <text:p text:style-name="Preformatted_20_Text"><text:span text:style-name="Source_20_Text">--- a/lib/simplegit.rb</text:span></text:p>
      <text:p text:style-name="Preformatted_20_Text"><text:span text:style-name="Source_20_Text">+++ b/lib/simplegit.rb</text:span></text:p>
      <text:p text:style-name="Preformatted_20_Text"><text:span text:style-name="Source_20_Text">@@ -14,7 +14,7 @@ class SimpleGit</text:span></text:p>
      <text:p text:style-name="Preformatted_20_Text"><text:span text:style-name="Source_20_Text"><text:s text:c="3"/>end</text:span></text:p>
      <text:p text:style-name="Preformatted_20_Text"/>
      <text:p text:style-name="Preformatted_20_Text"><text:span text:style-name="Source_20_Text"><text:s text:c="3"/>def log(treeish = 'master')</text:span></text:p>
      <text:p text:style-name="Preformatted_20_Text"><text:span text:style-name="Source_20_Text">- <text:s text:c="3"/>command("git log #{treeish}")</text:span></text:p>
      <text:p text:style-name="Preformatted_20_Text"><text:span text:style-name="Source_20_Text">+ <text:s text:c="3"/>command("git log -n 20 #{treeish}")</text:span></text:p>
      <text:p text:style-name="Preformatted_20_Text"><text:span text:style-name="Source_20_Text"><text:s text:c="3"/>end</text:span></text:p>
      <text:p text:style-name="Preformatted_20_Text"/>
      <text:p text:style-name="Preformatted_20_Text"><text:span text:style-name="Source_20_Text"><text:s text:c="3"/>def ls_tree(treeish = 'master')</text:span></text:p>
      <text:p text:style-name="Preformatted_20_Text"><text:span text:style-name="Source_20_Text">-- </text:span></text:p>
      <text:p text:style-name="P9"><text:span text:style-name="Source_20_Text">1.6.2.rc1.20.g8c5b.dirty</text:span></text:p>
      <text:p text:style-name="Text_20_body">Puedes incluso editar esos archivos de parche, para añadirles más información , específica para la lista de correo, y que no desees mostrar en el propio mensaje de la confirmación de cambios. Si añades texto entre la línea que comienza por <text:span text:style-name="Source_20_Text">--</text:span> y el comienzo del parche (la línea <text:span text:style-name="Source_20_Text">lib/simplegit.rb</text:span>). Los desarrolladores de la lista de correo podrán leerlo. Pero será ignorado al aplicar el parche al proyecto.</text:p>
      <text:p text:style-name="Text_20_body">Para enviar estos archivos a la lista de correo,puedes tanto pegar directamente el archivo en tu programa de correo electrónico, como enviarlo a través de algún programa basado en línea de comandos. Pegar el texto directamente suele causar problemas de formato. Especialmente con los <text:soft-page-break/>clientes de correo más "inteligentes", que no preservan adecuadamente los saltos de línea y otros espaciados. Afortunadamente, Git suministra una herramienta que nos puede ser de gran ayuda para enviar parches correctamente formateados a través de protocolo IMAP, facilitandonos así las cosas. Voy a indicar cómo enviar un parche usando Gmail, que da la casualidad de que es el agente de correo utilizado por mí. En el final del anteriormente citado documento, <text:span text:style-name="Source_20_Text">Documentation/SubmittingPatches</text:span>, puedes leer instrucciones detalladas para otros agentes de correo.</text:p>
      <text:p text:style-name="Text_20_body">Lo primero es configurar correctamente el apartado imap de tu archivo <text:span text:style-name="Source_20_Text">~/.gitconfig</text:span>. Puedes ir ajustando cada valor individualmente, a través de comandos <text:span text:style-name="Source_20_Text">git config</text:span>; o puedes añadirlos todos manualmente. Pero, al final, tu archivo de configuración ha de quedar más o menos como esto:</text:p>
      <text:p text:style-name="Preformatted_20_Text"><text:span text:style-name="Source_20_Text">[imap]</text:span></text:p>
      <text:p text:style-name="Preformatted_20_Text"><text:span text:style-name="Source_20_Text"><text:s text:c="2"/>folder = "[Gmail]/Drafts"</text:span></text:p>
      <text:p text:style-name="Preformatted_20_Text"><text:span text:style-name="Source_20_Text"><text:s text:c="2"/>host = imaps://imap.gmail.com</text:span></text:p>
      <text:p text:style-name="Preformatted_20_Text"><text:span text:style-name="Source_20_Text"><text:s text:c="2"/>user = user@gmail.com</text:span></text:p>
      <text:p text:style-name="Preformatted_20_Text"><text:span text:style-name="Source_20_Text"><text:s text:c="2"/>pass = p4ssw0rd</text:span></text:p>
      <text:p text:style-name="Preformatted_20_Text"><text:span text:style-name="Source_20_Text"><text:s text:c="2"/>port = 993</text:span></text:p>
      <text:p text:style-name="P9"><text:span text:style-name="Source_20_Text"><text:s text:c="2"/>sslverify = false</text:span></text:p>
      <text:p text:style-name="Text_20_body">Las dos últimas líneas probablente no sean necesarias si tu servidor IMAP no utiliza SSL; y, en ese caso, el valor para <text:span text:style-name="Source_20_Text">host</text:span> deberá de ser <text:span text:style-name="Source_20_Text">imap://</text:span> en lugar de <text:span text:style-name="Source_20_Text">imaps://</text:span>. Cuando tengas esto ajustado, podrás utilizar el comando <text:span text:style-name="Source_20_Text">git send-email</text:span> para poner series de parches en la carpeta de borradores (Drafts) de tu servidor IMAP:</text:p>
      <text:p text:style-name="Preformatted_20_Text"><text:span text:style-name="Source_20_Text">$ git send-email *.patch</text:span></text:p>
      <text:p text:style-name="Preformatted_20_Text"><text:span text:style-name="Source_20_Text">0001-added-limit-to-log-function.patch</text:span></text:p>
      <text:p text:style-name="Preformatted_20_Text"><text:span text:style-name="Source_20_Text">0002-changed-log-output-to-30-from-25.patch</text:span></text:p>
      <text:p text:style-name="Preformatted_20_Text"><text:span text:style-name="Source_20_Text">Who should the emails appear to be from? [Jessica Smith &lt;jessica@example.com&gt;] </text:span></text:p>
      <text:p text:style-name="Preformatted_20_Text"><text:span text:style-name="Source_20_Text">Emails will be sent from: Jessica Smith &lt;jessica@example.com&gt;</text:span></text:p>
      <text:p text:style-name="Preformatted_20_Text"><text:span text:style-name="Source_20_Text">Who should the emails be sent to? jessica@example.com</text:span></text:p>
      <text:p text:style-name="P9"><text:span text:style-name="Source_20_Text">Message-ID to be used as In-Reply-To for the first email? y</text:span></text:p>
      <text:p text:style-name="Text_20_body">Tras esto, Git escupirá una serie de información de registro, con pinta más o menos como esta:</text:p>
      <text:p text:style-name="Preformatted_20_Text"><text:span text:style-name="Source_20_Text">(mbox) Adding cc: Jessica Smith &lt;jessica@example.com&gt; from </text:span></text:p>
      <text:p text:style-name="Preformatted_20_Text"><text:span text:style-name="Source_20_Text"><text:s text:c="2"/>\line 'From: Jessica Smith &lt;jessica@example.com&gt;'</text:span></text:p>
      <text:p text:style-name="Preformatted_20_Text"><text:span text:style-name="Source_20_Text">OK. Log says:</text:span></text:p>
      <text:p text:style-name="Preformatted_20_Text"><text:span text:style-name="Source_20_Text">Sendmail: /usr/sbin/sendmail -i jessica@example.com</text:span></text:p>
      <text:p text:style-name="Preformatted_20_Text"><text:span text:style-name="Source_20_Text">From: Jessica Smith &lt;jessica@example.com&gt;</text:span></text:p>
      <text:p text:style-name="Preformatted_20_Text"><text:span text:style-name="Source_20_Text">To: jessica@example.com</text:span></text:p>
      <text:p text:style-name="Preformatted_20_Text"><text:span text:style-name="Source_20_Text">Subject: [PATCH 1/2] added limit to log function</text:span></text:p>
      <text:p text:style-name="Preformatted_20_Text"><text:span text:style-name="Source_20_Text">Date: Sat, 30 May 2009 13:29:15 -0700</text:span></text:p>
      <text:p text:style-name="Preformatted_20_Text"><text:span text:style-name="Source_20_Text">Message-Id: &lt;1243715356-61726-1-git-send-email-jessica@example.com&gt;</text:span></text:p>
      <text:p text:style-name="Preformatted_20_Text"><text:span text:style-name="Source_20_Text">X-Mailer: git-send-email 1.6.2.rc1.20.g8c5b.dirty</text:span></text:p>
      <text:p text:style-name="Preformatted_20_Text"><text:span text:style-name="Source_20_Text">In-Reply-To: &lt;y&gt;</text:span></text:p>
      <text:p text:style-name="Preformatted_20_Text"><text:span text:style-name="Source_20_Text">References: &lt;y&gt;</text:span></text:p>
      <text:p text:style-name="Preformatted_20_Text"/>
      <text:p text:style-name="P9"><text:span text:style-name="Source_20_Text">Result: OK</text:span></text:p>
      <text:p text:style-name="Text_20_body">En estos momentos, deberías poder ir a tu carpeta de borradores (Drafts), cambiar el destinatario (To) para apuntar a la lista de correo donde estés enviando el parche, puede que poner en copia (CC) al gestor o persona responsable, y enviar el mensaje.</text:p>
      <text:h text:style-name="Heading_20_3" text:outline-level="3"><text:bookmark-start text:name="__RefHeading__21874_721071827"/><text:bookmark text:name="Recapitulación"/><text:a xlink:type="simple" xlink:href="http://git-scm.com/book/es/Git-en-entornos-distribuidos-Contribuyendo-a-un-proyecto#Recapitulación">Recapitulación</text:a><text:bookmark-end text:name="__RefHeading__21874_721071827"/></text:h>
      <text:p text:style-name="Text_20_body">En esta sección hemos visto unos cuantos de los flujos de trabajo más habituales para lidiar con distintos tipos de proyectos Git. Y hemos introducido un par de nuevas herramientas para ayudarte <text:soft-page-break/>a gestionar estos procesos. A continuación veremos cómo trabajar en el otro lado de la moneda: manteniendo y gestionando un proyecto Git. Vas a aprender cómo ser un dictador benevolente o un gestor de integración.</text:p>
      <text:p text:style-name="P4"/>
      <text:h text:style-name="P32" text:outline-level="2"><text:bookmark-start text:name="__RefHeading__2687_2051115327"/>5.3 Gestionando un proyecto<text:bookmark-end text:name="__RefHeading__2687_2051115327"/></text:h>
      <text:p text:style-name="Text_20_body">Además de conocer cómo contribuir de forma efectiva a un proyecto, es posible que desees saber tambien cómo mantener uno. Lo cual implicará saber aceptar y aplicar parches generados vía <text:span text:style-name="Source_20_Text">format-patch</text:span>, enviados a tí a través de correo-e; o saber integrar cambios realizados en ramas de repositorios que añadirás como remotos a tu proyecto. Tanto si gestionas un repositorio canónico, como si deseas colaborar verificando o aprobando parches, necesitas saber cómo aceptar trabajo de otros de la forma más clara para tus contribuyentes y más sostenible para tí a largo plazo.</text:p>
      <text:h text:style-name="Heading_20_3" text:outline-level="3"><text:bookmark-start text:name="__RefHeading__21876_721071827"/><text:bookmark text:name="Trabajando-con-Ramas-Puntuales"/><text:a xlink:type="simple" xlink:href="http://git-scm.com/book/es/Git-en-entornos-distribuidos-Gestionando-un-proyecto#Trabajando-con-Ramas-Puntuales">Trabajando con Ramas Puntuales</text:a><text:bookmark-end text:name="__RefHeading__21876_721071827"/></text:h>
      <text:p text:style-name="Text_20_body">Cuando estás pensando en integrar nuevo trabajo, suele ser buena idea utilizar una rama puntual para cada tema concreto --una rama temporal creada específicamente para trabajar dicho tema-- De esta forma, es sencillo tratar cada parche de forma individualizada y poder "aparcar" uno concreto cuando no trabajamos en él, hasta cuando volvamos a tener tiempo para retomarlo. Si creas los nombres de ramas basandolos en el tema sobre el que vas a trabajar, por ejemplo 'ruby client' o algo así de descriptivo, podrás recordar de qué iba cada rama en caso de que la abandones por un tiempo y la retomes más tarde. La persona gestora del proyecto Git suele tender a nombrar cada rama de foma parecida --por ejemplo 'sc/ruby client', donde sc es la abreviatura para la persona que ha contribuido con ese trabajo--. Como recordarás, la forma de crear una rama basandola en tu rama master es:</text:p>
      <text:p text:style-name="P9"><text:span text:style-name="Source_20_Text">$ git branch sc/ruby_client master</text:span></text:p>
      <text:p text:style-name="Text_20_body">O, si deseas crearla y saltar inmediatamente a ella, puedes también utilizar la opción '-b' del comando 'checkout':</text:p>
      <text:p text:style-name="P9"><text:span text:style-name="Source_20_Text">$ git checkout -b sc/ruby_client master</text:span></text:p>
      <text:p text:style-name="Text_20_body">Tras esto, estarás listo para añadir tu trabajo a esa rama puntual y ver si deseas o no fusionarla luego con alguna otra de tus ramas de más largo recorrido.</text:p>
      <text:h text:style-name="Heading_20_3" text:outline-level="3"><text:bookmark-start text:name="__RefHeading__21878_721071827"/><text:bookmark text:name="Aplicar-parches-recibidos-por-correo-e"/><text:a xlink:type="simple" xlink:href="http://git-scm.com/book/es/Git-en-entornos-distribuidos-Gestionando-un-proyecto#Aplicar-parches-recibidos-por-correo-e">Aplicar parches recibidos por correo-e</text:a><text:bookmark-end text:name="__RefHeading__21878_721071827"/></text:h>
      <text:p text:style-name="Text_20_body">Si vas a integrar en tu proyecto un parche recibido a través de un correo electrónico. Antes de poder evaluarlo, tendrás que incorporarlo a una de tus ramas puntuales. Tienes dos caminos para incorporar un parche recibido por correo-e: usando el comando 'git apply' o usando el comando 'git am'.</text:p>
      <text:h text:style-name="Heading_20_4" text:outline-level="4">Incorporando un parche con apply</text:h>
      <text:p text:style-name="Text_20_body">Si recibes un parche de alguien que lo ha generado con el comando 'git diff' o con un comando 'diff' de Unix, puedes incorporalo con el comando 'git apply'. Suponiendo que has guardado el parche en '/tmp/patch-ruby-client.patch', puedes incorporarlo con una orden tal como:</text:p>
      <text:p text:style-name="P9"><text:span text:style-name="Source_20_Text">$ git apply /tmp/patch-ruby-client.patch</text:span></text:p>
      <text:p text:style-name="Text_20_body">Esto modificará los archivos en tu carpeta de trabajo. Es prácticamente idéntico a lanzar el comando 'patch -p1', aunque es más paranoico y acepta menos coincidencias aproximadas. <text:soft-page-break/>Además, es capaz de manejar adicciones, borrados o renombrados de archivos, si vienen en formato 'git diff'. Mientras que 'patch' no puede hacerlo. Por ultimo, citar que 'git apply' sigue un modelo de "aplicar todo o abortar todo", incorporando todos los cambios o no incorporando ninguno. Mientras que 'patch' puede incorporar cambios parcialmente, dejando tu carpeta de trabajo en un estado inconsistente. 'git apply' es, de lejos, mucho más paranoico que 'patch'. Nunca creará una confirmación de cambios (commit) por tí, --tras ejecutar el comando, tendrás que preparar (stage) y confirmar (commit) manualmente todos los cambios introducidos--.</text:p>
      <text:p text:style-name="Text_20_body">Tambien puedes utilizar 'git apply' para comprobar si un parche se puede incorporar limpiamente; antes de intentar incorporarlo. Puedes lanzar el comando 'git apply --check':</text:p>
      <text:p text:style-name="Preformatted_20_Text"><text:span text:style-name="Source_20_Text">$ git apply --check 0001-seeing-if-this-helps-the-gem.patch </text:span></text:p>
      <text:p text:style-name="Preformatted_20_Text"><text:span text:style-name="Source_20_Text">error: patch failed: ticgit.gemspec:1</text:span></text:p>
      <text:p text:style-name="P9"><text:span text:style-name="Source_20_Text">error: ticgit.gemspec: patch does not apply</text:span></text:p>
      <text:p text:style-name="Text_20_body">Si obtienes una salida vacia, el parche se podrá incorporar limpiamente. Además, este comando retorna con un status no-cero en caso de fallar la comprobación, por lo que puedes utilizarlo en scripts si lo deseas.</text:p>
      <text:h text:style-name="Heading_20_4" text:outline-level="4">Incorporando un parche con am</text:h>
      <text:p text:style-name="Text_20_body">Si la persona que contribuye es usuaria de Git y conoce lo suficiente como para utilizar el comando 'format-patch' al generar su parche, tendrás mucho camino recorrido al incorporarlo; ya que el parche traerá consigo información sobre el o la autora, además de un mensaje de confirmación de cambios. Si puedes, anima a tus colaboradoras a utilizar 'format-patch' en lugar de 'diff' cuando vayan a generar parches. Solo deberías utilizar 'git apply' en caso de parches antiguos y similares.</text:p>
      <text:p text:style-name="Text_20_body">Para incorporar un parche generado con 'format-patch', utilizarás el comando 'git am'. Técnicamente, 'git am' se construyó para leer un archivo de buzón de correo (mbox file), que no es más que un simple formato de texto plano para almacenar uno o varios mensajes de correo electrónico en un solo archivo de texto. Es algo parecido a esto:</text:p>
      <text:p text:style-name="Preformatted_20_Text"><text:span text:style-name="Source_20_Text">From 330090432754092d704da8e76ca5c05c198e71a8 Mon Sep 17 00:00:00 2001</text:span></text:p>
      <text:p text:style-name="Preformatted_20_Text"><text:span text:style-name="Source_20_Text">From: Jessica Smith &lt;jessica@example.com&gt;</text:span></text:p>
      <text:p text:style-name="Preformatted_20_Text"><text:span text:style-name="Source_20_Text">Date: Sun, 6 Apr 2008 10:17:23 -0700</text:span></text:p>
      <text:p text:style-name="Preformatted_20_Text"><text:span text:style-name="Source_20_Text">Subject: [PATCH 1/2] add limit to log function</text:span></text:p>
      <text:p text:style-name="Preformatted_20_Text"/>
      <text:p text:style-name="P9"><text:span text:style-name="Source_20_Text">Limit log functionality to the first 20Limit log functionality to the first 20Limit log functionality to the first 20</text:span></text:p>
      <text:p text:style-name="Text_20_body">Esto es el comienzo de la salida del comando format-patch visto en la sección anterior. Es también un formato válido para un mbox. Si alguien te ha enviado correctamente un parche utilizando 'git send-email', y te lo has descargado a un formato mbox; podrás indicar dicho archivo mbox al comando 'git am', y este comenzará a incorporar todos los parches que encuentre dentro. Si tienes un cliente de correo electrónico capaz de guardar varios mensajes en formato mbox, podrás guardar series completas de parches en un mismo archivo; y luego usar 'git am' para irlos incorporando secuencialmente. </text:p>
      <text:p text:style-name="Text_20_body">Sin embargo, si alguien sube su archivo de parche a un sistema de gestión de peticiones de servicio o similar; tendrás que descargartelo a un archivo local en tu disco y luego indicar ese archivo local al comando 'git am':</text:p>
      <text:p text:style-name="Preformatted_20_Text"><text:span text:style-name="Source_20_Text">$ git am 0001-limit-log-function.patch </text:span></text:p>
      <text:p text:style-name="P9"><text:span text:style-name="Source_20_Text">Applying: add limit to log function</text:span></text:p>
      <text:p text:style-name="Text_20_body">Observarás que, tras incorporarlo limpiamente, crea automáticamente una nueva confirmación de cambios (commit). La información sobre el autor o autora la recoge de las cabeceras 'From' (Remitente) y 'Date' (Fecha). Y el mensaje para la confirmación (commit) lo recoge de 'Subject' (Asunto) y del cuerpo del correo electrónico. Por ejemplo, si consideramos el parche incorporado <text:soft-page-break/>desde el mbox del ejemplo que acabamos de mostrar; la confirmación de camios (commit) generada será algo como:</text:p>
      <text:p text:style-name="Preformatted_20_Text"><text:span text:style-name="Source_20_Text">$ git log --pretty=fuller -1</text:span></text:p>
      <text:p text:style-name="Preformatted_20_Text"><text:span text:style-name="Source_20_Text">commit 6c5e70b984a60b3cecd395edd5b48a7575bf58e0</text:span></text:p>
      <text:p text:style-name="Preformatted_20_Text"><text:span text:style-name="Source_20_Text">Author: <text:s text:c="4"/>Jessica Smith &lt;jessica@example.com&gt;</text:span></text:p>
      <text:p text:style-name="Preformatted_20_Text"><text:span text:style-name="Source_20_Text">AuthorDate: Sun Apr 6 10:17:23 2008 -0700</text:span></text:p>
      <text:p text:style-name="Preformatted_20_Text"><text:span text:style-name="Source_20_Text">Commit: <text:s text:c="4"/>Scott Chacon &lt;schacon@gmail.com&gt;</text:span></text:p>
      <text:p text:style-name="Preformatted_20_Text"><text:span text:style-name="Source_20_Text">CommitDate: Thu Apr 9 09:19:06 2009 -0700</text:span></text:p>
      <text:p text:style-name="Preformatted_20_Text"/>
      <text:p text:style-name="Preformatted_20_Text"><text:span text:style-name="Source_20_Text"><text:s text:c="3"/>add limit to log function</text:span></text:p>
      <text:p text:style-name="Preformatted_20_Text"/>
      <text:p text:style-name="P9"><text:span text:style-name="Source_20_Text"><text:s text:c="3"/>Limit log functionality to the first 20Limit log functionality to the first 20Limit log functionality to the first 20</text:span></text:p>
      <text:p text:style-name="Text_20_body">El campo 'Commit' muestra la persona que ha incorporado el parche y cuándo lo ha incorporado. El campo 'Author' muestra la persona que ha creado originalmente el parche y cuándo fue creado este. </text:p>
      <text:p text:style-name="Text_20_body">Pero también podría suceder que el parche no se pudiera incorporar limpiamente. Es posible que tu rama principal diverja demasiado respecto de la rama sobre la que se construyó el parche; o que el parche tenga dependencias respecto de algún otro parche anterior que aún no hayas incorporado. En ese caso, el proceso 'git am' fallará y te preguntará qué deseas hacer:</text:p>
      <text:p text:style-name="Preformatted_20_Text"><text:span text:style-name="Source_20_Text">$ git am 0001-seeing-if-this-helps-the-gem.patch </text:span></text:p>
      <text:p text:style-name="Preformatted_20_Text"><text:span text:style-name="Source_20_Text">Applying: seeing if this helps the gem</text:span></text:p>
      <text:p text:style-name="Preformatted_20_Text"><text:span text:style-name="Source_20_Text">error: patch failed: ticgit.gemspec:1</text:span></text:p>
      <text:p text:style-name="Preformatted_20_Text"><text:span text:style-name="Source_20_Text">error: ticgit.gemspec: patch does not apply</text:span></text:p>
      <text:p text:style-name="Preformatted_20_Text"><text:span text:style-name="Source_20_Text">Patch failed at 0001.</text:span></text:p>
      <text:p text:style-name="Preformatted_20_Text"><text:span text:style-name="Source_20_Text">When you have resolved this problem run "git am --resolved".</text:span></text:p>
      <text:p text:style-name="Preformatted_20_Text"><text:span text:style-name="Source_20_Text">If you would prefer to skip this patch, instead run "git am --skip".</text:span></text:p>
      <text:p text:style-name="P9"><text:span text:style-name="Source_20_Text">To restore the original branch and stop patching run "git am --abort".</text:span></text:p>
      <text:p text:style-name="Text_20_body">Este comando pondrá marcadores de conflicto en cualquier archivo con problemas, de forma similar a como lo haría una operación de fusión (merge) o de reorganización (rebase). Y resolverás los problemas de la misma manera: editar el archivo para resolver los conflictos, prepararlo (stage), y lanzar 'git am --resolved' para continuar con el siguiente parche:</text:p>
      <text:p text:style-name="Preformatted_20_Text"><text:span text:style-name="Source_20_Text">$ (fix the file)</text:span></text:p>
      <text:p text:style-name="Preformatted_20_Text"><text:span text:style-name="Source_20_Text">$ git add ticgit.gemspec </text:span></text:p>
      <text:p text:style-name="Preformatted_20_Text"><text:span text:style-name="Source_20_Text">$ git am --resolved</text:span></text:p>
      <text:p text:style-name="P9"><text:span text:style-name="Source_20_Text">Applying: seeing if this helps the gem</text:span></text:p>
      <text:p text:style-name="Text_20_body">Si deseas más inteligencia por parte de Git al resolver conflictos, puedes pasarle la opción '-3', para que intente una fusión a tres bandas (three-way merge). Esta opción no se usa por defecto, porque no funcionará en caso de que la confirmación de cambios en que el parche dice estar basado no esté presente en tu repositorio. Sin embargo, si tienes dicha confirmación de cambios (commit), --si el parche está basado en una confirmación pública--, entonces la opción '-3' suele ser mucho más avispada cuando incorporas un parche conflictivo:</text:p>
      <text:p text:style-name="Preformatted_20_Text"><text:span text:style-name="Source_20_Text">$ git am -3 0001-seeing-if-this-helps-the-gem.patch </text:span></text:p>
      <text:p text:style-name="Preformatted_20_Text"><text:span text:style-name="Source_20_Text">Applying: seeing if this helps the gem</text:span></text:p>
      <text:p text:style-name="Preformatted_20_Text"><text:span text:style-name="Source_20_Text">error: patch failed: ticgit.gemspec:1</text:span></text:p>
      <text:p text:style-name="Preformatted_20_Text"><text:span text:style-name="Source_20_Text">error: ticgit.gemspec: patch does not apply</text:span></text:p>
      <text:p text:style-name="Preformatted_20_Text"><text:span text:style-name="Source_20_Text">Using index info to reconstruct a base tree...</text:span></text:p>
      <text:p text:style-name="Preformatted_20_Text"><text:span text:style-name="Source_20_Text">Falling back to patching base and 3-way merge...</text:span></text:p>
      <text:p text:style-name="P9"><text:span text:style-name="Source_20_Text">No changes -- Patch already applied.</text:span></text:p>
      <text:p text:style-name="Text_20_body">En este caso, estamos intentando incorporar un parche que ya tenemos incorporado. Sin la opción '-3', tendríamos problemas.</text:p>
      <text:p text:style-name="Text_20_body"><text:soft-page-break/>Al aplicar varios parches desde un mbox, puedes lanzar el comando 'am' en modo interactivo; haciendo que se detenga en cada parche y preguntandote si aplicarlo o no:</text:p>
      <text:p text:style-name="Preformatted_20_Text"><text:span text:style-name="Source_20_Text">$ git am -3 -i mbox</text:span></text:p>
      <text:p text:style-name="Preformatted_20_Text"><text:span text:style-name="Source_20_Text">Commit Body is:</text:span></text:p>
      <text:p text:style-name="Preformatted_20_Text"><text:span text:style-name="Source_20_Text">--------------------------</text:span></text:p>
      <text:p text:style-name="Preformatted_20_Text"><text:span text:style-name="Source_20_Text">seeing if this helps the gem</text:span></text:p>
      <text:p text:style-name="Preformatted_20_Text"><text:span text:style-name="Source_20_Text">--------------------------</text:span></text:p>
      <text:p text:style-name="P9"><text:span text:style-name="Source_20_Text">Apply? [y]es/[n]o/[e]dit/[v]iew patch/[a]ccept all </text:span></text:p>
      <text:p text:style-name="Text_20_body">Es una utilidad interesante si tienes tienes almacenados unos cuantos parches, porque puedes ir revisando previamente cada parche y aplicarlos selectivamente.</text:p>
      <text:p text:style-name="Text_20_body">Cuando tengas integrados y confirmados todos los parches relativos al tema puntual en que estas trabajando, puedes plantearte cómo y cuándo lo vas a integar en alguna otra rama de más largo recorrido.</text:p>
      <text:h text:style-name="Heading_20_3" text:outline-level="3"><text:bookmark-start text:name="__RefHeading__21880_721071827"/><text:bookmark text:name="Recuperando-ramas-remotas"/><text:a xlink:type="simple" xlink:href="http://git-scm.com/book/es/Git-en-entornos-distribuidos-Gestionando-un-proyecto#Recuperando-ramas-remotas">Recuperando ramas remotas</text:a><text:bookmark-end text:name="__RefHeading__21880_721071827"/></text:h>
      <text:p text:style-name="Text_20_body">Si recibes una contribución de un usuario que ha preparado su propio repositorio, ha guardado unos cuantos cambios en este, y luego te ha enviado la URL del repositorio y el nombre de la rama remota donde se encuentran los cambios. Puedes añadir dicho repositorio como un remoto y fusionar los cambios localmente.</text:p>
      <text:p text:style-name="Text_20_body">Por ejemplo, si Jessica te envia un correo electrónico comentandote que tiene una nueva e interesante funcionalidad en la rama 'ruby-client' de su repositorio. Puedes probarla añadiendo el remoto correspondiente y recuperando localmente dicha rama.</text:p>
      <text:p text:style-name="Preformatted_20_Text"><text:span text:style-name="Source_20_Text">$ git remote add jessica git://github.com/jessica/myproject.git</text:span></text:p>
      <text:p text:style-name="Preformatted_20_Text"><text:span text:style-name="Source_20_Text">$ git fetch jessica</text:span></text:p>
      <text:p text:style-name="P9"><text:span text:style-name="Source_20_Text">$ git checkout -b rubyclient jessica/ruby-client</text:span></text:p>
      <text:p text:style-name="Text_20_body">Si más tarde vuelva a enviarte otro correo-e avisandote de otra gran funcionalidad que ha incorporado, puedes recuperarla (fetch y checkout) directamente, porque tienes el remoto ya definido.</text:p>
      <text:p text:style-name="Text_20_body">Es muy util cuando trabajas regularmente con una persona. En cambio, si alguien tiene un solo parche para enviarte, una sola vez, puede ser más efectivo aceptarlo directamente por correo-e; en lugar de pedir a todo el mundo que tenga cada uno su propio servidor y tener nosotros que estar continuamente añadiendo y quitando remotos para cada parche. También es muy posible que no quieras tener cientos de remotos, cada uno contribuyendo tan solo con un parche o dos. De todas formas, los scripts y los servicios albergados pueden hacerte la vida más facil en esto, --todo depende de cómo desarrolles tú y de como desarrollan las personas que colaboran contigo--.</text:p>
      <text:p text:style-name="Text_20_body">Otra ventaja de esta forma de trabajar es que recibes también el histórico de confirmaciones de cambio (commits). A pesar de poder seguir teniendo los habituales problemas con la fusión, por lo menos conoces en qué punto de tu historial han basado su trabajo. Por defecto, se aplicará una genuina fusión a tres bandas, en lugar de tener que poner un '-3' y esperar que el parche haya sido generado a partir de una confirmación de cambios (commit) pública a la que tengas tú también acceso. </text:p>
      <text:p text:style-name="Text_20_body">Si no trabajas habitualmente con una persona, pero deseas recuperar de ella por esta vía, puedes indicar directamente el URL del repositorio remoto en el comando 'git pull'. Esto efectua una recuperación (pull) puntual y no conserva la URL como una referencia remota:</text:p>
      <text:p text:style-name="Preformatted_20_Text"><text:span text:style-name="Source_20_Text">$ git pull git://github.com/onetimeguy/project.git</text:span></text:p>
      <text:p text:style-name="Preformatted_20_Text"><text:span text:style-name="Source_20_Text">From git://github.com/onetimeguy/project</text:span></text:p>
      <text:p text:style-name="Preformatted_20_Text"><text:span text:style-name="Source_20_Text"><text:s/>* branch <text:s text:c="11"/>HEAD <text:s text:c="6"/>-&gt; FETCH_HEAD</text:span></text:p>
      <text:p text:style-name="P9"><text:span text:style-name="Source_20_Text">Merge made by recursive.</text:span></text:p>
      <text:h text:style-name="Heading_20_3" text:outline-level="3"><text:bookmark-start text:name="__RefHeading__21882_721071827"/><text:bookmark text:name="Revisando-lo-introducido"/><text:soft-page-break/><text:a xlink:type="simple" xlink:href="http://git-scm.com/book/es/Git-en-entornos-distribuidos-Gestionando-un-proyecto#Revisando-lo-introducido">Revisando lo introducido</text:a><text:bookmark-end text:name="__RefHeading__21882_721071827"/></text:h>
      <text:p text:style-name="Text_20_body">Ahora que tienes una rama puntual con trabajo aportado por otras personas. Tienes que decidir lo que deseas hacer con él. En esta sección revisaremos un par de comandos, que te ayudarán a ver exactamente los cambios que introducirás si fusionas dicha rama puntual con tu rama principal.</text:p>
      <text:p text:style-name="Text_20_body">Suele ser util revisar todas las confirmaciones de cambios (commits) que esten es esta rama, pero no en tu rama principal. Puedes excluir de la lista las confirmaciones de tu rama principal añadiendo la opción '--not' delante del nombre de la rama. Por ejemplo, si la persona colaboradora te envia dos parches y tu creas una rama 'contrib' donde aplicar dichos parches; puedes lanzar algo como esto:</text:p>
      <text:p text:style-name="Preformatted_20_Text"><text:span text:style-name="Source_20_Text">$ git log contrib --not master</text:span></text:p>
      <text:p text:style-name="Preformatted_20_Text"><text:span text:style-name="Source_20_Text">commit 5b6235bd297351589efc4d73316f0a68d484f118</text:span></text:p>
      <text:p text:style-name="Preformatted_20_Text"><text:span text:style-name="Source_20_Text">Author: Scott Chacon &lt;schacon@gmail.com&gt;</text:span></text:p>
      <text:p text:style-name="Preformatted_20_Text"><text:span text:style-name="Source_20_Text">Date: <text:s text:c="2"/>Fri Oct 24 09:53:59 2008 -0700</text:span></text:p>
      <text:p text:style-name="Preformatted_20_Text"/>
      <text:p text:style-name="Preformatted_20_Text"><text:span text:style-name="Source_20_Text"><text:s text:c="4"/>seeing if this helps the gem</text:span></text:p>
      <text:p text:style-name="Preformatted_20_Text"/>
      <text:p text:style-name="Preformatted_20_Text"><text:span text:style-name="Source_20_Text">commit 7482e0d16d04bea79d0dba8988cc78df655f16a0</text:span></text:p>
      <text:p text:style-name="Preformatted_20_Text"><text:span text:style-name="Source_20_Text">Author: Scott Chacon &lt;schacon@gmail.com&gt;</text:span></text:p>
      <text:p text:style-name="Preformatted_20_Text"><text:span text:style-name="Source_20_Text">Date: <text:s text:c="2"/>Mon Oct 22 19:38:36 2008 -0700</text:span></text:p>
      <text:p text:style-name="Preformatted_20_Text"/>
      <text:p text:style-name="P9"><text:span text:style-name="Source_20_Text"><text:s text:c="4"/>updated the gemspec to hopefully work better</text:span></text:p>
      <text:p text:style-name="Text_20_body">Para ver en detalle los cambios introducidos por cada confirmación (commit), recuerda que pasando la opción '-p' al comando 'git log', obtendrás un listado extendido con las diferencias introducidas por cada confirmación.</text:p>
      <text:p text:style-name="Text_20_body">Para ver plenamente todas las diferencias y lo que sucederá realmente si fusionas esta rama puntual con otra rama, tendrás que utilizar un pequeño truco para obtener los resultados correctos. Puedes pensar en lanzar esto:</text:p>
      <text:p text:style-name="P9"><text:span text:style-name="Source_20_Text">$ git diff master</text:span></text:p>
      <text:p text:style-name="Text_20_body">Este comando te dará las diferencias, pero puede ser engañoso. Si tu rama 'master' ha avanzado con respecto al momento en que se creó la rama puntual a partir de ella, puedes obtener resultados realmente extraños. Debido a que Git compara directamente las instantáneas de la última confirmación de cambios en la rama puntual donde te encuentras y en la rama 'master'. Por ejemplo, si en la rama 'master' habias añadido una línea a un archivo, la comparación directa de instantáneas te llevará a pensar que la rama puntual va a borrar dicha línea.</text:p>
      <text:p text:style-name="Text_20_body">Si 'master' es un ancestro directo de tu rama puntual, no tendrás problemas. Pero si los historiales de las dos ramas son divergentes, la comparación directa de diferencias dará la apariencia de estar añadiendo todo el material nuevo en la rama puntual y de estar borrando todo el material nuevo en la rama 'master'.</text:p>
      <text:p text:style-name="Text_20_body">Y lo que realmente querías ver eran los cambios introducidos por la rama puntual, --el trabajo que vas a introducir si la fusionas con la rama 'master'--. Lo puedes hacer indicando a Git que compare la última confirmación de cambios en la rama puntual, con el más reciente ancestro común que tenga esta respecto de la rama 'master'.</text:p>
      <text:p text:style-name="Text_20_body">Técnicamente, lo puedes hacer descubriendo tu mismo dicho ancestro común y lanzando la comprobación de diferencias respecto de él:</text:p>
      <text:p text:style-name="Preformatted_20_Text"><text:span text:style-name="Source_20_Text">$ git merge-base contrib master</text:span></text:p>
      <text:p text:style-name="Preformatted_20_Text"><text:span text:style-name="Source_20_Text">36c7dba2c95e6bbb78dfa822519ecfec6e1ca649</text:span></text:p>
      <text:p text:style-name="P9"><text:span text:style-name="Source_20_Text">$ git diff 36c7db </text:span></text:p>
      <text:p text:style-name="Text_20_body">Pero esto no es lo más conveniente. De ahí que Git suministre otro atajo para hacerlo: la sintaxis <text:soft-page-break/>del triple-punto. Estando en el contexto del comando 'diff', puedes indicar tres puntos entre los nombres de las dos ramas; para comparar entre la última confirmación de cambios de la rama donde estás y la respectiva confirmación común con la otra rama:</text:p>
      <text:p text:style-name="P9"><text:span text:style-name="Source_20_Text">$ git diff master...contrib</text:span></text:p>
      <text:p text:style-name="Text_20_body">Este comando mostrará únicamente el trabajo en tu actual rama puntual que haya sido introducido a partir de su ancestro común con la rama 'master'. Es una sintaxis muy util, que merece recordar.</text:p>
      <text:h text:style-name="Heading_20_3" text:outline-level="3"><text:bookmark-start text:name="__RefHeading__21884_721071827"/><text:bookmark text:name="Integrando-el-trabajo-aportado-por-otros"/><text:a xlink:type="simple" xlink:href="http://git-scm.com/book/es/Git-en-entornos-distribuidos-Gestionando-un-proyecto#Integrando-el-trabajo-aportado-por-otros">Integrando el trabajo aportado por otros</text:a><text:bookmark-end text:name="__RefHeading__21884_721071827"/></text:h>
      <text:p text:style-name="Text_20_body">Cuando todo el trabajo presente en tu rama puntual esté listo para ser integrado en una rama de mayor rango, la cuestión es cómo hacerlo. Yendo aún más lejos, ?cual es el sistema de trabajo que deseas utilizar para el mantenimiento de tu proyecto? Tienes bastantes opciones, y vamos a ver algunas de ellas.</text:p>
      <text:h text:style-name="Heading_20_4" text:outline-level="4">Fusionando flujos de trabajo</text:h>
      <text:p text:style-name="Text_20_body">Una forma simple de trabajar es fusionandolo todo en tu rama 'master'. En este escenario, tienes una rama 'master' que contiene, principalmente, código estable. Cuando en una rama puntual tienes trabajo ya terminado o contribuciones ya verificadas de terceros, los fusionas en tu rama 'master', borras la rama puntual, y continuas trabajando en otra/s rama/s. Si, tal y como se muestra en la Figura 5-19, tenemos un repositorio con trabajos en dos ramas, denominadas 'ruby client' y 'php client'; y fusionamos primero la rama 'ruby client' y luego la 'php client', obtendremos un historial similar al de la Figura 5-20.</text:p>
      <text:p text:style-name="P8"><text:soft-page-break/><draw:frame draw:style-name="fr1" draw:name="gráficos82" text:anchor-type="as-char" svg:width="13.229cm" svg:height="14.684cm" draw:z-index="64"><draw:image xlink:href="http://git-scm.com/figures/18333fig0519-tn.png" xlink:type="simple" xlink:show="embed" xlink:actuate="onLoad"/></draw:frame></text:p>
      <text:p text:style-name="Text_20_body"><text:line-break/>Figura 5-19. Historial con varias ramas puntuales.</text:p>
      <text:p text:style-name="P8"><text:soft-page-break/><draw:frame draw:style-name="fr1" draw:name="gráficos83" text:anchor-type="as-char" svg:width="13.229cm" svg:height="9.763cm" draw:z-index="65"><draw:image xlink:href="http://git-scm.com/figures/18333fig0520-tn.png" xlink:type="simple" xlink:show="embed" xlink:actuate="onLoad"/></draw:frame></text:p>
      <text:p text:style-name="Text_20_body"><text:line-break/>Figura 5-20. Tras fusionar una rama puntual.</text:p>
      <text:p text:style-name="Text_20_body">Este es probablemente el flujo de trabajo más sencillo. Pero puede dar problemas cuando estás tratando con grandes repositorios o grandes proyectos.</text:p>
      <text:p text:style-name="Text_20_body">Teniendo muchos desarrolladores o proyectos muy grandes, muy posiblemente desees utilizar un ciclo con por lo menos dos fases. En este escenario, se dispone de dos ramas de largo recorrido: 'master' y 'develop'. La primera de ellas, 'master', será actualizada únicamente por los lanzamientos de código muy estable. La segunda rama, 'develop', es donde iremos integrando todo el código nuevo. Ambas ramas se enviarán periodicamente al repositorio público. Cada vez que tengas una nueva rama puntual lista para integrar (Figura 5-21), la fusionarás en la rama 'develop'. Y cuando marques el lanzamiento de una versión estable, avanzarás la rama 'master' hasta el punto donde la rama 'develop' se encuentre en ese momento (Figura 5-23). </text:p>
      <text:p text:style-name="P8"><text:soft-page-break/><draw:frame draw:style-name="fr1" draw:name="gráficos84" text:anchor-type="as-char" svg:width="13.229cm" svg:height="9.525cm" draw:z-index="66"><draw:image xlink:href="http://git-scm.com/figures/18333fig0521-tn.png" xlink:type="simple" xlink:show="embed" xlink:actuate="onLoad"/></draw:frame></text:p>
      <text:p text:style-name="Text_20_body"><text:line-break/>Figura 5-21. Antes de fusionar una rama puntual.</text:p>
      <text:p text:style-name="P8"><draw:frame draw:style-name="fr1" draw:name="gráficos85" text:anchor-type="as-char" svg:width="13.229cm" svg:height="8.652cm" draw:z-index="67"><draw:image xlink:href="http://git-scm.com/figures/18333fig0522-tn.png" xlink:type="simple" xlink:show="embed" xlink:actuate="onLoad"/></draw:frame></text:p>
      <text:p text:style-name="Text_20_body"><text:line-break/>Figura 5-22. Tras fusionar una rama puntual.</text:p>
      <text:p text:style-name="P8"><text:soft-page-break/><draw:frame draw:style-name="fr1" draw:name="gráficos86" text:anchor-type="as-char" svg:width="13.229cm" svg:height="7.646cm" draw:z-index="68"><draw:image xlink:href="http://git-scm.com/figures/18333fig0523-tn.png" xlink:type="simple" xlink:show="embed" xlink:actuate="onLoad"/></draw:frame></text:p>
      <text:p text:style-name="Text_20_body"><text:line-break/>Figura 5-23. Tras un lanzamiento puntual.</text:p>
      <text:p text:style-name="Text_20_body">De esta forma, cuando alguien clone el repositorio de tu proyecto, podrá recuperar (checkout) y mantener actualizadas tanto la última version estable como la versión con el material más avanzado; en las ramas 'master' y 'develop', respectivamente. Puedes continuar ampliando este concepto, disponiendo de una rama 'integrate' donde ir fusionando todo el trabajo entre sí. A continuación, cuando el código en dicha rama sea estable y pase todas las pruebas, la fusionarás con la rama 'develop'; y, cuando se demuestre que permanece estable durante un cierto tiempo, avanzarás la rama 'master' hasta ahí.</text:p>
      <text:h text:style-name="Heading_20_4" text:outline-level="4">Flujos de trabajo con grandes fusiones</text:h>
      <text:p text:style-name="Text_20_body">El proyecto Git tiene cuatro ramas de largo recorrido: 'master', 'next', 'pu' (proposed updates) para el trabajo nuevo, y 'maint' (maintenance) para trabajos de mantenimiento de versiones previas. A medida que vamos introduciendo nuevos trabajos de las personas colaboradoras, estos se van recolectando en ramas puntuales en el repositorio de una persona gestora; de forma similar a como se ha ido describiendo (ver Figura 5-24). En un momento dado, las funcionalidades introducidas se evaluan; comprobando si son seguras y si están preparadas para los consumidores; o si, por el contrario, necesitan dedicarles más trabajo. Las funcionalidades que resultan ser seguras y estar preparadas se fusionan (merge) en la rama 'next'; y esta es enviada (push) al repositorio público, para que cualquiera pueda probarlas.</text:p>
      <text:p text:style-name="P8"><text:soft-page-break/><draw:frame draw:style-name="fr1" draw:name="gráficos87" text:anchor-type="as-char" svg:width="13.229cm" svg:height="9.128cm" draw:z-index="69"><draw:image xlink:href="http://git-scm.com/figures/18333fig0524-tn.png" xlink:type="simple" xlink:show="embed" xlink:actuate="onLoad"/></draw:frame></text:p>
      <text:p text:style-name="Text_20_body"><text:line-break/>Figura 5-24. Gestionando complejas series de ramas puntuales paralelas con funcionalidades varias.</text:p>
      <text:p text:style-name="Text_20_body">Si las funcionalidades necesitan ser más trabajadas, se fusionan (merge) en la rama 'pu'. Y cuando las funcionalidades permanecen totalmente estables, se refusionan en la rama 'master'; componiendolas desde las funcionalidades en la rama 'next' aún sin promocionar a 'master'. Esto significa que 'master' prácticamente siempre avanza; 'next' se reorganiza (rebase) de vez en cuando; y 'pu' es reorganizada con más frecuencia (ver Figura 5-25).</text:p>
      <text:p text:style-name="P8"><draw:frame draw:style-name="fr1" draw:name="gráficos88" text:anchor-type="as-char" svg:width="13.229cm" svg:height="7.329cm" draw:z-index="70"><draw:image xlink:href="http://git-scm.com/figures/18333fig0525-tn.png" xlink:type="simple" xlink:show="embed" xlink:actuate="onLoad"/></draw:frame></text:p>
      <text:p text:style-name="Text_20_body"><text:line-break/>Figura 5-25. Fusionando aportaciones de ramas puntuales en ramas de más largo recorrido.</text:p>
      <text:p text:style-name="Text_20_body">Una rama puntual se borra del repositorio cuando, finalmente, es fusionada en la rama 'master'. El proyecto Git dispone también de una rama 'maint' que se bifurca (fork) a partir de la última versión ya lanzada; para trabajar en parches, en caso de necesitarse alguna versión intermedia de mantenimiento. Así, cuando clonas el repositorio de Git, obtienes cuatro ramas que puedes recuperar (checkout); pudiendo evaluar el proyecto en distintos estadios de desarrollo, dependiendo de cuán avanzado desees estar o cómo desees contribuir. Y así, los gestores de mantenimiento disponen de un flujo de trabajo estructurado, para ayudarles en el procesado e incorporación de nuevas contribuciones.</text:p>
      <text:h text:style-name="Heading_20_4" text:outline-level="4"><text:soft-page-break/>Flujos de trabajo reorganizando o entresacando</text:h>
      <text:p text:style-name="Text_20_body">Otros gestores de mantenimiento, al procesar el trabajo recibido de las personas colaboradoras, en lugar de fusiones (merge), suelen preferir reorganizar (rebase) o entresacar (cherry-pick) sobre su propia rama principal; obteniendo así un historial prácticamente lineal. Cuando desees integrar el trabajo que tienes en una rama puntual, te puedes situar sobre ella y lanzar el comando 'rebase'; de esta forma recompondrás los cambios encima de tu actual rama 'master' (o 'develop' o lo que corresponda). Si funciona, se realizará un avance rápido (fast-forward) en tu rama 'master', y acabarás teniendo un historial lineal en tu proyecto.</text:p>
      <text:p text:style-name="Text_20_body">El otro camino para introducir trabajo de una rama en otra, es entresacarlo. Entresacar (cherry-pick) en Git es como reorganizar (rebase) una sola confirmación de cambios (commit). Se trata de coger el parche introducido por una determinada confirmación de cambios e intentar reaplicarlo sobre la rama donde te encuentres en ese momento. Puede ser util si tienes varias confirmaciones de cambios en una rama puntual, y tan solo deseas integar una de ellas; o si tienes una única confirmación de cambios en una rama puntual, y prefieres entresacarla en lugar de reorganizar. Por ejemplo, suponiendo que tienes un proyecto parecido al ilustrado en la Figura 5-26.</text:p>
      <text:p text:style-name="P8"><draw:frame draw:style-name="fr1" draw:name="gráficos89" text:anchor-type="as-char" svg:width="13.229cm" svg:height="8.255cm" draw:z-index="71"><draw:image xlink:href="http://git-scm.com/figures/18333fig0526-tn.png" xlink:type="simple" xlink:show="embed" xlink:actuate="onLoad"/></draw:frame></text:p>
      <text:p text:style-name="Text_20_body"><text:line-break/>Figura 5-26. Historial de ejemplo, antes de entresacar.</text:p>
      <text:p text:style-name="Text_20_body">Si deseas integar únicamente la confirmación 'e43a6' en tu rama 'master', puedes lanzar:</text:p>
      <text:p text:style-name="Preformatted_20_Text"><text:span text:style-name="Source_20_Text">$ git cherry-pick e43a6fd3e94888d76779ad79fb568ed180e5fcdf</text:span></text:p>
      <text:p text:style-name="Preformatted_20_Text"><text:span text:style-name="Source_20_Text">Finished one cherry-pick.</text:span></text:p>
      <text:p text:style-name="Preformatted_20_Text"><text:span text:style-name="Source_20_Text">[master]: created a0a41a9: "More friendly message when locking the index fails."</text:span></text:p>
      <text:p text:style-name="P9"><text:span text:style-name="Source_20_Text"><text:s/>3 files changed, 17 insertions(+), 3 deletions(-)</text:span></text:p>
      <text:p text:style-name="Text_20_body">Esto introduce exactamente el mismo cambio introducido por 'e43a6', pero con un nuevo valor SHA-1 de confirmación; ya que es diferente la fecha en que ha sido aplicado. Tu historial quedará tal como ilustra la Figura 5-27.</text:p>
      <text:p text:style-name="P8"><text:soft-page-break/><draw:frame draw:style-name="fr1" draw:name="gráficos90" text:anchor-type="as-char" svg:width="13.229cm" svg:height="8.281cm" draw:z-index="72"><draw:image xlink:href="http://git-scm.com/figures/18333fig0527-tn.png" xlink:type="simple" xlink:show="embed" xlink:actuate="onLoad"/></draw:frame></text:p>
      <text:p text:style-name="Text_20_body"><text:line-break/>Figura 5-27. Historial tras entresacar una confirmación de cambios de una rama puntual.</text:p>
      <text:p text:style-name="Text_20_body">Ahora, ya puedes borrar la rama puntual y descartar las confirmaciones de cambios que no deseas integrar.</text:p>
      <text:h text:style-name="Heading_20_3" text:outline-level="3"><text:bookmark-start text:name="__RefHeading__21886_721071827"/><text:bookmark text:name="Marcando-tus-lanzamientos-de-versiones"/><text:a xlink:type="simple" xlink:href="http://git-scm.com/book/es/Git-en-entornos-distribuidos-Gestionando-un-proyecto#Marcando-tus-lanzamientos-de-versiones">Marcando tus lanzamientos de versiones</text:a><text:bookmark-end text:name="__RefHeading__21886_721071827"/></text:h>
      <text:p text:style-name="Text_20_body">Cuando decides dar por preparada una versión, probablemente querrás etiquetar dicho punto de algún modo; de tal forma que, más adelante, puedas volver a generar esa versión en cualquier momento. Puedes crear una nueva etiqueta tal y como se ha comentado en el capítulo 2. Si decides firmar la etiqueta como gestor de mantenimientos que eres, el proceso será algo como:</text:p>
      <text:p text:style-name="Preformatted_20_Text"><text:span text:style-name="Source_20_Text">$ git tag -s v1.5 -m 'my signed 1.5 tag'</text:span></text:p>
      <text:p text:style-name="Preformatted_20_Text"><text:span text:style-name="Source_20_Text">You need a passphrase to unlock the secret key for</text:span></text:p>
      <text:p text:style-name="Preformatted_20_Text"><text:span text:style-name="Source_20_Text">user: "Scott Chacon &lt;schacon@gmail.com&gt;"</text:span></text:p>
      <text:p text:style-name="P9"><text:span text:style-name="Source_20_Text">1024-bit DSA key, ID F721C45A, created 2009-02-09</text:span></text:p>
      <text:p text:style-name="Text_20_body">Si firmas tus etiquetas, puedes tener un problema a la hora de distribuir la clave PGP pública utilizada en la firma. Los gestores del proyeto Git ha resuelto este problema incluyendo sus claves públicas como un objeto en el repositorio, añadiendo luego una etiqueta apuntando directamente a dicho contenido. Para ello, has de seleccionar cada clave que deseas incluir, lanzando el comando 'gpg ---list-keys':</text:p>
      <text:p text:style-name="Preformatted_20_Text"><text:span text:style-name="Source_20_Text">$ gpg --list-keys</text:span></text:p>
      <text:p text:style-name="Preformatted_20_Text"><text:span text:style-name="Source_20_Text">/Users/schacon/.gnupg/pubring.gpg</text:span></text:p>
      <text:p text:style-name="Preformatted_20_Text"><text:span text:style-name="Source_20_Text">---------------------------------</text:span></text:p>
      <text:p text:style-name="Preformatted_20_Text"><text:span text:style-name="Source_20_Text">pub <text:s text:c="2"/>1024D/F721C45A 2009-02-09 [expires: 2010-02-09]</text:span></text:p>
      <text:p text:style-name="Preformatted_20_Text"><text:span text:style-name="Source_20_Text">uid <text:s text:c="17"/>Scott Chacon &lt;schacon@gmail.com&gt;</text:span></text:p>
      <text:p text:style-name="P9"><text:span text:style-name="Source_20_Text">sub <text:s text:c="2"/>2048g/45D02282 2009-02-09 [expires: 2010-02-09]</text:span></text:p>
      <text:p text:style-name="Text_20_body">Tras esto, puedes importar directamente la clave en la base de datos Git, exportandola y redirigiendola a través del comando 'git hash-object'. Para, de esta forma, escribir un nuevo objeto dentro de Git y obtener de vuelta la firma SHA-1 de dicho objeto.</text:p>
      <text:p text:style-name="Preformatted_20_Text"><text:span text:style-name="Source_20_Text">$ gpg -a --export F721C45A | git hash-object -w --stdin</text:span></text:p>
      <text:p text:style-name="P9"><text:span text:style-name="Source_20_Text">659ef797d181633c87ec71ac3f9ba29fe5775b92</text:span></text:p>
      <text:p text:style-name="Text_20_body">Una vez tengas el contenido de tu clave guardado en Git, puedes crear una etiquta que apunte <text:soft-page-break/>directamente al mismo; indicando para ello el nuevo valor SHA-1 que te ha devuelto el objeto 'hash-object':</text:p>
      <text:p text:style-name="P9"><text:span text:style-name="Source_20_Text">$ git tag -a maintainer-pgp-pub 659ef797d181633c87ec71ac3f9ba29fe5775b92</text:span></text:p>
      <text:p text:style-name="Text_20_body">Si lanzas el comando 'git push --tags', la etiqueta 'maintainer-pgp-pub' será compartida por todos. Cualquiera que desee verificar la autenticidad de una etiqueta, no tiene más que importar tu clave PGP, sacando el objecto directamente de la base de datos e importandolo en GPG:, </text:p>
      <text:p text:style-name="P9"><text:span text:style-name="Source_20_Text">$ git show maintainer-pgp-pub | gpg --import</text:span></text:p>
      <text:p text:style-name="Text_20_body">De esta forma, pueden utilizar esa clave para verificar todas las etiquetas que firmes. Además, si incluyes instrucciones en el mensaje de etiquetado, con el comando <text:span text:style-name="Source_20_Text">git show &lt;tag&gt;</text:span>, los usuarios podrán tener directrices específicas acerca de la verificación de etiquetas.</text:p>
      <text:h text:style-name="Heading_20_3" text:outline-level="3"><text:bookmark-start text:name="__RefHeading__21888_721071827"/><text:bookmark text:name="Generando-un-número-de-ensamblado"/><text:a xlink:type="simple" xlink:href="http://git-scm.com/book/es/Git-en-entornos-distribuidos-Gestionando-un-proyecto#Generando-un-número-de-ensamblado">Generando un número de ensamblado</text:a><text:bookmark-end text:name="__RefHeading__21888_721071827"/></text:h>
      <text:p text:style-name="Text_20_body">Debido a que Git no dispone de una serie monótona ascendente de números para cada confirmación de cambios (commit), si deseas tener un nombre humanamente comprensible por cada confirmación, has de utilizar el comando 'git describe'. Git te dará el nombre de la etiqueta más cercana, mas el número de confirmaciones de cambios entre dicha etiqueta y la confirmación que estas describiendo, más una parte de la firma SHA-1 de la confirmación:</text:p>
      <text:p text:style-name="Preformatted_20_Text"><text:span text:style-name="Source_20_Text">$ git describe master</text:span></text:p>
      <text:p text:style-name="P9"><text:span text:style-name="Source_20_Text">v1.6.2-rc1-20-g8c5b85c</text:span></text:p>
      <text:p text:style-name="Text_20_body">De esta forma, puedes exportar una instantánea u obtener un nombre comprensible por cualquier persona. Es más, si compilas Git desde código fuente clonado desde el repositorio Git, el comando 'git --version' te dará algo parecido. Si solicitas descripción de una confirmación de cambios (commit) etiquetada directamente con su propia etiqueta particular, obtendrás dicha etiqueta como descripción.</text:p>
      <text:p text:style-name="Text_20_body">El comando 'git describe' da preferencia a las etiquetas anotativas (etiquetas creadas con las opciones '-a' o '-s'). De esta forma las etiquetas para las versiones pueden ser creadas usando 'git describe', asegurandose el que las confirmaciones de cambios (commit) son adecuadamente nombradas cuando se describen. Tambien puedes utilizar esta descripción para indicar lo que deseas activar (checkout) o mostrar (show); pero realmente estarás usando solamente la parte final de la firma SHA-1 abreviada, por lo que no siempre será válida. Por ejemplo, el kernel de Linux ha saltado recientemente de 8 a 10 caracteres, para asegurar la unicidad de los objetos SHA-1; dando como resultado que los nombres antiguos de 'git describe' han dejado de ser válidos.</text:p>
      <text:h text:style-name="Heading_20_3" text:outline-level="3"><text:bookmark-start text:name="__RefHeading__21890_721071827"/><text:bookmark text:name="Preparando-un-lanzamiento-de-versión"/><text:a xlink:type="simple" xlink:href="http://git-scm.com/book/es/Git-en-entornos-distribuidos-Gestionando-un-proyecto#Preparando-un-lanzamiento-de-versión">Preparando un lanzamiento de versión</text:a><text:bookmark-end text:name="__RefHeading__21890_721071827"/></text:h>
      <text:p text:style-name="Text_20_body">Si quieres lanzar una nueva versión. Una de las cosas que desearas crear es un archivo con la más reciente imagen de tu código, para aquellas pobres almas que no utilizan Git. El comando para hacerlo es 'git archive':</text:p>
      <text:p text:style-name="Preformatted_20_Text"><text:span text:style-name="Source_20_Text">$ git archive master --prefix='project/' | gzip &gt; `git describe master`.tar.gz</text:span></text:p>
      <text:p text:style-name="Preformatted_20_Text"><text:span text:style-name="Source_20_Text">$ ls *.tar.gz</text:span></text:p>
      <text:p text:style-name="P9"><text:span text:style-name="Source_20_Text">v1.6.2-rc1-20-g8c5b85c.tar.gz</text:span></text:p>
      <text:p text:style-name="Text_20_body">Quien abra ese archivo tarball, obtendrá la más reciente imagen de tu proyecto; puesta bajo una carpeta de proyecto. También puedes crear un archivo zip de la misma manera, tan solo indicando la opción '--format=zip' al comando 'git archive':</text:p>
      <text:p text:style-name="P9"><text:span text:style-name="Source_20_Text">$ git archive master --prefix='project/' --format=zip &gt; `git describe master`.zip</text:span></text:p>
      <text:p text:style-name="Text_20_body"><text:soft-page-break/>Así, tendrás sendos archivos tarball y zip con tu nueva versión, listos para subirlos a tu sitio web o para ser enviados por correo electrónico a tus usuarios.</text:p>
      <text:h text:style-name="Heading_20_3" text:outline-level="3"><text:bookmark-start text:name="__RefHeading__21892_721071827"/><text:bookmark text:name="El-registro-rápido"/><text:a xlink:type="simple" xlink:href="http://git-scm.com/book/es/Git-en-entornos-distribuidos-Gestionando-un-proyecto#El-registro-rápido">El registro rápido</text:a><text:bookmark-end text:name="__RefHeading__21892_721071827"/></text:h>
      <text:p text:style-name="Text_20_body">Ya va siendo hora de enviar un mensaje a tu lista de correo, informando a las personas que desean conocer la marcha de tu proyecto. Una manera elegante de generar rápidamente una lista con los principales cambios añadidos a tu proyecto desde la anterior versión, es utilizando el comando 'git shortlog'. Este comando resume todas las confirmaciones de cambios (commits) en el rango que le indiques. Por ejemplo, si tu último lanzamiento de versión lo fué de la v1.0.1:</text:p>
      <text:p text:style-name="Preformatted_20_Text"><text:span text:style-name="Source_20_Text">$ git shortlog --no-merges master --not v1.0.1</text:span></text:p>
      <text:p text:style-name="Preformatted_20_Text"><text:span text:style-name="Source_20_Text">Chris Wanstrath (8):</text:span></text:p>
      <text:p text:style-name="Preformatted_20_Text"><text:span text:style-name="Source_20_Text"><text:s text:c="6"/>Add support for annotated tags to Grit::Tag</text:span></text:p>
      <text:p text:style-name="Preformatted_20_Text"><text:span text:style-name="Source_20_Text"><text:s text:c="6"/>Add packed-refs annotated tag support.</text:span></text:p>
      <text:p text:style-name="Preformatted_20_Text"><text:span text:style-name="Source_20_Text"><text:s text:c="6"/>Add Grit::Commit#to_patch</text:span></text:p>
      <text:p text:style-name="Preformatted_20_Text"><text:span text:style-name="Source_20_Text"><text:s text:c="6"/>Update version and History.txt</text:span></text:p>
      <text:p text:style-name="Preformatted_20_Text"><text:span text:style-name="Source_20_Text"><text:s text:c="6"/>Remove stray `puts`</text:span></text:p>
      <text:p text:style-name="Preformatted_20_Text"><text:span text:style-name="Source_20_Text"><text:s text:c="6"/>Make ls_tree ignore nils</text:span></text:p>
      <text:p text:style-name="Preformatted_20_Text"/>
      <text:p text:style-name="Preformatted_20_Text"><text:span text:style-name="Source_20_Text">Tom Preston-Werner (4):</text:span></text:p>
      <text:p text:style-name="Preformatted_20_Text"><text:span text:style-name="Source_20_Text"><text:s text:c="6"/>fix dates in history</text:span></text:p>
      <text:p text:style-name="Preformatted_20_Text"><text:span text:style-name="Source_20_Text"><text:s text:c="6"/>dynamic version method</text:span></text:p>
      <text:p text:style-name="Preformatted_20_Text"><text:span text:style-name="Source_20_Text"><text:s text:c="6"/>Version bump to 1.0.2</text:span></text:p>
      <text:p text:style-name="P9"><text:span text:style-name="Source_20_Text"><text:s text:c="6"/>Regenerated gemspec for version 1.0.2</text:span></text:p>
      <text:p text:style-name="Text_20_body">Obtendrás un claro resumen de todas las confirmaciones de cambios (commit) desde la versión v1.0.1, agrupadas por autor, y listas para ser incorporadas en un mensaje a tu lista de correo.</text:p>
      <text:p text:style-name="P4"/>
      <text:h text:style-name="P32" text:outline-level="2"><text:bookmark-start text:name="__RefHeading__2689_2051115327"/>5.4 Recapitulación<text:bookmark-end text:name="__RefHeading__2689_2051115327"/></text:h>
      <text:p text:style-name="Text_20_body">A estas alturas, deberías sentirte confortable tanto contribuyendo a un proyecto, como manteniendo tu propio proyecto o integrando contribuciones de otras personas. Felicidades por haber llegado a ser un desarrollador Git efectivo!. En el capítulo siguiente, aprenderás el uso de más herramientas avanzadas y algunos trucos para tratar con situaciones complejas; haciendo de tí un verdadero maestro Git.</text:p>
      <text:p text:style-name="P4"/>
      <text:h text:style-name="P22" text:outline-level="1"><text:bookmark-start text:name="__RefHeading__2693_2051115327"/><text:span text:style-name="T4">6. </text:span>Las herramientas de Git<text:bookmark-end text:name="__RefHeading__2693_2051115327"/></text:h>
      <text:p text:style-name="Text_20_body">A estas alturas, hemos aprendido la mayoria de los comandos y flujos de trabajo empleados habitualmente a la hora de utilizar, gestionar y mantener un repositorio Git para el control de versiones de código fuente. Se han visto las tareas básicas de seguimiento y confirmación de cambios en archivos. Aprovechando las capacidades del área de preparación (staging area), de las ramas (branches) y de los mecanismos de fusión (merging).</text:p>
      <text:p text:style-name="Text_20_body">En este capítulo se van a explorar unas cuantas tareas avanzadas de Git. Tareas que, aunque no se utilizan en el trabajo del día a día, en algún momento pueden ser necesarias. </text:p>
      <text:p text:style-name="P4"/>
      <text:h text:style-name="P32" text:outline-level="2"><text:bookmark-start text:name="__RefHeading__2695_2051115327"/>6.1 Selección de confirmaciones de cambios concretas<text:bookmark-end text:name="__RefHeading__2695_2051115327"/></text:h>
      <text:p text:style-name="Text_20_body">Git tiene varios modos de seleccionar confirmaciones de cambio o grupos de confirmaciones de cambio. Algunos de estos modos no son precisamente obvios, pero conviene conocerlos.</text:p>
      <text:h text:style-name="Heading_20_3" text:outline-level="3"><text:bookmark-start text:name="__RefHeading__21894_721071827"/><text:bookmark text:name="Confirmaciones-puntuales"/><text:a xlink:type="simple" xlink:href="http://git-scm.com/book/es/Las-herramientas-de-Git-Selección-de-confirmaciones-de-cambios-concretas#Confirmaciones-puntuales">Confirmaciones puntuales</text:a><text:bookmark-end text:name="__RefHeading__21894_721071827"/></text:h>
      <text:p text:style-name="Text_20_body">La forma canónica de referirse a una confirmación de cambios es indicando su código-resumen criptográfico SHA-1. Pero también existen otras maneras más sencillas. En esta sección se verán las diversas formas existentes para referirse a una determinada confirmación de cambios (commit).</text:p>
      <text:h text:style-name="Heading_20_3" text:outline-level="3"><text:bookmark-start text:name="__RefHeading__21896_721071827"/><text:bookmark text:name="SHA-corto"/><text:a xlink:type="simple" xlink:href="http://git-scm.com/book/es/Las-herramientas-de-Git-Selección-de-confirmaciones-de-cambios-concretas#SHA-corto">SHA corto</text:a><text:bookmark-end text:name="__RefHeading__21896_721071827"/></text:h>
      <text:p text:style-name="Text_20_body">Simplemente dándole los primeros caracteres del código SHA-1, Git es lo suficientemente inteligente como para figurarse cual es la confirmación de cambios (commit) deseada. Es necesario teclear por lo menos 4 caracteres y estos han de ser no ambiguos --es decir, debe existir un solo objeto en el repositorio cuyo código comience por dicho trozo inicial del SHA--.</text:p>
      <text:p text:style-name="Text_20_body">Por ejemplo, a la hora de localizar una confirmación de cambios, supongamos que se lanza el comando 'git log' e intentamos localizar la confirmación de cambios concreta donde se añadió una cierta funcionalidad: </text:p>
      <text:p text:style-name="Preformatted_20_Text"><text:span text:style-name="Source_20_Text">$ git log</text:span></text:p>
      <text:p text:style-name="Preformatted_20_Text"><text:span text:style-name="Source_20_Text">commit 734713bc047d87bf7eac9674765ae793478c50d3</text:span></text:p>
      <text:p text:style-name="Preformatted_20_Text"><text:span text:style-name="Source_20_Text">Author: Scott Chacon &lt;schacon@gmail.com&gt;</text:span></text:p>
      <text:p text:style-name="Preformatted_20_Text"><text:span text:style-name="Source_20_Text">Date: <text:s text:c="2"/>Fri Jan 2 18:32:33 2009 -0800</text:span></text:p>
      <text:p text:style-name="Preformatted_20_Text"/>
      <text:p text:style-name="Preformatted_20_Text"><text:span text:style-name="Source_20_Text"><text:s text:c="4"/>fixed refs handling, added gc auto, updated tests</text:span></text:p>
      <text:p text:style-name="Preformatted_20_Text"/>
      <text:p text:style-name="Preformatted_20_Text"><text:span text:style-name="Source_20_Text">commit d921970aadf03b3cf0e71becdaab3147ba71cdef</text:span></text:p>
      <text:p text:style-name="Preformatted_20_Text"><text:span text:style-name="Source_20_Text">Merge: 1c002dd... 35cfb2b...</text:span></text:p>
      <text:p text:style-name="Preformatted_20_Text"><text:span text:style-name="Source_20_Text">Author: Scott Chacon &lt;schacon@gmail.com&gt;</text:span></text:p>
      <text:p text:style-name="Preformatted_20_Text"><text:span text:style-name="Source_20_Text">Date: <text:s text:c="2"/>Thu Dec 11 15:08:43 2008 -0800</text:span></text:p>
      <text:p text:style-name="Preformatted_20_Text"/>
      <text:p text:style-name="Preformatted_20_Text"><text:span text:style-name="Source_20_Text"><text:s text:c="4"/>Merge commit 'phedders/rdocs'</text:span></text:p>
      <text:p text:style-name="Preformatted_20_Text"/>
      <text:p text:style-name="Preformatted_20_Text"><text:span text:style-name="Source_20_Text">commit 1c002dd4b536e7479fe34593e72e6c6c1819e53b</text:span></text:p>
      <text:p text:style-name="Preformatted_20_Text"><text:span text:style-name="Source_20_Text">Author: Scott Chacon &lt;schacon@gmail.com&gt;</text:span></text:p>
      <text:p text:style-name="Preformatted_20_Text"><text:span text:style-name="Source_20_Text">Date: <text:s text:c="2"/>Thu Dec 11 14:58:32 2008 -0800</text:span></text:p>
      <text:p text:style-name="Preformatted_20_Text"/>
      <text:p text:style-name="P9"><text:span text:style-name="Source_20_Text"><text:s text:c="4"/>added some blame and merge stuff</text:span></text:p>
      <text:p text:style-name="Text_20_body"><text:soft-page-break/>En este caso, escogiendo '1c002dd....', para lanzar el comando 'git show' sobre esa confirmación de cambios concreta, serían equivalentes todos estos comandos (asumiendo la no ambiguedad de todas las versiones cortas indicadas):</text:p>
      <text:p text:style-name="Preformatted_20_Text"><text:span text:style-name="Source_20_Text">$ git show 1c002dd4b536e7479fe34593e72e6c6c1819e53b</text:span></text:p>
      <text:p text:style-name="Preformatted_20_Text"><text:span text:style-name="Source_20_Text">$ git show 1c002dd4b536e7479f</text:span></text:p>
      <text:p text:style-name="P9"><text:span text:style-name="Source_20_Text">$ git show 1c002d</text:span></text:p>
      <text:p text:style-name="Text_20_body">En todos estos casos, Git puede deducir el resto del valor SHA-1. Con la opción '--abbrev-commit' del comando 'git log', en su salida se mostrarán valores acortados, pero únicos de SHA. Habitualmente suelen resultar valores de siete caracteres, pero alguno puede ser más largo si es necesario para preservar la unicidad de todos los valores SHA-1 mostrados:</text:p>
      <text:p text:style-name="Preformatted_20_Text"><text:span text:style-name="Source_20_Text">$ git log --abbrev-commit --pretty=oneline</text:span></text:p>
      <text:p text:style-name="Preformatted_20_Text"><text:span text:style-name="Source_20_Text">ca82a6d changed the version number</text:span></text:p>
      <text:p text:style-name="Preformatted_20_Text"><text:span text:style-name="Source_20_Text">085bb3b removed unnecessary test code</text:span></text:p>
      <text:p text:style-name="P9"><text:span text:style-name="Source_20_Text">a11bef0 first commit</text:span></text:p>
      <text:p text:style-name="Text_20_body">Normalmente, entre ocho y diez caracteres suelen ser más que suficientes para garantizar la unicidad de todos los objetos dentro de cualquier proyecto. Aunque, en uno de los más grandes proyectos gestionados con Git, el kernel de Linux, están siendo necesarios unos 12 caracteres (de los 40 posibles) para garantizar la unicidad.</text:p>
      <text:h text:style-name="Heading_20_3" text:outline-level="3"><text:bookmark-start text:name="__RefHeading__21898_721071827"/><text:bookmark text:name="Un-breve-comentario-sobre-los-códigos-SHA-1"/><text:a xlink:type="simple" xlink:href="http://git-scm.com/book/es/Las-herramientas-de-Git-Selección-de-confirmaciones-de-cambios-concretas#Un-breve-comentario-sobre-los-códigos-SHA-1">Un breve comentario sobre los códigos SHA-1</text:a><text:bookmark-end text:name="__RefHeading__21898_721071827"/></text:h>
      <text:p text:style-name="Text_20_body">Mucha gente se suele preocupar por si, por casualidad, dos objetos en su repositorio reciben el mismo código SHA-1 para identificarlos. ¿Y qué sucederia si se diera ese caso?</text:p>
      <text:p text:style-name="Text_20_body">Si se da la casualidad de confirmar cambios en un objeto y que a este se le asigne el mismo código SHA-1 que otro ya existente en el repositorio. Al ver el objeto previamente almacenado en la base de datos, Git asumirá que este ya existía. Al intentar recuperar (check-out) el objeto más tarde, siempre se obtendrán los datos del primer objeto. </text:p>
      <text:p text:style-name="Text_20_body">No obstante, hemos de ser conscientes de lo altamente improbable de un suceso así. Los códigos SHA-1 son de 20 bytes, (160 bits). El número de objetos, codificados aleatóriamente, necesarios para asegurar un 50% de probabilidad de darse una sola colisión es cercano a 2^80 (la fórmula para determinar la probabilidad de colisión es <text:span text:style-name="Source_20_Text">p = (n(n-1)/2) * (1/2^160))</text:span>). 2^80 es 1'2 x 10^24, o lo que es lo mismo, 1 billón de billones. Es decir, unas 1.200 veces el número de granos de arena en la Tierra.</text:p>
      <text:p text:style-name="Text_20_body">El siguiente ejemplo puede ser bastante ilustrativo, para hacernos una idea de lo que podría tardarse en darse una colisión en el código SHA-1: Si todos los 6'5 billones de humanos en el planeta Tierra estuvieran programando y, cada segundo, cada uno de ellos escribiera código equivalente a todo el histórico del kernel de Linux (cerca de 1 millón de objetos Git), enviandolo todo a un enorme repositorio Git. Serían necesarios unos 5 años antes de que dicho repositorio contuviera suficientes objetos como para tener una probabilidad del 50% de darse una sola colisión en el código SHA-1. Es mucho más probable que todos los miembros de nuestro equipo de programación fuesen atacados y matados por lobos, en incidentes no relacionados entre sí, acaecidos todos ellos en una misma noche.</text:p>
      <text:h text:style-name="Heading_20_3" text:outline-level="3"><text:bookmark-start text:name="__RefHeading__21900_721071827"/><text:bookmark text:name="Referencias-a-ramas"/><text:a xlink:type="simple" xlink:href="http://git-scm.com/book/es/Las-herramientas-de-Git-Selección-de-confirmaciones-de-cambios-concretas#Referencias-a-ramas">Referencias a ramas</text:a><text:bookmark-end text:name="__RefHeading__21900_721071827"/></text:h>
      <text:p text:style-name="Text_20_body">La manera más directa de referirse a una confirmación de cambios es teniendo una rama apuntando a ella. De esta forma, se puede emplear el nombre de la rama en cualquier comando Git que espere un objeto de confirmación de cambios o un código SHA-1. Por ejemplo, si se desea mostrar la última confirmación de cambios en una rama, y suponiendo que la rama 'topic1' apunta a 'ca82a6d', los tres comandos siguientes son equivalentes: </text:p>
      <text:p text:style-name="Preformatted_20_Text"><text:soft-page-break/><text:span text:style-name="Source_20_Text">$ git show ca82a6dff817ec66f44342007202690a93763949</text:span></text:p>
      <text:p text:style-name="P9"><text:span text:style-name="Source_20_Text">$ git show topic1</text:span></text:p>
      <text:p text:style-name="Text_20_body">Para ver a qué código SHA apunta una determinada rama, o si se desea conocer cómo se comportarian cualquiera de los ejemplos anteriores en términos de SHAs, se puede emplear el comando de fontaneria 'rev-parse'. En el capítulo 9 se verá más información sobre las herramientas de fontaneria. Herramientas estas que son utilizadas para operaciones a muy bajo nivel, y que no estan pensadas para ser utilizadas en el trabajo habitual del día a día. Pero que, sin embargo, pueden ser muy útiles cuando se desea ver lo que realmente sucede "tras las bambalinas", en el interior de Git. Por ejemplo, lanzando el comando 'rev-parse' sobre una rama, esta muestra el código SHA-1 de la última confirmación de cambios en ella:</text:p>
      <text:p text:style-name="Preformatted_20_Text"><text:span text:style-name="Source_20_Text">$ git rev-parse topic1</text:span></text:p>
      <text:p text:style-name="P9"><text:span text:style-name="Source_20_Text">ca82a6dff817ec66f44342007202690a93763949</text:span></text:p>
      <text:h text:style-name="Heading_20_3" text:outline-level="3"><text:bookmark-start text:name="__RefHeading__21902_721071827"/><text:bookmark text:name="Nombres-cortos-en-RefLog"/><text:a xlink:type="simple" xlink:href="http://git-scm.com/book/es/Las-herramientas-de-Git-Selección-de-confirmaciones-de-cambios-concretas#Nombres-cortos-en-RefLog">Nombres cortos en RefLog</text:a><text:bookmark-end text:name="__RefHeading__21902_721071827"/></text:h>
      <text:p text:style-name="Text_20_body">Una de las tareas realizadas por Git continuamente en segundo plano, mientras nosotros trabajamos, es el mantenimiento de un registro de referencia (reflog). En este registro queda traza de dónde han estado las referencias a HEAD y a las distintas ramas durante los últimos meses.</text:p>
      <text:p text:style-name="Text_20_body">Este registro de referencia se puede consultar con el comando 'git reflog':</text:p>
      <text:p text:style-name="Preformatted_20_Text"><text:span text:style-name="Source_20_Text">$ git reflog</text:span></text:p>
      <text:p text:style-name="Preformatted_20_Text"><text:span text:style-name="Source_20_Text">734713b... HEAD@{0}: commit: fixed refs handling, added gc auto, updated</text:span></text:p>
      <text:p text:style-name="Preformatted_20_Text"><text:span text:style-name="Source_20_Text">d921970... HEAD@{1}: merge phedders/rdocs: Merge made by recursive.</text:span></text:p>
      <text:p text:style-name="Preformatted_20_Text"><text:span text:style-name="Source_20_Text">1c002dd... HEAD@{2}: commit: added some blame and merge stuff</text:span></text:p>
      <text:p text:style-name="Preformatted_20_Text"><text:span text:style-name="Source_20_Text">1c36188... HEAD@{3}: rebase -i (squash): updating HEAD</text:span></text:p>
      <text:p text:style-name="Preformatted_20_Text"><text:span text:style-name="Source_20_Text">95df984... HEAD@{4}: commit: # This is a combination of two commits.</text:span></text:p>
      <text:p text:style-name="Preformatted_20_Text"><text:span text:style-name="Source_20_Text">1c36188... HEAD@{5}: rebase -i (squash): updating HEAD</text:span></text:p>
      <text:p text:style-name="P9"><text:span text:style-name="Source_20_Text">7e05da5... HEAD@{6}: rebase -i (pick): updating HEAD</text:span></text:p>
      <text:p text:style-name="Text_20_body">Cada vez que se actualiza una rama por cualquier razón, Git almacena esa información en este histórico temporal. Y esta información se puede utilizar para referirse a confirmaciones de cambio pasadas. Por ejemplo, si se desea ver el quinto anterior valor de HEAD en el repositorio, se puede emplear la referencia '@{n}' mostrada por la salida de reflog:</text:p>
      <text:p text:style-name="P9"><text:span text:style-name="Source_20_Text">$ git show HEAD@{5}</text:span></text:p>
      <text:p text:style-name="Text_20_body">Esta misma sintaxis puede emplearse cuando se desea ver dónde estaba una rama en un momento específico en el tiempo. Por ejemplo, para ver dónde apuntaba la rama 'master' en el día de ayer, se puede teclear:</text:p>
      <text:p text:style-name="P9"><text:span text:style-name="Source_20_Text">$ git show master@{yesterday}</text:span></text:p>
      <text:p text:style-name="Text_20_body">Este comando mostrará a dónde apuntaba ayer la rama. Esta técnica tan solo funciona para información presente en el registro de referencia. No se puede emplear para confirmaciones de cambio de antiguedad superior a unos pocos meses.</text:p>
      <text:p text:style-name="Text_20_body">Si se desea ver la información del registro de referencia, formateada de forma similar a la salida del comando 'git log', se puede lanzar el comando 'git log -g':</text:p>
      <text:p text:style-name="Preformatted_20_Text"><text:span text:style-name="Source_20_Text">$ git log -g master</text:span></text:p>
      <text:p text:style-name="Preformatted_20_Text"><text:span text:style-name="Source_20_Text">commit 734713bc047d87bf7eac9674765ae793478c50d3</text:span></text:p>
      <text:p text:style-name="Preformatted_20_Text"><text:span text:style-name="Source_20_Text">Reflog: master@{0} (Scott Chacon &lt;schacon@gmail.com&gt;)</text:span></text:p>
      <text:p text:style-name="Preformatted_20_Text"><text:span text:style-name="Source_20_Text">Reflog message: commit: fixed refs handling, added gc auto, updated </text:span></text:p>
      <text:p text:style-name="Preformatted_20_Text"><text:span text:style-name="Source_20_Text">Author: Scott Chacon &lt;schacon@gmail.com&gt;</text:span></text:p>
      <text:p text:style-name="Preformatted_20_Text"><text:span text:style-name="Source_20_Text">Date: <text:s text:c="2"/>Fri Jan 2 18:32:33 2009 -0800</text:span></text:p>
      <text:p text:style-name="Preformatted_20_Text"/>
      <text:p text:style-name="Preformatted_20_Text"><text:soft-page-break/><text:span text:style-name="Source_20_Text"><text:s text:c="4"/>fixed refs handling, added gc auto, updated tests</text:span></text:p>
      <text:p text:style-name="Preformatted_20_Text"/>
      <text:p text:style-name="Preformatted_20_Text"><text:span text:style-name="Source_20_Text">commit d921970aadf03b3cf0e71becdaab3147ba71cdef</text:span></text:p>
      <text:p text:style-name="Preformatted_20_Text"><text:span text:style-name="Source_20_Text">Reflog: master@{1} (Scott Chacon &lt;schacon@gmail.com&gt;)</text:span></text:p>
      <text:p text:style-name="Preformatted_20_Text"><text:span text:style-name="Source_20_Text">Reflog message: merge phedders/rdocs: Merge made by recursive.</text:span></text:p>
      <text:p text:style-name="Preformatted_20_Text"><text:span text:style-name="Source_20_Text">Author: Scott Chacon &lt;schacon@gmail.com&gt;</text:span></text:p>
      <text:p text:style-name="Preformatted_20_Text"><text:span text:style-name="Source_20_Text">Date: <text:s text:c="2"/>Thu Dec 11 15:08:43 2008 -0800</text:span></text:p>
      <text:p text:style-name="Preformatted_20_Text"/>
      <text:p text:style-name="P9"><text:span text:style-name="Source_20_Text"><text:s text:c="4"/>Merge commit 'phedders/rdocs'</text:span></text:p>
      <text:p text:style-name="Text_20_body">Es importante destacar la estricta localidad de la información en el registro de referencia. Es un registro que se va componiendo en cada repositorio según se va trabajando en él. Las referencias de una cierta persona en su repositorio nunca seran las mismas que las de cualquier otra persona en su copia local del repositorio. Es más, justo tras terminar de clonar un repositorio lo que se tiene es un registro de referencia vacio, puesto que aún no se ha realizado ningún trabajo sobre dicho repositorio recién clonado. Así, un comando tal como <text:span text:style-name="Source_20_Text">git show HEAD@{2.months.ago}</text:span> solo será válido en caso de haber clonado el proyecto como mínimo dos meses antes. Si se acaba de clonar hace cinco minutos, ese comando dará un resultado vacio.</text:p>
      <text:h text:style-name="Heading_20_3" text:outline-level="3"><text:bookmark-start text:name="__RefHeading__21904_721071827"/><text:bookmark text:name="Referencias-a-ancestros"/><text:a xlink:type="simple" xlink:href="http://git-scm.com/book/es/Las-herramientas-de-Git-Selección-de-confirmaciones-de-cambios-concretas#Referencias-a-ancestros">Referencias a ancestros</text:a><text:bookmark-end text:name="__RefHeading__21904_721071827"/></text:h>
      <text:p text:style-name="Text_20_body">Otra forma de especificar una confirmación de cambios es utilizando sus ancestros. Colocando un '^' al final de una referencia, Git interpreta que se refiere al padre de dicha referencia. Suponiendo que sea esta la historia de un proyecto:</text:p>
      <text:p text:style-name="Preformatted_20_Text"><text:span text:style-name="Source_20_Text">$ git log --pretty=format:'%h %s' --graph</text:span></text:p>
      <text:p text:style-name="Preformatted_20_Text"><text:span text:style-name="Source_20_Text">* 734713b fixed refs handling, added gc auto, updated tests</text:span></text:p>
      <text:p text:style-name="Preformatted_20_Text"><text:span text:style-name="Source_20_Text">* <text:s text:c="2"/>d921970 Merge commit 'phedders/rdocs'</text:span></text:p>
      <text:p text:style-name="Preformatted_20_Text"><text:span text:style-name="Source_20_Text">|\ <text:s/></text:span></text:p>
      <text:p text:style-name="Preformatted_20_Text"><text:span text:style-name="Source_20_Text">| * 35cfb2b Some rdoc changes</text:span></text:p>
      <text:p text:style-name="Preformatted_20_Text"><text:span text:style-name="Source_20_Text">* | 1c002dd added some blame and merge stuff</text:span></text:p>
      <text:p text:style-name="Preformatted_20_Text"><text:span text:style-name="Source_20_Text">|/ <text:s/></text:span></text:p>
      <text:p text:style-name="Preformatted_20_Text"><text:span text:style-name="Source_20_Text">* 1c36188 ignore *.gem</text:span></text:p>
      <text:p text:style-name="P9"><text:span text:style-name="Source_20_Text">* 9b29157 add open3_detach to gemspec file list</text:span></text:p>
      <text:p text:style-name="Text_20_body">Se puede visualizar la anteúltima confirmación de cambios indicando 'HEAD^', que significa "el padre de HEAD":</text:p>
      <text:p text:style-name="Preformatted_20_Text"><text:span text:style-name="Source_20_Text">$ git show HEAD^</text:span></text:p>
      <text:p text:style-name="Preformatted_20_Text"><text:span text:style-name="Source_20_Text">commit d921970aadf03b3cf0e71becdaab3147ba71cdef</text:span></text:p>
      <text:p text:style-name="Preformatted_20_Text"><text:span text:style-name="Source_20_Text">Merge: 1c002dd... 35cfb2b...</text:span></text:p>
      <text:p text:style-name="Preformatted_20_Text"><text:span text:style-name="Source_20_Text">Author: Scott Chacon &lt;schacon@gmail.com&gt;</text:span></text:p>
      <text:p text:style-name="Preformatted_20_Text"><text:span text:style-name="Source_20_Text">Date: <text:s text:c="2"/>Thu Dec 11 15:08:43 2008 -0800</text:span></text:p>
      <text:p text:style-name="Preformatted_20_Text"/>
      <text:p text:style-name="P9"><text:span text:style-name="Source_20_Text"><text:s text:c="4"/>Merge commit 'phedders/rdocs'</text:span></text:p>
      <text:p text:style-name="Text_20_body">También es posible indicar un número detras de '^'. Por ejemplo <text:span text:style-name="Source_20_Text">d921970^2</text:span>, para indicar "el segundo padre de d921970" . Aunque esta sentencia es útil tan solo en confirmaciones de fusiones (merge), los únicos tipos de confirmación de cambios que pueden tener más de un padre. El primer padre es el proveniente de la rama activa al realizar la fusión, y el segundo es la confirmación de cambios en la rama desde la que se fusiona.</text:p>
      <text:p text:style-name="Preformatted_20_Text"><text:span text:style-name="Source_20_Text">$ git show d921970^</text:span></text:p>
      <text:p text:style-name="Preformatted_20_Text"><text:span text:style-name="Source_20_Text">commit 1c002dd4b536e7479fe34593e72e6c6c1819e53b</text:span></text:p>
      <text:p text:style-name="Preformatted_20_Text"><text:span text:style-name="Source_20_Text">Author: Scott Chacon &lt;schacon@gmail.com&gt;</text:span></text:p>
      <text:p text:style-name="Preformatted_20_Text"><text:span text:style-name="Source_20_Text">Date: <text:s text:c="2"/>Thu Dec 11 14:58:32 2008 -0800</text:span></text:p>
      <text:p text:style-name="Preformatted_20_Text"/>
      <text:p text:style-name="Preformatted_20_Text"><text:span text:style-name="Source_20_Text"><text:s text:c="4"/>added some blame and merge stuff</text:span></text:p>
      <text:p text:style-name="Preformatted_20_Text"/>
      <text:p text:style-name="Preformatted_20_Text"><text:soft-page-break/><text:span text:style-name="Source_20_Text">$ git show d921970^2</text:span></text:p>
      <text:p text:style-name="Preformatted_20_Text"><text:span text:style-name="Source_20_Text">commit 35cfb2b795a55793d7cc56a6cc2060b4bb732548</text:span></text:p>
      <text:p text:style-name="Preformatted_20_Text"><text:span text:style-name="Source_20_Text">Author: Paul Hedderly &lt;paul+git@mjr.org&gt;</text:span></text:p>
      <text:p text:style-name="Preformatted_20_Text"><text:span text:style-name="Source_20_Text">Date: <text:s text:c="2"/>Wed Dec 10 22:22:03 2008 +0000</text:span></text:p>
      <text:p text:style-name="Preformatted_20_Text"/>
      <text:p text:style-name="P9"><text:span text:style-name="Source_20_Text"><text:s text:c="4"/>Some rdoc changes</text:span></text:p>
      <text:p text:style-name="Text_20_body">Otra forma de referirse a los ancestros es la marca <text:span text:style-name="Source_20_Text">~</text:span>. Utilizada tal cual, también se refiere al padre. Por lo tanto, <text:span text:style-name="Source_20_Text">HEAD~</text:span> y <text:span text:style-name="Source_20_Text">HEAD^</text:span> son equivalentes. Pero la diferencia comienza al indicar un número tras ella. <text:span text:style-name="Source_20_Text">HEAD~2</text:span> significa "el primer padre del primer padre", es decir, "el abuelo". Y así según el número de veces que se indique. Por ejemplo, en la historia de proyecto citada anteriormente, <text:span text:style-name="Source_20_Text">HEAD~3</text:span> sería: </text:p>
      <text:p text:style-name="Preformatted_20_Text"><text:span text:style-name="Source_20_Text">$ git show HEAD~3</text:span></text:p>
      <text:p text:style-name="Preformatted_20_Text"><text:span text:style-name="Source_20_Text">commit 1c3618887afb5fbcbea25b7c013f4e2114448b8d</text:span></text:p>
      <text:p text:style-name="Preformatted_20_Text"><text:span text:style-name="Source_20_Text">Author: Tom Preston-Werner &lt;tom@mojombo.com&gt;</text:span></text:p>
      <text:p text:style-name="Preformatted_20_Text"><text:span text:style-name="Source_20_Text">Date: <text:s text:c="2"/>Fri Nov 7 13:47:59 2008 -0500</text:span></text:p>
      <text:p text:style-name="Preformatted_20_Text"/>
      <text:p text:style-name="P9"><text:span text:style-name="Source_20_Text"><text:s text:c="4"/>ignore *.gem</text:span></text:p>
      <text:p text:style-name="Text_20_body">Igualmente, se podría haber escrito <text:span text:style-name="Source_20_Text">HEAD^^^</text:span>, que también se refiere al "primer padre del primer padre del primer padre":</text:p>
      <text:p text:style-name="Preformatted_20_Text"><text:span text:style-name="Source_20_Text">$ git show HEAD^^^</text:span></text:p>
      <text:p text:style-name="Preformatted_20_Text"><text:span text:style-name="Source_20_Text">commit 1c3618887afb5fbcbea25b7c013f4e2114448b8d</text:span></text:p>
      <text:p text:style-name="Preformatted_20_Text"><text:span text:style-name="Source_20_Text">Author: Tom Preston-Werner &lt;tom@mojombo.com&gt;</text:span></text:p>
      <text:p text:style-name="Preformatted_20_Text"><text:span text:style-name="Source_20_Text">Date: <text:s text:c="2"/>Fri Nov 7 13:47:59 2008 -0500</text:span></text:p>
      <text:p text:style-name="Preformatted_20_Text"/>
      <text:p text:style-name="P9"><text:span text:style-name="Source_20_Text"><text:s text:c="4"/>ignore *.gem</text:span></text:p>
      <text:p text:style-name="Text_20_body">E incluso también es posible combinar las dos sintaxis. Por ejemplo, para referirse al "segundo padre de la referencia previa" (asumiendo que es una confirmación de cambios de fusión -merge-), se pude escribir algo como <text:span text:style-name="Source_20_Text">HEAD~3^2</text:span>.</text:p>
      <text:h text:style-name="Heading_20_3" text:outline-level="3"><text:bookmark-start text:name="__RefHeading__21906_721071827"/><text:bookmark text:name="Referecias-a-un-rango-de-confirmaciones-de-cambios"/><text:a xlink:type="simple" xlink:href="http://git-scm.com/book/es/Las-herramientas-de-Git-Selección-de-confirmaciones-de-cambios-concretas#Referecias-a-un-rango-de-confirmaciones-de-cambios">Referecias a un rango de confirmaciones de cambios</text:a><text:bookmark-end text:name="__RefHeading__21906_721071827"/></text:h>
      <text:p text:style-name="Text_20_body">Una vez vistas las formas de referirse a confirmaciones concretas de cambios. Vamos a ver cómo referirse a un grupo de confirmaciones. Esto es especialmente útil en la gestión de ramas. Si se tienen multitud de ramas, se pueden emplear las espeficicaciones de rango para responder a cuestiones tales como "¿cual es el trabajo de esta rama que aún no se ha fusionado con la rama principal?".</text:p>
      <text:h text:style-name="Heading_20_4" text:outline-level="4">Doble punto</text:h>
      <text:p text:style-name="Text_20_body">La especificación de rango más común es la sintaxis doble-punto. Básicamente, se trata de pedir a Git que resuelva un rango de confirmaciones de cambio alcanzables desde una confirmación determinada, pero no desde otra. Por ejemplo, teniendo un historial de confirmaciones de cambio tal como el de la figura 6-1.</text:p>
      <text:p text:style-name="P8"><draw:frame draw:style-name="fr1" draw:name="gráficos91" text:anchor-type="as-char" svg:width="13.229cm" svg:height="3.466cm" draw:z-index="73"><draw:image xlink:href="http://git-scm.com/figures/18333fig0601-tn.png" xlink:type="simple" xlink:show="embed" xlink:actuate="onLoad"/></draw:frame></text:p>
      <text:p text:style-name="Text_20_body"><text:line-break/><text:soft-page-break/>Figura 6-1. Ejemplo de historial para selección de rangos.</text:p>
      <text:p text:style-name="Text_20_body">Si se desea ver qué partes de la rama experiment están sin fusionar aún con la rama master. Se puede pedir a Git que muestre un registro con las confirmaciones de cambio en <text:span text:style-name="Source_20_Text">master..experiment</text:span>. Es decir, "todas las confirmaciones de cambio alcanzables desde experiment que no se pueden alcanzar desde master". Por razones de brevedad y claridad en los ejemplos, para representar los objetos confirmación de cambios (commit) se utilizarán las letras mostradas en el diagrama en lugar de todo el registro propiamente dicho: </text:p>
      <text:p text:style-name="Preformatted_20_Text"><text:span text:style-name="Source_20_Text">$ git log master..experiment</text:span></text:p>
      <text:p text:style-name="Preformatted_20_Text"><text:span text:style-name="Source_20_Text">D</text:span></text:p>
      <text:p text:style-name="P9"><text:span text:style-name="Source_20_Text">C</text:span></text:p>
      <text:p text:style-name="Text_20_body">Si, por el contrario, se desea ver lo opuesto (todas las confirmaciones en 'master' que no están en 'experiment'). Simplemente hay que invertir los nombres de las ramas. <text:span text:style-name="Source_20_Text">experiment..master</text:span> muestra todo lo que haya en 'master' pero que no es alcanzable desde 'experiment':</text:p>
      <text:p text:style-name="Preformatted_20_Text"><text:span text:style-name="Source_20_Text">$ git log experiment..master</text:span></text:p>
      <text:p text:style-name="Preformatted_20_Text"><text:span text:style-name="Source_20_Text">F</text:span></text:p>
      <text:p text:style-name="P9"><text:span text:style-name="Source_20_Text">E</text:span></text:p>
      <text:p text:style-name="Text_20_body">Esto es útil si se desea mantener actualizada la rama 'experiment' y previsualizar lo que se está a punto de fusionar en ella. Otra utilidad habitual de estas sentencias es la de ver lo que se está a punto de enviar a un repositorio remoto:</text:p>
      <text:p text:style-name="P9"><text:span text:style-name="Source_20_Text">$ git log origin/master..HEAD</text:span></text:p>
      <text:p text:style-name="Text_20_body">Este comando muestra las confirmaciones de cambio de la rama activa que no están aún en la rama 'master' del repositorio remoto 'origin'. Si se lanza el comando 'git push' (y la rama activa actual esta relacionada con 'origin/master'), las confirmaciones de cambio mostradas por <text:span text:style-name="Source_20_Text">git log origin/master..HEAD</text:span> serán las que serán transferidas al servidor. Es posible también omitir la parte final de la sentencia y dejar que Git asuma HEAD. Por ejemplo, se pueden obtener los mismos resultados tecleando <text:span text:style-name="Source_20_Text">git log origin/master..</text:span>, ya que git sustituye HEAD en la parte faltante. </text:p>
      <text:h text:style-name="Heading_20_4" text:outline-level="4">Puntos multiples</text:h>
      <text:p text:style-name="Text_20_body">La sintaxis del doble-punto es util como atajo. Pero en algunas ocasiones interesa indicar mas de dos ramas para precisar la revisión. Como cuando se desea ver las confirmaciones de cambio presentes en cualquiera de varias ramas y no en la rama activa. Git permite realizar esto utilizando o bien el caracter <text:span text:style-name="Source_20_Text">^</text:span> o bien la opción <text:span text:style-name="Source_20_Text">--not</text:span> por delante de aquellas referencias de las que se desea no ver las confirmaciones de cambio. Así, estos tres comandos son equivalentes:</text:p>
      <text:p text:style-name="Preformatted_20_Text"><text:span text:style-name="Source_20_Text">$ git log refA..refB</text:span></text:p>
      <text:p text:style-name="Preformatted_20_Text"><text:span text:style-name="Source_20_Text">$ git log ^refA refB</text:span></text:p>
      <text:p text:style-name="P9"><text:span text:style-name="Source_20_Text">$ git log refB --not refA</text:span></text:p>
      <text:p text:style-name="Text_20_body">Esto nos permite indicar más de dos referencias en una misma consulta. Algo imposible con la sintaxis dos-puntos. Por ejemplo, si se deseean ver todas las confirmaciones de cambio alcanzables desde la 'refA' o la 'refB', pero no desde la 'refC', se puede teclear algo como esto:</text:p>
      <text:p text:style-name="Preformatted_20_Text"><text:span text:style-name="Source_20_Text">$ git log refA refB ^refC</text:span></text:p>
      <text:p text:style-name="P9"><text:span text:style-name="Source_20_Text">$ git log refA refB --not refC</text:span></text:p>
      <text:p text:style-name="Text_20_body">Esto da una enorme versatilidad al sistema de consultas y permite revisar el contenido de todas las ramas en el repositorio.</text:p>
      <text:h text:style-name="Heading_20_4" text:outline-level="4"><text:soft-page-break/>Triple-punto</text:h>
      <text:p text:style-name="Text_20_body">La última de las opciones principales para seleccionar rangos es la sintaxis triple-punto. Utilizada para especificar todas las confirmaciones de cambio alcanzables separadamente desde cualquiera de dos referencias, pero no desde ambas a la vez. Volviendo sobre la historia de proyecto mostrada en la figura 6-1. Si se desea ver lo que está o bien en 'master' o bien en 'experiment', pero no en ambas simultáneamente, se puede emplear el comando:</text:p>
      <text:p text:style-name="Preformatted_20_Text"><text:span text:style-name="Source_20_Text">$ git log master...experiment</text:span></text:p>
      <text:p text:style-name="Preformatted_20_Text"><text:span text:style-name="Source_20_Text">F</text:span></text:p>
      <text:p text:style-name="Preformatted_20_Text"><text:span text:style-name="Source_20_Text">E</text:span></text:p>
      <text:p text:style-name="Preformatted_20_Text"><text:span text:style-name="Source_20_Text">D</text:span></text:p>
      <text:p text:style-name="P9"><text:span text:style-name="Source_20_Text">C</text:span></text:p>
      <text:p text:style-name="Text_20_body">De nuevo, esto da una salida normal de 'log', pero mostrando tan solo información sobre las cuatro confirmaciones de cambio, dadas en la tradicional secuencia ordenada por fechas.</text:p>
      <text:p text:style-name="Text_20_body">Una opción habitual a utilizar en estos casos con el comando 'log' suele ser 'left-right'. Haciendo así que en la salida se muestre cual es el lado al que pertenece cada una de las confirmaciones de cambio. Esto hace más util la información mostrada:</text:p>
      <text:p text:style-name="Preformatted_20_Text"><text:span text:style-name="Source_20_Text">$ git log --left-right master...experiment</text:span></text:p>
      <text:p text:style-name="Preformatted_20_Text"><text:span text:style-name="Source_20_Text">&lt; F</text:span></text:p>
      <text:p text:style-name="Preformatted_20_Text"><text:span text:style-name="Source_20_Text">&lt; E</text:span></text:p>
      <text:p text:style-name="Preformatted_20_Text"><text:span text:style-name="Source_20_Text">&gt; D</text:span></text:p>
      <text:p text:style-name="P9"><text:span text:style-name="Source_20_Text">&gt; C</text:span></text:p>
      <text:p text:style-name="Text_20_body">Con estas herramientas, es mucho más sencillo indicar con precisión cual o cuales son las confirmaciones de cambios que se desean revisar. </text:p>
      <text:p text:style-name="P4"/>
      <text:h text:style-name="P32" text:outline-level="2"><text:bookmark-start text:name="__RefHeading__2697_2051115327"/>6.2 Preparación interactiva<text:bookmark-end text:name="__RefHeading__2697_2051115327"/></text:h>
      <text:p text:style-name="Text_20_body">Git trae incluidos unos cuantos scripts para facilitar algunas de las tareas en la línea de comandos. Se van a mostrar unos pocos comandos interactivos que suelen ser de gran utilidad a la hora de recoger en una confirmación de cambios solo ciertas combinaciones y partes de archivos. Estas herramientas son útiles, por ejemplo, cuando se modifican unos cuantos archivos y luego se decide almacenar esos cambios en una serie de confirmaciones de cambio focalizadas en lugar de en una sola confirmación de cambio entremezclada. Así, se consiguen unas confirmaciones de cambio con agrupaciones lógicas de modificaciones, facilitando su revisión por parte otros desarrolladores que trabajen con nosotros. Al lanzar el comando 'git add' con las opciones '-i' o '--interactive', Git entra en un modo interactivo y muestra algo así como:</text:p>
      <text:p text:style-name="Preformatted_20_Text"><text:span text:style-name="Source_20_Text">$ git add -i</text:span></text:p>
      <text:p text:style-name="Preformatted_20_Text"><text:span text:style-name="Source_20_Text"><text:s text:c="11"/>staged <text:s text:c="4"/>unstaged path</text:span></text:p>
      <text:p text:style-name="Preformatted_20_Text"><text:span text:style-name="Source_20_Text"><text:s text:c="2"/>1: <text:s text:c="3"/>unchanged <text:s text:c="7"/>+0/-1 TODO</text:span></text:p>
      <text:p text:style-name="Preformatted_20_Text"><text:span text:style-name="Source_20_Text"><text:s text:c="2"/>2: <text:s text:c="3"/>unchanged <text:s text:c="7"/>+1/-1 index.html</text:span></text:p>
      <text:p text:style-name="Preformatted_20_Text"><text:span text:style-name="Source_20_Text"><text:s text:c="2"/>3: <text:s text:c="3"/>unchanged <text:s text:c="7"/>+5/-1 lib/simplegit.rb</text:span></text:p>
      <text:p text:style-name="Preformatted_20_Text"/>
      <text:p text:style-name="Preformatted_20_Text"><text:span text:style-name="Source_20_Text">*** Commands ***</text:span></text:p>
      <text:p text:style-name="Preformatted_20_Text"><text:span text:style-name="Source_20_Text"><text:s text:c="2"/>1: status <text:s text:c="4"/>2: update <text:s text:c="5"/>3: revert <text:s text:c="4"/>4: add untracked</text:span></text:p>
      <text:p text:style-name="Preformatted_20_Text"><text:span text:style-name="Source_20_Text"><text:s text:c="2"/>5: patch <text:s text:c="5"/>6: diff <text:s text:c="7"/>7: quit <text:s text:c="6"/>8: help</text:span></text:p>
      <text:p text:style-name="P9"><text:span text:style-name="Source_20_Text">What now&gt; </text:span></text:p>
      <text:p text:style-name="Text_20_body">Según se ve, este comando muestra una vista bastante diferente del área de preparación (staging area). Básicamente se trata de la misma información dada por el comando 'git status', pero mas sucinta e informativa. Se ve una lista de cambios ya preparados, en la izquierda; y de los que están aún sin preparar, en la derecha. </text:p>
      <text:p text:style-name="Text_20_body"><text:soft-page-break/>Tras esa lista, viene la sección de comandos. Aquí se pueden lanzar acciones tales como: añadir archivos en el area de preparación (staging), sacar archivos de ella (unstaging), poner solo parte de algún archivo, añadir archivos nuevos que estaban fuera del sistema de control o mostrar diferencias en aquello que se ha añadido.</text:p>
      <text:h text:style-name="Heading_20_3" text:outline-level="3"><text:bookmark-start text:name="__RefHeading__21908_721071827"/><text:bookmark text:name="Introduciendo-archivos-en-el-area-de-preparación-y-sacandolos-de-ella"/><text:a xlink:type="simple" xlink:href="http://git-scm.com/book/es/Las-herramientas-de-Git-Preparación-interactiva#Introduciendo-archivos-en-el-area-de-preparación-y-sacandolos-de-ella">Introduciendo archivos en el area de preparación y sacandolos de ella</text:a><text:bookmark-end text:name="__RefHeading__21908_721071827"/></text:h>
      <text:p text:style-name="Text_20_body">Tecleando '2' o 'u' (update) tras el indicador 'What now&gt;', el script interactivo preguntará cuales son los archivos que se quieren añadir al área de preparación:</text:p>
      <text:p text:style-name="Preformatted_20_Text"><text:span text:style-name="Source_20_Text">What now&gt; 2</text:span></text:p>
      <text:p text:style-name="Preformatted_20_Text"><text:span text:style-name="Source_20_Text"><text:s text:c="11"/>staged <text:s text:c="4"/>unstaged path</text:span></text:p>
      <text:p text:style-name="Preformatted_20_Text"><text:span text:style-name="Source_20_Text"><text:s text:c="2"/>1: <text:s text:c="3"/>unchanged <text:s text:c="7"/>+0/-1 TODO</text:span></text:p>
      <text:p text:style-name="Preformatted_20_Text"><text:span text:style-name="Source_20_Text"><text:s text:c="2"/>2: <text:s text:c="3"/>unchanged <text:s text:c="7"/>+1/-1 index.html</text:span></text:p>
      <text:p text:style-name="Preformatted_20_Text"><text:span text:style-name="Source_20_Text"><text:s text:c="2"/>3: <text:s text:c="3"/>unchanged <text:s text:c="7"/>+5/-1 lib/simplegit.rb</text:span></text:p>
      <text:p text:style-name="P9"><text:span text:style-name="Source_20_Text">Update&gt;&gt;</text:span></text:p>
      <text:p text:style-name="Text_20_body">Para añadir los archivos TODO e index.html, se teclearian los números:</text:p>
      <text:p text:style-name="Preformatted_20_Text"><text:span text:style-name="Source_20_Text">Update&gt;&gt; 1,2</text:span></text:p>
      <text:p text:style-name="Preformatted_20_Text"><text:span text:style-name="Source_20_Text"><text:s text:c="11"/>staged <text:s text:c="4"/>unstaged path</text:span></text:p>
      <text:p text:style-name="Preformatted_20_Text"><text:span text:style-name="Source_20_Text">* 1: <text:s text:c="3"/>unchanged <text:s text:c="7"/>+0/-1 TODO</text:span></text:p>
      <text:p text:style-name="Preformatted_20_Text"><text:span text:style-name="Source_20_Text">* 2: <text:s text:c="3"/>unchanged <text:s text:c="7"/>+1/-1 index.html</text:span></text:p>
      <text:p text:style-name="Preformatted_20_Text"><text:span text:style-name="Source_20_Text"><text:s text:c="2"/>3: <text:s text:c="3"/>unchanged <text:s text:c="7"/>+5/-1 lib/simplegit.rb</text:span></text:p>
      <text:p text:style-name="P9"><text:span text:style-name="Source_20_Text">Update&gt;&gt;</text:span></text:p>
      <text:p text:style-name="Text_20_body">El asterisco <text:span text:style-name="Source_20_Text">*</text:span> al lado de cada archivo indica que dicho archivo ha sido seleccionado para ser preparado. Pulsando la tecla [Enter] tras el indicador 'Update&gt;&gt;', Git toma lo seleccionado y lo añade al área de preparación: </text:p>
      <text:p text:style-name="Preformatted_20_Text"><text:span text:style-name="Source_20_Text">Update&gt;&gt; </text:span></text:p>
      <text:p text:style-name="Preformatted_20_Text"><text:span text:style-name="Source_20_Text">updated 2 paths</text:span></text:p>
      <text:p text:style-name="Preformatted_20_Text"/>
      <text:p text:style-name="Preformatted_20_Text"><text:span text:style-name="Source_20_Text">*** Commands ***</text:span></text:p>
      <text:p text:style-name="Preformatted_20_Text"><text:span text:style-name="Source_20_Text"><text:s text:c="2"/>1: status <text:s text:c="4"/>2: update <text:s text:c="5"/>3: revert <text:s text:c="4"/>4: add untracked</text:span></text:p>
      <text:p text:style-name="Preformatted_20_Text"><text:span text:style-name="Source_20_Text"><text:s text:c="2"/>5: patch <text:s text:c="5"/>6: diff <text:s text:c="7"/>7: quit <text:s text:c="6"/>8: help</text:span></text:p>
      <text:p text:style-name="Preformatted_20_Text"><text:span text:style-name="Source_20_Text">What now&gt; 1</text:span></text:p>
      <text:p text:style-name="Preformatted_20_Text"><text:span text:style-name="Source_20_Text"><text:s text:c="11"/>staged <text:s text:c="4"/>unstaged path</text:span></text:p>
      <text:p text:style-name="Preformatted_20_Text"><text:span text:style-name="Source_20_Text"><text:s text:c="2"/>1: <text:s text:c="7"/>+0/-1 <text:s text:c="5"/>nothing TODO</text:span></text:p>
      <text:p text:style-name="Preformatted_20_Text"><text:span text:style-name="Source_20_Text"><text:s text:c="2"/>2: <text:s text:c="7"/>+1/-1 <text:s text:c="5"/>nothing index.html</text:span></text:p>
      <text:p text:style-name="P9"><text:span text:style-name="Source_20_Text"><text:s text:c="2"/>3: <text:s text:c="3"/>unchanged <text:s text:c="7"/>+5/-1 lib/simplegit.rb</text:span></text:p>
      <text:p text:style-name="Text_20_body">En estos momentos se ve que los archivos TODO e index.html están en el área de preparación y que el archivo simplegit.rb no está aún. Si se desea sacar el archivo TODO del área, se puede utilizar la opción '3' o 'r' (revert):</text:p>
      <text:p text:style-name="Preformatted_20_Text"><text:span text:style-name="Source_20_Text">*** Commands ***</text:span></text:p>
      <text:p text:style-name="Preformatted_20_Text"><text:span text:style-name="Source_20_Text"><text:s text:c="2"/>1: status <text:s text:c="4"/>2: update <text:s text:c="5"/>3: revert <text:s text:c="4"/>4: add untracked</text:span></text:p>
      <text:p text:style-name="Preformatted_20_Text"><text:span text:style-name="Source_20_Text"><text:s text:c="2"/>5: patch <text:s text:c="5"/>6: diff <text:s text:c="7"/>7: quit <text:s text:c="6"/>8: help</text:span></text:p>
      <text:p text:style-name="Preformatted_20_Text"><text:span text:style-name="Source_20_Text">What now&gt; 3</text:span></text:p>
      <text:p text:style-name="Preformatted_20_Text"><text:span text:style-name="Source_20_Text"><text:s text:c="11"/>staged <text:s text:c="4"/>unstaged path</text:span></text:p>
      <text:p text:style-name="Preformatted_20_Text"><text:span text:style-name="Source_20_Text"><text:s text:c="2"/>1: <text:s text:c="7"/>+0/-1 <text:s text:c="5"/>nothing TODO</text:span></text:p>
      <text:p text:style-name="Preformatted_20_Text"><text:span text:style-name="Source_20_Text"><text:s text:c="2"/>2: <text:s text:c="7"/>+1/-1 <text:s text:c="5"/>nothing index.html</text:span></text:p>
      <text:p text:style-name="Preformatted_20_Text"><text:span text:style-name="Source_20_Text"><text:s text:c="2"/>3: <text:s text:c="3"/>unchanged <text:s text:c="7"/>+5/-1 lib/simplegit.rb</text:span></text:p>
      <text:p text:style-name="Preformatted_20_Text"><text:span text:style-name="Source_20_Text">Revert&gt;&gt; 1</text:span></text:p>
      <text:p text:style-name="Preformatted_20_Text"><text:span text:style-name="Source_20_Text"><text:s text:c="11"/>staged <text:s text:c="4"/>unstaged path</text:span></text:p>
      <text:p text:style-name="Preformatted_20_Text"><text:span text:style-name="Source_20_Text">* 1: <text:s text:c="7"/>+0/-1 <text:s text:c="5"/>nothing TODO</text:span></text:p>
      <text:p text:style-name="Preformatted_20_Text"><text:span text:style-name="Source_20_Text"><text:s text:c="2"/>2: <text:s text:c="7"/>+1/-1 <text:s text:c="5"/>nothing index.html</text:span></text:p>
      <text:p text:style-name="Preformatted_20_Text"><text:span text:style-name="Source_20_Text"><text:s text:c="2"/>3: <text:s text:c="3"/>unchanged <text:s text:c="7"/>+5/-1 lib/simplegit.rb</text:span></text:p>
      <text:p text:style-name="Preformatted_20_Text"><text:span text:style-name="Source_20_Text">Revert&gt;&gt; [enter]</text:span></text:p>
      <text:p text:style-name="P9"><text:soft-page-break/><text:span text:style-name="Source_20_Text">reverted one path</text:span></text:p>
      <text:p text:style-name="Text_20_body">Volviendo a mirar el estado de Git, se comprueba que se ha sacado el archivo TODO del área de preparación:</text:p>
      <text:p text:style-name="Preformatted_20_Text"><text:span text:style-name="Source_20_Text">*** Commands ***</text:span></text:p>
      <text:p text:style-name="Preformatted_20_Text"><text:span text:style-name="Source_20_Text"><text:s text:c="2"/>1: status <text:s text:c="4"/>2: update <text:s text:c="5"/>3: revert <text:s text:c="4"/>4: add untracked</text:span></text:p>
      <text:p text:style-name="Preformatted_20_Text"><text:span text:style-name="Source_20_Text"><text:s text:c="2"/>5: patch <text:s text:c="5"/>6: diff <text:s text:c="7"/>7: quit <text:s text:c="6"/>8: help</text:span></text:p>
      <text:p text:style-name="Preformatted_20_Text"><text:span text:style-name="Source_20_Text">What now&gt; 1</text:span></text:p>
      <text:p text:style-name="Preformatted_20_Text"><text:span text:style-name="Source_20_Text"><text:s text:c="11"/>staged <text:s text:c="4"/>unstaged path</text:span></text:p>
      <text:p text:style-name="Preformatted_20_Text"><text:span text:style-name="Source_20_Text"><text:s text:c="2"/>1: <text:s text:c="3"/>unchanged <text:s text:c="7"/>+0/-1 TODO</text:span></text:p>
      <text:p text:style-name="Preformatted_20_Text"><text:span text:style-name="Source_20_Text"><text:s text:c="2"/>2: <text:s text:c="7"/>+1/-1 <text:s text:c="5"/>nothing index.html</text:span></text:p>
      <text:p text:style-name="P9"><text:span text:style-name="Source_20_Text"><text:s text:c="2"/>3: <text:s text:c="3"/>unchanged <text:s text:c="7"/>+5/-1 lib/simplegit.rb</text:span></text:p>
      <text:p text:style-name="Text_20_body">Para ver las diferencis entre lo que está preparado, se puede utilizar la opción '6' o 'd' (diff). Esta muestra una lista de los archivos preparados en el área de preparación, permitiendo la seleccion de aquellos sobre los que se desean ver diferencias. Es muy parecido a lanzar el comando 'git diff --cached' directamente en la línea de comandos:</text:p>
      <text:p text:style-name="Preformatted_20_Text"><text:span text:style-name="Source_20_Text">*** Commands ***</text:span></text:p>
      <text:p text:style-name="Preformatted_20_Text"><text:span text:style-name="Source_20_Text"><text:s text:c="2"/>1: status <text:s text:c="4"/>2: update <text:s text:c="5"/>3: revert <text:s text:c="4"/>4: add untracked</text:span></text:p>
      <text:p text:style-name="Preformatted_20_Text"><text:span text:style-name="Source_20_Text"><text:s text:c="2"/>5: patch <text:s text:c="5"/>6: diff <text:s text:c="7"/>7: quit <text:s text:c="6"/>8: help</text:span></text:p>
      <text:p text:style-name="Preformatted_20_Text"><text:span text:style-name="Source_20_Text">What now&gt; 6</text:span></text:p>
      <text:p text:style-name="Preformatted_20_Text"><text:span text:style-name="Source_20_Text"><text:s text:c="11"/>staged <text:s text:c="4"/>unstaged path</text:span></text:p>
      <text:p text:style-name="Preformatted_20_Text"><text:span text:style-name="Source_20_Text"><text:s text:c="2"/>1: <text:s text:c="7"/>+1/-1 <text:s text:c="5"/>nothing index.html</text:span></text:p>
      <text:p text:style-name="Preformatted_20_Text"><text:span text:style-name="Source_20_Text">Review diff&gt;&gt; 1</text:span></text:p>
      <text:p text:style-name="Preformatted_20_Text"><text:span text:style-name="Source_20_Text">diff --git a/index.html b/index.html</text:span></text:p>
      <text:p text:style-name="Preformatted_20_Text"><text:span text:style-name="Source_20_Text">index 4d07108..4335f49 100644</text:span></text:p>
      <text:p text:style-name="Preformatted_20_Text"><text:span text:style-name="Source_20_Text">--- a/index.html</text:span></text:p>
      <text:p text:style-name="Preformatted_20_Text"><text:span text:style-name="Source_20_Text">+++ b/index.html</text:span></text:p>
      <text:p text:style-name="Preformatted_20_Text"><text:span text:style-name="Source_20_Text">@@ -16,7 +16,7 @@ Date Finder</text:span></text:p>
      <text:p text:style-name="Preformatted_20_Text"/>
      <text:p text:style-name="Preformatted_20_Text"><text:span text:style-name="Source_20_Text"><text:s/>&lt;p id="out"&gt;...&lt;/p&gt;</text:span></text:p>
      <text:p text:style-name="Preformatted_20_Text"/>
      <text:p text:style-name="Preformatted_20_Text"><text:span text:style-name="Source_20_Text">-&lt;div id="footer"&gt;contact : support@github.com&lt;/div&gt;</text:span></text:p>
      <text:p text:style-name="Preformatted_20_Text"><text:span text:style-name="Source_20_Text">+&lt;div id="footer"&gt;contact : email.support@github.com&lt;/div&gt;</text:span></text:p>
      <text:p text:style-name="Preformatted_20_Text"/>
      <text:p text:style-name="P9"><text:span text:style-name="Source_20_Text"><text:s/>&lt;script type="text/javascript"&gt;</text:span></text:p>
      <text:p text:style-name="Text_20_body">Con estos comandos básicos, se ha visto cómo se puede emplear el modo interactivo para interactuar de forma más sencilla con el área de preparación.</text:p>
      <text:h text:style-name="Heading_20_3" text:outline-level="3"><text:bookmark-start text:name="__RefHeading__21910_721071827"/><text:bookmark text:name="Parches-en-la-preparación"/><text:a xlink:type="simple" xlink:href="http://git-scm.com/book/es/Las-herramientas-de-Git-Preparación-interactiva#Parches-en-la-preparación">Parches en la preparación</text:a><text:bookmark-end text:name="__RefHeading__21910_721071827"/></text:h>
      <text:p text:style-name="Text_20_body">También es posible añadir solo ciertas partes de algunos archivos y no otras. Por ejemplo, si se han realizado dos cambios en el archivo simplegit.rb y se desea pasar solo uno de ellos al área de preparación, pero no el otro. En el indicador interactivo se ha de teclear '5' o 'p' (patch). Git preguntará cual es el archivo a pasar parcialmente al área de preparación. Y después irá mostrando trozos de las distintas secciones modificadas en el archivo, preguntando por cada una si se desea pasar o no al área de preparación:</text:p>
      <text:p text:style-name="Preformatted_20_Text"><text:span text:style-name="Source_20_Text">diff --git a/lib/simplegit.rb b/lib/simplegit.rb</text:span></text:p>
      <text:p text:style-name="Preformatted_20_Text"><text:span text:style-name="Source_20_Text">index dd5ecc4..57399e0 100644</text:span></text:p>
      <text:p text:style-name="Preformatted_20_Text"><text:span text:style-name="Source_20_Text">--- a/lib/simplegit.rb</text:span></text:p>
      <text:p text:style-name="Preformatted_20_Text"><text:span text:style-name="Source_20_Text">+++ b/lib/simplegit.rb</text:span></text:p>
      <text:p text:style-name="Preformatted_20_Text"><text:span text:style-name="Source_20_Text">@@ -22,7 +22,7 @@ class SimpleGit</text:span></text:p>
      <text:p text:style-name="Preformatted_20_Text"><text:span text:style-name="Source_20_Text"><text:s text:c="3"/>end</text:span></text:p>
      <text:p text:style-name="Preformatted_20_Text"/>
      <text:p text:style-name="Preformatted_20_Text"><text:span text:style-name="Source_20_Text"><text:s text:c="3"/>def log(treeish = 'master')</text:span></text:p>
      <text:p text:style-name="Preformatted_20_Text"><text:soft-page-break/><text:span text:style-name="Source_20_Text">- <text:s text:c="3"/>command("git log -n 25 #{treeish}")</text:span></text:p>
      <text:p text:style-name="Preformatted_20_Text"><text:span text:style-name="Source_20_Text">+ <text:s text:c="3"/>command("git log -n 30 #{treeish}")</text:span></text:p>
      <text:p text:style-name="Preformatted_20_Text"><text:span text:style-name="Source_20_Text"><text:s text:c="3"/>end</text:span></text:p>
      <text:p text:style-name="Preformatted_20_Text"/>
      <text:p text:style-name="Preformatted_20_Text"><text:span text:style-name="Source_20_Text"><text:s text:c="3"/>def blame(path)</text:span></text:p>
      <text:p text:style-name="P9"><text:span text:style-name="Source_20_Text">Stage this hunk [y,n,a,d,/,j,J,g,e,?]? </text:span></text:p>
      <text:p text:style-name="Text_20_body">En estas preguntas, hay varias opciones de respuesta. Tecleando '?' se muestra una lista de las mismas:</text:p>
      <text:p text:style-name="Preformatted_20_Text"><text:span text:style-name="Source_20_Text">Stage this hunk [y,n,a,d,/,j,J,g,e,?]? ?</text:span></text:p>
      <text:p text:style-name="Preformatted_20_Text"><text:span text:style-name="Source_20_Text">y - stage this hunk</text:span></text:p>
      <text:p text:style-name="Preformatted_20_Text"><text:span text:style-name="Source_20_Text">n - do not stage this hunk</text:span></text:p>
      <text:p text:style-name="Preformatted_20_Text"><text:span text:style-name="Source_20_Text">a - stage this and all the remaining hunks in the file</text:span></text:p>
      <text:p text:style-name="Preformatted_20_Text"><text:span text:style-name="Source_20_Text">d - do not stage this hunk nor any of the remaining hunks in the file</text:span></text:p>
      <text:p text:style-name="Preformatted_20_Text"><text:span text:style-name="Source_20_Text">g - select a hunk to go to</text:span></text:p>
      <text:p text:style-name="Preformatted_20_Text"><text:span text:style-name="Source_20_Text">/ - search for a hunk matching the given regex</text:span></text:p>
      <text:p text:style-name="Preformatted_20_Text"><text:span text:style-name="Source_20_Text">j - leave this hunk undecided, see next undecided hunk</text:span></text:p>
      <text:p text:style-name="Preformatted_20_Text"><text:span text:style-name="Source_20_Text">J - leave this hunk undecided, see next hunk</text:span></text:p>
      <text:p text:style-name="Preformatted_20_Text"><text:span text:style-name="Source_20_Text">k - leave this hunk undecided, see previous undecided hunk</text:span></text:p>
      <text:p text:style-name="Preformatted_20_Text"><text:span text:style-name="Source_20_Text">K - leave this hunk undecided, see previous hunk</text:span></text:p>
      <text:p text:style-name="Preformatted_20_Text"><text:span text:style-name="Source_20_Text">s - split the current hunk into smaller hunks</text:span></text:p>
      <text:p text:style-name="Preformatted_20_Text"><text:span text:style-name="Source_20_Text">e - manually edit the current hunk</text:span></text:p>
      <text:p text:style-name="P9"><text:span text:style-name="Source_20_Text">? - print help</text:span></text:p>
      <text:p text:style-name="Text_20_body">Habitualmente se tecleará 'y' o 'n' según se desee pasar o no cada trozo. Pero habrá ocasiones donde pueda ser útil pasar todos ellos conjuntamente, o el dejar para más tarde la decisión sobre un trozo concreto. Si se decide pasar solo una parte de un archivo y dejar sin pasar otra parte, la salida de estado mostrará algo así como:</text:p>
      <text:p text:style-name="Preformatted_20_Text"><text:span text:style-name="Source_20_Text">What now&gt; 1</text:span></text:p>
      <text:p text:style-name="Preformatted_20_Text"><text:span text:style-name="Source_20_Text"><text:s text:c="11"/>staged <text:s text:c="4"/>unstaged path</text:span></text:p>
      <text:p text:style-name="Preformatted_20_Text"><text:span text:style-name="Source_20_Text"><text:s text:c="2"/>1: <text:s text:c="3"/>unchanged <text:s text:c="7"/>+0/-1 TODO</text:span></text:p>
      <text:p text:style-name="Preformatted_20_Text"><text:span text:style-name="Source_20_Text"><text:s text:c="2"/>2: <text:s text:c="7"/>+1/-1 <text:s text:c="5"/>nothing index.html</text:span></text:p>
      <text:p text:style-name="P9"><text:span text:style-name="Source_20_Text"><text:s text:c="2"/>3: <text:s text:c="7"/>+1/-1 <text:s text:c="7"/>+4/-0 lib/simplegit.rb</text:span></text:p>
      <text:p text:style-name="Text_20_body">La línea correspondiente al estado del archivo simplegit.rb es bastante interesante. Muestra que un par de líneas han sido preparadas (staged) en el área de preparación y otro par han sido dejadas fuera de dicho área (unstaged). Es decir, se ha pasado parcialmente ese archivo al área de preparación. En este punto, es posible salir del script interactivo y lanzar el comando 'git commit' para almacenar esa confirmación de cambios parciales en los archivos.</text:p>
      <text:p text:style-name="Text_20_body">Por último, cabe comentar que no es necesario entrar expresamente en el modo interactivo para preparar archivos parcialmente. También se puede acceder a ese script con los comandos 'git add -p' o con 'git add --patch', directamente desde la línea de comandos. </text:p>
      <text:p text:style-name="P4"/>
      <text:h text:style-name="P32" text:outline-level="2"><text:bookmark-start text:name="__RefHeading__2699_2051115327"/>6.3 Guardado rápido provisional<text:bookmark-end text:name="__RefHeading__2699_2051115327"/></text:h>
      <text:p text:style-name="Text_20_body">Según se está trabajando en un apartado de un proyecto, normalmente el espacio de trabajo suele estar en un estado inconsistente. Pero puede que se necesite cambiar de rama durante un breve tiempo para ponerse a trabajar en algún otro tema urgente. Esto plantea el problema de confirmar cambios en un trabajo medio hecho, simplemente para poder volver a ese punto más tarde. Y su solución es el comando 'git stash'.</text:p>
      <text:p text:style-name="Text_20_body">Este comando de guardado rápido (stashing) toma el estado del espacio de trabajo, con todas las modificaciones en los archivos bajo control de cambios, y lo guarda en una pila provisional. Desde allí, se podrán recuperar posteriormente y volverlas a aplicar de nuevo sobre el espacio de trabajo.</text:p>
      <text:h text:style-name="Heading_20_3" text:outline-level="3"><text:bookmark-start text:name="__RefHeading__21912_721071827"/><text:bookmark text:name="Guardando-el-trabajo-temporalmente"/><text:soft-page-break/><text:a xlink:type="simple" xlink:href="http://git-scm.com/book/es/Las-herramientas-de-Git-Guardado-rápido-provisional#Guardando-el-trabajo-temporalmente">Guardando el trabajo temporalmente</text:a><text:bookmark-end text:name="__RefHeading__21912_721071827"/></text:h>
      <text:p text:style-name="Text_20_body">Por ejemplo, si se está trabajando sobre un par de archivos e incluso uno de ellos está ya añadido al área de preparación para un futuro almacenamiento de sus cambios en el repositorio. Al lanzar el comando 'git status', se podría observar un estado inconsistente tal como:</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5"/>modified: <text:s text:c="2"/>index.html</text:span></text:p>
      <text:p text:style-name="Preformatted_20_Text"><text:span text:style-name="Source_20_Text">#</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text:span></text:p>
      <text:p text:style-name="Preformatted_20_Text"><text:span text:style-name="Source_20_Text"># <text:s text:c="5"/>modified: <text:s text:c="2"/>lib/simplegit.rb</text:span></text:p>
      <text:p text:style-name="P9"><text:span text:style-name="Source_20_Text">#</text:span></text:p>
      <text:p text:style-name="Text_20_body">Si justo en este momento se desea cambiar de rama, pero sin confirmar los cambios realizados hasta entonces; la solución es un guardado rápido provisional de los cambios. Utilizando el comando 'git stash' y enviando un nuevo grupo de cambios a la pila de guardado rápido:</text:p>
      <text:p text:style-name="Preformatted_20_Text"><text:span text:style-name="Source_20_Text">$ git stash</text:span></text:p>
      <text:p text:style-name="Preformatted_20_Text"><text:span text:style-name="Source_20_Text">Saved working directory and index state \</text:span></text:p>
      <text:p text:style-name="Preformatted_20_Text"><text:span text:style-name="Source_20_Text"><text:s text:c="2"/>"WIP on master: 049d078 added the index file"</text:span></text:p>
      <text:p text:style-name="Preformatted_20_Text"><text:span text:style-name="Source_20_Text">HEAD is now at 049d078 added the index file</text:span></text:p>
      <text:p text:style-name="P9"><text:span text:style-name="Source_20_Text">(To restore them type "git stash apply")</text:span></text:p>
      <text:p text:style-name="Text_20_body">Con ello, se limpia el área de trabajo:</text:p>
      <text:p text:style-name="Preformatted_20_Text"><text:span text:style-name="Source_20_Text">$ git status</text:span></text:p>
      <text:p text:style-name="Preformatted_20_Text"><text:span text:style-name="Source_20_Text"># On branch master</text:span></text:p>
      <text:p text:style-name="P9"><text:span text:style-name="Source_20_Text">nothing to commit (working directory clean)</text:span></text:p>
      <text:p text:style-name="Text_20_body">Y se permite cambiar de rama para ponerse a trabajar en cualquier otra parte. Con la tranquilidad de que los cambios a medio completar están guardados a buen recaudo en la pila de guardado rápido. Para ver el contenido de dicha pila, se emplea el comando 'git stash list':</text:p>
      <text:p text:style-name="Preformatted_20_Text"><text:span text:style-name="Source_20_Text">$ git stash list</text:span></text:p>
      <text:p text:style-name="Preformatted_20_Text"><text:span text:style-name="Source_20_Text">stash@{0}: WIP on master: 049d078 added the index file</text:span></text:p>
      <text:p text:style-name="Preformatted_20_Text"><text:span text:style-name="Source_20_Text">stash@{1}: WIP on master: c264051... Revert "added file_size"</text:span></text:p>
      <text:p text:style-name="P9"><text:span text:style-name="Source_20_Text">stash@{2}: WIP on master: 21d80a5... added number to log</text:span></text:p>
      <text:p text:style-name="Text_20_body">En este ejemplo, se habian realizado dos guardados rápidos anteriores, por lo que se ven tres grupos de cambios guardados en la pila. Con el comando 'git stash apply', tal y como se indica en la salida del comando stash original, se pueden volver a aplicar los últimos cambios recien guardados. Si lo que se desea es reaplicar alguno de los grupos más antiguos de cambios, se ha de indicar expresamente: <text:span text:style-name="Source_20_Text">git stash apply stash@{2}</text:span> Si no se indica ningún grupo concreto, Git asume que se desea reaplicar el grupo de cambios más reciente de entre los guardados en la pila.</text:p>
      <text:p text:style-name="Preformatted_20_Text"><text:span text:style-name="Source_20_Text">$ git stash apply</text:span></text:p>
      <text:p text:style-name="Preformatted_20_Text"><text:span text:style-name="Source_20_Text"># On branch master</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text:span></text:p>
      <text:p text:style-name="Preformatted_20_Text"><text:span text:style-name="Source_20_Text"># <text:s text:c="5"/>modified: <text:s text:c="2"/>index.html</text:span></text:p>
      <text:p text:style-name="Preformatted_20_Text"><text:span text:style-name="Source_20_Text"># <text:s text:c="5"/>modified: <text:s text:c="2"/>lib/simplegit.rb</text:span></text:p>
      <text:p text:style-name="P9"><text:span text:style-name="Source_20_Text">#</text:span></text:p>
      <text:p text:style-name="Text_20_body"><text:soft-page-break/>Como se ve en la salida del comando, Git vueve a aplicar los correspondientes cambios en los archivos que estaban modificados. Pero no conserva la información de lo que estaba o no estaba añadido al área de preparación. En este ejemplo se han aplicado los cambios de vuelta sobre un espacio de trabajo limpio, en la misma rama. Pero no es esta la única situación en la que se pueden reaplicar cambios. Es perfectamente posible guardar rápidamente (stash) el estado de una rama. Cambiar posteriormente a otra rama. Y proceder a aplicar sobre esta otra rama los cambios guardados, en lugar de sobre la rama original. Es posible incluso aplicar de vuelta cambios sobre un espacio de trabajo inconsistente, donde haya otros cambios o algunos archivos añadidos al área de preparación. (Git notificará de los correspondientes conflictos de fusión si todo ello no se puede aplicar limpiamente.)</text:p>
      <text:p text:style-name="Text_20_body">Las modificaciones sobre los archivos serán aplicadas; pero no así el estado de preparación. Para conseguir esto último, es necesario emplear la opción <text:span text:style-name="Source_20_Text">--index</text:span> del comando <text:span text:style-name="Source_20_Text">git stash apply</text:span>. Con ella se le indica que debe intentar reaplicar también el estado de preparación de los archivos. Y asi se puede conseguir volver exactamente al punto original:</text:p>
      <text:p text:style-name="Preformatted_20_Text"><text:span text:style-name="Source_20_Text">$ git stash apply --index</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5"/>modified: <text:s text:c="2"/>index.html</text:span></text:p>
      <text:p text:style-name="Preformatted_20_Text"><text:span text:style-name="Source_20_Text">#</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text:span></text:p>
      <text:p text:style-name="Preformatted_20_Text"><text:span text:style-name="Source_20_Text"># <text:s text:c="5"/>modified: <text:s text:c="2"/>lib/simplegit.rb</text:span></text:p>
      <text:p text:style-name="P9"><text:span text:style-name="Source_20_Text">#</text:span></text:p>
      <text:p text:style-name="Text_20_body">Los comandos <text:span text:style-name="Source_20_Text">git stash apply</text:span> tan solo recuperan cambios almacenados en la pila de guardado rápido, sin afectar al estado de la pila. Es decir, los cambios siguen estando guardados en la pila. Para quitarlos de ahí, es necesario lanzar expresamente el comando <text:span text:style-name="Source_20_Text">git stash drop</text:span> e indicar el número de guardado a borrar de la pila:</text:p>
      <text:p text:style-name="Preformatted_20_Text"><text:span text:style-name="Source_20_Text">$ git stash list</text:span></text:p>
      <text:p text:style-name="Preformatted_20_Text"><text:span text:style-name="Source_20_Text">stash@{0}: WIP on master: 049d078 added the index file</text:span></text:p>
      <text:p text:style-name="Preformatted_20_Text"><text:span text:style-name="Source_20_Text">stash@{1}: WIP on master: c264051... Revert "added file_size"</text:span></text:p>
      <text:p text:style-name="Preformatted_20_Text"><text:span text:style-name="Source_20_Text">stash@{2}: WIP on master: 21d80a5... added number to log</text:span></text:p>
      <text:p text:style-name="Preformatted_20_Text"><text:span text:style-name="Source_20_Text">$ git stash drop stash@{0}</text:span></text:p>
      <text:p text:style-name="P9"><text:span text:style-name="Source_20_Text">Dropped stash@{0} (364e91f3f268f0900bc3ee613f9f733e82aaed43)</text:span></text:p>
      <text:p text:style-name="Text_20_body">También es posible utilizar el comando <text:span text:style-name="Source_20_Text">git stash pop</text:span>, que aplica cambios de un guardado y lo retira inmediatamente de la pila.</text:p>
      <text:h text:style-name="Heading_20_3" text:outline-level="3"><text:bookmark-start text:name="__RefHeading__21914_721071827"/><text:bookmark text:name="Creando-una-rama-desde-un-guardado-rápido-temporal"/><text:a xlink:type="simple" xlink:href="http://git-scm.com/book/es/Las-herramientas-de-Git-Guardado-rápido-provisional#Creando-una-rama-desde-un-guardado-rápido-temporal">Creando una rama desde un guardado rápido temporal</text:a><text:bookmark-end text:name="__RefHeading__21914_721071827"/></text:h>
      <text:p text:style-name="Text_20_body">Si se almacena rápidamente (stash) un cierto trabajo, se deja en la pila durante bastante tiempo, y se continua mientras tanto con otros trabajos sobre la misma rama. Es muy posible que se presenten problemas al tratar de reaplicar los cambios guardados tiempo atrás. Si para recuperar esos cambios se ha de modificar un archivo que también haya sido modificado en los trabajos posteriores, se dará un conflicto de fusión (merge conflict) y será preciso resolverlo manualmente. Una forma más sencilla de reaplicar cambios es utilizando el comando <text:span text:style-name="Source_20_Text">git stash branch</text:span>. Este comando crea una nueva rama, extrayendo (checkout) la confirmación de cambios original en la que se estaba cuando los cambios fueron guardados en la pila, reaplica estos sobre dicha rama y los borra de la pila si se consigue completar el proceso con éxito.</text:p>
      <text:p text:style-name="Preformatted_20_Text"><text:span text:style-name="Source_20_Text">$ git stash branch testchanges</text:span></text:p>
      <text:p text:style-name="Preformatted_20_Text"><text:span text:style-name="Source_20_Text">Switched to a new branch "testchanges"</text:span></text:p>
      <text:p text:style-name="Preformatted_20_Text"><text:soft-page-break/><text:span text:style-name="Source_20_Text"># On branch testchanges</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5"/>modified: <text:s text:c="2"/>index.html</text:span></text:p>
      <text:p text:style-name="Preformatted_20_Text"><text:span text:style-name="Source_20_Text">#</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text:span></text:p>
      <text:p text:style-name="Preformatted_20_Text"><text:span text:style-name="Source_20_Text"># <text:s text:c="5"/>modified: <text:s text:c="2"/>lib/simplegit.rb</text:span></text:p>
      <text:p text:style-name="Preformatted_20_Text"><text:span text:style-name="Source_20_Text">#</text:span></text:p>
      <text:p text:style-name="P9"><text:span text:style-name="Source_20_Text">Dropped refs/stash@{0} (f0dfc4d5dc332d1cee34a634182e168c4efc3359)</text:span></text:p>
      <text:p text:style-name="Text_20_body">Este es un buen atajo para recuperar con facilidad un cierto trabajo desde la pila y continuar con él en una nueva rama.</text:p>
      <text:p text:style-name="P4"/>
      <text:h text:style-name="P32" text:outline-level="2"><text:bookmark-start text:name="__RefHeading__2701_2051115327"/>6.4 Reescribiendo la historia<text:bookmark-end text:name="__RefHeading__2701_2051115327"/></text:h>
      <text:p text:style-name="Text_20_body">Por razones varias, hay ocasiones en que se desea revisar el historial de confirmaciones de cambio. Una de las grandes caracteristicas de Git es su capacidad de postponer las decisiones hasta el último momento. Las decisiones sobre qué archivos van en qué confirmaciones de cambio se toman justo inmediatamente antes de confirmar, utilizando para ello el área de preparación (staging area). En cualquier momento se puede decidir dejar de trabajar en una cierta vía y arrancar en otra, utilizando el comando de guardado rápido (stash). Y también es posible reescribir confirmaciones de cambio ya realizadas, para que se muestren como si hubieran sido realizadas de otra forma. Así, es posible cambiar el orden de las confirmaciones, cambiar sus mensajes, modificar los archivos comprendidos en ellas, juntar varias confirmaciones en una sola, partir una en varias,o incluso borrar alguna completamente. --Aunque todo ello es siempre recomendable hacerlo solo antes de compartir nuestro trabajo con otros.--</text:p>
      <text:p text:style-name="Text_20_body">En esta sección, se verá cómo realizar todas esas útiles tareas. De tal forma que se pueda dejar el historial de cambios exactamente tal y como se desee. Eso sí, siempre antes de compartirlo con otros desarrolladores.</text:p>
      <text:h text:style-name="Heading_20_3" text:outline-level="3"><text:bookmark-start text:name="__RefHeading__21916_721071827"/><text:bookmark text:name="Modificar-la-última-confirmación-de-cambios"/><text:a xlink:type="simple" xlink:href="http://git-scm.com/book/es/Las-herramientas-de-Git-Reescribiendo-la-historia#Modificar-la-última-confirmación-de-cambios">Modificar la última confirmación de cambios</text:a><text:bookmark-end text:name="__RefHeading__21916_721071827"/></text:h>
      <text:p text:style-name="Text_20_body">Modificar la última confirmación de cambios (commit) es probablemente el arreglo realizado con más frecuencia. Dos suelen ser los cambios básicos a realizar: cambiar el mensaje o cambiar los archivos añadidos, modificados o borrados.</text:p>
      <text:p text:style-name="Text_20_body">Cambiar el mensaje de la última confirmación de cambios, es muy sencillo:</text:p>
      <text:p text:style-name="P9"><text:span text:style-name="Source_20_Text">$ git commit --amend</text:span></text:p>
      <text:p text:style-name="Text_20_body">Mediante este comando, el editor de textos arranca con el mensaje escrito en la última confirmación de cambios; listo para ser modificado. Al guardar y cerrar en el editor, este escribe una nueva confirmación de cambios y reemplaza con ella la última confirmación existente.</text:p>
      <text:p text:style-name="Text_20_body">Si se desea cambiar la instantánea (snapshot) de archivos en la última confirmación de cambios, habitualmente por haber tenido algún descuido al añadir algún archivo de reciente creación. El proceso a seguir es básicamente el mismo. Se preparan en el área de preparación los archivos deseados; con los comandos <text:span text:style-name="Source_20_Text">git add</text:span> o <text:span text:style-name="Source_20_Text">git rm</text:span>, según corresponda. Y, a continuación, se lanza el comando <text:span text:style-name="Source_20_Text">git commit --amend</text:span>. Este tendrá en cuenta dicha preparación para rehacer la instantánea de archivos en la nueva confirmación de cambios. </text:p>
      <text:p text:style-name="Text_20_body">Es importante ser cuidadoso con esta técnica. Porque al modifcar cualquier confirmación de <text:soft-page-break/>cambios, cambia también su código SHA-1. Es como si se realizara una pequeña reorganización (rebase). Y, por tanto, aquí también se aplica la regla de no modificar nunca una confirmación de cambios que ya haya sido enviada (push) a otros.</text:p>
      <text:h text:style-name="Heading_20_3" text:outline-level="3"><text:bookmark-start text:name="__RefHeading__21918_721071827"/><text:bookmark text:name="Modificar-múltiples-confirmaciones-de-cambios"/><text:a xlink:type="simple" xlink:href="http://git-scm.com/book/es/Las-herramientas-de-Git-Reescribiendo-la-historia#Modificar-múltiples-confirmaciones-de-cambios">Modificar múltiples confirmaciones de cambios</text:a><text:bookmark-end text:name="__RefHeading__21918_721071827"/></text:h>
      <text:p text:style-name="Text_20_body">Para modificar una confirmación de cambios situada bastante atrás en el historial, es necesario emplear herramientas más complejas. Git no dispone de herramientas directas para modifica el historial de confirmaciones de cambio. Pero es posible emplear la herramienta de reorganización (rebase) para modificar series de confirmaciones; en la propia cabeza (HEAD) donde estaban basadas originalmente, en lugar de moverlas a otra distinta. Dentro de la herramienta de reorganización interactiva, es posible detenerse justo tras cada confirmación de cambios a modificar. Para cambiar su mensaje, añadir archivos, o cualquier otra modificación. Este modo interactivo se activa utilizando la opción <text:span text:style-name="Source_20_Text">-i</text:span> en el comando <text:span text:style-name="Source_20_Text">git rebase</text:span>. La profundidad en la historia a modificar vendrá dada por la confirmación de cambios (commit) que se indique al comando.</text:p>
      <text:p text:style-name="Text_20_body">Por ejemplo, para modificar las tres últimas confirmaciones de cambios, se indicara el padre de la última conformación a modificar, es decir habrá que escribir <text:span text:style-name="Source_20_Text">HEAD~2^</text:span> or <text:span text:style-name="Source_20_Text">HEAD~3</text:span> tras el comando <text:span text:style-name="Source_20_Text">git rebase -i</text:span>. La nomenclatura <text:span text:style-name="Source_20_Text">~3</text:span> es la mas sencilla de recordar, porque lo que se desea es modificar las tres últimas confirmaciones. Pero sin perder de vista que realmente se está señalando a cuatro confirmaciones de cambio más atras, al padre de la última de las confirmaciones de cambio a modificar. </text:p>
      <text:p text:style-name="P9"><text:span text:style-name="Source_20_Text">$ git rebase -i HEAD~3</text:span></text:p>
      <text:p text:style-name="Text_20_body">Es importante avisar de nuevo que se trata de un comando de reorganización: todas y cada una de las confirmaciones de cambios en el rango <text:span text:style-name="Source_20_Text">HEAD~3..HEAD</text:span> van a ser reescritas, (cambia su código SHA-1), tanto si se modifica algo en ellas como si no. Por tanto, es importante no afectar a ninguna confirmación de cambios que haya sido ya enviada (push) a un servidor central. So pena de confundir a otros desarrolladores, a los cuales se estaria dando una versión alternativa de un mismo cambio.</text:p>
      <text:p text:style-name="Text_20_body">Al lanzar este comando, se verán una lista de confirmaciones de cambio en la pantalla del editor de textos:</text:p>
      <text:p text:style-name="Preformatted_20_Text"><text:span text:style-name="Source_20_Text">pick f7f3f6d changed my name a bit</text:span></text:p>
      <text:p text:style-name="Preformatted_20_Text"><text:span text:style-name="Source_20_Text">pick 310154e updated README formatting and added blame</text:span></text:p>
      <text:p text:style-name="Preformatted_20_Text"><text:span text:style-name="Source_20_Text">pick a5f4a0d added cat-filepick f7f3f6d changed my name a bit</text:span></text:p>
      <text:p text:style-name="Preformatted_20_Text"><text:span text:style-name="Source_20_Text">pick 310154e updated README formatting and added blame</text:span></text:p>
      <text:p text:style-name="Preformatted_20_Text"><text:span text:style-name="Source_20_Text">pick a5f4a0d added cat-file</text:span></text:p>
      <text:p text:style-name="Preformatted_20_Text"/>
      <text:p text:style-name="Preformatted_20_Text"><text:span text:style-name="Source_20_Text"># Rebase 710f0f8..a5f4a0d onto 710f0f8</text:span></text:p>
      <text:p text:style-name="Preformatted_20_Text"><text:span text:style-name="Source_20_Text">#</text:span></text:p>
      <text:p text:style-name="Preformatted_20_Text"><text:span text:style-name="Source_20_Text"># Commands:</text:span></text:p>
      <text:p text:style-name="Preformatted_20_Text"><text:span text:style-name="Source_20_Text"># <text:s/>p, pick = use commit</text:span></text:p>
      <text:p text:style-name="Preformatted_20_Text"><text:span text:style-name="Source_20_Text"># <text:s/>e, edit = use commit, but stop for amending</text:span></text:p>
      <text:p text:style-name="Preformatted_20_Text"><text:span text:style-name="Source_20_Text"># <text:s/>s, squash = use commit, but meld into previous commit</text:span></text:p>
      <text:p text:style-name="Preformatted_20_Text"><text:span text:style-name="Source_20_Text">#</text:span></text:p>
      <text:p text:style-name="Preformatted_20_Text"><text:span text:style-name="Source_20_Text"># If you remove a line here THAT COMMIT WILL BE LOST.</text:span></text:p>
      <text:p text:style-name="Preformatted_20_Text"><text:span text:style-name="Source_20_Text"># However, if you remove everything, the rebase will be aborted.</text:span></text:p>
      <text:p text:style-name="P9"><text:span text:style-name="Source_20_Text">###</text:span></text:p>
      <text:p text:style-name="Text_20_body">Es importante destacar que esas confirmaciones de cambios se han listado en el orden opuesto al que normalmente son mostradas en el comando <text:span text:style-name="Source_20_Text">log</text:span>. En este último, se suele ver algo así como:</text:p>
      <text:p text:style-name="Preformatted_20_Text"><text:span text:style-name="Source_20_Text">$ git log --pretty=format:"%h %s" HEAD~3..HEAD</text:span></text:p>
      <text:p text:style-name="Preformatted_20_Text"><text:span text:style-name="Source_20_Text">a5f4a0d added cat-file</text:span></text:p>
      <text:p text:style-name="Preformatted_20_Text"><text:span text:style-name="Source_20_Text">310154e updated README formatting and added blame</text:span></text:p>
      <text:p text:style-name="P9"><text:soft-page-break/><text:span text:style-name="Source_20_Text">f7f3f6d changed my name a bit</text:span></text:p>
      <text:p text:style-name="Text_20_body">Prestar atención al orden inverso. La reorganización interactiva lanza un script. Un script que, comenzando por la confirmación de cambios indicada en la línea del comando (<text:span text:style-name="Source_20_Text">HEAD~3</text:span>), va a reaplicar los cambios introducidos en cada una de las confirmaciones, desde arriba hasta abajo. En la lista se ven las mas antiguas encima, en lugar de las más recientes, precisamente porque esas van a ser las primeras en reaplicarse.</text:p>
      <text:p text:style-name="Text_20_body">Para que el script se detenga en cada confirmación de cambios a modificar, hay que editarlo. Y se ha de cambiar la palabra 'pick' por la palabra 'edit' en cada una de las confirmaciones de cambio donde se desee detener el script. Por ejemplo, para modificar solo el mensaje de la tercera confirmación de cambios, el script quedaria:</text:p>
      <text:p text:style-name="Preformatted_20_Text"><text:span text:style-name="Source_20_Text">edit f7f3f6d changed my name a bit</text:span></text:p>
      <text:p text:style-name="Preformatted_20_Text"><text:span text:style-name="Source_20_Text">pick 310154e updated README formatting and added blame</text:span></text:p>
      <text:p text:style-name="P9"><text:span text:style-name="Source_20_Text">pick a5f4a0d added cat-file</text:span></text:p>
      <text:p text:style-name="Text_20_body">Cuando se guarde y cierre en el editor, Git hará un rebobinado hacia atras hasta la última de las confirmaciones de cambios en la lista, y mostrará algo así como:</text:p>
      <text:p text:style-name="Preformatted_20_Text"><text:span text:style-name="Source_20_Text">$ git rebase -i HEAD~3</text:span></text:p>
      <text:p text:style-name="Preformatted_20_Text"><text:span text:style-name="Source_20_Text">Stopped at 7482e0d... updated the gemspec to hopefully work better</text:span></text:p>
      <text:p text:style-name="Preformatted_20_Text"><text:span text:style-name="Source_20_Text">You can amend the commit now, with</text:span></text:p>
      <text:p text:style-name="Preformatted_20_Text"/>
      <text:p text:style-name="Preformatted_20_Text"><text:span text:style-name="Source_20_Text"><text:s text:c="7"/>git commit --amend</text:span></text:p>
      <text:p text:style-name="Preformatted_20_Text"/>
      <text:p text:style-name="Preformatted_20_Text"><text:span text:style-name="Source_20_Text">Once you’re satisfied with your changes, run</text:span></text:p>
      <text:p text:style-name="Preformatted_20_Text"/>
      <text:p text:style-name="P9"><text:span text:style-name="Source_20_Text"><text:s text:c="7"/>git rebase --continue</text:span></text:p>
      <text:p text:style-name="Text_20_body">Estas instrucciones indican exactamente lo que se ha de realizar. Teclear</text:p>
      <text:p text:style-name="P9"><text:span text:style-name="Source_20_Text">$ git commit --amend</text:span></text:p>
      <text:p text:style-name="Text_20_body">Cambiar el mensaje de la confirmación de cambios y salir del editor. Para luego lanzar</text:p>
      <text:p text:style-name="P9"><text:span text:style-name="Source_20_Text">$ git rebase --continue</text:span></text:p>
      <text:p text:style-name="Text_20_body">Las otras dos confirmaciones de cambio serán reaplicadas automáticamene. Y ya estará completa la reorganización. Si se ha cambiado 'pick' por 'edit' en más de una línea, estos pasos se habrán de repetir por cada una de las confirmaciones de cambios a modificar. En cada una de ellas, Git se detendrá, permitiendo enmendar la confirmación de cambios y continuar tras la modificación.</text:p>
      <text:h text:style-name="Heading_20_3" text:outline-level="3"><text:bookmark-start text:name="__RefHeading__21920_721071827"/><text:bookmark text:name="Reordenar-confirmaciones-de-cambios"/><text:a xlink:type="simple" xlink:href="http://git-scm.com/book/es/Las-herramientas-de-Git-Reescribiendo-la-historia#Reordenar-confirmaciones-de-cambios">Reordenar confirmaciones de cambios</text:a><text:bookmark-end text:name="__RefHeading__21920_721071827"/></text:h>
      <text:p text:style-name="Text_20_body">Las reorganizaciones interactivas también se pueden emplear para reordenar o para eliminar completamente ciertas confirmaciones de cambios (commits). Por ejemplo, si se desea eliminar la confirmación de "added cat-file" y cambiar el orden en que se han introducido las otras dos confirmaciones de cambios, el script de reorganización pasaría de ser:</text:p>
      <text:p text:style-name="Preformatted_20_Text"><text:span text:style-name="Source_20_Text">pick f7f3f6d changed my name a bit</text:span></text:p>
      <text:p text:style-name="Preformatted_20_Text"><text:span text:style-name="Source_20_Text">pick 310154e updated README formatting and added blame</text:span></text:p>
      <text:p text:style-name="Preformatted_20_Text"><text:span text:style-name="Source_20_Text">pick a5f4a0d added cat-filepick f7f3f6d changed my name a bit</text:span></text:p>
      <text:p text:style-name="Preformatted_20_Text"><text:span text:style-name="Source_20_Text">pick 310154e updated README formatting and added blame</text:span></text:p>
      <text:p text:style-name="P9"><text:span text:style-name="Source_20_Text">pick a5f4a0d added cat-file</text:span></text:p>
      <text:p text:style-name="Text_20_body">a quedar en algo como:</text:p>
      <text:p text:style-name="Preformatted_20_Text"><text:span text:style-name="Source_20_Text">pick 310154e updated README formatting and added blame</text:span></text:p>
      <text:p text:style-name="P9"><text:span text:style-name="Source_20_Text">pick f7f3f6d changed my name a bit</text:span></text:p>
      <text:p text:style-name="Text_20_body"><text:soft-page-break/>Cuando se guarde y salga en el editor, Git rebobinará la rama hasta el padre de las confirmaciones de cambio indicadas, reaplicará <text:span text:style-name="Source_20_Text">310154e</text:span> y luego <text:span text:style-name="Source_20_Text">f7f3f6d</text:span>, para finalmente detenerse. De esta forma se habrá cambiado el orden de las dos confirmaciones de cambio, y se habrá eliminado completamente la de "added cat-file".</text:p>
      <text:h text:style-name="Heading_20_3" text:outline-level="3"><text:bookmark-start text:name="__RefHeading__21922_721071827"/><text:bookmark text:name="Combinar-varias-confirmaciones-en-una-sola"/><text:a xlink:type="simple" xlink:href="http://git-scm.com/book/es/Las-herramientas-de-Git-Reescribiendo-la-historia#Combinar-varias-confirmaciones-en-una-sola">Combinar varias confirmaciones en una sola</text:a><text:bookmark-end text:name="__RefHeading__21922_721071827"/></text:h>
      <text:p text:style-name="Text_20_body">Con la herramienta de reorganización interactiva, es posible recombinar una serie de confirmaciones de cambio y agruparlas todas en una sola. El propio script indica las instrucciones a seguir:</text:p>
      <text:p text:style-name="Preformatted_20_Text"><text:span text:style-name="Source_20_Text">#</text:span></text:p>
      <text:p text:style-name="Preformatted_20_Text"><text:span text:style-name="Source_20_Text"># Commands:</text:span></text:p>
      <text:p text:style-name="Preformatted_20_Text"><text:span text:style-name="Source_20_Text"># <text:s/>p, pick = use commit</text:span></text:p>
      <text:p text:style-name="Preformatted_20_Text"><text:span text:style-name="Source_20_Text"># <text:s/>e, edit = use commit, but stop for amending</text:span></text:p>
      <text:p text:style-name="Preformatted_20_Text"><text:span text:style-name="Source_20_Text"># <text:s/>s, squash = use commit, but meld into previous commit</text:span></text:p>
      <text:p text:style-name="Preformatted_20_Text"><text:span text:style-name="Source_20_Text">#</text:span></text:p>
      <text:p text:style-name="Preformatted_20_Text"><text:span text:style-name="Source_20_Text"># If you remove a line here THAT COMMIT WILL BE LOST.</text:span></text:p>
      <text:p text:style-name="Preformatted_20_Text"><text:span text:style-name="Source_20_Text"># However, if you remove everything, the rebase will be aborted.</text:span></text:p>
      <text:p text:style-name="P9"><text:span text:style-name="Source_20_Text">###</text:span></text:p>
      <text:p text:style-name="Text_20_body">Si, en lugar de 'pick' o de 'edit', se indica 'squash' delante de alguna de las confirmaciones de cambio, Git aplicará simultáneamente dicha confirmación y la que esté inmediatamente delante de ella. Permitiendo también combinar los mensajes de ambas. Por ejemplo, si se desea hacer una única confirmación de cambios fusionando las tres, el script quedaría en algo como:</text:p>
      <text:p text:style-name="Preformatted_20_Text"><text:span text:style-name="Source_20_Text">pick f7f3f6d changed my name a bit</text:span></text:p>
      <text:p text:style-name="Preformatted_20_Text"><text:span text:style-name="Source_20_Text">squash 310154e updated README formatting and added blame</text:span></text:p>
      <text:p text:style-name="P9"><text:span text:style-name="Source_20_Text">squash a5f4a0d added cat-file</text:span></text:p>
      <text:p text:style-name="Text_20_body">Cuando se guarde y salga en el editor, Git rebobinará la historia, reaplicará las tres confirmaciones de cambio, y volverá al editor para fusionar también los mensajes de esas tres confirmaciones. </text:p>
      <text:p text:style-name="Preformatted_20_Text"><text:span text:style-name="Source_20_Text"># This is a combination of 3 commits.</text:span></text:p>
      <text:p text:style-name="Preformatted_20_Text"><text:span text:style-name="Source_20_Text"># The first commit's message is:</text:span></text:p>
      <text:p text:style-name="Preformatted_20_Text"><text:span text:style-name="Source_20_Text">changed my name a bit</text:span></text:p>
      <text:p text:style-name="Preformatted_20_Text"/>
      <text:p text:style-name="Preformatted_20_Text"><text:span text:style-name="Source_20_Text"># This is the 2nd commit message:</text:span></text:p>
      <text:p text:style-name="Preformatted_20_Text"/>
      <text:p text:style-name="Preformatted_20_Text"><text:span text:style-name="Source_20_Text">updated README formatting and added blame</text:span></text:p>
      <text:p text:style-name="Preformatted_20_Text"/>
      <text:p text:style-name="Preformatted_20_Text"><text:span text:style-name="Source_20_Text"># This is the 3rd commit message:</text:span></text:p>
      <text:p text:style-name="Preformatted_20_Text"/>
      <text:p text:style-name="P9"><text:span text:style-name="Source_20_Text">added cat-file</text:span></text:p>
      <text:p text:style-name="Text_20_body">Al guardar esto, se tendrá una sola confirmación de cambios que introducirá todos los cambios que estaban en las tres confirmaciones de cambios previamente existentes.</text:p>
      <text:h text:style-name="Heading_20_3" text:outline-level="3"><text:bookmark-start text:name="__RefHeading__21924_721071827"/><text:bookmark text:name="Dividir-una-confirmación-de-cambios-en-varias"/><text:a xlink:type="simple" xlink:href="http://git-scm.com/book/es/Las-herramientas-de-Git-Reescribiendo-la-historia#Dividir-una-confirmación-de-cambios-en-varias">Dividir una confirmación de cambios en varias</text:a><text:bookmark-end text:name="__RefHeading__21924_721071827"/></text:h>
      <text:p text:style-name="Text_20_body">Dividir una confirmación de cambios (commit), implica deshacerla y luego volver a preparar y confirmar trozos de la misma tantas veces como nuevas confirmaciones se desean tener al final. Por ejemplo, si se desea dividir la confirmación de cambios de enmedio de entre las tres citadas en ejemplos anteriores. Es decir, si en lugar de "updated README formatting and added blame", se desea separar esa confirmación en dos: "updated README formatting" y "added blame". Se puede realizar cambiando la instrucción en el script de <text:span text:style-name="Source_20_Text">rebase -i</text:span>, desde 'split' a 'edit': </text:p>
      <text:p text:style-name="Preformatted_20_Text"><text:span text:style-name="Source_20_Text">pick f7f3f6d changed my name a bit</text:span></text:p>
      <text:p text:style-name="Preformatted_20_Text"><text:soft-page-break/><text:span text:style-name="Source_20_Text">edit 310154e updated README formatting and added blame</text:span></text:p>
      <text:p text:style-name="P9"><text:span text:style-name="Source_20_Text">pick a5f4a0d added cat-file</text:span></text:p>
      <text:p text:style-name="Text_20_body">Después, cuando el script devuelva la línea de comandos, se ha de deshacer (reset) esa confirmación de cambios, coger los cambios recién deshechos y crear multiples nuevas confirmaciones de cambios con ellos. Al guardar y salir en el editor, Git rebobinará la historia hasta el padre de la primera confirmación de cambios en la lista, reaplicará esa primera confirmación (<text:span text:style-name="Source_20_Text">f7f3f6d</text:span>), luego reaplicará la segunda (<text:span text:style-name="Source_20_Text">310154e</text:span>) y luego devolverá la línea de comandos. En esta línea de comando, es donde se desharan los cambios tecleando el comando <text:span text:style-name="Source_20_Text">git reset HEAD^</text:span> para dejar sin preparar (unstaged) los archivos cambiados. Para, seguidamente, elaborar tantas confirmaciones de cambios como se desee, a base de pasar archivos al área de preparación y confirmarlos. Y, finalmente, teclear el comando <text:span text:style-name="Source_20_Text">git rebase --continue</text:span> para completar la tarea. </text:p>
      <text:p text:style-name="Preformatted_20_Text"><text:span text:style-name="Source_20_Text">$ git reset HEAD^</text:span></text:p>
      <text:p text:style-name="Preformatted_20_Text"><text:span text:style-name="Source_20_Text">$ git add README</text:span></text:p>
      <text:p text:style-name="Preformatted_20_Text"><text:span text:style-name="Source_20_Text">$ git commit -m 'updated README formatting'</text:span></text:p>
      <text:p text:style-name="Preformatted_20_Text"><text:span text:style-name="Source_20_Text">$ git add lib/simplegit.rb</text:span></text:p>
      <text:p text:style-name="Preformatted_20_Text"><text:span text:style-name="Source_20_Text">$ git commit -m 'added blame'</text:span></text:p>
      <text:p text:style-name="P9"><text:span text:style-name="Source_20_Text">$ git rebase --continue</text:span></text:p>
      <text:p text:style-name="Text_20_body">Tras esto, Git reaplicará la última de las confirmaciones de cambios (<text:span text:style-name="Source_20_Text">a5f4a0d</text:span>) en el script. Quedando la historia: </text:p>
      <text:p text:style-name="Preformatted_20_Text"><text:span text:style-name="Source_20_Text">$ git log -4 --pretty=format:"%h %s"</text:span></text:p>
      <text:p text:style-name="Preformatted_20_Text"><text:span text:style-name="Source_20_Text">1c002dd added cat-file</text:span></text:p>
      <text:p text:style-name="Preformatted_20_Text"><text:span text:style-name="Source_20_Text">9b29157 added blame</text:span></text:p>
      <text:p text:style-name="Preformatted_20_Text"><text:span text:style-name="Source_20_Text">35cfb2b updated README formatting</text:span></text:p>
      <text:p text:style-name="P9"><text:span text:style-name="Source_20_Text">f3cc40e changed my name a bit</text:span></text:p>
      <text:p text:style-name="Text_20_body">De nuevo, merece recalcar el hecho de que estas operaciones cambian los códigos SHA-1 de todas las confirmaciones de cambio afectadas. Y que, por tanto, no se deben hacer sobre confirmaciones de cambio enviadas(push) a algún repositorio compartido.</text:p>
      <text:h text:style-name="Heading_20_3" text:outline-level="3"><text:bookmark-start text:name="__RefHeading__21926_721071827"/><text:bookmark text:name="La-opción-nuclear:-filter-branch"/><text:a xlink:type="simple" xlink:href="http://git-scm.com/book/es/Las-herramientas-de-Git-Reescribiendo-la-historia#La-opción-nuclear:-filter-branch">La opción nuclear: filter-branch</text:a><text:bookmark-end text:name="__RefHeading__21926_721071827"/></text:h>
      <text:p text:style-name="Text_20_body">Existe una opción de reescritura del historial que se puede utilizar si se necesita reescribir un gran número de confirmaciones de cambio de forma mas o menos automatizada. Por ejemplo, para cambiar una dirección de correo electrónico globalmente, o para quitar un archivo de todas y cada una de las confirmaciones de cambios en una determinada rama. El comando en cuestión es <text:span text:style-name="Source_20_Text">filter-branch</text:span>, y permite reescribir automáticamente grandes porciones del historial. Precisamente por ello, no debería utilizarse a no ser que el proyecto aún no se haya hecho público (es decir, otras personas no han basado su trabajo en alguna de las confirmaciones de cambio que se van a modificar). De todas formas, allá donde sea aplicable, puede ser de gran utilidad. Se van a ilustrar unas cuantas de las ocasiones donde se podría utilizar, para dar así una idea de sus capacidades.</text:p>
      <text:h text:style-name="Heading_20_4" text:outline-level="4">Quitar un archivo de cada confirmación de cambios</text:h>
      <text:p text:style-name="Text_20_body">Es algo que frecuentemente suele ser necesario. Alguien confirma cambios y almacena accidentalmente un enorme archivo binario cuando lanza un <text:span text:style-name="Source_20_Text">git add .</text:span> sin pensarlo demasiado. Y es necesario quitarlo del repositorio. O podria suceder que se haya confirmado y almacenado accidentalmente un archivo que contiene una contraseña importante, Y el proyecto se va a hacer de código abierto. En estos casos, la mejor opción es utilizar la herramienta <text:span text:style-name="Source_20_Text">filter-branch</text:span> para limpiar todo el historial. Por ejemplo, para quitar un archivo llamado passwords.txt del repositorio, se puede emplear la opción <text:span text:style-name="Source_20_Text">--tree-filter</text:span> del comando <text:span text:style-name="Source_20_Text">filter-branch</text:span>:</text:p>
      <text:p text:style-name="Preformatted_20_Text"><text:soft-page-break/><text:span text:style-name="Source_20_Text">$ git filter-branch --tree-filter 'rm -f passwords.txt' HEAD</text:span></text:p>
      <text:p text:style-name="Preformatted_20_Text"><text:span text:style-name="Source_20_Text">Rewrite 6b9b3cf04e7c5686a9cb838c3f36a8cb6a0fc2bd (21/21)</text:span></text:p>
      <text:p text:style-name="P9"><text:span text:style-name="Source_20_Text">Ref 'refs/heads/master' was rewritten</text:span></text:p>
      <text:p text:style-name="Text_20_body">Esta opción <text:span text:style-name="Source_20_Text">--tree-filter</text:span>, tras cada extracción (checkout) del proyecto, lanzará el comando especificado y reconfirmará los cambios resultantes(recommit). En esta ocasión, se eliminará un archivo llamado passwords.txt de todas y cada una de las instantáneas (snapshot) almacenadas, tanto si este existe como si no. Otro ejemplo: si se desean eliminar todos los archivos de respaldo del editor que han sido almacenados por error, se podría lanzar algo así como <text:span text:style-name="Source_20_Text">git filter-branch --tree-filter 'rm -f *~' HEAD</text:span>.</text:p>
      <text:p text:style-name="Text_20_body">Y se iria viendo como Git reescribe árboles y confirmaciones de cambio, hasta que el apuntador de la rama llegue al final. Una recomendación: en general, suele ser buena idea lanzar cualquiera de estas operaciones primero sobre una rama de pruebas y luego reinicializar (hard-reset) la rama maestra (master), una vez se haya comprobado que el resultado de las operaciones es el esperado. Si se desea lanzar <text:span text:style-name="Source_20_Text">filter-branch</text:span> sobre todas las ramas del repositorio, se ha de pasar la opción <text:span text:style-name="Source_20_Text">--all</text:span> al comando. </text:p>
      <text:h text:style-name="Heading_20_4" text:outline-level="4">Haciendo que una subcarpeta sea la nueva carpeta raiz</text:h>
      <text:p text:style-name="Text_20_body">Por ejemplo, en el caso de que se haya importado trabajo desde otro sistema de control de versiones, y se tengan algunas subcarpetas sin sentido (trunk, tags,...). <text:span text:style-name="Source_20_Text">filter-branch</text:span> puede ser de utilidad para que, por ejemplo, la subcarpeta <text:span text:style-name="Source_20_Text">trunk</text:span> sea la nueva carpeta raiz del proyecto en todas y cada una de las confirmaciones de cambios:</text:p>
      <text:p text:style-name="Preformatted_20_Text"><text:span text:style-name="Source_20_Text">$ git filter-branch --subdirectory-filter trunk HEAD</text:span></text:p>
      <text:p text:style-name="Preformatted_20_Text"><text:span text:style-name="Source_20_Text">Rewrite 856f0bf61e41a27326cdae8f09fe708d679f596f (12/12)</text:span></text:p>
      <text:p text:style-name="P9"><text:span text:style-name="Source_20_Text">Ref 'refs/heads/master' was rewritten</text:span></text:p>
      <text:p text:style-name="Text_20_body">Tras este comando, la nueva raiz del proyecto pasa a ser el contenido de la carpeta <text:span text:style-name="Source_20_Text">trunk</text:span>. Y, además, Git elimina automáticamente todas las confirmaciones de cambio (commits) que no afectaban a dicha subcarpeta. </text:p>
      <text:h text:style-name="Heading_20_4" text:outline-level="4">Cambiando direcciones de correo-e de forma global</text:h>
      <text:p text:style-name="Text_20_body">Otra utilidad típica para utilizar <text:span text:style-name="Source_20_Text">filter-branch</text:span> es cuando alguien ha olvidado ejecutar <text:span text:style-name="Source_20_Text">git config</text:span> para configurar su nombre y dirección de correo electrónico antes de comenzar a trabajar. O cuando se va a pasar a código abierto un proyecto, pero previamente se desea cambiar todas las direcciones de correo empresariales por direcciones personales. En cualquier caso, se pueden cambiar de un golpe las direcciones de correo en multiples confirmaciones de cambio. Aunque es necesario ser cuidadoso para actuar solo sobre aquellas direcciones que se deseen cambiar, utilizando para ello la opción <text:span text:style-name="Source_20_Text">--commit-filter</text:span>: </text:p>
      <text:p text:style-name="Preformatted_20_Text"><text:span text:style-name="Source_20_Text">$ git filter-branch --commit-filter '</text:span></text:p>
      <text:p text:style-name="Preformatted_20_Text"><text:span text:style-name="Source_20_Text"><text:s text:c="8"/>if [ "$GIT_AUTHOR_EMAIL" = "schacon@localhost" ];</text:span></text:p>
      <text:p text:style-name="Preformatted_20_Text"><text:span text:style-name="Source_20_Text"><text:s text:c="8"/>then</text:span></text:p>
      <text:p text:style-name="Preformatted_20_Text"><text:span text:style-name="Source_20_Text"><text:s text:c="16"/>GIT_AUTHOR_NAME="Scott Chacon";</text:span></text:p>
      <text:p text:style-name="Preformatted_20_Text"><text:span text:style-name="Source_20_Text"><text:s text:c="16"/>GIT_AUTHOR_EMAIL="schacon@example.com";</text:span></text:p>
      <text:p text:style-name="Preformatted_20_Text"><text:span text:style-name="Source_20_Text"><text:s text:c="16"/>git commit-tree "$@";</text:span></text:p>
      <text:p text:style-name="Preformatted_20_Text"><text:span text:style-name="Source_20_Text"><text:s text:c="8"/>else</text:span></text:p>
      <text:p text:style-name="Preformatted_20_Text"><text:span text:style-name="Source_20_Text"><text:s text:c="16"/>git commit-tree "$@";</text:span></text:p>
      <text:p text:style-name="P9"><text:span text:style-name="Source_20_Text"><text:s text:c="8"/>fi' HEAD</text:span></text:p>
      <text:p text:style-name="Text_20_body">Este comando pasa por todo el repositorio y reescribe cada confirmación de cambios donde detecte la dirección de correo indicada, para reemplazarla por la nueva. Y, debido a que cada confirmación de cambios contiene el código SHA-1 de sus ancestros, este comando cambia también todos los códigos SHA del historial; no solamente los de las confirmaciones de cambio que <text:soft-page-break/>contenian la dirección indicada.</text:p>
      <text:p text:style-name="P4"/>
      <text:h text:style-name="P32" text:outline-level="2"><text:bookmark-start text:name="__RefHeading__2703_2051115327"/>6.5 Depuración con Git<text:bookmark-end text:name="__RefHeading__2703_2051115327"/></text:h>
      <text:p text:style-name="Text_20_body">Git dispone también de un par de herramientas muy útiles para tareas de depuración en los proyectos. Precisamente por estar Git diseñado para trabajar con casi cualquier tipo de proyecto, sus herramientas son bastante genéricas. Pero suelen ser de inestimable ayuda para cazar errores o las causas de los mismos cuando se detecta que algo va mal. </text:p>
      <text:h text:style-name="Heading_20_3" text:outline-level="3"><text:bookmark-start text:name="__RefHeading__21928_721071827"/><text:bookmark text:name="Anotaciones-en-los-archivos"/><text:a xlink:type="simple" xlink:href="http://git-scm.com/book/es/Las-herramientas-de-Git-Depuración-con-Git#Anotaciones-en-los-archivos">Anotaciones en los archivos</text:a><text:bookmark-end text:name="__RefHeading__21928_721071827"/></text:h>
      <text:p text:style-name="Text_20_body">Cuando se está rastreando un error dentro del código buscando localizar cuándo se introdujo y por qué, el mejor auxiliar para hacerlo es la anotación de archivos. Esta suele mostrar la confirmación de cambios (commit) que modificó por última vez cada una de las líneas en cualquiera de los archivos. Así, cuando se está frente a una porción de código con problemas, se puede emplear el comando <text:span text:style-name="Source_20_Text">git blame</text:span> para anotar ese archivo y ver así cuándo y por quién fue editada por última vez cada una de sus líneas. En este ejemplo, se ha utilizado la opción <text:span text:style-name="Source_20_Text">-L</text:span> para limitar la salida a las líneas desde la 12 hasta la 22: </text:p>
      <text:p text:style-name="Preformatted_20_Text"><text:span text:style-name="Source_20_Text">$ git blame -L 12,22 simplegit.rb </text:span></text:p>
      <text:p text:style-name="Preformatted_20_Text"><text:span text:style-name="Source_20_Text">^4832fe2 (Scott Chacon <text:s/>2008-03-15 10:31:28 -0700 12) <text:s/>def show(tree = 'master')</text:span></text:p>
      <text:p text:style-name="Preformatted_20_Text"><text:span text:style-name="Source_20_Text">^4832fe2 (Scott Chacon <text:s/>2008-03-15 10:31:28 -0700 13) <text:s text:c="2"/>command("git show #{tree}")</text:span></text:p>
      <text:p text:style-name="Preformatted_20_Text"><text:span text:style-name="Source_20_Text">^4832fe2 (Scott Chacon <text:s/>2008-03-15 10:31:28 -0700 14) <text:s/>end</text:span></text:p>
      <text:p text:style-name="Preformatted_20_Text"><text:span text:style-name="Source_20_Text">^4832fe2 (Scott Chacon <text:s/>2008-03-15 10:31:28 -0700 15)</text:span></text:p>
      <text:p text:style-name="Preformatted_20_Text"><text:span text:style-name="Source_20_Text">9f6560e4 (Scott Chacon <text:s/>2008-03-17 21:52:20 -0700 16) <text:s/>def log(tree = 'master')</text:span></text:p>
      <text:p text:style-name="Preformatted_20_Text"><text:span text:style-name="Source_20_Text">79eaf55d (Scott Chacon <text:s/>2008-04-06 10:15:08 -0700 17) <text:s text:c="2"/>command("git log #{tree}")</text:span></text:p>
      <text:p text:style-name="Preformatted_20_Text"><text:span text:style-name="Source_20_Text">9f6560e4 (Scott Chacon <text:s/>2008-03-17 21:52:20 -0700 18) <text:s/>end</text:span></text:p>
      <text:p text:style-name="Preformatted_20_Text"><text:span text:style-name="Source_20_Text">9f6560e4 (Scott Chacon <text:s/>2008-03-17 21:52:20 -0700 19) </text:span></text:p>
      <text:p text:style-name="Preformatted_20_Text"><text:span text:style-name="Source_20_Text">42cf2861 (Magnus Chacon 2008-04-13 10:45:01 -0700 20) <text:s/>def blame(path)</text:span></text:p>
      <text:p text:style-name="Preformatted_20_Text"><text:span text:style-name="Source_20_Text">42cf2861 (Magnus Chacon 2008-04-13 10:45:01 -0700 21) <text:s text:c="2"/>command("git blame #{path}")</text:span></text:p>
      <text:p text:style-name="P9"><text:span text:style-name="Source_20_Text">42cf2861 (Magnus Chacon 2008-04-13 10:45:01 -0700 22) <text:s/>end</text:span></text:p>
      <text:p text:style-name="Text_20_body">Merece destacar que el primer campo mostrado en cada línea es el código SHA-1 parcial de la confirmación de cambios en que se modificó dicha línea por última vez. Los dos siguientes campos son sendos valores extraidos de dicha confirmación de cambios --el nombre del autor y la fecha--, mostrando quien y cuándo modifico esa línea. Detras, vienen el número de línea y el contendido de la línea propiamente dicha. En el caso de las líneas con la confirmación de cambios <text:span text:style-name="Source_20_Text">^4832fe2</text:span>, merece comentar que son aquellas presentes en el archivo cuando se hizo la confirmación de cambios original; (la confirmación en la que este archivo se incluyó en el proyecto por primera vez). No habiendo sufrido esas líneas ninguna modificación desde entonces. Puede ser un poco confuso, debido a que la marca <text:span text:style-name="Source_20_Text">^</text:span> se utiliza también con otros significados diferentes dentro de Git. Pero este es el sentido en que se utiliza aquí: para señalar la confirmación de cambios original. </text:p>
      <text:p text:style-name="Text_20_body">Otro aspecto interesante de Git es la ausencia de un seguimiento explícito de archivos renombrados. Git simplemente se limita a almacenar instantáneas (snapshots) de los archivos, para después intentar deducir cuáles han podido ser renombrados. Esto permite preguntar a Git acerca de todo tipo de movimientos en el código. Indicando la opción <text:span text:style-name="Source_20_Text">-C</text:span> en el comando <text:span text:style-name="Source_20_Text">git blame</text:span>, Git analizará el archivo que se está anotando para intentar averiguar si alguno de sus fragmentos pudiera provenir de, o haber sido copiado de, algún otro archivo. Por ejemplo, si se estaba refactorizando un archivo llamado <text:span text:style-name="Source_20_Text">GITServerHandler.m</text:span>, para trocearlo en múltiples archivos, siendo uno de estos <text:span text:style-name="Source_20_Text">GITPackUpload.m</text:span>. Aplicando la opción <text:span text:style-name="Source_20_Text">-C</text:span> de <text:span text:style-name="Source_20_Text">git blame</text:span> sobre <text:span text:style-name="Source_20_Text">GITPackUpload.m</text:span>, es posible ver de donde proviene cada sección del código: </text:p>
      <text:p text:style-name="Preformatted_20_Text"><text:soft-page-break/><text:span text:style-name="Source_20_Text">$ git blame -C -L 141,153 GITPackUpload.m </text:span></text:p>
      <text:p text:style-name="Preformatted_20_Text"><text:span text:style-name="Source_20_Text">f344f58d GITServerHandler.m (Scott 2009-01-04 141) </text:span></text:p>
      <text:p text:style-name="Preformatted_20_Text"><text:span text:style-name="Source_20_Text">f344f58d GITServerHandler.m (Scott 2009-01-04 142) - (void) gatherObjectShasFromC</text:span></text:p>
      <text:p text:style-name="Preformatted_20_Text"><text:span text:style-name="Source_20_Text">f344f58d GITServerHandler.m (Scott 2009-01-04 143) {</text:span></text:p>
      <text:p text:style-name="Preformatted_20_Text"><text:span text:style-name="Source_20_Text">70befddd GITServerHandler.m (Scott 2009-03-22 144) <text:s text:c="8"/>//NSLog(@"GATHER COMMI</text:span></text:p>
      <text:p text:style-name="Preformatted_20_Text"><text:span text:style-name="Source_20_Text">ad11ac80 GITPackUpload.m <text:s text:c="3"/>(Scott 2009-03-24 145)</text:span></text:p>
      <text:p text:style-name="Preformatted_20_Text"><text:span text:style-name="Source_20_Text">ad11ac80 GITPackUpload.m <text:s text:c="3"/>(Scott 2009-03-24 146) <text:s text:c="8"/>NSString *parentSha;</text:span></text:p>
      <text:p text:style-name="Preformatted_20_Text"><text:span text:style-name="Source_20_Text">ad11ac80 GITPackUpload.m <text:s text:c="3"/>(Scott 2009-03-24 147) <text:s text:c="8"/>GITCommit *commit = [g</text:span></text:p>
      <text:p text:style-name="Preformatted_20_Text"><text:span text:style-name="Source_20_Text">ad11ac80 GITPackUpload.m <text:s text:c="3"/>(Scott 2009-03-24 148)</text:span></text:p>
      <text:p text:style-name="Preformatted_20_Text"><text:span text:style-name="Source_20_Text">ad11ac80 GITPackUpload.m <text:s text:c="3"/>(Scott 2009-03-24 149) <text:s text:c="8"/>//NSLog(@"GATHER COMMI</text:span></text:p>
      <text:p text:style-name="Preformatted_20_Text"><text:span text:style-name="Source_20_Text">ad11ac80 GITPackUpload.m <text:s text:c="3"/>(Scott 2009-03-24 150)</text:span></text:p>
      <text:p text:style-name="Preformatted_20_Text"><text:span text:style-name="Source_20_Text">56ef2caf GITServerHandler.m (Scott 2009-01-05 151) <text:s text:c="8"/>if(commit) {</text:span></text:p>
      <text:p text:style-name="Preformatted_20_Text"><text:span text:style-name="Source_20_Text">56ef2caf GITServerHandler.m (Scott 2009-01-05 152) <text:s text:c="16"/>[refDict setOb</text:span></text:p>
      <text:p text:style-name="P9"><text:span text:style-name="Source_20_Text">56ef2caf GITServerHandler.m (Scott 2009-01-05 153)</text:span></text:p>
      <text:p text:style-name="Text_20_body">Lo cual es realmente útil. Habitualmente suele mostrarse como confirmación de cambios original aquella confirmación de cambios desde la que se copió el código. Por ser esa la primera ocasión en que se han modificado las líneas en ese archivo. Git suele indicar la confirmación de cambios original donde se escribieron las líneas, incluso si estas fueron escritas originalmente en otro archivo.</text:p>
      <text:h text:style-name="Heading_20_3" text:outline-level="3"><text:bookmark-start text:name="__RefHeading__21930_721071827"/><text:bookmark text:name="Búsqueda-binaria"/><text:a xlink:type="simple" xlink:href="http://git-scm.com/book/es/Las-herramientas-de-Git-Depuración-con-Git#Búsqueda-binaria">Búsqueda binaria</text:a><text:bookmark-end text:name="__RefHeading__21930_721071827"/></text:h>
      <text:p text:style-name="Text_20_body">La anotación de archivos es útil si se conoce aproximadamente el punto dónde se localizan los problemas. Pero no siendo ese el caso, y habiendose realizado docenas o cientos de confirmaciones de cambio desde el último estado estable conocido, puede ser de utilidad el comando <text:span text:style-name="Source_20_Text">git bisect</text:span>. Este comando <text:span text:style-name="Source_20_Text">bisect</text:span> realiza una búsqueda binaria por todo el historial de confirmaciones de cambio, para intentar localizar lo más rápido posible aquella confirmación de cambios en la que se pudieron introducir los problemas.</text:p>
      <text:p text:style-name="Text_20_body">Por ejemplo, en caso de aparecer problemas justo tras enviar a producción un cierto código que parecia funcionar bien en el entorno de desarrollo. Si, volviendo atras, resulta que se consigue reproducir el problema, pero cuesta identificar su causa. Se puede ir biseccionando el código para intentar localizar el punto del historial desde donde se presenta el problema. Primero se lanza el comando <text:span text:style-name="Source_20_Text">git bisect start</text:span> para iniciar el proceso de búsqueda. Luego, con el comando <text:span text:style-name="Source_20_Text">git bisect bad</text:span>, se le indica al sistema cual es la confirmación de cambios a partir de donde se han detectado los problemas. Y después, con el comando <text:span text:style-name="Source_20_Text">git bisect good [good_commit]</text:span>, se le indica cual es la última confirmación de cambios conocida donde el código funcionaba bien:</text:p>
      <text:p text:style-name="Preformatted_20_Text"><text:span text:style-name="Source_20_Text">$ git bisect start</text:span></text:p>
      <text:p text:style-name="Preformatted_20_Text"><text:span text:style-name="Source_20_Text">$ git bisect bad</text:span></text:p>
      <text:p text:style-name="Preformatted_20_Text"><text:span text:style-name="Source_20_Text">$ git bisect good v1.0</text:span></text:p>
      <text:p text:style-name="Preformatted_20_Text"><text:span text:style-name="Source_20_Text">Bisecting: 6 revisions left to test after this</text:span></text:p>
      <text:p text:style-name="P9"><text:span text:style-name="Source_20_Text">[ecb6e1bc347ccecc5f9350d878ce677feb13d3b2] error handling on repo</text:span></text:p>
      <text:p text:style-name="Text_20_body">Git averigua que se han dado 12 confirmaciones de cambio entre la confirmación marcada como buena y la marcada como mala. Y extrae la confirmación central de la serie, para comenzar las comprobaciones a partir de ahí. En este punto, se pueden lanzar las pruebas pertinentes para ver si el problema existe en esa confirmación de cambios extraida. Si este es el caso, el problema se introdujo en algún punto anterior a esta confirmación de cambios intermedia. Si no, el problema se introdujo en un punto posterior. Por ejemplo, si resultara que no se detecta el problema aquí, se indicaria esta circunstancia a Git tecleando <text:span text:style-name="Source_20_Text">git bisect good</text:span>; para continuar la búsqueda:</text:p>
      <text:p text:style-name="Preformatted_20_Text"><text:soft-page-break/><text:span text:style-name="Source_20_Text">$ git bisect good</text:span></text:p>
      <text:p text:style-name="Preformatted_20_Text"><text:span text:style-name="Source_20_Text">Bisecting: 3 revisions left to test after this</text:span></text:p>
      <text:p text:style-name="P9"><text:span text:style-name="Source_20_Text">[b047b02ea83310a70fd603dc8cd7a6cd13d15c04] secure this thing</text:span></text:p>
      <text:p text:style-name="Text_20_body">Git extraeria otra confirmación de cambios, aquella a medio camino entre la que se acaba de chequear y la que se habia indicado como erronea al principio. De nuevo, se pueden lanzar las pruebas para ver si el problema existe o no en ese punto. Si, por ejemplo, si existiera se indicaría ese hecho a Git tecleando <text:span text:style-name="Source_20_Text">git bisect bad</text:span>:</text:p>
      <text:p text:style-name="Preformatted_20_Text"><text:span text:style-name="Source_20_Text">$ git bisect bad</text:span></text:p>
      <text:p text:style-name="Preformatted_20_Text"><text:span text:style-name="Source_20_Text">Bisecting: 1 revisions left to test after this</text:span></text:p>
      <text:p text:style-name="P9"><text:span text:style-name="Source_20_Text">[f71ce38690acf49c1f3c9bea38e09d82a5ce6014] drop exceptions table</text:span></text:p>
      <text:p text:style-name="Text_20_body">Con esto el proceso de búsqueda se completa y Git tiene la información necesaria para determinar dónde comenzaron los problemas. Git reporta el código SHA-1 de la primera confirmación de cambios problemática y muestra una parte de la información relativa a esta y a los archivos modificados en ella. Así podemos irnos haciendo una idea de lo que ha podido suceder para que se haya introducido un error en el código:</text:p>
      <text:p text:style-name="Preformatted_20_Text"><text:span text:style-name="Source_20_Text">$ git bisect good</text:span></text:p>
      <text:p text:style-name="Preformatted_20_Text"><text:span text:style-name="Source_20_Text">b047b02ea83310a70fd603dc8cd7a6cd13d15c04 is first bad commit</text:span></text:p>
      <text:p text:style-name="Preformatted_20_Text"><text:span text:style-name="Source_20_Text">commit b047b02ea83310a70fd603dc8cd7a6cd13d15c04</text:span></text:p>
      <text:p text:style-name="Preformatted_20_Text"><text:span text:style-name="Source_20_Text">Author: PJ Hyett &lt;pjhyett@example.com&gt;</text:span></text:p>
      <text:p text:style-name="Preformatted_20_Text"><text:span text:style-name="Source_20_Text">Date: <text:s text:c="2"/>Tue Jan 27 14:48:32 2009 -0800</text:span></text:p>
      <text:p text:style-name="Preformatted_20_Text"/>
      <text:p text:style-name="Preformatted_20_Text"><text:span text:style-name="Source_20_Text"><text:s text:c="4"/>secure this thing</text:span></text:p>
      <text:p text:style-name="Preformatted_20_Text"/>
      <text:p text:style-name="Preformatted_20_Text"><text:span text:style-name="Source_20_Text">:040000 040000 40ee3e7821b895e52c1695092db9bdc4c61d1730</text:span></text:p>
      <text:p text:style-name="P9"><text:span text:style-name="Source_20_Text">f24d3c6ebcfc639b1a3814550e62d60b8e68a8e4 M <text:s/>config</text:span></text:p>
      <text:p text:style-name="Text_20_body">Al terminar la revisión, es obligatorio teclear el comando <text:span text:style-name="Source_20_Text">git bisect reset</text:span> para devolver HEAD al punto donde estaba antes de comenzar todo el proceso de búsqueda. So pena de dejar el sistema en un estado inconsistente.</text:p>
      <text:p text:style-name="P9"><text:span text:style-name="Source_20_Text">$ git bisect reset</text:span></text:p>
      <text:p text:style-name="Text_20_body">Esta es una poderosa herramienta que permite chequear en minutos cientos de confirmaciones de cambio, para determinar rápidamente en que punto se pudo introducir el error. De hecho, si se dispone de un script que dé una salida 0 si el proyecto funciona correctamente y distinto de 0 si el proyecto tiene errores, todo este proceso de búsqueda con <text:span text:style-name="Source_20_Text">git bisect</text:span> se puede automatizar completamente. Primero, como siempre, se indica el alcance de la búsqueda indicando las aquellas confirmaciones de cambio conocidas donde el proyecto estaba mal y donde estaba bien. Se puede hacer en un solo paso. Indicando ambas confirmaciones de cambios al comando <text:span text:style-name="Source_20_Text">bisect start</text:span>, primero la mala y luego la buena:</text:p>
      <text:p text:style-name="Preformatted_20_Text"><text:span text:style-name="Source_20_Text">$ git bisect start HEAD v1.0</text:span></text:p>
      <text:p text:style-name="P9"><text:span text:style-name="Source_20_Text">$ git bisect run test-error.sh</text:span></text:p>
      <text:p text:style-name="Text_20_body">De esta forma, se irá ejecutando automáticamente <text:span text:style-name="Source_20_Text">test-error.sh</text:span> en cada confirmación de cambios que se vaya extrayendo. Hasta que Git encuentre la primera donde se presenten problemas. También se puede emplear algo como <text:span text:style-name="Source_20_Text">make</text:span> o como <text:span text:style-name="Source_20_Text">make tests</text:span> o cualquier otro método que se tenga para lanzar pruebas automatizadas sobre el sistema.</text:p>
      <text:p text:style-name="P4"/>
      <text:h text:style-name="P32" text:outline-level="2"><text:bookmark-start text:name="__RefHeading__2705_2051115327"/>6.6 Submódulos<text:bookmark-end text:name="__RefHeading__2705_2051115327"/></text:h>
      <text:p text:style-name="Text_20_body">Suele ser frecuente encontrarse con la necesidad de utilizar otro proyecto desde dentro del que se <text:soft-page-break/>está trabajando. En ocasiones como, por ejemplo, cuando se utiliza una biblioteca de terceros, o cuando se está desarrollando una biblioteca independiente para ser utilizada en múltiples proyectos. La preocupación típica en estos escenarios suele ser la de cómo conseguir tratar ambos proyectos separadamente. Pero conservando la habilidad de utilizar uno dentro del otro.</text:p>
      <text:p text:style-name="Text_20_body">Un ejemplo concreto. Supongamos que se está desarrollando un site web y creando feeds Atom. En lugar de escribir código propio para generar los feeds Atom, se decide emplear una biblioteca ya existente. Y dicha biblioteca se incluye desde una biblioteca compartida tal como CPAN install o Ruby gem; o copiando directamente su código fuente en el árbol del propio proyecto. La problemática en el primer caso radica en la dificultad de personalizar la biblioteca compartida. Y en la dificultal para su despliegue; ya que es necesario que todos y cada uno de los clientes dispongan de ella. La problemática en el segundo caso radica en las complicaciones para fusionar las personalizaciones realizadas por nosotros con futuras copias de la biblioteca original. </text:p>
      <text:p text:style-name="Text_20_body">Git resuelve estas problemáticas utilizando submódulos. Los submódulos permiten mantener un repositorio Git como una subcarpeta de otro repositorio Git. Esto permite clonar un segundo repositorio dentro del repositorio del proyecto en que se está trabajando, manteniendo separadamente las confirmaciones de cambios en ambos repositorios.</text:p>
      <text:h text:style-name="Heading_20_3" text:outline-level="3"><text:bookmark-start text:name="__RefHeading__21932_721071827"/><text:bookmark text:name="Trabajando-con-submódulos"/><text:a xlink:type="simple" xlink:href="http://git-scm.com/book/es/Las-herramientas-de-Git-Submódulos#Trabajando-con-submódulos">Trabajando con submódulos</text:a><text:bookmark-end text:name="__RefHeading__21932_721071827"/></text:h>
      <text:p text:style-name="Text_20_body">Suponiendo, por ejemplo, que se desea añadir la biblioteca Rack (un interface Ruby de pasarela de servidor web) al proyecto en que se está trabajando. Posiblemente con algunas personalizaciones, pero sin perder la capacidad de fusionar nuestros cambios con la evolución de la biblioteca original. La primera tarea a realizar es clonar el repositorio externo dento de una subcarpeta dentro del proyecto. Los proyectos externos se pueden incluir como submódulos mediante el comando <text:span text:style-name="Source_20_Text">git submodule add</text:span>:</text:p>
      <text:p text:style-name="Preformatted_20_Text"><text:span text:style-name="Source_20_Text">$ git submodule add git://github.com/chneukirchen/rack.git rack</text:span></text:p>
      <text:p text:style-name="Preformatted_20_Text"><text:span text:style-name="Source_20_Text">Initialized empty Git repository in /opt/subtest/rack/.git/</text:span></text:p>
      <text:p text:style-name="Preformatted_20_Text"><text:span text:style-name="Source_20_Text">remote: Counting objects: 3181, done.</text:span></text:p>
      <text:p text:style-name="Preformatted_20_Text"><text:span text:style-name="Source_20_Text">remote: Compressing objects: 100% (1534/1534), done.remote: Compressing objects: 100% (1534/1534), done.</text:span></text:p>
      <text:p text:style-name="Preformatted_20_Text"><text:span text:style-name="Source_20_Text">remote: Total 3181 (delta 1951), reused 2623 (delta 1603)</text:span></text:p>
      <text:p text:style-name="Preformatted_20_Text"><text:span text:style-name="Source_20_Text">Receiving objects: 100% (3181/3181), 675.42 KiB | 422 KiB/s, done.</text:span></text:p>
      <text:p text:style-name="P9"><text:span text:style-name="Source_20_Text">Resolving deltas: 100% (1951/1951), done.Resolving deltas: 100% (1951/1951), done.</text:span></text:p>
      <text:p text:style-name="Text_20_body">A partir de este momento, el proyecto Rack está dentro de nuestro proyecto; bajo una subcarpeta denominada <text:span text:style-name="Source_20_Text">rack</text:span>. En dicha subcarpeta es posible realizar cambios, añadir un repositorio propio a donde enviar (push) los cambios, recuperar (fetch) y fusionar (merge) desde el repositorio original, y mucho mas... Si se lanza <text:span text:style-name="Source_20_Text">git status</text:span> nada mas añadir el submódulo, se aprecian dos cosas:</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5"/>new file: <text:s text:c="2"/>.gitmodules</text:span></text:p>
      <text:p text:style-name="Preformatted_20_Text"><text:span text:style-name="Source_20_Text"># <text:s text:c="5"/>new file: <text:s text:c="2"/>rack</text:span></text:p>
      <text:p text:style-name="P9"><text:span text:style-name="Source_20_Text">#</text:span></text:p>
      <text:p text:style-name="Text_20_body">Una: el archivo <text:span text:style-name="Source_20_Text">.gitmodules</text:span>. un archivo de configuración para almacenar las relaciones entre la URL del proyecto y la subcarpeta local donde se ha colocado este.</text:p>
      <text:p text:style-name="Preformatted_20_Text"><text:span text:style-name="Source_20_Text">$ cat .gitmodules </text:span></text:p>
      <text:p text:style-name="Preformatted_20_Text"><text:span text:style-name="Source_20_Text">[submodule "rack"]</text:span></text:p>
      <text:p text:style-name="Preformatted_20_Text"><text:span text:style-name="Source_20_Text"><text:s text:c="6"/>path = rack</text:span></text:p>
      <text:p text:style-name="P9"><text:span text:style-name="Source_20_Text"><text:s text:c="6"/>url = git://github.com/chneukirchen/rack.git</text:span></text:p>
      <text:p text:style-name="Text_20_body"><text:soft-page-break/>En caso de haber múltipes submódulos, habrá multiples entradas en este archivo. Merece destacar que este archivo está también bajo el control de versiones, como lo están otros archivos tal como <text:span text:style-name="Source_20_Text">.gitignore</text:span>, por ejemplo. Y será enviado (push) y recibido (pull) junto con el resto del proyecto. Así es como otras personas que clonen el proyecto pueden saber dónde encontrar los submódulos del mismo.</text:p>
      <text:p text:style-name="Text_20_body">Dos: la entrada <text:span text:style-name="Source_20_Text">rack</text:span>. Si se lanza un <text:span text:style-name="Source_20_Text">git diff</text:span> sobre ella, se puede apreciar algo muy interesante:</text:p>
      <text:p text:style-name="Preformatted_20_Text"><text:span text:style-name="Source_20_Text">$ git diff --cached rack</text:span></text:p>
      <text:p text:style-name="Preformatted_20_Text"><text:span text:style-name="Source_20_Text">diff --git a/rack b/rack</text:span></text:p>
      <text:p text:style-name="Preformatted_20_Text"><text:span text:style-name="Source_20_Text">new file mode 160000</text:span></text:p>
      <text:p text:style-name="Preformatted_20_Text"><text:span text:style-name="Source_20_Text">index 0000000..08d709f</text:span></text:p>
      <text:p text:style-name="Preformatted_20_Text"><text:span text:style-name="Source_20_Text">--- /dev/null</text:span></text:p>
      <text:p text:style-name="Preformatted_20_Text"><text:span text:style-name="Source_20_Text">+++ b/rack</text:span></text:p>
      <text:p text:style-name="Preformatted_20_Text"><text:span text:style-name="Source_20_Text">@@ -0,0 +1 @@</text:span></text:p>
      <text:p text:style-name="P9"><text:span text:style-name="Source_20_Text">+Subproject commit 08d709f78b8c5b0fbeb7821e37fa53e69afcf433</text:span></text:p>
      <text:p text:style-name="Text_20_body">Aunque <text:span text:style-name="Source_20_Text">rack</text:span> es una subcarpeta de la carpeta de trabajo, git la contempla como un submódulo y no realiza seguimiento de sus contenidos si no se está situado directamente sobre ella. En su lugar, Git realiza confirmaciones de cambio particulares en ese repositorio. Cuando se realizan y confirman cambios en esa subcarpeta, el proyecto padre detecta el cambio en HEAD y almacena la confirmación de cambios concreta en la que se esté trabajando en ese momento. De esta forma, cuando otras personas clonen este proyecto, sabrán cómo recrear exactamente el entorno.</text:p>
      <text:p text:style-name="Text_20_body">Esto es importante al trabajar con submódulos: siempre son almacenados como la confirmación de cambios concreta en la que están. No es posible almacenar un submódulo en <text:span text:style-name="Source_20_Text">master</text:span> o en cualquier otra referencia simbólica.</text:p>
      <text:p text:style-name="Text_20_body">Cuando se realiza una confirmación de cambios, se suele ver algo así como:</text:p>
      <text:p text:style-name="Preformatted_20_Text"><text:span text:style-name="Source_20_Text">$ git commit -m 'first commit with submodule rack'</text:span></text:p>
      <text:p text:style-name="Preformatted_20_Text"><text:span text:style-name="Source_20_Text">[master 0550271] first commit with submodule rack</text:span></text:p>
      <text:p text:style-name="Preformatted_20_Text"><text:span text:style-name="Source_20_Text"><text:s/>2 files changed, 4 insertions(+), 0 deletions(-)</text:span></text:p>
      <text:p text:style-name="Preformatted_20_Text"><text:span text:style-name="Source_20_Text"><text:s/>create mode 100644 .gitmodules</text:span></text:p>
      <text:p text:style-name="P9"><text:span text:style-name="Source_20_Text"><text:s/>create mode 160000 rack</text:span></text:p>
      <text:p text:style-name="Text_20_body">Notese el modo 160000 para la entrada <text:span text:style-name="Source_20_Text">rack</text:span>. Este es un modo especial de Git, un modo en el que la confirmación de cambio se almacena como una carpeta en lugar de como una subcarpeta o un archivo.</text:p>
      <text:p text:style-name="Text_20_body">Se puede considerar la carpeta <text:span text:style-name="Source_20_Text">rack</text:span> como si fuera un proyecto separado. Y, como tal, de vez en cuando se puede actualizar el proyecto padre con un puntero a la última confirmación de cambios en dicho subproyecto. Todos los comandos Git actuan independientemente en ambas carpetas:</text:p>
      <text:p text:style-name="Preformatted_20_Text"><text:span text:style-name="Source_20_Text">$ git log -1</text:span></text:p>
      <text:p text:style-name="Preformatted_20_Text"><text:span text:style-name="Source_20_Text">commit 0550271328a0038865aad6331e620cd7238601bb</text:span></text:p>
      <text:p text:style-name="Preformatted_20_Text"><text:span text:style-name="Source_20_Text">Author: Scott Chacon &lt;schacon@gmail.com&gt;</text:span></text:p>
      <text:p text:style-name="Preformatted_20_Text"><text:span text:style-name="Source_20_Text">Date: <text:s text:c="2"/>Thu Apr 9 09:03:56 2009 -0700</text:span></text:p>
      <text:p text:style-name="Preformatted_20_Text"/>
      <text:p text:style-name="Preformatted_20_Text"><text:span text:style-name="Source_20_Text"><text:s text:c="4"/>first commit with submodule rack</text:span></text:p>
      <text:p text:style-name="Preformatted_20_Text"><text:span text:style-name="Source_20_Text">$ cd rack/</text:span></text:p>
      <text:p text:style-name="Preformatted_20_Text"><text:span text:style-name="Source_20_Text">$ git log -1</text:span></text:p>
      <text:p text:style-name="Preformatted_20_Text"><text:span text:style-name="Source_20_Text">commit 08d709f78b8c5b0fbeb7821e37fa53e69afcf433</text:span></text:p>
      <text:p text:style-name="Preformatted_20_Text"><text:span text:style-name="Source_20_Text">Author: Christian Neukirchen &lt;chneukirchen@gmail.com&gt;</text:span></text:p>
      <text:p text:style-name="Preformatted_20_Text"><text:span text:style-name="Source_20_Text">Date: <text:s text:c="2"/>Wed Mar 25 14:49:04 2009 +0100</text:span></text:p>
      <text:p text:style-name="Preformatted_20_Text"/>
      <text:p text:style-name="P9"><text:span text:style-name="Source_20_Text"><text:s text:c="4"/>Document version change</text:span></text:p>
      <text:h text:style-name="Heading_20_3" text:outline-level="3"><text:bookmark-start text:name="__RefHeading__21934_721071827"/><text:bookmark text:name="Clonando-un-proyecto-con-submódulos"/><text:soft-page-break/><text:a xlink:type="simple" xlink:href="http://git-scm.com/book/es/Las-herramientas-de-Git-Submódulos#Clonando-un-proyecto-con-submódulos">Clonando un proyecto con submódulos</text:a><text:bookmark-end text:name="__RefHeading__21934_721071827"/></text:h>
      <text:p text:style-name="Text_20_body">Si se tiene un proyecto con submódulos dentro de él. Cuando se recibe, se reciben también las carpetas que contienen los submódulos; pero no se reciben ninguno de los archivos de dichos submódulos:</text:p>
      <text:p text:style-name="Preformatted_20_Text"><text:span text:style-name="Source_20_Text">$ git clone git://github.com/schacon/myproject.git</text:span></text:p>
      <text:p text:style-name="Preformatted_20_Text"><text:span text:style-name="Source_20_Text">Initialized empty Git repository in /opt/myproject/.git/</text:span></text:p>
      <text:p text:style-name="Preformatted_20_Text"><text:span text:style-name="Source_20_Text">remote: Counting objects: 6, done.</text:span></text:p>
      <text:p text:style-name="Preformatted_20_Text"><text:span text:style-name="Source_20_Text">remote: Compressing objects: 100% (4/4), done.</text:span></text:p>
      <text:p text:style-name="Preformatted_20_Text"><text:span text:style-name="Source_20_Text">remote: Total 6 (delta 0), reused 0 (delta 0)</text:span></text:p>
      <text:p text:style-name="Preformatted_20_Text"><text:span text:style-name="Source_20_Text">Receiving objects: 100% (6/6), done.</text:span></text:p>
      <text:p text:style-name="Preformatted_20_Text"><text:span text:style-name="Source_20_Text">$ cd myproject</text:span></text:p>
      <text:p text:style-name="Preformatted_20_Text"><text:span text:style-name="Source_20_Text">$ ls -l</text:span></text:p>
      <text:p text:style-name="Preformatted_20_Text"><text:span text:style-name="Source_20_Text">total 8</text:span></text:p>
      <text:p text:style-name="Preformatted_20_Text"><text:span text:style-name="Source_20_Text">-rw-r--r-- <text:s/>1 schacon <text:s/>admin <text:s text:c="2"/>3 Apr <text:s/>9 09:11 README</text:span></text:p>
      <text:p text:style-name="Preformatted_20_Text"><text:span text:style-name="Source_20_Text">drwxr-xr-x <text:s/>2 schacon <text:s/>admin <text:s/>68 Apr <text:s/>9 09:11 rack</text:span></text:p>
      <text:p text:style-name="Preformatted_20_Text"><text:span text:style-name="Source_20_Text">$ ls rack/</text:span></text:p>
      <text:p text:style-name="P9"><text:span text:style-name="Source_20_Text">$</text:span></text:p>
      <text:p text:style-name="Text_20_body">La carpeta <text:span text:style-name="Source_20_Text">rack</text:span> está presente, pero vacia. Son necesarios otros dos comandos: <text:span text:style-name="Source_20_Text">git submodule init</text:span> para inicializar el archivo de configuración local, y <text:span text:style-name="Source_20_Text">git submodule update</text:span> para recuperar (fetch) todos los datos del proyecto y extraer (checkout) la confirmación de cambios adecuada desde el proyecto padre:</text:p>
      <text:p text:style-name="Preformatted_20_Text"><text:span text:style-name="Source_20_Text">$ git submodule init</text:span></text:p>
      <text:p text:style-name="Preformatted_20_Text"><text:span text:style-name="Source_20_Text">Submodule 'rack' (git://github.com/chneukirchen/rack.git) registered for path 'rack'</text:span></text:p>
      <text:p text:style-name="Preformatted_20_Text"><text:span text:style-name="Source_20_Text">$ git submodule update</text:span></text:p>
      <text:p text:style-name="Preformatted_20_Text"><text:span text:style-name="Source_20_Text">Initialized empty Git repository in /opt/myproject/rack/.git/</text:span></text:p>
      <text:p text:style-name="Preformatted_20_Text"><text:span text:style-name="Source_20_Text">remote: Counting objects: 3181, done.</text:span></text:p>
      <text:p text:style-name="Preformatted_20_Text"><text:span text:style-name="Source_20_Text">remote: Compressing objects: 100% (1534/1534), done.remote: Compressing objects: 100% (1534/1534), done.</text:span></text:p>
      <text:p text:style-name="Preformatted_20_Text"><text:span text:style-name="Source_20_Text">remote: Total 3181 (delta 1951), reused 2623 (delta 1603)</text:span></text:p>
      <text:p text:style-name="Preformatted_20_Text"><text:span text:style-name="Source_20_Text">Receiving objects: 100% (3181/3181), 675.42 KiB | 173 KiB/s, done.</text:span></text:p>
      <text:p text:style-name="Preformatted_20_Text"><text:span text:style-name="Source_20_Text">Resolving deltas: 100% (1951/1951), done.Resolving deltas: 100% (1951/1951), done.</text:span></text:p>
      <text:p text:style-name="P9"><text:span text:style-name="Source_20_Text">Submodule path 'rack': checked out '08d709f78b8c5b0fbeb7821e37fa53e69afcf433'</text:span></text:p>
      <text:p text:style-name="Text_20_body">Tras esto, la carpeta <text:span text:style-name="Source_20_Text">rack</text:span> sí que está exactamente en el estado que le corresponde estar tras la última confirmación de cambios que se realizó sobre ella. Si otra persona realiza cambios en el código de <text:span text:style-name="Source_20_Text">rack</text:span>, los confirma y nosotros recuperamos (pull) dicha referencia y la fusionamos (merge), se obtendrá un resultado un tanto extraño:</text:p>
      <text:p text:style-name="Preformatted_20_Text"><text:span text:style-name="Source_20_Text">$ git merge origin/master</text:span></text:p>
      <text:p text:style-name="Preformatted_20_Text"><text:span text:style-name="Source_20_Text">Updating 0550271..85a3eee</text:span></text:p>
      <text:p text:style-name="Preformatted_20_Text"><text:span text:style-name="Source_20_Text">Fast forward</text:span></text:p>
      <text:p text:style-name="Preformatted_20_Text"><text:span text:style-name="Source_20_Text"><text:s/>rack | <text:s text:c="3"/>2 +-</text:span></text:p>
      <text:p text:style-name="Preformatted_20_Text"><text:span text:style-name="Source_20_Text"><text:s/>1 files changed, 1 insertions(+), 1 deletions(-)</text:span></text:p>
      <text:p text:style-name="Preformatted_20_Text"><text:span text:style-name="Source_20_Text">[master*]$ git status</text:span></text:p>
      <text:p text:style-name="Preformatted_20_Text"><text:span text:style-name="Source_20_Text"># On branch master</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 <text:s text:c="2"/>(use "git checkout -- &lt;file&gt;..." to discard changes in working directory)</text:span></text:p>
      <text:p text:style-name="Preformatted_20_Text"><text:span text:style-name="Source_20_Text">#</text:span></text:p>
      <text:p text:style-name="Preformatted_20_Text"><text:span text:style-name="Source_20_Text"># <text:s text:c="5"/>modified: <text:s text:c="2"/>rack</text:span></text:p>
      <text:p text:style-name="P9"><text:span text:style-name="Source_20_Text">#</text:span></text:p>
      <text:p text:style-name="Text_20_body">Se ha fusionado en algo que es básicamente un cambio en el puntero al submódulo. Pero no se ha <text:soft-page-break/>actualizado el código en la carpeta del submódulo propiamente dicha. Por lo que se muestra un estado inconsistente en la misma:</text:p>
      <text:p text:style-name="Preformatted_20_Text"><text:span text:style-name="Source_20_Text">$ git diff</text:span></text:p>
      <text:p text:style-name="Preformatted_20_Text"><text:span text:style-name="Source_20_Text">diff --git a/rack b/rack</text:span></text:p>
      <text:p text:style-name="Preformatted_20_Text"><text:span text:style-name="Source_20_Text">index 6c5e70b..08d709f 160000</text:span></text:p>
      <text:p text:style-name="Preformatted_20_Text"><text:span text:style-name="Source_20_Text">--- a/rack</text:span></text:p>
      <text:p text:style-name="Preformatted_20_Text"><text:span text:style-name="Source_20_Text">+++ b/rack</text:span></text:p>
      <text:p text:style-name="Preformatted_20_Text"><text:span text:style-name="Source_20_Text">@@ -1 +1 @@</text:span></text:p>
      <text:p text:style-name="Preformatted_20_Text"><text:span text:style-name="Source_20_Text">-Subproject commit 6c5e70b984a60b3cecd395edd5b48a7575bf58e0</text:span></text:p>
      <text:p text:style-name="P9"><text:span text:style-name="Source_20_Text">+Subproject commit 08d709f78b8c5b0fbeb7821e37fa53e69afcf433</text:span></text:p>
      <text:p text:style-name="Text_20_body">Siendo esto debido a que el puntero al submódulo que se tiene en este momento no corresponde a lo que realmente hay en carpeta del submódulo. Para arreglarlo, es necesario lanzar de nuevo el comando <text:span text:style-name="Source_20_Text">git submodule update</text:span>: </text:p>
      <text:p text:style-name="Preformatted_20_Text"><text:span text:style-name="Source_20_Text">$ git submodule update</text:span></text:p>
      <text:p text:style-name="Preformatted_20_Text"><text:span text:style-name="Source_20_Text">remote: Counting objects: 5, done.</text:span></text:p>
      <text:p text:style-name="Preformatted_20_Text"><text:span text:style-name="Source_20_Text">remote: Compressing objects: 100% (3/3), done.</text:span></text:p>
      <text:p text:style-name="Preformatted_20_Text"><text:span text:style-name="Source_20_Text">remote: Total 3 (delta 1), reused 2 (delta 0)</text:span></text:p>
      <text:p text:style-name="Preformatted_20_Text"><text:span text:style-name="Source_20_Text">Unpacking objects: 100% (3/3), done.</text:span></text:p>
      <text:p text:style-name="Preformatted_20_Text"><text:span text:style-name="Source_20_Text">From git@github.com:schacon/rack</text:span></text:p>
      <text:p text:style-name="Preformatted_20_Text"><text:span text:style-name="Source_20_Text"><text:s text:c="3"/>08d709f..6c5e70b <text:s/>master <text:s text:c="4"/>-&gt; origin/master</text:span></text:p>
      <text:p text:style-name="P9"><text:span text:style-name="Source_20_Text">Submodule path 'rack': checked out '6c5e70b984a60b3cecd395edd5b48a7575bf58e0'</text:span></text:p>
      <text:p text:style-name="Text_20_body">Se necesita realizar este paso cada vez que se recupere (pull) un cambio del submódulo en el proyecto padre. Es algo extraño, pero ¡funciona!.</text:p>
      <text:p text:style-name="Text_20_body">Un problema típico se suele dar cuando un desarrollador realiza y confirma (commit) un cambio local en el submódulo, pero no lo envia (push) a un servidor público. Pero, sin embargo, sí que confirma (commit) y envia (push) un puntero a dicho estado dentro del proyecto padre. Cuando otros desarrolladores intenten lanzar un <text:span text:style-name="Source_20_Text">git submodule update</text:span>, será imposible encontrar la confirmación de cambios a la que se refiere el submódulo, ya que esta tan solo existe en el sistema del desarrollador original. En estos casos, se suele ver un error tal como:</text:p>
      <text:p text:style-name="Preformatted_20_Text"><text:span text:style-name="Source_20_Text">$ git submodule update</text:span></text:p>
      <text:p text:style-name="Preformatted_20_Text"><text:span text:style-name="Source_20_Text">fatal: reference isn’t a tree: 6c5e70b984a60b3cecd395edd5b48a7575bf58e0</text:span></text:p>
      <text:p text:style-name="P9"><text:span text:style-name="Source_20_Text">Unable to checkout '6c5e70b984a60b3cecd395edd5ba7575bf58e0' in submodule path 'rack'</text:span></text:p>
      <text:p text:style-name="Text_20_body">Forzandonos a mirar quién ha sido la persona que ha realizado los últimos cambios en el submódulo:</text:p>
      <text:p text:style-name="Preformatted_20_Text"><text:span text:style-name="Source_20_Text">$ git log -1 rack</text:span></text:p>
      <text:p text:style-name="Preformatted_20_Text"><text:span text:style-name="Source_20_Text">commit 85a3eee996800fcfa91e2119372dd4172bf76678</text:span></text:p>
      <text:p text:style-name="Preformatted_20_Text"><text:span text:style-name="Source_20_Text">Author: Scott Chacon &lt;schacon@gmail.com&gt;</text:span></text:p>
      <text:p text:style-name="Preformatted_20_Text"><text:span text:style-name="Source_20_Text">Date: <text:s text:c="2"/>Thu Apr 9 09:19:14 2009 -0700</text:span></text:p>
      <text:p text:style-name="Preformatted_20_Text"/>
      <text:p text:style-name="P9"><text:span text:style-name="Source_20_Text"><text:s text:c="4"/>added a submodule reference I will never make public. hahahahaha!</text:span></text:p>
      <text:p text:style-name="Text_20_body">Para enviarle un correo-e y avisarle de su despiste.</text:p>
      <text:h text:style-name="Heading_20_3" text:outline-level="3"><text:bookmark-start text:name="__RefHeading__21936_721071827"/><text:bookmark text:name="Proyectos-padre"/><text:a xlink:type="simple" xlink:href="http://git-scm.com/book/es/Las-herramientas-de-Git-Submódulos#Proyectos-padre">Proyectos padre</text:a><text:bookmark-end text:name="__RefHeading__21936_721071827"/></text:h>
      <text:p text:style-name="Text_20_body">Algunas veces, dependiendo del equipo de trabajo en que se encuentren, los desarrolladores suelen necesitar mantener una combinación de grandes carpetas de proyecto. Se da frecuentemente en equipos procedentes de CVS o de Subversion (donde se define una colección de módulos o carpetas), cuando desean mantener ese mismo tipo de flujo de trabajo.</text:p>
      <text:p text:style-name="Text_20_body">La manera más apropiada de hacer esto en Git, es la de crear diferentes repositorios, cada uno en <text:soft-page-break/>su carpeta; para luego crear un repositorio padre que englobe múltiples submódulos, uno por cada carpeta. Un beneficio que se obtiene de esta manera de trabajar es la mayor especificidad en las relaciones entre proyectos, definidas mediante etiquetas (tag) y ramas (branch) en el proyecto padre.</text:p>
      <text:h text:style-name="Heading_20_3" text:outline-level="3"><text:bookmark-start text:name="__RefHeading__21938_721071827"/><text:bookmark text:name="Posibles-problemáticas-al-usar-submódulos"/><text:a xlink:type="simple" xlink:href="http://git-scm.com/book/es/Las-herramientas-de-Git-Submódulos#Posibles-problemáticas-al-usar-submódulos">Posibles problemáticas al usar submódulos</text:a><text:bookmark-end text:name="__RefHeading__21938_721071827"/></text:h>
      <text:p text:style-name="Text_20_body">El uso de submódulos tiene también sus contratiempos. El primero de los cuales es la necesidad de ser bastante cuidadoso cuando se trabaja en la carpeta de un submódulo. Al lanzar <text:span text:style-name="Source_20_Text">git submodule update</text:span>, este comando comprueba la versión específica del proyecto, pero sin tener en cuenta la rama. Es lo que se conoce como "trabajar con cabecera desconectada" --es decir, el archivo HEAD apunta directamente a una confirmación de cambios (commit), y no a una referencia simbólica--. Este método de trabajo suele tenderse a evitar, ya que trabajando en un entorno de cabecera desconectada es bastante facil despistarse y perder cambios ya realizados. Si se realiza un <text:span text:style-name="Source_20_Text">submodule update</text:span> inicial, se hacen cambios y se confirman en esa carpeta de submódulo sin haber creado antes una rama en la que trabajar. Y si, tras esto, se realiza de nuevo un <text:span text:style-name="Source_20_Text">git submodule update</text:span> desde el proyecto padre, sin haber confirmado cambios en este, Git sobreescribirá cambios sin aviso previo. Técnicamente, no se pierde nada del trabajo. Simplemente, nos quedamos sin ninguna rama apuntando a él. Con lo que resulta problemático recuperar el acceso a los cambios.</text:p>
      <text:p text:style-name="Text_20_body">Para evitarlo, siempre se ha de crear una rama cuando se trabaje en la carpeta de un submódulo; usando <text:span text:style-name="Source_20_Text">git checkout -b trabajo</text:span> o algo similar. Cuando se realice una actualización (update) del submódulo por segunda vez, se seguirá sobreescribiendo el trabajo; pero al menos se tendrá un apuntador para volver hasta los cambios realizados.</text:p>
      <text:p text:style-name="Text_20_body">Intercambiar ramas con submódulos tiene también sus peculiaridades. Si se crea una rama, se añade un submódulo en ella y luego se retorna a una rama donde dicho submódulo no exista. La carpeta del submódulo sigue existiendo, solo que ahora queda como una carpeta sin seguimiento.</text:p>
      <text:p text:style-name="Preformatted_20_Text"><text:span text:style-name="Source_20_Text">$ git checkout -b rack</text:span></text:p>
      <text:p text:style-name="Preformatted_20_Text"><text:span text:style-name="Source_20_Text">Switched to a new branch "rack"</text:span></text:p>
      <text:p text:style-name="Preformatted_20_Text"><text:span text:style-name="Source_20_Text">$ git submodule add git@github.com:schacon/rack.git rack</text:span></text:p>
      <text:p text:style-name="Preformatted_20_Text"><text:span text:style-name="Source_20_Text">Initialized empty Git repository in /opt/myproj/rack/.git/</text:span></text:p>
      <text:p text:style-name="Preformatted_20_Text"><text:span text:style-name="Source_20_Text">...</text:span></text:p>
      <text:p text:style-name="Preformatted_20_Text"><text:span text:style-name="Source_20_Text">Receiving objects: 100% (3184/3184), 677.42 KiB | 34 KiB/s, done.</text:span></text:p>
      <text:p text:style-name="Preformatted_20_Text"><text:span text:style-name="Source_20_Text">Resolving deltas: 100% (1952/1952), done.Resolving deltas: 100% (1952/1952), done.Resolving deltas: 100% (1952/1952), done.</text:span></text:p>
      <text:p text:style-name="Preformatted_20_Text"><text:span text:style-name="Source_20_Text">$ git commit -am 'added rack submodule'</text:span></text:p>
      <text:p text:style-name="Preformatted_20_Text"><text:span text:style-name="Source_20_Text">[rack cc49a69] added rack submodule</text:span></text:p>
      <text:p text:style-name="Preformatted_20_Text"><text:span text:style-name="Source_20_Text"><text:s/>2 files changed, 4 insertions(+), 0 deletions(-)</text:span></text:p>
      <text:p text:style-name="Preformatted_20_Text"><text:span text:style-name="Source_20_Text"><text:s/>create mode 100644 .gitmodules</text:span></text:p>
      <text:p text:style-name="Preformatted_20_Text"><text:span text:style-name="Source_20_Text"><text:s/>create mode 160000 rack</text:span></text:p>
      <text:p text:style-name="Preformatted_20_Text"><text:span text:style-name="Source_20_Text">$ git checkout master</text:span></text:p>
      <text:p text:style-name="Preformatted_20_Text"><text:span text:style-name="Source_20_Text">Switched to branch "master"</text:span></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Untracked files:</text:span></text:p>
      <text:p text:style-name="Preformatted_20_Text"><text:span text:style-name="Source_20_Text"># <text:s text:c="2"/>(use "git add &lt;file&gt;..." to include in what will be committed)</text:span></text:p>
      <text:p text:style-name="Preformatted_20_Text"><text:span text:style-name="Source_20_Text">#</text:span></text:p>
      <text:p text:style-name="P9"><text:span text:style-name="Source_20_Text"># <text:s text:c="5"/>rack/</text:span></text:p>
      <text:p text:style-name="Text_20_body">Forzandonos a removerla del camino. Lo cual obliga a volver a clonarla cuando se retome la rama inicial --con la consiguiente pérdida de los cambios locales si estos no habian sido enviados previamente al servidor--.</text:p>
      <text:p text:style-name="Text_20_body">Y una última problemática en que se suelen encontrar quienes intercambian de carpetas a submódulos. Si se ha estado trabajando en archivos de un proyecto al que luego se desea convertir <text:soft-page-break/>en un submódulo, hay que ser muy cuidadoso o Git se resentirá. Asumiendo que se tenian archivos en una carpeta 'rack' del proyecto, y que se desea intercambiarla por un submódulo. Si se borra la carpeta y luego se lanza un comando <text:span text:style-name="Source_20_Text">submodule add</text:span>, Git avisará de "carpeta ya existente en el índice":</text:p>
      <text:p text:style-name="Preformatted_20_Text"><text:span text:style-name="Source_20_Text">$ rm -Rf rack/</text:span></text:p>
      <text:p text:style-name="Preformatted_20_Text"><text:span text:style-name="Source_20_Text">$ git submodule add git@github.com:schacon/rack.git rack</text:span></text:p>
      <text:p text:style-name="P9"><text:span text:style-name="Source_20_Text">'rack' already exists in the index</text:span></text:p>
      <text:p text:style-name="Text_20_body">Para evitarlo, se debe sacar la carpeta 'rack' del área de preparación. Después, Git permitirá la adicción del submódulo sin problemas:</text:p>
      <text:p text:style-name="Preformatted_20_Text"><text:span text:style-name="Source_20_Text">$ git rm -r rack</text:span></text:p>
      <text:p text:style-name="Preformatted_20_Text"><text:span text:style-name="Source_20_Text">$ git submodule add git@github.com:schacon/rack.git rack</text:span></text:p>
      <text:p text:style-name="Preformatted_20_Text"><text:span text:style-name="Source_20_Text">Initialized empty Git repository in /opt/testsub/rack/.git/</text:span></text:p>
      <text:p text:style-name="Preformatted_20_Text"><text:span text:style-name="Source_20_Text">remote: Counting objects: 3184, done.</text:span></text:p>
      <text:p text:style-name="Preformatted_20_Text"><text:span text:style-name="Source_20_Text">remote: Compressing objects: 100% (1465/1465), done.remote: Compressing objects: 100% (1465/1465), done.</text:span></text:p>
      <text:p text:style-name="Preformatted_20_Text"><text:span text:style-name="Source_20_Text">remote: Total 3184 (delta 1952), reused 2770 (delta 1675)</text:span></text:p>
      <text:p text:style-name="Preformatted_20_Text"><text:span text:style-name="Source_20_Text">Receiving objects: 100% (3184/3184), 677.42 KiB | 88 KiB/s, done.</text:span></text:p>
      <text:p text:style-name="P9"><text:span text:style-name="Source_20_Text">Resolving deltas: 100% (1952/1952), done.Resolving deltas: 100% (1952/1952), done.Resolving deltas: 100% (1952/1952), done.</text:span></text:p>
      <text:p text:style-name="Text_20_body">Tras esto, y suponiendo que ese paso ha sido realizado en una rama. Si se intenta retornar a dicha rama, cuyos archivos están aún en el árbol actual en lugar de en el submódulo, se obtendrá el siguiente error:</text:p>
      <text:p text:style-name="Preformatted_20_Text"><text:span text:style-name="Source_20_Text">$ git checkout master</text:span></text:p>
      <text:p text:style-name="P9"><text:span text:style-name="Source_20_Text">error: Untracked working tree file 'rack/AUTHORS' would be overwritten by merge.</text:span></text:p>
      <text:p text:style-name="Text_20_body">Antes de cambiar a cualquier rama que no lo contenga, es necesario quitar de enmedio la carpeta del submódulo 'rack'.</text:p>
      <text:p text:style-name="Preformatted_20_Text"><text:span text:style-name="Source_20_Text">$ mv rack /tmp/</text:span></text:p>
      <text:p text:style-name="Preformatted_20_Text"><text:span text:style-name="Source_20_Text">$ git checkout master</text:span></text:p>
      <text:p text:style-name="Preformatted_20_Text"><text:span text:style-name="Source_20_Text">Switched to branch "master"</text:span></text:p>
      <text:p text:style-name="Preformatted_20_Text"><text:span text:style-name="Source_20_Text">$ ls</text:span></text:p>
      <text:p text:style-name="P9"><text:span text:style-name="Source_20_Text">README <text:s/>rack</text:span></text:p>
      <text:p text:style-name="Text_20_body">Y, cuando se retorne a la rama anterior, se tendrá una carpeta 'rack' vacia. Ante lo cual, será necesario lanzar<text:span text:style-name="Source_20_Text">git submodule update</text:span> para volver a clonarla; o, si no, volver a restaurar la carpeta <text:span text:style-name="Source_20_Text">/tmp/rack</text:span> de vuelta sobre la carpeta vacia.</text:p>
      <text:p text:style-name="P4"/>
      <text:h text:style-name="P32" text:outline-level="2"><text:bookmark-start text:name="__RefHeading__2707_2051115327"/>6.7 Fusión de subárboles<text:bookmark-end text:name="__RefHeading__2707_2051115327"/></text:h>
      <text:p text:style-name="Text_20_body">Ahora que se han visto las dificultades que se pueden presentar utilizando el sistema de submódulos, es momento de hechar un vistazo a una vía alternativa de atacar esa misma problemática. Cuando Git realiza una fusión, suele revisar lo que ha de fusiónar entre sí y, tras ese análisis, elige la estratégia mas adecuada para hacerlo. Si se están fusionando dos ramas, Git suele utilizar la <text:span text:style-name="Emphasis">estategia</text:span>recursiva_ (<text:span text:style-name="Emphasis">recursive</text:span> strategy). Si se están fusionando más de dos ramas, Git suele escoger la <text:span text:style-name="Emphasis">estrategia</text:span>del<text:span text:style-name="Emphasis">pulpo</text:span> (<text:span text:style-name="Emphasis">octopus</text:span> strategy). Estas son las estrategias escogidas por defecto, ya que la estrategia recursiva puede manejar complejas fusiones-de-tres-vias --por ejemplo, con más de un antecesor común-- pero tan solo puede fusionar dos ramas. La fusión-tipo-pulpo puede manejar multiples ramas, pero es mucho mas cuidadosa para evitar incurrir en complejos conflictos; y es por eso que se utiliza en los intentos de fusionar más de dos ramas.</text:p>
      <text:p text:style-name="Text_20_body"><text:soft-page-break/>Pero existen también otras estratégias que se pueden escoger según se necesiten. Una de ellas, la <text:span text:style-name="Emphasis">fusión</text:span>subárbol_ (<text:span text:style-name="Emphasis">subtree</text:span> merge), es precisamente la más adecuada para tratar con subproyectos. En este caso se va a mostrar cómo se haria el mismo empotramiento del módulo rack tomado como ejemplo anteriormente, pero utilizando fusiones de subarbol en lugar de submódulos.</text:p>
      <text:p text:style-name="Text_20_body">La idea subyacente tras toda fusión subarborea es la de que se tienen dos proyectos; y uno de ellos está relacionado con una subcarpeta en el otro, y viceversa. Cuando se solicita una fusión subarborea, Git es lo suficientemente inteligente como para imaginarse por si solo que uno de los proyectos es un subárbol del otro y obrar en consecuencia. Es realmente sorprendente.</text:p>
      <text:p text:style-name="Text_20_body">Se comienza añadiendo la aplicación Rack al proyecto. Se añade como una referencia remota en el propio proyecto, y luego se extrae (checkout) en su propia rama:</text:p>
      <text:p text:style-name="Preformatted_20_Text"><text:span text:style-name="Source_20_Text">$ git remote add rack_remote git@github.com:schacon/rack.git</text:span></text:p>
      <text:p text:style-name="Preformatted_20_Text"><text:span text:style-name="Source_20_Text">$ git fetch rack_remote</text:span></text:p>
      <text:p text:style-name="Preformatted_20_Text"><text:span text:style-name="Source_20_Text">warning: no common commits</text:span></text:p>
      <text:p text:style-name="Preformatted_20_Text"><text:span text:style-name="Source_20_Text">remote: Counting objects: 3184, done.</text:span></text:p>
      <text:p text:style-name="Preformatted_20_Text"><text:span text:style-name="Source_20_Text">remote: Compressing objects: 100% (1465/1465), done.remote: Compressing objects: 100% (1465/1465), done.</text:span></text:p>
      <text:p text:style-name="Preformatted_20_Text"><text:span text:style-name="Source_20_Text">remote: Total 3184 (delta 1952), reused 2770 (delta 1675)</text:span></text:p>
      <text:p text:style-name="Preformatted_20_Text"><text:span text:style-name="Source_20_Text">Receiving objects: 100% (3184/3184), 677.42 KiB | 4 KiB/s, done.</text:span></text:p>
      <text:p text:style-name="Preformatted_20_Text"><text:span text:style-name="Source_20_Text">Resolving deltas: 100% (1952/1952), done.Resolving deltas: 100% (1952/1952), done.Resolving deltas: 100% (1952/1952), done.</text:span></text:p>
      <text:p text:style-name="Preformatted_20_Text"><text:span text:style-name="Source_20_Text">From git@github.com:schacon/rack</text:span></text:p>
      <text:p text:style-name="Preformatted_20_Text"><text:span text:style-name="Source_20_Text"><text:s/>* [new branch] <text:s text:c="5"/>build <text:s text:c="5"/>-&gt; rack_remote/build</text:span></text:p>
      <text:p text:style-name="Preformatted_20_Text"><text:span text:style-name="Source_20_Text"><text:s/>* [new branch] <text:s text:c="5"/>master <text:s text:c="4"/>-&gt; rack_remote/master</text:span></text:p>
      <text:p text:style-name="Preformatted_20_Text"><text:span text:style-name="Source_20_Text"><text:s/>* [new branch] <text:s text:c="5"/>rack-0.4 <text:s text:c="2"/>-&gt; rack_remote/rack-0.4</text:span></text:p>
      <text:p text:style-name="Preformatted_20_Text"><text:span text:style-name="Source_20_Text"><text:s/>* [new branch] <text:s text:c="5"/>rack-0.9 <text:s text:c="2"/>-&gt; rack_remote/rack-0.9</text:span></text:p>
      <text:p text:style-name="Preformatted_20_Text"><text:span text:style-name="Source_20_Text">$ git checkout -b rack_branch rack_remote/master</text:span></text:p>
      <text:p text:style-name="Preformatted_20_Text"><text:span text:style-name="Source_20_Text">Branch rack_branch set up to track remote branch refs/remotes/rack_remote/master.</text:span></text:p>
      <text:p text:style-name="P9"><text:span text:style-name="Source_20_Text">Switched to a new branch "rack_branch"</text:span></text:p>
      <text:p text:style-name="Text_20_body">En este punto, se tiene la raiz del proyecto Rack en la rama <text:span text:style-name="Source_20_Text">rack_branch</text:span> y la del propio proyecto padre en la rama <text:span text:style-name="Source_20_Text">master</text:span>. Si se comprueban una o la otra, se puede observar que ambos proyectos tienen distintas raices:</text:p>
      <text:p text:style-name="Preformatted_20_Text"><text:span text:style-name="Source_20_Text">$ ls</text:span></text:p>
      <text:p text:style-name="Preformatted_20_Text"><text:span text:style-name="Source_20_Text">AUTHORS <text:s text:c="7"/>KNOWN-ISSUES <text:s text:c="2"/>Rakefile <text:s text:c="5"/>contrib <text:s text:c="7"/>lib</text:span></text:p>
      <text:p text:style-name="Preformatted_20_Text"><text:span text:style-name="Source_20_Text">COPYING <text:s text:c="7"/>README <text:s text:c="8"/>bin <text:s text:c="10"/>example <text:s text:c="7"/>test</text:span></text:p>
      <text:p text:style-name="Preformatted_20_Text"><text:span text:style-name="Source_20_Text">$ git checkout master</text:span></text:p>
      <text:p text:style-name="Preformatted_20_Text"><text:span text:style-name="Source_20_Text">Switched to branch "master"</text:span></text:p>
      <text:p text:style-name="Preformatted_20_Text"><text:span text:style-name="Source_20_Text">$ ls</text:span></text:p>
      <text:p text:style-name="P9"><text:span text:style-name="Source_20_Text">README</text:span></text:p>
      <text:p text:style-name="Text_20_body">Si se desea situar el proyecto Rack como una subcarpeta del proyecto <text:span text:style-name="Source_20_Text">master</text:span>. Se ha de lanzar el comando <text:span text:style-name="Source_20_Text">git read-tree</text:span>. Se verá más en detalle el comando <text:span text:style-name="Source_20_Text">read-tree</text:span> y sus acompañantes en el capítulo 9. Pero por ahora, basta con saber que este comando se encarga de leer el árbol raiz de una rama en el área de preparación (staging area) y carpeta de trabajo (working directory) actuales. Con ello, se retorna sobre la rama <text:span text:style-name="Source_20_Text">master</text:span> y se recupera (pull) la rama <text:span text:style-name="Source_20_Text">rack_branch</text:span> en la subcarpeta <text:span text:style-name="Source_20_Text">rack</text:span> de la rama <text:span text:style-name="Source_20_Text">master</text:span> del proyecto principal: </text:p>
      <text:p text:style-name="P9"><text:span text:style-name="Source_20_Text">$ git read-tree --prefix=rack/ -u rack_branch</text:span></text:p>
      <text:p text:style-name="Text_20_body">Cuando se confirman estos cambios, es como si se tuvieran todos los archivos Rack bajo esa carpeta --como si se hubieran copiado desde un archivo comprimido tarball-- Lo que hace interesante este método es la posibilidad que brinda de fusionar cambios de una rama sobre la otra de forma sencilla. De tal forma que, si se actualiza el proyecto Rack, se pueden integrar los cambios aguas arriba simplemente cambiando a esa rama y recuperando:</text:p>
      <text:p text:style-name="Preformatted_20_Text"><text:soft-page-break/><text:span text:style-name="Source_20_Text">$ git checkout rack_branch</text:span></text:p>
      <text:p text:style-name="P9"><text:span text:style-name="Source_20_Text">$ git pull</text:span></text:p>
      <text:p text:style-name="Text_20_body">Tras lo cual, es posible fusionar esos cambios de vuelta a la rama 'master'. Utilizando el comando <text:span text:style-name="Source_20_Text">git merge -s subtree</text:span>, que funciona correctamente; pero fusionando también los historiales entre sí. Un efecto secundario que posiblemente no interese. Para recuperar los cambios y rellenar el mensaje de la confirmación, se pueden emplear las opciones <text:span text:style-name="Source_20_Text">--squash</text:span> y <text:span text:style-name="Source_20_Text">--no-commit</text:span>, junto con la opción de estrategia <text:span text:style-name="Source_20_Text">-s subtree</text:span>: </text:p>
      <text:p text:style-name="Preformatted_20_Text"><text:span text:style-name="Source_20_Text">$ git checkout master</text:span></text:p>
      <text:p text:style-name="Preformatted_20_Text"><text:span text:style-name="Source_20_Text">$ git merge --squash -s subtree --no-commit rack_branch</text:span></text:p>
      <text:p text:style-name="Preformatted_20_Text"><text:span text:style-name="Source_20_Text">Squash commit -- not updating HEAD</text:span></text:p>
      <text:p text:style-name="P9"><text:span text:style-name="Source_20_Text">Automatic merge went well; stopped before committing as requested</text:span></text:p>
      <text:p text:style-name="Text_20_body">Con esto, todos los cambios en el proyecto Rack se encontrarán fusionados y listos para ser confirmados localmente. También es posible hacer el camino contrario: realizar los cambios en la subcarpeta <text:span text:style-name="Source_20_Text">rack</text:span> de la rama 'master', para posteriormente fusionarlos en la rama <text:span text:style-name="Source_20_Text">rack_branch</text:span> y remitirlos a los encargados del mantenimiento o enviarlos aguas arriba.</text:p>
      <text:p text:style-name="Text_20_body">Para ver las diferencias entre el contenido de la subcarpeta <text:span text:style-name="Source_20_Text">rack</text:span> y el código en la rama <text:span text:style-name="Source_20_Text">rack_branch</text:span> --para comprobar si es necesario fusionarlas--, no se puede emplear el comando <text:span text:style-name="Source_20_Text">diff</text:span> habitual. En su lugar, se ha de emplear el comando <text:span text:style-name="Source_20_Text">git diff-tree</text:span> con la rama que se desea comparar: </text:p>
      <text:p text:style-name="P9"><text:span text:style-name="Source_20_Text">$ git diff-tree -p rack_branch</text:span></text:p>
      <text:p text:style-name="Text_20_body">O, otro ejemplo: para comparar el contenido de la subcarpeta <text:span text:style-name="Source_20_Text">rack</text:span> con la rama <text:span text:style-name="Source_20_Text">master</text:span> en el servidor: </text:p>
      <text:p text:style-name="P9"><text:span text:style-name="Source_20_Text">$ git diff-tree -p rack_remote/master</text:span></text:p>
      <text:h text:style-name="P32" text:outline-level="2"><text:bookmark-start text:name="__RefHeading__2709_2051115327"/>6.8 Recapitulación<text:bookmark-end text:name="__RefHeading__2709_2051115327"/></text:h>
      <text:p text:style-name="Text_20_body">Se han visto una serie de herramientas avanzadas que permiten manipular de forma precisa las confirmaciones de cambio y el área de preparación. Cuando se detectan problemas, se necesita tener la capacidad de localizar facilmente la confirmación de cambios en que fueron introducidos. En caso de requerir tener subproyectos dentro de un proyecto principal, se han visto unos cuantos caminos para resolver este requerimiento. En este punto, deberiamos ser capaces de realizar la mayoria de las acciones necesarias en el día a día con Git; realizandolas de manera confortable y segura.</text:p>
      <text:p text:style-name="P4"/>
      <text:p text:style-name="P4"/>
      <text:h text:style-name="P22" text:outline-level="1"><text:bookmark-start text:name="__RefHeading__2713_2051115327"/><text:span text:style-name="T4">7. </text:span>Personalizando Git<text:bookmark-end text:name="__RefHeading__2713_2051115327"/></text:h>
      <text:p text:style-name="Text_20_body">Hasta ahora, hemos visto los aspectos básicos del funcionamiento de Git y la manera de utilizarlo; además de haber presentado una serie de herramientas suministradas con Git para ayudarnos a usarlo de manera sencilla y eficiente. En este capítulo, avanzaremos sobre ciertas operaciones que puedes utilizar para personalizar el funcionamiento de Git ; presentando algunos de sus principales ajustes y el sistema de anclajes (hooks). Con estas operaciones, será facil conseguir que Git trabaje exactamente como tú, tu empresa o tu grupo necesiteis.</text:p>
      <text:p text:style-name="P4"/>
      <text:h text:style-name="P32" text:outline-level="2"><text:bookmark-start text:name="__RefHeading__2715_2051115327"/>7.1 Configuración de Git<text:bookmark-end text:name="__RefHeading__2715_2051115327"/></text:h>
      <text:p text:style-name="Text_20_body">Como se ha visto brevemente en el capítulo 1, podemos acceder a los ajustes de configuración de Git a través del comando 'git config'. Una de las primeras acciones que has realizado con Git ha sido el configurar tu nombre y tu dirección de correo-e.</text:p>
      <text:p text:style-name="Preformatted_20_Text"><text:span text:style-name="Source_20_Text">$ git config --global user.name "John Doe"</text:span></text:p>
      <text:p text:style-name="P9"><text:span text:style-name="Source_20_Text">$ git config --global user.email johndoe@example.com</text:span></text:p>
      <text:p text:style-name="Text_20_body">Ahora vas a aprender un puñado de nuevas e interesantes opciones que puedes utilizar para personalizar el uso de Git.</text:p>
      <text:p text:style-name="Text_20_body">Primeramente, vamos a repasar brevemente los detalles de configuración de Git que ya has visto en el primer capítulo. Para determinar su comportamiento no estandar, Git emplea una serie de archivos de configuración. El primero de ellos es el archivo '/etc/gitconfig', que contiene valores para todos y cada uno de los usuarios en el sistema y para todos sus repositorios. Con la opción '--system' del comando 'git config', puedes leer y escribir de/a este archivo. </text:p>
      <text:p text:style-name="Text_20_body">El segundo es el archivo '~/.gitconfig', específico para cada usuario. Con la opción '--global', 'git config' lee y escribe en este archivo. </text:p>
      <text:p text:style-name="Text_20_body">Y por último, Git también puede considerar valores de configuración presentes en el archivo '.git/config' de cada repositorio que estés utilizando. Estos valores se aplicarán únicamente a dicho repositorio. Cada nivel sobreescribe los valores del nivel anterior; es decir lo configurado en '.git/config' tiene primacia con respecto a lo configurado en '/etc/gitconfig', por ejemplo. También puedes ajustar estas configuraciones manualmente, editando directamente los archivos correspondientes y escribiendo en ellos con la sintaxis correspondiente; pero suele ser más sencillo hacerlo siempre a través del comando 'git config'.</text:p>
      <text:h text:style-name="Heading_20_3" text:outline-level="3"><text:bookmark-start text:name="__RefHeading__21940_721071827"/><text:bookmark text:name="Configuración-básica-del-cliente-Git"/><text:a xlink:type="simple" xlink:href="http://git-scm.com/book/es/Personalizando-Git-Configuración-de-Git#Configuración-básica-del-cliente-Git">Configuración básica del cliente Git</text:a><text:bookmark-end text:name="__RefHeading__21940_721071827"/></text:h>
      <text:p text:style-name="Text_20_body">Las opciones de configuración reconocidas por Git pueden distribuirse en dos grandes categorias: las del lado cliente y las del lado servidor. La mayoria de las opciones están en el lado cliente, --configurando tus preferencias personales de trabajo--. Aunque hay multitud de ellas, aquí vamos a ver solamente unas pocas. Las mas comunmente utilizadas o las que afectan significativamente a tu forma de trabajar. No vamos a revisar aquellas opciones utilizadas solo en casos muy especiales. Si quieres consultar una lista completa, con todas las opciones contempladas en tu versión de Git, puedes lanzar el comando:</text:p>
      <text:p text:style-name="P9"><text:span text:style-name="Source_20_Text">$ git config --help</text:span></text:p>
      <text:p text:style-name="Text_20_body">La página de manual sobre 'git config' contiene una lista bastante detallada de todas las opciones disponibles.</text:p>
      <text:h text:style-name="Heading_20_4" text:outline-level="4"><text:soft-page-break/>core.editor</text:h>
      <text:p text:style-name="Text_20_body">Por defecto, Git utiliza cualquier editor que hayas configurado como editor de texto por defecto de tu sistema. O, si no lo has configurado, utilizará Vi como editor para crear y editar las etiquetas y mensajes de tus confirmaciones de cambio (commit). Para cambiar ese comportamiento, puedes utilizar el ajuste 'core.editor':</text:p>
      <text:p text:style-name="P9"><text:span text:style-name="Source_20_Text">$ git config --global core.editor emacs</text:span></text:p>
      <text:p text:style-name="Text_20_body">A partir de ese comando, por ejemplo, git lanzará Emacs cada vez que vaya a editar mensajes; indistintamente del editor configurado en la línea de comandos (shell) del sistema.</text:p>
      <text:h text:style-name="Heading_20_4" text:outline-level="4">commit.template</text:h>
      <text:p text:style-name="Text_20_body">Si preparas este ajuste para apuntar a un archivo concreto de tu sistema, Git lo utilizará como mensaje por defecto cuando hagas confirmaciones de cambio. Por ejemplo, imagina que creas una plantilla en '$HOME/.gitmessage.txt'; con un contenido tal como:</text:p>
      <text:p text:style-name="Preformatted_20_Text"><text:span text:style-name="Source_20_Text">subject line</text:span></text:p>
      <text:p text:style-name="Preformatted_20_Text"/>
      <text:p text:style-name="Preformatted_20_Text"><text:span text:style-name="Source_20_Text">what happened</text:span></text:p>
      <text:p text:style-name="Preformatted_20_Text"/>
      <text:p text:style-name="P9"><text:span text:style-name="Source_20_Text">[ticket: X]</text:span></text:p>
      <text:p text:style-name="Text_20_body">Para indicar a Git que lo utilice como mensaje por defecto y que aparezca en tu editor cuando lances el comando 'git commit', tan solo has de ajustar 'commit.template':</text:p>
      <text:p text:style-name="Preformatted_20_Text"><text:span text:style-name="Source_20_Text">$ git config --global commit.template $HOME/.gitmessage.txt</text:span></text:p>
      <text:p text:style-name="P9"><text:span text:style-name="Source_20_Text">$ git commit</text:span></text:p>
      <text:p text:style-name="Text_20_body">A partir de entonces, cada vez que confirmes cambios (commit), tu editor se abrirá con algo como esto:</text:p>
      <text:p text:style-name="Preformatted_20_Text"><text:span text:style-name="Source_20_Text">subject line</text:span></text:p>
      <text:p text:style-name="Preformatted_20_Text"/>
      <text:p text:style-name="Preformatted_20_Text"><text:span text:style-name="Source_20_Text">what happened</text:span></text:p>
      <text:p text:style-name="Preformatted_20_Text"/>
      <text:p text:style-name="Preformatted_20_Text"><text:span text:style-name="Source_20_Text">[ticket: X]</text:span></text:p>
      <text:p text:style-name="Preformatted_20_Text"><text:span text:style-name="Source_20_Text"># Please enter the commit message for your changes. Lines starting</text:span></text:p>
      <text:p text:style-name="Preformatted_20_Text"><text:span text:style-name="Source_20_Text"># with '#' will be ignored, and an empty message aborts the commit.</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modified: <text:s text:c="2"/>lib/test.rb</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9"><text:span text:style-name="Source_20_Text">".git/COMMIT_EDITMSG" 14L, 297C</text:span></text:p>
      <text:p text:style-name="Text_20_body">Si tienes una política concreta con respecto a los mensajes de confirmación de cambios, puedes aumentar las posibilidades de que sea respetada si creas una plantilla acorde a dicha política y la pones como plantilla por defecto de Git.</text:p>
      <text:h text:style-name="Heading_20_4" text:outline-level="4">core.pager</text:h>
      <text:p text:style-name="Text_20_body">El parámetro core.pager selecciona el paginador utilizado por Git cuando muestra resultados de comandos tales como 'log' o 'diff'. Puedes ajustarlo para que utilice 'more' o tu paginador favorito, (por defecto, se utiliza 'less'); o puedes anular la paginación si le asignas una cadena vacia.</text:p>
      <text:p text:style-name="P9"><text:soft-page-break/><text:span text:style-name="Source_20_Text">$ git config --global core.pager ''</text:span></text:p>
      <text:p text:style-name="Text_20_body">Si lanzas esto, Git mostrará siempre el resultado completo de todos los comandos, independientemente de lo largo que sea este.</text:p>
      <text:h text:style-name="Heading_20_4" text:outline-level="4">user.signingkey</text:h>
      <text:p text:style-name="Text_20_body">Si tienes costumbre de firmar tus etiquetas (tal y como se ha visto en el capítulo 2), configurar tu clave de firma GPG puede facilitarte la labor. Configurando tu clave ID de esta forma: </text:p>
      <text:p text:style-name="P9"><text:span text:style-name="Source_20_Text">$ git config --global user.signingkey &lt;gpg-key-id&gt;</text:span></text:p>
      <text:p text:style-name="Text_20_body">Puedes firmar etiquetas sin necesidad de indicar tu clave cada vez en el comando 'git tag'.</text:p>
      <text:p text:style-name="P9"><text:span text:style-name="Source_20_Text">$ git tag -s &lt;tag-name&gt;</text:span></text:p>
      <text:h text:style-name="Heading_20_4" text:outline-level="4">core.excludesfile</text:h>
      <text:p text:style-name="Text_20_body">Se pueden indicar expresiones en el archivo '.gitignore' de tu proyecto para indicar a Git lo que debe considerar o no como archivos sin seguimiento, o lo que interará o no seleccionar cuando lances el comando 'git add', tal y como se indicó en el capítulo 2. Sin embargo, si quieres disponer de otro archivo fuera de tus proyectos o tener expresiones extra, puedes indicarselo a Git con el parámetro 'core.excludesfile'. Simplemente, configuralo para que apunte a un archivo con contenido similar al que tendría cualquier archivo '.gitignore'.</text:p>
      <text:h text:style-name="Heading_20_4" text:outline-level="4">help.autocorrect</text:h>
      <text:p text:style-name="Text_20_body">Este parámetro solo está disponible a partir de la versión 1.6.1 de Git. Cada vez que tienes un error de tecleo en un comando, Git 1.6 te muestra algo como:</text:p>
      <text:p text:style-name="Preformatted_20_Text"><text:span text:style-name="Source_20_Text">$ git com</text:span></text:p>
      <text:p text:style-name="Preformatted_20_Text"><text:span text:style-name="Source_20_Text">git: 'com' is not a git-command. See 'git --help'.</text:span></text:p>
      <text:p text:style-name="Preformatted_20_Text"/>
      <text:p text:style-name="Preformatted_20_Text"><text:span text:style-name="Source_20_Text">Did you mean this?</text:span></text:p>
      <text:p text:style-name="P9"><text:span text:style-name="Source_20_Text"><text:s text:c="5"/>commit</text:span></text:p>
      <text:p text:style-name="Text_20_body">Si ajustas 'help.autocorrect' a 1, Git lanzará automáticamente el comando corregido, (pero solo cuando haya únicamente uno que pueda encajar).</text:p>
      <text:h text:style-name="Heading_20_3" text:outline-level="3"><text:bookmark-start text:name="__RefHeading__21942_721071827"/><text:bookmark text:name="Colores-en-Git"/><text:a xlink:type="simple" xlink:href="http://git-scm.com/book/es/Personalizando-Git-Configuración-de-Git#Colores-en-Git">Colores en Git</text:a><text:bookmark-end text:name="__RefHeading__21942_721071827"/></text:h>
      <text:p text:style-name="Text_20_body">Git puede marcar con colores los resultados que muestra en tu terminal, ayudandote así a leerlos más facilmente. Hay unos cuantos parámetros que te pueden ayudar a configurar tus colores favoritos.</text:p>
      <text:h text:style-name="Heading_20_4" text:outline-level="4">color.ui</text:h>
      <text:p text:style-name="Text_20_body">Si se lo pides, Git coloreará automáticamente la mayor parte de los resultados que muestre. Puedes ajustar con precisión cada una de las partes a colorear; pero si deseas activar de un golpe todos los colores por defecto, no tienes más que poner a "true" el parámetro 'color.ui'.</text:p>
      <text:p text:style-name="P9"><text:span text:style-name="Source_20_Text">$ git config --global color.ui true</text:span></text:p>
      <text:p text:style-name="Text_20_body">Ajustando así este parámetro, Git colorea sus resultados cuando estos se muestran en un terminal. Otros ajustes posibles son "false", para indicar a Git no colorear nunca ninguno de sus resultados; y "always", para indicar colorear siempre, incluso cuando se redirija la salida a un archivo o a otro comando. Este parámetro se añadió en la versión 1.5.5 de Git. Si tienes una versión más antigua, <text:soft-page-break/>tendrás que indicar especificamente todos y cada uno de los colores individualmente.</text:p>
      <text:p text:style-name="Text_20_body">Será muy raro ajustar 'color.ui = always'. En la mayor parte de las ocasiones, cuando necesites códigos de color en los resultados, es mejor indicar puntualmente la opción '--color' en el comando concreto, para obligarle a utilizar códigos de color. Habitualmente, se trabajará con el ajuste 'color.ui = true'.</text:p>
      <text:h text:style-name="Heading_20_4" text:outline-level="4"><text:span text:style-name="Source_20_Text">color.*</text:span></text:h>
      <text:p text:style-name="Text_20_body">Cuando quieras ajustar específicamente, comando a comando, donde colorear y cómo colorear, (o cuando tengas una versión antigua de Git), puedes emplear los ajustes particulares de color. Cada uno de ellos puede fijarse a 'true' (verdadero), 'false' (falso) o 'always' (siempre):</text:p>
      <text:p text:style-name="Preformatted_20_Text"><text:span text:style-name="Source_20_Text">color.branch</text:span></text:p>
      <text:p text:style-name="Preformatted_20_Text"><text:span text:style-name="Source_20_Text">color.diff</text:span></text:p>
      <text:p text:style-name="Preformatted_20_Text"><text:span text:style-name="Source_20_Text">color.interactive</text:span></text:p>
      <text:p text:style-name="P9"><text:span text:style-name="Source_20_Text">color.status</text:span></text:p>
      <text:p text:style-name="Text_20_body">Además, cada uno de ellos tiene parámetros adiccionales para asignar colores a partes específicas, por si quieres precisar aún más. Por ejemplo, para mostrar la meta-información del comando 'diff' con letra azul sobre fondo negro y con caracteres en negrita, puedes indicar:</text:p>
      <text:p text:style-name="P9"><text:span text:style-name="Source_20_Text">$ git config --global color.diff.meta “blue black bold”</text:span></text:p>
      <text:p text:style-name="Text_20_body">Puedes ajustar un color a cualquiera de los siguientes valores: 'normal' (normal), 'black' (negro), 'green' (verde), 'yellow' (amarillo), 'blue' (azul oscuro), 'magenta' (rojo oscuro), 'cyan' (azul claro) o 'white' (blanco). También puedes aplicar atributos tales como 'bold' (negrita), 'dim' (tenue), 'ul' ( ), 'blink' (parpadeante) y 'reverse (video inverso).</text:p>
      <text:p text:style-name="Text_20_body">Mira en la página man de 'git config' si deseas tener explicaciones más detalladas.</text:p>
      <text:h text:style-name="Heading_20_3" text:outline-level="3"><text:bookmark-start text:name="__RefHeading__21944_721071827"/><text:bookmark text:name="Herramientas-externas-para-fusionar-y-para-comparar"/><text:a xlink:type="simple" xlink:href="http://git-scm.com/book/es/Personalizando-Git-Configuración-de-Git#Herramientas-externas-para-fusionar-y-para-comparar">Herramientas externas para fusionar y para comparar</text:a><text:bookmark-end text:name="__RefHeading__21944_721071827"/></text:h>
      <text:p text:style-name="Text_20_body">Aunque Git lleva una implementación interna de diff, la que se utiliza habitualmente, se puede sustituir por una herramienta externa. Puedes incluso configurar una herramienta gráfica para la resolución de conflictos, en lugar de resolverlos manualmente. Lo voy a demostrar configurando Perforce Visual Merge como herramienta para realizar las comparaciones y resolver conflictos; ya que es una buena herramienta gráfica y es libre.</text:p>
      <text:p text:style-name="Text_20_body">Si lo quieres probar, P4Merge funciona en todas las principales plataformas. Los nombres de carpetas que utilizaré en los ejemplos funcionan en sistemas Mac y Linux; para Windows, tendrás que sustituir '/usr/local/bin' por el correspondiente camino al ejecutable en tu sistema.</text:p>
      <text:p text:style-name="Text_20_body">P4Merge se puede descargar desde:</text:p>
      <text:p text:style-name="P9"><text:span text:style-name="Source_20_Text">http://www.perforce.com/perforce/downloads/component.html</text:span></text:p>
      <text:p text:style-name="Text_20_body">Para empezar, tienes que preparar los correspondientes scripts para lanzar tus comandos. En estos ejemplos, voy a utilizar caminos y nombres Mac para los ejecutables; en otros sistemas, tendrás que sustituirlos por los correspondientes donde tengas instalado 'p4merge'. El primer script a preparar es uno al que denominaremos 'extMerge', para llamar al ejecutable con los correspodientes argumentos:</text:p>
      <text:p text:style-name="Preformatted_20_Text"><text:span text:style-name="Source_20_Text">$ cat /usr/local/bin/extMerge</text:span></text:p>
      <text:p text:style-name="Preformatted_20_Text"><text:span text:style-name="Source_20_Text">#!/bin/sh</text:span></text:p>
      <text:p text:style-name="P9"><text:span text:style-name="Source_20_Text">/Applications/p4merge.app/Contents/MacOS/p4merge $*</text:span></text:p>
      <text:p text:style-name="Text_20_body">El script para el comparador, ha de asegurarse de recibir siete argumentos y de pasar dos de ellos al script de fusion (merge). Por defecto, Git pasa los siguientes argumentos al programa diff <text:soft-page-break/>(comparador):</text:p>
      <text:p text:style-name="P9"><text:span text:style-name="Source_20_Text">path old-file old-hex old-mode new-file new-hex new-mode</text:span></text:p>
      <text:p text:style-name="Text_20_body">Ya que solo necesitarás 'old-file' y 'new-file', puedes utilizar el siguiente script para extraerlos:</text:p>
      <text:p text:style-name="Preformatted_20_Text"><text:span text:style-name="Source_20_Text">$ cat /usr/local/bin/extDiff </text:span></text:p>
      <text:p text:style-name="Preformatted_20_Text"><text:span text:style-name="Source_20_Text">#!/bin/sh</text:span></text:p>
      <text:p text:style-name="P9"><text:span text:style-name="Source_20_Text">[ $# -eq 7 ] &amp;&amp; /usr/local/bin/extMerge "$2" "$5"</text:span></text:p>
      <text:p text:style-name="Text_20_body">Además has de asegurarte de que estas herramientas son ejecutables:</text:p>
      <text:p text:style-name="Preformatted_20_Text"><text:span text:style-name="Source_20_Text">$ sudo chmod +x /usr/local/bin/extMerge </text:span></text:p>
      <text:p text:style-name="P9"><text:span text:style-name="Source_20_Text">$ sudo chmod +x /usr/local/bin/extDiff</text:span></text:p>
      <text:p text:style-name="Text_20_body">Una vez preparado todo esto, puedes ajustar el archivo de configuración para utilizar tus herramientas personalizadas de comparación y resolución de conflictos. Tenemos varios parámetros a ajustar: 'merge.tool' para indicar a Git la estrategia que ha de usar, <text:span text:style-name="Source_20_Text">mergetool.*.cmd</text:span> para especificar como lanzar el comando, 'mergetool.trustExitCode' para decir a Git si el código de salida del programa indica una fusión con éxito o no, y 'diff.external' para decir a Git qué comando lanzar para realizar comparaciones. Es decir, has de ejecutar cuatro comandos de configuración:</text:p>
      <text:p text:style-name="Preformatted_20_Text"><text:span text:style-name="Source_20_Text">$ git config --global merge.tool extMerge</text:span></text:p>
      <text:p text:style-name="Preformatted_20_Text"><text:span text:style-name="Source_20_Text">$ git config --global mergetool.extMerge.cmd \</text:span></text:p>
      <text:p text:style-name="Preformatted_20_Text"><text:span text:style-name="Source_20_Text"><text:s text:c="4"/>'extMerge "$BASE" "$LOCAL" "$REMOTE" "$MERGED"'</text:span></text:p>
      <text:p text:style-name="Preformatted_20_Text"><text:span text:style-name="Source_20_Text">$ git config --global mergetool.trustExitCode false</text:span></text:p>
      <text:p text:style-name="P9"><text:span text:style-name="Source_20_Text">$ git config --global diff.external extDiff</text:span></text:p>
      <text:p text:style-name="Text_20_body">o puedes editar tu archivo '~/.gitconfig' para añadirle las siguientes lineas:</text:p>
      <text:p text:style-name="Preformatted_20_Text"><text:span text:style-name="Source_20_Text">[merge]</text:span></text:p>
      <text:p text:style-name="Preformatted_20_Text"><text:span text:style-name="Source_20_Text"><text:s text:c="2"/>tool = extMerge</text:span></text:p>
      <text:p text:style-name="Preformatted_20_Text"><text:span text:style-name="Source_20_Text">[mergetool "extMerge"]</text:span></text:p>
      <text:p text:style-name="Preformatted_20_Text"><text:span text:style-name="Source_20_Text"><text:s text:c="2"/>cmd = extMerge "$BASE" "$LOCAL" "$REMOTE" "$MERGED"</text:span></text:p>
      <text:p text:style-name="Preformatted_20_Text"><text:span text:style-name="Source_20_Text"><text:s text:c="2"/>trustExitCode = false</text:span></text:p>
      <text:p text:style-name="Preformatted_20_Text"><text:span text:style-name="Source_20_Text">[diff]</text:span></text:p>
      <text:p text:style-name="P9"><text:span text:style-name="Source_20_Text"><text:s text:c="2"/>external = extDiff</text:span></text:p>
      <text:p text:style-name="Text_20_body">Tras ajustar todo esto, si lanzas comandos tales como: $ git diff 32d1776b1 ^ 32d1776b1</text:p>
      <text:p text:style-name="Text_20_body">En lugar de mostrar las diferencias por línea de comandos, Git lanzará P4Merge, que tiene una pinta como la de la Figura 7-1.</text:p>
      <text:p text:style-name="P8"><text:soft-page-break/><draw:frame draw:style-name="fr1" draw:name="gráficos92" text:anchor-type="as-char" svg:width="13.229cm" svg:height="9.79cm" draw:z-index="74"><draw:image xlink:href="http://git-scm.com/figures/18333fig0701-tn.png" xlink:type="simple" xlink:show="embed" xlink:actuate="onLoad"/></draw:frame></text:p>
      <text:p text:style-name="Text_20_body"><text:line-break/>Figura 7-1. P4Merge.</text:p>
      <text:p text:style-name="Text_20_body">Si intentas fusionar (merge) dos ramas y tienes los consabidos conflictos de integración, puedes lanzar el comando 'git mergetool'; lanzará P4Merge para ayudarte a resolver los conflictos por medio de su interfaz gráfica.</text:p>
      <text:p text:style-name="Text_20_body">Lo bonito de estos ajustes con scripts, es que puedes cambiar facilmente tus herramientas de comparación (diff) y de fusión (merge). Por ejemplo, para cambiar tus scripts 'extDiff' y 'extMerge' para utilizar KDiff3, tan solo has de editar el archivo 'extMerge:</text:p>
      <text:p text:style-name="Preformatted_20_Text"><text:span text:style-name="Source_20_Text">$ cat /usr/local/bin/extMerge</text:span></text:p>
      <text:p text:style-name="Preformatted_20_Text"><text:span text:style-name="Source_20_Text">#!/bin/sh <text:s text:c="2"/></text:span></text:p>
      <text:p text:style-name="P9"><text:span text:style-name="Source_20_Text">/Applications/kdiff3.app/Contents/MacOS/kdiff3 $*</text:span></text:p>
      <text:p text:style-name="Text_20_body">A partir de ahora, Git utilizará la herramienta KDiff3 para mostrar y resolver conflictos de integración.</text:p>
      <text:p text:style-name="Text_20_body">Git viene preparado para utilizar bastantes otras herramientas de resolución de conflictos, sin necesidad de andar ajustando la configuración de cdm. Puedes utilizar kdiff3, opendiff, tkdiff, meld, xxdiff, emerge, vimdiff, o gvimdiff como herramientas de fusionado. Por ejemplo, si no te interesa utilizar KDiff3 para comparaciones, sino que tan solo te interesa utilizarlo para resolver conflictos de integración; teniendo kdiff3 en el path de ejecución, solo has de lanzar el comando:</text:p>
      <text:p text:style-name="P9"><text:span text:style-name="Source_20_Text">$ git config --global merge.tool kdiff3</text:span></text:p>
      <text:p text:style-name="Text_20_body">Si utilizas este comando en lugar de preparar los archivos 'extMerge' y 'extDiff' antes comentados, Git utilizará KDiff3 para resolución de conflictos de integración y la herramienta estandar diff para las comparaciones.</text:p>
      <text:h text:style-name="Heading_20_3" text:outline-level="3"><text:bookmark-start text:name="__RefHeading__21946_721071827"/><text:bookmark text:name="Formato-y-espacios-en-blanco"/><text:a xlink:type="simple" xlink:href="http://git-scm.com/book/es/Personalizando-Git-Configuración-de-Git#Formato-y-espacios-en-blanco">Formato y espacios en blanco</text:a><text:bookmark-end text:name="__RefHeading__21946_721071827"/></text:h>
      <text:p text:style-name="Text_20_body">El formato y los espacios en blanco son la fuente de los problemas más sutiles y frustrantes que muchos desarrolladores se pueden encontrar en entornos colaborativos, especialmente si son multi-plataforma. Es muy facil que algunos parches u otro trabajo recibido introduzcan sutiles cambios de espaciado, porque los editores suelen hacerlo inadvertidamente o, trabajando en <text:soft-page-break/>entornos multi-plataforma, porque programadores Windows suelen añadir retornos de carro al final de las lineas que tocan. Git dispone de algunas opciones de configuración para ayudarnos con estos problemas.</text:p>
      <text:h text:style-name="Heading_20_4" text:outline-level="4">core.autocrlf</text:h>
      <text:p text:style-name="Text_20_body">Si estás programando en Windows o utilizando algún otro sistema, pero colaborando con gente que programa en Windows. Es muy posible que alguna vez te topes con problemas de finales de línea. Esto se debe a que Windows utiliza retorno-de-carro y salto-de-linea para marcar los finales de línea de sus archivos. Mientras que Mac y Linux utilizan solamente el caracter de salto-de-linea. Esta es una sutil, pero molesta, diferencia cuando se trabaja en entornos multi-plataforma. </text:p>
      <text:p text:style-name="Text_20_body">Git la maneja autoconvirtiendo los finales CRLF en LF al hacer confirmaciones de cambios (commit); y, viceversa, al extraer código (checkout) a la carpeta de trabajo. Puedes activar esta funcionalidad con el parámetro 'core.autocrlf'. Si estás trabajando en una máquina Windows, ajustalo a 'true', --para convertir finales LF en CRLF cuando extraigas código (checkout)--.</text:p>
      <text:p text:style-name="P9"><text:span text:style-name="Source_20_Text">$ git config --global core.autocrlf true</text:span></text:p>
      <text:p text:style-name="Text_20_body">Si estás trabajando en una máquina Linux o Mac, entonces no te interesa convertir automáticamente los finales de línea al extraer código. Sino que te interesa arreglar los posibles CRLF que pudieran aparecer accidentalmente. Puedes indicar a Git que convierta CRLF en LF al confirmar cambios (commit), pero no en el otro sentido; utilizando también el parámetro 'core.autocrlf':</text:p>
      <text:p text:style-name="P9"><text:span text:style-name="Source_20_Text">$ git config --global core.autocrlf input</text:span></text:p>
      <text:p text:style-name="Text_20_body">Este ajuste dejará los finales de línea CRLF en las extraciones de código (checkout), pero los finales LF en sistemas Mac o Linux y en el repositorio.</text:p>
      <text:p text:style-name="Text_20_body">Si eres un programador Windows, trabajando en un entorno donde solo haya máquinas Windows, puedes desconectar esta funcionalidad. Para almacenar CRLFs en el repositorio. Ajustando el parámero a 'false':</text:p>
      <text:p text:style-name="P9"><text:span text:style-name="Source_20_Text">$ git config --global core.autocrlf false</text:span></text:p>
      <text:h text:style-name="Heading_20_4" text:outline-level="4">core.whitespace</text:h>
      <text:p text:style-name="Text_20_body">Git viene preajustado para detectar y resolver algunos de los problemas más tipicos relacionados con los espacios en blanco. Puede vigilar acerca de cuatro tipos de problemas de espaciado --dos los tiene activados por defecto, pero se pueden desactivar; y dos vienen desactivados por defecto, pero se pueden activar--.</text:p>
      <text:p text:style-name="Text_20_body">Los dos activos por defecto son 'trailing-space' (espaciado de relleno), que vigila por si hay espacios al final de las líneas, y 'space-before-tab' (espaciado delante de un tabulador), que mira por si hay espacios al principio de las lineas o por delante de los tabuladores.</text:p>
      <text:p text:style-name="Text_20_body">Los dos inactivos por defecto son 'indent-with-non-tab' (indentado sin tabuladores), que vigila por si alguna línea empieza con ocho o mas espacios en lugar de con tabuladores; y 'cr-at-eol' (retorno de carro al final de línea), que vigila para que haya retornos de carro en todas las líneas.</text:p>
      <text:p text:style-name="Text_20_body">Puedes decir a Git cuales de ellos deseas activar o desactivar, ajustando el parámetro 'core.whitespace' con los valores on/off separados por comas. Puedes desactivarlos tanto dejandolos fuera de la cadena de ajustes, como añadiendo el prefijo '-' delante del valor. Por ejemplo, si deseas activar todos menos 'cr-at-eol' puedes lanzar:</text:p>
      <text:p text:style-name="Preformatted_20_Text"><text:span text:style-name="Source_20_Text">$ git config --global core.whitespace \</text:span></text:p>
      <text:p text:style-name="P9"><text:span text:style-name="Source_20_Text"><text:s text:c="4"/>trailing-space,space-before-tab,indent-with-non-tab</text:span></text:p>
      <text:p text:style-name="Text_20_body"><text:soft-page-break/>Git detectará posibles problemas cuando lance un comando 'git diff', e intentará destacarlos en otro color para que puedas corregirlos antes de confirmar cambios (commit). También pueden ser útiles estos ajustes cuando estás incorporando parches con 'git apply'. Al incorporar parches, puedes pedirle a Git que te avise específicamente sobre determinados problemas de espaciado:</text:p>
      <text:p text:style-name="P9"><text:span text:style-name="Source_20_Text">$ git apply --whitespace=warn &lt;patch&gt;</text:span></text:p>
      <text:p text:style-name="Text_20_body">O puedes pedirle que intente corregir automáticamente los problemas antes de aplicar el parche:</text:p>
      <text:p text:style-name="P9"><text:span text:style-name="Source_20_Text">$ git apply --whitespace=fix &lt;patch&gt;</text:span></text:p>
      <text:p text:style-name="Text_20_body">Estas opciones se pueden aplicar también al comando 'git rebase'. Si has confirmado cambios con problemas de espaciado, pero no los has enviado (push) aún "aguas arriba". Puedes realizar una reorganización (rebase) con la opción '--whitespace=fix' para que Git corrija automáticamente los problemas según va reescribiendo los parches.</text:p>
      <text:h text:style-name="Heading_20_3" text:outline-level="3"><text:bookmark-start text:name="__RefHeading__21948_721071827"/><text:bookmark text:name="Configuración-de-Servidor"/><text:a xlink:type="simple" xlink:href="http://git-scm.com/book/es/Personalizando-Git-Configuración-de-Git#Configuración-de-Servidor">Configuración de Servidor</text:a><text:bookmark-end text:name="__RefHeading__21948_721071827"/></text:h>
      <text:p text:style-name="Text_20_body">No hay tantas opciones de configuración en el lado servidor de Git. Pero hay unas pocas interesantes que merecen ser tenidas en cuenta.</text:p>
      <text:h text:style-name="Heading_20_4" text:outline-level="4">receive.fsckObjects</text:h>
      <text:p text:style-name="Text_20_body">Por defecto, Git no suele comprobar la consistencia de todos los objetos que recibe durante un envio (push). Aunque Git tiene la capacidad para asegurarse de que cada objeto sigue casando con su suma de control SHA-1 y sigue apuntando a objetos válidos. No lo suele hacer en todos y cada uno de los envios (push). Es una operación costosa, que, dependiendo del tamaño del repositorio, puede llegar a añadir mucho tiempo a cada operación de envio (push). De todas formas, si deseas que Git compruebe la consistencia de todos los objetos en todos los envios, puedes forzarle a hacerlo ajustando a 'true' el parámetro 'receive.fsckObjects':</text:p>
      <text:p text:style-name="P9"><text:span text:style-name="Source_20_Text">$ git config --system receive.fsckObjects true</text:span></text:p>
      <text:p text:style-name="Text_20_body">A partir de ese momento, Git comprobará la integridad del repositorio antes de aceptar ningún envio (push), para asegurarse de que no está introduciendo datos corruptos.</text:p>
      <text:h text:style-name="Heading_20_4" text:outline-level="4">receive.denyNonFastForwards</text:h>
      <text:p text:style-name="Text_20_body">Si reorganizas (rebase) confirmaciones de cambio (commit) que ya habias enviado y tratas de enviarlas (push) de nuevo. O si intentas enviar una confirmación a una rama remota que no contiene la confirmación actualmente apuntada por la rama. Normalmente, la operación te será denegada por la rama remota sobre la que pretendias realizarla. Habitualmente, este es el comportamiento más adecuado. Pero, en el caso de las reorganizaciones, cuando estás totalmente seguro de lo que haces, puedes forzar el envio, utilizando la opción '-f' en el comando 'git push' a la rama remota.</text:p>
      <text:p text:style-name="Text_20_body">Para impedir estos envios forzados de referencias de avance no directo (no fast-forward) a ramas remotas, es para lo que se emplea el parámetro 'receive.denyNonFastForwards':</text:p>
      <text:p text:style-name="P9"><text:span text:style-name="Source_20_Text">$ git config --system receive.denyNonFastForwards true</text:span></text:p>
      <text:p text:style-name="Text_20_body">Otra manera de obtener el mismo resultado, es a través de los enganches (hooks) en el lado servidor. Enganches de los que hablaremos en breve. Esta otra vía te permite realizar ajustes más finos, tales como denegar refencias de avance no directo, (non-fast-forwards), unicamente a un grupo de usuarios.</text:p>
      <text:h text:style-name="Heading_20_4" text:outline-level="4"><text:soft-page-break/>receive.denyDeletes</text:h>
      <text:p text:style-name="Text_20_body">Uno de los cortocircuitos que suelen utilizar los usuarios para saltarse la politica de 'denyNonFastForwards', suele ser el borrar la rama y luego volver a enviarla de vuelta con la nueva referencia. En las últimas versiones de Git (a partir de la 1.6.1), se puede evitar poniendo a 'true' el parámetro 'receive.denyDeletes':</text:p>
      <text:p text:style-name="P9"><text:span text:style-name="Source_20_Text">$ git config --system receive.denyDeletes true</text:span></text:p>
      <text:p text:style-name="Text_20_body">Esto impide el borrado de ramas o de etiquetas por medio de un envio a través de la mesa (push across the board), --ningún usuario lo podrá hacer--. Para borrar ramas remotas, tendrás que borrar los archivos de referencia manualmente sobre el propio servidor. Existen también algunas otras maneras más interesantes de hacer esto mismo, pero para usuarios concretos, a través de permisos (ACLs); tal y como veremos al final de este capítulo.</text:p>
      <text:p text:style-name="P4"/>
      <text:h text:style-name="P32" text:outline-level="2"><text:bookmark-start text:name="__RefHeading__2717_2051115327"/>7.2 Atributos de Git<text:bookmark-end text:name="__RefHeading__2717_2051115327"/></text:h>
      <text:p text:style-name="Text_20_body">Algunos de los ajustes que hemos vistos, pueden ser especificados para un camino (path) concreto, de tal forma que Git los aplicará unicamente para una carpeta o para un grupo de archivos determinado. Estos ajustes específicos relacionados con un camino, se denominan atributos en Git. Y se pueden fijar, bien mediante un archivo '.gitattribute' en uno de los directorios de tu proyecto (normalmente en la raiz del proyecto), o bien mediante el archivo 'git/info/attributes en el caso de no querer guardar el archivo de atributos dentro de tu proyecto.</text:p>
      <text:p text:style-name="Text_20_body">Por medio de los atributos, puedes hacer cosas tales como indicar diferentes estrategias de fusión para archivos o carpetas concretas de tu proyecto, decirle a Git cómo comparar archivos no textuales, o indicar a Git que filtre ciertos contenidos antes de guardarlos o de extraerlos del repositorio Git. En esta sección, aprenderas acerca de algunos atributos que puedes asignar a ciertos caminos (paths) dentro de tu proyecto Git, viendo algunos ejemplos de cómo utilizar sus funcionalidades de manera práctica.</text:p>
      <text:h text:style-name="Heading_20_3" text:outline-level="3"><text:bookmark-start text:name="__RefHeading__21950_721071827"/><text:bookmark text:name="Archivos-binarios"/><text:a xlink:type="simple" xlink:href="http://git-scm.com/book/es/Personalizando-Git-Atributos-de-Git#Archivos-binarios">Archivos binarios</text:a><text:bookmark-end text:name="__RefHeading__21950_721071827"/></text:h>
      <text:p text:style-name="Text_20_body">Un buen truco donde utilizar los atributos Git es para indicarle cuales de los archivos son binarios, (en los casos en que Git no podría llegar a determinarlo por sí mismo), dandole a Git instruciones especiales sobre cómo tratar estos archivos. Por ejemplo, algunos archivos de texto se generan automáticamente y no tiene sentido compararlos; mientras que algunos archivos binarios sí que pueden ser comparados --vamos a ver cómo indicar a Git cual es cual--.</text:p>
      <text:h text:style-name="Heading_20_4" text:outline-level="4">Identificando archivos binarios</text:h>
      <text:p text:style-name="Text_20_body">Algunos archivos aparentan ser textuales, pero a efectos prácticos merece más la pena tratarlos como binarios. Por ejemplo, los proyectos Xcode en un Mac contienen un archivo terminado en '.pbxproj'. Este archivo es básicamente una base de datos JSON (datos javascript en formato de texto plano), escrita directamente por el IDE para almacenar aspectos tales como tus ajustes de compilación. Aunque técnicamente es un archivo de texto, porque su contenido son caracteres ASCII. Realmente nunca lo tratarás como tal, porque en realidad es una base de datos ligera --y no puedes fusionar sus contenidos si dos personas lo cambian, porque las comparaciones no son de utilidad--. Estos son archivos destinados a ser tratados de forma automatizada. Y es preferible tratarlos como si fueran archivos binarios.</text:p>
      <text:p text:style-name="Text_20_body">Para indicar a Git que trate todos los archivos 'pbxproj' como binarios, puedes añadir esta línea a tu archivo '.gitattriutes':</text:p>
      <text:p text:style-name="P9"><text:span text:style-name="Source_20_Text">*.pbxproj -crlf -diff</text:span></text:p>
      <text:p text:style-name="Text_20_body"><text:soft-page-break/>A partir de ahora, Git no intentará convertir ni corregir problemas CRLF en los finales de línea; ni intentará hacer comparaciones ni mostar diferencias de este archivo cuando lances comandos 'git show' o 'git diff' en tu proyecto. A partir de la versión 1.6 de Git, puedes utilizar una macro en lugar de las dos opciones '-crlf -diff':</text:p>
      <text:p text:style-name="P9"><text:span text:style-name="Source_20_Text">*.pbxproj binary</text:span></text:p>
      <text:h text:style-name="Heading_20_4" text:outline-level="4">Comparando archivos binarios</text:h>
      <text:p text:style-name="Text_20_body">A partir de la versión 1.6, puedes utilizar los atributos Git para comparar archivos binarios. Se consigue diciendole a Git la forma de convertir los datos binarios en texto, consiguiendo así que puedan ser comparado con la herramienta habitual de comparación textual.</text:p>
      <text:p text:style-name="Text_20_body">Esta es una funcionalidad muy util, pero bastante desconocida. Por lo que la ilustraré con unos ejemplos. En el primero de ellos, utilizarás esta técnica para resolver uno de los problemas más engorrosos conocidos por la humanidad: el control de versiones en documentos Word. Todo el mundo conoce el hecho de que Word es el editor más horroroso de cuantos hay; pero, desgraciadamente, todo el mundo lo usa. Si deseas controlar versiones en documentos Word, puedes añadirlos a un repositorio Git e ir realizando confirmaciones de cambio (commit) cada vez. Pero, ¿qué ganas con ello?. Si lanzas un comando 'git diff', lo único que verás será algo tal como:</text:p>
      <text:p text:style-name="Preformatted_20_Text"><text:span text:style-name="Source_20_Text">$ git diff </text:span></text:p>
      <text:p text:style-name="Preformatted_20_Text"><text:span text:style-name="Source_20_Text">diff --git a/chapter1.doc b/chapter1.doc</text:span></text:p>
      <text:p text:style-name="Preformatted_20_Text"><text:span text:style-name="Source_20_Text">index 88839c4..4afcb7c 100644</text:span></text:p>
      <text:p text:style-name="P9"><text:span text:style-name="Source_20_Text">Binary files a/chapter1.doc and b/chapter1.doc differ</text:span></text:p>
      <text:p text:style-name="Text_20_body">No puedes comparar directamente dos versiones, a no ser que extraigas ambas y las compares manualmente, ¿no?. Pero resulta que puedes hacerlo bastante mejor utilizando los atributos Git. Poniendo lo siguiente en tu archivo '.gitattributes':</text:p>
      <text:p text:style-name="P9"><text:span text:style-name="Source_20_Text">*.doc diff=word</text:span></text:p>
      <text:p text:style-name="Text_20_body">Así decimos a Git que sobre cualquier archivo coincidente con el patrón indicado, (.doc), ha de utilizar el filtro "word" cuando intentente hacer una comparación con él. ¿Qué es el filtro "word"? Tienes que configurarlo tú mismo. Por ejemplo, puedes configurar Git para que utilice el programa 'strings' para convertir los documentos Word en archivos de texto planos, archivos sobre los que poder realizar comparaciones sin problemas:</text:p>
      <text:p text:style-name="P9"><text:span text:style-name="Source_20_Text">$ git config diff.word.textconv strings</text:span></text:p>
      <text:p text:style-name="Text_20_body">A partir de ahora, Git sabe que si intenta realizar una comparación entre dos momentos determinados (snapshots), y si cualquiera de los archivos a comparar termina en '.doc', tiene que pasar antes esos archivos por el filtro "word", es decir, por el programa 'strings'. Esto prepara versiones texto de los archivos Word, antes de intentar compararlos.</text:p>
      <text:p text:style-name="Text_20_body">Un ejemplo. He puesto el capítulo 1 de este libro en Git, le he añadido algo de texto a un párrafo y he guardado el documento. Tras lo cual he lanzando el comando 'git diff' para ver lo que ha cambiado:</text:p>
      <text:p text:style-name="Preformatted_20_Text"><text:span text:style-name="Source_20_Text">$ git diff</text:span></text:p>
      <text:p text:style-name="Preformatted_20_Text"><text:span text:style-name="Source_20_Text">diff --git a/chapter1.doc b/chapter1.doc</text:span></text:p>
      <text:p text:style-name="Preformatted_20_Text"><text:span text:style-name="Source_20_Text">index c1c8a0a..b93c9e4 100644</text:span></text:p>
      <text:p text:style-name="Preformatted_20_Text"><text:span text:style-name="Source_20_Text">--- a/chapter1.doc</text:span></text:p>
      <text:p text:style-name="Preformatted_20_Text"><text:span text:style-name="Source_20_Text">+++ b/chapter1.doc</text:span></text:p>
      <text:p text:style-name="Preformatted_20_Text"><text:span text:style-name="Source_20_Text">@@ -8,7 +8,8 @@ re going to cover Version Control Systems (VCS) and Git basics</text:span></text:p>
      <text:p text:style-name="Preformatted_20_Text"><text:span text:style-name="Source_20_Text"><text:s/>re going to cover how to get it and set it up for the first time if you don</text:span></text:p>
      <text:p text:style-name="Preformatted_20_Text"><text:span text:style-name="Source_20_Text"><text:s/>t already have it on your system.</text:span></text:p>
      <text:p text:style-name="Preformatted_20_Text"><text:span text:style-name="Source_20_Text"><text:s/>In Chapter Two we will go over basic Git usage - how to use Git for the 80% </text:span></text:p>
      <text:p text:style-name="Preformatted_20_Text"><text:span text:style-name="Source_20_Text">-s going on, modify stuff and contribute changes. If the book spontaneously </text:span></text:p>
      <text:p text:style-name="Preformatted_20_Text"><text:soft-page-break/><text:span text:style-name="Source_20_Text">+s going on, modify stuff and contribute changes. If the book spontaneously </text:span></text:p>
      <text:p text:style-name="P9"><text:span text:style-name="Source_20_Text">+Let's see if this works.</text:span></text:p>
      <text:p text:style-name="Text_20_body">Git me indica correctamente que he añadido la frase "Let's see if this works". No es perfecto, --añade bastante basura aleatoria al final--, pero realmente funciona. Si pudieras encontrar o escribir un conversor suficientemente bueno de-Word-a-texto-plano, esta solución sería terriblemente efectiva. Sin embargo, ya que 'strings' está disponible para la mayor parte de los sistemas Mac y Linux, es buena idea probar primero con él para trabajar con formatos binarios.</text:p>
      <text:p text:style-name="Text_20_body">Otro problema donde puede ser util esta técnica, es en la comparación de imágenes. Un camino puede ser pasar los archivos JPEG a través de un filtro para extraer su información EXIF --los metadatos que se graban dentro de la mayoria de formatos gráficos--. Si te descargas e instalas el programa 'exiftool', puedes utilizarlo para convertir tus imagenes a textos (metadatos), de tal forma que diff podrá al menos mostrarte algo útil de cualquier cambio que se produzca:</text:p>
      <text:p text:style-name="Preformatted_20_Text"><text:span text:style-name="Source_20_Text">$ echo '*.png diff=exif' &gt;&gt; .gitattributes</text:span></text:p>
      <text:p text:style-name="P9"><text:span text:style-name="Source_20_Text">$ git config diff.exif.textconv exiftool</text:span></text:p>
      <text:p text:style-name="Text_20_body">Si sustituyes alguna de las imagenes en tu proyecto, y lanzas el comando 'git diff' obtendrás algo como:</text:p>
      <text:p text:style-name="Preformatted_20_Text"><text:span text:style-name="Source_20_Text">diff --git a/image.png b/image.png</text:span></text:p>
      <text:p text:style-name="Preformatted_20_Text"><text:span text:style-name="Source_20_Text">index 88839c4..4afcb7c 100644</text:span></text:p>
      <text:p text:style-name="Preformatted_20_Text"><text:span text:style-name="Source_20_Text">--- a/image.png</text:span></text:p>
      <text:p text:style-name="Preformatted_20_Text"><text:span text:style-name="Source_20_Text">+++ b/image.png</text:span></text:p>
      <text:p text:style-name="Preformatted_20_Text"><text:span text:style-name="Source_20_Text">@@ -1,12 +1,12 @@</text:span></text:p>
      <text:p text:style-name="Preformatted_20_Text"><text:span text:style-name="Source_20_Text"><text:s/>ExifTool Version Number <text:s text:c="8"/>: 7.74</text:span></text:p>
      <text:p text:style-name="Preformatted_20_Text"><text:span text:style-name="Source_20_Text">-File Size <text:s text:c="22"/>: 70 kB</text:span></text:p>
      <text:p text:style-name="Preformatted_20_Text"><text:span text:style-name="Source_20_Text">-File Modification Date/Time <text:s text:c="4"/>: 2009:04:21 07:02:45-07:00</text:span></text:p>
      <text:p text:style-name="Preformatted_20_Text"><text:span text:style-name="Source_20_Text">+File Size <text:s text:c="22"/>: 94 kB</text:span></text:p>
      <text:p text:style-name="Preformatted_20_Text"><text:span text:style-name="Source_20_Text">+File Modification Date/Time <text:s text:c="4"/>: 2009:04:21 07:02:43-07:00</text:span></text:p>
      <text:p text:style-name="Preformatted_20_Text"><text:span text:style-name="Source_20_Text"><text:s/>File Type <text:s text:c="22"/>: PNG</text:span></text:p>
      <text:p text:style-name="Preformatted_20_Text"><text:span text:style-name="Source_20_Text"><text:s/>MIME Type <text:s text:c="22"/>: image/png</text:span></text:p>
      <text:p text:style-name="Preformatted_20_Text"><text:span text:style-name="Source_20_Text">-Image Width <text:s text:c="20"/>: 1058</text:span></text:p>
      <text:p text:style-name="Preformatted_20_Text"><text:span text:style-name="Source_20_Text">-Image Height <text:s text:c="19"/>: 889</text:span></text:p>
      <text:p text:style-name="Preformatted_20_Text"><text:span text:style-name="Source_20_Text">+Image Width <text:s text:c="20"/>: 1056</text:span></text:p>
      <text:p text:style-name="Preformatted_20_Text"><text:span text:style-name="Source_20_Text">+Image Height <text:s text:c="19"/>: 827</text:span></text:p>
      <text:p text:style-name="Preformatted_20_Text"><text:span text:style-name="Source_20_Text"><text:s/>Bit Depth <text:s text:c="22"/>: 8</text:span></text:p>
      <text:p text:style-name="P9"><text:span text:style-name="Source_20_Text"><text:s/>Color Type <text:s text:c="21"/>: RGB with Alpha</text:span></text:p>
      <text:p text:style-name="Text_20_body">Aquí se vé claramente que ha cambiado el tamaño del archivo y las dimensiones de la imagen.</text:p>
      <text:h text:style-name="Heading_20_3" text:outline-level="3"><text:bookmark-start text:name="__RefHeading__21952_721071827"/><text:bookmark text:name="Expansión-de-palabras-clave"/><text:a xlink:type="simple" xlink:href="http://git-scm.com/book/es/Personalizando-Git-Atributos-de-Git#Expansión-de-palabras-clave">Expansión de palabras clave</text:a><text:bookmark-end text:name="__RefHeading__21952_721071827"/></text:h>
      <text:p text:style-name="Text_20_body">Algunos usuarios de sistemas SVN o CVS, hechan de menos el disponer de expansiones de palabras clave al estilo de las que dichos sistemas tienen. El principal problema para hacerlo en Git reside en la imposibilidad de modificar los ficheros con información relativa a la confirmación de cambios (commit). Debido a que Git calcula sus sumas de comprobación antes de las confirmaciones. De todas formas, es posible inyectar textos en un archivo cuando lo extraemos del repositorio (checkout) y quitarlos de nuevo antes de devolverlo al repositorio (commit). Los atributos Git admiten dos maneras de realizarlo.</text:p>
      <text:p text:style-name="Text_20_body">La primera, es inyectando automáticamente la suma de comprobación SHA-1 de un gran objeto binario (blob) en un campo '$Id$' dentro del archivo. Si colocas este attributo en un archivo o conjunto de archivos, Git lo sustituirá por la suma de comprobación SHA-1 la próxima vez que lo/s extraiga/s. Es importante destacar que no se trata de la suma SHA de la confirmación de cambios (commit), sino del propio objeto binario (blob):</text:p>
      <text:p text:style-name="Preformatted_20_Text"><text:span text:style-name="Source_20_Text">$ echo '*.txt ident' &gt;&gt; .gitattributes</text:span></text:p>
      <text:p text:style-name="P9"><text:soft-page-break/><text:span text:style-name="Source_20_Text">$ echo '$Id$' &gt; test.txt</text:span></text:p>
      <text:p text:style-name="Text_20_body">La próxima vez que extraigas el archivo, Git le habrá inyectado el SHA del objeto binario (blob):</text:p>
      <text:p text:style-name="Preformatted_20_Text"><text:span text:style-name="Source_20_Text">$ rm text.txt</text:span></text:p>
      <text:p text:style-name="Preformatted_20_Text"><text:span text:style-name="Source_20_Text">$ git checkout -- text.txt</text:span></text:p>
      <text:p text:style-name="Preformatted_20_Text"><text:span text:style-name="Source_20_Text">$ cat test.txt </text:span></text:p>
      <text:p text:style-name="P9"><text:span text:style-name="Source_20_Text">$Id: 42812b7653c7b88933f8a9d6cad0ca16714b9bb3 $</text:span></text:p>
      <text:p text:style-name="Text_20_body">Pero esto tiene un uso bastante limitado. Si has utilizado alguna vez las sustituciones de CVS o de Subversion, sabrás que pueden incluir una marca de fecha, --la suma de comprobación SHA no es igual de util, ya que, por ser bastante aleatoria, es imposible deducir si una suma SHA es anterior o posterior a otra--.</text:p>
      <text:p text:style-name="Text_20_body">Auque resulta que también puedes escribir tus propios filtros para realizar sustituciones en los archivos al guardar o recuperar (commit/checkout). Esos son los filtros "clean" y "smudge". En el archivo '.gitattibutes', puedes indicar filtros para carpetas o archivos determinados y luego preparar tus propios scripts para procesarlos justo antes de confirmar cambios en ellos ("clean", ver Figura 7-2), o justo antes de recuperarlos ("smudge", ver Figura 7-3). Estos filtros pueden utilizarse para realizar todo tipo de acciones útiles.</text:p>
      <text:p text:style-name="P8"><draw:frame draw:style-name="fr1" draw:name="gráficos93" text:anchor-type="as-char" svg:width="13.229cm" svg:height="8.017cm" draw:z-index="75"><draw:image xlink:href="http://git-scm.com/figures/18333fig0702-tn.png" xlink:type="simple" xlink:show="embed" xlink:actuate="onLoad"/></draw:frame></text:p>
      <text:p text:style-name="Text_20_body"><text:line-break/>Figura 7-2. El filtro "smudge" se usa al extraer (checkout).</text:p>
      <text:p text:style-name="P8"><text:soft-page-break/><draw:frame draw:style-name="fr1" draw:name="gráficos94" text:anchor-type="as-char" svg:width="13.229cm" svg:height="8.017cm" draw:z-index="76"><draw:image xlink:href="http://git-scm.com/figures/18333fig0703-tn.png" xlink:type="simple" xlink:show="embed" xlink:actuate="onLoad"/></draw:frame></text:p>
      <text:p text:style-name="Text_20_body"><text:line-break/>Figura 7-3. El filtro "clean" se usa al almacenar (staged).</text:p>
      <text:p text:style-name="Text_20_body">El mensaje de confirmación para esta funcionalidad nos da un ejemplo simple: el de pasar todo tu código fuente C por el programa'indent' antes de almacenarlo. Puedes hacerlo poniendo los atributos adecuados en tu archivo '.gitattributes', para filtrar los archivos <text:span text:style-name="Source_20_Text">*.c</text:span> a través de "indent":</text:p>
      <text:p text:style-name="P9"><text:span text:style-name="Source_20_Text">*.c <text:s text:c="4"/>filter=indent</text:span></text:p>
      <text:p text:style-name="Text_20_body">E indicando después que el filtro "indent" actuará al manchar (smudge) y al limpiar (clean):</text:p>
      <text:p text:style-name="Preformatted_20_Text"><text:span text:style-name="Source_20_Text">$ git config --global filter.indent.clean indent</text:span></text:p>
      <text:p text:style-name="P9"><text:span text:style-name="Source_20_Text">$ git config --global filter.indent.smudge cat</text:span></text:p>
      <text:p text:style-name="Text_20_body">En este ejemplo, cuando confirmes cambios (commit) en archivos con extensión <text:span text:style-name="Source_20_Text">*.c</text:span>, Git los pasará previamente a través del programa 'indent' antes de confirmarlos, y los pasará a través del programa 'cat' antes de extraerlos de vuelta al disco. El programa 'cat' es básicamente transparente: de él salen los mismos datos que entran. El efecto final de esta combinación es el de filtrar todo el código fuente C a través de 'indent' antes de confirmar cambios en él.</text:p>
      <text:p text:style-name="Text_20_body">Otro ejemplo interesante es el de poder conseguir una expansión de la clave '$Date$' del estilo de RCS. Para hacerlo, necesitas un pequeño script que coja el nombre de un archivo, localice la fecha de la última confirmación de cambios en el proyecto, e inserte dicha información en el archivo. Este podria ser un pequeño script Ruby para hacerlo:</text:p>
      <text:p text:style-name="Preformatted_20_Text"><text:span text:style-name="Source_20_Text">#! /usr/bin/env ruby</text:span></text:p>
      <text:p text:style-name="Preformatted_20_Text"><text:span text:style-name="Source_20_Text">data = STDIN.read</text:span></text:p>
      <text:p text:style-name="Preformatted_20_Text"><text:span text:style-name="Source_20_Text">last_date = `git log --pretty=format:"%ad" -1`</text:span></text:p>
      <text:p text:style-name="P9"><text:span text:style-name="Source_20_Text">puts data.gsub('$Date$', '$Date: ' + last_date.to_s + '$')</text:span></text:p>
      <text:p text:style-name="Text_20_body">Simplemente, utiliza el comando 'git log' para obtener la fecha de la última confirmación de cambios, y sustituye con ella todas las cadenas '$Date$' que encuentre en el flujo de entrada stdin; imprimiendo luego los resultados. --Debería de ser sencillo de implementarlo en cualquier otro lenguaje que domines.-- Puedes llamar 'expand<text:span text:style-name="Emphasis">date' a este archivo y ponerlo en el path de ejecución. Tras ello, has de poner un filtro en Git (podemos llamarle 'dater'), e indicarle que use el filtro 'expand</text:span>date' para manchar (smudge) los archivos al extraerlos (checkout). Puedes utilizar una expresión Perl para limpiarlos (clean) al almacenarlos (commit):</text:p>
      <text:p text:style-name="Preformatted_20_Text"><text:span text:style-name="Source_20_Text">$ git config filter.dater.smudge expand_date</text:span></text:p>
      <text:p text:style-name="P9"><text:span text:style-name="Source_20_Text">$ git config filter.dater.clean 'perl -pe "s/\\\$Date[^\\\$]*\\\$/\\\$Date\\\</text:span><text:span text:style-name="Source_20_Text">$/"'</text:span></text:p>
      <text:p text:style-name="Text_20_body"><text:soft-page-break/>Esta expresión Perl extrae cualquier cosa que vea dentro de una cadena '$Date$', para devolverla a como era en un principio. Una vez preparado el filtro, puedes comprobar su funcionamiento preparando un archivo que contenga la clave '$Date$' e indicando a Git cual es el atributo para reconocer ese tipo de archivo:</text:p>
      <text:p text:style-name="Preformatted_20_Text"><text:span text:style-name="Source_20_Text">$ echo '# $Date$' &gt; date_test.txt</text:span></text:p>
      <text:p text:style-name="P9"><text:span text:style-name="Source_20_Text">$ echo 'date*.txt filter=dater' &gt;&gt; .gitattributes</text:span></text:p>
      <text:p text:style-name="Text_20_body">Al confirmar cambios (commit) y luego extraer (checkout) el archivo de vuelta, verás la clave sutituida:</text:p>
      <text:p text:style-name="Preformatted_20_Text"><text:span text:style-name="Source_20_Text">$ git add date_test.txt .gitattributes</text:span></text:p>
      <text:p text:style-name="Preformatted_20_Text"><text:span text:style-name="Source_20_Text">$ git commit -m "Testing date expansion in Git"</text:span></text:p>
      <text:p text:style-name="Preformatted_20_Text"><text:span text:style-name="Source_20_Text">$ rm date_test.txt</text:span></text:p>
      <text:p text:style-name="Preformatted_20_Text"><text:span text:style-name="Source_20_Text">$ git checkout date_test.txt</text:span></text:p>
      <text:p text:style-name="Preformatted_20_Text"><text:span text:style-name="Source_20_Text">$ cat date_test.txt</text:span></text:p>
      <text:p text:style-name="P9"><text:span text:style-name="Source_20_Text"># $Date: Tue Apr 21 07:26:52 2009 -0700$</text:span></text:p>
      <text:p text:style-name="Text_20_body">Esta es una muestra de lo poderosa que puede resultar esta técnica para aplicaciones personalizadas. No obstante, debes de ser cuidadoso, ya que el archivo '.gitattibutes' se almacena y se transmite junto con el proyecto; pero no así el propio filtro, (en este caso, 'dater'), sin el cual no puede funcionar. Cuando diseñes este tipo de filtros, han de estar pensados para que el proyecto continue funcionando correctamente incluso cuando fallen.</text:p>
      <text:h text:style-name="Heading_20_3" text:outline-level="3"><text:bookmark-start text:name="__RefHeading__21954_721071827"/><text:bookmark text:name="Exportación-del-repositorio"/><text:a xlink:type="simple" xlink:href="http://git-scm.com/book/es/Personalizando-Git-Atributos-de-Git#Exportación-del-repositorio">Exportación del repositorio</text:a><text:bookmark-end text:name="__RefHeading__21954_721071827"/></text:h>
      <text:p text:style-name="Text_20_body">Los atributos de Git permiten realizar algunas cosas interesantes cuando exportas un archivo de tu proyecto.</text:p>
      <text:h text:style-name="Heading_20_4" text:outline-level="4">export-ignore</text:h>
      <text:p text:style-name="Text_20_body">Puedes indicar a Git que ignore y no exporte ciertos archivos o carpetas cuando genera un archivo de almacenamiento. Cuando tienes alguna carpeta o archivo que no deseas incluir en tus registros, pero quieras tener controlado en tu proyecto, puedes marcarlos a través del atributo 'export-ignore'.</text:p>
      <text:p text:style-name="Text_20_body">Por ejemplo, digamos que tienes algunos archivos de pruebas en la carpeta 'test/', y que no tiene sentido incluirlos en los archivos comprimidos (tarball) al exportar tu proyecto. Puedes añadir la siguiente línea al archivo de atributos de Git:</text:p>
      <text:p text:style-name="P9"><text:span text:style-name="Source_20_Text">test/ export-ignore</text:span></text:p>
      <text:p text:style-name="Text_20_body">A partir de ese momento, cada vez que lances el comando 'git archive' para crear un archivo comprimido de tu proyecto, esa carpeta no se incluirá en él.</text:p>
      <text:h text:style-name="Heading_20_4" text:outline-level="4">export-subst</text:h>
      <text:p text:style-name="Text_20_body">Otra cosa que puedes realizar sobre tus archivos es algún tipo de sustitución simple de claves. Git te permite poner la cadena '$Format:$' en cualquier archivo, con cualquiera de las claves de formateo de '--pretty=format' que vimos en el capítulo 2. Por ejemplo, si deseas incluir un archivo llamado 'LAST COMMIT' en tu proyecto, y poner en él automáticamente la fecha de la última confirmación de cambios cada vez que lances el comando 'git archive':</text:p>
      <text:p text:style-name="Preformatted_20_Text"><text:span text:style-name="Source_20_Text">$ echo 'Last commit date: $Format:%cd$' &gt; LAST_COMMIT</text:span></text:p>
      <text:p text:style-name="Preformatted_20_Text"><text:span text:style-name="Source_20_Text">$ echo "LAST_COMMIT export-subst" &gt;&gt; .gitattributes</text:span></text:p>
      <text:p text:style-name="Preformatted_20_Text"><text:span text:style-name="Source_20_Text">$ git add LAST_COMMIT .gitattributes</text:span></text:p>
      <text:p text:style-name="P9"><text:span text:style-name="Source_20_Text">$ git commit -am 'adding LAST_COMMIT file for archives'</text:span></text:p>
      <text:p text:style-name="Text_20_body"><text:soft-page-break/>Cuando lances la orden 'git archive', lo que la gente verá en ese archivo cuando lo abra será:</text:p>
      <text:p text:style-name="Preformatted_20_Text"><text:span text:style-name="Source_20_Text">$ cat LAST_COMMIT</text:span></text:p>
      <text:p text:style-name="P9"><text:span text:style-name="Source_20_Text">Last commit date: $Format:Tue Apr 21 08:38:48 2009 -0700$</text:span></text:p>
      <text:h text:style-name="Heading_20_3" text:outline-level="3"><text:bookmark-start text:name="__RefHeading__21956_721071827"/><text:bookmark text:name="Estrategias-de-fusión"/><text:a xlink:type="simple" xlink:href="http://git-scm.com/book/es/Personalizando-Git-Atributos-de-Git#Estrategias-de-fusión">Estrategias de fusión</text:a><text:bookmark-end text:name="__RefHeading__21956_721071827"/></text:h>
      <text:p text:style-name="Text_20_body">También puedes utilizar los atributos Git para indicar distintas estrategias de fusión para archivos específicos de tu proyecto. Una opción muy util es la que nos permite indicar a Git que no intente fusionar ciertos archivos concretos cuando tengan conflictos, manteniendo en su lugar tus archivos sobre los de cualquier otro.</text:p>
      <text:p text:style-name="Text_20_body">Puede ser interesante si una rama de tu proyecto es divergente o esta especializada, pero deseas seguir siendo capaz de fusionar cambios de vuelta desde ella, e ignorar ciertos archivos. Digamos que tienes un archivo de datos denominado database.xml, distinto en las dos ramas, y que deseas fusionar en la otra rama sin perturbarlo. Puedes ajustar un atributo tal como:</text:p>
      <text:p text:style-name="P9"><text:span text:style-name="Source_20_Text">database.xml merge=ours</text:span></text:p>
      <text:p text:style-name="Text_20_body">Al fusionar con otra rama, en lugar de tener conflictos de fusión con el archivo database.xml, obtendrás algo como:</text:p>
      <text:p text:style-name="Preformatted_20_Text"><text:span text:style-name="Source_20_Text">$ git merge topic</text:span></text:p>
      <text:p text:style-name="Preformatted_20_Text"><text:span text:style-name="Source_20_Text">Auto-merging database.xml</text:span></text:p>
      <text:p text:style-name="P9"><text:span text:style-name="Source_20_Text">Merge made by recursive.</text:span></text:p>
      <text:p text:style-name="Text_20_body">Y el archivo database.xml permanecerá inalterado en cualquier que fuera la versión que tú tenias originalmente.</text:p>
      <text:p text:style-name="P4"/>
      <text:h text:style-name="P32" text:outline-level="2"><text:bookmark-start text:name="__RefHeading__2719_2051115327"/>7.3 Puntos de enganche Git<text:bookmark-end text:name="__RefHeading__2719_2051115327"/></text:h>
      <text:p text:style-name="Text_20_body">Al igual que en otros sistemas de control de versiones, Git también cuenta con mecanismos para lanzar scrips de usuario cuando suceden ciertas acciones importantes. Hay dos grupos de esos puntos de lanzamiento: los del lado cliente y los del lado servidor. Los puntos del lado cliente están relacionados con operaciones tales como la confirmación de cambios (commit) o la fusión (merge). Los del lado servidor están relacionados con operaciones tales como la recepción de contenidos enviados (push) a un servidor. Estos puntos de enganche pueden utilizarse para multitud de aplicaciones. Vamos a ver unas pocas de ellas.</text:p>
      <text:h text:style-name="Heading_20_3" text:outline-level="3"><text:bookmark-start text:name="__RefHeading__21958_721071827"/><text:bookmark text:name="Instalando-un-punto-de-enganche"/><text:a xlink:type="simple" xlink:href="http://git-scm.com/book/es/Personalizando-Git-Puntos-de-enganche-Git#Instalando-un-punto-de-enganche">Instalando un punto de enganche</text:a><text:bookmark-end text:name="__RefHeading__21958_721071827"/></text:h>
      <text:p text:style-name="Text_20_body">Los puntos de enganche se guardan en la subcarpeta 'hooks' de la carpeta Git. En la mayoría de proyectos, estará en '.git/hooks'. Por defecto, esta carpeta contiene unos cuantos scripts de ejemplo. Algunos de ellos son útiles por sí mismos; pero su misión principal es la de documentar las variables de entrada para cada script. Todos los ejemplos se han escrito como scripts de shell, con algo de código Perl embebido en ellos. Pero cualquier tipo de script ejecutable que tenga el nombre adecuado puede servir igual de bien --los puedes escribir en Ruby o en Python o en cualquier lenguaje de scripting con el que trabajes--. En las versiones de Git posteriores a la 1.6, esos ejemplos tendrán un nombre acabado en .sample; y tendras que renombrarlos. Para las versiones anteriores a la 1.6, los ejemplos tienen el nombre correcto, pero les falta la marca de ejecutables.</text:p>
      <text:p text:style-name="Text_20_body">Para activar un punto de enganche para un script, pon el archivo correspondiente en la carpeta 'hooks'; con el nombre adecuado y con la marca de ejecutable. A partir de ese momento, será automáticamente lanzado cuando se dé la acción correspondiente. Vamos a ver la mayoría de <text:soft-page-break/>nombres de puntos de enganche disponibles.</text:p>
      <text:h text:style-name="Heading_20_3" text:outline-level="3"><text:bookmark-start text:name="__RefHeading__21960_721071827"/><text:bookmark text:name="Puntos-de-enganche-del-lado-cliente"/><text:a xlink:type="simple" xlink:href="http://git-scm.com/book/es/Personalizando-Git-Puntos-de-enganche-Git#Puntos-de-enganche-del-lado-cliente">Puntos de enganche del lado cliente</text:a><text:bookmark-end text:name="__RefHeading__21960_721071827"/></text:h>
      <text:p text:style-name="Text_20_body">Hay muchos de ellos. En esta sección los dividiremos en puntos de enganche en el flujo de trabajo de confirmación de cambios, puntos en el flujo de trabajo de correo electrónico y resto de puntos de enganche del lado servidor. </text:p>
      <text:h text:style-name="Heading_20_4" text:outline-level="4">Puntos en el flujo de trabajo de confirmación de cambios</text:h>
      <text:p text:style-name="Text_20_body">Los primeros cuatro puntos de enganche están relacionados con el proceso de confirmación de cambios. Primero se activa el punto de enganche 'pre-commit', incluso antes de que teclees el mensaje de confirmación. Se suele utilizar para inspeccionar la instantánea (snapshot) que vas a confirmar, para ver si has olvidado algo, para asegurar que las pruebas se ejecutan, o para revisar cualquier aspecto que necesites inspeccionar en el codigo. Saliendo con un valor de retorno distinto de cero, se aborta la confirmación de cambios. Aunque siempre puedes saltartelo con la orden 'git commit --no-verify'. Puede ser util para realizar tareas tales como revisar el estilo del código (lanzando 'lint' o algo equivalente), revisar los espacios en blanco de relleno (el script de ejemplo hace exactamente eso), o revisar si todos los nuevos métodos llevan la adecuada documentación.</text:p>
      <text:p text:style-name="Text_20_body">El punto de enganche 'prepare-commit-msg' se activa antes de arrancar el editor del mensaje de confirmación de cambios, pero después de crearse el mensaje por defecto. Te permite editar el mensaje por defecto, antes de que lo vea el autor de la confirmación de cambios. Este punto de enganche recibe varias entradas: la ubicación (path) del archivo temporal donde se almacena el mensaje de confirmación, el tipo de confirmación y la clave SHA-1 si estamos enmendando un commit existente. Este punto de enganche no tiene mucha utilidad para las confirmaciones de cambios normales; pero sí para las confirmaciones donde el mensaje por defecto es autogenerado, como en las confirmaciones de fusiones (merge), los mensajes con plantilla, las confirmaciones aplastadas (squash), o las confirmaciones de correccion (amend). Se puede utilizar combinandolo con una plantilla de confirmación, para poder insertar información automáticamente.</text:p>
      <text:p text:style-name="Text_20_body">El punto de enganche 'commit-msg' recibe un parámetro: la ubicación (path) del archivo temporal que contiene el mensaje de confirmación actual. Si este script termina con un código de salida distinto de cero, Git aborta el proceso de confirmación de cambios; permitiendo así validar el estado del proyecto o el mensaje de confirmación antes de permitir continuar. En la última parte de este capítulo, veremos cómo podemos utilizar este punto de enganche para revisar si el mensaje de confirmación es conforme a un determinado patrón obligatorio.</text:p>
      <text:p text:style-name="Text_20_body">Despues de completar todo el proceso de confirmación de cambios, es cuando se lanza el punto de enganche 'post-commit'. Este no recibe ningún parámetro, pero podemos obtener facilmente la última confirmación de cambios con el comando 'git log -1 HEAD'. Habitualmente, este script final se suele utilizar para realizar notificaciones o tareas similares.</text:p>
      <text:p text:style-name="Text_20_body">Los scripts del lado cliente relacionados con la confirmación de cambios pueden ser utilizados en prácticamente cualquier flujo de trabajo. A menudo, se suelen utilizar para obligar a seguir ciertas reglas; aunque es importante indicar que estos script no se transfieren durante el clonado. Puedes implantar reglas en el lado servidor para rechazar envios (push) que no cumplan ciertos estandares, pero es completamente voluntario para los desarroladores el utilizar scripts en el lado cliente. Por tanto, estos scripts son para ayudar a los desarrolladores, y, como tales, han de ser configurados y mantenidos por ellos, pudiendo ser sobreescritos o modificados por ellos en cualquier momento.</text:p>
      <text:h text:style-name="Heading_20_4" text:outline-level="4">Puntos en el flujo de trabajo del correo electrónico</text:h>
      <text:p text:style-name="Text_20_body">Tienes disponibles tres puntos de enganche en el lado cliente para interactuar con el flujo de trabajo de correo electrónico. Todos ellos se invocan al utilizar el comando 'git am', por lo que si no <text:soft-page-break/>utilizas dicho comando, puedes saltar directamente a la siguiente sección. Si recibes parches a través de corrreo-e preparados con 'git format-patch', es posible que parte de lo descrito en esta sección te pueda ser util.</text:p>
      <text:p text:style-name="Text_20_body">El primer punto de enganche que se activa es 'applypatch-msg'. Recibe un solo argumento: el nombre del archivo temporal que contiene el mensaje de confirmación propuesto. Git abortará la aplicación del parche si este script termina con un código de salida distinto de cero. Puedes utilizarlo para asegurarte de que el mensaje de confirmación esté correctamente formateado o para normalizar el mensaje permitiendo al script que lo edite sobre la marcha.</text:p>
      <text:p text:style-name="Text_20_body">El siguiente punto de enganche que se activa al aplicar parches con 'git am' es el punto 'pre-applypatch'. No recibe ningún argumento de entrada y se lanza después de que el parche haya sido aplicado, por lo que puedes utilizarlo para revisar la situación (snapshot) antes de confirmarla. Con este script, puedes lanzar pruebas o similares para chequear el arbol de trabajo. Si falta algo o si alguna de las pruebas falla, saliendo con un código de salida distinto de cero abortará el comando 'git am' sin confirmar el parche.</text:p>
      <text:p text:style-name="Text_20_body">El último punto de enganche que se activa durante una operación 'git am' es el punto 'post-applypatch'. Puedes utilizarlo para notificar de su aplicación al grupo o al autor del parche. No puedes detener el proceso de parcheo con este script.</text:p>
      <text:h text:style-name="Heading_20_4" text:outline-level="4">Otros puntos de enganche del lado cliente</text:h>
      <text:p text:style-name="Text_20_body">El punto 'pre-rebase' se activa antes de cualquier reorganización y puede abortarla si retorna con un codigo de salida distinto de cero. Puedes usarlo para impedir reorganizaciones de cualquier confirmación de cambios ya enviada (push) a algún servidor. El script de ejemplo para 'pre-rebase' hace precisamente eso, aunque asumiendo que 'next' es el nombre de la rama publicada. Si lo vas a utilizar, tendrás que modificarlo para que se ajuste al nombre que tenga tu rama publicada.</text:p>
      <text:p text:style-name="Text_20_body">Tras completarse la ejecución de un comando 'git checkout', es cuando se activa el punto de enganche 'post-checkout. Lo puedes utilizar para ajustar tu carpeta de trabajo al entorno de tu proyecto. Entre otras cosas, puedes mover grandes archivos binarios de los que no quieras llevar control, puedes autogenerar documentación,.... </text:p>
      <text:p text:style-name="Text_20_body">Y, por último, el punto de enganche 'post-merge' se activa tras completarse la ejecución de un comando 'git merge'. Puedes utilizarlo para recuperar datos de tu carpeta de trabajo que Git no puede controlar, como por ejemplo datos relativos a permisos. Este punto de enganche puede utilizarse también para comprobar la presencia de ciertos archivos, externos al control de Git, que desees copiar cada vez que cambie la carpeta de trabajo.</text:p>
      <text:h text:style-name="Heading_20_3" text:outline-level="3"><text:bookmark-start text:name="__RefHeading__21962_721071827"/><text:bookmark text:name="Puntos-de-enganche-del-lado-servidor"/><text:a xlink:type="simple" xlink:href="http://git-scm.com/book/es/Personalizando-Git-Puntos-de-enganche-Git#Puntos-de-enganche-del-lado-servidor">Puntos de enganche del lado servidor</text:a><text:bookmark-end text:name="__RefHeading__21962_721071827"/></text:h>
      <text:p text:style-name="Text_20_body">Aparte de los puntos del lado cliente, como administrador de sistemas, puedes utilizar un par de puntos de enganche importantes en el lado servidor; para implementar prácticamente cualquier tipo de política que quieras mantener en tu proyecto. Estos scripts se lanzan antes y después de cada envio (push) al servidor. El script previo, puede terminar con un código de salida distinto de cero y abortar el envio, devolviendo el correspondiente mensaje de error al cliente. Este script puede implementar políticas de recepción tan complejas como desees.</text:p>
      <text:h text:style-name="Heading_20_4" text:outline-level="4">'pre-receive' y 'post-receive'</text:h>
      <text:p text:style-name="Text_20_body">El primer script que se activa al manejar un envio de un cliente es el correspondiente al punto de enganche 'pre-receive'. Recibe una lista de referencias que se están enviando (push) desde la entrada estandar (stdin); y, si termina con un codigo de salida distinto de cero, ninguna de ellas será aceptada. Puedes utilizar este punto de enganche para realizar tareas tales como la de comprobar que ninguna de las referencias actualizadas no son de avance directo (non-fast-forward); o para comprobar que el usuario que realiza el envio tiene realmente permisos para para crear, borrar o modificar cualquiera de los archivos que está tratando de cambiar.</text:p>
      <text:p text:style-name="Text_20_body"><text:soft-page-break/>El punto de enganche 'post-receive' se activa cuando termina todo el proceso, y se puede utilizar para actualizar otros servicios o para enviar notificaciones a otros usuarios. Recibe los mismos datos que 'pre-receive' desde la entrada estandar. Algunos ejemplos de posibles aplicaciones pueden ser la de alimentar una lista de correo-e, avisar a un servidor de integración continua, o actualizar un sistema de seguimiento de tickets de servicio --pudiendo incluso procesar el mensaje de confirmación para ver si hemos de abrir, modificar o dar por cerrado algún ticket--. Este script no puede detener el proceso de envio, pero el cliente no se desconecta hasta que no se completa su ejecución; por tanto, has de ser cuidadoso cuando intentes realizar con él tareas que puedan requerir mucho tiempo.</text:p>
      <text:h text:style-name="Heading_20_4" text:outline-level="4">update</text:h>
      <text:p text:style-name="Text_20_body">El punto de enganche 'update' es muy similar a 'pre-receive', pero con la diferencia de que se activa una vez por cada rama que se está intentando actualizar con el envio. Si la persona que realiza el envio intenta actualizar varias ramas, 'pre-receive' se ejecuta una sola vez, mientras que 'update' se ejecuta tantas veces como ramas se estén actualizando. El lugar de recibir datos desde la entrada estandar (stdin), este script recibe tres argumentos: el nombre de la rama, la clave SHA-1 a la que esta apuntada antes del envio, y la clave SHA-1 que el usuario está intentando enviar. Si el script 'update' termina con un código de salida distinto de cero, únicamente los cambios de esa rama son rechazados; el resto de ramas continuarán con sus actualizaciones.</text:p>
      <text:p text:style-name="P4"/>
      <text:h text:style-name="P32" text:outline-level="2"><text:bookmark-start text:name="__RefHeading__2721_2051115327"/>7.4 Un ejemplo de implantación de una determinada política en Git<text:bookmark-end text:name="__RefHeading__2721_2051115327"/></text:h>
      <text:p text:style-name="Text_20_body">En esta sección, utilizarás lo aprendido para establecer un flujo de trabajo en Git que: compruebe si los mensajes de confirmación de cambios encajan en un determinado formato, obligue a realizar solo envios de avance directo, y permita solo a ciertos usuarios modificar ciertas carpetas del proyecto. Para ello, has de preparar los correspondientes scripts de cliente (para ayudar a los desarrolladores a saber de antemano si sus envios van a ser rechazados o no), y los correspondientes scripts de servidor (para obligar a cumplir esas políticas).</text:p>
      <text:p text:style-name="Text_20_body">He usado Ruby para escribir los ejemplos, tanto porque es mi lenguaje preferido de scripting y porque creo que es el más parecido a pseudocódigo; de tal forma que puedas ser capaz de seguir el código, incluso si no conoces Ruby. Pero, puede ser igualmente válido cualquier otro lenguaje. Todos los script de ejemplo que vienen de serie con Git están escritos en Perl o en Bash shell, por lo que tienes bastantes ejemplos en esos lenguajes de scripting.</text:p>
      <text:h text:style-name="Heading_20_3" text:outline-level="3"><text:bookmark-start text:name="__RefHeading__21964_721071827"/><text:bookmark text:name="Punto-de-enganche-en-el-lado-servidor"/><text:a xlink:type="simple" xlink:href="http://git-scm.com/book/es/Personalizando-Git-Un-ejemplo-de-implantación-de-una-determinada-política-en-Git#Punto-de-enganche-en-el-lado-servidor">Punto de enganche en el lado servidor</text:a><text:bookmark-end text:name="__RefHeading__21964_721071827"/></text:h>
      <text:p text:style-name="Text_20_body">Todo el trabajo del lado servidor va en el script 'update' de la carpeta 'hooks'. El script 'update' se lanza una vez por cada rama que se envia (push) al servidor; y recibe la referencia de la rama a la que se envia, la antigua revisión en que estaba la rama y la nueva revisión que se está enviando. También puedes tener acceso al usuario que está enviando, si este los envia a través de SSH. Si has permitido a cualquiera conectarse con un mismo usuario (como "git", por ejemplo), has tenido que dar a dicho usuario una envoltura (shell wraper) que te permite determinar cual es el usuario que se conecta según sea su clave pública, permitiendote fijar una variable de entorno especificando dicho usuario. Aqui, asumiremos que el usuario conectado queda reflejado en la variable de entorno '$USER', de tal forma que el script 'update' comienza recogiendo toda la información que necesitas:</text:p>
      <text:p text:style-name="Preformatted_20_Text"><text:span text:style-name="Source_20_Text">#!/usr/bin/env ruby#!/usr/bin/env ruby#!/usr/bin/env ruby</text:span></text:p>
      <text:p text:style-name="Preformatted_20_Text"/>
      <text:p text:style-name="Preformatted_20_Text"><text:span text:style-name="Source_20_Text">$refname = ARGV[0]</text:span></text:p>
      <text:p text:style-name="Preformatted_20_Text"><text:span text:style-name="Source_20_Text">$oldrev <text:s/>= ARGV[1]</text:span></text:p>
      <text:p text:style-name="Preformatted_20_Text"><text:soft-page-break/><text:span text:style-name="Source_20_Text">$newrev <text:s/>= ARGV[2]</text:span></text:p>
      <text:p text:style-name="Preformatted_20_Text"><text:span text:style-name="Source_20_Text">$user <text:s text:c="3"/>= ENV['USER']</text:span></text:p>
      <text:p text:style-name="Preformatted_20_Text"/>
      <text:p text:style-name="P9"><text:span text:style-name="Source_20_Text">puts "Enforcing Policies... \n(#{$refname}) (#{$oldrev[0,6]}) (#{$newrev[0,6]})"</text:span></text:p>
      <text:p text:style-name="Text_20_body">Sí, estoy usando variables globales. No me juzgues por ello, --es más sencillo mostrarlo de esta manera--.</text:p>
      <text:h text:style-name="Heading_20_4" text:outline-level="4">Obligando a utilizar un formato específico en el mensaje de confirmación de cambios</text:h>
      <text:p text:style-name="Text_20_body">Tu primer reto es asegurarte que todos y cada uno de los mensajes de confirmación de cambios se ajustan a un determinado formato. Simplemente por fijar algo concreto, supongamos que cada mensaje ha de incluir un texto tal como "ref: 1234", porque quieres enlazar cada confirmación de cambios con una determinada entrada de trabajo en un sistema de control. Has de mirar en cada confirmación de cambios (commit) recibida, para ver si contiene ese texto; y, si no lo trae, salir con un código distinto de cero, de tal forma que el envio (push) sea rechazado.</text:p>
      <text:p text:style-name="Text_20_body">Puedes obtener la lista de las claves SHA-1 de todos las confirmaciones de cambios enviadas cogiendo los valores de '$newrev' y de '$oldrev', y pasandolos a comando de mantenimiento de Git llamado 'git rev-list'. Este comando es básicamente el mismo que 'git log', pero por defecto, imprime solo los valores SHA-1 y nada más. Con él, puedes obtener la lista de todas las claves SHA que se han introducido entre una clave SHA y otra clave SHA dadas; obtendrás algo así como esto:</text:p>
      <text:p text:style-name="Preformatted_20_Text"><text:span text:style-name="Source_20_Text">$ git rev-list 538c33..d14fc7</text:span></text:p>
      <text:p text:style-name="Preformatted_20_Text"><text:span text:style-name="Source_20_Text">d14fc7c847ab946ec39590d87783c69b031bdfb7</text:span></text:p>
      <text:p text:style-name="Preformatted_20_Text"><text:span text:style-name="Source_20_Text">9f585da4401b0a3999e84113824d15245c13f0be</text:span></text:p>
      <text:p text:style-name="Preformatted_20_Text"><text:span text:style-name="Source_20_Text">234071a1be950e2a8d078e6141f5cd20c1e61ad3</text:span></text:p>
      <text:p text:style-name="Preformatted_20_Text"><text:span text:style-name="Source_20_Text">dfa04c9ef3d5197182f13fb5b9b1fb7717d2222a</text:span></text:p>
      <text:p text:style-name="P9"><text:span text:style-name="Source_20_Text">17716ec0f1ff5c77eff40b7fe912f9f6cfd0e475</text:span></text:p>
      <text:p text:style-name="Text_20_body">Puedes coger esta salida, establecer un bucle para recorrer cada una de esas confirmaciones de cambios, coger el mensaje de cada una y comprobarlo contra una expresión regular de búsqueda del patrón deseado.</text:p>
      <text:p text:style-name="Text_20_body">Tienes que imaginarte cómo puedes obtener el mensaj ede cada una de esas confirmaciones de cambios a comprobar. Para obtener los datos "en crudo" de una confirmación de cambios, puedes utilizar otro comando de mantenimiento de Git denominado 'git cat-file'. En el capítulo 9 volveremos en detalle sobre estos comandos de mantenimiento; pero, por ahora, esto es lo que obtienes con dicho comando:</text:p>
      <text:p text:style-name="Preformatted_20_Text"><text:span text:style-name="Source_20_Text">$ git cat-file commit ca82a6</text:span></text:p>
      <text:p text:style-name="Preformatted_20_Text"><text:span text:style-name="Source_20_Text">tree cfda3bf379e4f8dba8717dee55aab78aef7f4daf</text:span></text:p>
      <text:p text:style-name="Preformatted_20_Text"><text:span text:style-name="Source_20_Text">parent 085bb3bcb608e1e8451d4b2432f8ecbe6306e7e7</text:span></text:p>
      <text:p text:style-name="Preformatted_20_Text"><text:span text:style-name="Source_20_Text">author Scott Chacon &lt;schacon@gmail.com&gt; 1205815931 -0700</text:span></text:p>
      <text:p text:style-name="Preformatted_20_Text"><text:span text:style-name="Source_20_Text">committer Scott Chacon &lt;schacon@gmail.com&gt; 1240030591 -0700</text:span></text:p>
      <text:p text:style-name="Preformatted_20_Text"/>
      <text:p text:style-name="P9"><text:span text:style-name="Source_20_Text">changed the version number</text:span></text:p>
      <text:p text:style-name="Text_20_body">Una vía sencilla para obtener el mensaje, es la de ir hasta la primera línea en blanco y luego coger todo lo que siga a esta. En los sistemas Unix, lo puedes realizar con el comando 'sed':</text:p>
      <text:p text:style-name="Preformatted_20_Text"><text:span text:style-name="Source_20_Text">$ git cat-file commit ca82a6 | sed '1,/^$/d'</text:span></text:p>
      <text:p text:style-name="P9"><text:span text:style-name="Source_20_Text">changed the version number</text:span></text:p>
      <text:p text:style-name="Text_20_body">Puedes usar este "hechizo mágico" para coger el mensaje de cada confirmación de cambios que se está enviando y salir si localizas algo que no cuadra en alguno de ellos. Para salir del script y rechazar el envio, recuerda que debes salir con un código distinto de cero. El método completo será algo así como:</text:p>
      <text:p text:style-name="Preformatted_20_Text"><text:soft-page-break/><text:span text:style-name="Source_20_Text">$regex = /\[ref: (\d+)\]/$regex = /\[ref: (\d+)\]/</text:span></text:p>
      <text:p text:style-name="Preformatted_20_Text"/>
      <text:p text:style-name="Preformatted_20_Text"><text:span text:style-name="Source_20_Text"># enforced custom commit message format</text:span></text:p>
      <text:p text:style-name="Preformatted_20_Text"><text:span text:style-name="Source_20_Text">def check_message_format</text:span></text:p>
      <text:p text:style-name="Preformatted_20_Text"><text:span text:style-name="Source_20_Text"><text:s text:c="2"/>missed_revs = `git rev-list #{$oldrev}..#{$newrev}`.split("\n")</text:span></text:p>
      <text:p text:style-name="Preformatted_20_Text"><text:span text:style-name="Source_20_Text"><text:s text:c="2"/>missed_revs.each do |rev|</text:span></text:p>
      <text:p text:style-name="Preformatted_20_Text"><text:span text:style-name="Source_20_Text"><text:s text:c="4"/>message = `git cat-file commit #{rev} | sed '1,/^$/d'`</text:span></text:p>
      <text:p text:style-name="Preformatted_20_Text"><text:span text:style-name="Source_20_Text"><text:s text:c="4"/>if !$regex.match(message)</text:span></text:p>
      <text:p text:style-name="Preformatted_20_Text"><text:span text:style-name="Source_20_Text"><text:s text:c="6"/>puts "[POLICY] Your message is not formatted correctly"</text:span></text:p>
      <text:p text:style-name="Preformatted_20_Text"><text:span text:style-name="Source_20_Text"><text:s text:c="6"/>exit 1</text:span></text:p>
      <text:p text:style-name="Preformatted_20_Text"><text:span text:style-name="Source_20_Text"><text:s text:c="4"/>end</text:span></text:p>
      <text:p text:style-name="Preformatted_20_Text"><text:span text:style-name="Source_20_Text"><text:s text:c="2"/>end</text:span></text:p>
      <text:p text:style-name="Preformatted_20_Text"><text:span text:style-name="Source_20_Text">end</text:span></text:p>
      <text:p text:style-name="P9"><text:span text:style-name="Source_20_Text">check_message_format</text:span></text:p>
      <text:p text:style-name="Text_20_body">Poniendo esto en tu script 'update', serán rechazadas todas las actualizaciones que contengan cambios con mensajes que no se ajusten a tus reglas.</text:p>
      <text:h text:style-name="Heading_20_4" text:outline-level="4">Implementando un sistema de control de accesos basado en usuario</text:h>
      <text:p text:style-name="Text_20_body">Imaginemos que deseas implementar un sistema de control de accesos (Access Control List, ACL). Para vigilar qué usuarios pueden enviar (push) cambios a qué partes de tus proyectos. Algunas personas tendrán acceso completo, y otras tan solo acceso a ciertas carpetas o a ciertos archivos. Para implementar esto, has de escribir esas reglas de acceso en un archivo denominado 'acl' ubicado en tu repositorio git básico en el servidor. Y tienes que preparar el enganche 'update' para hacerle consultar esas reglas, mirar los archivos que están siendo subidos en las confirmaciones de cambio (commit) enviadas (push), y determinar así si el usuario emisor del envio tiene o no permiso para actualizar esos archivos.</text:p>
      <text:p text:style-name="Text_20_body">Como hemos dicho, el primer paso es escribir tu lista de control de accesos (ACL). Su formato es muy parecido al del mecanismo CVS ACL: utiliza una serie de líneas donde el primer campo es 'avail' o 'unavail' (permitido o no permitido), el segundo campo es una lista de usuarios separados por comas, y el último campo es la ubicación (path) sobre el que aplicar la regla (dejarlo en blanco equivale a un acceso abierto). Cada uno de esos campos se separan entre sí con el caracter barra vertical ('|').</text:p>
      <text:p text:style-name="Text_20_body">Por ejemplo, si tienes un par de administradores, algunos redactores técnicos con acceso a la carpeta 'doc', y un desarrollador que únicamente accede a las carpetas 'lib' y 'test', el archivo ACL resultante seria:</text:p>
      <text:p text:style-name="Preformatted_20_Text"><text:span text:style-name="Source_20_Text">avail|nickh,pjhyett,defunkt,tpw</text:span></text:p>
      <text:p text:style-name="Preformatted_20_Text"><text:span text:style-name="Source_20_Text">avail|usinclair,cdickens,ebronte|doc</text:span></text:p>
      <text:p text:style-name="Preformatted_20_Text"><text:span text:style-name="Source_20_Text">avail|schacon|lib</text:span></text:p>
      <text:p text:style-name="P9"><text:span text:style-name="Source_20_Text">avail|schacon|tests</text:span></text:p>
      <text:p text:style-name="Text_20_body">Para implementarlo, hemos de leer previamente estos datos en una estructura que podamos emplear. En este caso, por razones de simplicidad, vamos a mostrar únicamente la forma de implementar las directivas 'avail' (permitir). Este es un método que te devuelve un array asociativo cuya clave es el nombre del usuario y su valor es un array de ubicaciones (paths) donde ese usuario tiene acceso de escritura:</text:p>
      <text:p text:style-name="Preformatted_20_Text"><text:span text:style-name="Source_20_Text">def get_acl_access_data(acl_file)</text:span></text:p>
      <text:p text:style-name="Preformatted_20_Text"><text:span text:style-name="Source_20_Text"><text:s text:c="2"/># read in ACL data</text:span></text:p>
      <text:p text:style-name="Preformatted_20_Text"><text:span text:style-name="Source_20_Text"><text:s text:c="2"/>acl_file = File.read(acl_file).split("\n").reject { |line| line == '' }</text:span></text:p>
      <text:p text:style-name="Preformatted_20_Text"><text:span text:style-name="Source_20_Text"><text:s text:c="2"/>access = {}</text:span></text:p>
      <text:p text:style-name="Preformatted_20_Text"><text:span text:style-name="Source_20_Text"><text:s text:c="2"/>acl_file.each do |line|</text:span></text:p>
      <text:p text:style-name="Preformatted_20_Text"><text:span text:style-name="Source_20_Text"><text:s text:c="4"/>avail, users, path = line.split('|')</text:span></text:p>
      <text:p text:style-name="Preformatted_20_Text"><text:span text:style-name="Source_20_Text"><text:s text:c="4"/>next unless avail == 'avail'</text:span></text:p>
      <text:p text:style-name="Preformatted_20_Text"><text:span text:style-name="Source_20_Text"><text:s text:c="4"/>users.split(',').each do |user|</text:span></text:p>
      <text:p text:style-name="Preformatted_20_Text"><text:soft-page-break/><text:span text:style-name="Source_20_Text"><text:s text:c="6"/>access[user] ||= []</text:span></text:p>
      <text:p text:style-name="Preformatted_20_Text"><text:span text:style-name="Source_20_Text"><text:s text:c="6"/>access[user] &lt;&lt; path</text:span></text:p>
      <text:p text:style-name="Preformatted_20_Text"><text:span text:style-name="Source_20_Text"><text:s text:c="4"/>end</text:span></text:p>
      <text:p text:style-name="Preformatted_20_Text"><text:span text:style-name="Source_20_Text"><text:s text:c="2"/>end</text:span></text:p>
      <text:p text:style-name="Preformatted_20_Text"><text:span text:style-name="Source_20_Text"><text:s text:c="2"/>access</text:span></text:p>
      <text:p text:style-name="P9"><text:span text:style-name="Source_20_Text">end</text:span></text:p>
      <text:p text:style-name="Text_20_body">Si lo aplicamos sobre la lista ACL descrita anteriormente, este método 'get acl access_data' devolverá una estructura de datos similar a esta:</text:p>
      <text:p text:style-name="Preformatted_20_Text"><text:span text:style-name="Source_20_Text">{"defunkt"=&gt;[nil],</text:span></text:p>
      <text:p text:style-name="Preformatted_20_Text"><text:span text:style-name="Source_20_Text"><text:s/>"tpw"=&gt;[nil],</text:span></text:p>
      <text:p text:style-name="Preformatted_20_Text"><text:span text:style-name="Source_20_Text"><text:s/>"nickh"=&gt;[nil],</text:span></text:p>
      <text:p text:style-name="Preformatted_20_Text"><text:span text:style-name="Source_20_Text"><text:s/>"pjhyett"=&gt;[nil],</text:span></text:p>
      <text:p text:style-name="Preformatted_20_Text"><text:span text:style-name="Source_20_Text"><text:s/>"schacon"=&gt;["lib", "tests"],</text:span></text:p>
      <text:p text:style-name="Preformatted_20_Text"><text:span text:style-name="Source_20_Text"><text:s/>"cdickens"=&gt;["doc"],</text:span></text:p>
      <text:p text:style-name="Preformatted_20_Text"><text:span text:style-name="Source_20_Text"><text:s/>"usinclair"=&gt;["doc"],</text:span></text:p>
      <text:p text:style-name="P9"><text:span text:style-name="Source_20_Text"><text:s/>"ebronte"=&gt;["doc"]}</text:span></text:p>
      <text:p text:style-name="Text_20_body">Una vez tienes los permisos en orden, necesitas averiguar las ubicaciones modificadas por las confirmaciones de cambios enviadas; de tal forma que puedas asegurarte de que el usuario que las está enviando tiene realmente permiso para modificarlas.</text:p>
      <text:p text:style-name="Text_20_body">Puedes comprobar facilmente qué archivos han sido modificados en cada confirmación de cambios, utilizando la opción '--name-only' del comando 'git log' (citado brevemente en el capítulo 2):</text:p>
      <text:p text:style-name="Preformatted_20_Text"><text:span text:style-name="Source_20_Text">$ git log -1 --name-only --pretty=format:'' 9f585d</text:span></text:p>
      <text:p text:style-name="Preformatted_20_Text"/>
      <text:p text:style-name="Preformatted_20_Text"><text:span text:style-name="Source_20_Text">README</text:span></text:p>
      <text:p text:style-name="P9"><text:span text:style-name="Source_20_Text">lib/test.rb</text:span></text:p>
      <text:p text:style-name="Text_20_body">Utilizando la estructura ACL devuelta por el método 'get<text:span text:style-name="Emphasis">acl</text:span>access_data' y comprobandola sobre la lista de archivos de cada confirmación de cambios, puedes determinar si el usuario tiene o no permiso para enviar dichos cambios:</text:p>
      <text:p text:style-name="Preformatted_20_Text"><text:span text:style-name="Source_20_Text"># only allows certain users to modify certain subdirectories in a project</text:span></text:p>
      <text:p text:style-name="Preformatted_20_Text"><text:span text:style-name="Source_20_Text">def check_directory_perms</text:span></text:p>
      <text:p text:style-name="Preformatted_20_Text"><text:span text:style-name="Source_20_Text"><text:s text:c="2"/>access = get_acl_access_data('acl')</text:span></text:p>
      <text:p text:style-name="Preformatted_20_Text"/>
      <text:p text:style-name="Preformatted_20_Text"><text:span text:style-name="Source_20_Text"><text:s text:c="2"/># see if anyone is trying to push something they can't</text:span></text:p>
      <text:p text:style-name="Preformatted_20_Text"><text:span text:style-name="Source_20_Text"><text:s text:c="2"/>new_commits = `git rev-list #{$oldrev}..#{$newrev}`.split("\n")</text:span></text:p>
      <text:p text:style-name="Preformatted_20_Text"><text:span text:style-name="Source_20_Text"><text:s text:c="2"/>new_commits.each do |rev|</text:span></text:p>
      <text:p text:style-name="Preformatted_20_Text"><text:span text:style-name="Source_20_Text"><text:s text:c="4"/>files_modified = `git log -1 --name-only --pretty=format:'' #{rev}`.split("\n")</text:span></text:p>
      <text:p text:style-name="Preformatted_20_Text"><text:span text:style-name="Source_20_Text"><text:s text:c="4"/>files_modified.each do |path|</text:span></text:p>
      <text:p text:style-name="Preformatted_20_Text"><text:span text:style-name="Source_20_Text"><text:s text:c="6"/>next if path.size == 0</text:span></text:p>
      <text:p text:style-name="Preformatted_20_Text"><text:span text:style-name="Source_20_Text"><text:s text:c="6"/>has_file_access = false</text:span></text:p>
      <text:p text:style-name="Preformatted_20_Text"><text:span text:style-name="Source_20_Text"><text:s text:c="6"/>access[$user].each do |access_path|</text:span></text:p>
      <text:p text:style-name="Preformatted_20_Text"><text:span text:style-name="Source_20_Text"><text:s text:c="8"/>if !access_path || # user has access to everything</text:span></text:p>
      <text:p text:style-name="Preformatted_20_Text"><text:span text:style-name="Source_20_Text"><text:s text:c="10"/>(path.index(access_path) == 0) # access to this path</text:span></text:p>
      <text:p text:style-name="Preformatted_20_Text"><text:span text:style-name="Source_20_Text"><text:s text:c="10"/>has_file_access = true </text:span></text:p>
      <text:p text:style-name="Preformatted_20_Text"><text:span text:style-name="Source_20_Text"><text:s text:c="8"/>end</text:span></text:p>
      <text:p text:style-name="Preformatted_20_Text"><text:span text:style-name="Source_20_Text"><text:s text:c="6"/>end</text:span></text:p>
      <text:p text:style-name="Preformatted_20_Text"><text:span text:style-name="Source_20_Text"><text:s text:c="6"/>if !has_file_access</text:span></text:p>
      <text:p text:style-name="Preformatted_20_Text"><text:span text:style-name="Source_20_Text"><text:s text:c="8"/>puts "[POLICY] You do not have access to push to #{path}"</text:span></text:p>
      <text:p text:style-name="Preformatted_20_Text"><text:span text:style-name="Source_20_Text"><text:s text:c="8"/>exit 1</text:span></text:p>
      <text:p text:style-name="Preformatted_20_Text"><text:span text:style-name="Source_20_Text"><text:s text:c="6"/>end</text:span></text:p>
      <text:p text:style-name="Preformatted_20_Text"><text:span text:style-name="Source_20_Text"><text:s text:c="4"/>end</text:span></text:p>
      <text:p text:style-name="Preformatted_20_Text"><text:span text:style-name="Source_20_Text"><text:s text:c="2"/>end <text:s/></text:span></text:p>
      <text:p text:style-name="Preformatted_20_Text"><text:soft-page-break/><text:span text:style-name="Source_20_Text">end</text:span></text:p>
      <text:p text:style-name="Preformatted_20_Text"/>
      <text:p text:style-name="P9"><text:span text:style-name="Source_20_Text">check_directory_permscheck_directory_perms</text:span></text:p>
      <text:p text:style-name="Text_20_body">La mayor parte de este código debería de ser sencillo de leer. Con 'git rev-list', obtienes una lista de las nuevas confirmaciones de cambio enviadas a tu servidor. Luego, para cada una de ellas, localizas los archivos modificados y te aseguras de que el usuario que las envia tiene realmente acceso a todas las ubicaciones que pretende modificar. Un "rubysmo" que posiblemente sea un tanto oscuro puede ser 'path.index(access<text:span text:style-name="Emphasis">path) == 0' . Simplemente devuelve verdadero en el caso de que la ubicacion comience por 'access</text:span>path' ; de esta forma, nos aseguramos de que 'access_path' no esté solo contenido en una de las ubicaciones permitidas, sino sea una ubicación permitida la que comience con la ubicación accedida. </text:p>
      <text:p text:style-name="Text_20_body">Una vez implementado todo esto, tus usuarios no podrán enviar confirmaciones de cambios con mensajes mal formados o con modificaciones sobre archivos fuera de las ubicaciones que les hayas designado.</text:p>
      <text:h text:style-name="Heading_20_4" text:outline-level="4">Obligando a realizar envios solo-de-avance-rapido (Fast-Forward-Only pushes)</text:h>
      <text:p text:style-name="Text_20_body">Lo único que nos queda por implementar es un mecanismo para limitar los envios a envios de avance rápido (Fast-Forward-Only pushes). En las versiones a partir de la 1.6, puedes ajustar las opciones 'receive.denyDeletes' (prohibir borrados) y 'receive.denyNonFastForwards' (prohibir envios que no sean avances-rápidos). Pero haciendolo a través de un enganche (hook), podrá funcionar también en versiones anteriores de Git, podrás modificarlo para que actue únicamente sobre ciertos usuarios, o podrás realizar cualquier otra acción que estimes oportuna.</text:p>
      <text:p text:style-name="Text_20_body">La lógica para hacer así la comprobación es la de mirar por si alguna confirmación de cambios se puede alcanzar desde la versión más antigua pero no desde la más reciente. Si hay alguna, entonces es un envio de avance-rápido (fast-forward push); sino hay ninguna, es un envio a prohibir:</text:p>
      <text:p text:style-name="Preformatted_20_Text"><text:span text:style-name="Source_20_Text"># enforces fast-forward only pushes </text:span></text:p>
      <text:p text:style-name="Preformatted_20_Text"><text:span text:style-name="Source_20_Text">def check_fast_forward</text:span></text:p>
      <text:p text:style-name="Preformatted_20_Text"><text:span text:style-name="Source_20_Text"><text:s text:c="2"/>missed_refs = `git rev-list #{$newrev}..#{$oldrev}`</text:span></text:p>
      <text:p text:style-name="Preformatted_20_Text"><text:span text:style-name="Source_20_Text"><text:s text:c="2"/>missed_ref_count = missed_refs.split("\n").size</text:span></text:p>
      <text:p text:style-name="Preformatted_20_Text"><text:span text:style-name="Source_20_Text"><text:s text:c="2"/>if missed_ref_count &gt; 0</text:span></text:p>
      <text:p text:style-name="Preformatted_20_Text"><text:span text:style-name="Source_20_Text"><text:s text:c="4"/>puts "[POLICY] Cannot push a non fast-forward reference"</text:span></text:p>
      <text:p text:style-name="Preformatted_20_Text"><text:span text:style-name="Source_20_Text"><text:s text:c="4"/>exit 1</text:span></text:p>
      <text:p text:style-name="Preformatted_20_Text"><text:span text:style-name="Source_20_Text"><text:s text:c="2"/>end</text:span></text:p>
      <text:p text:style-name="Preformatted_20_Text"><text:span text:style-name="Source_20_Text">end</text:span></text:p>
      <text:p text:style-name="Preformatted_20_Text"/>
      <text:p text:style-name="P9"><text:span text:style-name="Source_20_Text">check_fast_forward</text:span></text:p>
      <text:p text:style-name="Text_20_body">Una vez esté todo listo. Si lanzas el comando 'chmod u+x .git/hooks/update', siendo este el archivo donde has puesto todo este código; y luego intentas enviar una referencia que no sea de avance-rápido, obtendrás algo como esto:</text:p>
      <text:p text:style-name="Preformatted_20_Text"><text:span text:style-name="Source_20_Text">$ git push -f origin master</text:span></text:p>
      <text:p text:style-name="Preformatted_20_Text"><text:span text:style-name="Source_20_Text">Counting objects: 5, done.</text:span></text:p>
      <text:p text:style-name="Preformatted_20_Text"><text:span text:style-name="Source_20_Text">Compressing objects: 100% (3/3), done.</text:span></text:p>
      <text:p text:style-name="Preformatted_20_Text"><text:span text:style-name="Source_20_Text">Writing objects: 100% (3/3), 323 bytes, done.</text:span></text:p>
      <text:p text:style-name="Preformatted_20_Text"><text:span text:style-name="Source_20_Text">Total 3 (delta 1), reused 0 (delta 0)</text:span></text:p>
      <text:p text:style-name="Preformatted_20_Text"><text:span text:style-name="Source_20_Text">Unpacking objects: 100% (3/3), done.</text:span></text:p>
      <text:p text:style-name="Preformatted_20_Text"><text:span text:style-name="Source_20_Text">Enforcing Policies... </text:span></text:p>
      <text:p text:style-name="Preformatted_20_Text"><text:span text:style-name="Source_20_Text">(refs/heads/master) (8338c5) (c5b616)</text:span></text:p>
      <text:p text:style-name="Preformatted_20_Text"><text:span text:style-name="Source_20_Text">[POLICY] Cannot push a non-fast-forward reference</text:span></text:p>
      <text:p text:style-name="Preformatted_20_Text"><text:span text:style-name="Source_20_Text">error: hooks/update exited with error code 1</text:span></text:p>
      <text:p text:style-name="Preformatted_20_Text"><text:span text:style-name="Source_20_Text">error: hook declined to update refs/heads/master</text:span></text:p>
      <text:p text:style-name="Preformatted_20_Text"><text:span text:style-name="Source_20_Text">To git@gitserver:project.git</text:span></text:p>
      <text:p text:style-name="Preformatted_20_Text"><text:soft-page-break/><text:span text:style-name="Source_20_Text"><text:s/>! [remote rejected] master -&gt; master (hook declined)</text:span></text:p>
      <text:p text:style-name="Preformatted_20_Text"><text:span text:style-name="Source_20_Text">error: failed to push some refs to 'git@gitserver:project.git'[remote rejected] master -&gt; master (hook declined)</text:span></text:p>
      <text:p text:style-name="P9"><text:span text:style-name="Source_20_Text">error: failed to push some refs to 'git@gitserver:project.git'</text:span></text:p>
      <text:p text:style-name="Text_20_body">Tenemos un para de aspectos interesantes aquí. Lo primero observado cuando el enganche (hook) arranca es:</text:p>
      <text:p text:style-name="Preformatted_20_Text"><text:span text:style-name="Source_20_Text">Enforcing Policies... </text:span></text:p>
      <text:p text:style-name="P9"><text:span text:style-name="Source_20_Text">(refs/heads/master) (fb8c72) (c56860)</text:span></text:p>
      <text:p text:style-name="Text_20_body">Precisamente, lo enviado a la salida estandar stdout justo al principio del script de actualización. Cabe destacar que todo lo que se envie a la salida estandar stdout, será transferido al cliente.</text:p>
      <text:p text:style-name="Text_20_body">Lo segundo que se puede apreciar es el mensaje de error:</text:p>
      <text:p text:style-name="Preformatted_20_Text"><text:span text:style-name="Source_20_Text">[POLICY] Cannot push a non fast-forward reference</text:span></text:p>
      <text:p text:style-name="Preformatted_20_Text"><text:span text:style-name="Source_20_Text">error: hooks/update exited with error code 1</text:span></text:p>
      <text:p text:style-name="P9"><text:span text:style-name="Source_20_Text">error: hook declined to update refs/heads/master</text:span></text:p>
      <text:p text:style-name="Text_20_body">La primera línea la has enviado tú, pero las otras dos son de Git. Indicando que el script de actualización ha terminado con código no-cero y, por tanto, ha rechazado la modificación. Y, por último, se ve:</text:p>
      <text:p text:style-name="Preformatted_20_Text"><text:span text:style-name="Source_20_Text">To git@gitserver:project.git</text:span></text:p>
      <text:p text:style-name="Preformatted_20_Text"><text:span text:style-name="Source_20_Text"><text:s/>! [remote rejected] master -&gt; master (hook declined)</text:span></text:p>
      <text:p text:style-name="Preformatted_20_Text"><text:span text:style-name="Source_20_Text">error: failed to push some refs to 'git@gitserver:project.git'[remote rejected] master -&gt; master (hook declined)</text:span></text:p>
      <text:p text:style-name="P9"><text:span text:style-name="Source_20_Text">error: failed to push some refs to 'git@gitserver:project.git'</text:span></text:p>
      <text:p text:style-name="Text_20_body">Un mensaje por cada referencia rechazada por el enganche (hook) de actualización, especificando que ha sido rechazada precisamente por un fallo en el enganche.</text:p>
      <text:p text:style-name="Text_20_body">Es más, si la referencia (ref marker) no se encuentra presente para alguna de las confirmaciones de cambio, verás el mensaje de error previsto para ello:</text:p>
      <text:p text:style-name="P9"><text:span text:style-name="Source_20_Text">[POLICY] Your message is not formatted correctly</text:span></text:p>
      <text:p text:style-name="Text_20_body">O si alguien intenta editar un archivo sobre el que no tiene acceso y luego envia una confirmación de cambios con ello, verá también algo similar. Por ejemplo, si un editor técnico intenta enviar una confirmación de cambios donde se haya modificado algo de la carpeta 'lib', verá:</text:p>
      <text:p text:style-name="P9"><text:span text:style-name="Source_20_Text">[POLICY] You do not have access to push to lib/test.rb</text:span></text:p>
      <text:p text:style-name="Text_20_body">Y eso es todo. De ahora en adelante, en tanto en cuando el script 'update' este presente y sea ejecutable, tu repositorio nunca se verá perjudicado, nunca tendrá un mensaje de confirmación de cambios sin tu plantilla y tus usuarios estarán controlados.</text:p>
      <text:h text:style-name="Heading_20_3" text:outline-level="3"><text:bookmark-start text:name="__RefHeading__21966_721071827"/><text:bookmark text:name="Puntos-de-enganche-del-lado-cliente1"/><text:a xlink:type="simple" xlink:href="http://git-scm.com/book/es/Personalizando-Git-Un-ejemplo-de-implantación-de-una-determinada-política-en-Git#Puntos-de-enganche-del-lado-cliente">Puntos de enganche del lado cliente</text:a><text:bookmark-end text:name="__RefHeading__21966_721071827"/></text:h>
      <text:p text:style-name="Text_20_body">Lo malo del sistema descrito en la sección anterior pueden ser los lamentos que inevitablemente se van a producir cuando los envios de tus usuarios sean rechazados. Ver rechazado en el último minuto su tan cuidadosamente preparado trabajo, puede ser realmente frustrante. Y, aún peor, tener que reescribir su histórico para corregirlo puede ser un auténtico calvario.</text:p>
      <text:p text:style-name="Text_20_body">La solución a este dilema es el proporcionarles algunos enganches (hook) del lado cliente, para que les avisen cuando están trabajando en algo que el servidor va a rechazarles. De esta forma, pueden corregir los problemas antes de confirmar cambios y antes de que se conviertan en algo realmente complicado de arreglar. Debido a que estos enganches no se transfieren junto con el clonado de un proyecto, tendrás que distribuirlos de alguna otra manera. Y luego pedir a tus usuarios que se <text:soft-page-break/>los copien a sus carpetas '.git/hooks' y los hagan ejecutables. Puedes distribuir esos enganches dentro del mismo proyecto o en un proyecto separado. Pero no hay modo de implementarlos automáticamente.</text:p>
      <text:p text:style-name="Text_20_body">Para empezar, se necesita chequear el mensaje de confirmación inmediatamente antes de cada confirmación de cambios, para segurarse de que el servidor no los rechazará debido a un mensaje mal formateado. Para ello, se añade el enganche 'commit-msg'. Comparando el mensaje del archivo pasado como primer argumento con el mensaje patrón, puedes obligar a Git a abortar la confirmación de cambios (commit) en caso de no coincidir ambos:</text:p>
      <text:p text:style-name="Preformatted_20_Text"><text:span text:style-name="Source_20_Text">#!/usr/bin/env ruby</text:span></text:p>
      <text:p text:style-name="Preformatted_20_Text"><text:span text:style-name="Source_20_Text">message_file = ARGV[0]</text:span></text:p>
      <text:p text:style-name="Preformatted_20_Text"><text:span text:style-name="Source_20_Text">message = File.read(message_file)</text:span></text:p>
      <text:p text:style-name="Preformatted_20_Text"/>
      <text:p text:style-name="Preformatted_20_Text"><text:span text:style-name="Source_20_Text">$regex = /\[ref: (\d+)\]/$regex = /\[ref: (\d+)\]/</text:span></text:p>
      <text:p text:style-name="Preformatted_20_Text"/>
      <text:p text:style-name="Preformatted_20_Text"><text:span text:style-name="Source_20_Text">if !$regex.match(message)</text:span></text:p>
      <text:p text:style-name="Preformatted_20_Text"><text:span text:style-name="Source_20_Text"><text:s text:c="2"/>puts "[POLICY] Your message is not formatted correctly"</text:span></text:p>
      <text:p text:style-name="Preformatted_20_Text"><text:span text:style-name="Source_20_Text"><text:s text:c="2"/>exit 1</text:span></text:p>
      <text:p text:style-name="P9"><text:span text:style-name="Source_20_Text">end</text:span></text:p>
      <text:p text:style-name="Text_20_body">Si este script está en su sitio (el archivo '.git/hooks/commit-msg') y es ejecutable, al confirmar cambios con un mensaje inapropiado, verás algo asi como:</text:p>
      <text:p text:style-name="Preformatted_20_Text"><text:span text:style-name="Source_20_Text">$ git commit -am 'test'</text:span></text:p>
      <text:p text:style-name="P9"><text:span text:style-name="Source_20_Text">[POLICY] Your message is not formatted correctly</text:span></text:p>
      <text:p text:style-name="Text_20_body">Y la confirmación no se llevará a cabo. Sin embargo, si el mensaje está formateado adecuadamente, Git te permitirá confirmar cambios:</text:p>
      <text:p text:style-name="Preformatted_20_Text"><text:span text:style-name="Source_20_Text">$ git commit -am 'test [ref: 132]'</text:span></text:p>
      <text:p text:style-name="Preformatted_20_Text"><text:span text:style-name="Source_20_Text">[master e05c914] test [ref: 132]</text:span></text:p>
      <text:p text:style-name="P9"><text:span text:style-name="Source_20_Text"><text:s/>1 files changed, 1 insertions(+), 0 deletions(-)</text:span></text:p>
      <text:p text:style-name="Text_20_body">A continuación, se necesita también asegurarse de no estar modificando archivos fuera del alcance de tus permisos. Si la carpeta '.git' de tu proyecto contiene una copia del archivo de control de accesos (ACL) utilizada previamente, este script 'pre-commit' podrá comprobar los límites:</text:p>
      <text:p text:style-name="Preformatted_20_Text"><text:span text:style-name="Source_20_Text">#!/usr/bin/env ruby#!/usr/bin/env ruby#!/usr/bin/env ruby</text:span></text:p>
      <text:p text:style-name="Preformatted_20_Text"/>
      <text:p text:style-name="Preformatted_20_Text"><text:span text:style-name="Source_20_Text">$user <text:s text:c="3"/>= ENV['USER']</text:span></text:p>
      <text:p text:style-name="Preformatted_20_Text"/>
      <text:p text:style-name="Preformatted_20_Text"><text:span text:style-name="Source_20_Text"># [ insert acl_access_data method from above ]</text:span></text:p>
      <text:p text:style-name="Preformatted_20_Text"/>
      <text:p text:style-name="Preformatted_20_Text"><text:span text:style-name="Source_20_Text"># only allows certain users to modify certain subdirectories in a project</text:span></text:p>
      <text:p text:style-name="Preformatted_20_Text"><text:span text:style-name="Source_20_Text">def check_directory_perms</text:span></text:p>
      <text:p text:style-name="Preformatted_20_Text"><text:span text:style-name="Source_20_Text"><text:s text:c="2"/>access = get_acl_access_data('.git/acl')</text:span></text:p>
      <text:p text:style-name="Preformatted_20_Text"/>
      <text:p text:style-name="Preformatted_20_Text"><text:span text:style-name="Source_20_Text"><text:s text:c="2"/>files_modified = `git diff-index --cached --name-only HEAD`.split("\n")</text:span></text:p>
      <text:p text:style-name="Preformatted_20_Text"><text:span text:style-name="Source_20_Text"><text:s text:c="2"/>files_modified.each do |path|</text:span></text:p>
      <text:p text:style-name="Preformatted_20_Text"><text:span text:style-name="Source_20_Text"><text:s text:c="4"/>next if path.size == 0</text:span></text:p>
      <text:p text:style-name="Preformatted_20_Text"><text:span text:style-name="Source_20_Text"><text:s text:c="4"/>has_file_access = false</text:span></text:p>
      <text:p text:style-name="Preformatted_20_Text"><text:span text:style-name="Source_20_Text"><text:s text:c="4"/>access[$user].each do |access_path|</text:span></text:p>
      <text:p text:style-name="Preformatted_20_Text"><text:span text:style-name="Source_20_Text"><text:s text:c="4"/>if !access_path || (path.index(access_path) == 0)</text:span></text:p>
      <text:p text:style-name="Preformatted_20_Text"><text:span text:style-name="Source_20_Text"><text:s text:c="6"/>has_file_access = true</text:span></text:p>
      <text:p text:style-name="Preformatted_20_Text"><text:span text:style-name="Source_20_Text"><text:s text:c="4"/>end</text:span></text:p>
      <text:p text:style-name="Preformatted_20_Text"><text:span text:style-name="Source_20_Text"><text:s text:c="4"/>if !has_file_access</text:span></text:p>
      <text:p text:style-name="Preformatted_20_Text"><text:span text:style-name="Source_20_Text"><text:s text:c="6"/>puts "[POLICY] You do not have access to push to #{path}"</text:span></text:p>
      <text:p text:style-name="Preformatted_20_Text"><text:span text:style-name="Source_20_Text"><text:s text:c="6"/>exit 1</text:span></text:p>
      <text:p text:style-name="Preformatted_20_Text"><text:span text:style-name="Source_20_Text"><text:s text:c="4"/>end</text:span></text:p>
      <text:p text:style-name="Preformatted_20_Text"><text:soft-page-break/><text:span text:style-name="Source_20_Text"><text:s text:c="2"/>end</text:span></text:p>
      <text:p text:style-name="Preformatted_20_Text"><text:span text:style-name="Source_20_Text">end</text:span></text:p>
      <text:p text:style-name="Preformatted_20_Text"/>
      <text:p text:style-name="P9"><text:span text:style-name="Source_20_Text">check_directory_permscheck_directory_perms</text:span></text:p>
      <text:p text:style-name="Text_20_body">Este es un script prácticamente igual al del lado servidor. Pero con dos importantes diferencias. La primera es que el archivo ACL está en otra ubicación, debido a que el script corre desde tu carpeta de trabajo y no desde la carpeta de Git. Esto obliga a cambiar la ubicación del archivo ACL de</text:p>
      <text:p text:style-name="P9"><text:span text:style-name="Source_20_Text">access = get_acl_access_data('acl')</text:span></text:p>
      <text:p text:style-name="Text_20_body">a </text:p>
      <text:p text:style-name="P9"><text:span text:style-name="Source_20_Text">access = get_acl_access_data('.git/acl')</text:span></text:p>
      <text:p text:style-name="Text_20_body">La segunda diferencia es la forma de listar los archivos modificados. Debido a que el metodo del lado servidor utiliza el registro de confirmaciones de cambio, pero, sin embargo, aquí la confirmación no se ha registrado aún, la lista de archivos se ha de obtener desde el área de preparación (staging area). En lugar de </text:p>
      <text:p text:style-name="P9"><text:span text:style-name="Source_20_Text">files_modified = `git log -1 --name-only --pretty=format:'' #{ref}`</text:span></text:p>
      <text:p text:style-name="Text_20_body">tenemos que utilizar </text:p>
      <text:p text:style-name="P9"><text:span text:style-name="Source_20_Text">files_modified = `git diff-index --cached --name-only HEAD`</text:span></text:p>
      <text:p text:style-name="Text_20_body">Estas dos son las únicas diferencias; en todo lo demás, el script funciona de la misma manera. Es necesario advertir de que se espera que trabajes localmente con el mismo usuario con el que enviarás (push) a la máquina remota. Si no fuera así, tendrás que ajustar manualmente la variable '$user'.</text:p>
      <text:p text:style-name="Text_20_body">El último aspecto a comprobar es el de no intentar enviar referencias que no sean de avance-rápido. Pero esto es algo más raro que suceda. Para tener una referencia que no sea de avance-rápido, tienes que haber reorganizado (rebase) una confirmación de cambios (commit) ya enviada anteriormente, o tienes que estar tratando de enviar una rama local distinta sobre la misma rama remota.</text:p>
      <text:p text:style-name="Text_20_body">De todas formas, el único aspecto accidental que puede interesante capturar son los intentos de reorganizar confirmaciones de cambios ya enviadas. El servidor te avisará de que no puedes enviar ningún no-avance-rapido, y el enganche te impedirá cualquier envio forzado</text:p>
      <text:p text:style-name="Text_20_body">Este es un ejemplo de script previo a reorganización que lo puede comprobar. Con la lista de confirmaciones de cambio que estás a punto de reescribir, las comprueba por si alguna de ellas existe en alguna de tus referencias remotas. Si encuentra alguna, aborta la reorganización:</text:p>
      <text:p text:style-name="Preformatted_20_Text"><text:span text:style-name="Source_20_Text">#!/usr/bin/env ruby#!/usr/bin/env ruby#!/usr/bin/env ruby</text:span></text:p>
      <text:p text:style-name="Preformatted_20_Text"/>
      <text:p text:style-name="Preformatted_20_Text"><text:span text:style-name="Source_20_Text">base_branch = ARGV[0]</text:span></text:p>
      <text:p text:style-name="Preformatted_20_Text"><text:span text:style-name="Source_20_Text">if ARGV[1]</text:span></text:p>
      <text:p text:style-name="Preformatted_20_Text"><text:span text:style-name="Source_20_Text"><text:s text:c="2"/>topic_branch = ARGV[1]</text:span></text:p>
      <text:p text:style-name="Preformatted_20_Text"><text:span text:style-name="Source_20_Text">else</text:span></text:p>
      <text:p text:style-name="Preformatted_20_Text"><text:span text:style-name="Source_20_Text"><text:s text:c="2"/>topic_branch = "HEAD"</text:span></text:p>
      <text:p text:style-name="Preformatted_20_Text"><text:span text:style-name="Source_20_Text">end</text:span></text:p>
      <text:p text:style-name="Preformatted_20_Text"/>
      <text:p text:style-name="Preformatted_20_Text"><text:span text:style-name="Source_20_Text">target_shas = `git rev-list #{base_branch}..#{topic_branch}`.split("\n")</text:span></text:p>
      <text:p text:style-name="Preformatted_20_Text"><text:span text:style-name="Source_20_Text">remote_refs = `git branch -r`.split("\n").map { |r| r.strip }</text:span></text:p>
      <text:p text:style-name="Preformatted_20_Text"/>
      <text:p text:style-name="Preformatted_20_Text"><text:span text:style-name="Source_20_Text">target_shas.each do |sha|</text:span></text:p>
      <text:p text:style-name="Preformatted_20_Text"><text:span text:style-name="Source_20_Text"><text:s text:c="2"/>remote_refs.each do |remote_ref|</text:span></text:p>
      <text:p text:style-name="Preformatted_20_Text"><text:span text:style-name="Source_20_Text"><text:s text:c="4"/>shas_pushed = `git rev-list ^#{sha}^@ refs/remotes/#{remote_ref}`</text:span></text:p>
      <text:p text:style-name="Preformatted_20_Text"><text:span text:style-name="Source_20_Text"><text:s text:c="4"/>if shas_pushed.split(“\n”).include?(sha)</text:span></text:p>
      <text:p text:style-name="Preformatted_20_Text"><text:soft-page-break/><text:span text:style-name="Source_20_Text"><text:s text:c="6"/>puts "[POLICY] Commit #{sha} has already been pushed to #{remote_ref}"</text:span></text:p>
      <text:p text:style-name="Preformatted_20_Text"><text:span text:style-name="Source_20_Text"><text:s text:c="6"/>exit 1</text:span></text:p>
      <text:p text:style-name="Preformatted_20_Text"><text:span text:style-name="Source_20_Text"><text:s text:c="4"/>end</text:span></text:p>
      <text:p text:style-name="Preformatted_20_Text"><text:span text:style-name="Source_20_Text"><text:s text:c="2"/>end</text:span></text:p>
      <text:p text:style-name="P9"><text:span text:style-name="Source_20_Text">end</text:span></text:p>
      <text:p text:style-name="Text_20_body">Este script utiliza una sintaxis no contemplada en la sección de Selección de Revisiones del capítulo 6. La lista de confirmaciones de cambio previamente enviadas, se comprueba con:</text:p>
      <text:p text:style-name="P9"><text:span text:style-name="Source_20_Text">git rev-list ^#{sha}^@ refs/remotes/#{remote_ref}</text:span></text:p>
      <text:p text:style-name="Text_20_body">La sintaxis 'SHA^@' recupera todos los padres de esa confirmación de cambios (commit). Estas mirando por cualquier confirmación que se pueda alcanzar desde la última en la parte remota, pero que no se pueda alcanzar desde ninguno de los padres de cualquiera de las claves SHA que estás intentando enviar. Es decir, confirmaciones de avance-rápido.</text:p>
      <text:p text:style-name="Text_20_body">La mayor pega de este sistema es el que puede llegar a ser muy lento; y muchas veces es innecesario, ya que el propio servidor te va a avisar y te impedirá el envio, siempre y cuando no intentes forzar dicho envio con la opción '-f'. De todas formas, es un ejercicio interesante. Y, en teoria al menos, pude ayudarte a evitar reorganizaciones que luego tengas de hechar para atras y arreglarlas.</text:p>
      <text:p text:style-name="P4"/>
      <text:h text:style-name="P32" text:outline-level="2"><text:bookmark-start text:name="__RefHeading__2723_2051115327"/>7.5 Recapitulación<text:bookmark-end text:name="__RefHeading__2723_2051115327"/></text:h>
      <text:p text:style-name="Text_20_body">Se han visto las principales vías por donde puedes personalizar tanto tu cliente como tu servidor Git para que se ajusten a tu forma de trabajar y a tus proyectos. Has aprendido todo tipo de ajustes de configuración, atributos basados en archivos e incluso enganches (hooks). Y has preparado un ejemplo de servidor con mecanismos para asegurar políticas determinadas. A partir de ahora estás listo para encajar Git en prácticamente cualquier flujo de trabajo que puedas imaginar.</text:p>
      <text:p text:style-name="P4"/>
      <text:h text:style-name="P22" text:outline-level="1"><text:bookmark-start text:name="__RefHeading__2727_2051115327"/><text:span text:style-name="T4">8. </text:span>Git y Otros Sistemas<text:bookmark-end text:name="__RefHeading__2727_2051115327"/></text:h>
      <text:p text:style-name="Text_20_body">El mundo no es perfecto. Lo más normal es que no puedas cambiar inmediatamente a Git cada proyecto que te encuentras. Algunas veces estás atascado en un proyecto utilizando otro VCS, y muchas veces ese sistema es Subversion. Pasaremos la primera parte de este capítulo aprendiendo sobre <text:span text:style-name="Source_20_Text">git svn</text:span>, la puerta de enlace de Subversion bidireccional en Git.</text:p>
      <text:p text:style-name="Text_20_body">En un momento dado, quizá quieras convertir tu proyecto existente a Git. La segunda parte de este capítulo cubre cómo migrar tu proyecto a Git: primero desde Subversion, luego desde Perforce, y finalmente por medio de un script de importación a medida para casos no estándar.</text:p>
      <text:p text:style-name="P4"/>
      <text:h text:style-name="P32" text:outline-level="2"><text:bookmark-start text:name="__RefHeading__2729_2051115327"/>8.1 Git y Subversion<text:bookmark-end text:name="__RefHeading__2729_2051115327"/></text:h>
      <text:p text:style-name="Text_20_body">Hoy por hoy, la mayoría de los proyectos de código abierto y un gran número de proyectos corporativos usan Subversion para manejar su código fuente. Es el VCS más popular y lleva ahí casi una década. También es muy similar en muchas cosas a CVS, que fue el rey del control de código fuente anteriormente.</text:p>
      <text:p text:style-name="Text_20_body">Una de las grandes características de Git es el puente bidireccional llamado <text:span text:style-name="Source_20_Text">git svn</text:span>. Esta herramienta permite el uso de Git como un cliente válido para un servidor Subversion, así que puedes utilizar todas las características locales de Git y luego hacer publicaciones al servidor de Subversion como si estuvieras usando Subversion localmente. Esto significa que puedes ramificar y fusionar localmente, usar el área de preparación, reconstruir, entresacar, etc., mientras tus colaboradores continúan usando sus antiguos y oscuros métodos. Es una buena forma de colar a Git dentro de un ambiente corporativo y ayudar a tus colegas desarrolladores a hacerse más eficientes mientras tu haces presión para que se cambie la infraestructura y el soporte de Git sea completo. El puente de Subversion es la "droga de entrada" al mundo de DVCS.</text:p>
      <text:h text:style-name="Heading_20_3" text:outline-level="3"><text:bookmark-start text:name="__RefHeading__21968_721071827"/><text:bookmark text:name="git-svn"/><text:a xlink:type="simple" xlink:href="http://git-scm.com/book/es/Git-y-Otros-Sistemas-Git-y-Subversion#git-svn">git svn</text:a><text:bookmark-end text:name="__RefHeading__21968_721071827"/></text:h>
      <text:p text:style-name="Text_20_body">El comando básico de Git para todos los comandos de enlace con Subversion es <text:span text:style-name="Source_20_Text">git svn</text:span>. Siempre debes empezar con eso. Hay unos cuantos, por lo que vamos a aprender los básicos recorriendo unos pocos flujos de trabajo pequeños.</text:p>
      <text:p text:style-name="Text_20_body">Es importante fijarse en que cuando usas <text:span text:style-name="Source_20_Text">git svn</text:span> estás interactuando con Subversion, que es un sistema mucho menos sofisticado que Git. Aunque puedes hacer ramas y fusiones localmente, lo mejor es mantener tu historia lo más lineal posible mediante reorganizaciones, y evitar hacer cosas como interactuar a la vez con un repositorio remoto de Git.</text:p>
      <text:p text:style-name="Text_20_body">No reescribas tu historia y trates de publicar de nuevo, y no publiques a un repositorio Git paralelo para colaborar con colegas que usen Git al mismo tiempo. Subversion sólo puede tener una historia lineal simple, de lo contrario puedes confundirlo fácilmente. Si trabajas con un equipo, y algunos usan SVN mientras otros usan Git, asegúrate de que todos usan el servidor de SVN para colaborar. Si lo haces así, tu vida será más simple.</text:p>
      <text:h text:style-name="Heading_20_3" text:outline-level="3"><text:bookmark-start text:name="__RefHeading__21970_721071827"/><text:bookmark text:name="Setting-Up"/><text:a xlink:type="simple" xlink:href="http://git-scm.com/book/es/Git-y-Otros-Sistemas-Git-y-Subversion#Setting-Up">Setting Up</text:a><text:bookmark-end text:name="__RefHeading__21970_721071827"/></text:h>
      <text:p text:style-name="Text_20_body">To demonstrate this functionality, you need a typical SVN repository that you have write access to. If you want to copy these examples, you’ll have to make a writeable copy of my test repository. In order to do that easily, you can use a tool called <text:span text:style-name="Source_20_Text">svnsync</text:span> that comes with more recent versions of Subversion — it should be distributed with at least 1.4. For these tests, I created a new Subversion repository on Google code that was a partial copy of the <text:span text:style-name="Source_20_Text">protobuf</text:span> project, which is a tool that encodes structured data for network transmission. </text:p>
      <text:p text:style-name="Text_20_body"><text:soft-page-break/>To follow along, you first need to create a new local Subversion repository:</text:p>
      <text:p text:style-name="Preformatted_20_Text"><text:span text:style-name="Source_20_Text">$ mkdir /tmp/test-svn</text:span></text:p>
      <text:p text:style-name="P9"><text:span text:style-name="Source_20_Text">$ svnadmin create /tmp/test-svn</text:span></text:p>
      <text:p text:style-name="Text_20_body">Then, enable all users to change revprops — the easy way is to add a pre-revprop-change script that always exits 0:</text:p>
      <text:p text:style-name="Preformatted_20_Text"><text:span text:style-name="Source_20_Text">$ cat /tmp/test-svn/hooks/pre-revprop-change </text:span></text:p>
      <text:p text:style-name="Preformatted_20_Text"><text:span text:style-name="Source_20_Text">#!/bin/sh</text:span></text:p>
      <text:p text:style-name="Preformatted_20_Text"><text:span text:style-name="Source_20_Text">exit 0;</text:span></text:p>
      <text:p text:style-name="P9"><text:span text:style-name="Source_20_Text">$ chmod +x /tmp/test-svn/hooks/pre-revprop-change</text:span></text:p>
      <text:p text:style-name="Text_20_body">You can now sync this project to your local machine by calling <text:span text:style-name="Source_20_Text">svnsync init</text:span> with the to and from repositories.</text:p>
      <text:p text:style-name="P9"><text:span text:style-name="Source_20_Text">$ svnsync init file:///tmp/test-svn http://progit-example.googlecode.com/svn/ </text:span></text:p>
      <text:p text:style-name="Text_20_body">This sets up the properties to run the sync. You can then clone the code by running</text:p>
      <text:p text:style-name="Preformatted_20_Text"><text:span text:style-name="Source_20_Text">$ svnsync sync file:///tmp/test-svn</text:span></text:p>
      <text:p text:style-name="Preformatted_20_Text"><text:span text:style-name="Source_20_Text">Committed revision 1.</text:span></text:p>
      <text:p text:style-name="Preformatted_20_Text"><text:span text:style-name="Source_20_Text">Copied properties for revision 1.</text:span></text:p>
      <text:p text:style-name="Preformatted_20_Text"><text:span text:style-name="Source_20_Text">Committed revision 2.</text:span></text:p>
      <text:p text:style-name="Preformatted_20_Text"><text:span text:style-name="Source_20_Text">Copied properties for revision 2.</text:span></text:p>
      <text:p text:style-name="Preformatted_20_Text"><text:span text:style-name="Source_20_Text">Committed revision 3.</text:span></text:p>
      <text:p text:style-name="P9"><text:span text:style-name="Source_20_Text">...</text:span></text:p>
      <text:p text:style-name="Text_20_body">Although this operation may take only a few minutes, if you try to copy the original repository to another remote repository instead of a local one, the process will take nearly an hour, even though there are fewer than 100 commits. Subversion has to clone one revision at a time and then push it back into another repository — it’s ridiculously inefficient, but it’s the only easy way to do this.</text:p>
      <text:h text:style-name="Heading_20_3" text:outline-level="3"><text:bookmark-start text:name="__RefHeading__21972_721071827"/><text:bookmark text:name="Getting-Started"/><text:a xlink:type="simple" xlink:href="http://git-scm.com/book/es/Git-y-Otros-Sistemas-Git-y-Subversion#Getting-Started">Getting Started</text:a><text:bookmark-end text:name="__RefHeading__21972_721071827"/></text:h>
      <text:p text:style-name="Text_20_body">Now that you have a Subversion repository to which you have write access, you can go through a typical workflow. You’ll start with the <text:span text:style-name="Source_20_Text">git svn clone</text:span> command, which imports an entire Subversion repository into a local Git repository. Remember that if you’re importing from a real hosted Subversion repository, you should replace the <text:span text:style-name="Source_20_Text">file:///tmp/test-svn</text:span> here with the URL of your Subversion repository:</text:p>
      <text:p text:style-name="Preformatted_20_Text"><text:span text:style-name="Source_20_Text">$ git svn clone file:///tmp/test-svn -T trunk -b branches -t tags</text:span></text:p>
      <text:p text:style-name="Preformatted_20_Text"><text:span text:style-name="Source_20_Text">Initialized empty Git repository in /Users/schacon/projects/testsvnsync/svn/.git/</text:span></text:p>
      <text:p text:style-name="Preformatted_20_Text"><text:span text:style-name="Source_20_Text">r1 = b4e387bc68740b5af56c2a5faf4003ae42bd135c (trunk)</text:span></text:p>
      <text:p text:style-name="Preformatted_20_Text"><text:span text:style-name="Source_20_Text"><text:s text:c="6"/>A <text:s text:c="3"/>m4/acx_pthread.m4</text:span></text:p>
      <text:p text:style-name="Preformatted_20_Text"><text:span text:style-name="Source_20_Text"><text:s text:c="6"/>A <text:s text:c="3"/>m4/stl_hash.m4</text:span></text:p>
      <text:p text:style-name="Preformatted_20_Text"><text:span text:style-name="Source_20_Text">...</text:span></text:p>
      <text:p text:style-name="Preformatted_20_Text"><text:span text:style-name="Source_20_Text">r75 = d1957f3b307922124eec6314e15bcda59e3d9610 (trunk)</text:span></text:p>
      <text:p text:style-name="Preformatted_20_Text"><text:span text:style-name="Source_20_Text">Found possible branch point: file:///tmp/test-svn/trunk =&gt; \</text:span></text:p>
      <text:p text:style-name="Preformatted_20_Text"><text:span text:style-name="Source_20_Text"><text:s text:c="4"/>file:///tmp/test-svn /branches/my-calc-branch, 75</text:span></text:p>
      <text:p text:style-name="Preformatted_20_Text"><text:span text:style-name="Source_20_Text">Found branch parent: (my-calc-branch) d1957f3b307922124eec6314e15bcda59e3d9610</text:span></text:p>
      <text:p text:style-name="Preformatted_20_Text"><text:span text:style-name="Source_20_Text">Following parent with do_switch</text:span></text:p>
      <text:p text:style-name="Preformatted_20_Text"><text:span text:style-name="Source_20_Text">Successfully followed parent</text:span></text:p>
      <text:p text:style-name="Preformatted_20_Text"><text:span text:style-name="Source_20_Text">r76 = 8624824ecc0badd73f40ea2f01fce51894189b01 (my-calc-branch)</text:span></text:p>
      <text:p text:style-name="Preformatted_20_Text"><text:span text:style-name="Source_20_Text">Checked out HEAD:</text:span></text:p>
      <text:p text:style-name="P9"><text:span text:style-name="Source_20_Text"><text:s/>file:///tmp/test-svn/branches/my-calc-branch r76</text:span></text:p>
      <text:p text:style-name="Text_20_body">This runs the equivalent of two commands — <text:span text:style-name="Source_20_Text">git svn init</text:span> followed by <text:span text:style-name="Source_20_Text">git svn fetch</text:span> — on <text:soft-page-break/>the URL you provide. This can take a while. The test project has only about 75 commits and the codebase isn’t that big, so it takes just a few minutes. However, Git has to check out each version, one at a time, and commit it individually. For a project with hundreds or thousands of commits, this can literally take hours or even days to finish.</text:p>
      <text:p text:style-name="Text_20_body">The <text:span text:style-name="Source_20_Text">-T trunk -b branches -t tags</text:span> part tells Git that this Subversion repository follows the basic branching and tagging conventions. If you name your trunk, branches, or tags differently, you can change these options. Because this is so common, you can replace this entire part with <text:span text:style-name="Source_20_Text">-s</text:span>, which means standard layout and implies all those options. The following command is equivalent:</text:p>
      <text:p text:style-name="P9"><text:span text:style-name="Source_20_Text">$ git svn clone file:///tmp/test-svn -s</text:span></text:p>
      <text:p text:style-name="Text_20_body">At this point, you should have a valid Git repository that has imported your branches and tags:</text:p>
      <text:p text:style-name="Preformatted_20_Text"><text:span text:style-name="Source_20_Text">$ git branch -a</text:span></text:p>
      <text:p text:style-name="Preformatted_20_Text"><text:span text:style-name="Source_20_Text">* master</text:span></text:p>
      <text:p text:style-name="Preformatted_20_Text"><text:span text:style-name="Source_20_Text"><text:s text:c="2"/>my-calc-branch</text:span></text:p>
      <text:p text:style-name="Preformatted_20_Text"><text:span text:style-name="Source_20_Text"><text:s text:c="2"/>tags/2.0.2</text:span></text:p>
      <text:p text:style-name="Preformatted_20_Text"><text:span text:style-name="Source_20_Text"><text:s text:c="2"/>tags/release-2.0.1</text:span></text:p>
      <text:p text:style-name="Preformatted_20_Text"><text:span text:style-name="Source_20_Text"><text:s text:c="2"/>tags/release-2.0.2</text:span></text:p>
      <text:p text:style-name="Preformatted_20_Text"><text:span text:style-name="Source_20_Text"><text:s text:c="2"/>tags/release-2.0.2rc1</text:span></text:p>
      <text:p text:style-name="P9"><text:span text:style-name="Source_20_Text"><text:s text:c="2"/>trunk</text:span></text:p>
      <text:p text:style-name="Text_20_body">It’s important to note how this tool namespaces your remote references differently. When you’re cloning a normal Git repository, you get all the branches on that remote server available locally as something like <text:span text:style-name="Source_20_Text">origin/[branch]</text:span> - namespaced by the name of the remote. However, <text:span text:style-name="Source_20_Text">git svn</text:span> assumes that you won’t have multiple remotes and saves all its references to points on the remote server with no namespacing. You can use the Git plumbing command <text:span text:style-name="Source_20_Text">show-ref</text:span> to look at all your full reference names:</text:p>
      <text:p text:style-name="Preformatted_20_Text"><text:span text:style-name="Source_20_Text">$ git show-ref</text:span></text:p>
      <text:p text:style-name="Preformatted_20_Text"><text:span text:style-name="Source_20_Text">1cbd4904d9982f386d87f88fce1c24ad7c0f0471 refs/heads/master</text:span></text:p>
      <text:p text:style-name="Preformatted_20_Text"><text:span text:style-name="Source_20_Text">aee1ecc26318164f355a883f5d99cff0c852d3c4 refs/remotes/my-calc-branch</text:span></text:p>
      <text:p text:style-name="Preformatted_20_Text"><text:span text:style-name="Source_20_Text">03d09b0e2aad427e34a6d50ff147128e76c0e0f5 refs/remotes/tags/2.0.2</text:span></text:p>
      <text:p text:style-name="Preformatted_20_Text"><text:span text:style-name="Source_20_Text">50d02cc0adc9da4319eeba0900430ba219b9c376 refs/remotes/tags/release-2.0.1</text:span></text:p>
      <text:p text:style-name="Preformatted_20_Text"><text:span text:style-name="Source_20_Text">4caaa711a50c77879a91b8b90380060f672745cb refs/remotes/tags/release-2.0.2</text:span></text:p>
      <text:p text:style-name="Preformatted_20_Text"><text:span text:style-name="Source_20_Text">1c4cb508144c513ff1214c3488abe66dcb92916f refs/remotes/tags/release-2.0.2rc1</text:span></text:p>
      <text:p text:style-name="P9"><text:span text:style-name="Source_20_Text">1cbd4904d9982f386d87f88fce1c24ad7c0f0471 refs/remotes/trunk</text:span></text:p>
      <text:p text:style-name="Text_20_body">A normal Git repository looks more like this:</text:p>
      <text:p text:style-name="Preformatted_20_Text"><text:span text:style-name="Source_20_Text">$ git show-ref</text:span></text:p>
      <text:p text:style-name="Preformatted_20_Text"><text:span text:style-name="Source_20_Text">83e38c7a0af325a9722f2fdc56b10188806d83a1 refs/heads/master</text:span></text:p>
      <text:p text:style-name="Preformatted_20_Text"><text:span text:style-name="Source_20_Text">3e15e38c198baac84223acfc6224bb8b99ff2281 refs/remotes/gitserver/master</text:span></text:p>
      <text:p text:style-name="Preformatted_20_Text"><text:span text:style-name="Source_20_Text">0a30dd3b0c795b80212ae723640d4e5d48cabdff refs/remotes/origin/master</text:span></text:p>
      <text:p text:style-name="P9"><text:span text:style-name="Source_20_Text">25812380387fdd55f916652be4881c6f11600d6f refs/remotes/origin/testing</text:span></text:p>
      <text:p text:style-name="Text_20_body">You have two remote servers: one named <text:span text:style-name="Source_20_Text">gitserver</text:span> with a <text:span text:style-name="Source_20_Text">master</text:span> branch; and another named <text:span text:style-name="Source_20_Text">origin</text:span> with two branches, <text:span text:style-name="Source_20_Text">master</text:span> and <text:span text:style-name="Source_20_Text">testing</text:span>. </text:p>
      <text:p text:style-name="Text_20_body">Notice how in the example of remote references imported from <text:span text:style-name="Source_20_Text">git svn</text:span>, tags are added as remote branches, not as real Git tags. Your Subversion import looks like it has a remote named tags with branches under it.</text:p>
      <text:h text:style-name="Heading_20_3" text:outline-level="3"><text:bookmark-start text:name="__RefHeading__21974_721071827"/><text:bookmark text:name="Committing-Back-to-Subversion"/><text:a xlink:type="simple" xlink:href="http://git-scm.com/book/es/Git-y-Otros-Sistemas-Git-y-Subversion#Committing-Back-to-Subversion">Committing Back to Subversion</text:a><text:bookmark-end text:name="__RefHeading__21974_721071827"/></text:h>
      <text:p text:style-name="Text_20_body">Now that you have a working repository, you can do some work on the project and push your commits back upstream, using Git effectively as a SVN client. If you edit one of the files and commit it, you have a commit that exists in Git locally that doesn’t exist on the Subversion server:</text:p>
      <text:p text:style-name="Preformatted_20_Text"><text:soft-page-break/><text:span text:style-name="Source_20_Text">$ git commit -am 'Adding git-svn instructions to the README'</text:span></text:p>
      <text:p text:style-name="Preformatted_20_Text"><text:span text:style-name="Source_20_Text">[master 97031e5] Adding git-svn instructions to the README</text:span></text:p>
      <text:p text:style-name="P9"><text:span text:style-name="Source_20_Text"><text:s/>1 files changed, 1 insertions(+), 1 deletions(-)</text:span></text:p>
      <text:p text:style-name="Text_20_body">Next, you need to push your change upstream. Notice how this changes the way you work with Subversion — you can do several commits offline and then push them all at once to the Subversion server. To push to a Subversion server, you run the <text:span text:style-name="Source_20_Text">git svn dcommit</text:span> command:</text:p>
      <text:p text:style-name="Preformatted_20_Text"><text:span text:style-name="Source_20_Text">$ git svn dcommit</text:span></text:p>
      <text:p text:style-name="Preformatted_20_Text"><text:span text:style-name="Source_20_Text">Committing to file:///tmp/test-svn/trunk ...</text:span></text:p>
      <text:p text:style-name="Preformatted_20_Text"><text:span text:style-name="Source_20_Text"><text:s text:c="7"/>M <text:s text:c="5"/>README.txt</text:span></text:p>
      <text:p text:style-name="Preformatted_20_Text"><text:span text:style-name="Source_20_Text">Committed r79</text:span></text:p>
      <text:p text:style-name="Preformatted_20_Text"><text:span text:style-name="Source_20_Text"><text:s text:c="7"/>M <text:s text:c="5"/>README.txt</text:span></text:p>
      <text:p text:style-name="Preformatted_20_Text"><text:span text:style-name="Source_20_Text">r79 = 938b1a547c2cc92033b74d32030e86468294a5c8 (trunk)</text:span></text:p>
      <text:p text:style-name="Preformatted_20_Text"><text:span text:style-name="Source_20_Text">No changes between current HEAD and refs/remotes/trunk</text:span></text:p>
      <text:p text:style-name="P9"><text:span text:style-name="Source_20_Text">Resetting to the latest refs/remotes/trunk</text:span></text:p>
      <text:p text:style-name="Text_20_body">This takes all the commits you’ve made on top of the Subversion server code, does a Subversion commit for each, and then rewrites your local Git commit to include a unique identifier. This is important because it means that all the SHA-1 checksums for your commits change. Partly for this reason, working with Git-based remote versions of your projects concurrently with a Subversion server isn’t a good idea. If you look at the last commit, you can see the new <text:span text:style-name="Source_20_Text">git-svn-id</text:span> that was added:</text:p>
      <text:p text:style-name="Preformatted_20_Text"><text:span text:style-name="Source_20_Text">$ git log -1</text:span></text:p>
      <text:p text:style-name="Preformatted_20_Text"><text:span text:style-name="Source_20_Text">commit 938b1a547c2cc92033b74d32030e86468294a5c8</text:span></text:p>
      <text:p text:style-name="Preformatted_20_Text"><text:span text:style-name="Source_20_Text">Author: schacon &lt;schacon@4c93b258-373f-11de-be05-5f7a86268029&gt;</text:span></text:p>
      <text:p text:style-name="Preformatted_20_Text"><text:span text:style-name="Source_20_Text">Date: <text:s text:c="2"/>Sat May 2 22:06:44 2009 +0000</text:span></text:p>
      <text:p text:style-name="Preformatted_20_Text"/>
      <text:p text:style-name="Preformatted_20_Text"><text:span text:style-name="Source_20_Text"><text:s text:c="4"/>Adding git-svn instructions to the README</text:span></text:p>
      <text:p text:style-name="Preformatted_20_Text"/>
      <text:p text:style-name="P9"><text:span text:style-name="Source_20_Text"><text:s text:c="4"/>git-svn-id: file:///tmp/test-svn/trunk@79 4c93b258-373f-11de-be05-5f7a86268029</text:span></text:p>
      <text:p text:style-name="Text_20_body">Notice that the SHA checksum that originally started with <text:span text:style-name="Source_20_Text">97031e5</text:span> when you committed now begins with <text:span text:style-name="Source_20_Text">938b1a5</text:span>. If you want to push to both a Git server and a Subversion server, you have to push (<text:span text:style-name="Source_20_Text">dcommit</text:span>) to the Subversion server first, because that action changes your commit data.</text:p>
      <text:h text:style-name="Heading_20_3" text:outline-level="3"><text:bookmark-start text:name="__RefHeading__21976_721071827"/><text:bookmark text:name="Pulling-in-New-Changes"/><text:a xlink:type="simple" xlink:href="http://git-scm.com/book/es/Git-y-Otros-Sistemas-Git-y-Subversion#Pulling-in-New-Changes">Pulling in New Changes</text:a><text:bookmark-end text:name="__RefHeading__21976_721071827"/></text:h>
      <text:p text:style-name="Text_20_body">If you’re working with other developers, then at some point one of you will push, and then the other one will try to push a change that conflicts. That change will be rejected until you merge in their work. In <text:span text:style-name="Source_20_Text">git svn</text:span>, it looks like this:</text:p>
      <text:p text:style-name="Preformatted_20_Text"><text:span text:style-name="Source_20_Text">$ git svn dcommit</text:span></text:p>
      <text:p text:style-name="Preformatted_20_Text"><text:span text:style-name="Source_20_Text">Committing to file:///tmp/test-svn/trunk ...</text:span></text:p>
      <text:p text:style-name="Preformatted_20_Text"><text:span text:style-name="Source_20_Text">Merge conflict during commit: Your file or directory 'README.txt' is probably \</text:span></text:p>
      <text:p text:style-name="Preformatted_20_Text"><text:span text:style-name="Source_20_Text">out-of-date: resource out of date; try updating at /Users/schacon/libexec/git-\</text:span></text:p>
      <text:p text:style-name="P9"><text:span text:style-name="Source_20_Text">core/git-svn line 482</text:span></text:p>
      <text:p text:style-name="Text_20_body">To resolve this situation, you can run <text:span text:style-name="Source_20_Text">git svn rebase</text:span>, which pulls down any changes on the server that you don’t have yet and rebases any work you have on top of what is on the server:</text:p>
      <text:p text:style-name="Preformatted_20_Text"><text:span text:style-name="Source_20_Text">$ git svn rebase</text:span></text:p>
      <text:p text:style-name="Preformatted_20_Text"><text:span text:style-name="Source_20_Text"><text:s text:c="7"/>M <text:s text:c="5"/>README.txt</text:span></text:p>
      <text:p text:style-name="Preformatted_20_Text"><text:span text:style-name="Source_20_Text">r80 = ff829ab914e8775c7c025d741beb3d523ee30bc4 (trunk)</text:span></text:p>
      <text:p text:style-name="Preformatted_20_Text"><text:span text:style-name="Source_20_Text">First, rewinding head to replay your work on top of it...</text:span></text:p>
      <text:p text:style-name="P9"><text:span text:style-name="Source_20_Text">Applying: first user change</text:span></text:p>
      <text:p text:style-name="Text_20_body"><text:soft-page-break/>Now, all your work is on top of what is on the Subversion server, so you can successfully <text:span text:style-name="Source_20_Text">dcommit</text:span>:</text:p>
      <text:p text:style-name="Preformatted_20_Text"><text:span text:style-name="Source_20_Text">$ git svn dcommit</text:span></text:p>
      <text:p text:style-name="Preformatted_20_Text"><text:span text:style-name="Source_20_Text">Committing to file:///tmp/test-svn/trunk ...</text:span></text:p>
      <text:p text:style-name="Preformatted_20_Text"><text:span text:style-name="Source_20_Text"><text:s text:c="7"/>M <text:s text:c="5"/>README.txt</text:span></text:p>
      <text:p text:style-name="Preformatted_20_Text"><text:span text:style-name="Source_20_Text">Committed r81</text:span></text:p>
      <text:p text:style-name="Preformatted_20_Text"><text:span text:style-name="Source_20_Text"><text:s text:c="7"/>M <text:s text:c="5"/>README.txt</text:span></text:p>
      <text:p text:style-name="Preformatted_20_Text"><text:span text:style-name="Source_20_Text">r81 = 456cbe6337abe49154db70106d1836bc1332deed (trunk)</text:span></text:p>
      <text:p text:style-name="Preformatted_20_Text"><text:span text:style-name="Source_20_Text">No changes between current HEAD and refs/remotes/trunk</text:span></text:p>
      <text:p text:style-name="P9"><text:span text:style-name="Source_20_Text">Resetting to the latest refs/remotes/trunk</text:span></text:p>
      <text:p text:style-name="Text_20_body">It’s important to remember that unlike Git, which requires you to merge upstream work you don’t yet have locally before you can push, <text:span text:style-name="Source_20_Text">git svn</text:span> makes you do that only if the changes conflict. If someone else pushes a change to one file and then you push a change to another file, your <text:span text:style-name="Source_20_Text">dcommit</text:span> will work fine:</text:p>
      <text:p text:style-name="Preformatted_20_Text"><text:span text:style-name="Source_20_Text">$ git svn dcommit</text:span></text:p>
      <text:p text:style-name="Preformatted_20_Text"><text:span text:style-name="Source_20_Text">Committing to file:///tmp/test-svn/trunk ...</text:span></text:p>
      <text:p text:style-name="Preformatted_20_Text"><text:span text:style-name="Source_20_Text"><text:s text:c="7"/>M <text:s text:c="5"/>configure.ac</text:span></text:p>
      <text:p text:style-name="Preformatted_20_Text"><text:span text:style-name="Source_20_Text">Committed r84</text:span></text:p>
      <text:p text:style-name="Preformatted_20_Text"><text:span text:style-name="Source_20_Text"><text:s text:c="7"/>M <text:s text:c="5"/>autogen.sh</text:span></text:p>
      <text:p text:style-name="Preformatted_20_Text"><text:span text:style-name="Source_20_Text">r83 = 8aa54a74d452f82eee10076ab2584c1fc424853b (trunk)</text:span></text:p>
      <text:p text:style-name="Preformatted_20_Text"><text:span text:style-name="Source_20_Text"><text:s text:c="7"/>M <text:s text:c="5"/>configure.ac</text:span></text:p>
      <text:p text:style-name="Preformatted_20_Text"><text:span text:style-name="Source_20_Text">r84 = cdbac939211ccb18aa744e581e46563af5d962d0 (trunk)</text:span></text:p>
      <text:p text:style-name="Preformatted_20_Text"><text:span text:style-name="Source_20_Text">W: d2f23b80f67aaaa1f6f5aaef48fce3263ac71a92 and refs/remotes/trunk differ, \</text:span></text:p>
      <text:p text:style-name="Preformatted_20_Text"><text:span text:style-name="Source_20_Text"><text:s text:c="2"/>using rebase:</text:span></text:p>
      <text:p text:style-name="Preformatted_20_Text"><text:span text:style-name="Source_20_Text">:100755 100755 efa5a59965fbbb5b2b0a12890f1b351bb5493c18 \</text:span></text:p>
      <text:p text:style-name="Preformatted_20_Text"><text:span text:style-name="Source_20_Text"><text:s text:c="2"/>015e4c98c482f0fa71e4d5434338014530b37fa6 M <text:s text:c="2"/>autogen.sh</text:span></text:p>
      <text:p text:style-name="Preformatted_20_Text"><text:span text:style-name="Source_20_Text">First, rewinding head to replay your work on top of it...</text:span></text:p>
      <text:p text:style-name="P9"><text:span text:style-name="Source_20_Text">Nothing to do.</text:span></text:p>
      <text:p text:style-name="Text_20_body">This is important to remember, because the outcome is a project state that didn’t exist on either of your computers when you pushed. If the changes are incompatible but don’t conflict, you may get issues that are difficult to diagnose. This is different than using a Git server — in Git, you can fully test the state on your client system before publishing it, whereas in SVN, you can’t ever be certain that the states immediately before commit and after commit are identical.</text:p>
      <text:p text:style-name="Text_20_body">You should also run this command to pull in changes from the Subversion server, even if you’re not ready to commit yourself. You can run <text:span text:style-name="Source_20_Text">git svn fetch</text:span> to grab the new data, but <text:span text:style-name="Source_20_Text">git svn </text:span><text:span text:style-name="Source_20_Text">rebase</text:span> does the fetch and then updates your local commits.</text:p>
      <text:p text:style-name="Preformatted_20_Text"><text:span text:style-name="Source_20_Text">$ git svn rebase</text:span></text:p>
      <text:p text:style-name="Preformatted_20_Text"><text:span text:style-name="Source_20_Text"><text:s text:c="7"/>M <text:s text:c="5"/>generate_descriptor_proto.sh</text:span></text:p>
      <text:p text:style-name="Preformatted_20_Text"><text:span text:style-name="Source_20_Text">r82 = bd16df9173e424c6f52c337ab6efa7f7643282f1 (trunk)</text:span></text:p>
      <text:p text:style-name="Preformatted_20_Text"><text:span text:style-name="Source_20_Text">First, rewinding head to replay your work on top of it...</text:span></text:p>
      <text:p text:style-name="P9"><text:span text:style-name="Source_20_Text">Fast-forwarded master to refs/remotes/trunk.</text:span></text:p>
      <text:p text:style-name="Text_20_body">Running <text:span text:style-name="Source_20_Text">git svn rebase</text:span> every once in a while makes sure your code is always up to date. You need to be sure your working directory is clean when you run this, though. If you have local changes, you must either stash your work or temporarily commit it before running <text:span text:style-name="Source_20_Text">git svn rebase</text:span> — otherwise, the command will stop if it sees that the rebase will result in a merge conflict.</text:p>
      <text:h text:style-name="Heading_20_3" text:outline-level="3"><text:bookmark-start text:name="__RefHeading__21978_721071827"/><text:bookmark text:name="Git-Branching-Issues"/><text:a xlink:type="simple" xlink:href="http://git-scm.com/book/es/Git-y-Otros-Sistemas-Git-y-Subversion#Git-Branching-Issues">Git Branching Issues</text:a><text:bookmark-end text:name="__RefHeading__21978_721071827"/></text:h>
      <text:p text:style-name="Text_20_body">When you’ve become comfortable with a Git workflow, you’ll likely create topic branches, do work on them, and then merge them in. If you’re pushing to a Subversion server via git svn, you may want to rebase your work onto a single branch each time instead of merging branches together. <text:soft-page-break/>The reason to prefer rebasing is that Subversion has a linear history and doesn’t deal with merges like Git does, so git svn follows only the first parent when converting the snapshots into Subversion commits.</text:p>
      <text:p text:style-name="Text_20_body">Suppose your history looks like the following: you created an <text:span text:style-name="Source_20_Text">experiment</text:span> branch, did two commits, and then merged them back into <text:span text:style-name="Source_20_Text">master</text:span>. When you <text:span text:style-name="Source_20_Text">dcommit</text:span>, you see output like this:</text:p>
      <text:p text:style-name="Preformatted_20_Text"><text:span text:style-name="Source_20_Text">$ git svn dcommit</text:span></text:p>
      <text:p text:style-name="Preformatted_20_Text"><text:span text:style-name="Source_20_Text">Committing to file:///tmp/test-svn/trunk ...</text:span></text:p>
      <text:p text:style-name="Preformatted_20_Text"><text:span text:style-name="Source_20_Text"><text:s text:c="7"/>M <text:s text:c="5"/>CHANGES.txt</text:span></text:p>
      <text:p text:style-name="Preformatted_20_Text"><text:span text:style-name="Source_20_Text">Committed r85</text:span></text:p>
      <text:p text:style-name="Preformatted_20_Text"><text:span text:style-name="Source_20_Text"><text:s text:c="7"/>M <text:s text:c="5"/>CHANGES.txt</text:span></text:p>
      <text:p text:style-name="Preformatted_20_Text"><text:span text:style-name="Source_20_Text">r85 = 4bfebeec434d156c36f2bcd18f4e3d97dc3269a2 (trunk)</text:span></text:p>
      <text:p text:style-name="Preformatted_20_Text"><text:span text:style-name="Source_20_Text">No changes between current HEAD and refs/remotes/trunk</text:span></text:p>
      <text:p text:style-name="Preformatted_20_Text"><text:span text:style-name="Source_20_Text">Resetting to the latest refs/remotes/trunk</text:span></text:p>
      <text:p text:style-name="Preformatted_20_Text"><text:span text:style-name="Source_20_Text">COPYING.txt: locally modified</text:span></text:p>
      <text:p text:style-name="Preformatted_20_Text"><text:span text:style-name="Source_20_Text">INSTALL.txt: locally modified</text:span></text:p>
      <text:p text:style-name="Preformatted_20_Text"><text:span text:style-name="Source_20_Text"><text:s text:c="7"/>M <text:s text:c="5"/>COPYING.txt</text:span></text:p>
      <text:p text:style-name="Preformatted_20_Text"><text:span text:style-name="Source_20_Text"><text:s text:c="7"/>M <text:s text:c="5"/>INSTALL.txt</text:span></text:p>
      <text:p text:style-name="Preformatted_20_Text"><text:span text:style-name="Source_20_Text">Committed r86</text:span></text:p>
      <text:p text:style-name="Preformatted_20_Text"><text:span text:style-name="Source_20_Text"><text:s text:c="7"/>M <text:s text:c="5"/>INSTALL.txt</text:span></text:p>
      <text:p text:style-name="Preformatted_20_Text"><text:span text:style-name="Source_20_Text"><text:s text:c="7"/>M <text:s text:c="5"/>COPYING.txt</text:span></text:p>
      <text:p text:style-name="Preformatted_20_Text"><text:span text:style-name="Source_20_Text">r86 = 2647f6b86ccfcaad4ec58c520e369ec81f7c283c (trunk)</text:span></text:p>
      <text:p text:style-name="Preformatted_20_Text"><text:span text:style-name="Source_20_Text">No changes between current HEAD and refs/remotes/trunk</text:span></text:p>
      <text:p text:style-name="P9"><text:span text:style-name="Source_20_Text">Resetting to the latest refs/remotes/trunk</text:span></text:p>
      <text:p text:style-name="Text_20_body">Running <text:span text:style-name="Source_20_Text">dcommit</text:span> on a branch with merged history works fine, except that when you look at your Git project history, it hasn’t rewritten either of the commits you made on the <text:span text:style-name="Source_20_Text">experiment</text:span> branch — instead, all those changes appear in the SVN version of the single merge commit.</text:p>
      <text:p text:style-name="Text_20_body">When someone else clones that work, all they see is the merge commit with all the work squashed into it; they don’t see the commit data about where it came from or when it was committed.</text:p>
      <text:h text:style-name="Heading_20_3" text:outline-level="3"><text:bookmark-start text:name="__RefHeading__21980_721071827"/><text:bookmark text:name="Subversion-Branching"/><text:a xlink:type="simple" xlink:href="http://git-scm.com/book/es/Git-y-Otros-Sistemas-Git-y-Subversion#Subversion-Branching">Subversion Branching</text:a><text:bookmark-end text:name="__RefHeading__21980_721071827"/></text:h>
      <text:p text:style-name="Text_20_body">Branching in Subversion isn’t the same as branching in Git; if you can avoid using it much, that’s probably best. However, you can create and commit to branches in Subversion using git svn.</text:p>
      <text:h text:style-name="Heading_20_4" text:outline-level="4">Creating a New SVN Branch</text:h>
      <text:p text:style-name="Text_20_body">To create a new branch in Subversion, you run <text:span text:style-name="Source_20_Text">git svn branch [branchname]</text:span>:</text:p>
      <text:p text:style-name="Preformatted_20_Text"><text:span text:style-name="Source_20_Text">$ git svn branch opera</text:span></text:p>
      <text:p text:style-name="Preformatted_20_Text"><text:span text:style-name="Source_20_Text">Copying file:///tmp/test-svn/trunk at r87 to file:///tmp/test-svn/branches/opera...</text:span></text:p>
      <text:p text:style-name="Preformatted_20_Text"><text:span text:style-name="Source_20_Text">Found possible branch point: file:///tmp/test-svn/trunk =&gt; \</text:span></text:p>
      <text:p text:style-name="Preformatted_20_Text"><text:span text:style-name="Source_20_Text"><text:s text:c="2"/>file:///tmp/test-svn/branches/opera, 87</text:span></text:p>
      <text:p text:style-name="Preformatted_20_Text"><text:span text:style-name="Source_20_Text">Found branch parent: (opera) 1f6bfe471083cbca06ac8d4176f7ad4de0d62e5f</text:span></text:p>
      <text:p text:style-name="Preformatted_20_Text"><text:span text:style-name="Source_20_Text">Following parent with do_switch</text:span></text:p>
      <text:p text:style-name="Preformatted_20_Text"><text:span text:style-name="Source_20_Text">Successfully followed parent</text:span></text:p>
      <text:p text:style-name="P9"><text:span text:style-name="Source_20_Text">r89 = 9b6fe0b90c5c9adf9165f700897518dbc54a7cbf (opera)</text:span></text:p>
      <text:p text:style-name="Text_20_body">This does the equivalent of the <text:span text:style-name="Source_20_Text">svn copy trunk branches/opera</text:span> command in Subversion and operates on the Subversion server. It’s important to note that it doesn’t check you out into that branch; if you commit at this point, that commit will go to <text:span text:style-name="Source_20_Text">trunk</text:span> on the server, not <text:span text:style-name="Source_20_Text">opera</text:span>.</text:p>
      <text:h text:style-name="Heading_20_3" text:outline-level="3"><text:bookmark-start text:name="__RefHeading__21982_721071827"/><text:bookmark text:name="Switching-Active-Branches"/><text:soft-page-break/><text:a xlink:type="simple" xlink:href="http://git-scm.com/book/es/Git-y-Otros-Sistemas-Git-y-Subversion#Switching-Active-Branches">Switching Active Branches</text:a><text:bookmark-end text:name="__RefHeading__21982_721071827"/></text:h>
      <text:p text:style-name="Text_20_body">Git figures out what branch your dcommits go to by looking for the tip of any of your Subversion branches in your history — you should have only one, and it should be the last one with a <text:span text:style-name="Source_20_Text">git-svn-id</text:span> in your current branch history. </text:p>
      <text:p text:style-name="Text_20_body">If you want to work on more than one branch simultaneously, you can set up local branches to <text:span text:style-name="Source_20_Text">dcommit</text:span> to specific Subversion branches by starting them at the imported Subversion commit for that branch. If you want an <text:span text:style-name="Source_20_Text">opera</text:span> branch that you can work on separately, you can run</text:p>
      <text:p text:style-name="P9"><text:span text:style-name="Source_20_Text">$ git branch opera remotes/opera</text:span></text:p>
      <text:p text:style-name="Text_20_body">Now, if you want to merge your <text:span text:style-name="Source_20_Text">opera</text:span> branch into <text:span text:style-name="Source_20_Text">trunk</text:span> (your <text:span text:style-name="Source_20_Text">master</text:span> branch), you can do so with a normal <text:span text:style-name="Source_20_Text">git merge</text:span>. But you need to provide a descriptive commit message (via <text:span text:style-name="Source_20_Text">-m</text:span>), or the merge will say "Merge branch opera" instead of something useful.</text:p>
      <text:p text:style-name="Text_20_body">Remember that although you’re using <text:span text:style-name="Source_20_Text">git merge</text:span> to do this operation, and the merge likely will be much easier than it would be in Subversion (because Git will automatically detect the appropriate merge base for you), this isn’t a normal Git merge commit. You have to push this data back to a Subversion server that can’t handle a commit that tracks more than one parent; so, after you push it up, it will look like a single commit that squashed in all the work of another branch under a single commit. After you merge one branch into another, you can’t easily go back and continue working on that branch, as you normally can in Git. The <text:span text:style-name="Source_20_Text">dcommit</text:span> command that you run erases any information that says what branch was merged in, so subsequent merge-base calculations will be wrong — the dcommit makes your <text:span text:style-name="Source_20_Text">git merge</text:span> result look like you ran <text:span text:style-name="Source_20_Text">git merge --squash</text:span>. Unfortunately, there’s no good way to avoid this situation — Subversion can’t store this information, so you’ll always be crippled by its limitations while you’re using it as your server. To avoid issues, you should delete the local branch (in this case, <text:span text:style-name="Source_20_Text">opera</text:span>) after you merge it into trunk.</text:p>
      <text:h text:style-name="Heading_20_3" text:outline-level="3"><text:bookmark-start text:name="__RefHeading__21984_721071827"/><text:bookmark text:name="Subversion-Commands"/><text:a xlink:type="simple" xlink:href="http://git-scm.com/book/es/Git-y-Otros-Sistemas-Git-y-Subversion#Subversion-Commands">Subversion Commands</text:a><text:bookmark-end text:name="__RefHeading__21984_721071827"/></text:h>
      <text:p text:style-name="Text_20_body">The <text:span text:style-name="Source_20_Text">git svn</text:span> toolset provides a number of commands to help ease the transition to Git by providing some functionality that’s similar to what you had in Subversion. Here are a few commands that give you what Subversion used to.</text:p>
      <text:h text:style-name="Heading_20_4" text:outline-level="4">SVN Style History</text:h>
      <text:p text:style-name="Text_20_body">If you’re used to Subversion and want to see your history in SVN output style, you can run <text:span text:style-name="Source_20_Text">git svn log</text:span> to view your commit history in SVN formatting:</text:p>
      <text:p text:style-name="Preformatted_20_Text"><text:span text:style-name="Source_20_Text">$ git svn log</text:span></text:p>
      <text:p text:style-name="Preformatted_20_Text"><text:span text:style-name="Source_20_Text">------------------------------------------------------------------------</text:span></text:p>
      <text:p text:style-name="Preformatted_20_Text"><text:span text:style-name="Source_20_Text">r87 | schacon | 2009-05-02 16:07:37 -0700 (Sat, 02 May 2009) | 2 lines</text:span></text:p>
      <text:p text:style-name="Preformatted_20_Text"/>
      <text:p text:style-name="Preformatted_20_Text"><text:span text:style-name="Source_20_Text">autogen change</text:span></text:p>
      <text:p text:style-name="Preformatted_20_Text"/>
      <text:p text:style-name="Preformatted_20_Text"><text:span text:style-name="Source_20_Text">------------------------------------------------------------------------</text:span></text:p>
      <text:p text:style-name="Preformatted_20_Text"><text:span text:style-name="Source_20_Text">r86 | schacon | 2009-05-02 16:00:21 -0700 (Sat, 02 May 2009) | 2 lines</text:span></text:p>
      <text:p text:style-name="Preformatted_20_Text"/>
      <text:p text:style-name="Preformatted_20_Text"><text:span text:style-name="Source_20_Text">Merge branch 'experiment'</text:span></text:p>
      <text:p text:style-name="Preformatted_20_Text"/>
      <text:p text:style-name="Preformatted_20_Text"><text:span text:style-name="Source_20_Text">------------------------------------------------------------------------</text:span></text:p>
      <text:p text:style-name="Preformatted_20_Text"><text:span text:style-name="Source_20_Text">r85 | schacon | 2009-05-02 16:00:09 -0700 (Sat, 02 May 2009) | 2 lines</text:span></text:p>
      <text:p text:style-name="Preformatted_20_Text"/>
      <text:p text:style-name="P9"><text:span text:style-name="Source_20_Text">updated the changelog</text:span></text:p>
      <text:p text:style-name="Text_20_body">You should know two important things about <text:span text:style-name="Source_20_Text">git svn log</text:span>. First, it works offline, unlike the real <text:soft-page-break/><text:span text:style-name="Source_20_Text">svn log</text:span> command, which asks the Subversion server for the data. Second, it only shows you commits that have been committed up to the Subversion server. Local Git commits that you haven’t dcommited don’t show up; neither do commits that people have made to the Subversion server in the meantime. It’s more like the last known state of the commits on the Subversion server.</text:p>
      <text:h text:style-name="Heading_20_4" text:outline-level="4">SVN Annotation</text:h>
      <text:p text:style-name="Text_20_body">Much as the <text:span text:style-name="Source_20_Text">git svn log</text:span> command simulates the <text:span text:style-name="Source_20_Text">svn log</text:span> command offline, you can get the equivalent of <text:span text:style-name="Source_20_Text">svn annotate</text:span> by running <text:span text:style-name="Source_20_Text">git svn blame [FILE]</text:span>. The output looks like this:</text:p>
      <text:p text:style-name="Preformatted_20_Text"><text:span text:style-name="Source_20_Text">$ git svn blame README.txt </text:span></text:p>
      <text:p text:style-name="Preformatted_20_Text"><text:span text:style-name="Source_20_Text"><text:s/>2 <text:s text:c="2"/>temporal Protocol Buffers - Google's data interchange format</text:span></text:p>
      <text:p text:style-name="Preformatted_20_Text"><text:span text:style-name="Source_20_Text"><text:s/>2 <text:s text:c="2"/>temporal Copyright 2008 Google Inc.</text:span></text:p>
      <text:p text:style-name="Preformatted_20_Text"><text:span text:style-name="Source_20_Text"><text:s/>2 <text:s text:c="2"/>temporal http://code.google.com/apis/protocolbuffers/</text:span></text:p>
      <text:p text:style-name="Preformatted_20_Text"><text:span text:style-name="Source_20_Text"><text:s/>2 <text:s text:c="2"/>temporal </text:span></text:p>
      <text:p text:style-name="Preformatted_20_Text"><text:span text:style-name="Source_20_Text">22 <text:s text:c="2"/>temporal C++ Installation - Unix</text:span></text:p>
      <text:p text:style-name="Preformatted_20_Text"><text:span text:style-name="Source_20_Text">22 <text:s text:c="2"/>temporal =======================</text:span></text:p>
      <text:p text:style-name="Preformatted_20_Text"><text:span text:style-name="Source_20_Text"><text:s/>2 <text:s text:c="2"/>temporal </text:span></text:p>
      <text:p text:style-name="Preformatted_20_Text"><text:span text:style-name="Source_20_Text">79 <text:s text:c="3"/>schacon Committing in git-svn.</text:span></text:p>
      <text:p text:style-name="Preformatted_20_Text"><text:span text:style-name="Source_20_Text">78 <text:s text:c="3"/>schacon </text:span></text:p>
      <text:p text:style-name="Preformatted_20_Text"><text:span text:style-name="Source_20_Text"><text:s/>2 <text:s text:c="2"/>temporal To build and install the C++ Protocol Buffer runtime and the Protocol</text:span></text:p>
      <text:p text:style-name="Preformatted_20_Text"><text:span text:style-name="Source_20_Text"><text:s/>2 <text:s text:c="2"/>temporal Buffer compiler (protoc) execute the following:</text:span></text:p>
      <text:p text:style-name="P9"><text:span text:style-name="Source_20_Text"><text:s/>2 <text:s text:c="2"/>temporal </text:span></text:p>
      <text:p text:style-name="Text_20_body">Again, it doesn’t show commits that you did locally in Git or that have been pushed to Subversion in the meantime.</text:p>
      <text:h text:style-name="Heading_20_4" text:outline-level="4">SVN Server Information</text:h>
      <text:p text:style-name="Text_20_body">You can also get the same sort of information that <text:span text:style-name="Source_20_Text">svn info</text:span> gives you by running <text:span text:style-name="Source_20_Text">git svn info</text:span>:</text:p>
      <text:p text:style-name="Preformatted_20_Text"><text:span text:style-name="Source_20_Text">$ git svn info</text:span></text:p>
      <text:p text:style-name="Preformatted_20_Text"><text:span text:style-name="Source_20_Text">Path: .</text:span></text:p>
      <text:p text:style-name="Preformatted_20_Text"><text:span text:style-name="Source_20_Text">URL: https://schacon-test.googlecode.com/svn/trunk</text:span></text:p>
      <text:p text:style-name="Preformatted_20_Text"><text:span text:style-name="Source_20_Text">Repository Root: https://schacon-test.googlecode.com/svn</text:span></text:p>
      <text:p text:style-name="Preformatted_20_Text"><text:span text:style-name="Source_20_Text">Repository UUID: 4c93b258-373f-11de-be05-5f7a86268029</text:span></text:p>
      <text:p text:style-name="Preformatted_20_Text"><text:span text:style-name="Source_20_Text">Revision: 87</text:span></text:p>
      <text:p text:style-name="Preformatted_20_Text"><text:span text:style-name="Source_20_Text">Node Kind: directory</text:span></text:p>
      <text:p text:style-name="Preformatted_20_Text"><text:span text:style-name="Source_20_Text">Schedule: normal</text:span></text:p>
      <text:p text:style-name="Preformatted_20_Text"><text:span text:style-name="Source_20_Text">Last Changed Author: schacon</text:span></text:p>
      <text:p text:style-name="Preformatted_20_Text"><text:span text:style-name="Source_20_Text">Last Changed Rev: 87</text:span></text:p>
      <text:p text:style-name="P9"><text:span text:style-name="Source_20_Text">Last Changed Date: 2009-05-02 16:07:37 -0700 (Sat, 02 May 2009)</text:span></text:p>
      <text:p text:style-name="Text_20_body">This is like <text:span text:style-name="Source_20_Text">blame</text:span> and <text:span text:style-name="Source_20_Text">log</text:span> in that it runs offline and is up to date only as of the last time you communicated with the Subversion server.</text:p>
      <text:h text:style-name="Heading_20_4" text:outline-level="4">Ignoring What Subversion Ignores</text:h>
      <text:p text:style-name="Text_20_body">If you clone a Subversion repository that has <text:span text:style-name="Source_20_Text">svn:ignore</text:span> properties set anywhere, you’ll likely want to set corresponding <text:span text:style-name="Source_20_Text">.gitignore</text:span> files so you don’t accidentally commit files that you shouldn’t. <text:span text:style-name="Source_20_Text">git svn</text:span> has two commands to help with this issue. The first is <text:span text:style-name="Source_20_Text">git svn create-ignore</text:span>, which automatically creates corresponding <text:span text:style-name="Source_20_Text">.gitignore</text:span> files for you so your next commit can include them.</text:p>
      <text:p text:style-name="Text_20_body">The second command is <text:span text:style-name="Source_20_Text">git svn show-ignore</text:span>, which prints to stdout the lines you need to <text:soft-page-break/>put in a <text:span text:style-name="Source_20_Text">.gitignore</text:span> file so you can redirect the output into your project exclude file:</text:p>
      <text:p text:style-name="P9"><text:span text:style-name="Source_20_Text">$ git svn show-ignore &gt; .git/info/exclude</text:span></text:p>
      <text:p text:style-name="Text_20_body">That way, you don’t litter the project with <text:span text:style-name="Source_20_Text">.gitignore</text:span> files. This is a good option if you’re the only Git user on a Subversion team, and your teammates don’t want <text:span text:style-name="Source_20_Text">.gitignore</text:span> files in the project.</text:p>
      <text:h text:style-name="Heading_20_3" text:outline-level="3"><text:bookmark-start text:name="__RefHeading__21986_721071827"/><text:bookmark text:name="Git-Svn-Summary"/><text:a xlink:type="simple" xlink:href="http://git-scm.com/book/es/Git-y-Otros-Sistemas-Git-y-Subversion#Git-Svn-Summary">Git-Svn Summary</text:a><text:bookmark-end text:name="__RefHeading__21986_721071827"/></text:h>
      <text:p text:style-name="Text_20_body">The <text:span text:style-name="Source_20_Text">git svn</text:span> tools are useful if you’re stuck with a Subversion server for now or are otherwise in a development environment that necessitates running a Subversion server. You should consider it crippled Git, however, or you’ll hit issues in translation that may confuse you and your collaborators. To stay out of trouble, try to follow these guidelines:</text:p>
      <text:list xml:id="list6332323024592281892" text:style-name="L9">
        <text:list-item>
          <text:p text:style-name="P58">Keep a linear Git history that doesn’t contain merge commits made by <text:span text:style-name="Source_20_Text">git merge</text:span>. Rebase any work you do outside of your mainline branch back onto it; don’t merge it in. </text:p>
        </text:list-item>
        <text:list-item>
          <text:p text:style-name="P45">Don’t set up and collaborate on a separate Git server. Possibly have one to speed up clones for new developers, but don’t push anything to it that doesn’t have a <text:span text:style-name="Source_20_Text">git-svn-id</text:span> entry. You may even want to add a <text:span text:style-name="Source_20_Text">pre-receive</text:span> hook that checks each commit message for a <text:span text:style-name="Source_20_Text">git-svn-id</text:span> and rejects pushes that contain commits without it. </text:p>
        </text:list-item>
      </text:list>
      <text:p text:style-name="Text_20_body">If you follow those guidelines, working with a Subversion server can be more bearable. However, if it’s possible to move to a real Git server, doing so can gain your team a lot more.</text:p>
      <text:p text:style-name="P4"/>
      <text:h text:style-name="P32" text:outline-level="2"><text:bookmark-start text:name="__RefHeading__2731_2051115327"/>8.2 Migrating to Git<text:bookmark-end text:name="__RefHeading__2731_2051115327"/></text:h>
      <text:p text:style-name="Text_20_body">If you have an existing codebase in another VCS but you’ve decided to start using Git, you must migrate your project one way or another. This section goes over some importers that are included with Git for common systems and then demonstrates how to develop your own custom importer.</text:p>
      <text:h text:style-name="Heading_20_3" text:outline-level="3"><text:bookmark-start text:name="__RefHeading__21988_721071827"/><text:bookmark text:name="Importing"/><text:a xlink:type="simple" xlink:href="http://git-scm.com/book/es/Git-y-Otros-Sistemas-Migrating-to-Git#Importing">Importing</text:a><text:bookmark-end text:name="__RefHeading__21988_721071827"/></text:h>
      <text:p text:style-name="Text_20_body">You’ll learn how to import data from two of the bigger professionally used SCM systems — Subversion and Perforce — both because they make up the majority of users I hear of who are currently switching, and because high-quality tools for both systems are distributed with Git.</text:p>
      <text:h text:style-name="Heading_20_3" text:outline-level="3"><text:bookmark-start text:name="__RefHeading__21990_721071827"/><text:bookmark text:name="Subversion"/><text:a xlink:type="simple" xlink:href="http://git-scm.com/book/es/Git-y-Otros-Sistemas-Migrating-to-Git#Subversion">Subversion</text:a><text:bookmark-end text:name="__RefHeading__21990_721071827"/></text:h>
      <text:p text:style-name="Text_20_body">If you read the previous section about using <text:span text:style-name="Source_20_Text">git svn</text:span>, you can easily use those instructions to <text:span text:style-name="Source_20_Text">git svn clone</text:span> a repository; then, stop using the Subversion server, push to a new Git server, and start using that. If you want the history, you can accomplish that as quickly as you can pull the data out of the Subversion server (which may take a while).</text:p>
      <text:p text:style-name="Text_20_body">However, the import isn’t perfect; and because it will take so long, you may as well do it right. The first problem is the author information. In Subversion, each person committing has a user on the system who is recorded in the commit information. The examples in the previous section show <text:span text:style-name="Source_20_Text">schacon</text:span> in some places, such as the <text:span text:style-name="Source_20_Text">blame</text:span> output and the <text:span text:style-name="Source_20_Text">git svn log</text:span>. If you want to map this to better Git author data, you need a mapping from the Subversion users to the Git authors. Create a file called <text:span text:style-name="Source_20_Text">users.txt</text:span> that has this mapping in a format like this:</text:p>
      <text:p text:style-name="Preformatted_20_Text"><text:span text:style-name="Source_20_Text">schacon = Scott Chacon &lt;schacon@geemail.com&gt;</text:span></text:p>
      <text:p text:style-name="P9"><text:span text:style-name="Source_20_Text">selse = Someo Nelse &lt;selse@geemail.com&gt;</text:span></text:p>
      <text:p text:style-name="Text_20_body">To get a list of the author names that SVN uses, you can run this:</text:p>
      <text:p text:style-name="Preformatted_20_Text"><text:soft-page-break/><text:span text:style-name="Source_20_Text">$ svn log --xml | grep -P "^&lt;author" | sort -u | \</text:span></text:p>
      <text:p text:style-name="P9"><text:span text:style-name="Source_20_Text"><text:s text:c="6"/>perl -pe 's/&lt;author&gt;(.*?)&lt;\/author&gt;/$1 = /' &gt; users.txt</text:span></text:p>
      <text:p text:style-name="Text_20_body">That gives you the log output in XML format — you can look for the authors, create a unique list, and then strip out the XML. (Obviously this only works on a machine with <text:span text:style-name="Source_20_Text">grep</text:span>, <text:span text:style-name="Source_20_Text">sort</text:span>, and <text:span text:style-name="Source_20_Text">perl</text:span> installed.) Then, redirect that output into your users.txt file so you can add the equivalent Git user data next to each entry.</text:p>
      <text:p text:style-name="Text_20_body">You can provide this file to <text:span text:style-name="Source_20_Text">git svn</text:span> to help it map the author data more accurately. You can also tell <text:span text:style-name="Source_20_Text">git svn</text:span> not to include the metadata that Subversion normally imports, by passing <text:span text:style-name="Source_20_Text">--no-metadata</text:span> to the <text:span text:style-name="Source_20_Text">clone</text:span> or <text:span text:style-name="Source_20_Text">init</text:span> command. This makes your <text:span text:style-name="Source_20_Text">import</text:span> command look like this:</text:p>
      <text:p text:style-name="Preformatted_20_Text"><text:span text:style-name="Source_20_Text">$ git-svn clone http://my-project.googlecode.com/svn/ \</text:span></text:p>
      <text:p text:style-name="P9"><text:span text:style-name="Source_20_Text"><text:s text:c="6"/>--authors-file=users.txt --no-metadata -s my_project</text:span></text:p>
      <text:p text:style-name="Text_20_body">Now you should have a nicer Subversion import in your <text:span text:style-name="Source_20_Text">my_project</text:span> directory. Instead of commits that look like this</text:p>
      <text:p text:style-name="Preformatted_20_Text"><text:span text:style-name="Source_20_Text">commit 37efa680e8473b615de980fa935944215428a35a</text:span></text:p>
      <text:p text:style-name="Preformatted_20_Text"><text:span text:style-name="Source_20_Text">Author: schacon &lt;schacon@4c93b258-373f-11de-be05-5f7a86268029&gt;</text:span></text:p>
      <text:p text:style-name="Preformatted_20_Text"><text:span text:style-name="Source_20_Text">Date: <text:s text:c="2"/>Sun May 3 00:12:22 2009 +0000</text:span></text:p>
      <text:p text:style-name="Preformatted_20_Text"/>
      <text:p text:style-name="Preformatted_20_Text"><text:span text:style-name="Source_20_Text"><text:s text:c="4"/>fixed install - go to trunk</text:span></text:p>
      <text:p text:style-name="Preformatted_20_Text"/>
      <text:p text:style-name="Preformatted_20_Text"><text:span text:style-name="Source_20_Text"><text:s text:c="4"/>git-svn-id: https://my-project.googlecode.com/svn/trunk@94 4c93b258-373f-11de-</text:span></text:p>
      <text:p text:style-name="P9"><text:span text:style-name="Source_20_Text"><text:s text:c="4"/>be05-5f7a86268029</text:span></text:p>
      <text:p text:style-name="Text_20_body">they look like this:</text:p>
      <text:p text:style-name="Preformatted_20_Text"><text:span text:style-name="Source_20_Text">commit 03a8785f44c8ea5cdb0e8834b7c8e6c469be2ff2</text:span></text:p>
      <text:p text:style-name="Preformatted_20_Text"><text:span text:style-name="Source_20_Text">Author: Scott Chacon &lt;schacon@geemail.com&gt;</text:span></text:p>
      <text:p text:style-name="Preformatted_20_Text"><text:span text:style-name="Source_20_Text">Date: <text:s text:c="2"/>Sun May 3 00:12:22 2009 +0000</text:span></text:p>
      <text:p text:style-name="Preformatted_20_Text"/>
      <text:p text:style-name="P9"><text:span text:style-name="Source_20_Text"><text:s text:c="4"/>fixed install - go to trunk</text:span></text:p>
      <text:p text:style-name="Text_20_body">Not only does the Author field look a lot better, but the <text:span text:style-name="Source_20_Text">git-svn-id</text:span> is no longer there, either.</text:p>
      <text:p text:style-name="Text_20_body">You need to do a bit of <text:span text:style-name="Source_20_Text">post-import</text:span> cleanup. For one thing, you should clean up the weird references that <text:span text:style-name="Source_20_Text">git svn</text:span> set up. First you’ll move the tags so they’re actual tags rather than strange remote branches, and then you’ll move the rest of the branches so they’re local.</text:p>
      <text:p text:style-name="Text_20_body">To move the tags to be proper Git tags, run</text:p>
      <text:p text:style-name="Preformatted_20_Text"><text:span text:style-name="Source_20_Text">$ cp -Rf .git/refs/remotes/tags/* .git/refs/tags/</text:span></text:p>
      <text:p text:style-name="P9"><text:span text:style-name="Source_20_Text">$ rm -Rf .git/refs/remotes/tags</text:span></text:p>
      <text:p text:style-name="Text_20_body">This takes the references that were remote branches that started with <text:span text:style-name="Source_20_Text">tag/</text:span> and makes them real (lightweight) tags.</text:p>
      <text:p text:style-name="Text_20_body">Next, move the rest of the references under <text:span text:style-name="Source_20_Text">refs/remotes</text:span> to be local branches:</text:p>
      <text:p text:style-name="Preformatted_20_Text"><text:span text:style-name="Source_20_Text">$ cp -Rf .git/refs/remotes/* .git/refs/heads/</text:span></text:p>
      <text:p text:style-name="P9"><text:span text:style-name="Source_20_Text">$ rm -Rf .git/refs/remotes</text:span></text:p>
      <text:p text:style-name="Text_20_body">Now all the old branches are real Git branches and all the old tags are real Git tags. The last thing to do is add your new Git server as a remote and push to it. Because you want all your branches and tags to go up, you can run this:</text:p>
      <text:p text:style-name="P9"><text:span text:style-name="Source_20_Text">$ git push origin --all</text:span></text:p>
      <text:p text:style-name="Text_20_body"><text:soft-page-break/>All your branches and tags should be on your new Git server in a nice, clean import.</text:p>
      <text:h text:style-name="Heading_20_3" text:outline-level="3"><text:bookmark-start text:name="__RefHeading__21992_721071827"/><text:bookmark text:name="Perforce"/><text:a xlink:type="simple" xlink:href="http://git-scm.com/book/es/Git-y-Otros-Sistemas-Migrating-to-Git#Perforce">Perforce</text:a><text:bookmark-end text:name="__RefHeading__21992_721071827"/></text:h>
      <text:p text:style-name="Text_20_body">The next system you’ll look at importing from is Perforce. A Perforce importer is also distributed with Git, but only in the <text:span text:style-name="Source_20_Text">contrib</text:span> section of the source code — it isn’t available by default like <text:span text:style-name="Source_20_Text">git svn</text:span>. To run it, you must get the Git source code, which you can download from git.kernel.org:</text:p>
      <text:p text:style-name="Preformatted_20_Text"><text:span text:style-name="Source_20_Text">$ git clone git://git.kernel.org/pub/scm/git/git.git</text:span></text:p>
      <text:p text:style-name="P9"><text:span text:style-name="Source_20_Text">$ cd git/contrib/fast-import</text:span></text:p>
      <text:p text:style-name="Text_20_body">In this <text:span text:style-name="Source_20_Text">fast-import</text:span> directory, you should find an executable Python script named <text:span text:style-name="Source_20_Text">git-p4</text:span>. You must have Python and the <text:span text:style-name="Source_20_Text">p4</text:span> tool installed on your machine for this import to work. For example, you’ll import the Jam project from the Perforce Public Depot. To set up your client, you must export the P4PORT environment variable to point to the Perforce depot:</text:p>
      <text:p text:style-name="P9"><text:span text:style-name="Source_20_Text">$ export P4PORT=public.perforce.com:1666</text:span></text:p>
      <text:p text:style-name="Text_20_body">Run the <text:span text:style-name="Source_20_Text">git-p4 clone</text:span> command to import the Jam project from the Perforce server, supplying the depot and project path and the path into which you want to import the project:</text:p>
      <text:p text:style-name="Preformatted_20_Text"><text:span text:style-name="Source_20_Text">$ git-p4 clone //public/jam/src@all /opt/p4import</text:span></text:p>
      <text:p text:style-name="Preformatted_20_Text"><text:span text:style-name="Source_20_Text">Importing from //public/jam/src@all into /opt/p4import</text:span></text:p>
      <text:p text:style-name="Preformatted_20_Text"><text:span text:style-name="Source_20_Text">Reinitialized existing Git repository in /opt/p4import/.git/</text:span></text:p>
      <text:p text:style-name="Preformatted_20_Text"><text:span text:style-name="Source_20_Text">Import destination: refs/remotes/p4/master</text:span></text:p>
      <text:p text:style-name="P9"><text:span text:style-name="Source_20_Text">Importing revision 4409 (100%)</text:span></text:p>
      <text:p text:style-name="Text_20_body">If you go to the <text:span text:style-name="Source_20_Text">/opt/p4import</text:span> directory and run <text:span text:style-name="Source_20_Text">git log</text:span>, you can see your imported work:</text:p>
      <text:p text:style-name="Preformatted_20_Text"><text:span text:style-name="Source_20_Text">$ git log -2</text:span></text:p>
      <text:p text:style-name="Preformatted_20_Text"><text:span text:style-name="Source_20_Text">commit 1fd4ec126171790efd2db83548b85b1bbbc07dc2</text:span></text:p>
      <text:p text:style-name="Preformatted_20_Text"><text:span text:style-name="Source_20_Text">Author: Perforce staff &lt;support@perforce.com&gt;</text:span></text:p>
      <text:p text:style-name="Preformatted_20_Text"><text:span text:style-name="Source_20_Text">Date: <text:s text:c="2"/>Thu Aug 19 10:18:45 2004 -0800</text:span></text:p>
      <text:p text:style-name="Preformatted_20_Text"/>
      <text:p text:style-name="Preformatted_20_Text"><text:span text:style-name="Source_20_Text"><text:s text:c="4"/>Drop 'rc3' moniker of jam-2.5. <text:s/>Folded rc2 and rc3 RELNOTES into</text:span></text:p>
      <text:p text:style-name="Preformatted_20_Text"><text:span text:style-name="Source_20_Text"><text:s text:c="4"/>the main part of the document. <text:s/>Built new tar/zip balls.</text:span></text:p>
      <text:p text:style-name="Preformatted_20_Text"/>
      <text:p text:style-name="Preformatted_20_Text"><text:span text:style-name="Source_20_Text"><text:s text:c="4"/>Only 16 months later.</text:span></text:p>
      <text:p text:style-name="Preformatted_20_Text"/>
      <text:p text:style-name="Preformatted_20_Text"><text:span text:style-name="Source_20_Text"><text:s text:c="4"/>[git-p4: depot-paths = "//public/jam/src/": change = 4409]</text:span></text:p>
      <text:p text:style-name="Preformatted_20_Text"/>
      <text:p text:style-name="Preformatted_20_Text"><text:span text:style-name="Source_20_Text">commit ca8870db541a23ed867f38847eda65bf4363371d</text:span></text:p>
      <text:p text:style-name="Preformatted_20_Text"><text:span text:style-name="Source_20_Text">Author: Richard Geiger &lt;rmg@perforce.com&gt;</text:span></text:p>
      <text:p text:style-name="Preformatted_20_Text"><text:span text:style-name="Source_20_Text">Date: <text:s text:c="2"/>Tue Apr 22 20:51:34 2003 -0800</text:span></text:p>
      <text:p text:style-name="Preformatted_20_Text"/>
      <text:p text:style-name="Preformatted_20_Text"><text:span text:style-name="Source_20_Text"><text:s text:c="4"/>Update derived jamgram.c</text:span></text:p>
      <text:p text:style-name="Preformatted_20_Text"/>
      <text:p text:style-name="P9"><text:span text:style-name="Source_20_Text"><text:s text:c="4"/>[git-p4: depot-paths = "//public/jam/src/": change = 3108]</text:span></text:p>
      <text:p text:style-name="Text_20_body">You can see the <text:span text:style-name="Source_20_Text">git-p4</text:span> identifier in each commit. It’s fine to keep that identifier there, in case you need to reference the Perforce change number later. However, if you’d like to remove the identifier, now is the time to do so — before you start doing work on the new repository. You can use <text:span text:style-name="Source_20_Text">git filter-branch</text:span> to remove the identifier strings en masse:</text:p>
      <text:p text:style-name="Preformatted_20_Text"><text:span text:style-name="Source_20_Text">$ git filter-branch --msg-filter '</text:span></text:p>
      <text:p text:style-name="Preformatted_20_Text"><text:span text:style-name="Source_20_Text"><text:s text:c="8"/>sed -e "/^\[git-p4:/d"</text:span></text:p>
      <text:p text:style-name="Preformatted_20_Text"><text:span text:style-name="Source_20_Text">'</text:span></text:p>
      <text:p text:style-name="Preformatted_20_Text"><text:span text:style-name="Source_20_Text">Rewrite 1fd4ec126171790efd2db83548b85b1bbbc07dc2 (123/123)</text:span></text:p>
      <text:p text:style-name="P9"><text:span text:style-name="Source_20_Text">Ref 'refs/heads/master' was rewritten</text:span></text:p>
      <text:p text:style-name="Text_20_body"><text:soft-page-break/>If you run <text:span text:style-name="Source_20_Text">git log</text:span>, you can see that all the SHA-1 checksums for the commits have changed, but the <text:span text:style-name="Source_20_Text">git-p4</text:span> strings are no longer in the commit messages:</text:p>
      <text:p text:style-name="Preformatted_20_Text"><text:span text:style-name="Source_20_Text">$ git log -2</text:span></text:p>
      <text:p text:style-name="Preformatted_20_Text"><text:span text:style-name="Source_20_Text">commit 10a16d60cffca14d454a15c6164378f4082bc5b0</text:span></text:p>
      <text:p text:style-name="Preformatted_20_Text"><text:span text:style-name="Source_20_Text">Author: Perforce staff &lt;support@perforce.com&gt;</text:span></text:p>
      <text:p text:style-name="Preformatted_20_Text"><text:span text:style-name="Source_20_Text">Date: <text:s text:c="2"/>Thu Aug 19 10:18:45 2004 -0800</text:span></text:p>
      <text:p text:style-name="Preformatted_20_Text"/>
      <text:p text:style-name="Preformatted_20_Text"><text:span text:style-name="Source_20_Text"><text:s text:c="4"/>Drop 'rc3' moniker of jam-2.5. <text:s/>Folded rc2 and rc3 RELNOTES into</text:span></text:p>
      <text:p text:style-name="Preformatted_20_Text"><text:span text:style-name="Source_20_Text"><text:s text:c="4"/>the main part of the document. <text:s/>Built new tar/zip balls.</text:span></text:p>
      <text:p text:style-name="Preformatted_20_Text"/>
      <text:p text:style-name="Preformatted_20_Text"><text:span text:style-name="Source_20_Text"><text:s text:c="4"/>Only 16 months later.</text:span></text:p>
      <text:p text:style-name="Preformatted_20_Text"/>
      <text:p text:style-name="Preformatted_20_Text"><text:span text:style-name="Source_20_Text">commit 2b6c6db311dd76c34c66ec1c40a49405e6b527b2</text:span></text:p>
      <text:p text:style-name="Preformatted_20_Text"><text:span text:style-name="Source_20_Text">Author: Richard Geiger &lt;rmg@perforce.com&gt;</text:span></text:p>
      <text:p text:style-name="Preformatted_20_Text"><text:span text:style-name="Source_20_Text">Date: <text:s text:c="2"/>Tue Apr 22 20:51:34 2003 -0800</text:span></text:p>
      <text:p text:style-name="Preformatted_20_Text"/>
      <text:p text:style-name="P9"><text:span text:style-name="Source_20_Text"><text:s text:c="4"/>Update derived jamgram.c</text:span></text:p>
      <text:p text:style-name="Text_20_body">Your import is ready to push up to your new Git server.</text:p>
      <text:h text:style-name="Heading_20_3" text:outline-level="3"><text:bookmark-start text:name="__RefHeading__21994_721071827"/><text:bookmark text:name="A-Custom-Importer"/><text:a xlink:type="simple" xlink:href="http://git-scm.com/book/es/Git-y-Otros-Sistemas-Migrating-to-Git#A-Custom-Importer">A Custom Importer</text:a><text:bookmark-end text:name="__RefHeading__21994_721071827"/></text:h>
      <text:p text:style-name="Text_20_body">If your system isn’t Subversion or Perforce, you should look for an importer online — quality importers are available for CVS, Clear Case, Visual Source Safe, even a directory of archives. If none of these tools works for you, you have a rarer tool, or you otherwise need a more custom importing process, you should use <text:span text:style-name="Source_20_Text">git fast-import</text:span>. This command reads simple instructions from stdin to write specific Git data. It’s much easier to create Git objects this way than to run the raw Git commands or try to write the raw objects (see Chapter 9 for more information). This way, you can write an import script that reads the necessary information out of the system you’re importing from and prints straightforward instructions to stdout. You can then run this program and pipe its output through <text:span text:style-name="Source_20_Text">git fast-import</text:span>.</text:p>
      <text:p text:style-name="Text_20_body">To quickly demonstrate, you’ll write a simple importer. Suppose you work in current, you back up your project by occasionally copying the directory into a time-stamped <text:span text:style-name="Source_20_Text">back_YYYY_MM_DD</text:span> backup directory, and you want to import this into Git. Your directory structure looks like this:</text:p>
      <text:p text:style-name="Preformatted_20_Text"><text:span text:style-name="Source_20_Text">$ ls /opt/import_from</text:span></text:p>
      <text:p text:style-name="Preformatted_20_Text"><text:span text:style-name="Source_20_Text">back_2009_01_02</text:span></text:p>
      <text:p text:style-name="Preformatted_20_Text"><text:span text:style-name="Source_20_Text">back_2009_01_04</text:span></text:p>
      <text:p text:style-name="Preformatted_20_Text"><text:span text:style-name="Source_20_Text">back_2009_01_14</text:span></text:p>
      <text:p text:style-name="Preformatted_20_Text"><text:span text:style-name="Source_20_Text">back_2009_02_03</text:span></text:p>
      <text:p text:style-name="P9"><text:span text:style-name="Source_20_Text">current</text:span></text:p>
      <text:p text:style-name="Text_20_body">In order to import a Git directory, you need to review how Git stores its data. As you may remember, Git is fundamentally a linked list of commit objects that point to a snapshot of content. All you have to do is tell <text:span text:style-name="Source_20_Text">fast-import</text:span> what the content snapshots are, what commit data points to them, and the order they go in. Your strategy will be to go through the snapshots one at a time and create commits with the contents of each directory, linking each commit back to the previous one.</text:p>
      <text:p text:style-name="Text_20_body">As you did in the "An Example Git Enforced Policy" section of Chapter 7, we’ll write this in Ruby, because it’s what I generally work with and it tends to be easy to read. You can write this example pretty easily in anything you’re familiar with — it just needs to print the appropriate information to stdout. And, if you are running on Windows, this means you'll need to take special care to not introduce carriage returns at the end your lines — git fast-import is very particular about just wanting line feeds (LF) not the carriage return line feeds (CRLF) that Windows uses.</text:p>
      <text:p text:style-name="Text_20_body">To begin, you’ll change into the target directory and identify every subdirectory, each of which is a <text:soft-page-break/>snapshot that you want to import as a commit. You’ll change into each subdirectory and print the commands necessary to export it. Your basic main loop looks like this:</text:p>
      <text:p text:style-name="Preformatted_20_Text"><text:span text:style-name="Source_20_Text">last_mark = nil</text:span></text:p>
      <text:p text:style-name="Preformatted_20_Text"/>
      <text:p text:style-name="Preformatted_20_Text"><text:span text:style-name="Source_20_Text"># loop through the directories</text:span></text:p>
      <text:p text:style-name="Preformatted_20_Text"><text:span text:style-name="Source_20_Text">Dir.chdir(ARGV[0]) do</text:span></text:p>
      <text:p text:style-name="Preformatted_20_Text"><text:span text:style-name="Source_20_Text"><text:s text:c="2"/>Dir.glob("*").each do |dir|</text:span></text:p>
      <text:p text:style-name="Preformatted_20_Text"><text:span text:style-name="Source_20_Text"><text:s text:c="4"/>next if File.file?(dir)</text:span></text:p>
      <text:p text:style-name="Preformatted_20_Text"/>
      <text:p text:style-name="Preformatted_20_Text"><text:span text:style-name="Source_20_Text"><text:s text:c="4"/># move into the target directory</text:span></text:p>
      <text:p text:style-name="Preformatted_20_Text"><text:span text:style-name="Source_20_Text"><text:s text:c="4"/>Dir.chdir(dir) do </text:span></text:p>
      <text:p text:style-name="Preformatted_20_Text"><text:span text:style-name="Source_20_Text"><text:s text:c="6"/>last_mark = print_export(dir, last_mark)</text:span></text:p>
      <text:p text:style-name="Preformatted_20_Text"><text:span text:style-name="Source_20_Text"><text:s text:c="4"/>end</text:span></text:p>
      <text:p text:style-name="Preformatted_20_Text"><text:span text:style-name="Source_20_Text"><text:s text:c="2"/>end</text:span></text:p>
      <text:p text:style-name="P9"><text:span text:style-name="Source_20_Text">end</text:span></text:p>
      <text:p text:style-name="Text_20_body">You run <text:span text:style-name="Source_20_Text">print_export</text:span> inside each directory, which takes the manifest and mark of the previous snapshot and returns the manifest and mark of this one; that way, you can link them properly. "Mark" is the <text:span text:style-name="Source_20_Text">fast-import</text:span> term for an identifier you give to a commit; as you create commits, you give each one a mark that you can use to link to it from other commits. So, the first thing to do in your <text:span text:style-name="Source_20_Text">print_export</text:span> method is generate a mark from the directory name:</text:p>
      <text:p text:style-name="P9"><text:span text:style-name="Source_20_Text">mark = convert_dir_to_mark(dir)</text:span></text:p>
      <text:p text:style-name="Text_20_body">You’ll do this by creating an array of directories and using the index value as the mark, because a mark must be an integer. Your method looks like this:</text:p>
      <text:p text:style-name="Preformatted_20_Text"><text:span text:style-name="Source_20_Text">$marks = []</text:span></text:p>
      <text:p text:style-name="Preformatted_20_Text"><text:span text:style-name="Source_20_Text">def convert_dir_to_mark(dir)</text:span></text:p>
      <text:p text:style-name="Preformatted_20_Text"><text:span text:style-name="Source_20_Text"><text:s text:c="2"/>if !$marks.include?(dir)</text:span></text:p>
      <text:p text:style-name="Preformatted_20_Text"><text:span text:style-name="Source_20_Text"><text:s text:c="4"/>$marks &lt;&lt; dir</text:span></text:p>
      <text:p text:style-name="Preformatted_20_Text"><text:span text:style-name="Source_20_Text"><text:s text:c="2"/>end</text:span></text:p>
      <text:p text:style-name="Preformatted_20_Text"><text:span text:style-name="Source_20_Text"><text:s text:c="2"/>($marks.index(dir) + 1).to_s</text:span></text:p>
      <text:p text:style-name="P9"><text:span text:style-name="Source_20_Text">end</text:span></text:p>
      <text:p text:style-name="Text_20_body">Now that you have an integer representation of your commit, you need a date for the commit metadata. Because the date is expressed in the name of the directory, you’ll parse it out. The next line in your <text:span text:style-name="Source_20_Text">print_export</text:span> file is</text:p>
      <text:p text:style-name="P9"><text:span text:style-name="Source_20_Text">date = convert_dir_to_date(dir)</text:span></text:p>
      <text:p text:style-name="Text_20_body">where <text:span text:style-name="Source_20_Text">convert_dir_to_date</text:span> is defined as</text:p>
      <text:p text:style-name="Preformatted_20_Text"><text:span text:style-name="Source_20_Text">def convert_dir_to_date(dir)</text:span></text:p>
      <text:p text:style-name="Preformatted_20_Text"><text:span text:style-name="Source_20_Text"><text:s text:c="2"/>if dir == 'current'</text:span></text:p>
      <text:p text:style-name="Preformatted_20_Text"><text:span text:style-name="Source_20_Text"><text:s text:c="4"/>return Time.now().to_i</text:span></text:p>
      <text:p text:style-name="Preformatted_20_Text"><text:span text:style-name="Source_20_Text"><text:s text:c="2"/>else</text:span></text:p>
      <text:p text:style-name="Preformatted_20_Text"><text:span text:style-name="Source_20_Text"><text:s text:c="4"/>dir = dir.gsub('back_', '')</text:span></text:p>
      <text:p text:style-name="Preformatted_20_Text"><text:span text:style-name="Source_20_Text"><text:s text:c="4"/>(year, month, day) = dir.split('_')</text:span></text:p>
      <text:p text:style-name="Preformatted_20_Text"><text:span text:style-name="Source_20_Text"><text:s text:c="4"/>return Time.local(year, month, day).to_i</text:span></text:p>
      <text:p text:style-name="Preformatted_20_Text"><text:span text:style-name="Source_20_Text"><text:s text:c="2"/>end</text:span></text:p>
      <text:p text:style-name="P9"><text:span text:style-name="Source_20_Text">end</text:span></text:p>
      <text:p text:style-name="Text_20_body">That returns an integer value for the date of each directory. The last piece of meta-information you need for each commit is the committer data, which you hardcode in a global variable:</text:p>
      <text:p text:style-name="P9"><text:span text:style-name="Source_20_Text">$author = 'Scott Chacon &lt;schacon@example.com&gt;'</text:span></text:p>
      <text:p text:style-name="Text_20_body">Now you’re ready to begin printing out the commit data for your importer. The initial information <text:soft-page-break/>states that you’re defining a commit object and what branch it’s on, followed by the mark you’ve generated, the committer information and commit message, and then the previous commit, if any. The code looks like this:</text:p>
      <text:p text:style-name="Preformatted_20_Text"><text:span text:style-name="Source_20_Text"># print the import information</text:span></text:p>
      <text:p text:style-name="Preformatted_20_Text"><text:span text:style-name="Source_20_Text">puts 'commit refs/heads/master'</text:span></text:p>
      <text:p text:style-name="Preformatted_20_Text"><text:span text:style-name="Source_20_Text">puts 'mark :' + mark</text:span></text:p>
      <text:p text:style-name="Preformatted_20_Text"><text:span text:style-name="Source_20_Text">puts "committer #{$author} #{date} -0700"</text:span></text:p>
      <text:p text:style-name="Preformatted_20_Text"><text:span text:style-name="Source_20_Text">export_data('imported from ' + dir)</text:span></text:p>
      <text:p text:style-name="P9"><text:span text:style-name="Source_20_Text">puts 'from :' + last_mark if last_mark</text:span></text:p>
      <text:p text:style-name="Text_20_body">You hardcode the time zone (-0700) because doing so is easy. If you’re importing from another system, you must specify the time zone as an offset. The commit message must be expressed in a special format:</text:p>
      <text:p text:style-name="P9"><text:span text:style-name="Source_20_Text">data (size)\n(contents)</text:span></text:p>
      <text:p text:style-name="Text_20_body">The format consists of the word data, the size of the data to be read, a newline, and finally the data. Because you need to use the same format to specify the file contents later, you create a helper method, <text:span text:style-name="Source_20_Text">export_data</text:span>:</text:p>
      <text:p text:style-name="Preformatted_20_Text"><text:span text:style-name="Source_20_Text">def export_data(string)</text:span></text:p>
      <text:p text:style-name="Preformatted_20_Text"><text:span text:style-name="Source_20_Text"><text:s text:c="2"/>print "data #{string.size}\n#{string}"</text:span></text:p>
      <text:p text:style-name="P9"><text:span text:style-name="Source_20_Text">end</text:span></text:p>
      <text:p text:style-name="Text_20_body">All that’s left is to specify the file contents for each snapshot. This is easy, because you have each one in a directory — you can print out the <text:span text:style-name="Source_20_Text">deleteall</text:span> command followed by the contents of each file in the directory. Git will then record each snapshot appropriately:</text:p>
      <text:p text:style-name="Preformatted_20_Text"><text:span text:style-name="Source_20_Text">puts 'deleteall'</text:span></text:p>
      <text:p text:style-name="Preformatted_20_Text"><text:span text:style-name="Source_20_Text">Dir.glob("**/*").each do |file|</text:span></text:p>
      <text:p text:style-name="Preformatted_20_Text"><text:span text:style-name="Source_20_Text"><text:s text:c="2"/>next if !File.file?(file)</text:span></text:p>
      <text:p text:style-name="Preformatted_20_Text"><text:span text:style-name="Source_20_Text"><text:s text:c="2"/>inline_data(file)</text:span></text:p>
      <text:p text:style-name="P9"><text:span text:style-name="Source_20_Text">end</text:span></text:p>
      <text:p text:style-name="Text_20_body">Note: Because many systems think of their revisions as changes from one commit to another, fast-import can also take commands with each commit to specify which files have been added, removed, or modified and what the new contents are. You could calculate the differences between snapshots and provide only this data, but doing so is more complex — you may as well give Git all the data and let it figure it out. If this is better suited to your data, check the <text:span text:style-name="Source_20_Text">fast-import</text:span> man page for details about how to provide your data in this manner.</text:p>
      <text:p text:style-name="Text_20_body">The format for listing the new file contents or specifying a modified file with the new contents is as follows:</text:p>
      <text:p text:style-name="Preformatted_20_Text"><text:span text:style-name="Source_20_Text">M 644 inline path/to/file</text:span></text:p>
      <text:p text:style-name="Preformatted_20_Text"><text:span text:style-name="Source_20_Text">data (size)</text:span></text:p>
      <text:p text:style-name="P9"><text:span text:style-name="Source_20_Text">(file contents)</text:span></text:p>
      <text:p text:style-name="Text_20_body">Here, 644 is the mode (if you have executable files, you need to detect and specify 755 instead), and inline says you’ll list the contents immediately after this line. Your <text:span text:style-name="Source_20_Text">inline_data</text:span> method looks like this:</text:p>
      <text:p text:style-name="Preformatted_20_Text"><text:span text:style-name="Source_20_Text">def inline_data(file, code = 'M', mode = '644')</text:span></text:p>
      <text:p text:style-name="Preformatted_20_Text"><text:span text:style-name="Source_20_Text"><text:s text:c="2"/>content = File.read(file)</text:span></text:p>
      <text:p text:style-name="Preformatted_20_Text"><text:span text:style-name="Source_20_Text"><text:s text:c="2"/>puts "#{code} #{mode} inline #{file}"</text:span></text:p>
      <text:p text:style-name="Preformatted_20_Text"><text:span text:style-name="Source_20_Text"><text:s text:c="2"/>export_data(content)</text:span></text:p>
      <text:p text:style-name="P9"><text:span text:style-name="Source_20_Text">end</text:span></text:p>
      <text:p text:style-name="Text_20_body">You reuse the <text:span text:style-name="Source_20_Text">export_data</text:span> method you defined earlier, because it’s the same as the way you <text:soft-page-break/>specified your commit message data. </text:p>
      <text:p text:style-name="Text_20_body">The last thing you need to do is to return the current mark so it can be passed to the next iteration:</text:p>
      <text:p text:style-name="P9"><text:span text:style-name="Source_20_Text">return mark</text:span></text:p>
      <text:p text:style-name="Text_20_body">NOTE: If you are running on Windows you'll need to make sure that you add one extra step. As metioned before, Windows uses CRLF for new line characters while git fast-import expects only LF. To get around this problem and make git fast-import happy, you need to tell ruby to use LF instead of CRLF:</text:p>
      <text:p text:style-name="P9"><text:span text:style-name="Source_20_Text">$stdout.binmode</text:span></text:p>
      <text:p text:style-name="Text_20_body">That’s it. If you run this script, you’ll get content that looks something like this:</text:p>
      <text:p text:style-name="Preformatted_20_Text"><text:span text:style-name="Source_20_Text">$ ruby import.rb /opt/import_from </text:span></text:p>
      <text:p text:style-name="Preformatted_20_Text"><text:span text:style-name="Source_20_Text">commit refs/heads/master</text:span></text:p>
      <text:p text:style-name="Preformatted_20_Text"><text:span text:style-name="Source_20_Text">mark :1</text:span></text:p>
      <text:p text:style-name="Preformatted_20_Text"><text:span text:style-name="Source_20_Text">committer Scott Chacon &lt;schacon@geemail.com&gt; 1230883200 -0700</text:span></text:p>
      <text:p text:style-name="Preformatted_20_Text"><text:span text:style-name="Source_20_Text">data 29</text:span></text:p>
      <text:p text:style-name="Preformatted_20_Text"><text:span text:style-name="Source_20_Text">imported from back_2009_01_02deleteall</text:span></text:p>
      <text:p text:style-name="Preformatted_20_Text"><text:span text:style-name="Source_20_Text">M 644 inline file.rb</text:span></text:p>
      <text:p text:style-name="Preformatted_20_Text"><text:span text:style-name="Source_20_Text">data 12</text:span></text:p>
      <text:p text:style-name="Preformatted_20_Text"><text:span text:style-name="Source_20_Text">version two</text:span></text:p>
      <text:p text:style-name="Preformatted_20_Text"><text:span text:style-name="Source_20_Text">commit refs/heads/master</text:span></text:p>
      <text:p text:style-name="Preformatted_20_Text"><text:span text:style-name="Source_20_Text">mark :2</text:span></text:p>
      <text:p text:style-name="Preformatted_20_Text"><text:span text:style-name="Source_20_Text">committer Scott Chacon &lt;schacon@geemail.com&gt; 1231056000 -0700</text:span></text:p>
      <text:p text:style-name="Preformatted_20_Text"><text:span text:style-name="Source_20_Text">data 29</text:span></text:p>
      <text:p text:style-name="Preformatted_20_Text"><text:span text:style-name="Source_20_Text">imported from back_2009_01_04from :1</text:span></text:p>
      <text:p text:style-name="Preformatted_20_Text"><text:span text:style-name="Source_20_Text">deleteall</text:span></text:p>
      <text:p text:style-name="Preformatted_20_Text"><text:span text:style-name="Source_20_Text">M 644 inline file.rb</text:span></text:p>
      <text:p text:style-name="Preformatted_20_Text"><text:span text:style-name="Source_20_Text">data 14</text:span></text:p>
      <text:p text:style-name="Preformatted_20_Text"><text:span text:style-name="Source_20_Text">version three</text:span></text:p>
      <text:p text:style-name="Preformatted_20_Text"><text:span text:style-name="Source_20_Text">M 644 inline new.rb</text:span></text:p>
      <text:p text:style-name="Preformatted_20_Text"><text:span text:style-name="Source_20_Text">data 16</text:span></text:p>
      <text:p text:style-name="Preformatted_20_Text"><text:span text:style-name="Source_20_Text">new version one</text:span></text:p>
      <text:p text:style-name="P9"><text:span text:style-name="Source_20_Text">(...)</text:span></text:p>
      <text:p text:style-name="Text_20_body">To run the importer, pipe this output through <text:span text:style-name="Source_20_Text">git fast-import</text:span> while in the Git directory you want to import into. You can create a new directory and then run <text:span text:style-name="Source_20_Text">git init</text:span> in it for a starting point, and then run your script:</text:p>
      <text:p text:style-name="Preformatted_20_Text"><text:span text:style-name="Source_20_Text">$ git init</text:span></text:p>
      <text:p text:style-name="Preformatted_20_Text"><text:span text:style-name="Source_20_Text">Initialized empty Git repository in /opt/import_to/.git/</text:span></text:p>
      <text:p text:style-name="Preformatted_20_Text"><text:span text:style-name="Source_20_Text">$ ruby import.rb /opt/import_from | git fast-import</text:span></text:p>
      <text:p text:style-name="Preformatted_20_Text"><text:span text:style-name="Source_20_Text">git-fast-import statistics:</text:span></text:p>
      <text:p text:style-name="Preformatted_20_Text"><text:span text:style-name="Source_20_Text">---------------------------------------------------------------------</text:span></text:p>
      <text:p text:style-name="Preformatted_20_Text"><text:span text:style-name="Source_20_Text">Alloc'd objects: <text:s text:c="6"/>5000</text:span></text:p>
      <text:p text:style-name="Preformatted_20_Text"><text:span text:style-name="Source_20_Text">Total objects: <text:s text:c="10"/>18 ( <text:s text:c="8"/>1 duplicates <text:s text:c="17"/>)</text:span></text:p>
      <text:p text:style-name="Preformatted_20_Text"><text:span text:style-name="Source_20_Text"><text:s text:c="6"/>blobs <text:s/>: <text:s text:c="11"/>7 ( <text:s text:c="8"/>1 duplicates <text:s text:c="9"/>0 deltas)</text:span></text:p>
      <text:p text:style-name="Preformatted_20_Text"><text:span text:style-name="Source_20_Text"><text:s text:c="6"/>trees <text:s/>: <text:s text:c="11"/>6 ( <text:s text:c="8"/>0 duplicates <text:s text:c="9"/>1 deltas)</text:span></text:p>
      <text:p text:style-name="Preformatted_20_Text"><text:span text:style-name="Source_20_Text"><text:s text:c="6"/>commits: <text:s text:c="11"/>5 ( <text:s text:c="8"/>0 duplicates <text:s text:c="9"/>0 deltas)</text:span></text:p>
      <text:p text:style-name="Preformatted_20_Text"><text:span text:style-name="Source_20_Text"><text:s text:c="6"/>tags <text:s text:c="2"/>: <text:s text:c="11"/>0 ( <text:s text:c="8"/>0 duplicates <text:s text:c="9"/>0 deltas)</text:span></text:p>
      <text:p text:style-name="Preformatted_20_Text"><text:span text:style-name="Source_20_Text">Total branches: <text:s text:c="10"/>1 ( <text:s text:c="8"/>1 loads <text:s text:c="4"/>)</text:span></text:p>
      <text:p text:style-name="Preformatted_20_Text"><text:span text:style-name="Source_20_Text"><text:s text:c="6"/>marks: <text:s text:c="10"/>1024 ( <text:s text:c="8"/>5 unique <text:s text:c="3"/>)</text:span></text:p>
      <text:p text:style-name="Preformatted_20_Text"><text:span text:style-name="Source_20_Text"><text:s text:c="6"/>atoms: <text:s text:c="13"/>3</text:span></text:p>
      <text:p text:style-name="Preformatted_20_Text"><text:span text:style-name="Source_20_Text">Memory total: <text:s text:c="9"/>2255 KiB</text:span></text:p>
      <text:p text:style-name="Preformatted_20_Text"><text:span text:style-name="Source_20_Text"><text:s text:c="7"/>pools: <text:s text:c="9"/>2098 KiB</text:span></text:p>
      <text:p text:style-name="Preformatted_20_Text"><text:span text:style-name="Source_20_Text"><text:s text:c="5"/>objects: <text:s text:c="10"/>156 KiB</text:span></text:p>
      <text:p text:style-name="Preformatted_20_Text"><text:span text:style-name="Source_20_Text">---------------------------------------------------------------------</text:span></text:p>
      <text:p text:style-name="Preformatted_20_Text"><text:span text:style-name="Source_20_Text">pack_report: getpagesize() <text:s text:c="11"/>= <text:s text:c="6"/>4096</text:span></text:p>
      <text:p text:style-name="Preformatted_20_Text"><text:soft-page-break/><text:span text:style-name="Source_20_Text">pack_report: core.packedGitWindowSize = <text:s text:c="2"/>33554432</text:span></text:p>
      <text:p text:style-name="Preformatted_20_Text"><text:span text:style-name="Source_20_Text">pack_report: core.packedGitLimit <text:s text:c="5"/>= <text:s/>268435456</text:span></text:p>
      <text:p text:style-name="Preformatted_20_Text"><text:span text:style-name="Source_20_Text">pack_report: pack_used_ctr <text:s text:c="11"/>= <text:s text:c="9"/>9</text:span></text:p>
      <text:p text:style-name="Preformatted_20_Text"><text:span text:style-name="Source_20_Text">pack_report: pack_mmap_calls <text:s text:c="9"/>= <text:s text:c="9"/>5</text:span></text:p>
      <text:p text:style-name="Preformatted_20_Text"><text:span text:style-name="Source_20_Text">pack_report: pack_open_windows <text:s text:c="7"/>= <text:s text:c="9"/>1 / <text:s text:c="9"/>1</text:span></text:p>
      <text:p text:style-name="Preformatted_20_Text"><text:span text:style-name="Source_20_Text">pack_report: pack_mapped <text:s text:c="13"/>= <text:s text:c="6"/>1356 / <text:s text:c="6"/>1356</text:span></text:p>
      <text:p text:style-name="P9"><text:span text:style-name="Source_20_Text">---------------------------------------------------------------------</text:span></text:p>
      <text:p text:style-name="Text_20_body">As you can see, when it completes successfully, it gives you a bunch of statistics about what it accomplished. In this case, you imported 18 objects total for 5 commits into 1 branch. Now, you can run <text:span text:style-name="Source_20_Text">git log</text:span> to see your new history:</text:p>
      <text:p text:style-name="Preformatted_20_Text"><text:span text:style-name="Source_20_Text">$ git log -2</text:span></text:p>
      <text:p text:style-name="Preformatted_20_Text"><text:span text:style-name="Source_20_Text">commit 10bfe7d22ce15ee25b60a824c8982157ca593d41</text:span></text:p>
      <text:p text:style-name="Preformatted_20_Text"><text:span text:style-name="Source_20_Text">Author: Scott Chacon &lt;schacon@example.com&gt;</text:span></text:p>
      <text:p text:style-name="Preformatted_20_Text"><text:span text:style-name="Source_20_Text">Date: <text:s text:c="2"/>Sun May 3 12:57:39 2009 -0700</text:span></text:p>
      <text:p text:style-name="Preformatted_20_Text"/>
      <text:p text:style-name="Preformatted_20_Text"><text:span text:style-name="Source_20_Text"><text:s text:c="4"/>imported from current</text:span></text:p>
      <text:p text:style-name="Preformatted_20_Text"/>
      <text:p text:style-name="Preformatted_20_Text"><text:span text:style-name="Source_20_Text">commit 7e519590de754d079dd73b44d695a42c9d2df452</text:span></text:p>
      <text:p text:style-name="Preformatted_20_Text"><text:span text:style-name="Source_20_Text">Author: Scott Chacon &lt;schacon@example.com&gt;</text:span></text:p>
      <text:p text:style-name="Preformatted_20_Text"><text:span text:style-name="Source_20_Text">Date: <text:s text:c="2"/>Tue Feb 3 01:00:00 2009 -0700</text:span></text:p>
      <text:p text:style-name="Preformatted_20_Text"/>
      <text:p text:style-name="P9"><text:span text:style-name="Source_20_Text"><text:s text:c="4"/>imported from back_2009_02_03</text:span></text:p>
      <text:p text:style-name="Text_20_body">There you go — a nice, clean Git repository. It’s important to note that nothing is checked out — you don’t have any files in your working directory at first. To get them, you must reset your branch to where <text:span text:style-name="Source_20_Text">master</text:span> is now:</text:p>
      <text:p text:style-name="Preformatted_20_Text"><text:span text:style-name="Source_20_Text">$ ls</text:span></text:p>
      <text:p text:style-name="Preformatted_20_Text"><text:span text:style-name="Source_20_Text">$ git reset --hard master</text:span></text:p>
      <text:p text:style-name="Preformatted_20_Text"><text:span text:style-name="Source_20_Text">HEAD is now at 10bfe7d imported from current</text:span></text:p>
      <text:p text:style-name="Preformatted_20_Text"><text:span text:style-name="Source_20_Text">$ ls</text:span></text:p>
      <text:p text:style-name="P9"><text:span text:style-name="Source_20_Text">file.rb <text:s/>lib</text:span></text:p>
      <text:p text:style-name="Text_20_body">You can do a lot more with the <text:span text:style-name="Source_20_Text">fast-import</text:span> tool — handle different modes, binary data, multiple branches and merging, tags, progress indicators, and more. A number of examples of more complex scenarios are available in the <text:span text:style-name="Source_20_Text">contrib/fast-import</text:span> directory of the Git source code; one of the better ones is the <text:span text:style-name="Source_20_Text">git-p4</text:span> script I just covered.</text:p>
      <text:p text:style-name="P4"/>
      <text:h text:style-name="P32" text:outline-level="2"><text:bookmark-start text:name="__RefHeading__2733_2051115327"/>8.3 Summary<text:bookmark-end text:name="__RefHeading__2733_2051115327"/></text:h>
      <text:p text:style-name="Text_20_body">You should feel comfortable using Git with Subversion or importing nearly any existing repository into a new Git one without losing data. The next chapter will cover the raw internals of Git so you can craft every single byte, if need be.</text:p>
      <text:p text:style-name="P4"/>
      <text:h text:style-name="P22" text:outline-level="1"><text:bookmark-start text:name="__RefHeading__2737_2051115327"/><text:span text:style-name="T5">9. </text:span>Los entesijos internos de Git<text:bookmark-end text:name="__RefHeading__2737_2051115327"/></text:h>
      <text:p text:style-name="Text_20_body">Puedes que hayas llegado a este capítulo saltando desde alguno previo o puede que hayas llegado tras leer todo el resto del libro. --En uno u otro caso, aquí es donde aprenderás acerca del funcionamiento interno y la implementación de Git--. Me parece que esta información es realmente importante para entender cúan util y potente es Git. Pero algunas personas opinan que puede ser confuso e innecesariamente complejo para novatos. Por ello, lo he puesto al final del libro; de tal forma que puedas leerlo antes o después, en cualquier momento, a lo largo de tu proceso de aprendizaje. Lo dejo en tus manos.</text:p>
      <text:p text:style-name="Text_20_body">Y, ahora que estamos aquí, comencemos con el tema. Ante todo, por si no estuviera suficientemente claro ya, Git es fundamentalmente un sistema de archivo (filesystem) con un interface de usuario (VCS) escrito sobre él. En breve lo veremos con más detalle.</text:p>
      <text:p text:style-name="Text_20_body">En los primeros tiempos de Git (principalmente antes de la versión 1.5), el interface de usuario era mucho más complejo, ya que se centraba en el sistema de archivos en lugar de en el VCS. En los últimos años, el IU se ha refinado hasta llegar a ser tan limpio y sencillo de usar como el de cualquier otro sistema; pero frecuentemente, el estereotipo sigue mostrando a Git como complejo y dificil de aprender. </text:p>
      <text:p text:style-name="Text_20_body">La capa del sistema de archivos que almacena el contenido es increiblemente interesante; por ello, es lo primero que voy a desarrollar en este capítulo. A continuación mostraré los mecanismos de transporte y las tareas de mantenimiento del repositorio que posiblemente necesites usar alguna vez.</text:p>
      <text:p text:style-name="P4"/>
      <text:h text:style-name="P32" text:outline-level="2"><text:bookmark-start text:name="__RefHeading__2739_2051115327"/>9.1 Fontaneria y porcelana<text:bookmark-end text:name="__RefHeading__2739_2051115327"/></text:h>
      <text:p text:style-name="Text_20_body">Este libro habla acerca de como utilizar Git con más o menos 30 verbos, tales como 'checkout', 'branch', 'remote', etc. Pero, debido al origen de Git como una caja de herramientas para un VCS en lugar de como un completo y amigable sistema VCS, existen unos cuantos verbos para realizar tareas de bajo nivel y que se diseñaron para poder ser utilizados de forma encadenada al estilo UNIX o para ser utilizados en scripts. Estos comandos son conocidos como los "comandos de fontanería", mientras que los comandos más amigables son conocidos como los "comandos de porcelana".</text:p>
      <text:p text:style-name="Text_20_body">Los primeros ocho capítulos de este libro se encargan casi exclusivamente de los comandos de porcelana. Pero en este capítulo trataremos sobre todo con los comandos de fontaneria; comandos que te darán acceso a los entresijos internos de Git y que te ayudarán a comprender cómo y por qué hace Git lo que hace como lo hace. Estos comando no están pensados para ser utilizados manualmente desde la línea de comandos; sino más bien para ser utilizados como bloques de construcción para nuevas herramientas y scripts de usuario personalizados.</text:p>
      <text:p text:style-name="Text_20_body">Cuando lanzas 'git init' sobre una carpeta nueva o sobre una ya existente, Git crea la carpeta auxiliar '.git'; la carpeta donde se ubica prácticamente todo lo almacenado y manipulado por Git. Si deseas hacer una copia de seguridad de tu repositorio, con tan solo copiar esta carpeta a cualquier otro lugar ya tienes tu copia completa. Todo este capítulo se encarga de repasar el contenido en dicha carpeta. Tiene un aspecto como este:</text:p>
      <text:p text:style-name="Preformatted_20_Text"><text:span text:style-name="Source_20_Text">$ ls </text:span></text:p>
      <text:p text:style-name="Preformatted_20_Text"><text:span text:style-name="Source_20_Text">HEAD</text:span></text:p>
      <text:p text:style-name="Preformatted_20_Text"><text:span text:style-name="Source_20_Text">branches/</text:span></text:p>
      <text:p text:style-name="Preformatted_20_Text"><text:span text:style-name="Source_20_Text">config</text:span></text:p>
      <text:p text:style-name="Preformatted_20_Text"><text:span text:style-name="Source_20_Text">description</text:span></text:p>
      <text:p text:style-name="Preformatted_20_Text"><text:span text:style-name="Source_20_Text">hooks/</text:span></text:p>
      <text:p text:style-name="Preformatted_20_Text"><text:span text:style-name="Source_20_Text">index</text:span></text:p>
      <text:p text:style-name="Preformatted_20_Text"><text:soft-page-break/><text:span text:style-name="Source_20_Text">info/</text:span></text:p>
      <text:p text:style-name="Preformatted_20_Text"><text:span text:style-name="Source_20_Text">objects/</text:span></text:p>
      <text:p text:style-name="P9"><text:span text:style-name="Source_20_Text">refs/</text:span></text:p>
      <text:p text:style-name="Text_20_body">Puede que veas algunos otros archivos en tu carpeta '.git', pero este es el contenido de un repositorio recién creado tras ejecutar 'git init', --es la estructura por defecto--. La carpeta 'branches' no se utiliza en las últimas versiones de Git, y el archivo 'description' se utiliza solo en el programa GitWeb; por lo que no necesitas preocuparte por ellos. El archivo 'config' contiene las opciones de configuración específicas de este proyecto concreto, y la carpeta 'info' guarda un archivo global de exclusión con los patrones a ignorar ademas de los presentes en el archivo .gitignore. La carpeta 'hooks' contiene tus scripts, tanto de la parte cliente como de la parte servidor, tal y como se ha visto a detalle en el capítulo 6.</text:p>
      <text:p text:style-name="Text_20_body">Esto nos deja con cuatro entradas importantes: los archivos 'HEAD' e 'index' y las carpetas 'objects' y 'refs'. Estos elementos forman el núcleo de Git. La carpeta 'objects' guarda el contenido de tu base de datos, la carpeta 'refs' guarda los apuntadores a las confirmaciones de cambios (commits), el archivo 'HEAD' apunta a la rama que tengas activa (checked out) en este momento, y el archivo 'index' es donde Git almacena la información sobre tu area de preparación (staging area). Vamos a mirar en detalle cada una de esas secciones, para ver cómo trabaja Git.</text:p>
      <text:p text:style-name="P4"/>
      <text:h text:style-name="P32" text:outline-level="2"><text:bookmark-start text:name="__RefHeading__2741_2051115327"/>9.2 Los objetos Git<text:bookmark-end text:name="__RefHeading__2741_2051115327"/></text:h>
      <text:p text:style-name="Text_20_body">Git es un sistema de archivo orientado a contenidos. Estupendo. Y eso, ¿qué significa? Pues significa que el núcleo Git es un simple almacén de claves y valores. Cuando insertas cualquier tipo de contenido, él te devuelve una clave que puedes utilizar para recuperar de nuevo dicho contenido en cualquier momento. Para verlo en acción, puedes utilizar el comando de fontanería 'hash-object'. Este comando coge ciertos datos, los guarda en la carpeta '.git.' y te devuelve la clave bajo la cual se han guardado. Para empezar, inicializa un nuevo repositorio Git y comprueba que la carpeta 'objects' está vacia.</text:p>
      <text:p text:style-name="Preformatted_20_Text"><text:span text:style-name="Source_20_Text">$ mkdir test</text:span></text:p>
      <text:p text:style-name="Preformatted_20_Text"><text:span text:style-name="Source_20_Text">$ cd test</text:span></text:p>
      <text:p text:style-name="Preformatted_20_Text"><text:span text:style-name="Source_20_Text">$ git init</text:span></text:p>
      <text:p text:style-name="Preformatted_20_Text"><text:span text:style-name="Source_20_Text">Initialized empty Git repository in /tmp/test/.git/</text:span></text:p>
      <text:p text:style-name="Preformatted_20_Text"><text:span text:style-name="Source_20_Text">$ find .git/objects</text:span></text:p>
      <text:p text:style-name="Preformatted_20_Text"><text:span text:style-name="Source_20_Text">.git/objects</text:span></text:p>
      <text:p text:style-name="Preformatted_20_Text"><text:span text:style-name="Source_20_Text">.git/objects/info</text:span></text:p>
      <text:p text:style-name="Preformatted_20_Text"><text:span text:style-name="Source_20_Text">.git/objects/pack</text:span></text:p>
      <text:p text:style-name="Preformatted_20_Text"><text:span text:style-name="Source_20_Text">$ find .git/objects -type f</text:span></text:p>
      <text:p text:style-name="P9"><text:span text:style-name="Source_20_Text">$</text:span></text:p>
      <text:p text:style-name="Text_20_body">Git ha inicializado la carpeta 'objects', creando en ella las subcarpetas 'pack' e 'info'; pero aún no hay archivos en ellas. Luego, guarda algo de texto en la base de datos de Git:</text:p>
      <text:p text:style-name="Preformatted_20_Text"><text:span text:style-name="Source_20_Text">$ echo 'test content' | git hash-object -w --stdin</text:span></text:p>
      <text:p text:style-name="P9"><text:span text:style-name="Source_20_Text">d670460b4b4aece5915caf5c68d12f560a9fe3e4</text:span></text:p>
      <text:p text:style-name="Text_20_body">La opción '-w' indica a 'hash-object' que ha de guardar el objeto; de otro modo, el comando solo te respondería cual sería su clave. La opción '--stdin' indica al comando de leer desde la entrada estandar stdin; si no lo indicas, 'hash-object' espera encontrar la ubicación de un archivo. La salida del comando es una suma de comprobación (checksum hash) de 40 caracteres. Este checksum hash SHA-1 es una suma de comprobación del contenido que estás guardando más una cabecera; cabecera sobre la que trataremos en breve. En estos momentos, ya puedes comprobar la forma en que Git ha guardado tus datos:</text:p>
      <text:p text:style-name="Preformatted_20_Text"><text:span text:style-name="Source_20_Text">$ find .git/objects -type f </text:span></text:p>
      <text:p text:style-name="P9"><text:soft-page-break/><text:span text:style-name="Source_20_Text">.git/objects/d6/70460b4b4aece5915caf5c68d12f560a9fe3e4</text:span></text:p>
      <text:p text:style-name="Text_20_body">Como puedes ver, hay un archivo en la carpeta 'objects'. En principio, esta es la forma en que guarda Git los contenidos; como un archivo por cada pieza de contenido, nombrado con la suma de comprobación SHA-1 del contenido y su cabecera. La subcarpeta se nombra con los primeros 2 caracteres del SHA, y el archivo con los restantes 38 caracteres.</text:p>
      <text:p text:style-name="Text_20_body">Puedes volver a recuperar los contenidos usando el comando 'cat-file'. Este comando es algo así como una "navaja suiza" para inspeccionar objetos Git. Pasandole la opción '-p', puedes indicar al comando 'cat-file' que deduzca el tipo de contenido y te lo muestre adecuadamente:</text:p>
      <text:p text:style-name="Preformatted_20_Text"><text:span text:style-name="Source_20_Text">$ git cat-file -p d670460b4b4aece5915caf5c68d12f560a9fe3e4</text:span></text:p>
      <text:p text:style-name="P9"><text:span text:style-name="Source_20_Text">test content</text:span></text:p>
      <text:p text:style-name="Text_20_body">Ahora que sabes cómo añadir contenido a Git y cómo recuperarlo de vuelta. Lo puedes hacer también con el propio contenido de los archivos. Por ejemplo, puedes realizar un control simple de versiones sobre un archivo. Para ello, crea un archivo nuevo y guarda su contenido en tu base de datos:</text:p>
      <text:p text:style-name="Preformatted_20_Text"><text:span text:style-name="Source_20_Text">$ echo 'version 1' &gt; test.txt</text:span></text:p>
      <text:p text:style-name="Preformatted_20_Text"><text:span text:style-name="Source_20_Text">$ git hash-object -w test.txt </text:span></text:p>
      <text:p text:style-name="P9"><text:span text:style-name="Source_20_Text">83baae61804e65cc73a7201a7252750c76066a30</text:span></text:p>
      <text:p text:style-name="Text_20_body">A continuación, escribe algo más de contenido en el archivo y vuelvelo a guardar:</text:p>
      <text:p text:style-name="Preformatted_20_Text"><text:span text:style-name="Source_20_Text">$ echo 'version 2' &gt; test.txt</text:span></text:p>
      <text:p text:style-name="Preformatted_20_Text"><text:span text:style-name="Source_20_Text">$ git hash-object -w test.txt </text:span></text:p>
      <text:p text:style-name="P9"><text:span text:style-name="Source_20_Text">1f7a7a472abf3dd9643fd615f6da379c4acb3e3a</text:span></text:p>
      <text:p text:style-name="Text_20_body">Tu base de datos contendrá las dos nuevas versiones del archivo, así como el primer contenido que habias guardado en ella antes:</text:p>
      <text:p text:style-name="Preformatted_20_Text"><text:span text:style-name="Source_20_Text">$ find .git/objects -type f </text:span></text:p>
      <text:p text:style-name="Preformatted_20_Text"><text:span text:style-name="Source_20_Text">.git/objects/1f/7a7a472abf3dd9643fd615f6da379c4acb3e3a</text:span></text:p>
      <text:p text:style-name="Preformatted_20_Text"><text:span text:style-name="Source_20_Text">.git/objects/83/baae61804e65cc73a7201a7252750c76066a30</text:span></text:p>
      <text:p text:style-name="P9"><text:span text:style-name="Source_20_Text">.git/objects/d6/70460b4b4aece5915caf5c68d12f560a9fe3e4</text:span></text:p>
      <text:p text:style-name="Text_20_body">Podrás revertir el archivo a su primera versión:</text:p>
      <text:p text:style-name="Preformatted_20_Text"><text:span text:style-name="Source_20_Text">$ git cat-file -p 83baae61804e65cc73a7201a7252750c76066a30 &gt; test.txt </text:span></text:p>
      <text:p text:style-name="Preformatted_20_Text"><text:span text:style-name="Source_20_Text">$ cat test.txt </text:span></text:p>
      <text:p text:style-name="P9"><text:span text:style-name="Source_20_Text">version 1</text:span></text:p>
      <text:p text:style-name="Text_20_body">o a su segunda versión</text:p>
      <text:p text:style-name="Preformatted_20_Text"><text:span text:style-name="Source_20_Text">$ git cat-file -p 1f7a7a472abf3dd9643fd615f6da379c4acb3e3a &gt; test.txt </text:span></text:p>
      <text:p text:style-name="Preformatted_20_Text"><text:span text:style-name="Source_20_Text">$ cat test.txt </text:span></text:p>
      <text:p text:style-name="P9"><text:span text:style-name="Source_20_Text">version 2</text:span></text:p>
      <text:p text:style-name="Text_20_body">Pero no es práctico esto de andar recordando la clave SHA-1 para cada versión de tu archivo; es más, realmente no estás guardando el nombre de tu archivo en el sistema, --solo su contenido--. Este tipo de objeto se denomina un blob (binary large object). Con la orden 'cat-file -t' puedes comprobar el tipo de cualquier objeto almacenado en Git, sin mas que indicar su clave SHA-1':</text:p>
      <text:p text:style-name="Preformatted_20_Text"><text:span text:style-name="Source_20_Text">$ git cat-file -t 1f7a7a472abf3dd9643fd615f6da379c4acb3e3a</text:span></text:p>
      <text:p text:style-name="P9"><text:span text:style-name="Source_20_Text">blob</text:span></text:p>
      <text:h text:style-name="Heading_20_3" text:outline-level="3"><text:bookmark-start text:name="__RefHeading__21996_721071827"/><text:bookmark text:name="Objetos-tipo-arbol"/><text:soft-page-break/><text:a xlink:type="simple" xlink:href="http://git-scm.com/book/es/Los-entesijos-internos-de-Git-Los-objetos-Git#Objetos-tipo-arbol">Objetos tipo arbol</text:a><text:bookmark-end text:name="__RefHeading__21996_721071827"/></text:h>
      <text:p text:style-name="Text_20_body">El siguiente tipo de objeto a revisar serán los objetos tipo arbol. Estos se encargan de resolver el problema de guardar un nombre de archivo, a la par que guardamos conjuntamente un grupo de archivos. Git guarda contenido de manera similar a un sistema de archivos UNIX, pero de forma algo más simple. Todo el contenido se guarda como objetos arbol (tree) u objetos binarios (blob). Correspondiendo los árboles a las entradas de carpetas; y correspondiendo los binarios, mas o menos, a los contenidos de los archivos (inodes). Un objeto tipo árbol tiene una o más entradas de tipo arbol. Y cada una de ellas consta de un puntero SHA-1 a un objeto binario (blob) o a un subárbol, más sus correspondientes datos de modo, tipo y nombre de archivo. Por ejemplo, el árbol que hemos utilizado recientemente en el proyecto simplegit, puede resultar algo así como:</text:p>
      <text:p text:style-name="Preformatted_20_Text"><text:span text:style-name="Source_20_Text">$ git cat-file -p master^{tree}</text:span></text:p>
      <text:p text:style-name="Preformatted_20_Text"><text:span text:style-name="Source_20_Text">100644 blob a906cb2a4a904a152e80877d4088654daad0c859 <text:s text:c="5"/>README</text:span></text:p>
      <text:p text:style-name="Preformatted_20_Text"><text:span text:style-name="Source_20_Text">100644 blob 8f94139338f9404f26296befa88755fc2598c289 <text:s text:c="5"/>Rakefile</text:span></text:p>
      <text:p text:style-name="P9"><text:span text:style-name="Source_20_Text">040000 tree 99f1a6d12cb4b6f19c8655fca46c3ecf317074e0 <text:s text:c="5"/>lib</text:span></text:p>
      <text:p text:style-name="Text_20_body">La sentencia <text:span text:style-name="Source_20_Text">master^{tree}</text:span> indica el objeto árbol apuntado por la última confirmación de cambios (commit) en tu rama principal (master). Fíjate en que la carpeta <text:span text:style-name="Source_20_Text">lib</text:span> no es un objeto binario, sino un apuntador a otro objeto tipo árbol. </text:p>
      <text:p text:style-name="Preformatted_20_Text"><text:span text:style-name="Source_20_Text">$ git cat-file -p 99f1a6d12cb4b6f19c8655fca46c3ecf317074e0</text:span></text:p>
      <text:p text:style-name="P9"><text:span text:style-name="Source_20_Text">100644 blob 47c6340d6459e05787f644c2447d2595f5d3a54b <text:s text:c="5"/>simplegit.rb</text:span></text:p>
      <text:p text:style-name="Text_20_body">Conceptualmente, la información almacenada por Git es algo similar a la Figura 9-1.</text:p>
      <text:p text:style-name="P8"><draw:frame draw:style-name="fr1" draw:name="gráficos95" text:anchor-type="as-char" svg:width="13.229cm" svg:height="8.864cm" draw:z-index="87"><draw:image xlink:href="http://git-scm.com/figures/18333fig0901-tn.png" xlink:type="simple" xlink:show="embed" xlink:actuate="onLoad"/></draw:frame></text:p>
      <text:p text:style-name="Text_20_body"><text:line-break/>Figura 9-1. Versión simplificada del modelo de datos de Git.</text:p>
      <text:p text:style-name="Text_20_body">Puedes crear tu propio árbol. Habitualmente Git suele crear un árbol a partir del estado de tu área de preparación (staging area) o índice, escribiendo un objeto árbol con él. Por tanto, para crear un objeto árbol, previamente has de crear un índice preparando algunos archivos para ser almacenados. Puedes utilizar el comando de "fontaneria" <text:span text:style-name="Source_20_Text">update-index</text:span> para crear un índice con una sola entrada, --la primera version de tu archivo text.txt--. Este comando se utiliza para añadir artificialmente la versión anterior del archivo test.txt. a una nueva área de preparación Has de utilizar la opción <text:span text:style-name="Source_20_Text">--add</text:span>, porque el archivo no existe aún en tu área de preparación (es más, ni siquiera tienes un área de preparación). Y has de utilizar también la opción <text:span text:style-name="Source_20_Text">--cacheinfo</text:span>, porque el archivo que estas añadiendo no está en tu carpeta, sino en tu base de datos. Para terminar, has <text:soft-page-break/>de indicar el modo, la clave SHA-1 y el nombre de archivo:</text:p>
      <text:p text:style-name="Preformatted_20_Text"><text:span text:style-name="Source_20_Text">$ git update-index --add --cacheinfo 100644 \</text:span></text:p>
      <text:p text:style-name="P9"><text:span text:style-name="Source_20_Text"><text:s text:c="2"/>83baae61804e65cc73a7201a7252750c76066a30 test.txt</text:span></text:p>
      <text:p text:style-name="Text_20_body">En este caso, indicas un modo <text:span text:style-name="Source_20_Text">100644</text:span>, el modo que denota un archivo normal. Otras opciones son <text:span text:style-name="Source_20_Text">100755</text:span>, para un achivo ejecutable; o <text:span text:style-name="Source_20_Text">120000</text:span>, para un enlace simbólico. Estos modos son como los modos de UNIX, pero mucho menos flexibles. Solo estos tres modos son válidos para archivos (blobs) en Git; (aunque también se permiten otros modos para carpetas y submódulos).</text:p>
      <text:p text:style-name="Text_20_body">Tras esto, puedes usar el comando <text:span text:style-name="Source_20_Text">write-tree</text:span> para escribir el área de preparacón a un objeto tipo árbol. Sin necesidad de la opción <text:span text:style-name="Source_20_Text">-w</text:span>, solo llamando al comando <text:span text:style-name="Source_20_Text">write-tree</text:span>, y si dicho árbol no existiera ya, se crea automáticamente un objeto tipo árbol a partir del estado del índice.</text:p>
      <text:p text:style-name="Preformatted_20_Text"><text:span text:style-name="Source_20_Text">$ git write-tree</text:span></text:p>
      <text:p text:style-name="Preformatted_20_Text"><text:span text:style-name="Source_20_Text">d8329fc1cc938780ffdd9f94e0d364e0ea74f579</text:span></text:p>
      <text:p text:style-name="Preformatted_20_Text"><text:span text:style-name="Source_20_Text">$ git cat-file -p d8329fc1cc938780ffdd9f94e0d364e0ea74f579</text:span></text:p>
      <text:p text:style-name="P9"><text:span text:style-name="Source_20_Text">100644 blob 83baae61804e65cc73a7201a7252750c76066a30 <text:s text:c="5"/>test.txt</text:span></text:p>
      <text:p text:style-name="Text_20_body">También puedes comprobar si realmente es un objeto tipo árbol:</text:p>
      <text:p text:style-name="Preformatted_20_Text"><text:span text:style-name="Source_20_Text">$ git cat-file -t d8329fc1cc938780ffdd9f94e0d364e0ea74f579</text:span></text:p>
      <text:p text:style-name="P9"><text:span text:style-name="Source_20_Text">tree</text:span></text:p>
      <text:p text:style-name="Text_20_body">Vamos a crear un nuevo árbol con la segunda versión del archivo test.txt y con un nuevo archivo.</text:p>
      <text:p text:style-name="Preformatted_20_Text"><text:span text:style-name="Source_20_Text">$ echo 'new file' &gt; new.txt</text:span></text:p>
      <text:p text:style-name="Preformatted_20_Text"><text:span text:style-name="Source_20_Text">$ git update-index test.txt </text:span></text:p>
      <text:p text:style-name="P9"><text:span text:style-name="Source_20_Text">$ git update-index --add new.txt </text:span></text:p>
      <text:p text:style-name="Text_20_body">El área de preparación contendrá ahora la nueva versión de test.txt, así como el nuevo archivo new.txt. Escribiendo este árbol, (guardando el estado del área de preparación o índice), podrás ver que aparece algo así como:</text:p>
      <text:p text:style-name="Preformatted_20_Text"><text:span text:style-name="Source_20_Text">$ git write-tree</text:span></text:p>
      <text:p text:style-name="Preformatted_20_Text"><text:span text:style-name="Source_20_Text">0155eb4229851634a0f03eb265b69f5a2d56f341</text:span></text:p>
      <text:p text:style-name="Preformatted_20_Text"><text:span text:style-name="Source_20_Text">$ git cat-file -p 0155eb4229851634a0f03eb265b69f5a2d56f341</text:span></text:p>
      <text:p text:style-name="Preformatted_20_Text"><text:span text:style-name="Source_20_Text">100644 blob fa49b077972391ad58037050f2a75f74e3671e92 <text:s text:c="5"/>new.txt</text:span></text:p>
      <text:p text:style-name="P9"><text:span text:style-name="Source_20_Text">100644 blob 1f7a7a472abf3dd9643fd615f6da379c4acb3e3a <text:s text:c="5"/>test.txt</text:span></text:p>
      <text:p text:style-name="Text_20_body">Aquí se vén las entradas para los dos archivos y también el que la suma de comprobación SHA-1 de test.txt es la "segunda versión" de la anterior (<text:span text:style-name="Source_20_Text">1f7a7a</text:span>). Simplemente por diversión, puedes añadir el primer árbol como una subcarpeta de este otro. Para leer árboles al área de preparación puedes utilizar el comando <text:span text:style-name="Source_20_Text">read-tree</text:span>. Y, en este caso, puedes hacerlo como si fuera una subcarpeta utilizando la opción <text:span text:style-name="Source_20_Text">--prefix</text:span>:</text:p>
      <text:p text:style-name="Preformatted_20_Text"><text:span text:style-name="Source_20_Text">$ git read-tree --prefix=bak d8329fc1cc938780ffdd9f94e0d364e0ea74f579</text:span></text:p>
      <text:p text:style-name="Preformatted_20_Text"><text:span text:style-name="Source_20_Text">$ git write-tree</text:span></text:p>
      <text:p text:style-name="Preformatted_20_Text"><text:span text:style-name="Source_20_Text">3c4e9cd789d88d8d89c1073707c3585e41b0e614</text:span></text:p>
      <text:p text:style-name="Preformatted_20_Text"><text:span text:style-name="Source_20_Text">$ git cat-file -p 3c4e9cd789d88d8d89c1073707c3585e41b0e614</text:span></text:p>
      <text:p text:style-name="Preformatted_20_Text"><text:span text:style-name="Source_20_Text">040000 tree d8329fc1cc938780ffdd9f94e0d364e0ea74f579 <text:s text:c="5"/>bak</text:span></text:p>
      <text:p text:style-name="Preformatted_20_Text"><text:span text:style-name="Source_20_Text">100644 blob fa49b077972391ad58037050f2a75f74e3671e92 <text:s text:c="5"/>new.txt</text:span></text:p>
      <text:p text:style-name="P9"><text:span text:style-name="Source_20_Text">100644 blob 1f7a7a472abf3dd9643fd615f6da379c4acb3e3a <text:s text:c="5"/>test.txt</text:span></text:p>
      <text:p text:style-name="Text_20_body">Si crearas una carpeta de trabajo a partir de este nuevo árbol que acabas de escribir, obtendrías los dos archivos en el nivel principal de la carpeta de trabajo y una subcarpeta llamada <text:span text:style-name="Source_20_Text">bak</text:span> conteniendo la primera versión del archivo test.txt. Puedes pensar en algo parecido a la Figura 9-2 para representar los datos guardados por Git para estas estructuras.</text:p>
      <text:p text:style-name="P8"><text:soft-page-break/><draw:frame draw:style-name="fr1" draw:name="gráficos96" text:anchor-type="as-char" svg:width="13.229cm" svg:height="8.969cm" draw:z-index="88"><draw:image xlink:href="http://git-scm.com/figures/18333fig0902-tn.png" xlink:type="simple" xlink:show="embed" xlink:actuate="onLoad"/></draw:frame></text:p>
      <text:p text:style-name="Text_20_body"><text:line-break/>Figura 9-2. La estructura del contenido Git para tus datos actuales.</text:p>
      <text:h text:style-name="Heading_20_3" text:outline-level="3"><text:bookmark-start text:name="__RefHeading__21998_721071827"/><text:bookmark text:name="Objetos-de-confirmación-de-cambios"/><text:a xlink:type="simple" xlink:href="http://git-scm.com/book/es/Los-entesijos-internos-de-Git-Los-objetos-Git#Objetos-de-confirmación-de-cambios">Objetos de confirmación de cambios</text:a><text:bookmark-end text:name="__RefHeading__21998_721071827"/></text:h>
      <text:p text:style-name="Text_20_body">Tienes tres árboldes que representan diferentes momentos interesantes de tu proyecto, pero el problema principal sigue siendo el estar obligado a recordar los tres valores SHA-1 para poder recuperar cualquiera de esos momentos. Asimismo, careces de información alguna sobre quién guardó las instantáneas de esos momentos, cuándo fueron guardados o por qué se guardaron. Este es el tipo de información que almacenan para tí los objetos de confirmación de cambios.</text:p>
      <text:p text:style-name="Text_20_body">Para crearlos, tan solo has de llamar al comando <text:span text:style-name="Source_20_Text">commit-tree</text:span>, indicando uno de los árboles SHA-1 y los objetos de confirmación de cambios que lo preceden (si es que lo precede alguno). Empezando por el primer árbol que has escrito:</text:p>
      <text:p text:style-name="Preformatted_20_Text"><text:span text:style-name="Source_20_Text">$ echo 'first commit' | git commit-tree d8329f</text:span></text:p>
      <text:p text:style-name="P9"><text:span text:style-name="Source_20_Text">fdf4fc3344e67ab068f836878b6c4951e3b15f3d</text:span></text:p>
      <text:p text:style-name="Text_20_body">Con el comando <text:span text:style-name="Source_20_Text">cat-file</text:span> puedes revisar el nuevo objeto de confirmación de cambios recién creado:</text:p>
      <text:p text:style-name="Preformatted_20_Text"><text:span text:style-name="Source_20_Text">$ git cat-file -p fdf4fc3</text:span></text:p>
      <text:p text:style-name="Preformatted_20_Text"><text:span text:style-name="Source_20_Text">tree d8329fc1cc938780ffdd9f94e0d364e0ea74f579</text:span></text:p>
      <text:p text:style-name="Preformatted_20_Text"><text:span text:style-name="Source_20_Text">author Scott Chacon &lt;schacon@gmail.com&gt; 1243040974 -0700</text:span></text:p>
      <text:p text:style-name="Preformatted_20_Text"><text:span text:style-name="Source_20_Text">committer Scott Chacon &lt;schacon@gmail.com&gt; 1243040974 -0700</text:span></text:p>
      <text:p text:style-name="Preformatted_20_Text"/>
      <text:p text:style-name="P9"><text:span text:style-name="Source_20_Text">first commit</text:span></text:p>
      <text:p text:style-name="Text_20_body">El formato para un objeto de confirmación de cambios (commit) es sencillo, contemplando: el objeto tipo árbol para la situación del proyecto en ese momento puntual; la información sobre el autor/confirmador, recogida desde las opciones de configuración<text:span text:style-name="Source_20_Text">user.name</text:span> y <text:span text:style-name="Source_20_Text">user.email</text:span>; la fecha y hora actuales; una línea en blanco; y el mensaje de la confirmación de cambios. </text:p>
      <text:p text:style-name="Text_20_body">Puedes seguir adelante, escribiendo los otros dos objetos de confirmación de cambios. Y relacionando cada uno de ellos con su inmediato anterior:</text:p>
      <text:p text:style-name="Preformatted_20_Text"><text:span text:style-name="Source_20_Text">$ echo 'second commit' | git commit-tree 0155eb -p fdf4fc3</text:span></text:p>
      <text:p text:style-name="Preformatted_20_Text"><text:span text:style-name="Source_20_Text">cac0cab538b970a37ea1e769cbbde608743bc96d</text:span></text:p>
      <text:p text:style-name="Preformatted_20_Text"><text:soft-page-break/><text:span text:style-name="Source_20_Text">$ echo 'third commit' <text:s/>| git commit-tree 3c4e9c -p cac0cab</text:span></text:p>
      <text:p text:style-name="P9"><text:span text:style-name="Source_20_Text">1a410efbd13591db07496601ebc7a059dd55cfe9</text:span></text:p>
      <text:p text:style-name="Text_20_body">Cada uno de estos tres objetos de confirmación de cambios apunta a uno de los tres objetos tipo árbol que habias creado previamente. Más aún, en estos momentos tienes ya un verdadero historial Git. Lo puedes comprobar con el comando <text:span text:style-name="Source_20_Text">git log</text:span>. Lanzandolo mientras estás en la última de las confirmaciones de cambio.</text:p>
      <text:p text:style-name="Preformatted_20_Text"><text:span text:style-name="Source_20_Text">$ git log --stat 1a410e commit 1a410efbd13591db07496601ebc7a059dd55cfe9</text:span></text:p>
      <text:p text:style-name="Preformatted_20_Text"><text:span text:style-name="Source_20_Text">Author: Scott Chacon &lt;schacon@gmail.com&gt;</text:span></text:p>
      <text:p text:style-name="Preformatted_20_Text"><text:span text:style-name="Source_20_Text">Date: <text:s text:c="2"/>Fri May 22 18:15:24 2009 -0700</text:span></text:p>
      <text:p text:style-name="Preformatted_20_Text"/>
      <text:p text:style-name="Preformatted_20_Text"><text:span text:style-name="Source_20_Text"><text:s text:c="4"/>third commit</text:span></text:p>
      <text:p text:style-name="Preformatted_20_Text"/>
      <text:p text:style-name="Preformatted_20_Text"><text:span text:style-name="Source_20_Text"><text:s/>bak/test.txt | <text:s text:c="3"/>1 +</text:span></text:p>
      <text:p text:style-name="Preformatted_20_Text"><text:span text:style-name="Source_20_Text"><text:s/>1 files changed, 1 insertions(+), 0 deletions(-)</text:span></text:p>
      <text:p text:style-name="Preformatted_20_Text"/>
      <text:p text:style-name="Preformatted_20_Text"><text:span text:style-name="Source_20_Text">commit cac0cab538b970a37ea1e769cbbde608743bc96d</text:span></text:p>
      <text:p text:style-name="Preformatted_20_Text"><text:span text:style-name="Source_20_Text">Author: Scott Chacon &lt;schacon@gmail.com&gt;</text:span></text:p>
      <text:p text:style-name="Preformatted_20_Text"><text:span text:style-name="Source_20_Text">Date: <text:s text:c="2"/>Fri May 22 18:14:29 2009 -0700</text:span></text:p>
      <text:p text:style-name="Preformatted_20_Text"/>
      <text:p text:style-name="Preformatted_20_Text"><text:span text:style-name="Source_20_Text"><text:s text:c="4"/>second commit</text:span></text:p>
      <text:p text:style-name="Preformatted_20_Text"/>
      <text:p text:style-name="Preformatted_20_Text"><text:span text:style-name="Source_20_Text"><text:s/>new.txt <text:s/>| <text:s text:c="3"/>1 +</text:span></text:p>
      <text:p text:style-name="Preformatted_20_Text"><text:span text:style-name="Source_20_Text"><text:s/>test.txt | <text:s text:c="3"/>2 +-</text:span></text:p>
      <text:p text:style-name="Preformatted_20_Text"><text:span text:style-name="Source_20_Text"><text:s/>2 files changed, 2 insertions(+), 1 deletions(-)</text:span></text:p>
      <text:p text:style-name="Preformatted_20_Text"/>
      <text:p text:style-name="Preformatted_20_Text"><text:span text:style-name="Source_20_Text">commit fdf4fc3344e67ab068f836878b6c4951e3b15f3d</text:span></text:p>
      <text:p text:style-name="Preformatted_20_Text"><text:span text:style-name="Source_20_Text">Author: Scott Chacon &lt;schacon@gmail.com&gt;</text:span></text:p>
      <text:p text:style-name="Preformatted_20_Text"><text:span text:style-name="Source_20_Text">Date: <text:s text:c="2"/>Fri May 22 18:09:34 2009 -0700</text:span></text:p>
      <text:p text:style-name="Preformatted_20_Text"/>
      <text:p text:style-name="Preformatted_20_Text"><text:span text:style-name="Source_20_Text"><text:s text:c="4"/>first commit</text:span></text:p>
      <text:p text:style-name="Preformatted_20_Text"/>
      <text:p text:style-name="Preformatted_20_Text"><text:span text:style-name="Source_20_Text"><text:s/>test.txt | <text:s text:c="3"/>1 +</text:span></text:p>
      <text:p text:style-name="P9"><text:span text:style-name="Source_20_Text"><text:s/>1 files changed, 1 insertions(+), 0 deletions(-)</text:span></text:p>
      <text:p text:style-name="Text_20_body">¡Sorprendente!. Acabas de confeccionar un historial Git utilizando solamente operaciones de bajo nivel, sin usar ninguno de los interfaces principales. Esto es básicamente lo que hace Git cada vez que utilizas los comandos <text:span text:style-name="Source_20_Text">git add</text:span> y <text:span text:style-name="Source_20_Text">git commit</text:span>: guardar objetos binarios (blobs) para los archivos modificados, actualizar el índice, escribir árboles (trees), escribir objetos de confirmación de cambios (commits) que los referencian y relacionar cada uno de ellos con su inmediato precedente. Estos tres objetos Git, -binario, árbol y confirmación de cambios--, se guardan como archivos separados en la carpeta <text:span text:style-name="Source_20_Text">.git/objects</text:span>. Aquí se muestran todos los objetos presentes en este momento en la carpeta del ejemplo, con comentarios acerca de lo que almacena cada uno de ellos:</text:p>
      <text:p text:style-name="Preformatted_20_Text"><text:span text:style-name="Source_20_Text">$ find .git/objects -type f</text:span></text:p>
      <text:p text:style-name="Preformatted_20_Text"><text:span text:style-name="Source_20_Text">.git/objects/01/55eb4229851634a0f03eb265b69f5a2d56f341 # tree 2</text:span></text:p>
      <text:p text:style-name="Preformatted_20_Text"><text:span text:style-name="Source_20_Text">.git/objects/1a/410efbd13591db07496601ebc7a059dd55cfe9 # commit 3</text:span></text:p>
      <text:p text:style-name="Preformatted_20_Text"><text:span text:style-name="Source_20_Text">.git/objects/1f/7a7a472abf3dd9643fd615f6da379c4acb3e3a # test.txt v2</text:span></text:p>
      <text:p text:style-name="Preformatted_20_Text"><text:span text:style-name="Source_20_Text">.git/objects/3c/4e9cd789d88d8d89c1073707c3585e41b0e614 # tree 3</text:span></text:p>
      <text:p text:style-name="Preformatted_20_Text"><text:span text:style-name="Source_20_Text">.git/objects/83/baae61804e65cc73a7201a7252750c76066a30 # test.txt v1</text:span></text:p>
      <text:p text:style-name="Preformatted_20_Text"><text:span text:style-name="Source_20_Text">.git/objects/ca/c0cab538b970a37ea1e769cbbde608743bc96d # commit 2</text:span></text:p>
      <text:p text:style-name="Preformatted_20_Text"><text:span text:style-name="Source_20_Text">.git/objects/d6/70460b4b4aece5915caf5c68d12f560a9fe3e4 # 'test content'</text:span></text:p>
      <text:p text:style-name="Preformatted_20_Text"><text:span text:style-name="Source_20_Text">.git/objects/d8/329fc1cc938780ffdd9f94e0d364e0ea74f579 # tree 1</text:span></text:p>
      <text:p text:style-name="Preformatted_20_Text"><text:span text:style-name="Source_20_Text">.git/objects/fa/49b077972391ad58037050f2a75f74e3671e92 # new.txt</text:span></text:p>
      <text:p text:style-name="P9"><text:span text:style-name="Source_20_Text">.git/objects/fd/f4fc3344e67ab068f836878b6c4951e3b15f3d # commit 1</text:span></text:p>
      <text:p text:style-name="Text_20_body">Siguiendo todos los enlaces internos, puedes llegar a un gráfico similar al de la figura 9-3.</text:p>
      <text:p text:style-name="P8"><text:soft-page-break/><draw:frame draw:style-name="fr1" draw:name="gráficos97" text:anchor-type="as-char" svg:width="13.229cm" svg:height="9.472cm" draw:z-index="79"><draw:image xlink:href="http://git-scm.com/figures/18333fig0903-tn.png" xlink:type="simple" xlink:show="embed" xlink:actuate="onLoad"/></draw:frame></text:p>
      <text:p text:style-name="Text_20_body"><text:line-break/>Figura 9-3. Todos los objetos en tu carpeta Git.</text:p>
      <text:h text:style-name="Heading_20_3" text:outline-level="3"><text:bookmark-start text:name="__RefHeading__22000_721071827"/><text:bookmark text:name="Almacenamiento-de-los-objetos"/><text:a xlink:type="simple" xlink:href="http://git-scm.com/book/es/Los-entesijos-internos-de-Git-Los-objetos-Git#Almacenamiento-de-los-objetos">Almacenamiento de los objetos</text:a><text:bookmark-end text:name="__RefHeading__22000_721071827"/></text:h>
      <text:p text:style-name="Text_20_body">He citado anteriormente que siempre se almacena una cabecera junto al contenido. Vamos a hechar un vistazo a cómo Git almacena sus objetos. Te mostraré el proceso de guardar un objeto binario grande (blob), --en este caso la cadena de texto "what is up, doc?" (¿qué hay de nuevo, viejo?)--, interactivamente, en el lenguaje de script Ruby. Puedes arrancar el modo interactivo de Ruby con el comando <text:span text:style-name="Source_20_Text">irb</text:span>:</text:p>
      <text:p text:style-name="Preformatted_20_Text"><text:span text:style-name="Source_20_Text">$ irb</text:span></text:p>
      <text:p text:style-name="Preformatted_20_Text"><text:span text:style-name="Source_20_Text">&gt;&gt; content = "what is up, doc?"</text:span></text:p>
      <text:p text:style-name="P9"><text:span text:style-name="Source_20_Text">=&gt; "what is up, doc?"</text:span></text:p>
      <text:p text:style-name="Text_20_body">Git construye la cabecera comenzando por el tipo de objeto, en este caso un objeto binario grande (blob). Después añade un espacio, seguido del tamaño del contenido y termina con un byte nulo:</text:p>
      <text:p text:style-name="Preformatted_20_Text"><text:span text:style-name="Source_20_Text">&gt;&gt; header = "blob #{content.length}\0"</text:span></text:p>
      <text:p text:style-name="P9"><text:span text:style-name="Source_20_Text">=&gt; "blob 16\000"</text:span></text:p>
      <text:p text:style-name="Text_20_body">Git concatena la cabecera y el contenido original, para calcular la suma de control SHA-1 conjunta. En Ruby, para calcular el valor SHA-1 de una cadena de texto: has de incluir la libreria de generación SHA1 con el comando <text:span text:style-name="Source_20_Text">require</text:span> y llamar luego a la orden <text:span text:style-name="Source_20_Text">Digest::SHA1.hexdigest()</text:span>:</text:p>
      <text:p text:style-name="Preformatted_20_Text"><text:span text:style-name="Source_20_Text">&gt;&gt; store = header + content</text:span></text:p>
      <text:p text:style-name="Preformatted_20_Text"><text:span text:style-name="Source_20_Text">=&gt; "blob 16\000what is up, doc?"</text:span></text:p>
      <text:p text:style-name="Preformatted_20_Text"><text:span text:style-name="Source_20_Text">&gt;&gt; require 'digest/sha1'</text:span></text:p>
      <text:p text:style-name="Preformatted_20_Text"><text:span text:style-name="Source_20_Text">=&gt; true</text:span></text:p>
      <text:p text:style-name="Preformatted_20_Text"><text:span text:style-name="Source_20_Text">&gt;&gt; sha1 = Digest::SHA1.hexdigest(store)</text:span></text:p>
      <text:p text:style-name="P9"><text:span text:style-name="Source_20_Text">=&gt; "bd9dbf5aae1a3862dd1526723246b20206e5fc37"</text:span></text:p>
      <text:p text:style-name="Text_20_body">Git comprime todo el contenido con zlib. Y tu puedes hacer lo mismo en Ruby con la libreria zlib. Primero has de incluir la libreria y luego lanzar la orden <text:span text:style-name="Source_20_Text">Zlib::Deflate.deflate()</text:span> sobre el contenido: </text:p>
      <text:p text:style-name="Preformatted_20_Text"><text:soft-page-break/><text:span text:style-name="Source_20_Text">&gt;&gt; require 'zlib'</text:span></text:p>
      <text:p text:style-name="Preformatted_20_Text"><text:span text:style-name="Source_20_Text">=&gt; true</text:span></text:p>
      <text:p text:style-name="Preformatted_20_Text"><text:span text:style-name="Source_20_Text">&gt;&gt; zlib_content = Zlib::Deflate.deflate(store)</text:span></text:p>
      <text:p text:style-name="P9"><text:span text:style-name="Source_20_Text">=&gt; "x\234K\312\311OR04c(\317H,Q\310,V(-\320QH\311O\266\a\000_\034\a\235"</text:span></text:p>
      <text:p text:style-name="Text_20_body">Para terminar, has de escribir el contenido comprimido en un objeto en disco. Para fijar el lugar donde almacenarlo, utilizaremos como nombre de carpeta los dos primeros caracteres del valor SHA-1 y como nombre de archivo los restantes 38 caracteres de dicho valor SHA-1. En Ruby, puedes utilizar la función <text:span text:style-name="Source_20_Text">FileUtils.mkdir_p()</text:span> para crear una carpeta. Después, puedes abrir un archivo con la orden <text:span text:style-name="Source_20_Text">File.open()</text:span> y escribir contenido en él con la orden <text:span text:style-name="Source_20_Text">write()</text:span>: </text:p>
      <text:p text:style-name="Preformatted_20_Text"><text:span text:style-name="Source_20_Text">&gt;&gt; path = '.git/objects/' + sha1[0,2] + '/' + sha1[2,38]</text:span></text:p>
      <text:p text:style-name="Preformatted_20_Text"><text:span text:style-name="Source_20_Text">=&gt; ".git/objects/bd/9dbf5aae1a3862dd1526723246b20206e5fc37"</text:span></text:p>
      <text:p text:style-name="Preformatted_20_Text"><text:span text:style-name="Source_20_Text">&gt;&gt; require 'fileutils'</text:span></text:p>
      <text:p text:style-name="Preformatted_20_Text"><text:span text:style-name="Source_20_Text">=&gt; true</text:span></text:p>
      <text:p text:style-name="Preformatted_20_Text"><text:span text:style-name="Source_20_Text">&gt;&gt; FileUtils.mkdir_p(File.dirname(path))</text:span></text:p>
      <text:p text:style-name="Preformatted_20_Text"><text:span text:style-name="Source_20_Text">=&gt; ".git/objects/bd"</text:span></text:p>
      <text:p text:style-name="Preformatted_20_Text"><text:span text:style-name="Source_20_Text">&gt;&gt; File.open(path, 'w') { |f| f.write zlib_content }</text:span></text:p>
      <text:p text:style-name="P9"><text:span text:style-name="Source_20_Text">=&gt; 32</text:span></text:p>
      <text:p text:style-name="Text_20_body">Y ¡esto es todo!. --acabas de crear un auténtico objeto Git binario grande (blob)--. Todos los demas objetos Git se almacenan de forma similar, pero con la diferencia de que sus cabeceras comienzan con un tipo diferente. En lugar de 'blob' (objeto binario grande), comenzarán por 'commit' (confirmación de cambios), o por 'tree' (árbol). Además, el contenido de un binario (blob) puede ser prácticamente cualquier cosa. Mientras que el contenido de una confirmación de cambios (commit) o de un árbol (tree) han de seguir unos formatos internos muy concretos.</text:p>
      <text:p text:style-name="P4"/>
      <text:h text:style-name="P32" text:outline-level="2"><text:bookmark-start text:name="__RefHeading__2743_2051115327"/>9.3 Los entesijos internos de Git - Referencias Git<text:bookmark-end text:name="__RefHeading__2743_2051115327"/></text:h>
      <text:p text:style-name="Text_20_body">Puedes utilizar algo así como <text:span text:style-name="Source_20_Text">git log 1a410e</text:span> para hechar un vistazo a lo largo de toda tu historia, recorriendola y encontrando todos tus objetos. Pero para ello has necesitado recordar que la última confirmación de cambios es <text:span text:style-name="Source_20_Text">1a410e</text:span>. Necesitarias un archivo donde almacenar los valores de las sumas de comprobación SHA-1, junto con sus respectivos nombres simples que puedas utilizar como enlaces en lugar de la propia suma de comprobación.</text:p>
      <text:p text:style-name="Text_20_body">En Git, estp es lo que se conoce como "referencias" o "refs". En la carpeta <text:span text:style-name="Source_20_Text">.git/refs</text:span> puedes encontrar esos archivos con valores SHA-1 y nombres . En el proyecto actual, la carpeta aún no contiene archivos, pero sí contiene una estructura simple:</text:p>
      <text:p text:style-name="Preformatted_20_Text"><text:span text:style-name="Source_20_Text">$ find .git/refs</text:span></text:p>
      <text:p text:style-name="Preformatted_20_Text"><text:span text:style-name="Source_20_Text">.git/refs</text:span></text:p>
      <text:p text:style-name="Preformatted_20_Text"><text:span text:style-name="Source_20_Text">.git/refs/heads</text:span></text:p>
      <text:p text:style-name="Preformatted_20_Text"><text:span text:style-name="Source_20_Text">.git/refs/tags</text:span></text:p>
      <text:p text:style-name="Preformatted_20_Text"><text:span text:style-name="Source_20_Text">$ find .git/refs -type f</text:span></text:p>
      <text:p text:style-name="P9"><text:span text:style-name="Source_20_Text">$</text:span></text:p>
      <text:p text:style-name="Text_20_body">Para crear una nueva referencia que te sirva de ayuda para recordar cual es tu última confirmación de cambios, puedes realizar técnicamente algo tan simple como:</text:p>
      <text:p text:style-name="P9"><text:span text:style-name="Source_20_Text">$ echo "1a410efbd13591db07496601ebc7a059dd55cfe9" &gt; .git/refs/heads/master</text:span></text:p>
      <text:p text:style-name="Text_20_body">A partir de ese momento, puedes utilizar esa referencia principal que acabas de crear, en lugar del valor SHA-1, en todos tus comandos:</text:p>
      <text:p text:style-name="Preformatted_20_Text"><text:span text:style-name="Source_20_Text">$ git log --pretty=oneline <text:s/>master</text:span></text:p>
      <text:p text:style-name="Preformatted_20_Text"><text:span text:style-name="Source_20_Text">1a410efbd13591db07496601ebc7a059dd55cfe9 third commit</text:span></text:p>
      <text:p text:style-name="Preformatted_20_Text"><text:span text:style-name="Source_20_Text">cac0cab538b970a37ea1e769cbbde608743bc96d second commit</text:span></text:p>
      <text:p text:style-name="P9"><text:soft-page-break/><text:span text:style-name="Source_20_Text">fdf4fc3344e67ab068f836878b6c4951e3b15f3d first commit</text:span></text:p>
      <text:p text:style-name="Text_20_body">No es conveniente editar directamente los archivos de referencia. Git suministra un comando mucho más seguro para hacer esto. Si necesitas actualizar una referencia, puedes utilizar el comando <text:span text:style-name="Source_20_Text">update-ref</text:span>:</text:p>
      <text:p text:style-name="P9"><text:span text:style-name="Source_20_Text">$ git update-ref refs/heads/master 1a410efbd13591db07496601ebc7a059dd55cfe9</text:span></text:p>
      <text:p text:style-name="Text_20_body">Esto es lo que es básicamente una rama en Git: un simple apuntador o referencia a la cabeza de una línea de trabajo. Para crear una rama hacia la segunda confirmación de cambios, puedes hacer:</text:p>
      <text:p text:style-name="P9"><text:span text:style-name="Source_20_Text">$ git update-ref refs/heads/test cac0ca</text:span></text:p>
      <text:p text:style-name="Text_20_body">Y la rama contendrá únicamente trabajo desde esa confirmación de cambios hacia atrás.</text:p>
      <text:p text:style-name="Preformatted_20_Text"><text:span text:style-name="Source_20_Text">$ git log --pretty=oneline test</text:span></text:p>
      <text:p text:style-name="Preformatted_20_Text"><text:span text:style-name="Source_20_Text">cac0cab538b970a37ea1e769cbbde608743bc96d second commit</text:span></text:p>
      <text:p text:style-name="P9"><text:span text:style-name="Source_20_Text">fdf4fc3344e67ab068f836878b6c4951e3b15f3d first commit</text:span></text:p>
      <text:p text:style-name="Text_20_body">En estos momentos, tu base de datos Git se parecerá conceptualmente a la figura 9-4.</text:p>
      <text:p text:style-name="P8"><draw:frame draw:style-name="fr1" draw:name="gráficos98" text:anchor-type="as-char" svg:width="13.229cm" svg:height="7.117cm" draw:z-index="80"><draw:image xlink:href="http://git-scm.com/figures/18333fig0904-tn.png" xlink:type="simple" xlink:show="embed" xlink:actuate="onLoad"/></draw:frame></text:p>
      <text:p text:style-name="Text_20_body"><text:line-break/>Figura 9-4. Objetos en la carpeta Git, con referencias a las cabeceras de las ramas.</text:p>
      <text:p text:style-name="Text_20_body">Cuando lanzas comandos como <text:span text:style-name="Source_20_Text">git branch (nombrederama)</text:span>. Lo que hace Git es añadir, a cualquier nueva referencia que vayas a crear, el valor SHA-1 de la última confirmación de cambios en esa rama.</text:p>
      <text:h text:style-name="Heading_20_3" text:outline-level="3"><text:bookmark-start text:name="__RefHeading__22002_721071827"/>La CABEZA (HEAD)<text:bookmark-end text:name="__RefHeading__22002_721071827"/></text:h>
      <text:p text:style-name="Text_20_body">Y ahora nos preguntamos, al lanzar el comando <text:span text:style-name="Source_20_Text">git branch (nombrederama)</text:span>, ¿cómo sabe Git cuál es el valor SHA-1 de la última confirmación de cambios?. La respuesta a esta pregunta es el archivo HEAD (CABEZA). El archivo HEAD es una referencia simbólica a la rama donde te encuentras en cada momento. Por referencia simbólica me refiero a que, a diferencia de una referencia normal, esta contiene un enlace a otra referencia en lugar de un valor SHA-1. Si miras dentro del archivo, podrás observar algo como:</text:p>
      <text:p text:style-name="Preformatted_20_Text"><text:span text:style-name="Source_20_Text">$ cat .git/HEAD </text:span></text:p>
      <text:p text:style-name="P9"><text:span text:style-name="Source_20_Text">ref: refs/heads/master</text:span></text:p>
      <text:p text:style-name="Text_20_body">Si lanzas el comando <text:span text:style-name="Source_20_Text">git checkout test</text:span>, Git actualiza el contenido del archivo:</text:p>
      <text:p text:style-name="Preformatted_20_Text"><text:span text:style-name="Source_20_Text">$ cat .git/HEAD </text:span></text:p>
      <text:p text:style-name="P9"><text:soft-page-break/><text:span text:style-name="Source_20_Text">ref: refs/heads/test</text:span></text:p>
      <text:p text:style-name="Text_20_body">Cuando lanzas una orden <text:span text:style-name="Source_20_Text">git commit</text:span>, se crea un nuevo objeto de confirmación de cambios teniendo como padre la confirmación con valor SHA-1 a la que en ese momento esté apuntando la referencia en HEAD.</text:p>
      <text:p text:style-name="Text_20_body">Puedes editar manualmente este archivo. Pero, también para esta tarea existe un comando más seguro: <text:span text:style-name="Source_20_Text">symbolic-ref</text:span>. Puedes leer el valor de HEAD a través de él:</text:p>
      <text:p text:style-name="Preformatted_20_Text"><text:span text:style-name="Source_20_Text">$ git symbolic-ref HEAD</text:span></text:p>
      <text:p text:style-name="P9"><text:span text:style-name="Source_20_Text">refs/heads/master</text:span></text:p>
      <text:p text:style-name="Text_20_body">Y también puedes cambiar el valor de HEAD a través de él:</text:p>
      <text:p text:style-name="Preformatted_20_Text"><text:span text:style-name="Source_20_Text">$ git symbolic-ref HEAD refs/heads/test</text:span></text:p>
      <text:p text:style-name="Preformatted_20_Text"><text:span text:style-name="Source_20_Text">$ cat .git/HEAD </text:span></text:p>
      <text:p text:style-name="P9"><text:span text:style-name="Source_20_Text">ref: refs/heads/test</text:span></text:p>
      <text:p text:style-name="Text_20_body">Pero no puedes fijar una referencia simbólica fuera de "refs":</text:p>
      <text:p text:style-name="Preformatted_20_Text"><text:span text:style-name="Source_20_Text">$ git symbolic-ref HEAD test</text:span></text:p>
      <text:p text:style-name="P9"><text:span text:style-name="Source_20_Text">fatal: Refusing to point HEAD outside of refs/</text:span></text:p>
      <text:h text:style-name="Heading_20_3" text:outline-level="3"><text:bookmark-start text:name="__RefHeading__22004_721071827"/><text:bookmark text:name="Etiquetas"/><text:a xlink:type="simple" xlink:href="http://git-scm.com/book/es/Los-entesijos-internos-de-Git-Referencias-Git#Etiquetas">Etiquetas</text:a><text:bookmark-end text:name="__RefHeading__22004_721071827"/></text:h>
      <text:p text:style-name="Text_20_body">Acabas de conocer los tres principales tipos de objetos Git, pero hay un cuarto. El objeto tipo etiqueta es muy parecido al tipo confirmación de cambios, --contiene un marcador, una fecha, un mensaje y un enlace--. Su principal diferencia reside en que apunta a una confirmación de cambios (commit) en lugar de a un árbol (tree). Es como una referencia a una rama, pero permaneciendo siempre inmovil, --apuntando siempre a la misma confirmación de cambios--, dándo un nombre mas amigable a esta.</text:p>
      <text:p text:style-name="Text_20_body">Tal y como se ha comentado en el capítulo 2, hay dos tipos de etiquetas: las anotativas y las ligeras. Puedes crear una etiqueta ligera lanzando un comando tal como:</text:p>
      <text:p text:style-name="P9"><text:span text:style-name="Source_20_Text">$ git update-ref refs/tags/v1.0 cac0cab538b970a37ea1e769cbbde608743bc96d</text:span></text:p>
      <text:p text:style-name="Text_20_body">Una etiqueta ligera es simplemente eso: una rama que nunca se mueve. Sin embargo, una etiqueta anotativa es más compleja. Al crear una etiqueta anotativa, Git crea un objeto tipo etiqueta y luego escribe una referencia apuntando a él en lugar de apuntar directamente a una confirmación de cambios. Puedes comprobarlo creando una: (la opción <text:span text:style-name="Source_20_Text">-a</text:span> indica que la etiqueta es anotativa)</text:p>
      <text:p text:style-name="P9"><text:span text:style-name="Source_20_Text">$ git tag -a v1.1 1a410efbd13591db07496601ebc7a059dd55cfe9 –m 'test tag'</text:span></text:p>
      <text:p text:style-name="Text_20_body">Este es el objeto SHA-1 creado:</text:p>
      <text:p text:style-name="Preformatted_20_Text"><text:span text:style-name="Source_20_Text">$ cat .git/refs/tags/v1.1 </text:span></text:p>
      <text:p text:style-name="P9"><text:span text:style-name="Source_20_Text">9585191f37f7b0fb9444f35a9bf50de191beadc2</text:span></text:p>
      <text:p text:style-name="Text_20_body">Ahora, lanzando el comando <text:span text:style-name="Source_20_Text">cat-file</text:span> para ese valor SHA-1: </text:p>
      <text:p text:style-name="Preformatted_20_Text"><text:span text:style-name="Source_20_Text">$ git cat-file -p 9585191f37f7b0fb9444f35a9bf50de191beadc2</text:span></text:p>
      <text:p text:style-name="Preformatted_20_Text"><text:span text:style-name="Source_20_Text">object 1a410efbd13591db07496601ebc7a059dd55cfe9</text:span></text:p>
      <text:p text:style-name="Preformatted_20_Text"><text:span text:style-name="Source_20_Text">type commit</text:span></text:p>
      <text:p text:style-name="Preformatted_20_Text"><text:span text:style-name="Source_20_Text">tag v1.1</text:span></text:p>
      <text:p text:style-name="Preformatted_20_Text"><text:span text:style-name="Source_20_Text">tagger Scott Chacon &lt;schacon@gmail.com&gt; Sat May 23 16:48:58 2009 -0700</text:span></text:p>
      <text:p text:style-name="Preformatted_20_Text"/>
      <text:p text:style-name="P9"><text:span text:style-name="Source_20_Text">test tag</text:span></text:p>
      <text:p text:style-name="Text_20_body"><text:soft-page-break/>Merece destacar que el inicio del objeto apunta al SHA-1 de la confirmación de cambios recién etiquetada. Y también el que no ha sido necesario apuntar directamente a una confirmación de cambios. Realmente puedes etiquetar cualquier tipo de objeto Git. Por ejemplo, en el código fuente de Git los gestores han añadido su clave GPG pública como un objeto binario (blob) y lo han etiquetado. Puedes ver esta clave pública con el comando</text:p>
      <text:p text:style-name="P9"><text:span text:style-name="Source_20_Text">$ git cat-file blob junio-gpg-pub</text:span></text:p>
      <text:p text:style-name="Text_20_body">lanzado sobre el código fuente de Git. El kernel de Linux tiene también un objeto tipo etiqueta apuntando a un objeto que no es una confirmación de cambios (commit). La primera etiqueta que se creó es la que apunta al árbol (tree) inicial donde se importó el código fuente.</text:p>
      <text:h text:style-name="Heading_20_3" text:outline-level="3"><text:bookmark-start text:name="__RefHeading__22006_721071827"/><text:bookmark text:name="Remotos"/><text:a xlink:type="simple" xlink:href="http://git-scm.com/book/es/Los-entesijos-internos-de-Git-Referencias-Git#Remotos">Remotos</text:a><text:bookmark-end text:name="__RefHeading__22006_721071827"/></text:h>
      <text:p text:style-name="Text_20_body">El tercer tipo de referencia que puedes observar es la referencia remota. Si añades un remoto y envias algo a él, Git almacenará en dicho remoto el último valor para cada rama presente en la carpeta <text:span text:style-name="Source_20_Text">refs/remotes</text:span>. Por ejemplo, puedes añadir un remoto denominado <text:span text:style-name="Source_20_Text">origin</text:span> y enviar a él tu rama <text:span text:style-name="Source_20_Text">master</text:span>:</text:p>
      <text:p text:style-name="Preformatted_20_Text"><text:span text:style-name="Source_20_Text">$ git remote add origin git@github.com:schacon/simplegit-progit.git</text:span></text:p>
      <text:p text:style-name="Preformatted_20_Text"><text:span text:style-name="Source_20_Text">$ git push origin master</text:span></text:p>
      <text:p text:style-name="Preformatted_20_Text"><text:span text:style-name="Source_20_Text">Counting objects: 11, done.</text:span></text:p>
      <text:p text:style-name="Preformatted_20_Text"><text:span text:style-name="Source_20_Text">Compressing objects: 100% (5/5), done.</text:span></text:p>
      <text:p text:style-name="Preformatted_20_Text"><text:span text:style-name="Source_20_Text">Writing objects: 100% (7/7), 716 bytes, done.</text:span></text:p>
      <text:p text:style-name="Preformatted_20_Text"><text:span text:style-name="Source_20_Text">Total 7 (delta 2), reused 4 (delta 1)</text:span></text:p>
      <text:p text:style-name="Preformatted_20_Text"><text:span text:style-name="Source_20_Text">To git@github.com:schacon/simplegit-progit.git</text:span></text:p>
      <text:p text:style-name="P9"><text:span text:style-name="Source_20_Text"><text:s text:c="3"/>a11bef0..ca82a6d <text:s/>master -&gt; master</text:span></text:p>
      <text:p text:style-name="Text_20_body">Tras lo cual puedes confirmar cual era la rama <text:span text:style-name="Source_20_Text">master</text:span> en el remoto <text:span text:style-name="Source_20_Text">origin</text:span> la última vez que comunicase con el servidor. Comprobando el archivo <text:span text:style-name="Source_20_Text">refs/remotes/origin/master</text:span>: </text:p>
      <text:p text:style-name="Preformatted_20_Text"><text:span text:style-name="Source_20_Text">$ cat .git/refs/remotes/origin/master </text:span></text:p>
      <text:p text:style-name="P9"><text:span text:style-name="Source_20_Text">ca82a6dff817ec66f44342007202690a93763949</text:span></text:p>
      <text:p text:style-name="Text_20_body">Las referencias remotas son distintas de las ramas normales, (referencias en <text:span text:style-name="Source_20_Text">refs/heads</text:span>); y no se pueden recuperar (checkout) al espacio de trabajo. Git las utiliza solamente como marcadores al último estado conocido de cada rama en cada servidor remoto declarado.</text:p>
      <text:p text:style-name="P4"/>
      <text:h text:style-name="P32" text:outline-level="2"><text:bookmark-start text:name="__RefHeading__2745_2051115327"/>9.4 Archivos empaquetadores<text:bookmark-end text:name="__RefHeading__2745_2051115327"/></text:h>
      <text:p text:style-name="Text_20_body">Volviendo a los objetos en la base de datos de tu repositorio Git de pruebas. En este momento, tienes 11 objetos --4 binarios, 3 árboles, 3 confirmaciones de cambios y 1 etiqueta--. </text:p>
      <text:p text:style-name="Preformatted_20_Text"><text:span text:style-name="Source_20_Text">$ find .git/objects -type f</text:span></text:p>
      <text:p text:style-name="Preformatted_20_Text"><text:span text:style-name="Source_20_Text">.git/objects/01/55eb4229851634a0f03eb265b69f5a2d56f341 # tree 2</text:span></text:p>
      <text:p text:style-name="Preformatted_20_Text"><text:span text:style-name="Source_20_Text">.git/objects/1a/410efbd13591db07496601ebc7a059dd55cfe9 # commit 3</text:span></text:p>
      <text:p text:style-name="Preformatted_20_Text"><text:span text:style-name="Source_20_Text">.git/objects/1f/7a7a472abf3dd9643fd615f6da379c4acb3e3a # test.txt v2</text:span></text:p>
      <text:p text:style-name="Preformatted_20_Text"><text:span text:style-name="Source_20_Text">.git/objects/3c/4e9cd789d88d8d89c1073707c3585e41b0e614 # tree 3</text:span></text:p>
      <text:p text:style-name="Preformatted_20_Text"><text:span text:style-name="Source_20_Text">.git/objects/83/baae61804e65cc73a7201a7252750c76066a30 # test.txt v1</text:span></text:p>
      <text:p text:style-name="Preformatted_20_Text"><text:span text:style-name="Source_20_Text">.git/objects/95/85191f37f7b0fb9444f35a9bf50de191beadc2 # tag</text:span></text:p>
      <text:p text:style-name="Preformatted_20_Text"><text:span text:style-name="Source_20_Text">.git/objects/ca/c0cab538b970a37ea1e769cbbde608743bc96d # commit 2</text:span></text:p>
      <text:p text:style-name="Preformatted_20_Text"><text:span text:style-name="Source_20_Text">.git/objects/d6/70460b4b4aece5915caf5c68d12f560a9fe3e4 # 'test content'</text:span></text:p>
      <text:p text:style-name="Preformatted_20_Text"><text:span text:style-name="Source_20_Text">.git/objects/d8/329fc1cc938780ffdd9f94e0d364e0ea74f579 # tree 1</text:span></text:p>
      <text:p text:style-name="Preformatted_20_Text"><text:span text:style-name="Source_20_Text">.git/objects/fa/49b077972391ad58037050f2a75f74e3671e92 # new.txt</text:span></text:p>
      <text:p text:style-name="P9"><text:span text:style-name="Source_20_Text">.git/objects/fd/f4fc3344e67ab068f836878b6c4951e3b15f3d # commit 1</text:span></text:p>
      <text:p text:style-name="Text_20_body"><text:soft-page-break/>Git comprime todos esos archivos con zlib, por lo que ocupan más bien poco. Entre todos suponen solamente 925 bytes. Puedes añadir algún otro archivo de gran contenido al repositorio. Y verás una interesante funcionalidad de Git. Añadiendo el archivo repo.rb de la libreria Grit con la que has estado trabajando anteriormente, supondrá añadir un achivo con unos 12 Kbytes de código fuente.</text:p>
      <text:p text:style-name="Preformatted_20_Text"><text:span text:style-name="Source_20_Text">$ curl http://github.com/mojombo/grit/raw/master/lib/grit/repo.rb &gt; repo.rb</text:span></text:p>
      <text:p text:style-name="Preformatted_20_Text"><text:span text:style-name="Source_20_Text">$ git add repo.rb </text:span></text:p>
      <text:p text:style-name="Preformatted_20_Text"><text:span text:style-name="Source_20_Text">$ git commit -m 'added repo.rb'</text:span></text:p>
      <text:p text:style-name="Preformatted_20_Text"><text:span text:style-name="Source_20_Text">[master 484a592] added repo.rb</text:span></text:p>
      <text:p text:style-name="Preformatted_20_Text"><text:span text:style-name="Source_20_Text"><text:s/>3 files changed, 459 insertions(+), 2 deletions(-)</text:span></text:p>
      <text:p text:style-name="Preformatted_20_Text"><text:span text:style-name="Source_20_Text"><text:s/>delete mode 100644 bak/test.txt</text:span></text:p>
      <text:p text:style-name="Preformatted_20_Text"><text:span text:style-name="Source_20_Text"><text:s/>create mode 100644 repo.rb</text:span></text:p>
      <text:p text:style-name="P9"><text:span text:style-name="Source_20_Text"><text:s/>rewrite test.txt (100%)</text:span></text:p>
      <text:p text:style-name="Text_20_body">Si hechas un vistazo al árbol resultante, podrás observar el valor SHA-1 del objeto binario correspondiente a dicho archivo repo.rb:</text:p>
      <text:p text:style-name="Preformatted_20_Text"><text:span text:style-name="Source_20_Text">$ git cat-file -p master^{tree}</text:span></text:p>
      <text:p text:style-name="Preformatted_20_Text"><text:span text:style-name="Source_20_Text">100644 blob fa49b077972391ad58037050f2a75f74e3671e92 <text:s text:c="5"/>new.txt</text:span></text:p>
      <text:p text:style-name="Preformatted_20_Text"><text:span text:style-name="Source_20_Text">100644 blob 9bc1dc421dcd51b4ac296e3e5b6e2a99cf44391e <text:s text:c="5"/>repo.rb</text:span></text:p>
      <text:p text:style-name="P9"><text:span text:style-name="Source_20_Text">100644 blob e3f094f522629ae358806b17daf78246c27c007b <text:s text:c="5"/>test.txt</text:span></text:p>
      <text:p text:style-name="Text_20_body">Y ver su tamaño con el comando <text:span text:style-name="Source_20_Text">git cat-file</text:span>:</text:p>
      <text:p text:style-name="Preformatted_20_Text"><text:span text:style-name="Source_20_Text">$ git cat-file -s 9bc1dc421dcd51b4ac296e3e5b6e2a99cf44391e</text:span></text:p>
      <text:p text:style-name="P9"><text:span text:style-name="Source_20_Text">12898</text:span></text:p>
      <text:p text:style-name="Text_20_body">Ahora, modifica un poco dicho archivo y comprueba lo que sucede:</text:p>
      <text:p text:style-name="Preformatted_20_Text"><text:span text:style-name="Source_20_Text">$ echo '# testing' &gt;&gt; repo.rb </text:span></text:p>
      <text:p text:style-name="Preformatted_20_Text"><text:span text:style-name="Source_20_Text">$ git commit -am 'modified repo a bit'</text:span></text:p>
      <text:p text:style-name="Preformatted_20_Text"><text:span text:style-name="Source_20_Text">[master ab1afef] modified repo a bit</text:span></text:p>
      <text:p text:style-name="P9"><text:span text:style-name="Source_20_Text"><text:s/>1 files changed, 1 insertions(+), 0 deletions(-)</text:span></text:p>
      <text:p text:style-name="Text_20_body">Revisando el árbol creado por esta última confirmación de cambios, verás algo interesante:</text:p>
      <text:p text:style-name="Preformatted_20_Text"><text:span text:style-name="Source_20_Text">$ git cat-file -p master^{tree}</text:span></text:p>
      <text:p text:style-name="Preformatted_20_Text"><text:span text:style-name="Source_20_Text">100644 blob fa49b077972391ad58037050f2a75f74e3671e92 <text:s text:c="5"/>new.txt</text:span></text:p>
      <text:p text:style-name="Preformatted_20_Text"><text:span text:style-name="Source_20_Text">100644 blob 05408d195263d853f09dca71d55116663690c27c <text:s text:c="5"/>repo.rb</text:span></text:p>
      <text:p text:style-name="P9"><text:span text:style-name="Source_20_Text">100644 blob e3f094f522629ae358806b17daf78246c27c007b <text:s text:c="5"/>test.txt</text:span></text:p>
      <text:p text:style-name="Text_20_body">El objeto binario es ahora un binario completamente diferente. Aunque solo has añadido una única línea al final de un archivo que ya contenia 400 líneas, Git ha almacenado el resultado como un objeto completamente nuevo.</text:p>
      <text:p text:style-name="Preformatted_20_Text"><text:span text:style-name="Source_20_Text">$ git cat-file -s 05408d195263d853f09dca71d55116663690c27c</text:span></text:p>
      <text:p text:style-name="P9"><text:span text:style-name="Source_20_Text">12908</text:span></text:p>
      <text:p text:style-name="Text_20_body">Y, así, tienes en tu disco dos objetos de 12 Kbytes prácticamente idénticos. ¿No seria práctico si Git pudiera almacenar uno de ellos completo y luego solo las diferencias del segundo con respecto al primero?</text:p>
      <text:p text:style-name="Text_20_body">Pues bien, Git lo puede hacer. El formato inicial como Git guarda sus objetos en disco es el formato conocido como "relajado" (loose). Pero, sin embargo, de vez en cuando, Git suele agrupar varios de esos objetos en un único binario denominado archivo "empaquetador". Para ahorrar espacio y hacer así más eficiente su almacenamiento. Esto sucede cada vez que tiene demasiados objetos en formato "relajado"; o cuando tu invocas manualmente al comando <text:span text:style-name="Source_20_Text">git gc</text:span>; o justo antes de enviar cualquier cosa a un servidor remoto. Puedes comprobar el proceso pidiendole expresamente a Git que empaquete objetos, utilizando el comando <text:span text:style-name="Source_20_Text">git gc</text:span>: </text:p>
      <text:p text:style-name="Preformatted_20_Text"><text:soft-page-break/><text:span text:style-name="Source_20_Text">$ git gc</text:span></text:p>
      <text:p text:style-name="Preformatted_20_Text"><text:span text:style-name="Source_20_Text">Counting objects: 17, done.</text:span></text:p>
      <text:p text:style-name="Preformatted_20_Text"><text:span text:style-name="Source_20_Text">Delta compression using 2 threads.</text:span></text:p>
      <text:p text:style-name="Preformatted_20_Text"><text:span text:style-name="Source_20_Text">Compressing objects: 100% (13/13), done.</text:span></text:p>
      <text:p text:style-name="Preformatted_20_Text"><text:span text:style-name="Source_20_Text">Writing objects: 100% (17/17), done.</text:span></text:p>
      <text:p text:style-name="P9"><text:span text:style-name="Source_20_Text">Total 17 (delta 1), reused 10 (delta 0)</text:span></text:p>
      <text:p text:style-name="Text_20_body">Tras esto, si miras los objetos presentes en la carpeta, veras que han desaparecido la mayoria de los que habia anteriormente. Apareciendo un par de objetos nuevos:</text:p>
      <text:p text:style-name="Preformatted_20_Text"><text:span text:style-name="Source_20_Text">$ find .git/objects -type f</text:span></text:p>
      <text:p text:style-name="Preformatted_20_Text"><text:span text:style-name="Source_20_Text">.git/objects/71/08f7ecb345ee9d0084193f147cdad4d2998293</text:span></text:p>
      <text:p text:style-name="Preformatted_20_Text"><text:span text:style-name="Source_20_Text">.git/objects/d6/70460b4b4aece5915caf5c68d12f560a9fe3e4</text:span></text:p>
      <text:p text:style-name="Preformatted_20_Text"><text:span text:style-name="Source_20_Text">.git/objects/info/packs</text:span></text:p>
      <text:p text:style-name="Preformatted_20_Text"><text:span text:style-name="Source_20_Text">.git/objects/pack/pack-7a16e4488ae40c7d2bc56ea2bd43e25212a66c45.idx</text:span></text:p>
      <text:p text:style-name="P9"><text:span text:style-name="Source_20_Text">.git/objects/pack/pack-7a16e4488ae40c7d2bc56ea2bd43e25212a66c45.pack</text:span></text:p>
      <text:p text:style-name="Text_20_body">Solo han quedado aquellos objetos binarios no referenciados por ninguna confirmación de cambios --en este caso, el ejemplo de "¿que hay de nuevo, viejo?" y el ejemplo de "contenido de pruebas"-- Porque nunca los has llegado a incluir en ninguna confirmación de cambios, no se han considerado como objetos definitivos y, por tanto, no han sido empaquetados.</text:p>
      <text:p text:style-name="Text_20_body">Los otros archivos presentes son el nuevo archivo empaquetador y un índice. El archivo empaquetador es un único archivo conteniendo dentro de él todos los objetos sueltos eliminados del sistema de archivo. El índice es un archivo que contiene las posiciones de cada uno de esos objetos dentro del archivo empaquetador. Permitiendonos así buscarlos y extraer rápidamente cualquiera de ellos. Lo que es interesante es el hecho de que, aunque los objetos originales presentes en el disco antes del <text:span text:style-name="Source_20_Text">gc</text:span> ocupaban unos 12 Kbytes, el nuevo archivo empaquetador apenas ocupa 6 Kbytes. Empaquetando los objetos, has conseguido reducir a la mitad el uso de disco.</text:p>
      <text:p text:style-name="Text_20_body">¿Cómo consigue Git esto? Cuando Git empaqueta objetos, va buscando archivos de igual nombre y tamaño similar. Almacenando únicamente las diferencias entre una versión de cada archivo y la siguiente. Puedes comprobarlo mirando en el interior del archivo empaquetador. Y, para eso, has de utilizar el comando "de fontaneria" <text:span text:style-name="Source_20_Text">git verify-pack</text:span>:</text:p>
      <text:p text:style-name="Preformatted_20_Text"><text:span text:style-name="Source_20_Text">$ git verify-pack -v \</text:span></text:p>
      <text:p text:style-name="Preformatted_20_Text"><text:span text:style-name="Source_20_Text"><text:s text:c="2"/>.git/objects/pack/pack-7a16e4488ae40c7d2bc56ea2bd43e25212a66c45.idx</text:span></text:p>
      <text:p text:style-name="Preformatted_20_Text"><text:span text:style-name="Source_20_Text">0155eb4229851634a0f03eb265b69f5a2d56f341 tree <text:s text:c="2"/>71 76 5400</text:span></text:p>
      <text:p text:style-name="Preformatted_20_Text"><text:span text:style-name="Source_20_Text">05408d195263d853f09dca71d55116663690c27c blob <text:s text:c="2"/>12908 3478 874</text:span></text:p>
      <text:p text:style-name="Preformatted_20_Text"><text:span text:style-name="Source_20_Text">09f01cea547666f58d6a8d809583841a7c6f0130 tree <text:s text:c="2"/>106 107 5086</text:span></text:p>
      <text:p text:style-name="Preformatted_20_Text"><text:span text:style-name="Source_20_Text">1a410efbd13591db07496601ebc7a059dd55cfe9 commit 225 151 322</text:span></text:p>
      <text:p text:style-name="Preformatted_20_Text"><text:span text:style-name="Source_20_Text">1f7a7a472abf3dd9643fd615f6da379c4acb3e3a blob <text:s text:c="2"/>10 19 5381</text:span></text:p>
      <text:p text:style-name="Preformatted_20_Text"><text:span text:style-name="Source_20_Text">3c4e9cd789d88d8d89c1073707c3585e41b0e614 tree <text:s text:c="2"/>101 105 5211</text:span></text:p>
      <text:p text:style-name="Preformatted_20_Text"><text:span text:style-name="Source_20_Text">484a59275031909e19aadb7c92262719cfcdf19a commit 226 153 169</text:span></text:p>
      <text:p text:style-name="Preformatted_20_Text"><text:span text:style-name="Source_20_Text">83baae61804e65cc73a7201a7252750c76066a30 blob <text:s text:c="2"/>10 19 5362</text:span></text:p>
      <text:p text:style-name="Preformatted_20_Text"><text:span text:style-name="Source_20_Text">9585191f37f7b0fb9444f35a9bf50de191beadc2 tag <text:s text:c="3"/>136 127 5476</text:span></text:p>
      <text:p text:style-name="Preformatted_20_Text"><text:span text:style-name="Source_20_Text">9bc1dc421dcd51b4ac296e3e5b6e2a99cf44391e blob <text:s text:c="2"/>7 18 5193 1 \</text:span></text:p>
      <text:p text:style-name="Preformatted_20_Text"><text:span text:style-name="Source_20_Text"><text:s text:c="2"/>05408d195263d853f09dca71d55116663690c27c</text:span></text:p>
      <text:p text:style-name="Preformatted_20_Text"><text:span text:style-name="Source_20_Text">ab1afef80fac8e34258ff41fc1b867c702daa24b commit 232 157 12</text:span></text:p>
      <text:p text:style-name="Preformatted_20_Text"><text:span text:style-name="Source_20_Text">cac0cab538b970a37ea1e769cbbde608743bc96d commit 226 154 473</text:span></text:p>
      <text:p text:style-name="Preformatted_20_Text"><text:span text:style-name="Source_20_Text">d8329fc1cc938780ffdd9f94e0d364e0ea74f579 tree <text:s text:c="2"/>36 46 5316</text:span></text:p>
      <text:p text:style-name="Preformatted_20_Text"><text:span text:style-name="Source_20_Text">e3f094f522629ae358806b17daf78246c27c007b blob <text:s text:c="2"/>1486 734 4352</text:span></text:p>
      <text:p text:style-name="Preformatted_20_Text"><text:span text:style-name="Source_20_Text">f8f51d7d8a1760462eca26eebafde32087499533 tree <text:s text:c="2"/>106 107 749</text:span></text:p>
      <text:p text:style-name="Preformatted_20_Text"><text:span text:style-name="Source_20_Text">fa49b077972391ad58037050f2a75f74e3671e92 blob <text:s text:c="2"/>9 18 856</text:span></text:p>
      <text:p text:style-name="Preformatted_20_Text"><text:span text:style-name="Source_20_Text">fdf4fc3344e67ab068f836878b6c4951e3b15f3d commit 177 122 627</text:span></text:p>
      <text:p text:style-name="Preformatted_20_Text"><text:span text:style-name="Source_20_Text">chain length = 1: 1 object</text:span></text:p>
      <text:p text:style-name="P9"><text:span text:style-name="Source_20_Text">pack-7a16e4488ae40c7d2bc56ea2bd43e25212a66c45.pack: ok</text:span></text:p>
      <text:p text:style-name="Text_20_body"><text:soft-page-break/>Puedes observar que el objeto binario <text:span text:style-name="Source_20_Text">9bc1d</text:span>, (correspondiente a la primera versión de tu archivo repo.rb), tiene una referencia al binario <text:span text:style-name="Source_20_Text">05408</text:span> (la segunda versión de ese archivo). La tercera columna refleja el tamaño de cada objeto dentro del paquete. Observandose que <text:span text:style-name="Source_20_Text">05408</text:span> ocupa unos 12 Kbytes; pero <text:span text:style-name="Source_20_Text">9bc1d</text:span> solo ocupa 7 bytes. Resulta curioso que se almacene completa la segunda versión del archivo, mientras que la versión original es donde se almacena solo la diferencia. Esto se debe a la mayor probabilidad de que vayamos a recuperar rápidamente la versión mas reciente del archivo.</text:p>
      <text:p text:style-name="Text_20_body">Lo verdaderamente interesante de todo este proceso es que podemos reempaquetar en cualquier momento De vez en cuando, Git, en su empeño por optimizar la ocupación de espacio, reempaqueta automaticamente toda la base de datos Pero, también tu mismo puedes reempaquetar en cualquier momento, lanzando manualmente el comando <text:span text:style-name="Source_20_Text">git gc</text:span>.</text:p>
      <text:p text:style-name="P4"/>
      <text:p text:style-name="P4"/>
      <text:h text:style-name="Heading_20_2" text:outline-level="2"><text:bookmark-start text:name="__RefHeading__2747_2051115327"/>9.5 Las especificaciones para hacer referencia a... (refspec)<text:bookmark-end text:name="__RefHeading__2747_2051115327"/></text:h>
      <text:p text:style-name="P10"/>
      <text:p text:style-name="P10">Error 404. This page doesn't exist.</text:p>
      <text:h text:style-name="P32" text:outline-level="2"><text:bookmark-start text:name="__RefHeading__2749_2051115327"/>9.6 Protocolos de transferencia<text:bookmark-end text:name="__RefHeading__2749_2051115327"/></text:h>
      <text:p text:style-name="Text_20_body">Git puede transferir datos entre dos repositorios utilizando uno de sus dos principales mecanismos de transporte: sobre HTTP (protocolo tonto), o sobre los denominados protocolos inteligentes (utilizados en <text:span text:style-name="Source_20_Text">file://</text:span>, <text:span text:style-name="Source_20_Text">ssh://</text:span> o <text:span text:style-name="Source_20_Text">git://</text:span>). En esta parte, se verán sucintamente cómo trabajan esos dos tipos de protocolo.</text:p>
      <text:h text:style-name="Heading_20_3" text:outline-level="3"><text:bookmark-start text:name="__RefHeading__22008_721071827"/>El protocolo tonto (dumb)<text:bookmark-end text:name="__RefHeading__22008_721071827"/></text:h>
      <text:p text:style-name="Text_20_body">El transporte de Git sobre protocolo HTTP es conocido también como protocolo tonto. Porque no requiere ningún tipo de codigo Git en la parte servidor. El proceso de recuperación (fetch) de datos se limita a una serie de peticiones GET, siendo el cliente quien ha de conocer la estructura del repositorio Git en el servidor. Vamos a revisar el proceso <text:span text:style-name="Source_20_Text">http-fetch</text:span> para una libreria simple de Git: </text:p>
      <text:p text:style-name="P9"><text:span text:style-name="Source_20_Text">$ git clone http://github.com/schacon/simplegit-progit.git</text:span></text:p>
      <text:p text:style-name="Text_20_body">Lo primero que hace este comando es recuperar el archivo <text:span text:style-name="Source_20_Text">info/refs</text:span>. Este es un archivo escrito por el comando <text:span text:style-name="Source_20_Text">update-server-info</text:span>, el que has de habilitar como enganche (hook) <text:span text:style-name="Source_20_Text">post-receive</text:span> para permitir funcionar correctamente al transporte HTTP: </text:p>
      <text:p text:style-name="Preformatted_20_Text"><text:span text:style-name="Source_20_Text">=&gt; GET info/refs</text:span></text:p>
      <text:p text:style-name="P9"><text:span text:style-name="Source_20_Text">ca82a6dff817ec66f44342007202690a93763949 <text:s text:c="4"/>refs/heads/master</text:span></text:p>
      <text:p text:style-name="Text_20_body">A partir de ahi, ya tienes una lista de las referencias remotas y sus SHAs. Lo siguiente es mirar cual es la referencia a HEAD, de tal forma que puedas saber el punto a activar (checkout) cuando termines:</text:p>
      <text:p text:style-name="Preformatted_20_Text"><text:span text:style-name="Source_20_Text">=&gt; GET HEAD</text:span></text:p>
      <text:p text:style-name="P9"><text:span text:style-name="Source_20_Text">ref: refs/heads/master</text:span></text:p>
      <text:p text:style-name="Text_20_body">Ves que es la rama<text:span text:style-name="Source_20_Text">master</text:span> la que has de activar cuando el proceso esté completado.<text:line-break/>sus ramas al espacio de nombres <text:span text:style-name="Source_20_Text">qa/</text:span>En este punto, ya estás preparado para seguir procesando el <text:soft-page-break/>resto de los objetos. En el archivo <text:span text:style-name="Source_20_Text">info/refs</text:span> se ve que el punto de partida es la confirmación de cambios (commit) <text:span text:style-name="Source_20_Text">ca82a6</text:span>, y, por tanto, comenzaremos recuperandola: </text:p>
      <text:p text:style-name="Preformatted_20_Text"><text:span text:style-name="Source_20_Text">=&gt; GET objects/ca/82a6dff817ec66f44342007202690a93763949</text:span></text:p>
      <text:p text:style-name="P9"><text:span text:style-name="Source_20_Text">(179 bytes of binary data)</text:span></text:p>
      <text:p text:style-name="Text_20_body">Cuando recuperas un objeto, dicho objeto se encuentra suelto (loose) en el servidor y lo traes mediante una petición estática HTTP GET. Puedes descomprimirlo, quitarle la cabecera y mirar el contenido:</text:p>
      <text:p text:style-name="Preformatted_20_Text"><text:span text:style-name="Source_20_Text">$ git cat-file -p ca82a6dff817ec66f44342007202690a93763949</text:span></text:p>
      <text:p text:style-name="Preformatted_20_Text"><text:span text:style-name="Source_20_Text">tree cfda3bf379e4f8dba8717dee55aab78aef7f4daf</text:span></text:p>
      <text:p text:style-name="Preformatted_20_Text"><text:span text:style-name="Source_20_Text">parent 085bb3bcb608e1e8451d4b2432f8ecbe6306e7e7</text:span></text:p>
      <text:p text:style-name="Preformatted_20_Text"><text:span text:style-name="Source_20_Text">author Scott Chacon &lt;schacon@gmail.com&gt; 1205815931 -0700</text:span></text:p>
      <text:p text:style-name="Preformatted_20_Text"><text:span text:style-name="Source_20_Text">committer Scott Chacon &lt;schacon@gmail.com&gt; 1240030591 -0700</text:span></text:p>
      <text:p text:style-name="Preformatted_20_Text"/>
      <text:p text:style-name="P9"><text:span text:style-name="Source_20_Text">changed the version number</text:span></text:p>
      <text:p text:style-name="Text_20_body">Tras esto, ya tienes más objetos a recuperar --el árbol de contenido <text:span text:style-name="Source_20_Text">cfda3b</text:span> al que apunta la confirmación de cambios; y la confirmación de cambios padre <text:span text:style-name="Source_20_Text">085bb3</text:span>--. </text:p>
      <text:p text:style-name="Preformatted_20_Text"><text:span text:style-name="Source_20_Text">=&gt; GET objects/08/5bb3bcb608e1e8451d4b2432f8ecbe6306e7e7</text:span></text:p>
      <text:p text:style-name="P9"><text:span text:style-name="Source_20_Text">(179 bytes of data)</text:span></text:p>
      <text:p text:style-name="Text_20_body">El siguiente objeto confirmación de cambio (commit). Y el árbol de contenido: </text:p>
      <text:p text:style-name="Preformatted_20_Text"><text:span text:style-name="Source_20_Text">=&gt; GET objects/cf/da3bf379e4f8dba8717dee55aab78aef7f4daf</text:span></text:p>
      <text:p text:style-name="P9"><text:span text:style-name="Source_20_Text">(404 - Not Found)</text:span></text:p>
      <text:p text:style-name="Text_20_body">Pero... ¡Ay!... parece que el objeto árbol no está suelto en el servidor. Por lo que obtienes una respuesta 404 (objeto no encontrado). Puede haber un par de razones para que suceda esto: el objeto está en otro repositorio alternativo; o el objeto está en este repositorio, pero dentro de un objeto empaquetador (packfile). Git comprueba primero a ver si en el listado hay alguna alternativa:</text:p>
      <text:p text:style-name="Preformatted_20_Text"><text:span text:style-name="Source_20_Text">=&gt; GET objects/info/http-alternates</text:span></text:p>
      <text:p text:style-name="P9"><text:span text:style-name="Source_20_Text">(empty file)</text:span></text:p>
      <text:p text:style-name="Text_20_body">En el caso de que esto devolviera una lista de ubicaciones (URL) alternativas, Git busca en ellas. (Es un mecanismo muy adecuado en aquellos proyectos donde hay segmentos derivados uno de otro compartiendo objetos en disco.) Pero, en este caso, no hay altenativas. Por lo que el objeto debe encontrarse dentro de un empaquetado. Para ver que empaquetados hay disponibles en el servidor, has de recuperar el archivo <text:span text:style-name="Source_20_Text">objects/info/packs</text:span>. Este contiene una lista de todos ellos: (que ha sido generada por <text:span text:style-name="Source_20_Text">update-server-info</text:span>)</text:p>
      <text:p text:style-name="Preformatted_20_Text"><text:span text:style-name="Source_20_Text">=&gt; GET objects/info/packs</text:span></text:p>
      <text:p text:style-name="P9"><text:span text:style-name="Source_20_Text">P pack-816a9b2334da9953e530f27bcac22082a9f5b835.pack</text:span></text:p>
      <text:p text:style-name="Text_20_body">Vemos que hay un archivo empaquetado, y el objeto buscado ha de encontrarse dentro de él; pero merece comprobarlo revisando el archivo de índice, para asegurarse. Hacer la comprobacion es sobre todo util en aquellos casos donde existan multiples archivos empaquetados en el servidor, para determinar así en cual de ellos se encuentra el objeto que necesitas:</text:p>
      <text:p text:style-name="Preformatted_20_Text"><text:span text:style-name="Source_20_Text">=&gt; GET objects/pack/pack-816a9b2334da9953e530f27bcac22082a9f5b835.idx</text:span></text:p>
      <text:p text:style-name="P9"><text:span text:style-name="Source_20_Text">(4k of binary data)</text:span></text:p>
      <text:p text:style-name="Text_20_body">Una vez tengas el índice del empaquetado, puedes mirar si el objeto buscado está en él, (Dicho índice contiene la lista de SHAs de los objetos dentro del empaquetado y las ubicaciones -offsets- de cada uno de llos dentro de él.) Una vez comprobada la presencia del objeto, adelante con la <text:soft-page-break/>recuperación de todo el archivo empaquetado:</text:p>
      <text:p text:style-name="Preformatted_20_Text"><text:span text:style-name="Source_20_Text">=&gt; GET objects/pack/pack-816a9b2334da9953e530f27bcac22082a9f5b835.pack</text:span></text:p>
      <text:p text:style-name="P9"><text:span text:style-name="Source_20_Text">(13k of binary data)</text:span></text:p>
      <text:p text:style-name="Text_20_body">Cuando tengas el objeto árbol, puedes continuar avanzando por las confirmaciones de cambio. Y, como estás también están dentro del archivo empaquetado que acabas de descargar, ya no necesitas hacer mas peticiones al servidor. Git activa una copia de trabajo de la rama <text:span text:style-name="Source_20_Text">master</text:span> señalada por la referencia HEAD que has descargado al principio.</text:p>
      <text:p text:style-name="Text_20_body">La salida completa de todo el proceso es algo como esto:</text:p>
      <text:p text:style-name="Preformatted_20_Text"><text:span text:style-name="Source_20_Text">$ git clone http://github.com/schacon/simplegit-progit.git</text:span></text:p>
      <text:p text:style-name="Preformatted_20_Text"><text:span text:style-name="Source_20_Text">Initialized empty Git repository in /private/tmp/simplegit-progit/.git/</text:span></text:p>
      <text:p text:style-name="Preformatted_20_Text"><text:span text:style-name="Source_20_Text">got ca82a6dff817ec66f44342007202690a93763949</text:span></text:p>
      <text:p text:style-name="Preformatted_20_Text"><text:span text:style-name="Source_20_Text">walk ca82a6dff817ec66f44342007202690a93763949</text:span></text:p>
      <text:p text:style-name="Preformatted_20_Text"><text:span text:style-name="Source_20_Text">got 085bb3bcb608e1e8451d4b2432f8ecbe6306e7e7</text:span></text:p>
      <text:p text:style-name="Preformatted_20_Text"><text:span text:style-name="Source_20_Text">Getting alternates list for http://github.com/schacon/simplegit-progit.git</text:span></text:p>
      <text:p text:style-name="Preformatted_20_Text"><text:span text:style-name="Source_20_Text">Getting pack list for http://github.com/schacon/simplegit-progit.git</text:span></text:p>
      <text:p text:style-name="Preformatted_20_Text"><text:span text:style-name="Source_20_Text">Getting index for pack 816a9b2334da9953e530f27bcac22082a9f5b835</text:span></text:p>
      <text:p text:style-name="Preformatted_20_Text"><text:span text:style-name="Source_20_Text">Getting pack 816a9b2334da9953e530f27bcac22082a9f5b835</text:span></text:p>
      <text:p text:style-name="Preformatted_20_Text"><text:span text:style-name="Source_20_Text"><text:s/>which contains cfda3bf379e4f8dba8717dee55aab78aef7f4daf</text:span></text:p>
      <text:p text:style-name="Preformatted_20_Text"><text:span text:style-name="Source_20_Text">walk 085bb3bcb608e1e8451d4b2432f8ecbe6306e7e7</text:span></text:p>
      <text:p text:style-name="P9"><text:span text:style-name="Source_20_Text">walk a11bef06a3f659402fe7563abf99ad00de2209e6</text:span></text:p>
      <text:h text:style-name="Heading_20_3" text:outline-level="3"><text:bookmark-start text:name="__RefHeading__22010_721071827"/>El protocolo inteligente (smart)<text:bookmark-end text:name="__RefHeading__22010_721071827"/></text:h>
      <text:p text:style-name="Text_20_body">HTTP es un protocolo simple, pero ineficiente. Es mucho más común utilizar protocolos inteligentes para transferir datos. Estos protocolos suelen tener procesos en el lado remoto y conocen acerca de la estructura de datos Git en ese lado, --pueden leer datos localmente y determinar lo que el cliente tiene ya o necesita a continuación, para generar automáticamente datos expresamente preparados para él--. Existen dos conjuntos de procesos para transferir datos: uno para para enviar y otro par para recibir.</text:p>
      <text:h text:style-name="Heading_20_4" text:outline-level="4">Enviando datos, (Uploading)</text:h>
      <text:p text:style-name="Text_20_body">Para enviar datos a un proceso remoto, Git utliza <text:span text:style-name="Source_20_Text">send-pack</text:span> (enviar paquete) y <text:span text:style-name="Source_20_Text">receive-pack</text:span> (recibir paquete). El proceso <text:span text:style-name="Source_20_Text">send-pack</text:span> corre en el cliente y conecta con el proceso <text:span text:style-name="Source_20_Text">receive-pack</text:span> corriendo en el lado remoto. </text:p>
      <text:p text:style-name="Text_20_body">Por ejemplo, si lanzas el comando <text:span text:style-name="Source_20_Text">git push origin master</text:span> en tu proyecto y <text:span text:style-name="Source_20_Text">origin</text:span> está definida como una ubicación que utiliza el protocolo SSH. Git lanzará el proceso <text:span text:style-name="Source_20_Text">send-pack</text:span> , con el que establece conexión SSH con tu servidor. En el servidor remoto, a través de una llamada SSH, intentará lanzar un comando tal como:</text:p>
      <text:p text:style-name="Preformatted_20_Text"><text:span text:style-name="Source_20_Text">$ ssh -x git@github.com "git-receive-pack 'schacon/simplegit-progit.git'"</text:span></text:p>
      <text:p text:style-name="Preformatted_20_Text"><text:span text:style-name="Source_20_Text">005bca82a6dff817ec66f4437202690a93763949 refs/heads/master report-status delete-refs</text:span></text:p>
      <text:p text:style-name="Preformatted_20_Text"><text:span text:style-name="Source_20_Text">003e085bb3bcb608e1e84b2432f8ecbe6306e7e7 refs/heads/topic</text:span></text:p>
      <text:p text:style-name="P9"><text:span text:style-name="Source_20_Text">0000</text:span></text:p>
      <text:p text:style-name="Text_20_body">El comando <text:span text:style-name="Source_20_Text">git-receive-pack</text:span> responde con una linea por cada una de las referencias que tenga, --en este caso, la rama <text:span text:style-name="Source_20_Text">master</text:span> y su SHA--. La primera linea suele indicar también una lista con las capacidades del servidor, (en este caso <text:span text:style-name="Source_20_Text">report-status</text:span> --dar situación-- y <text:span text:style-name="Source_20_Text">delete-refs</text:span> --borrar referencias--). </text:p>
      <text:p text:style-name="Text_20_body">Cada linea comienza con un valor de 4 bytes, en hexadecimal, indicando la longitud del resto de la linea. La primera de las lineas comienza con 005b, 91 en decimal, indicandonos que hay 91 bytes <text:soft-page-break/>más en esa línea. La siguiente línea comienza con 003e, 62 en decimal, por lo que has de leer otros 62 bytes hasta el final de la linea. Y la última linea comienza con 0000, indicando así que la lista de referencias ha terminado.</text:p>
      <text:p text:style-name="Text_20_body">Con esta información, el proceso <text:span text:style-name="Source_20_Text">send-pack</text:span> ya puede determnar las confirmaciones de cambios (commits) presentes en el servidor. Para cada una de las referencias que se van a actualizar, el proceso <text:span text:style-name="Source_20_Text">send-pack</text:span> llama al proceso <text:span text:style-name="Source_20_Text">receive-pack</text:span> con la información pertinente. Por ejemplo, si estás actualizando la rama <text:span text:style-name="Source_20_Text">master</text:span> y añadiendo otra rama <text:span text:style-name="Source_20_Text">experiment</text:span>, la respuesta del proceso <text:span text:style-name="Source_20_Text">send-pack</text:span> será algo así como: </text:p>
      <text:p text:style-name="Preformatted_20_Text"><text:span text:style-name="Source_20_Text">0085ca82a6dff817ec66f44342007202690a93763949 <text:s/>15027957951b64cf874c3557a0f3547bd83b3ff6 refs/heads/master report-status</text:span></text:p>
      <text:p text:style-name="Preformatted_20_Text"><text:span text:style-name="Source_20_Text">00670000000000000000000000000000000000000000 cdfdb42577e2506715f8cfeacdbabc092bf63e8d refs/heads/experiment</text:span></text:p>
      <text:p text:style-name="P9"><text:span text:style-name="Source_20_Text">0000</text:span></text:p>
      <text:p text:style-name="Text_20_body">Una clave SHA-1 con todo '0's, nos indica que no habia nada anteriormente, y que, por tanto, estamos añadiendo una nueva referencia. Si estuvieras borrando una referencia existente, verias lo contrario: una clave todo '0's en el lado derecho.</text:p>
      <text:p text:style-name="Text_20_body">Git envia una linea por cada referencia a actualizar, indicando el viejo SHA, el nuevo SHA y la referencia a actualizar. La primera linea indica también las capacidades disponibles en el cliente. A continuación, el cliente envia un archivo empaquetado con todos los objetos que faltan en el servidor. Y, por ultimo, el servidor responde con un indicador de éxito (o fracaso) de la operación:</text:p>
      <text:p text:style-name="P9"><text:span text:style-name="Source_20_Text">000Aunpack ok</text:span></text:p>
      <text:h text:style-name="Heading_20_4" text:outline-level="4">Descargando datos, (Downloading)</text:h>
      <text:p text:style-name="Text_20_body">Cuando descargas datos, los procesos que se ven envueltos son <text:span text:style-name="Source_20_Text">fetch-pack</text:span> (recuperar paquete) y <text:span text:style-name="Source_20_Text">upload-pack</text:span> (enviar paquete). El cliente arranca un proceso <text:span text:style-name="Source_20_Text">fetch-pack</text:span>, para conectar con un proceso <text:span text:style-name="Source_20_Text">upload-pack</text:span> en el lado servidor y negociar con él los datos a transferir. </text:p>
      <text:p text:style-name="Text_20_body">Hay varias maneras de iniciar un proceso <text:span text:style-name="Source_20_Text">upload-pack</text:span> en el repositorio remoto. Se puede lanzar a través de SSH, de la misma forma que se arrancaba el proceso <text:span text:style-name="Source_20_Text">receive-pack</text:span>. O se puede arrancar a traves del demonio Git, que suele estar escuchando por el puerto 9418. Tras la conexión, el proceso <text:span text:style-name="Source_20_Text">fetch-pack</text:span> envia datos de una forma parecida a esta: </text:p>
      <text:p text:style-name="P9"><text:span text:style-name="Source_20_Text">003fgit-upload-pack schacon/simplegit-progit.git\0host=myserver.com\0</text:span></text:p>
      <text:p text:style-name="Text_20_body">Como siempre, comienza con 4 bytes indicadores de cuantos datos siguen a continuación, siguiendo con el comando a lanzar, y terminando con un byte nulo, el nombre del servidor y otro byte nulo más. El demonio Git realizará las comprobaciones de si el comando se puede lanzar, si el repositorio existe y si tenemos permisos. Siendo todo correcto, el demonio lanzará el proceso <text:span text:style-name="Source_20_Text">upload-pack</text:span> y procesara nuestra petición. </text:p>
      <text:p text:style-name="Text_20_body">Si en lugar de utilizar el demonio Git, estás utilizando el protocolo SSH. <text:span text:style-name="Source_20_Text">fetch-pack</text:span> lanzará algo como esto: </text:p>
      <text:p text:style-name="P9"><text:span text:style-name="Source_20_Text">$ ssh -x git@github.com "git-upload-pack 'schacon/simplegit-progit.git'"</text:span></text:p>
      <text:p text:style-name="Text_20_body">En cualquier caso, después de establecer conexión, <text:span text:style-name="Source_20_Text">upload-pack</text:span> responderá: </text:p>
      <text:p text:style-name="Preformatted_20_Text"><text:span text:style-name="Source_20_Text">0088ca82a6dff817ec66f44342007202690a93763949 HEAD\0multi_ack thin-pack \</text:span></text:p>
      <text:p text:style-name="Preformatted_20_Text"><text:span text:style-name="Source_20_Text"><text:s text:c="2"/>side-band side-band-64k ofs-delta shallow no-progress include-tag</text:span></text:p>
      <text:p text:style-name="Preformatted_20_Text"><text:span text:style-name="Source_20_Text">003fca82a6dff817ec66f44342007202690a93763949 refs/heads/master</text:span></text:p>
      <text:p text:style-name="Preformatted_20_Text"><text:span text:style-name="Source_20_Text">003e085bb3bcb608e1e8451d4b2432f8ecbe6306e7e7 refs/heads/topic</text:span></text:p>
      <text:p text:style-name="P9"><text:span text:style-name="Source_20_Text">0000</text:span></text:p>
      <text:p text:style-name="Text_20_body"><text:soft-page-break/>La respuesta es muy similar a la dada por <text:span text:style-name="Source_20_Text">receive-pack</text:span>, pero las capacidades que se indican son diferentes. Además, nos indica la referencia HEAD, para que el cliente pueda saber qué ha de activar (check out) en el caso de estar requiriendo un clon.</text:p>
      <text:p text:style-name="Text_20_body">En este punto, el proceso <text:span text:style-name="Source_20_Text">fetch-pack</text:span> revisa los objetos que tiene y responde indicando los objetos que necesita. Enviando "want" (quiero) y la clave SHA que necesita. Los objetos que ya tiene, los envia con "have" (tengo) y la correspondiente clave SHA. Llegando al final de la lista, escribe "done" (hecho). Para indicar al proceso <text:span text:style-name="Source_20_Text">upload-pack</text:span> que ya puede comenzar a enviar el archivo empaquetado con los datos requeridos: </text:p>
      <text:p text:style-name="Preformatted_20_Text"><text:span text:style-name="Source_20_Text">0054want ca82a6dff817ec66f44342007202690a93763949 ofs-delta</text:span></text:p>
      <text:p text:style-name="Preformatted_20_Text"><text:span text:style-name="Source_20_Text">0032have 085bb3bcb608e1e8451d4b2432f8ecbe6306e7e7</text:span></text:p>
      <text:p text:style-name="Preformatted_20_Text"><text:span text:style-name="Source_20_Text">0000</text:span></text:p>
      <text:p text:style-name="P9"><text:span text:style-name="Source_20_Text">0009done</text:span></text:p>
      <text:p text:style-name="Text_20_body">Este es un caso muy sencillo para ilustrar los protocolos de trasferencia. En casos más complejos, el cliente explota las capacidades de <text:span text:style-name="Source_20_Text">multi_ack</text:span> (multiples confirmaciones) o <text:span text:style-name="Source_20_Text">side-band</text:span> (banda lateral). Pero este ejemplo muestra los intercambios básicos empleados en los protocolos inteligentes.</text:p>
      <text:p text:style-name="P4"/>
      <text:h text:style-name="P32" text:outline-level="2"><text:bookmark-start text:name="__RefHeading__2751_2051115327"/>9.7 Mantenimiento y recuperación de datos<text:bookmark-end text:name="__RefHeading__2751_2051115327"/></text:h>
      <text:p text:style-name="Text_20_body">De vez en cuando, es posible que necesites hacer algo de limpieza, (compactar un repositorio, adecuar un repositorio importado, recuperar trabajo perdido,...). En ese apartado vamos a ver algunos de esos escenarios.</text:p>
      <text:h text:style-name="Heading_20_3" text:outline-level="3"><text:bookmark-start text:name="__RefHeading__22012_721071827"/><text:bookmark text:name="Mantenimiento"/><text:a xlink:type="simple" xlink:href="http://git-scm.com/book/es/Los-entesijos-internos-de-Git-Mantenimiento-y-recuperación-de-datos#Mantenimiento">Mantenimiento</text:a><text:bookmark-end text:name="__RefHeading__22012_721071827"/></text:h>
      <text:p text:style-name="Text_20_body">De cuando en cuando, Git lanza automáticamente un comando llamado "auto gc". La mayor parte de las veces, este comando no hace nada. Pero, cuando hay demasiados objetos sueltos, (objetos fuera de un archivo empaquetador), o demasiados archivos empaquetadores, Git lanza un comando <text:span text:style-name="Source_20_Text">git gc</text:span> completo. <text:span text:style-name="Source_20_Text">gc</text:span> corresponde a "recogida de basura" (garbage collect), y este comando realiza toda una serie de acciones: recoge los objetos sueltos y los agrupa en archivos empaquetadores; consolida los archivos empaquetadores pequeños en un solo gran archivo empaquetador; retira los objetos antiguos no incorporados a ninguna confirmación de cambios.</text:p>
      <text:p text:style-name="Text_20_body">También puedes lanzar "auto gc" manualmente:</text:p>
      <text:p text:style-name="P9"><text:span text:style-name="Source_20_Text">$ git gc --auto</text:span></text:p>
      <text:p text:style-name="Text_20_body">Y, habitualmente, no hará nada. Ya que es necesaria la presencia de unos 7.000 objetos sueltos o más de 50 archivos empaquetadores para que Git termine lanzando realmente un comando "gc". Estos límites pueden configurarse con las opciones de configuración <text:span text:style-name="Source_20_Text">gc.auto</text:span> y <text:span text:style-name="Source_20_Text">gc.autopacklimit</text:span>, respectivamente. </text:p>
      <text:p text:style-name="Text_20_body">Otra tarea realizada por <text:span text:style-name="Source_20_Text">gc</text:span> es el empaquetar referencias en un solo archivo. Por ejemplo, suponiendo que tienes las siguientes ramas y etiquetas en tu repositorio:</text:p>
      <text:p text:style-name="Preformatted_20_Text"><text:span text:style-name="Source_20_Text">$ find .git/refs -type f</text:span></text:p>
      <text:p text:style-name="Preformatted_20_Text"><text:span text:style-name="Source_20_Text">.git/refs/heads/experiment</text:span></text:p>
      <text:p text:style-name="Preformatted_20_Text"><text:span text:style-name="Source_20_Text">.git/refs/heads/master</text:span></text:p>
      <text:p text:style-name="Preformatted_20_Text"><text:span text:style-name="Source_20_Text">.git/refs/tags/v1.0</text:span></text:p>
      <text:p text:style-name="P9"><text:span text:style-name="Source_20_Text">.git/refs/tags/v1.1</text:span></text:p>
      <text:p text:style-name="Text_20_body">Lanzando el comando <text:span text:style-name="Source_20_Text">git gc</text:span>, dejarás de tener esos archivos en la carpeta <text:span text:style-name="Source_20_Text">refs</text:span>. En aras de la eficiencia, Git los moverá a un archivo denominado <text:span text:style-name="Source_20_Text">.git/packed-refs</text:span>: </text:p>
      <text:p text:style-name="Preformatted_20_Text"><text:soft-page-break/><text:span text:style-name="Source_20_Text">$ cat .git/packed-refs </text:span></text:p>
      <text:p text:style-name="Preformatted_20_Text"><text:span text:style-name="Source_20_Text"># pack-refs with: peeled </text:span></text:p>
      <text:p text:style-name="Preformatted_20_Text"><text:span text:style-name="Source_20_Text">cac0cab538b970a37ea1e769cbbde608743bc96d refs/heads/experiment</text:span></text:p>
      <text:p text:style-name="Preformatted_20_Text"><text:span text:style-name="Source_20_Text">ab1afef80fac8e34258ff41fc1b867c702daa24b refs/heads/master</text:span></text:p>
      <text:p text:style-name="Preformatted_20_Text"><text:span text:style-name="Source_20_Text">cac0cab538b970a37ea1e769cbbde608743bc96d refs/tags/v1.0</text:span></text:p>
      <text:p text:style-name="Preformatted_20_Text"><text:span text:style-name="Source_20_Text">9585191f37f7b0fb9444f35a9bf50de191beadc2 refs/tags/v1.1</text:span></text:p>
      <text:p text:style-name="P9"><text:span text:style-name="Source_20_Text">^1a410efbd13591db07496601ebc7a059dd55cfe9</text:span></text:p>
      <text:p text:style-name="Text_20_body">Si actualizas alguna de las referencias, Git no modificará este archivo. Sino que, en cambio, escribirá uno nuevo en <text:span text:style-name="Source_20_Text">refs/heads</text:span>. Para obtener la clave SHA correspondiente a una determinada referencia, Git comprobará primero en la carpeta <text:span text:style-name="Source_20_Text">refs</text:span> y luego en el archivo <text:span text:style-name="Source_20_Text">packed-refs</text:span>. Cualquier referencia que no puedas encontrar en la carpeta <text:span text:style-name="Source_20_Text">refs</text:span>, es muy posible que la encuentres en el archivo <text:span text:style-name="Source_20_Text">packed-refs</text:span>.</text:p>
      <text:p text:style-name="Text_20_body">Merece destacar que la última línea de este archivo comenzaba con <text:span text:style-name="Source_20_Text">^</text:span>- Esto nos indica que la etiqueta inmediatamente anterior es una etiqueta anotada y que esa línea es la confirmación de cambios a la que apunta dicha etiqueta anotada.</text:p>
      <text:h text:style-name="Heading_20_3" text:outline-level="3"><text:bookmark-start text:name="__RefHeading__22014_721071827"/><text:bookmark text:name="Recuperación-de-datos"/><text:a xlink:type="simple" xlink:href="http://git-scm.com/book/es/Los-entesijos-internos-de-Git-Mantenimiento-y-recuperación-de-datos#Recuperación-de-datos">Recuperación de datos</text:a><text:bookmark-end text:name="__RefHeading__22014_721071827"/></text:h>
      <text:p text:style-name="Text_20_body">En algún momento de tu trabajo con Git, perderás por error una confirmación de cambios. Normalmente, esto suele suceder porque has forzado el borrado de una rama con trabajos no confirmados en ella, y luego te has dado cuenta de que realmente necesitabas dicha rama; o porque has reculado (hard-reset) una rama, abandonando todas sus confirmaciones de cambio, y luego te has dado cuenta que necesitabas alguna de ellas. Asumiendo que estas cosas pasan, ¿cómo podrías recuperar tus confirmaciones de cambio perdidas?</text:p>
      <text:p text:style-name="Text_20_body">Vamos a ver un ejemplo de un retroceso a una confirmación (commit) antigua en la rama principal de tu repositorio de pruebas, y cómo podriamos recuperar las confirmaciones perdidas en este caso. Lo primero es revisar el estado de tu repositorio en ese momento:</text:p>
      <text:p text:style-name="Preformatted_20_Text"><text:span text:style-name="Source_20_Text">$ git log --pretty=oneline</text:span></text:p>
      <text:p text:style-name="Preformatted_20_Text"><text:span text:style-name="Source_20_Text">ab1afef80fac8e34258ff41fc1b867c702daa24b modified repo a bit</text:span></text:p>
      <text:p text:style-name="Preformatted_20_Text"><text:span text:style-name="Source_20_Text">484a59275031909e19aadb7c92262719cfcdf19a added repo.rb</text:span></text:p>
      <text:p text:style-name="Preformatted_20_Text"><text:span text:style-name="Source_20_Text">1a410efbd13591db07496601ebc7a059dd55cfe9 third commit</text:span></text:p>
      <text:p text:style-name="Preformatted_20_Text"><text:span text:style-name="Source_20_Text">cac0cab538b970a37ea1e769cbbde608743bc96d second commit</text:span></text:p>
      <text:p text:style-name="P9"><text:span text:style-name="Source_20_Text">fdf4fc3344e67ab068f836878b6c4951e3b15f3d first commit</text:span></text:p>
      <text:p text:style-name="Text_20_body">Después, al mover la rama <text:span text:style-name="Source_20_Text">master</text:span> de vuelta a la confirmación de cambios intermedia:</text:p>
      <text:p text:style-name="Preformatted_20_Text"><text:span text:style-name="Source_20_Text">$ git reset --hard 1a410efbd13591db07496601ebc7a059dd55cfe9</text:span></text:p>
      <text:p text:style-name="Preformatted_20_Text"><text:span text:style-name="Source_20_Text">HEAD is now at 1a410ef third commit</text:span></text:p>
      <text:p text:style-name="Preformatted_20_Text"><text:span text:style-name="Source_20_Text">$ git log --pretty=oneline</text:span></text:p>
      <text:p text:style-name="Preformatted_20_Text"><text:span text:style-name="Source_20_Text">1a410efbd13591db07496601ebc7a059dd55cfe9 third commit</text:span></text:p>
      <text:p text:style-name="Preformatted_20_Text"><text:span text:style-name="Source_20_Text">cac0cab538b970a37ea1e769cbbde608743bc96d second commit</text:span></text:p>
      <text:p text:style-name="P9"><text:span text:style-name="Source_20_Text">fdf4fc3344e67ab068f836878b6c4951e3b15f3d first commit</text:span></text:p>
      <text:p text:style-name="Text_20_body">Vemos que se han perdido las dos últimas confirmaciones de cambios, --no tienes ninguna rama que te permita acceder a ellas--. Necesitas localizar el SHA de la última confirmación de cambios y luego añadir una rama que apunte hacia ella. El problema es cómo localizarla, --porque, ¿no te la sabrás de memoria, no?--.</text:p>
      <text:p text:style-name="Text_20_body">El método más rápido para conseguirlo suele ser utilizar una herramienta denominada <text:span text:style-name="Source_20_Text">git reflog</text:span>. Según trabajas, Git suele guardar un silencioso registro de donde está HEAD en cada momento. Cada vez que confirmas cambios o cambias de rama, el registro (reflog) es actualizado. El registro reflog se actualiza incluso cuando utilizas el comando <text:span text:style-name="Source_20_Text">git update-ref</text:span>. Siendo esta otra de las razones por las que es recomendable utilizar ese comando en lugar de escribir manualmente los valores SHA en los archivos de referencia, tal y como hemos visto anteriormente <text:soft-page-break/>en la sección "Referencias Git". Con el comando <text:span text:style-name="Source_20_Text">git reflog</text:span> puedes revisar donde has estado en cualquier momento pasado:</text:p>
      <text:p text:style-name="Preformatted_20_Text"><text:span text:style-name="Source_20_Text">$ git reflog</text:span></text:p>
      <text:p text:style-name="Preformatted_20_Text"><text:span text:style-name="Source_20_Text">1a410ef HEAD@{0}: 1a410efbd13591db07496601ebc7a059dd55cfe9: updating HEAD</text:span></text:p>
      <text:p text:style-name="P9"><text:span text:style-name="Source_20_Text">ab1afef HEAD@{1}: ab1afef80fac8e34258ff41fc1b867c702daa24b: updating HEAD</text:span></text:p>
      <text:p text:style-name="Text_20_body">Se pueden ver las dos confirmaciones de cambios que hemos activado, pero no hay mucha más información al respecto. Para ver la misma información de manera mucho más amigable, podemos utilizar el comando <text:span text:style-name="Source_20_Text">git log -g</text:span>. Este nos muestra una salida normal de registro:</text:p>
      <text:p text:style-name="Preformatted_20_Text"><text:span text:style-name="Source_20_Text">$ git log -g</text:span></text:p>
      <text:p text:style-name="Preformatted_20_Text"><text:span text:style-name="Source_20_Text">commit 1a410efbd13591db07496601ebc7a059dd55cfe9</text:span></text:p>
      <text:p text:style-name="Preformatted_20_Text"><text:span text:style-name="Source_20_Text">Reflog: HEAD@{0} (Scott Chacon &lt;schacon@gmail.com&gt;)</text:span></text:p>
      <text:p text:style-name="Preformatted_20_Text"><text:span text:style-name="Source_20_Text">Reflog message: updating HEAD</text:span></text:p>
      <text:p text:style-name="Preformatted_20_Text"><text:span text:style-name="Source_20_Text">Author: Scott Chacon &lt;schacon@gmail.com&gt;</text:span></text:p>
      <text:p text:style-name="Preformatted_20_Text"><text:span text:style-name="Source_20_Text">Date: <text:s text:c="2"/>Fri May 22 18:22:37 2009 -0700</text:span></text:p>
      <text:p text:style-name="Preformatted_20_Text"/>
      <text:p text:style-name="Preformatted_20_Text"><text:span text:style-name="Source_20_Text"><text:s text:c="4"/>third commit</text:span></text:p>
      <text:p text:style-name="Preformatted_20_Text"/>
      <text:p text:style-name="Preformatted_20_Text"><text:span text:style-name="Source_20_Text">commit ab1afef80fac8e34258ff41fc1b867c702daa24b</text:span></text:p>
      <text:p text:style-name="Preformatted_20_Text"><text:span text:style-name="Source_20_Text">Reflog: HEAD@{1} (Scott Chacon &lt;schacon@gmail.com&gt;)</text:span></text:p>
      <text:p text:style-name="Preformatted_20_Text"><text:span text:style-name="Source_20_Text">Reflog message: updating HEAD</text:span></text:p>
      <text:p text:style-name="Preformatted_20_Text"><text:span text:style-name="Source_20_Text">Author: Scott Chacon &lt;schacon@gmail.com&gt;</text:span></text:p>
      <text:p text:style-name="Preformatted_20_Text"><text:span text:style-name="Source_20_Text">Date: <text:s text:c="2"/>Fri May 22 18:15:24 2009 -0700</text:span></text:p>
      <text:p text:style-name="Preformatted_20_Text"/>
      <text:p text:style-name="P9"><text:span text:style-name="Source_20_Text"><text:s text:c="5"/>modified repo a bit</text:span></text:p>
      <text:p text:style-name="Text_20_body">Parece que la confirmación de cambios perdida es esta última. Puedes recuperarla creando una nueva rama apuntando a ella. Por ejemplo, puedes iniciar una rama llamada <text:span text:style-name="Source_20_Text">recover-branch</text:span> con dicha confirmación de cambios (ab1afef):</text:p>
      <text:p text:style-name="Preformatted_20_Text"><text:span text:style-name="Source_20_Text">$ git branch recover-branch ab1afef</text:span></text:p>
      <text:p text:style-name="Preformatted_20_Text"><text:span text:style-name="Source_20_Text">$ git log --pretty=oneline recover-branch</text:span></text:p>
      <text:p text:style-name="Preformatted_20_Text"><text:span text:style-name="Source_20_Text">ab1afef80fac8e34258ff41fc1b867c702daa24b modified repo a bit</text:span></text:p>
      <text:p text:style-name="Preformatted_20_Text"><text:span text:style-name="Source_20_Text">484a59275031909e19aadb7c92262719cfcdf19a added repo.rb</text:span></text:p>
      <text:p text:style-name="Preformatted_20_Text"><text:span text:style-name="Source_20_Text">1a410efbd13591db07496601ebc7a059dd55cfe9 third commit</text:span></text:p>
      <text:p text:style-name="Preformatted_20_Text"><text:span text:style-name="Source_20_Text">cac0cab538b970a37ea1e769cbbde608743bc96d second commit</text:span></text:p>
      <text:p text:style-name="P9"><text:span text:style-name="Source_20_Text">fdf4fc3344e67ab068f836878b6c4951e3b15f3d first commit</text:span></text:p>
      <text:p text:style-name="Text_20_body">¡Bravo!, acabas de añadir una rama denominada <text:span text:style-name="Source_20_Text">recover-branch</text:span> al punto donde estaba originalmente tu rama <text:span text:style-name="Source_20_Text">master</text:span>; permitiendo así recuperar el acceso a las dos primeras confirmaciones de cambios.<text:line-break/>A continuación, supongamos que la pérdida se ha producido por alguna razón que no se refleja en el registro (reflog). Puedes simularlo borrando la rama <text:span text:style-name="Source_20_Text">recover-branch</text:span> y borrando asimismo el registro. Con eso, perdemos completamente el acceso a las dos primeras confirmaciones de cambio:</text:p>
      <text:p text:style-name="Preformatted_20_Text"><text:span text:style-name="Source_20_Text">$ git branch –D recover-branch</text:span></text:p>
      <text:p text:style-name="P9"><text:span text:style-name="Source_20_Text">$ rm -Rf .git/logs/</text:span></text:p>
      <text:p text:style-name="Text_20_body">La información de registro (reflog) se guarda en la carpeta <text:span text:style-name="Source_20_Text">.git/logs/</text:span>; por lo que, borrandola, nos quedamos efectivamente sin registro. ¿Cómo podriamos ahora recuperar esas confirmaciones de cambio? Un camino es utilizando el comando de chequeo de integridad de la base de datos: <text:span text:style-name="Source_20_Text">git fsck</text:span>. Si lo lanzas con la opción <text:span text:style-name="Source_20_Text">--full</text:span>, te mostrará todos los objetos sin referencias a ningún otro objeto:</text:p>
      <text:p text:style-name="Preformatted_20_Text"><text:span text:style-name="Source_20_Text">$ git fsck --full</text:span></text:p>
      <text:p text:style-name="Preformatted_20_Text"><text:span text:style-name="Source_20_Text">dangling blob d670460b4b4aece5915caf5c68d12f560a9fe3e4</text:span></text:p>
      <text:p text:style-name="Preformatted_20_Text"><text:soft-page-break/><text:span text:style-name="Source_20_Text">dangling commit ab1afef80fac8e34258ff41fc1b867c702daa24b</text:span></text:p>
      <text:p text:style-name="Preformatted_20_Text"><text:span text:style-name="Source_20_Text">dangling tree aea790b9a58f6cf6f2804eeac9f0abbe9631e4c9</text:span></text:p>
      <text:p text:style-name="P9"><text:span text:style-name="Source_20_Text">dangling blob 7108f7ecb345ee9d0084193f147cdad4d2998293</text:span></text:p>
      <text:p text:style-name="Text_20_body">En este caso, puedes ver la confirmación de cambios perdida en la línea 'dangling commit.....'. Y la puedes recuperar del mismo modo, añadiendo una rama que apunte a esa clave SHA.</text:p>
      <text:h text:style-name="Heading_20_3" text:outline-level="3"><text:bookmark-start text:name="__RefHeading__22016_721071827"/><text:bookmark text:name="Borrando-objetos"/><text:a xlink:type="simple" xlink:href="http://git-scm.com/book/es/Los-entesijos-internos-de-Git-Mantenimiento-y-recuperación-de-datos#Borrando-objetos">Borrando objetos</text:a><text:bookmark-end text:name="__RefHeading__22016_721071827"/></text:h>
      <text:p text:style-name="Text_20_body">Git tiene grandes cosas. Pero el hecho de que un <text:span text:style-name="Source_20_Text">git clone</text:span> siempre descarge la historia completa del proyecto (incluyendo todas y cada una de las versiones de todos y cada uno de los archivos). Puede casusar problemas. Todo suele ir bien si el contenido es únicamente código fuente. Ya que Git está tremendamente optimizado para comprimir eficientemente ese tipo de datos. Pero, si alguien, en cualquier momento de tu proyecto, ha añadido un solo archivo enorme. A partir de ese momento, todos los clones, siempre, se verán obligados a copiar ese enorme archivo. Incluso si ya ha sido borrado del proyecto en la siguiente confirmación de cambios realizada inmediatamente tras la que lo añadió. Porque en algún momento formó parte del proyecto, siempre permanecerá ahí.</text:p>
      <text:p text:style-name="Text_20_body">Esto suele dar bastantes problemas cuando estás convirtiendo repositorios de Subversion o de Perforce a Git. En esos sistemas, uno no se suele descargar la historia completa. Y, por tanto, los archivos enormes no tienen mayores consecuencias. Si, tras una importación de otro sistema, o por otras razones, descubres que tu repositorio es mucho mayor de lo que deberia ser. Es momento de buscar y borrar objetos enormes en él.</text:p>
      <text:p text:style-name="Text_20_body">Una advertencia importante: estas técnicas son destructivas y alteran el historia de confirmaciones de cambio. Se basan en reescribir todos los objetos confirmados aguas abajo desde el árbol más reciente modificado para borrar la referencia a un archivo enorme. No tendrás problemas si lo haces inmediatamente despues de una importación; o justo antes de que alguien haya comenzado a trabajar con la confirmación de cambios modificada. Pero si no es el caso, tendrás que avisar a todas las personas que hayan contribuido. Porque se verán obligadas a reorganizar su trabajo en base a tus nuevas confirmaciones de cambio.</text:p>
      <text:p text:style-name="Text_20_body">Para probarlo por tí mismo, puedes añadir un archivo enorme a tu repositorio de pruebas y retirarlo en la siguiente confirmación de cambios. Así podrás practicar la busqueda y borrado permanente del repositorio. Para emprezar, añade un objeto enorme a tu historial:</text:p>
      <text:p text:style-name="Preformatted_20_Text"><text:span text:style-name="Source_20_Text">$ curl http://kernel.org/pub/software/scm/git/git-1.6.3.1.tar.bz2 &gt; git.tbz2</text:span></text:p>
      <text:p text:style-name="Preformatted_20_Text"><text:span text:style-name="Source_20_Text">$ git add git.tbz2</text:span></text:p>
      <text:p text:style-name="Preformatted_20_Text"><text:span text:style-name="Source_20_Text">$ git commit -am 'added git tarball'</text:span></text:p>
      <text:p text:style-name="Preformatted_20_Text"><text:span text:style-name="Source_20_Text">[master 6df7640] added git tarball</text:span></text:p>
      <text:p text:style-name="Preformatted_20_Text"><text:span text:style-name="Source_20_Text"><text:s/>1 files changed, 0 insertions(+), 0 deletions(-)</text:span></text:p>
      <text:p text:style-name="P9"><text:span text:style-name="Source_20_Text"><text:s/>create mode 100644 git.tbz2</text:span></text:p>
      <text:p text:style-name="Text_20_body">!Ouch!, --no querias añadir un archivo tan grande a tu proyecto--. Mejor si lo quitas:</text:p>
      <text:p text:style-name="Preformatted_20_Text"><text:span text:style-name="Source_20_Text">$ git rm git.tbz2 </text:span></text:p>
      <text:p text:style-name="Preformatted_20_Text"><text:span text:style-name="Source_20_Text">rm 'git.tbz2'</text:span></text:p>
      <text:p text:style-name="Preformatted_20_Text"><text:span text:style-name="Source_20_Text">$ git commit -m 'oops - removed large tarball'</text:span></text:p>
      <text:p text:style-name="Preformatted_20_Text"><text:span text:style-name="Source_20_Text">[master da3f30d] oops - removed large tarball</text:span></text:p>
      <text:p text:style-name="Preformatted_20_Text"><text:span text:style-name="Source_20_Text"><text:s/>1 files changed, 0 insertions(+), 0 deletions(-)</text:span></text:p>
      <text:p text:style-name="P9"><text:span text:style-name="Source_20_Text"><text:s/>delete mode 100644 git.tbz2</text:span></text:p>
      <text:p text:style-name="Text_20_body">Ahora, puedes limpiar <text:span text:style-name="Source_20_Text">gc</text:span> tu base de datos y comprobar cuánto espacio estás ocupando:</text:p>
      <text:p text:style-name="Preformatted_20_Text"><text:span text:style-name="Source_20_Text">$ git gc</text:span></text:p>
      <text:p text:style-name="Preformatted_20_Text"><text:span text:style-name="Source_20_Text">Counting objects: 21, done.</text:span></text:p>
      <text:p text:style-name="Preformatted_20_Text"><text:span text:style-name="Source_20_Text">Delta compression using 2 threads.</text:span></text:p>
      <text:p text:style-name="Preformatted_20_Text"><text:span text:style-name="Source_20_Text">Compressing objects: 100% (16/16), done.</text:span></text:p>
      <text:p text:style-name="Preformatted_20_Text"><text:soft-page-break/><text:span text:style-name="Source_20_Text">Writing objects: 100% (21/21), done.</text:span></text:p>
      <text:p text:style-name="P9"><text:span text:style-name="Source_20_Text">Total 21 (delta 3), reused 15 (delta 1)</text:span></text:p>
      <text:p text:style-name="Text_20_body">Puedes utilizar el comando <text:span text:style-name="Source_20_Text">count-objects</text:span> para revisar rápidamente el espacio utilizado:</text:p>
      <text:p text:style-name="Preformatted_20_Text"><text:span text:style-name="Source_20_Text">$ git count-objects -v</text:span></text:p>
      <text:p text:style-name="Preformatted_20_Text"><text:span text:style-name="Source_20_Text">count: 4</text:span></text:p>
      <text:p text:style-name="Preformatted_20_Text"><text:span text:style-name="Source_20_Text">size: 16</text:span></text:p>
      <text:p text:style-name="Preformatted_20_Text"><text:span text:style-name="Source_20_Text">in-pack: 21</text:span></text:p>
      <text:p text:style-name="Preformatted_20_Text"><text:span text:style-name="Source_20_Text">packs: 1</text:span></text:p>
      <text:p text:style-name="Preformatted_20_Text"><text:span text:style-name="Source_20_Text">size-pack: 2016</text:span></text:p>
      <text:p text:style-name="Preformatted_20_Text"><text:span text:style-name="Source_20_Text">prune-packable: 0</text:span></text:p>
      <text:p text:style-name="P9"><text:span text:style-name="Source_20_Text">garbage: 0</text:span></text:p>
      <text:p text:style-name="Text_20_body">El valor de <text:span text:style-name="Source_20_Text">size-pack</text:span> nos da el tamaño de tus archivos empaquetadores, en kilobytes, y, por lo que se ve, estás usando 2 MB. Antes de la última confirmación de cambios, estabas usando algo así como 2 KB. Resulta claro que esa última confirmación de cambios no ha borrado el archivo enorme del historial. A partir de este momento, cada vez que alguien haga un clón de este repositorio, se verá obligado a copiar 2 MB para un proyecto tan simple. Y todo porque tu añadiste accidentalmente un archivo enorme en algún momento. Para arreglar la situación.</text:p>
      <text:p text:style-name="Text_20_body">Lo primero es localizar el archivo enorme. En este caso, ya sabes de antemano cual es. Pero suponiendo que no lo supieras, ¿cómo podrías identificar el archivo o archivos que están ocupando tanto espacio?. Tras lanzar el comando <text:span text:style-name="Source_20_Text">git gc</text:span>, todos los objetos estarán guardados en un archivo empaquetador. Puedes identifcar los objetos enormes en su interior, utilizando otro comando de fontanería denominado <text:span text:style-name="Source_20_Text">git verify-pack</text:span> y ordenando su salida por su tercera columna, la que nos informa de los tamaños de cada objeto. Puedes también redirigir su salida a través del comando <text:span text:style-name="Source_20_Text">tail</text:span>. Porque realmente solo nos interesan las últimas líneas, las correspondientes a los archivos más grandes. </text:p>
      <text:p text:style-name="Preformatted_20_Text"><text:span text:style-name="Source_20_Text">$ git verify-pack -v .git/objects/pack/pack-3f8c0...bb.idx | sort -k 3 -n | tail -3</text:span></text:p>
      <text:p text:style-name="Preformatted_20_Text"><text:span text:style-name="Source_20_Text">e3f094f522629ae358806b17daf78246c27c007b blob <text:s text:c="2"/>1486 734 4667</text:span></text:p>
      <text:p text:style-name="Preformatted_20_Text"><text:span text:style-name="Source_20_Text">05408d195263d853f09dca71d55116663690c27c blob <text:s text:c="2"/>12908 3478 1189</text:span></text:p>
      <text:p text:style-name="P9"><text:span text:style-name="Source_20_Text">7a9eb2fba2b1811321254ac360970fc169ba2330 blob <text:s text:c="2"/>2056716 2056872 5401</text:span></text:p>
      <text:p text:style-name="Text_20_body">El archivo enorme es el último: 2 MB (2056716 Bytes para ser exactos). Para concretar cual es el archivo, puedes utilizar el comando <text:span text:style-name="Source_20_Text">rev-list</text:span> que ya vimos brevemente en el capítulo 7. Con la opción <text:span text:style-name="Source_20_Text">--objects</text:span>, obtendrás la lista de todas las SHA de todas las confirmaciones de cambio, junto a las SHA de los objetos binarios y las ubicaciones (paths) de cada uno de ellos. Puedes usar esta información para localizar el nombre del objeto binario:</text:p>
      <text:p text:style-name="Preformatted_20_Text"><text:span text:style-name="Source_20_Text">$ git rev-list --objects --all | grep 7a9eb2fb</text:span></text:p>
      <text:p text:style-name="P9"><text:span text:style-name="Source_20_Text">7a9eb2fba2b1811321254ac360970fc169ba2330 git.tbz2</text:span></text:p>
      <text:p text:style-name="Text_20_body">Una vez tengas ese dato, lo puedes utilizar para borrar ese archivo en todos los árboles pasados. Es sencillo revisar cuales son las confirmaciones de cambios donde interviene ese archivo:</text:p>
      <text:p text:style-name="Preformatted_20_Text"><text:span text:style-name="Source_20_Text">$ git log --pretty=oneline -- git.tbz2</text:span></text:p>
      <text:p text:style-name="Preformatted_20_Text"><text:span text:style-name="Source_20_Text">da3f30d019005479c99eb4c3406225613985a1db oops - removed large tarball</text:span></text:p>
      <text:p text:style-name="P9"><text:span text:style-name="Source_20_Text">6df764092f3e7c8f5f94cbe08ee5cf42e92a0289 added git tarball</text:span></text:p>
      <text:p text:style-name="Text_20_body">Para borrar realmente ese archivo de tu historial Git, has de reescribir todas las confirmaciones de cambio aguas abajo de <text:span text:style-name="Source_20_Text">6df76</text:span>. Y, para ello, puedes emplear el comando <text:span text:style-name="Source_20_Text">filter-branch</text:span> que se vió en el capítulo 6.</text:p>
      <text:p text:style-name="Preformatted_20_Text"><text:span text:style-name="Source_20_Text">$ git filter-branch --index-filter \</text:span></text:p>
      <text:p text:style-name="Preformatted_20_Text"><text:span text:style-name="Source_20_Text"><text:s text:c="3"/>'git rm --cached --ignore-unmatch git.tbz2' -- 6df7640^..</text:span></text:p>
      <text:p text:style-name="Preformatted_20_Text"><text:span text:style-name="Source_20_Text">Rewrite 6df764092f3e7c8f5f94cbe08ee5cf42e92a0289 (1/2)rm 'git.tbz2'</text:span></text:p>
      <text:p text:style-name="Preformatted_20_Text"><text:soft-page-break/><text:span text:style-name="Source_20_Text">Rewrite da3f30d019005479c99eb4c3406225613985a1db (2/2)</text:span></text:p>
      <text:p text:style-name="P9"><text:span text:style-name="Source_20_Text">Ref 'refs/heads/master' was rewritten</text:span></text:p>
      <text:p text:style-name="Text_20_body">La opción <text:span text:style-name="Source_20_Text">--index-filter</text:span> es similar a la <text:span text:style-name="Source_20_Text">--tree-filter</text:span> vista en el capítulo 6. Se diferencia porque, en lugar de modificar archivos activados (checked out) en el disco, se modifica el área de preparación (staging area) o índice. En lugar de borrar un archivo concreto con una orden tal como <text:span text:style-name="Source_20_Text">rm archivo</text:span>, has de borrarlo con <text:span text:style-name="Source_20_Text">git rm --cached</text:span> (es decir, tienes que borrarlo del índice, en lugar de del disco). Con eso conseguimos aumentar la velocidad. El proceso es mucho más rápido, porque Git no ha de activar cada revisión a disco antes de procesar tu filtro. Aunque también puedes hacer lo mismo con la opción<text:span text:style-name="Source_20_Text">--tree-filter</text:span>, si así lo prefieres. La opción <text:span text:style-name="Source_20_Text">--ignore-unmatch</text:span> indica a <text:span text:style-name="Source_20_Text">git rm</text:span> que evite lanzar errores en caso de no encontrar el patrón que le has ordenado buscar. Y por último, se indica a <text:span text:style-name="Source_20_Text">filter-branch</text:span> que reescriba la historia a partir de la confirmación de cambios <text:span text:style-name="Source_20_Text">6df7640</text:span>, porque ya conocemos que es a partir de ahí donde comenzaba el problema. De otro modo, el comando comenzaria desde el principio, asumiendo un proceso inecesariamente más largo.</text:p>
      <text:p text:style-name="Text_20_body">Tras esto, el historial ya no contiene ninguna referencia a ese archivo. Pero, sin embargo, quedan referencias en el registro (reflog) y en el nuevo conjunto de referencias en <text:span text:style-name="Source_20_Text">.git/refs/original</text:span> que Git ha añadido al procesar <text:span text:style-name="Source_20_Text">filter-branch</text:span>. Por lo que has de borrar también estás y reempaquetar la base de datos. Antes de reempaquetar, asegurate de acabar completamente con cualquier elemento que apunte a las viejas confirmaciones de cambios:</text:p>
      <text:p text:style-name="Preformatted_20_Text"><text:span text:style-name="Source_20_Text">$ rm -Rf .git/refs/original</text:span></text:p>
      <text:p text:style-name="Preformatted_20_Text"><text:span text:style-name="Source_20_Text">$ rm -Rf .git/logs/</text:span></text:p>
      <text:p text:style-name="Preformatted_20_Text"><text:span text:style-name="Source_20_Text">$ git gc</text:span></text:p>
      <text:p text:style-name="Preformatted_20_Text"><text:span text:style-name="Source_20_Text">Counting objects: 19, done.</text:span></text:p>
      <text:p text:style-name="Preformatted_20_Text"><text:span text:style-name="Source_20_Text">Delta compression using 2 threads.</text:span></text:p>
      <text:p text:style-name="Preformatted_20_Text"><text:span text:style-name="Source_20_Text">Compressing objects: 100% (14/14), done.</text:span></text:p>
      <text:p text:style-name="Preformatted_20_Text"><text:span text:style-name="Source_20_Text">Writing objects: 100% (19/19), done.</text:span></text:p>
      <text:p text:style-name="P9"><text:span text:style-name="Source_20_Text">Total 19 (delta 3), reused 16 (delta 1)</text:span></text:p>
      <text:p text:style-name="Text_20_body">Y ahora, vamos a ver cuanto espacio hemos ahorrado.</text:p>
      <text:p text:style-name="Preformatted_20_Text"><text:span text:style-name="Source_20_Text">$ git count-objects -v</text:span></text:p>
      <text:p text:style-name="Preformatted_20_Text"><text:span text:style-name="Source_20_Text">count: 8</text:span></text:p>
      <text:p text:style-name="Preformatted_20_Text"><text:span text:style-name="Source_20_Text">size: 2040</text:span></text:p>
      <text:p text:style-name="Preformatted_20_Text"><text:span text:style-name="Source_20_Text">in-pack: 19</text:span></text:p>
      <text:p text:style-name="Preformatted_20_Text"><text:span text:style-name="Source_20_Text">packs: 1</text:span></text:p>
      <text:p text:style-name="Preformatted_20_Text"><text:span text:style-name="Source_20_Text">size-pack: 7</text:span></text:p>
      <text:p text:style-name="Preformatted_20_Text"><text:span text:style-name="Source_20_Text">prune-packable: 0</text:span></text:p>
      <text:p text:style-name="P9"><text:span text:style-name="Source_20_Text">garbage: 0</text:span></text:p>
      <text:p text:style-name="Text_20_body">El tamaño del repositorio ahora es de 7 KB, mucho mejor que los 2 MB anteriores. Por el valor de "size", puedes ver que el objeto enorme sigue estando entre tus objetos sueltos; es decir, no hemos acabado completamente con él. Pero lo importante es que ya no será considerado al transferir o clonar el proyecto. Si realmente quieres acabar del todo, puedes lanzar la orden <text:span text:style-name="Source_20_Text">git prune --expire</text:span> para retirar incluso ese archivo suelto. </text:p>
      <text:p text:style-name="P4"/>
      <text:h text:style-name="P32" text:outline-level="2"><text:bookmark-start text:name="__RefHeading__2753_2051115327"/>9.8 Recapitulación<text:bookmark-end text:name="__RefHeading__2753_2051115327"/></text:h>
      <text:p text:style-name="Text_20_body">A estas alturas deberias tener una idea bastante clara de como trabaja Git entre bastidores. Y, hasta cierto punto, sobre cómo está implementado. En este capítulo se han visto unos cuantos comandos "de fontanería". Comandos de menor nivel y más simples que los "de porcelana" que hemos estado viendo en el resto del libro. Entendiendo cómo trabaja Git a bajo nivel, es más sencillo comprenderestán por qué hace lo que hace. A la par que facilita la escritura de tus propias herramientas y scripts auxiliares para implementar flujos de trabajo tal y como necesites.</text:p>
      <text:p text:style-name="Text_20_body"><text:soft-page-break/>Git, en su calidad de sistema de archivos indexador-de-contenidos, es una herramienta muy poderosa que puedes usar facilmente para otras tareas ademas de la de gestión de versiones. Espero que uses este nuevo conocimiento profundo de las entrañas de Git para implementar tus propias aplicaciones y para que te encuentres más confortable trabajando con Git de forma avanzada.</text:p>
      <text:p text:style-name="P4"/>
      <text:h text:style-name="P22" text:outline-level="1"><text:bookmark-start text:name="__RefHeading__23504_721071827"/>Index of Commands<text:bookmark-end text:name="__RefHeading__23504_721071827"/></text:h>
      <text:p text:style-name="P5"/>
      <text:p text:style-name="P5">Setup and Config</text:p>
      <text:p text:style-name="P2"><text:span text:style-name="T2"><text:s text:c="2"/><text:tab/></text:span><text:span text:style-name="T3">config</text:span><text:span text:style-name="T2"> <text:tab/><text:tab/>1.5 (10) 2.2 (1) 2.7 (8) 5.2 (1) 6.3 (1) 6.4 (1) 7.1 (26) 7.2 (6)</text:span></text:p>
      <text:p text:style-name="P2"><text:span text:style-name="T2"><text:s text:c="2"/><text:tab/></text:span><text:span text:style-name="T3">help</text:span><text:span text:style-name="T2"> <text:tab/><text:tab/>1.6 (2)</text:span></text:p>
      <text:p text:style-name="P6"/>
      <text:p text:style-name="P5">Getting and Creating Projects</text:p>
      <text:p text:style-name="P2"><text:span text:style-name="T2"><text:s text:c="2"/><text:tab/></text:span><text:span text:style-name="T3">init</text:span><text:span text:style-name="T2"> <text:tab/><text:tab/>2.1 (1) <text:tab/>2.2 (1) <text:tab/>4.2 (4) <text:tab/>4.4 (3) <text:tab/>4.9 (1) <text:tab/>8.2 (2) <text:tab/>9.1 (2) <text:tab/>9.2 (1)</text:span></text:p>
      <text:p text:style-name="P2"><text:span text:style-name="T2"><text:s text:c="2"/><text:tab/></text:span><text:span text:style-name="T3">clone</text:span><text:span text:style-name="T2"> <text:tab/><text:tab/>1.4 (1) <text:tab/>2.1 (5) <text:tab/>2.3 (1) <text:tab/>2.5 (2) <text:tab/>4.1 (6) <text:tab/>4.2 (2) <text:tab/>4.4 (1) <text:tab/>4.5 (1) <text:tab/>4.6 (1) <text:tab/>4.7 (2)</text:span></text:p>
      <text:p text:style-name="P6"><text:tab/><text:tab/><text:tab/>4.8 (5) <text:tab/>5.2 (3) <text:tab/>6.6 (1) <text:tab/>8.2 (1) <text:tab/>9.6 (2) <text:tab/>9.7 (1)</text:p>
      <text:p text:style-name="P6"/>
      <text:p text:style-name="P5">Basic Snapshotting</text:p>
      <text:p text:style-name="P2"><text:span text:style-name="T2"><text:s text:c="2"/><text:tab/></text:span><text:span text:style-name="T3">add</text:span><text:span text:style-name="T2"> <text:tab/><text:tab/>2.1 (3) <text:tab/>2.2 (24) 2.4 (5) 3.1 (1) 3.2 (2) 4.4 (1) 4.9 (1) 5.2 (1) 5.3 (1) 6.2 (4)</text:span></text:p>
      <text:p text:style-name="P6"><text:s/><text:tab/><text:tab/><text:tab/>6.3 (4) <text:tab/>6.4 (4) <text:tab/>6.6 (2) <text:tab/>7.1 (1) <text:tab/>7.2 (2) <text:tab/>9.2 (1) <text:tab/>9.4 (1) <text:tab/>9.7 (1)</text:p>
      <text:p text:style-name="P2"><text:span text:style-name="T2"><text:s text:c="2"/><text:tab/></text:span><text:span text:style-name="T3">status</text:span><text:span text:style-name="T2"> <text:tab/><text:tab/>2.2 (22) 2.4 (5) 3.2 (4) 6.2 (1) 6.3 (3) 6.6 (5)</text:span></text:p>
      <text:p text:style-name="P2"><text:span text:style-name="T2"><text:s text:c="2"/><text:tab/></text:span><text:span text:style-name="T3">diff</text:span><text:span text:style-name="T2"> <text:tab/><text:tab/>2.2 (15) 5.2 (2) 5.3 (5) 6.2 (1) 6.6 (3) 7.1 (2) 7.2 (7)</text:span></text:p>
      <text:p text:style-name="P2"><text:span text:style-name="T2"><text:s text:c="2"/><text:tab/></text:span><text:span text:style-name="T3">commit</text:span><text:span text:style-name="T2"> <text:tab/>2.1 (1) <text:tab/>2.2 (7) <text:tab/>2.4 (3) <text:tab/>2.7 (2) <text:tab/>3.1 (4) <text:tab/>3.2 (4) <text:tab/>4.4 (2) <text:tab/>4.7 (1) <text:tab/>4.9 (1) <text:tab/>5.2 (13)</text:span></text:p>
      <text:p text:style-name="P6"><text:s/><text:tab/><text:tab/><text:tab/>6.2 (1) <text:tab/>6.4 (6) <text:tab/>6.6 (2) <text:tab/>7.1 (2) <text:tab/>7.2 (2) <text:tab/>7.3 (1) <text:tab/>7.4 (2) <text:tab/>8.1 (1) <text:tab/>9.2 (1) <text:tab/>9.3 (1)</text:p>
      <text:p text:style-name="P6"><text:s/><text:tab/><text:tab/><text:tab/>9.4 (2) <text:tab/>9.7 (2)</text:p>
      <text:p text:style-name="P2"><text:span text:style-name="T2"><text:s text:c="2"/><text:tab/></text:span><text:span text:style-name="T3">reset</text:span><text:span text:style-name="T2"> <text:tab/><text:tab/>2.2 (9) <text:tab/>2.4 (5) <text:tab/>2.7 (1) <text:tab/>3.2 (1) <text:tab/>6.3 (3) <text:tab/>6.4 (2) <text:tab/>6.6 (1) <text:tab/>7.1 (1) <text:tab/>8.2 (1) <text:tab/>9.7 (1)</text:span></text:p>
      <text:p text:style-name="P2"><text:span text:style-name="T2"><text:s text:c="2"/><text:tab/></text:span><text:span text:style-name="T3">rm</text:span><text:span text:style-name="T2"> <text:tab/><text:tab/>2.2 (8) <text:tab/>6.4 (1) <text:tab/>6.6 (1) <text:tab/>9.7 (4)</text:span></text:p>
      <text:p text:style-name="P2"><text:span text:style-name="T2"><text:s text:c="2"/><text:tab/></text:span><text:span text:style-name="T3">mv</text:span><text:span text:style-name="T2"> <text:tab/><text:tab/>2.2 (2)</text:span></text:p>
      <text:p text:style-name="P6"/>
      <text:p text:style-name="P5">Branching and Merging</text:p>
      <text:p text:style-name="P2"><text:span text:style-name="T2"><text:s text:c="2"/><text:tab/></text:span><text:span text:style-name="T3">branch</text:span><text:span text:style-name="T2"> <text:tab/>3.1 (3) <text:tab/>3.2 (4) <text:tab/>3.3 (12) <text:tab/>3.6 (2) <text:tab/>5.3 (1) <text:tab/>7.4 (1) <text:tab/>8.1 (2) <text:tab/>9.3 (2) <text:tab/>9.7 (2)</text:span></text:p>
      <text:p text:style-name="P2"><text:span text:style-name="T2"><text:s text:c="2"/><text:tab/></text:span><text:span text:style-name="T3">checkout</text:span><text:span text:style-name="T2"> <text:tab/>2.4 (3) <text:tab/>3.1 (4) <text:tab/>3.2 (9) <text:tab/>3.5 (4) <text:tab/>3.6 (3) <text:tab/>5.2 (9) <text:tab/>5.3 (2) <text:tab/>6.6 (6) <text:tab/>6.7 (4) <text:tab/>7.2 (2)</text:span></text:p>
      <text:p text:style-name="P6"><text:s/><text:tab/><text:tab/><text:tab/>7.3 (1) <text:tab/>9.3 (1)</text:p>
      <text:p text:style-name="P2"><text:span text:style-name="T2"><text:s text:c="2"/><text:tab/></text:span><text:span text:style-name="T3">merge</text:span><text:span text:style-name="T2"> <text:tab/><text:tab/>3.2 (6) <text:tab/>3.5 (1) <text:tab/>3.6 (2) <text:tab/>5.2 (7) <text:tab/>6.6 (1) <text:tab/>6.7 (2) <text:tab/>7.2 (1) <text:tab/>8.1 (5)</text:span></text:p>
      <text:p text:style-name="P2"><text:span text:style-name="T2"><text:s text:c="2"/><text:tab/></text:span><text:span text:style-name="T3">mergetool</text:span><text:span text:style-name="T2"> <text:tab/>3.2 (2) <text:tab/>7.1 (1)</text:span></text:p>
      <text:p text:style-name="P2"><text:span text:style-name="T2"><text:s text:c="2"/><text:tab/></text:span><text:span text:style-name="T3">log</text:span><text:span text:style-name="T2"> <text:tab/><text:tab/>2.3 (18) 2.6 (1) 2.7 (2) 3.6 (1) 4.9 (1) 5.2 (7) 5.3 (3) 6.1 (20) 6.2 (2) 6.4 (2)</text:span></text:p>
      <text:p text:style-name="P6"><text:s/><text:tab/><text:tab/><text:tab/>6.5 (1) <text:tab/>6.6 (3) <text:tab/>7.2 (2) <text:tab/>7.3 (1) <text:tab/>7.4 (5) <text:tab/>8.1 (1) <text:tab/>8.2 (6) <text:tab/>9.2 (2) <text:tab/>9.3 (3) <text:tab/>9.5 (3)</text:p>
      <text:p text:style-name="P6"><text:s/><text:tab/><text:tab/><text:tab/>9.7 (6)</text:p>
      <text:p text:style-name="P2"><text:span text:style-name="T2"><text:s text:c="2"/><text:tab/></text:span><text:span text:style-name="T3">stash</text:span><text:span text:style-name="T2"> <text:tab/><text:tab/>6.3 (21)</text:span></text:p>
      <text:p text:style-name="P2"><text:span text:style-name="T2"><text:s text:c="2"/><text:tab/></text:span><text:span text:style-name="T3">tag</text:span><text:span text:style-name="T2"> <text:tab/><text:tab/>2.6 (12) 5.3 (2) 7.1 (2) 9.3 (1)</text:span></text:p>
      <text:p text:style-name="P6"/>
      <text:p text:style-name="P5">Sharing and Updating Projects</text:p>
      <text:p text:style-name="P2"><text:span text:style-name="T2"><text:s text:c="2"/><text:tab/></text:span><text:span text:style-name="T3">fetch</text:span><text:span text:style-name="T2"> <text:tab/><text:tab/>2.5 (4) <text:tab/>3.5 (4) <text:tab/>4.2 (1) <text:tab/>5.2 (8) <text:tab/>5.3 (1) <text:tab/>6.7 (1) <text:tab/>9.5 (3)</text:span></text:p>
      <text:p text:style-name="P2"><text:span text:style-name="T2"><text:s text:c="2"/><text:tab/></text:span><text:span text:style-name="T3">pull</text:span><text:span text:style-name="T2"> <text:tab/><text:tab/>2.3 (1) <text:tab/>2.5 (7) <text:tab/>3.5 (2) <text:tab/>4.1 (1) <text:tab/>5.3 (2) <text:tab/>6.7 (1)</text:span></text:p>
      <text:p text:style-name="P2"><text:span text:style-name="T2"><text:s text:c="2"/><text:tab/></text:span><text:span text:style-name="T3">push</text:span><text:span text:style-name="T2"> <text:tab/><text:tab/>2.5 (4) <text:tab/>2.6 (5) <text:tab/>3.5 (9) <text:tab/>3.6 (1) <text:tab/>4.4 (2) <text:tab/>4.7 (2) <text:tab/>4.9 (1) <text:tab/>5.2 (12) 5.3 (1) 6.1 (1)</text:span></text:p>
      <text:p text:style-name="P6"><text:s/><text:tab/><text:tab/><text:tab/>7.4 (1) <text:tab/>8.2 (1) <text:tab/>9.3 (1) <text:tab/>9.5 (4) <text:tab/>9.6 (1)</text:p>
      <text:p text:style-name="P2"><text:span text:style-name="T2"><text:s text:c="2"/><text:tab/></text:span><text:span text:style-name="T3">remote</text:span><text:span text:style-name="T2"> <text:tab/>2.5 (20) 3.5 (1) 4.1 (1) 4.4 (1) 4.7 (1) 4.9 (1) 5.2 (1) 5.3 (1) 6.7 (1) 8.2 (1)</text:span></text:p>
      <text:p text:style-name="P6"><text:s/><text:tab/><text:tab/><text:tab/>9.3 (1) <text:tab/>9.5 (2)</text:p>
      <text:p text:style-name="P2"><text:span text:style-name="T2"><text:s text:c="2"/><text:tab/></text:span><text:span text:style-name="T3">submodule</text:span><text:span text:style-name="T2"> <text:tab/>6.6 (16)</text:span></text:p>
      <text:p text:style-name="P6"/>
      <text:p text:style-name="P5">Inspection and Comparison</text:p>
      <text:p text:style-name="P2"><text:span text:style-name="T2"><text:s text:c="2"/><text:tab/></text:span><text:span text:style-name="T3">show</text:span><text:span text:style-name="T2"> <text:tab/><text:tab/>2.6 (7) <text:tab/>5.3 (2) <text:tab/>6.1 (14) 6.5 (1) 7.2 (1)</text:span></text:p>
      <text:p text:style-name="P2"><text:soft-page-break/><text:span text:style-name="T2"><text:s text:c="2"/><text:tab/></text:span><text:span text:style-name="T3">log</text:span><text:span text:style-name="T2"> <text:tab/><text:tab/>2.3 (18) 2.6 (1) 2.7 (2) 3.6 (1) 4.9 (1) 5.2 (7) 5.3 (3) 6.1 (20) 6.2 (2) 6.4 (2)</text:span></text:p>
      <text:p text:style-name="P6"><text:s/><text:tab/><text:tab/><text:tab/>6.5 (1) <text:tab/>6.6 (3) <text:tab/>7.2 (2) <text:tab/>7.3 (1) <text:tab/>7.4 (5) <text:tab/>8.1 (1) <text:tab/>8.2 (6) <text:tab/>9.2 (2) <text:tab/>9.3 (3) <text:tab/>9.5 (3)</text:p>
      <text:p text:style-name="P6"><text:s/><text:tab/><text:tab/><text:tab/>9.7 (6)</text:p>
      <text:p text:style-name="P2"><text:span text:style-name="T2"><text:s text:c="2"/><text:tab/></text:span><text:span text:style-name="T3">diff</text:span><text:span text:style-name="T2"> <text:tab/><text:tab/>2.2 (15) 5.2 (2) 5.3 (5) 6.2 (1) 6.6 (3) 7.1 (2) 7.2 (7)</text:span></text:p>
      <text:p text:style-name="P2"><text:span text:style-name="T2"><text:s text:c="2"/><text:tab/></text:span><text:span text:style-name="T3">shortlog</text:span><text:span text:style-name="T2"> <text:tab/>5.3 (2)</text:span></text:p>
      <text:p text:style-name="P2"><text:span text:style-name="T2"><text:s text:c="2"/><text:tab/></text:span><text:span text:style-name="T3">describe</text:span><text:span text:style-name="T2"> <text:tab/>5.3 (7)</text:span></text:p>
      <text:p text:style-name="P6"/>
      <text:p text:style-name="P5">Patching</text:p>
      <text:p text:style-name="P2"><text:span text:style-name="T2"><text:s text:c="2"/><text:tab/></text:span><text:span text:style-name="T3">am</text:span><text:span text:style-name="T2"> <text:tab/><text:tab/>5.3 (16) 7.3 (4)</text:span></text:p>
      <text:p text:style-name="P2"><text:span text:style-name="T2"><text:s text:c="2"/><text:tab/></text:span><text:span text:style-name="T3">apply</text:span><text:span text:style-name="T2"> <text:tab/><text:tab/>5.3 (9) <text:tab/>6.3 (3) <text:tab/>7.1 (3)</text:span></text:p>
      <text:p text:style-name="P2"><text:span text:style-name="T2"><text:s text:c="2"/><text:tab/></text:span><text:span text:style-name="T3">cherry-pick</text:span><text:span text:style-name="T2"> <text:tab/>5.3 (1)</text:span></text:p>
      <text:p text:style-name="P2"><text:span text:style-name="T2"><text:s text:c="2"/><text:tab/></text:span><text:span text:style-name="T3">rebase</text:span><text:span text:style-name="T2"> <text:tab/>3.6 (6) <text:tab/>5.2 (1) <text:tab/>6.4 (8) <text:tab/>7.1 (1)</text:span></text:p>
      <text:p text:style-name="P6"/>
      <text:p text:style-name="P5">Debugging</text:p>
      <text:p text:style-name="P2"><text:span text:style-name="T2"><text:s text:c="2"/><text:tab/></text:span><text:span text:style-name="T3">bisect</text:span><text:span text:style-name="T2"> <text:tab/><text:tab/>6.5 (17)</text:span></text:p>
      <text:p text:style-name="P2"><text:span text:style-name="T2"><text:s text:c="2"/><text:tab/></text:span><text:span text:style-name="T3">blame</text:span><text:span text:style-name="T2"> <text:tab/><text:tab/>6.5 (5)</text:span></text:p>
      <text:p text:style-name="P6"/>
      <text:p text:style-name="P5">Email</text:p>
      <text:p text:style-name="P2"><text:span text:style-name="T2"><text:s text:c="2"/><text:tab/></text:span><text:span text:style-name="T3">am</text:span><text:span text:style-name="T2"> <text:tab/><text:tab/>5.3 (16) 7.3 (4)</text:span></text:p>
      <text:p text:style-name="P2"><text:span text:style-name="T2"><text:s text:c="2"/><text:tab/></text:span><text:span text:style-name="T3">apply</text:span><text:span text:style-name="T2"> <text:tab/><text:tab/>5.3 (9) <text:tab/>6.3 (3) <text:tab/>7.1 (3)</text:span></text:p>
      <text:p text:style-name="P2"><text:span text:style-name="T2"><text:s text:c="2"/><text:tab/></text:span><text:span text:style-name="T3">format-patch</text:span><text:span text:style-name="T2"> <text:tab/>5.2 (2) <text:tab/>7.3 (1)</text:span></text:p>
      <text:p text:style-name="P2"><text:span text:style-name="T2"><text:s text:c="2"/><text:tab/></text:span><text:span text:style-name="T3">send-email</text:span><text:span text:style-name="T2"> <text:tab/>5.2 (2) <text:tab/>5.3 (1)</text:span></text:p>
      <text:p text:style-name="P2"><text:span text:style-name="T2"><text:s text:c="2"/><text:tab/></text:span><text:span text:style-name="T3">request-pull</text:span><text:span text:style-name="T2"> <text:tab/>5.2 (2)</text:span></text:p>
      <text:p text:style-name="P6"/>
      <text:p text:style-name="P5">External Sytems</text:p>
      <text:p text:style-name="P2"><text:span text:style-name="T2"><text:s text:c="2"/><text:tab/></text:span><text:span text:style-name="T3">svn</text:span><text:span text:style-name="T2"> <text:tab/><text:tab/>8.1 (45) 8.2 (7)</text:span></text:p>
      <text:p text:style-name="P2"><text:span text:style-name="T2"><text:s text:c="2"/><text:tab/></text:span><text:span text:style-name="T3">fast-import</text:span><text:span text:style-name="T2"> <text:tab/>8.2 (7)</text:span></text:p>
      <text:p text:style-name="P6"/>
      <text:p text:style-name="P5">Administration</text:p>
      <text:p text:style-name="P2"><text:span text:style-name="T2"><text:s text:c="2"/><text:tab/></text:span><text:span text:style-name="T3">clean</text:span></text:p>
      <text:p text:style-name="P2"><text:span text:style-name="T2"><text:s text:c="2"/><text:tab/></text:span><text:span text:style-name="T3">gc</text:span><text:span text:style-name="T2"> <text:tab/><text:tab/>9.4 (4) <text:tab/>9.7 (6)</text:span></text:p>
      <text:p text:style-name="P2"><text:span text:style-name="T2"><text:s text:c="2"/><text:tab/></text:span><text:span text:style-name="T3">fsck</text:span><text:span text:style-name="T2"> <text:tab/><text:tab/>9.7 (2)</text:span></text:p>
      <text:p text:style-name="P2"><text:span text:style-name="T2"><text:s text:c="2"/><text:tab/></text:span><text:span text:style-name="T3">reflog</text:span><text:span text:style-name="T2"> <text:tab/><text:tab/>6.1 (2) <text:tab/>9.7 (3)</text:span></text:p>
      <text:p text:style-name="P2"><text:span text:style-name="T2"><text:s text:c="2"/><text:tab/></text:span><text:span text:style-name="T3">filter-branch</text:span><text:span text:style-name="T2"> <text:tab/>6.4 (4) <text:tab/>8.2 (2) <text:tab/>9.7 (1)</text:span></text:p>
      <text:p text:style-name="P2"><text:span text:style-name="T2"><text:s text:c="2"/><text:tab/></text:span><text:span text:style-name="T3">instaweb</text:span><text:span text:style-name="T2"> <text:tab/>4.6 (3)</text:span></text:p>
      <text:p text:style-name="P2"><text:span text:style-name="T2"><text:s text:c="2"/><text:tab/></text:span><text:span text:style-name="T3">archive</text:span><text:span text:style-name="T2"> <text:tab/>5.3 (4) <text:tab/>7.2 (3)</text:span></text:p>
      <text:p text:style-name="P6"/>
      <text:p text:style-name="P5">Server Admin</text:p>
      <text:p text:style-name="P2"><text:span text:style-name="T2"><text:s text:c="2"/><text:tab/></text:span><text:span text:style-name="T3">daemon</text:span><text:span text:style-name="T2"> <text:tab/>4.8 (2)</text:span></text:p>
      <text:p text:style-name="P2"><text:span text:style-name="T2"><text:s text:c="2"/><text:tab/></text:span><text:span text:style-name="T3">update-server-info </text:span><text:span text:style-name="T2"><text:tab/>4.1 (1)</text:span></text:p>
      <text:p text:style-name="P35"/>
      <text:h text:style-name="P68" text:outline-level="1"/>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67" text:outline-level="1"><text:bookmark-start text:name="__RefHeading__20821_1496982051"/><text:span text:style-name="T10">ANEXOS</text:span><text:bookmark-end text:name="__RefHeading__20821_1496982051"/></text:h>
      <text:h text:style-name="P21" text:outline-level="2"><text:bookmark-start text:name="__RefHeading__21107_2113386840"/>Cheat Sheet <text:span text:style-name="T9">1</text:span><text:bookmark-end text:name="__RefHeading__21107_2113386840"/></text:h>
      <text:p text:style-name="P14"/>
      <text:h text:style-name="P60" text:outline-level="3">Overview</text:h>
      <text:p text:style-name="P14">When you first setup Git, set up your user name and email address so your first commits record them properly.</text:p>
      <text:p text:style-name="P28">git config --global user.name "My Name"</text:p>
      <text:p text:style-name="Preformatted_20_Text"><text:span text:style-name="T6">git config --global user.email "</text:span><text:a xlink:type="simple" xlink:href="mailto:user@email.com"><text:span text:style-name="T6">user@email.com</text:span></text:a><text:span text:style-name="T6">"</text:span></text:p>
      <text:p text:style-name="P28"/>
      <text:p text:style-name="P15">About Git, GitHub and Heroku.</text:p>
      <text:p text:style-name="P14">Git is a free &amp; open source, distributed version control system designed to handle everything from small to very large projects with speed and efficiency.</text:p>
      <text:p text:style-name="P14">GitHub is the best way to collaborate around your code. Fork, send pull requests and manage all your public and private git repositories.</text:p>
      <text:p text:style-name="P14">Heroku is a cloud application platform that supports a number of different pro-gramming languages including Java, Ruby, Node.js, and Clojure - it's a new way of building and deploying web apps.</text:p>
      <text:h text:style-name="P60" text:outline-level="3">Basic Git Workflow Example</text:h>
      <text:p text:style-name="P14">Initialize a new git repository, then stage all the files in the directory and finally commit the initial snapshot.</text:p>
      <text:p text:style-name="P28">$ git init</text:p>
      <text:p text:style-name="P28">$ git add .</text:p>
      <text:p text:style-name="P28">$ git commit -m 'initial commit'</text:p>
      <text:p text:style-name="P28"/>
      <text:p text:style-name="P14">Create a new branch named featureA, then check it out so it is the active branch. then edit and stage some files and finally commit the new snapshot.</text:p>
      <text:p text:style-name="P28">$ git branch featureA</text:p>
      <text:p text:style-name="P28">$ git checkout featureA</text:p>
      <text:p text:style-name="P28">$ (edit files)</text:p>
      <text:p text:style-name="P28">$ git add (files)</text:p>
      <text:p text:style-name="P28">$ git commit -m 'add feature A'</text:p>
      <text:p text:style-name="P28"/>
      <text:p text:style-name="P14">Switch back to the master branch, reverting the featureA changes you just made, then edit some files and commit your new changes directly in the master branch context.</text:p>
      <text:p text:style-name="P28">$ git checkout master</text:p>
      <text:p text:style-name="P28">$ (edit files)</text:p>
      <text:p text:style-name="P28">$ git commit -a -m 'change files'</text:p>
      <text:p text:style-name="P28"/>
      <text:p text:style-name="P13">Merge the featureA changes into the master branch context, combining all your work. Finally delete the featureA branch.</text:p>
      <text:p text:style-name="P28">$ git merge featureA</text:p>
      <text:p text:style-name="P28">$ git branch -d featureA</text:p>
      <text:p text:style-name="P28"/>
      <text:p text:style-name="P28"/>
      <text:h text:style-name="Heading_20_3" text:outline-level="3">Setup &amp; Init</text:h>
      <text:p text:style-name="P13">Git configuration, and repository initialization &amp; cloning.</text:p>
      <text:p text:style-name="P13"><text:soft-page-break/></text:p>
      <table:table table:name="Tabla1" table:style-name="Tabla1">
        <table:table-column table:style-name="Tabla1.A"/>
        <table:table-column table:style-name="Tabla1.B"/>
        <table:table-row>
          <table:table-cell table:style-name="Tabla1.A1" office:value-type="string">
            <text:p text:style-name="P28">git config [key] [value]</text:p>
          </table:table-cell>
          <table:table-cell table:style-name="Tabla1.A1" office:value-type="string">
            <text:p text:style-name="P13">set a config value in this repository</text:p>
          </table:table-cell>
        </table:table-row>
        <table:table-row>
          <table:table-cell table:style-name="Tabla1.A1" office:value-type="string">
            <text:p text:style-name="P28">git config --global [key] [value]</text:p>
          </table:table-cell>
          <table:table-cell table:style-name="Tabla1.A1" office:value-type="string">
            <text:p text:style-name="P13">set a config value globally for this user</text:p>
          </table:table-cell>
        </table:table-row>
        <table:table-row>
          <table:table-cell table:style-name="Tabla1.A1" office:value-type="string">
            <text:p text:style-name="P28">git init</text:p>
          </table:table-cell>
          <table:table-cell table:style-name="Tabla1.A1" office:value-type="string">
            <text:p text:style-name="Text_20_body"><text:span text:style-name="T6">initialize an existing directory as a Git repositor</text:span><text:span text:style-name="T7">y</text:span></text:p>
          </table:table-cell>
        </table:table-row>
        <table:table-row>
          <table:table-cell table:style-name="Tabla1.A1" office:value-type="string">
            <text:p text:style-name="P13">git clone [url]</text:p>
          </table:table-cell>
          <table:table-cell table:style-name="Tabla1.A1" office:value-type="string">
            <text:p text:style-name="P13">clone a Git repository from a URL</text:p>
          </table:table-cell>
        </table:table-row>
        <table:table-row>
          <table:table-cell table:style-name="Tabla1.A1" office:value-type="string">
            <text:p text:style-name="P28">git help [command]</text:p>
          </table:table-cell>
          <table:table-cell table:style-name="Tabla1.A1" office:value-type="string">
            <text:p text:style-name="P13">get help on any Git command</text:p>
          </table:table-cell>
        </table:table-row>
      </table:table>
      <text:p text:style-name="P13"/>
      <text:h text:style-name="P61" text:outline-level="3">Stage &amp; Snapshot</text:h>
      <text:p text:style-name="P16">Working with snapshots and the Git staging area.</text:p>
      <text:p text:style-name="P16"/>
      <table:table table:name="Tabla2" table:style-name="Tabla2">
        <table:table-column table:style-name="Tabla2.A"/>
        <table:table-column table:style-name="Tabla2.B"/>
        <table:table-row>
          <table:table-cell office:value-type="string">
            <text:p text:style-name="Preformatted_20_Text">git status</text:p>
          </table:table-cell>
          <table:table-cell office:value-type="string">
            <text:p text:style-name="Text_20_body">show the status of what is staged for your next commit and <text:s/>what is modified in your working directory</text:p>
          </table:table-cell>
        </table:table-row>
        <table:table-row>
          <table:table-cell office:value-type="string">
            <text:p text:style-name="Preformatted_20_Text">git add [file]</text:p>
          </table:table-cell>
          <table:table-cell office:value-type="string">
            <text:p text:style-name="Text_20_body">add a file as it looks now to your next commit (stage)</text:p>
          </table:table-cell>
        </table:table-row>
        <table:table-row>
          <table:table-cell office:value-type="string">
            <text:p text:style-name="Preformatted_20_Text">git reset [file]</text:p>
          </table:table-cell>
          <table:table-cell office:value-type="string">
            <text:p text:style-name="Text_20_body">reset the staging area for a file so the change is not in your <text:s/>next commit (unstage)</text:p>
          </table:table-cell>
        </table:table-row>
        <table:table-row>
          <table:table-cell office:value-type="string">
            <text:p text:style-name="Preformatted_20_Text">git diff</text:p>
          </table:table-cell>
          <table:table-cell office:value-type="string">
            <text:p text:style-name="Text_20_body">diff of what is changed but not staged</text:p>
          </table:table-cell>
        </table:table-row>
        <table:table-row>
          <table:table-cell office:value-type="string">
            <text:p text:style-name="Preformatted_20_Text">git diff --staged</text:p>
          </table:table-cell>
          <table:table-cell office:value-type="string">
            <text:p text:style-name="Text_20_body">diff of what is staged but not yet committed</text:p>
          </table:table-cell>
        </table:table-row>
        <table:table-row>
          <table:table-cell office:value-type="string">
            <text:p text:style-name="Preformatted_20_Text">git commit</text:p>
          </table:table-cell>
          <table:table-cell office:value-type="string">
            <text:p text:style-name="Text_20_body">commit your staged content as a new commit snapshot</text:p>
          </table:table-cell>
        </table:table-row>
        <table:table-row>
          <table:table-cell office:value-type="string">
            <text:p text:style-name="Preformatted_20_Text">git rm [file]</text:p>
          </table:table-cell>
          <table:table-cell office:value-type="string">
            <text:p text:style-name="Text_20_body">remove a file from your working directory and unstage</text:p>
          </table:table-cell>
        </table:table-row>
        <table:table-row>
          <table:table-cell office:value-type="string">
            <text:p text:style-name="Preformatted_20_Text">git gui</text:p>
          </table:table-cell>
          <table:table-cell office:value-type="string">
            <text:p text:style-name="Text_20_body">tcl/tk GUI program to make all of these commands simpler</text:p>
          </table:table-cell>
        </table:table-row>
      </table:table>
      <text:p text:style-name="P29"/>
      <text:p text:style-name="P13"/>
      <text:h text:style-name="P61" text:outline-level="3">Branch &amp; Merge</text:h>
      <text:p text:style-name="P16">Working with Git branches and the stash.</text:p>
      <table:table table:name="Tabla3" table:style-name="Tabla3">
        <table:table-column table:style-name="Tabla3.A"/>
        <table:table-column table:style-name="Tabla3.B"/>
        <table:table-row>
          <table:table-cell office:value-type="string">
            <text:p text:style-name="Preformatted_20_Text">git branch</text:p>
          </table:table-cell>
          <table:table-cell office:value-type="string">
            <text:p text:style-name="P11">list your branches. a * will appear next to the currently active branch</text:p>
          </table:table-cell>
        </table:table-row>
        <table:table-row>
          <table:table-cell office:value-type="string">
            <text:p text:style-name="Preformatted_20_Text">git branch [branch-name]</text:p>
          </table:table-cell>
          <table:table-cell office:value-type="string">
            <text:p text:style-name="P11">create a new branch at the current commit</text:p>
          </table:table-cell>
        </table:table-row>
        <table:table-row>
          <table:table-cell office:value-type="string">
            <text:p text:style-name="Preformatted_20_Text">git checkout [branch]</text:p>
          </table:table-cell>
          <table:table-cell office:value-type="string">
            <text:p text:style-name="P11">switch to another branch and check it out into your working directory</text:p>
          </table:table-cell>
        </table:table-row>
        <table:table-row>
          <table:table-cell office:value-type="string">
            <text:p text:style-name="Preformatted_20_Text">git checkout -b [branch]</text:p>
          </table:table-cell>
          <table:table-cell office:value-type="string">
            <text:p text:style-name="P11">create a branch and immediately switch to it</text:p>
          </table:table-cell>
        </table:table-row>
        <table:table-row>
          <table:table-cell office:value-type="string">
            <text:p text:style-name="Preformatted_20_Text">git merge [branch]</text:p>
          </table:table-cell>
          <table:table-cell office:value-type="string">
            <text:p text:style-name="P11">merge another branch into your currently active one and record the merge as a commit</text:p>
          </table:table-cell>
        </table:table-row>
        <table:table-row>
          <table:table-cell office:value-type="string">
            <text:p text:style-name="Preformatted_20_Text">git log</text:p>
          </table:table-cell>
          <table:table-cell office:value-type="string">
            <text:p text:style-name="P11">show commit logs</text:p>
          </table:table-cell>
        </table:table-row>
        <table:table-row>
          <table:table-cell office:value-type="string">
            <text:p text:style-name="Preformatted_20_Text">git stash</text:p>
          </table:table-cell>
          <table:table-cell office:value-type="string">
            <text:p text:style-name="P11">stash away the currently uncommitted modifications in your working directory temporarily</text:p>
          </table:table-cell>
        </table:table-row>
        <table:table-row>
          <table:table-cell office:value-type="string">
            <text:p text:style-name="Preformatted_20_Text">git stash apply</text:p>
          </table:table-cell>
          <table:table-cell office:value-type="string">
            <text:p text:style-name="P11">re-apply the last stashed changes</text:p>
          </table:table-cell>
        </table:table-row>
      </table:table>
      <text:p text:style-name="P16"/>
      <text:h text:style-name="P61" text:outline-level="3"><text:soft-page-break/>Share &amp; Update</text:h>
      <text:p text:style-name="P17">Fetching, merging and working with updates from another repository.</text:p>
      <table:table table:name="Tabla4" table:style-name="Tabla4">
        <table:table-column table:style-name="Tabla4.A"/>
        <table:table-column table:style-name="Tabla4.B"/>
        <table:table-row>
          <table:table-cell office:value-type="string">
            <text:p text:style-name="Preformatted_20_Text">git remote add [alias] [url]</text:p>
          </table:table-cell>
          <table:table-cell office:value-type="string">
            <text:p text:style-name="P11">add a git URL as an alias</text:p>
          </table:table-cell>
        </table:table-row>
        <table:table-row>
          <table:table-cell office:value-type="string">
            <text:p text:style-name="Preformatted_20_Text">git fetch [alias]</text:p>
          </table:table-cell>
          <table:table-cell office:value-type="string">
            <text:p text:style-name="P11">fetch down all the branches from that Git remote</text:p>
          </table:table-cell>
        </table:table-row>
        <table:table-row>
          <table:table-cell office:value-type="string">
            <text:p text:style-name="Preformatted_20_Text">git merge [alias]/[branch]</text:p>
          </table:table-cell>
          <table:table-cell office:value-type="string">
            <text:p text:style-name="P11">merge a branch on the server into your currently active branch to bring it up to date</text:p>
          </table:table-cell>
        </table:table-row>
        <table:table-row>
          <table:table-cell office:value-type="string">
            <text:p text:style-name="Preformatted_20_Text">git push [alias] [branch]</text:p>
          </table:table-cell>
          <table:table-cell office:value-type="string">
            <text:p text:style-name="P11">push the work on your branch to update that branch on the remote git repository</text:p>
          </table:table-cell>
        </table:table-row>
        <table:table-row>
          <table:table-cell office:value-type="string">
            <text:p text:style-name="Preformatted_20_Text">git pull</text:p>
          </table:table-cell>
          <table:table-cell office:value-type="string">
            <text:p text:style-name="P11">fetch from the URL tracked by the current branch and immediately try to merge in the tracked branch</text:p>
          </table:table-cell>
        </table:table-row>
      </table:table>
      <text:p text:style-name="P16"/>
      <text:h text:style-name="P61" text:outline-level="3">Inspect &amp; Compare</text:h>
      <text:p text:style-name="P17">Examining logs, diffs and object information.</text:p>
      <table:table table:name="Tabla5" table:style-name="Tabla5">
        <table:table-column table:style-name="Tabla5.A"/>
        <table:table-column table:style-name="Tabla5.B"/>
        <table:table-row>
          <table:table-cell office:value-type="string">
            <text:p text:style-name="Preformatted_20_Text">git log</text:p>
          </table:table-cell>
          <table:table-cell office:value-type="string">
            <text:p text:style-name="P12">show the commit history for the currently active branch</text:p>
          </table:table-cell>
        </table:table-row>
        <table:table-row>
          <table:table-cell office:value-type="string">
            <text:p text:style-name="Preformatted_20_Text">git log branchB..branchA</text:p>
          </table:table-cell>
          <table:table-cell office:value-type="string">
            <text:p text:style-name="P12">show the commits on branchA that are not on branchB</text:p>
          </table:table-cell>
        </table:table-row>
        <table:table-row>
          <table:table-cell office:value-type="string">
            <text:p text:style-name="Preformatted_20_Text">git log --follow [file]</text:p>
          </table:table-cell>
          <table:table-cell office:value-type="string">
            <text:p text:style-name="P12">show the commits that changed file, even across renames</text:p>
          </table:table-cell>
        </table:table-row>
        <table:table-row>
          <table:table-cell office:value-type="string">
            <text:p text:style-name="Preformatted_20_Text">git diff branchB...branchA</text:p>
          </table:table-cell>
          <table:table-cell office:value-type="string">
            <text:p text:style-name="P12">show the diff of what is in branchA that is not in branchB</text:p>
          </table:table-cell>
        </table:table-row>
        <table:table-row>
          <table:table-cell office:value-type="string">
            <text:p text:style-name="Preformatted_20_Text">git show [SHA]</text:p>
          </table:table-cell>
          <table:table-cell office:value-type="string">
            <text:p text:style-name="P12">show any object in Git in human-readable format</text:p>
          </table:table-cell>
        </table:table-row>
        <table:table-row>
          <table:table-cell office:value-type="string">
            <text:p text:style-name="Preformatted_20_Text">gitx</text:p>
          </table:table-cell>
          <table:table-cell office:value-type="string">
            <text:p text:style-name="P12">tcl/tk program to show the commit log in a GU<text:span text:style-name="T8">I.</text:span></text:p>
          </table:table-cell>
        </table:table-row>
      </table:table>
      <text:p text:style-name="P16"/>
      <text:h text:style-name="P62" text:outline-level="3">Contributing on GitHub</text:h>
      <text:p text:style-name="P18">To contribute to a project that is hosted on GitHub you can fork the project on github.com, then clone your fork locally, make a change, push back to GitHub and then send a pull request, which will email the maintainer.</text:p>
      <text:p text:style-name="P18">fork project on github</text:p>
      <text:p text:style-name="P30">$ git clone https://github.com/my-user/project</text:p>
      <text:p text:style-name="P30">$ cd project</text:p>
      <text:p text:style-name="P30">$ (edit files)</text:p>
      <text:p text:style-name="P30">$ git add (files)</text:p>
      <text:p text:style-name="P30">$ git commit -m 'Explain what I changed'</text:p>
      <text:p text:style-name="P30">$ git push origin master</text:p>
      <text:p text:style-name="P30"/>
      <text:p text:style-name="P18">go to github and click ‘pull request’ button</text:p>
      <text:p text:style-name="Text_20_body"/>
      <text:h text:style-name="P62" text:outline-level="3">Deploying to Heroku</text:h>
      <text:p text:style-name="P18">Use the heroku command-line tool to create an application and git remote:</text:p>
      <text:p text:style-name="P30">$ heroku create</text:p>
      <text:p text:style-name="P30"/>
      <text:p text:style-name="P30">[Creating glowing-dusk-965... done, stack is bamboo-mri-1.9.2 http://glowing-dusk-965.heroku.com/ &lt;http://glowing-dusk-965.heroku.com/&gt; | git@heroku.com:glowing-dusk-965.git <text:soft-page-break/>&lt;x-msg://536/git@heroku.com:glowing-dusk-965.git&gt; Git remote heroku added]</text:p>
      <text:p text:style-name="P30"/>
      <text:p text:style-name="P18">Use git to deploy the application.</text:p>
      <text:p text:style-name="P30">$ git push heroku master</text:p>
      <text:p text:style-name="P30"/>
      <text:p text:style-name="P18">Create an additional Heroku app for staging, and name the git remote "staging".</text:p>
      <text:p text:style-name="P30">$ heroku create my-staging-app --remote staging</text:p>
      <text:p text:style-name="P30"/>
      <text:p text:style-name="P18">Use git to deploy the application via the staging remote.</text:p>
      <text:p text:style-name="P30">$ git push staging master</text:p>
      <text:p text:style-name="P30"/>
      <text:p text:style-name="Text_20_body"/>
      <text:section text:style-name="Sect3" text:name="Sección1">
        <text:h text:style-name="P21" text:outline-level="2"><text:bookmark-start text:name="__RefHeading__21109_2113386840"/>Cheat Sheet 2<text:bookmark-end text:name="__RefHeading__21109_2113386840"/></text:h>
        <text:h text:style-name="P64" text:outline-level="3">Create</text:h>
        <text:p text:style-name="P19">Clone an existing repository</text:p>
        <text:p text:style-name="P31">$ git clone ssh://user@domain.com/repo.git</text:p>
        <text:p text:style-name="P31"/>
        <text:p text:style-name="P19">Create a new local repository</text:p>
        <text:p text:style-name="P31">$ git init</text:p>
        <text:h text:style-name="P63" text:outline-level="3">Local Changes</text:h>
        <text:p text:style-name="P19">Changed files in your working directory</text:p>
        <text:p text:style-name="P31">$ git status</text:p>
        <text:p text:style-name="P31"/>
        <text:p text:style-name="P19">Changes to tracked files</text:p>
        <text:p text:style-name="P31">$ git diff</text:p>
        <text:p text:style-name="P31"/>
        <text:p text:style-name="P19">Add all current changes to the next commit.</text:p>
        <text:p text:style-name="P31">$ git add .</text:p>
        <text:p text:style-name="P31"/>
        <text:p text:style-name="P19">Add some changes in &lt;file&gt; to the next commit.</text:p>
        <text:p text:style-name="P31">$ git add -p &lt;file&gt;</text:p>
        <text:p text:style-name="P31"/>
        <text:p text:style-name="P19">Commit all local changes in tracked files</text:p>
        <text:p text:style-name="P31">$ git commit -a</text:p>
        <text:p text:style-name="P31"/>
        <text:p text:style-name="P19">Commit previously staged changes</text:p>
        <text:p text:style-name="P31">$ git commit</text:p>
        <text:p text:style-name="P31"/>
        <text:p text:style-name="P19">Change the last commit (don‘t amend published commits!)</text:p>
        <text:p text:style-name="P31">$ git commit --amend</text:p>
        <text:h text:style-name="P63" text:outline-level="3">Commit history</text:h>
        <text:p text:style-name="P19">Show all commits, starting with newest</text:p>
        <text:p text:style-name="P31">$ git log</text:p>
        <text:p text:style-name="P31"/>
        <text:p text:style-name="P19">Show changes over time for a specific file</text:p>
        <text:p text:style-name="P31">$ git log -p &lt;file&gt;</text:p>
        <text:p text:style-name="P31"/>
        <text:p text:style-name="P19">Who changed what and when in &lt;file&gt;</text:p>
        <text:p text:style-name="P31">$ git blame &lt;file&gt;</text:p>
        <text:p text:style-name="P31"/>
        <text:p text:style-name="P31"/>
        <text:h text:style-name="P63" text:outline-level="3">Branches &amp; tags</text:h>
        <text:p text:style-name="P19">List all existing branches</text:p>
        <text:p text:style-name="P31">$ git branch</text:p>
        <text:p text:style-name="P31"/>
        <text:p text:style-name="P19">Switch HEAD branch</text:p>
        <text:p text:style-name="P31">$ git checkout &lt;branch&gt;</text:p>
        <text:p text:style-name="P31"/>
        <text:p text:style-name="P19">Create a new branch based on your current HEAD</text:p>
        <text:p text:style-name="P31">$ git branch &lt;new-branch&gt;</text:p>
        <text:p text:style-name="P31"/>
        <text:p text:style-name="P19">Create a new tracking branch based on a remote branch</text:p>
        <text:p text:style-name="P31">$ git branch --track &lt;new-branch&gt; &lt;remote-branch&gt;</text:p>
        <text:p text:style-name="P31"/>
        <text:p text:style-name="P19">Delete a local branch</text:p>
        <text:p text:style-name="P31">$ git branch -d &lt;branch&gt;</text:p>
        <text:p text:style-name="P31"/>
        <text:p text:style-name="P19">Mark the current commit with a tag</text:p>
        <text:p text:style-name="P31">$ git tag &lt;tag-name&gt;</text:p>
        <text:h text:style-name="P63" text:outline-level="3">Update &amp; Publish</text:h>
        <text:p text:style-name="P19">List all currently configured remotes</text:p>
        <text:p text:style-name="P31">$ git remote -v</text:p>
        <text:p text:style-name="P31"/>
        <text:p text:style-name="P19">Show information about a remote</text:p>
        <text:p text:style-name="P31">$ git remote show &lt;remote&gt;</text:p>
        <text:p text:style-name="P31"/>
        <text:p text:style-name="P19">Add new remote repository, named &lt;remote&gt;</text:p>
        <text:p text:style-name="P31">$ git remote add &lt;remote&gt; &lt;url&gt;</text:p>
        <text:p text:style-name="P31"/>
        <text:p text:style-name="P19">Download all changes from &lt;remote&gt;, but don't integrate into HEAD</text:p>
        <text:p text:style-name="P31">$ git fetch &lt;remote&gt;</text:p>
        <text:p text:style-name="P31"/>
        <text:p text:style-name="P19">Download changes and directly merge/integrate into HEAD</text:p>
        <text:p text:style-name="P31">$ git pull &lt;remote&gt; &lt;branch&gt;</text:p>
        <text:p text:style-name="P31"/>
        <text:p text:style-name="P19">Publish local changes on a remote</text:p>
        <text:p text:style-name="P31">$ git push &lt;remote&gt; &lt;branch&gt;</text:p>
        <text:p text:style-name="P31"/>
        <text:p text:style-name="P19">Delete a branch on the remote</text:p>
        <text:p text:style-name="P31">$ git push &lt;remote&gt;:&lt;branch&gt;</text:p>
        <text:p text:style-name="P31"/>
        <text:p text:style-name="P19">Publish your tags</text:p>
        <text:p text:style-name="P31">$ git push --tags</text:p>
        <text:h text:style-name="P63" text:outline-level="3"><text:soft-page-break/>Merge &amp; Rebase</text:h>
        <text:p text:style-name="P19">Merge &lt;branch&gt; into your current HEAD</text:p>
        <text:p text:style-name="P31">$ git merge &lt;branch&gt;</text:p>
        <text:p text:style-name="P31"/>
        <text:p text:style-name="P19">Rebase your current HEAD onto &lt;branch&gt;</text:p>
        <text:p text:style-name="P19">(don‘t rebase published commits!)</text:p>
        <text:p text:style-name="P31">$ git rebase &lt;branch&gt;</text:p>
        <text:p text:style-name="P31"/>
        <text:p text:style-name="P19">Abort a rebase</text:p>
        <text:p text:style-name="P31">$ git rebase –abort</text:p>
        <text:p text:style-name="P31"/>
        <text:p text:style-name="P19">Continue a rebase after resolving conflicts</text:p>
        <text:p text:style-name="P31">$ git rebase –continue</text:p>
        <text:p text:style-name="P31"/>
        <text:p text:style-name="P19">Use your configured merge tool to solve conflicts</text:p>
        <text:p text:style-name="P31">$ git mergetool</text:p>
        <text:p text:style-name="P31"/>
        <text:p text:style-name="P19">Use your editor to manually solve conflicts and (after resolving) mark file as resolved</text:p>
        <text:p text:style-name="P31">$ git add &lt;resolved-file&gt;</text:p>
        <text:p text:style-name="P31">$ git rm &lt;resolved-file&gt;</text:p>
        <text:h text:style-name="P63" text:outline-level="3">Undo</text:h>
        <text:p text:style-name="P19">Discard all local changes in your working directory</text:p>
        <text:p text:style-name="P31">$ git reset --hard HEAD</text:p>
        <text:p text:style-name="P31"/>
        <text:p text:style-name="P19">Discard local changes in a specific file</text:p>
        <text:p text:style-name="P31">$ git checkout HEAD &lt;file&gt;</text:p>
        <text:p text:style-name="P31"/>
        <text:p text:style-name="P19">Revert a commit (by producing a new commit with contrary changes)</text:p>
        <text:p text:style-name="P31">$ git revert &lt;commit&gt;</text:p>
        <text:p text:style-name="P31"/>
        <text:p text:style-name="P19">Reset your HEAD pointer to a previous commit</text:p>
        <text:p text:style-name="P19">...and discard all changes since then</text:p>
        <text:p text:style-name="P31">$ git reset --hard &lt;commit&gt;</text:p>
        <text:p text:style-name="P31"/>
        <text:p text:style-name="P19">...and preserve all changes as unstaged changes</text:p>
        <text:p text:style-name="P31">$ git reset &lt;commit&gt;</text:p>
        <text:p text:style-name="P31"/>
        <text:p text:style-name="P19">...and preserve uncommitted local changes</text:p>
        <text:p text:style-name="P31">$ git reset --keep &lt;commit</text:p>
      </text:section>
      <text:p text:style-name="Text_20_body"/>
      <text:p text:style-name="Text_20_body"/>
      <text:h text:style-name="P27" text:outline-level="1"/>
      <text:h text:style-name="P21" text:outline-level="2"><text:bookmark-start text:name="__RefHeading__20823_1496982051"/><text:span text:style-name="T10">Cheat Sheet 3</text:span><text:bookmark-end text:name="__RefHeading__20823_1496982051"/></text:h>
      <text:p text:style-name="P48"><text:span text:style-name="T10"/></text:p>
      <text:section text:style-name="Sect4" text:name="Sección2">
        <text:h text:style-name="Heading_20_3" text:outline-level="3"><text:span text:style-name="T10">Setup</text:span></text:h>
        <text:p text:style-name="P49"><text:span text:style-name="T10">git clone &lt;repo&gt;</text:span></text:p>
        <text:p text:style-name="P49"><text:span text:style-name="T10"><text:s text:c="2"/>clone the repository specified by &lt;repo&gt;; this is similar to "checkout" in some other version control systems such as Subversion and CVS</text:span></text:p>
        <text:p text:style-name="P49"><text:span text:style-name="T10"/></text:p>
        <text:p text:style-name="P49"><text:span text:style-name="T10">Add colors to your ~/.gitconfig file:</text:span></text:p>
        <text:p text:style-name="P49"><text:span text:style-name="T10"/></text:p>
        <text:p text:style-name="P66"><text:span text:style-name="T10"><text:s text:c="2"/>[color]</text:span></text:p>
        <text:p text:style-name="P66"><text:span text:style-name="T10"><text:s text:c="4"/>ui = auto</text:span></text:p>
        <text:p text:style-name="P66"><text:span text:style-name="T10"><text:s text:c="2"/>[color "branch"]</text:span></text:p>
        <text:p text:style-name="P66"><text:span text:style-name="T10"><text:s text:c="4"/>current = yellow reverse</text:span></text:p>
        <text:p text:style-name="P66"><text:span text:style-name="T10"><text:s text:c="4"/>local = yellow</text:span></text:p>
        <text:p text:style-name="P66"><text:span text:style-name="T10"><text:s text:c="4"/>remote = green</text:span></text:p>
        <text:p text:style-name="P66"><text:span text:style-name="T10"><text:s text:c="2"/>[color "diff"]</text:span></text:p>
        <text:p text:style-name="P66"><text:span text:style-name="T10"><text:s text:c="4"/>meta = yellow bold</text:span></text:p>
        <text:p text:style-name="P66"><text:span text:style-name="T10"><text:s text:c="4"/>frag = magenta bold</text:span></text:p>
        <text:p text:style-name="P66"><text:span text:style-name="T10"><text:s text:c="4"/>old = red bold</text:span></text:p>
        <text:p text:style-name="P66"><text:span text:style-name="T10"><text:s text:c="4"/>new = green bold</text:span></text:p>
        <text:p text:style-name="P66"><text:span text:style-name="T10"><text:s text:c="2"/>[color "status"]</text:span></text:p>
        <text:p text:style-name="P66"><text:span text:style-name="T10"><text:s text:c="4"/>added = yellow</text:span></text:p>
        <text:p text:style-name="P66"><text:span text:style-name="T10"><text:s text:c="4"/>changed = green</text:span></text:p>
        <text:p text:style-name="P66"><text:span text:style-name="T10"><text:s text:c="4"/>untracked = cyan</text:span></text:p>
        <text:p text:style-name="P49"><text:span text:style-name="T10"/></text:p>
        <text:p text:style-name="P49"><text:span text:style-name="T10">Highlight whitespace in diffs</text:span></text:p>
        <text:p text:style-name="P66"><text:span text:style-name="T10"><text:s text:c="2"/>[color]</text:span></text:p>
        <text:p text:style-name="P66"><text:span text:style-name="T10"><text:s text:c="4"/>ui = true</text:span></text:p>
        <text:p text:style-name="P66"><text:span text:style-name="T10"><text:s text:c="2"/>[color "diff"]</text:span></text:p>
        <text:p text:style-name="P66"><text:span text:style-name="T10"><text:s text:c="4"/>whitespace = red reverse</text:span></text:p>
        <text:p text:style-name="P66"><text:span text:style-name="T10"><text:s text:c="2"/>[core]</text:span></text:p>
        <text:p text:style-name="P49"><text:span text:style-name="T10"><text:s text:c="4"/>whitespace=fix,-indent-with-non-tab,trailing-space,cr-at-eol</text:span></text:p>
        <text:p text:style-name="P49"><text:span text:style-name="T10"/></text:p>
        <text:p text:style-name="P49"><text:span text:style-name="T10">Add aliases to your ~/.gitconfig file:</text:span></text:p>
        <text:p text:style-name="P49"><text:span text:style-name="T10"/></text:p>
        <text:p text:style-name="P66"><text:span text:style-name="T10"><text:s text:c="2"/>[alias]</text:span></text:p>
        <text:p text:style-name="P66"><text:span text:style-name="T10"><text:s text:c="4"/>st = status</text:span></text:p>
        <text:p text:style-name="P66"><text:span text:style-name="T10"><text:s text:c="4"/>ci = commit</text:span></text:p>
        <text:p text:style-name="P66"><text:span text:style-name="T10"><text:s text:c="4"/>br = branch</text:span></text:p>
        <text:p text:style-name="P66"><text:span text:style-name="T10"><text:s text:c="4"/>co = checkout</text:span></text:p>
        <text:p text:style-name="P66"><text:span text:style-name="T10"><text:s text:c="4"/>df = diff</text:span></text:p>
        <text:p text:style-name="P66"><text:span text:style-name="T10"><text:s text:c="4"/>dc = diff --cached</text:span></text:p>
        <text:p text:style-name="P66"><text:span text:style-name="T10"><text:s text:c="4"/>lg = log -p</text:span></text:p>
        <text:p text:style-name="P66"><text:span text:style-name="T10"><text:s text:c="4"/>lol = log --graph --decorate --pretty=oneline --abbrev-commit</text:span></text:p>
        <text:p text:style-name="P66"><text:span text:style-name="T10"><text:s text:c="4"/>lola = log --graph --decorate --pretty=oneline --abbrev-commit --all</text:span></text:p>
        <text:p text:style-name="P66"><text:span text:style-name="T10"><text:s text:c="4"/>ls = ls-files</text:span></text:p>
        <text:p text:style-name="P66"><text:span text:style-name="T10"/></text:p>
        <text:p text:style-name="P66"><text:span text:style-name="T10"><text:s text:c="4"/># Show files ignored by git:</text:span></text:p>
        <text:p text:style-name="P66"><text:span text:style-name="T10"><text:s text:c="4"/>ign = ls-files -o -i --exclude-standard</text:span></text:p>
        <text:p text:style-name="P66"><text:span text:style-name="T10"/></text:p>
        <text:h text:style-name="Heading_20_3" text:outline-level="3"><text:span text:style-name="T10">Configuration</text:span></text:h>
        <text:p text:style-name="P49"><text:span text:style-name="T10">git config -e [--global]</text:span></text:p>
        <text:p text:style-name="P49"><text:span text:style-name="T10"><text:s text:c="2"/>edit the .git/config [or ~/.gitconfig] file in your $EDITOR</text:span></text:p>
        <text:p text:style-name="P49"><text:span text:style-name="T10"/></text:p>
        <text:p text:style-name="P49"><text:span text:style-name="T10">git config --global user.name 'John Doe'</text:span></text:p>
        <text:p text:style-name="P49"><text:span text:style-name="T10">git config --global user.email johndoe@example.com</text:span></text:p>
        <text:p text:style-name="P49"><text:span text:style-name="T10"><text:s text:c="2"/>sets your name and email for commit messages</text:span></text:p>
        <text:p text:style-name="P49"><text:span text:style-name="T10"/></text:p>
        <text:p text:style-name="P49"><text:span text:style-name="T10">git config branch.autosetupmerge true</text:span></text:p>
        <text:p text:style-name="P49"><text:span text:style-name="T10"><text:s text:c="2"/>tells git-branch and git-checkout to setup new branches so that git-pull(1)</text:span></text:p>
        <text:p text:style-name="P49"><text:span text:style-name="T10"><text:s text:c="2"/>will appropriately merge from that remote branch. <text:s/>Recommended. <text:s/>Without this,</text:span></text:p>
        <text:p text:style-name="P49"><text:span text:style-name="T10"><text:s text:c="2"/>you will have to add --track to your branch command or manually merge remote tracking branches with "fetch" and then "merge".</text:span></text:p>
        <text:p text:style-name="P49"><text:span text:style-name="T10"/></text:p>
        <text:p text:style-name="P49"><text:span text:style-name="T10">git config core.autocrlf true</text:span></text:p>
        <text:p text:style-name="P49"><text:span text:style-name="T10"><text:s text:c="2"/>This setting tells git to convert the newlines to the system's standard when checking out files, and to LF newlines when committing in</text:span></text:p>
        <text:p text:style-name="P49"><text:span text:style-name="T10"/></text:p>
        <text:p text:style-name="P49"><text:span text:style-name="T10">git config --list</text:span></text:p>
        <text:p text:style-name="P49"><text:span text:style-name="T10"><text:s text:c="2"/>To view all options</text:span></text:p>
        <text:p text:style-name="P49"><text:span text:style-name="T10"/></text:p>
        <text:p text:style-name="P49"><text:span text:style-name="T10">git config apply.whitespace nowarn</text:span></text:p>
        <text:p text:style-name="P49"><text:span text:style-name="T10"><text:s text:c="2"/>To ignore whitespace</text:span></text:p>
        <text:p text:style-name="P49"><text:span text:style-name="T10"/></text:p>
        <text:p text:style-name="P49"><text:span text:style-name="T10">You can add "--global" after "git config" to any of these commands to make it apply to all git repos (writes to ~/.gitconfig).</text:span></text:p>
        <text:h text:style-name="Heading_20_3" text:outline-level="3"><text:span text:style-name="T10">Info</text:span></text:h>
        <text:p text:style-name="P49"><text:span text:style-name="T10">git reflog</text:span></text:p>
        <text:p text:style-name="P49"><text:span text:style-name="T10"><text:s text:c="2"/>Use this to recover from *major* mess ups! It's basically a log of the last few actions and you might have luck and find old commits that have been lost by doing a complex merge.</text:span></text:p>
        <text:p text:style-name="P49"><text:span text:style-name="T10"/></text:p>
        <text:p text:style-name="P49"><text:span text:style-name="T10">git diff</text:span></text:p>
        <text:p text:style-name="P49"><text:span text:style-name="T10"><text:s text:c="2"/>show a diff of the changes made since your last commit</text:span></text:p>
        <text:p text:style-name="P49"><text:span text:style-name="T10"><text:s text:c="2"/>to diff one file: "git diff -- &lt;filename&gt;" to show a diff between staging area and HEAD: `git diff --cached`</text:span></text:p>
        <text:p text:style-name="P49"><text:soft-page-break/><text:span text:style-name="T10"/></text:p>
        <text:p text:style-name="P49"><text:span text:style-name="T10">git status</text:span></text:p>
        <text:p text:style-name="P49"><text:span text:style-name="T10"><text:s text:c="2"/>show files added to the staging area, files with changes, and untracked files</text:span></text:p>
        <text:p text:style-name="P49"><text:span text:style-name="T10"/></text:p>
        <text:p text:style-name="P49"><text:span text:style-name="T10">git log</text:span></text:p>
        <text:p text:style-name="P49"><text:span text:style-name="T10"><text:s text:c="2"/>show recent commits, most recent on top. Useful options:</text:span></text:p>
        <text:p text:style-name="P49"><text:span text:style-name="T10"><text:s text:c="2"/>--color <text:s text:c="6"/>with color</text:span></text:p>
        <text:p text:style-name="P49"><text:span text:style-name="T10"><text:s text:c="2"/>--graph <text:s text:c="6"/>with an ASCII-art commit graph on the left</text:span></text:p>
        <text:p text:style-name="P49"><text:span text:style-name="T10"><text:s text:c="2"/>--decorate <text:s text:c="3"/>with branch and tag names on appropriate commits</text:span></text:p>
        <text:p text:style-name="P49"><text:span text:style-name="T10"><text:s text:c="2"/>--stat <text:s text:c="7"/>with stats (files changed, insertions, and deletions)</text:span></text:p>
        <text:p text:style-name="P49"><text:span text:style-name="T10"><text:s text:c="2"/>-p <text:s text:c="11"/>with full diffs</text:span></text:p>
        <text:p text:style-name="P49"><text:span text:style-name="T10"><text:s text:c="2"/>--author=foo <text:s/>only by a certain author</text:span></text:p>
        <text:p text:style-name="P49"><text:span text:style-name="T10"><text:s text:c="2"/>--after="MMM DD YYYY" ex. ("Jun 20 2008") only commits after a certain date</text:span></text:p>
        <text:p text:style-name="P49"><text:span text:style-name="T10"><text:s text:c="2"/>--before="MMM DD YYYY" only commits that occur before a certain date</text:span></text:p>
        <text:p text:style-name="P49"><text:span text:style-name="T10"><text:s text:c="2"/>--merge <text:s text:c="6"/>only the commits involved in the current merge conflicts</text:span></text:p>
        <text:p text:style-name="P49"><text:span text:style-name="T10"/></text:p>
        <text:p text:style-name="P49"><text:span text:style-name="T10">git log &lt;ref&gt;..&lt;ref&gt;</text:span></text:p>
        <text:p text:style-name="P49"><text:span text:style-name="T10"><text:s text:c="2"/>show commits between the specified range. Useful for seeing changes from remotes:</text:span></text:p>
        <text:p text:style-name="P49"><text:span text:style-name="T10"><text:s text:c="2"/>git log HEAD..origin/master # after git remote update</text:span></text:p>
        <text:p text:style-name="P49"><text:span text:style-name="T10"/></text:p>
        <text:p text:style-name="P49"><text:span text:style-name="T10">git show &lt;rev&gt;</text:span></text:p>
        <text:p text:style-name="P49"><text:span text:style-name="T10"><text:s text:c="2"/>show the changeset (diff) of a commit specified by &lt;rev&gt;, which can be any SHA1 commit ID, branch name, or tag (shows the last commit (HEAD) by default)</text:span></text:p>
        <text:p text:style-name="P49"><text:span text:style-name="T10"/></text:p>
        <text:p text:style-name="P49"><text:span text:style-name="T10"><text:s text:c="2"/>also to show the contents of a file at a specific revision, use </text:span></text:p>
        <text:p text:style-name="P49"><text:span text:style-name="T10"><text:s text:c="5"/>git show &lt;rev&gt;:&lt;filename&gt;</text:span></text:p>
        <text:p text:style-name="P49"><text:span text:style-name="T10"><text:s text:c="2"/>this is similar to cat-file but much simpler syntax.</text:span></text:p>
        <text:p text:style-name="P49"><text:span text:style-name="T10"/></text:p>
        <text:p text:style-name="P49"><text:span text:style-name="T10">git show --name-only &lt;rev&gt;</text:span></text:p>
        <text:p text:style-name="P49"><text:span text:style-name="T10"><text:s text:c="2"/>show only the names of the files that changed, no diff information.</text:span></text:p>
        <text:p text:style-name="P49"><text:span text:style-name="T10"/></text:p>
        <text:p text:style-name="P49"><text:span text:style-name="T10">git blame &lt;file&gt;</text:span></text:p>
        <text:p text:style-name="P49"><text:span text:style-name="T10"><text:s text:c="2"/>show who authored each line in &lt;file&gt;</text:span></text:p>
        <text:p text:style-name="P49"><text:span text:style-name="T10"/></text:p>
        <text:p text:style-name="P49"><text:span text:style-name="T10">git blame &lt;file&gt; &lt;rev&gt;</text:span></text:p>
        <text:p text:style-name="P49"><text:span text:style-name="T10"><text:s text:c="2"/>show who authored each line in &lt;file&gt; as of &lt;rev&gt; (allows blame to go back in time)</text:span></text:p>
        <text:p text:style-name="P49"><text:span text:style-name="T10"/></text:p>
        <text:p text:style-name="P49"><text:span text:style-name="T10">git gui blame</text:span></text:p>
        <text:p text:style-name="P49"><text:span text:style-name="T10"><text:s text:c="2"/>really nice GUI interface to git blame</text:span></text:p>
        <text:p text:style-name="P49"><text:span text:style-name="T10"/></text:p>
        <text:p text:style-name="P49"><text:span text:style-name="T10">git whatchanged &lt;file&gt;</text:span></text:p>
        <text:p text:style-name="P49"><text:span text:style-name="T10"><text:s text:c="2"/>show only the commits which affected &lt;file&gt; listing the most recent first</text:span></text:p>
        <text:p text:style-name="P49"><text:span text:style-name="T10"><text:s text:c="2"/>E.g. view all changes made to a file on a branch:</text:span></text:p>
        <text:p text:style-name="P49"><text:span text:style-name="T10"><text:s text:c="4"/>git whatchanged &lt;branch&gt; &lt;file&gt; <text:s/>| grep commit | \</text:span></text:p>
        <text:p text:style-name="P49"><text:span text:style-name="T10"><text:s text:c="9"/>colrm 1 7 | xargs -I % git show % &lt;file&gt;</text:span></text:p>
        <text:p text:style-name="P49"><text:span text:style-name="T10"><text:s text:c="2"/>this could be combined with git remote show &lt;remote&gt; to find all changes on all branches to a particular file.</text:span></text:p>
        <text:p text:style-name="P49"><text:span text:style-name="T10"/></text:p>
        <text:p text:style-name="P49"><text:span text:style-name="T10">git diff &lt;commit&gt; head path/to/fubar</text:span></text:p>
        <text:p text:style-name="P49"><text:span text:style-name="T10"><text:s text:c="2"/>show the diff between a file on the current branch and potentially another branch</text:span></text:p>
        <text:p text:style-name="P49"><text:span text:style-name="T10"/></text:p>
        <text:p text:style-name="P49"><text:span text:style-name="T10">git diff --cached [&lt;file&gt;]</text:span></text:p>
        <text:p text:style-name="P49"><text:span text:style-name="T10"><text:s text:c="2"/>shows diff for staged (git-add'ed) files (which includes uncommitted git cherry-pick'ed files)</text:span></text:p>
        <text:p text:style-name="P49"><text:span text:style-name="T10"/></text:p>
        <text:p text:style-name="P49"><text:span text:style-name="T10">git ls-files</text:span></text:p>
        <text:p text:style-name="P49"><text:span text:style-name="T10"><text:s text:c="2"/>list all files in the index and under version control.</text:span></text:p>
        <text:p text:style-name="P49"><text:span text:style-name="T10"/></text:p>
        <text:p text:style-name="P49"><text:span text:style-name="T10">git ls-remote &lt;remote&gt; [HEAD]</text:span></text:p>
        <text:p text:style-name="P49"><text:span text:style-name="T10"><text:s text:c="2"/>show the current version on the remote repo. This can be used to check whether a local is required by comparing the local head revision.</text:span></text:p>
        <text:h text:style-name="Heading_20_3" text:outline-level="3"><text:span text:style-name="T10">Adding / Deleting</text:span></text:h>
        <text:p text:style-name="P49"><text:span text:style-name="T10">git add &lt;file1&gt; &lt;file2&gt; ...</text:span></text:p>
        <text:p text:style-name="P49"><text:span text:style-name="T10"><text:s text:c="2"/>add &lt;file1&gt;, &lt;file2&gt;, etc... to the project</text:span></text:p>
        <text:p text:style-name="P49"><text:span text:style-name="T10"/></text:p>
        <text:p text:style-name="P49"><text:span text:style-name="T10">git add &lt;dir&gt;</text:span></text:p>
        <text:p text:style-name="P49"><text:span text:style-name="T10"><text:s text:c="2"/>add all files under directory &lt;dir&gt; to the project, including subdirectories</text:span></text:p>
        <text:p text:style-name="P49"><text:span text:style-name="T10"/></text:p>
        <text:p text:style-name="P49"><text:span text:style-name="T10">git add .</text:span></text:p>
        <text:p text:style-name="P49"><text:span text:style-name="T10"><text:s text:c="2"/>add all files under the current directory to the project</text:span></text:p>
        <text:p text:style-name="P49"><text:span text:style-name="T10"><text:s text:c="2"/>*WARNING*: including untracked files.</text:span></text:p>
        <text:p text:style-name="P49"><text:span text:style-name="T10"/></text:p>
        <text:p text:style-name="P49"><text:span text:style-name="T10">git rm &lt;file1&gt; &lt;file2&gt; ...</text:span></text:p>
        <text:p text:style-name="P49"><text:span text:style-name="T10"><text:s text:c="2"/>remove &lt;file1&gt;, &lt;file2&gt;, etc... from the project</text:span></text:p>
        <text:p text:style-name="P49"><text:span text:style-name="T10"/></text:p>
        <text:p text:style-name="P49"><text:span text:style-name="T10">git rm $(git ls-files --deleted)</text:span></text:p>
        <text:p text:style-name="P49"><text:span text:style-name="T10"><text:s text:c="2"/>remove all deleted files from the project</text:span></text:p>
        <text:p text:style-name="P49"><text:soft-page-break/><text:span text:style-name="T10"/></text:p>
        <text:p text:style-name="P49"><text:span text:style-name="T10">git rm --cached &lt;file1&gt; &lt;file2&gt; ...</text:span></text:p>
        <text:p text:style-name="P49"><text:span text:style-name="T10"><text:s text:c="2"/>commits absence of &lt;file1&gt;, &lt;file2&gt;, etc... from the project</text:span></text:p>
        <text:p text:style-name="P49"><text:span text:style-name="T10"/></text:p>
        <text:h text:style-name="Heading_20_3" text:outline-level="3"><text:span text:style-name="T10">Ignoring</text:span></text:h>
        <text:p text:style-name="P49"><text:span text:style-name="T10">Option 1:</text:span></text:p>
        <text:p text:style-name="P49"><text:span text:style-name="T10">Edit $GIT_DIR/.git/info/exclude. See Environment Variables below for explanation on $GIT_DIR.</text:span></text:p>
        <text:p text:style-name="P49"><text:span text:style-name="T10"/></text:p>
        <text:p text:style-name="P49"><text:span text:style-name="T10">Option 2:</text:span></text:p>
        <text:p text:style-name="P49"><text:span text:style-name="T10">Add a file .gitignore to the root of your project. This file will be checked in.</text:span></text:p>
        <text:p text:style-name="P49"><text:span text:style-name="T10"/></text:p>
        <text:p text:style-name="P49"><text:span text:style-name="T10">Either way you need to add patterns to exclude to these files.</text:span></text:p>
        <text:h text:style-name="Heading_20_3" text:outline-level="3"><text:span text:style-name="T10">Staging</text:span></text:h>
        <text:p text:style-name="P49"><text:span text:style-name="T10">git add &lt;file1&gt; &lt;file2&gt; ...</text:span></text:p>
        <text:p text:style-name="P49"><text:span text:style-name="T10">git stage &lt;file1&gt; &lt;file2&gt; ...</text:span></text:p>
        <text:p text:style-name="P49"><text:span text:style-name="T10"><text:s text:c="2"/>add changes in &lt;file1&gt;, &lt;file2&gt; ... to the staging area (to be included in the next commit</text:span></text:p>
        <text:p text:style-name="P49"><text:span text:style-name="T10"/></text:p>
        <text:p text:style-name="P49"><text:span text:style-name="T10">git add -p</text:span></text:p>
        <text:p text:style-name="P49"><text:span text:style-name="T10">git stage --patch</text:span></text:p>
        <text:p text:style-name="P49"><text:span text:style-name="T10"><text:s text:c="2"/>interactively walk through the current changes (hunks) in the working tree, and decide which changes to add to the staging area.</text:span></text:p>
        <text:p text:style-name="P49"><text:span text:style-name="T10"/></text:p>
        <text:p text:style-name="P49"><text:span text:style-name="T10">git add -i</text:span></text:p>
        <text:p text:style-name="P49"><text:span text:style-name="T10">git stage --interactive</text:span></text:p>
        <text:p text:style-name="P49"><text:span text:style-name="T10"><text:s text:c="2"/>interactively add files/changes to the staging area. For a simpler mode (no menu), try `git add --patch` (above)</text:span></text:p>
        <text:h text:style-name="Heading_20_3" text:outline-level="3"><text:span text:style-name="T10">Unstaging</text:span></text:h>
        <text:p text:style-name="P49"><text:span text:style-name="T10">git reset HEAD &lt;file1&gt; &lt;file2&gt; ...</text:span></text:p>
        <text:p text:style-name="P49"><text:span text:style-name="T10"><text:s text:c="2"/>remove the specified files from the next commit</text:span></text:p>
        <text:h text:style-name="Heading_20_3" text:outline-level="3"><text:span text:style-name="T10">Committing</text:span></text:h>
        <text:p text:style-name="P49"><text:span text:style-name="T10">git commit &lt;file1&gt; &lt;file2&gt; ... [-m &lt;msg&gt;]</text:span></text:p>
        <text:p text:style-name="P49"><text:span text:style-name="T10"><text:s text:c="2"/>commit &lt;file1&gt;, &lt;file2&gt;, etc..., optionally using commit message &lt;msg&gt;, otherwise opening your editor to let you type a commit message</text:span></text:p>
        <text:p text:style-name="P49"><text:span text:style-name="T10"/></text:p>
        <text:p text:style-name="P49"><text:span text:style-name="T10">git commit -a</text:span></text:p>
        <text:p text:style-name="P49"><text:span text:style-name="T10"><text:s text:c="2"/>commit all files changed since your last commit</text:span></text:p>
        <text:p text:style-name="P49"><text:span text:style-name="T10"><text:s text:c="2"/>(does not include new (untracked) files)</text:span></text:p>
        <text:p text:style-name="P49"><text:span text:style-name="T10"/></text:p>
        <text:p text:style-name="P49"><text:span text:style-name="T10">git commit -v</text:span></text:p>
        <text:p text:style-name="P49"><text:span text:style-name="T10"><text:s text:c="2"/>commit verbosely, i.e. includes the diff of the contents being committed in the commit message screen</text:span></text:p>
        <text:p text:style-name="P49"><text:span text:style-name="T10"/></text:p>
        <text:p text:style-name="P49"><text:span text:style-name="T10">git commit --amend</text:span></text:p>
        <text:p text:style-name="P49"><text:span text:style-name="T10"><text:s text:c="2"/>edit the commit message of the most recent commit</text:span></text:p>
        <text:p text:style-name="P49"><text:span text:style-name="T10"/></text:p>
        <text:p text:style-name="P49"><text:span text:style-name="T10">git commit --amend &lt;file1&gt; &lt;file2&gt; ...</text:span></text:p>
        <text:p text:style-name="P49"><text:span text:style-name="T10"><text:s text:c="2"/>redo previous commit, including changes made to &lt;file1&gt;, &lt;file2&gt;, etc...</text:span></text:p>
        <text:h text:style-name="Heading_20_3" text:outline-level="3"><text:span text:style-name="T10">Branching</text:span></text:h>
        <text:p text:style-name="P49"><text:span text:style-name="T10">git branch</text:span></text:p>
        <text:p text:style-name="P49"><text:span text:style-name="T10"><text:s text:c="2"/>list all local branches</text:span></text:p>
        <text:p text:style-name="P49"><text:span text:style-name="T10"/></text:p>
        <text:p text:style-name="P49"><text:span text:style-name="T10">git branch -r</text:span></text:p>
        <text:p text:style-name="P49"><text:span text:style-name="T10"><text:s text:c="2"/>list all remote branches</text:span></text:p>
        <text:p text:style-name="P49"><text:span text:style-name="T10"/></text:p>
        <text:p text:style-name="P49"><text:span text:style-name="T10">git branch -a</text:span></text:p>
        <text:p text:style-name="P49"><text:span text:style-name="T10"><text:s text:c="2"/>list all local and remote branches</text:span></text:p>
        <text:p text:style-name="P49"><text:span text:style-name="T10"/></text:p>
        <text:p text:style-name="P49"><text:span text:style-name="T10">git branch &lt;branch&gt;</text:span></text:p>
        <text:p text:style-name="P49"><text:span text:style-name="T10"><text:s text:c="2"/>create a new branch named &lt;branch&gt;, referencing the same point in history as the current branch</text:span></text:p>
        <text:p text:style-name="P49"><text:span text:style-name="T10"/></text:p>
        <text:p text:style-name="P49"><text:span text:style-name="T10">git branch &lt;branch&gt; &lt;start-point&gt;</text:span></text:p>
        <text:p text:style-name="P49"><text:span text:style-name="T10"><text:s text:c="2"/>create a new branch named &lt;branch&gt;, referencing &lt;start-point&gt;, which may be specified any way you like, including using a branch name or a tag name</text:span></text:p>
        <text:p text:style-name="P49"><text:span text:style-name="T10"/></text:p>
        <text:p text:style-name="P49"><text:span text:style-name="T10">git push &lt;repo&gt; &lt;start-point&gt;:refs/heads/&lt;branch&gt;</text:span></text:p>
        <text:p text:style-name="P49"><text:span text:style-name="T10"><text:s text:c="2"/>create a new remote branch named &lt;branch&gt;, referencing &lt;start-point&gt; on the remote. Repo is the name of the remote.</text:span></text:p>
        <text:p text:style-name="P49"><text:span text:style-name="T10"><text:s text:c="2"/>Example: git push origin origin:refs/heads/branch-1</text:span></text:p>
        <text:p text:style-name="P49"><text:span text:style-name="T10"><text:s text:c="2"/>Example: git push origin origin/branch-1:refs/heads/branch-2</text:span></text:p>
        <text:p text:style-name="P49"><text:span text:style-name="T10"><text:s text:c="2"/>Example: git push origin branch-1 ## shortcut</text:span></text:p>
        <text:p text:style-name="P49"><text:span text:style-name="T10"/></text:p>
        <text:p text:style-name="P49"><text:span text:style-name="T10">git branch --track &lt;branch&gt; &lt;remote-branch&gt;</text:span></text:p>
        <text:p text:style-name="P49"><text:span text:style-name="T10"><text:s text:c="2"/>create a tracking branch. Will push/pull changes to/from another repository.</text:span></text:p>
        <text:p text:style-name="P49"><text:span text:style-name="T10"><text:s text:c="2"/>Example: git branch --track experimental origin/experimental</text:span></text:p>
        <text:p text:style-name="P49"><text:soft-page-break/><text:span text:style-name="T10"/></text:p>
        <text:p text:style-name="P49"><text:span text:style-name="T10">git branch --set-upstream &lt;branch&gt; &lt;remote-branch&gt; (As of Git 1.7.0)</text:span></text:p>
        <text:p text:style-name="P49"><text:span text:style-name="T10"><text:s text:c="2"/>Make an existing branch track a remote branch</text:span></text:p>
        <text:p text:style-name="P49"><text:span text:style-name="T10"><text:s text:c="2"/>Example: git branch --set-upstream foo origin/foo</text:span></text:p>
        <text:p text:style-name="P49"><text:span text:style-name="T10"/></text:p>
        <text:p text:style-name="P49"><text:span text:style-name="T10">git branch -d &lt;branch&gt;</text:span></text:p>
        <text:p text:style-name="P49"><text:span text:style-name="T10"><text:s text:c="2"/>delete the branch &lt;branch&gt;; if the branch you are deleting points to a commit which is not reachable from the current branch, this command will fail with a warning.</text:span></text:p>
        <text:p text:style-name="P49"><text:span text:style-name="T10"/></text:p>
        <text:p text:style-name="P49"><text:span text:style-name="T10">git branch -r -d &lt;remote-branch&gt;</text:span></text:p>
        <text:p text:style-name="P49"><text:span text:style-name="T10"><text:s text:c="2"/>delete a remote-tracking branch.</text:span></text:p>
        <text:p text:style-name="P49"><text:span text:style-name="T10"><text:s text:c="2"/>Example: git branch -r -d wycats/master</text:span></text:p>
        <text:p text:style-name="P49"><text:span text:style-name="T10"/></text:p>
        <text:p text:style-name="P49"><text:span text:style-name="T10">git branch -D &lt;branch&gt;</text:span></text:p>
        <text:p text:style-name="P49"><text:span text:style-name="T10"><text:s text:c="2"/>even if the branch points to a commit not reachable from the current branch, you may know that that commit is still reachable from some other branch or tag. In that case it is safe to use this command to force git to delete the branch.</text:span></text:p>
        <text:p text:style-name="P49"><text:span text:style-name="T10"/></text:p>
        <text:p text:style-name="P49"><text:span text:style-name="T10">git checkout &lt;branch&gt;</text:span></text:p>
        <text:p text:style-name="P49"><text:span text:style-name="T10"><text:s text:c="2"/>make the current branch &lt;branch&gt;, updating the working directory to reflect the version referenced by &lt;branch&gt;</text:span></text:p>
        <text:p text:style-name="P49"><text:span text:style-name="T10"/></text:p>
        <text:p text:style-name="P49"><text:span text:style-name="T10">git checkout -b &lt;new&gt; &lt;start-point&gt;</text:span></text:p>
        <text:p text:style-name="P49"><text:span text:style-name="T10"><text:s text:c="2"/>create a new branch &lt;new&gt; referencing &lt;start-point&gt;, and check it out.</text:span></text:p>
        <text:p text:style-name="P49"><text:span text:style-name="T10"/></text:p>
        <text:p text:style-name="P49"><text:span text:style-name="T10">git push &lt;repository&gt; :&lt;branch&gt;</text:span></text:p>
        <text:p text:style-name="P49"><text:span text:style-name="T10"><text:s text:c="2"/>removes a branch from a remote repository.</text:span></text:p>
        <text:p text:style-name="P49"><text:span text:style-name="T10"><text:s text:c="2"/>Example: git push origin :old_branch_to_be_deleted</text:span></text:p>
        <text:p text:style-name="P49"><text:span text:style-name="T10"/></text:p>
        <text:p text:style-name="P49"><text:span text:style-name="T10">git co &lt;branch&gt; &lt;path to new file&gt;</text:span></text:p>
        <text:p text:style-name="P49"><text:span text:style-name="T10"><text:s text:c="2"/>Checkout a file from another branch and add it to this branch. File will still need to be added to the git branch, but it's present.</text:span></text:p>
        <text:p text:style-name="P49"><text:span text:style-name="T10"><text:s text:c="2"/>Eg. git co remote_at_origin__tick702_antifraud_blocking ..../...nt_elements_for_iframe_blocked_page.rb</text:span></text:p>
        <text:p text:style-name="P49"><text:span text:style-name="T10"/></text:p>
        <text:p text:style-name="P49"><text:span text:style-name="T10">git show &lt;branch&gt; -- &lt;path to file that does not exist&gt;</text:span></text:p>
        <text:p text:style-name="P49"><text:span text:style-name="T10"><text:s text:c="2"/>Eg. git show remote_tick702 -- path/to/fubar.txt</text:span></text:p>
        <text:p text:style-name="P49"><text:span text:style-name="T10"><text:s text:c="2"/>show the contents of a file that was created on another branch and that does not exist on the current branch.</text:span></text:p>
        <text:p text:style-name="P49"><text:span text:style-name="T10"/></text:p>
        <text:p text:style-name="P49"><text:span text:style-name="T10">git show &lt;rev&gt;:&lt;repo path to file&gt;</text:span></text:p>
        <text:p text:style-name="P49"><text:span text:style-name="T10"><text:s text:c="2"/>Show the contents of a file at the specific revision. Note: path has to be absolute within the repo.</text:span></text:p>
        <text:h text:style-name="Heading_20_3" text:outline-level="3"><text:span text:style-name="T10">Merging</text:span></text:h>
        <text:p text:style-name="P49"><text:span text:style-name="T10">git merge &lt;branch&gt;</text:span></text:p>
        <text:p text:style-name="P49"><text:span text:style-name="T10"><text:s text:c="2"/>merge branch &lt;branch&gt; into the current branch; this command is idempotent and can be run as many times as needed to keep the current branch</text:span></text:p>
        <text:p text:style-name="P49"><text:span text:style-name="T10"><text:s text:c="2"/>up-to-date with changes in &lt;branch&gt;</text:span></text:p>
        <text:p text:style-name="P49"><text:span text:style-name="T10"/></text:p>
        <text:p text:style-name="P49"><text:span text:style-name="T10">git merge &lt;branch&gt; --no-commit</text:span></text:p>
        <text:p text:style-name="P49"><text:span text:style-name="T10"><text:s text:c="2"/>merge branch &lt;branch&gt; into the current branch, but do not autocommit the result; allows you to make further tweaks</text:span></text:p>
        <text:p text:style-name="P49"><text:span text:style-name="T10"/></text:p>
        <text:p text:style-name="P49"><text:span text:style-name="T10">git merge &lt;branch&gt; -s ours</text:span></text:p>
        <text:p text:style-name="P49"><text:span text:style-name="T10"><text:s text:c="2"/>merge branch &lt;branch&gt; into the current branch, but drops any changes in &lt;branch&gt;, using the current tree as the new tree</text:span></text:p>
        <text:h text:style-name="Heading_20_3" text:outline-level="3"><text:span text:style-name="T10">Cherry-Picking</text:span></text:h>
        <text:p text:style-name="P49"><text:span text:style-name="T10">git cherry-pick [--edit] [-n] [-m parent-number] [-s] [-x] &lt;commit</text:span><text:span text:style-name="T11">&gt;</text:span><text:span text:style-name="T10"> selectively merge a single commit from another local branch</text:span></text:p>
        <text:p text:style-name="P49"><text:span text:style-name="T10"><text:s text:c="2"/>Example: git cherry-pick 7300a6130d9447e18a931e898b64eefedea19544</text:span></text:p>
        <text:p text:style-name="P49"><text:span text:style-name="T10"/></text:p>
        <text:p text:style-name="P49"><text:span text:style-name="T10">git hash-object &lt;file-path&gt;</text:span></text:p>
        <text:p text:style-name="P49"><text:span text:style-name="T10"><text:s text:c="2"/>get the blob of some file whether it is in a repository or not</text:span></text:p>
        <text:p text:style-name="P49"><text:span text:style-name="T10"/></text:p>
        <text:p text:style-name="P49"><text:span text:style-name="T10">Find the commit in the repository that contains the file blob:</text:span></text:p>
        <text:p text:style-name="P49"><text:span text:style-name="T10"/></text:p>
        <text:p text:style-name="P49"><text:span text:style-name="T10"><text:s text:c="4"/>obj_blob="$1"</text:span></text:p>
        <text:p text:style-name="P49"><text:span text:style-name="T10"><text:s text:c="4"/>git log --pretty=format:'%T %h %s' \</text:span></text:p>
        <text:p text:style-name="P49"><text:span text:style-name="T10"><text:s text:c="4"/>| while read tree commit subject ; do</text:span></text:p>
        <text:p text:style-name="P49"><text:span text:style-name="T10"><text:s text:c="8"/>if git ls-tree -r $tree | grep -q "$obj_blob" ; then</text:span></text:p>
        <text:p text:style-name="P49"><text:span text:style-name="T10"><text:s text:c="12"/>echo $commit "$subject"</text:span></text:p>
        <text:p text:style-name="P49"><text:span text:style-name="T10"><text:s text:c="8"/>fi</text:span></text:p>
        <text:p text:style-name="P49"><text:span text:style-name="T10"><text:s text:c="4"/>done</text:span></text:p>
        <text:p text:style-name="P49"><text:span text:style-name="T10"/></text:p>
        <text:p text:style-name="P49"><text:span text:style-name="T10"/></text:p>
        <text:h text:style-name="Heading_20_3" text:outline-level="3"><text:span text:style-name="T10">Squashing</text:span></text:h>
        <text:p text:style-name="P49"><text:span text:style-name="T10">WARNING: "git rebase" changes history. Be careful. Google it.</text:span></text:p>
        <text:p text:style-name="P49"><text:span text:style-name="T10"/></text:p>
        <text:p text:style-name="P49"><text:span text:style-name="T10">git rebase --interactive HEAD~10</text:span></text:p>
        <text:p text:style-name="P49"><text:soft-page-break/><text:span text:style-name="T10"><text:s text:c="2"/>(then change all but the first "pick" to "squash")</text:span></text:p>
        <text:p text:style-name="P49"><text:span text:style-name="T10"><text:s text:c="2"/>squash the last 10 commits into one big commit</text:span></text:p>
        <text:h text:style-name="Heading_20_3" text:outline-level="3"><text:span text:style-name="T10">Conflicts</text:span></text:h>
        <text:p text:style-name="P49"><text:span text:style-name="T10">git mergetool</text:span></text:p>
        <text:p text:style-name="P49"><text:span text:style-name="T10"><text:s text:c="2"/>work through conflicted files by opening them in your mergetool (opendiff, kdiff3, etc.) and choosing left/right chunks. The merged result is staged for commit.</text:span></text:p>
        <text:p text:style-name="P49"><text:span text:style-name="T10"/></text:p>
        <text:p text:style-name="P49"><text:span text:style-name="T10">For binary files or if mergetool won't do, resolve the conflict(s) manually and then do:</text:span></text:p>
        <text:p text:style-name="P49"><text:span text:style-name="T10"><text:s text:c="2"/>git add &lt;file1&gt; [&lt;file2&gt; ...]</text:span></text:p>
        <text:p text:style-name="P49"><text:span text:style-name="T10"/></text:p>
        <text:p text:style-name="P49"><text:span text:style-name="T10">Once all conflicts are resolved and staged, commit the pending merge with:</text:span></text:p>
        <text:p text:style-name="P49"><text:span text:style-name="T10"><text:s text:c="2"/>git commit</text:span></text:p>
        <text:h text:style-name="Heading_20_3" text:outline-level="3"><text:span text:style-name="T10">Sharing</text:span></text:h>
        <text:p text:style-name="P49"><text:span text:style-name="T10">git fetch &lt;remote&gt;</text:span></text:p>
        <text:p text:style-name="P49"><text:span text:style-name="T10"><text:s text:c="2"/>update the remote-tracking branches for &lt;remote&gt; (defaults to "origin").</text:span></text:p>
        <text:p text:style-name="P49"><text:span text:style-name="T10"><text:s text:c="2"/>Does not initiate a merge into the current branch (see "git pull" below).</text:span></text:p>
        <text:p text:style-name="P49"><text:span text:style-name="T10"/></text:p>
        <text:p text:style-name="P49"><text:span text:style-name="T10">git pull</text:span></text:p>
        <text:p text:style-name="P49"><text:span text:style-name="T10"><text:s text:c="2"/>fetch changes from the server, and merge them into the current branch.</text:span></text:p>
        <text:p text:style-name="P49"><text:span text:style-name="T10"><text:s text:c="2"/>Note: .git/config must have a [branch "some_name"] section for the current branch, to know which remote-tracking branch to merge into the current branch. <text:s/>Git 1.5.3 and above adds this automatically.</text:span></text:p>
        <text:p text:style-name="P49"><text:span text:style-name="T10"/></text:p>
        <text:p text:style-name="P49"><text:span text:style-name="T10">git push</text:span></text:p>
        <text:p text:style-name="P49"><text:span text:style-name="T10"><text:s text:c="2"/>update the server with your commits across all branches that are *COMMON* between your local copy and the server. <text:s/>Local branches that were never pushed to the server in the first place are not shared.</text:span></text:p>
        <text:p text:style-name="P49"><text:span text:style-name="T10"/></text:p>
        <text:p text:style-name="P49"><text:span text:style-name="T10">git push origin &lt;branch&gt;</text:span></text:p>
        <text:p text:style-name="P49"><text:span text:style-name="T10"><text:s text:c="2"/>update the server with your commits made to &lt;branch&gt; since your last push.</text:span></text:p>
        <text:p text:style-name="P49"><text:span text:style-name="T10"><text:s text:c="2"/>This is always *required* for new branches that you wish to share. After the first explicit push, "git push" by itself is sufficient.</text:span></text:p>
        <text:p text:style-name="P49"><text:span text:style-name="T10"/></text:p>
        <text:p text:style-name="P49"><text:span text:style-name="T10">git push origin &lt;branch&gt;:refs/heads/&lt;branch&gt;</text:span></text:p>
        <text:p text:style-name="P49"><text:span text:style-name="T10"><text:s text:c="2"/>E.g. git push origin twitter-experiment:refs/heads/twitter-experiment</text:span></text:p>
        <text:p text:style-name="P49"><text:span text:style-name="T10"><text:s text:c="2"/>Which, in fact, is the same as git push origin &lt;branch&gt; but a little more obvious what is happening.</text:span></text:p>
        <text:h text:style-name="Heading_20_3" text:outline-level="3"><text:span text:style-name="T10">Reverting</text:span></text:h>
        <text:p text:style-name="P49"><text:span text:style-name="T10">git revert &lt;rev&gt;</text:span></text:p>
        <text:p text:style-name="P49"><text:span text:style-name="T10"><text:s text:c="2"/>reverse commit specified by &lt;rev&gt; and commit the result. <text:s/>This does *not* do the same thing as similarly named commands in other VCS's such as "svn revert" or "bzr revert", see below</text:span></text:p>
        <text:p text:style-name="P49"><text:span text:style-name="T10"/></text:p>
        <text:p text:style-name="P49"><text:span text:style-name="T10">git checkout &lt;file&gt;</text:span></text:p>
        <text:p text:style-name="P49"><text:span text:style-name="T10"><text:s text:c="2"/>re-checkout &lt;file&gt;, overwriting any local changes</text:span></text:p>
        <text:p text:style-name="P49"><text:span text:style-name="T10"/></text:p>
        <text:p text:style-name="P49"><text:span text:style-name="T10">git checkout .</text:span></text:p>
        <text:p text:style-name="P49"><text:span text:style-name="T10"><text:s text:c="2"/>re-checkout all files, overwriting any local changes. <text:s/>This is most similar</text:span></text:p>
        <text:p text:style-name="P49"><text:span text:style-name="T10"><text:s text:c="2"/>to "svn revert" if you're used to Subversion commands</text:span></text:p>
        <text:h text:style-name="Heading_20_3" text:outline-level="3"><text:span text:style-name="T10">Fix mistakes / Undo</text:span></text:h>
        <text:p text:style-name="P49"><text:span text:style-name="T10">git reset --hard</text:span></text:p>
        <text:p text:style-name="P49"><text:span text:style-name="T10"><text:s text:c="2"/>abandon everything since your last commit; this command can be DANGEROUS. If merging has resulted in conflicts and you'd like to just forget about the merge, this command will do that.</text:span></text:p>
        <text:p text:style-name="P49"><text:span text:style-name="T10"/></text:p>
        <text:p text:style-name="P49"><text:span text:style-name="T10">git reset --hard ORIG_HEAD or git reset --hard origin/master </text:span></text:p>
        <text:p text:style-name="P49"><text:span text:style-name="T10"><text:s text:c="2"/>undo your most recent *successful* merge *and* any changes that occurred after. <text:s/>Useful for forgetting about the merge you just did. <text:s/>If there are conflicts (the merge was not successful), use "git reset --hard" (above) instead.</text:span></text:p>
        <text:p text:style-name="P49"><text:span text:style-name="T10"/></text:p>
        <text:p text:style-name="P49"><text:span text:style-name="T10">git reset --soft HEAD^</text:span></text:p>
        <text:p text:style-name="P49"><text:span text:style-name="T10"><text:s text:c="2"/>forgot something in your last commit? That's easy to fix. Undo your last commit, but keep the changes in the staging area for editing.</text:span></text:p>
        <text:p text:style-name="P49"><text:span text:style-name="T10"/></text:p>
        <text:p text:style-name="P49"><text:span text:style-name="T10">git commit --amend</text:span></text:p>
        <text:p text:style-name="P49"><text:span text:style-name="T10"><text:s text:c="2"/>redo previous commit, including changes you've staged in the meantime. Also used to edit commit message of previous commit.</text:span></text:p>
        <text:h text:style-name="Heading_20_3" text:outline-level="3"><text:span text:style-name="T10">Plumbing</text:span></text:h>
        <text:p text:style-name="P49"><text:span text:style-name="T10">test &lt;sha1-A&gt; = $(git merge-base &lt;sha1-A&gt; &lt;sha1-B&gt;)</text:span></text:p>
        <text:p text:style-name="P49"><text:span text:style-name="T10"><text:s text:c="2"/>determine if merging sha1-B into sha1-A is achievable as a fast forward; non-zero exit status is false.</text:span></text:p>
        <text:h text:style-name="Heading_20_3" text:outline-level="3"><text:span text:style-name="T10">Stashing</text:span></text:h>
        <text:p text:style-name="P49"><text:span text:style-name="T10">git stash</text:span></text:p>
        <text:p text:style-name="P49"><text:span text:style-name="T10">git stash save &lt;optional-name&gt;</text:span></text:p>
        <text:p text:style-name="P49"><text:soft-page-break/><text:span text:style-name="T10"><text:s text:c="2"/>save your local modifications to a new stash (so you can for example</text:span></text:p>
        <text:p text:style-name="P49"><text:span text:style-name="T10"><text:s text:c="2"/>"git svn rebase" or "git pull")</text:span></text:p>
        <text:p text:style-name="P49"><text:span text:style-name="T10"/></text:p>
        <text:p text:style-name="P49"><text:span text:style-name="T10">git stash apply</text:span></text:p>
        <text:p text:style-name="P49"><text:span text:style-name="T10"><text:s text:c="2"/>restore the changes recorded in the stash on top of the current working tree state</text:span></text:p>
        <text:p text:style-name="P49"><text:span text:style-name="T10"/></text:p>
        <text:p text:style-name="P49"><text:span text:style-name="T10">git stash pop</text:span></text:p>
        <text:p text:style-name="P49"><text:span text:style-name="T10"><text:s text:c="2"/>restore the changes from the most recent stash, and remove it from the stack of stashed changes</text:span></text:p>
        <text:p text:style-name="P49"><text:span text:style-name="T10"/></text:p>
        <text:p text:style-name="P49"><text:span text:style-name="T10">git stash list</text:span></text:p>
        <text:p text:style-name="P49"><text:span text:style-name="T10"><text:s text:c="2"/>list all current stashes</text:span></text:p>
        <text:p text:style-name="P49"><text:span text:style-name="T10"/></text:p>
        <text:p text:style-name="P49"><text:span text:style-name="T10">git stash show &lt;stash-name&gt; -p</text:span></text:p>
        <text:p text:style-name="P49"><text:span text:style-name="T10"><text:s text:c="2"/>show the contents of a stash - accepts all diff args</text:span></text:p>
        <text:p text:style-name="P49"><text:span text:style-name="T10"/></text:p>
        <text:p text:style-name="P49"><text:span text:style-name="T10">git stash drop [&lt;stash-name&gt;]</text:span></text:p>
        <text:p text:style-name="P49"><text:span text:style-name="T10"><text:s text:c="2"/>delete the stash</text:span></text:p>
        <text:p text:style-name="P49"><text:span text:style-name="T10"/></text:p>
        <text:p text:style-name="P49"><text:span text:style-name="T10">git stash clear</text:span></text:p>
        <text:p text:style-name="P49"><text:span text:style-name="T10"><text:s text:c="2"/>delete all current stashes</text:span></text:p>
        <text:h text:style-name="Heading_20_3" text:outline-level="3"><text:span text:style-name="T10">Remotes</text:span></text:h>
        <text:p text:style-name="P49"><text:span text:style-name="T10">git remote add &lt;remote&gt; &lt;remote_URL&gt;</text:span></text:p>
        <text:p text:style-name="P49"><text:span text:style-name="T10"><text:s text:c="2"/>adds a remote repository to your git config. <text:s/>Can be then fetched locally.</text:span></text:p>
        <text:p text:style-name="P49"><text:span text:style-name="T10"><text:s text:c="2"/>Example:</text:span></text:p>
        <text:p text:style-name="P49"><text:span text:style-name="T10"><text:s text:c="4"/>git remote add coreteam git://github.com/wycats/merb-plugins.git</text:span></text:p>
        <text:p text:style-name="P49"><text:span text:style-name="T10"><text:s text:c="4"/>git fetch coreteam</text:span></text:p>
        <text:p text:style-name="P49"><text:span text:style-name="T10"/></text:p>
        <text:p text:style-name="P49"><text:span text:style-name="T10">git push &lt;remote&gt; :refs/heads/&lt;branch&gt;</text:span></text:p>
        <text:p text:style-name="P49"><text:span text:style-name="T10"><text:s text:c="2"/>delete a branch in a remote repository</text:span></text:p>
        <text:p text:style-name="P49"><text:span text:style-name="T10"/></text:p>
        <text:p text:style-name="P49"><text:span text:style-name="T10">git push &lt;remote&gt; &lt;remote&gt;:refs/heads/&lt;remote_branch&gt;</text:span></text:p>
        <text:p text:style-name="P49"><text:span text:style-name="T10"><text:s text:c="2"/>create a branch on a remote repository</text:span></text:p>
        <text:p text:style-name="P49"><text:span text:style-name="T10"><text:s text:c="2"/>Example: git push origin origin:refs/heads/new_feature_name</text:span></text:p>
        <text:p text:style-name="P49"><text:span text:style-name="T10"/></text:p>
        <text:p text:style-name="P49"><text:span text:style-name="T10">git push &lt;repository&gt; +&lt;remote&gt;:&lt;new_remote&gt;</text:span></text:p>
        <text:p text:style-name="P49"><text:span text:style-name="T10"><text:s text:c="2"/>replace a &lt;remote&gt; branch with &lt;new_remote&gt;</text:span></text:p>
        <text:p text:style-name="P49"><text:span text:style-name="T10"><text:s text:c="2"/>think twice before do this</text:span></text:p>
        <text:p text:style-name="P49"><text:span text:style-name="T10"><text:s text:c="2"/>Example: git push origin +master:my_branch</text:span></text:p>
        <text:p text:style-name="P49"><text:span text:style-name="T10"/></text:p>
        <text:p text:style-name="P49"><text:span text:style-name="T10">git remote prune &lt;remote&gt;</text:span></text:p>
        <text:p text:style-name="P49"><text:span text:style-name="T10"><text:s text:c="2"/>prune deleted remote-tracking branches from "git branch -r" listing</text:span></text:p>
        <text:p text:style-name="P49"><text:span text:style-name="T10"/></text:p>
        <text:p text:style-name="P49"><text:span text:style-name="T10">git remote add -t master -m master origin git://example.com/git.git/</text:span></text:p>
        <text:p text:style-name="P49"><text:span text:style-name="T10"><text:s text:c="2"/>add a remote and track its master</text:span></text:p>
        <text:p text:style-name="P49"><text:span text:style-name="T10"/></text:p>
        <text:p text:style-name="P49"><text:span text:style-name="T10">git remote show &lt;remote&gt;</text:span></text:p>
        <text:p text:style-name="P49"><text:span text:style-name="T10"><text:s text:c="2"/>show information about the remote server.</text:span></text:p>
        <text:p text:style-name="P49"><text:span text:style-name="T10"/></text:p>
        <text:p text:style-name="P49"><text:span text:style-name="T10">git checkout -b &lt;local branch&gt; &lt;remote&gt;/&lt;remote branch&gt;</text:span></text:p>
        <text:p text:style-name="P49"><text:span text:style-name="T10"><text:s text:c="2"/>Eg.:</text:span></text:p>
        <text:p text:style-name="P49"><text:span text:style-name="T10"><text:s text:c="4"/>git checkout -b myfeature origin/myfeature</text:span></text:p>
        <text:p text:style-name="P49"><text:span text:style-name="T10"><text:s text:c="4"/>git checkout -b myfeature remotes/&lt;remote&gt;/&lt;branch&gt;</text:span></text:p>
        <text:p text:style-name="P49"><text:span text:style-name="T10"/></text:p>
        <text:p text:style-name="P49"><text:span text:style-name="T10"><text:s text:c="2"/>Track a remote branch as a local branch. It seems that somtimes an extra 'remotes/' is required, to see the exact branch name, 'git branch -a'.</text:span></text:p>
        <text:p text:style-name="P49"><text:span text:style-name="T10"/></text:p>
        <text:p text:style-name="P49"><text:span text:style-name="T10">git pull &lt;remote&gt; &lt;branch&gt;</text:span></text:p>
        <text:p text:style-name="P49"><text:span text:style-name="T10">git push</text:span></text:p>
        <text:p text:style-name="P49"><text:span text:style-name="T10"><text:s text:c="2"/>For branches that are remotely tracked (via git push) but that complain about non-fast forward commits when doing a git push. The pull synchronizes local and remote, and if all goes well, the result is pushable.</text:span></text:p>
        <text:p text:style-name="P49"><text:span text:style-name="T10"/></text:p>
        <text:p text:style-name="P49"><text:span text:style-name="T10">git fetch &lt;remote&gt;</text:span></text:p>
        <text:p text:style-name="P49"><text:span text:style-name="T10"><text:s text:c="2"/>Retrieves all branches from the remote repository. After this 'git branch --track ...' can be used to track a branch from the new remote.</text:span></text:p>
        <text:p text:style-name="P49"><text:span text:style-name="T10"/></text:p>
        <text:h text:style-name="Heading_20_3" text:outline-level="3"><text:span text:style-name="T10">Submodules</text:span></text:h>
        <text:p text:style-name="P49"><text:span text:style-name="T10"/></text:p>
        <text:p text:style-name="P49"><text:span text:style-name="T10">git submodule add &lt;remote_repository&gt; &lt;path/to/submodule&gt;</text:span></text:p>
        <text:p text:style-name="P49"><text:span text:style-name="T10"><text:s text:c="2"/>add the given repository at the given path. The addition will be part of the</text:span></text:p>
        <text:p text:style-name="P49"><text:span text:style-name="T10"><text:s text:c="2"/>next commit.</text:span></text:p>
        <text:p text:style-name="P49"><text:span text:style-name="T10"/></text:p>
        <text:p text:style-name="P49"><text:span text:style-name="T10">git submodule update [--init]</text:span></text:p>
        <text:p text:style-name="P49"><text:span text:style-name="T10"><text:s text:c="2"/>Update the registered submodules (clone missing submodules, and checkout the commit specified by the super-repo). --init is needed the first time.</text:span></text:p>
        <text:p text:style-name="P49"><text:span text:style-name="T10"/></text:p>
        <text:p text:style-name="P49"><text:span text:style-name="T10">git submodule foreach &lt;command&gt;</text:span></text:p>
        <text:p text:style-name="P49"><text:soft-page-break/><text:span text:style-name="T10"><text:s text:c="2"/>Executes the given command within each checked out submodule.</text:span></text:p>
        <text:p text:style-name="P49"><text:span text:style-name="T10"/></text:p>
        <text:p text:style-name="P49"><text:span text:style-name="T10">Removing submodules</text:span></text:p>
        <text:p text:style-name="P49"><text:span text:style-name="T10"><text:s text:c="3"/>1. Delete the relevant line from the .gitmodules file.</text:span></text:p>
        <text:p text:style-name="P49"><text:span text:style-name="T10"><text:s text:c="3"/>2. Delete the relevant section from .git/config.</text:span></text:p>
        <text:p text:style-name="P49"><text:span text:style-name="T10"><text:s text:c="3"/>3. Run git rm --cached path_to_submodule (no trailing slash).</text:span></text:p>
        <text:p text:style-name="P49"><text:span text:style-name="T10"><text:s text:c="3"/>4. Commit and delete the now untracked submodule files.</text:span></text:p>
        <text:p text:style-name="P49"><text:span text:style-name="T10"/></text:p>
        <text:p text:style-name="P49"><text:span text:style-name="T10">Updating submodules</text:span></text:p>
        <text:p text:style-name="P49"><text:span text:style-name="T10"><text:s text:c="2"/>To update a submodule to a new commit:</text:span></text:p>
        <text:p text:style-name="P49"><text:span text:style-name="T10"><text:s text:c="4"/>1. update submodule:</text:span></text:p>
        <text:p text:style-name="P49"><text:span text:style-name="T10"><text:s text:c="8"/>cd &lt;path to submodule&gt;</text:span></text:p>
        <text:p text:style-name="P49"><text:span text:style-name="T10"><text:s text:c="8"/>git pull</text:span></text:p>
        <text:p text:style-name="P49"><text:span text:style-name="T10"><text:s text:c="4"/>2. commit the new version of submodule:</text:span></text:p>
        <text:p text:style-name="P49"><text:span text:style-name="T10"><text:s text:c="8"/>cd &lt;path to toplevel&gt;</text:span></text:p>
        <text:p text:style-name="P49"><text:span text:style-name="T10"><text:s text:c="8"/>git commit -m "update submodule version"</text:span></text:p>
        <text:p text:style-name="P49"><text:span text:style-name="T10"><text:s text:c="4"/>3. check that the submodule has the correct version</text:span></text:p>
        <text:p text:style-name="P49"><text:span text:style-name="T10"><text:s text:c="8"/>git submodule status</text:span></text:p>
        <text:p text:style-name="P49"><text:span text:style-name="T10"><text:s text:c="2"/>If the update in the submodule is not committed in the main repository, it is lost and doing git submodule update will revert to the previous version.</text:span></text:p>
        <text:h text:style-name="Heading_20_3" text:outline-level="3"><text:span text:style-name="T10">Patches</text:span></text:h>
        <text:p text:style-name="P49"><text:span text:style-name="T10">git format-patch HEAD^</text:span></text:p>
        <text:p text:style-name="P49"><text:span text:style-name="T10"><text:s text:c="2"/>Generate the last commit as a patch that can be applied on another clone (or branch) using 'git am'. Format patch can also generate a patch for all commits using 'git format-patch HEAD^ HEAD'. All page files will be enumerated with a prefix, e.g. 0001 is the first patch.</text:span></text:p>
        <text:p text:style-name="P49"><text:span text:style-name="T10"/></text:p>
        <text:p text:style-name="P49"><text:span text:style-name="T10">git format-patch &lt;Revision&gt;^..&lt;Revision&gt;</text:span></text:p>
        <text:p text:style-name="P49"><text:span text:style-name="T10"><text:s text:c="2"/>Generate a patch for a single commit. E.g.</text:span></text:p>
        <text:p text:style-name="P49"><text:span text:style-name="T10"><text:s text:c="4"/>git format-patch d8efce43099^..d8efce43099</text:span></text:p>
        <text:p text:style-name="P49"><text:span text:style-name="T10"><text:s text:c="2"/>Revision does not need to be fully specified.</text:span></text:p>
        <text:p text:style-name="P49"><text:span text:style-name="T10"/></text:p>
        <text:p text:style-name="P49"><text:span text:style-name="T10">git am &lt;patch file&gt;</text:span></text:p>
        <text:p text:style-name="P49"><text:span text:style-name="T10"><text:s text:c="2"/>Applies the patch file generated by format-patch.</text:span></text:p>
        <text:p text:style-name="P49"><text:span text:style-name="T10"/></text:p>
        <text:p text:style-name="P49"><text:span text:style-name="T10">git diff --no-prefix &gt; patchfile</text:span></text:p>
        <text:p text:style-name="P49"><text:span text:style-name="T10"><text:s text:c="2"/>Generates a patch file that can be applied using patch:</text:span></text:p>
        <text:p text:style-name="P49"><text:span text:style-name="T10"><text:s text:c="4"/>patch -p0 &lt; patchfile</text:span></text:p>
        <text:p text:style-name="P49"><text:span text:style-name="T10"><text:s text:c="2"/>Useful for sharing changes without generating a git commit.</text:span></text:p>
        <text:h text:style-name="Heading_20_3" text:outline-level="3"><text:span text:style-name="T10">Tags</text:span></text:h>
        <text:p text:style-name="P49"><text:span text:style-name="T10">git tag -l</text:span></text:p>
        <text:p text:style-name="P49"><text:span text:style-name="T10"><text:s text:c="2"/>Will list all tags defined in the repository.</text:span></text:p>
        <text:p text:style-name="P49"><text:span text:style-name="T10"/></text:p>
        <text:p text:style-name="P49"><text:span text:style-name="T10">git co &lt;tag_name&gt;</text:span></text:p>
        <text:p text:style-name="P49"><text:span text:style-name="T10"><text:s text:c="2"/>Will checkout the code for a particular tag. After this you'll probably want to do: 'git co -b &lt;some branch name&gt;' to define a branch. Any changes you now make can be committed to that branch and later merged.</text:span></text:p>
        <text:h text:style-name="Heading_20_3" text:outline-level="3"><text:span text:style-name="T10">Archive</text:span></text:h>
        <text:p text:style-name="P49"><text:span text:style-name="T10">git archive master | tar -x -C /somewhere/else</text:span></text:p>
        <text:p text:style-name="P49"><text:span text:style-name="T10"><text:s text:c="2"/>Will export expanded tree as tar archive at given path</text:span></text:p>
        <text:p text:style-name="P49"><text:span text:style-name="T10"/></text:p>
        <text:p text:style-name="P49"><text:span text:style-name="T10">git archive master | bzip2 &gt; source-tree.tar.bz2</text:span></text:p>
        <text:p text:style-name="P49"><text:span text:style-name="T10"><text:s text:c="2"/>Will export archive as bz2</text:span></text:p>
        <text:p text:style-name="P49"><text:span text:style-name="T10"/></text:p>
        <text:p text:style-name="P49"><text:span text:style-name="T10">git archive --format zip --output /full/path master</text:span></text:p>
        <text:p text:style-name="P49"><text:span text:style-name="T10"><text:s text:c="2"/>Will export as zip</text:span></text:p>
        <text:p text:style-name="P49"><text:span text:style-name="T10"/></text:p>
        <text:h text:style-name="Heading_20_3" text:outline-level="3"><text:span text:style-name="T10">Git Instaweb</text:span></text:h>
        <text:p text:style-name="P49"><text:span text:style-name="T10">git instaweb --httpd=webrick [--start | --stop | --restart]</text:span></text:p>
        <text:h text:style-name="Heading_20_3" text:outline-level="3"><text:span text:style-name="T10">Environment Variables</text:span></text:h>
        <text:p text:style-name="P49"><text:span text:style-name="T10">GIT_AUTHOR_NAME, GIT_COMMITTER_NAME</text:span></text:p>
        <text:p text:style-name="P49"><text:span text:style-name="T10"><text:s text:c="2"/>Your full name to be recorded in any newly created commits. <text:s/>Overrides</text:span></text:p>
        <text:p text:style-name="P49"><text:span text:style-name="T10"><text:s text:c="2"/>user.name in .git/config</text:span></text:p>
        <text:p text:style-name="P49"><text:span text:style-name="T10"/></text:p>
        <text:p text:style-name="P49"><text:span text:style-name="T10">GIT_AUTHOR_EMAIL, GIT_COMMITTER_EMAIL</text:span></text:p>
        <text:p text:style-name="P49"><text:span text:style-name="T10"><text:s text:c="2"/>Your email address to be recorded in any newly created commits. <text:s/>Overrides user.email in .git/config</text:span></text:p>
        <text:p text:style-name="P49"><text:span text:style-name="T10"/></text:p>
        <text:p text:style-name="P49"><text:span text:style-name="T10">GIT_DIR</text:span></text:p>
        <text:p text:style-name="P49"><text:span text:style-name="T10"><text:s text:c="2"/>Location of the repository to use (for out of working directory repositories)</text:span></text:p>
        <text:p text:style-name="P49"><text:span text:style-name="T10"/></text:p>
        <text:p text:style-name="P49"><text:span text:style-name="T10">GIT_WORKING_TREE</text:span></text:p>
        <text:p text:style-name="P49"><text:span text:style-name="T10"><text:s text:c="2"/>Location of the Working Directory - use with GIT_DIR to specifiy the working directory root</text:span></text:p>
        <text:p text:style-name="P49"><text:span text:style-name="T10"><text:s text:c="2"/>or to work without being in the working directory at all.</text:span></text:p>
        <text:h text:style-name="Heading_20_3" text:outline-level="3"><text:span text:style-name="T10">Changing history</text:span></text:h>
        <text:p text:style-name="P49"><text:span text:style-name="T10">Change author for all commits with given name</text:span></text:p>
        <text:p text:style-name="P49"><text:soft-page-break/><text:span text:style-name="T10"/></text:p>
        <text:p text:style-name="P49"><text:span text:style-name="T10"><text:s text:c="2"/>git filter-branch --commit-filter '</text:span></text:p>
        <text:p text:style-name="P49"><text:span text:style-name="T10"><text:s text:c="10"/>if [ "$GIT_COMMITTER_NAME" = "&lt;Old Name&gt;" ];</text:span></text:p>
        <text:p text:style-name="P49"><text:span text:style-name="T10"><text:s text:c="10"/>then</text:span></text:p>
        <text:p text:style-name="P49"><text:span text:style-name="T10"><text:s text:c="18"/>GIT_COMMITTER_NAME="&lt;New Name&gt;";</text:span></text:p>
        <text:p text:style-name="P49"><text:span text:style-name="T10"><text:s text:c="18"/>GIT_AUTHOR_NAME="&lt;New Name&gt;";</text:span></text:p>
        <text:p text:style-name="P49"><text:span text:style-name="T10"><text:s text:c="18"/>GIT_COMMITTER_EMAIL="&lt;New Email&gt;";</text:span></text:p>
        <text:p text:style-name="P49"><text:span text:style-name="T10"><text:s text:c="18"/>GIT_AUTHOR_EMAIL="&lt;New Email&gt;";</text:span></text:p>
        <text:p text:style-name="P49"><text:span text:style-name="T10"><text:s text:c="18"/>git commit-tree "$@";</text:span></text:p>
        <text:p text:style-name="P49"><text:span text:style-name="T10"><text:s text:c="10"/>else</text:span></text:p>
        <text:p text:style-name="P49"><text:span text:style-name="T10"><text:s text:c="18"/>git commit-tree "$@";</text:span></text:p>
        <text:p text:style-name="P49"><text:span text:style-name="T10"><text:s text:c="10"/>fi' HEAD</text:span></text:p>
      </text:section>
      <text:p text:style-name="P48"><text:span text:style-name="T10"/></text:p>
      <text:h text:style-name="P21" text:outline-level="2"><text:bookmark-start text:name="__RefHeading__21111_2113386840"/>Version Control Best Practices<text:bookmark-end text:name="__RefHeading__21111_2113386840"/></text:h>
      <text:p text:style-name="P20"/>
      <text:h text:style-name="P65" text:outline-level="3">1. Commit Related Changes</text:h>
      <text:p text:style-name="P20">A commit should be a wrapper for related changes. For example, fixing two different bugs should produce two separate commits. Small commits make it easier for other developers to understand the changes and roll them back if something went wrong. With tools like the staging area and the ability to stage only parts of a file, Git makes it easy to create very granular commits.</text:p>
      <text:h text:style-name="P65" text:outline-level="3">2. Commit Often</text:h>
      <text:p text:style-name="P20">Committing often keeps your commits small and, again, helps you commit only related changes. Moreover, it allows you to share your code more frequently with others. That way it’s easier for everyone to integrate changes regularly and avoid having merge conflicts. Having few large commits and sharing them rarely, in contrast, makes it hard to solve conflicts.</text:p>
      <text:h text:style-name="P65" text:outline-level="3">3. Don’t Commit Half-Done Work</text:h>
      <text:p text:style-name="P20">You should only commit code when it’s completed. This doesn’t mean you have to complete a whole, large feature before committing. Quite the contrary: split the feature’s implementation into logical chunks and remember to commit early and often. But don’t commit just to have something in the repository before leaving the office at the end of the day. If you’re tempted to commit just because you need a clean working copy (to check out a branch, pull in changes, etc.) consider using Git’s “Stash” feature instead.</text:p>
      <text:h text:style-name="P65" text:outline-level="3">4. Test Before You Commit</text:h>
      <text:p text:style-name="P20">Resist the temptation to commit something that you “think” is completed. Test it thoroughly to make sure it really is completed and has no side effects (as far as one can tell). While committing half-baked things in your local repository only requires you to forgive yourself, having your code tested is even more important when it comes to pushing / sharing your code with others.</text:p>
      <text:h text:style-name="P65" text:outline-level="3">5. Write Good Commit Messages</text:h>
      <text:p text:style-name="P20">Begin your message with a short summary of your changes (up to 50 characters as a guideline). Separate it from the following body by including a blank line. The body of your message should provide detailed answers to the following questions: What was the motivation for the change? How does it differ from the previous implementation? Use the imperative, present tense („change“, not „changed“ or „changes“) to be consistent with generated messages from commands like git merge.</text:p>
      <text:h text:style-name="P65" text:outline-level="3">6. Version Control is not a Backup System</text:h>
      <text:p text:style-name="P20">Having your files backed up on a remote server is a nice side effect of having a version control system. But you should not use your VCS like it was a backup system. When doing version control, you should pay attention to committing semantically (see “related changes”) – you shouldn’t just cram in files.</text:p>
      <text:h text:style-name="P65" text:outline-level="3">7. Use Branches</text:h>
      <text:p text:style-name="P20">Branching is one of Git’s most powerful features – and this is not by accident: quick and easy <text:soft-page-break/>branching was a central requirement from day one. Branches are the perfect tool to help you avoid mixing up different lines of development. You should use branches extensively in your development workflows: for new features, bug fixes, ideas…</text:p>
      <text:h text:style-name="P65" text:outline-level="3">8. Agree on a Workflow</text:h>
      <text:p text:style-name="P20">Git lets you pick from a lot of different workflows: long-running branches, topic branches, merge or rebase, git-flow… Which one you choose depends on a couple of factors: your project, your overall development and deployment workflows and (maybe most importantly) on your and your teammates’ personal preferences. However you choose to work, just make sure to agree on a common workflow that everyone follows.</text:p>
      <text:p text:style-name="P46"/>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Hindi2" svg:font-family="'Lohit Hindi'" style:font-family-generic="modern" style:font-pitch="fixed"/>
    <style:font-face style:name="Ubuntu1" svg:font-family="Ubuntu" style:font-adornments="Negrita" style:font-pitch="variable"/>
    <style:font-face style:name="Ubuntu" svg:font-family="Ubuntu" style:font-adornments="Normal" style:font-pitch="variable"/>
    <style:font-face style:name="Ubuntu Light2" svg:font-family="'Ubuntu Light'" style:font-pitch="variable"/>
    <style:font-face style:name="Ubuntu Light" svg:font-family="'Ubuntu Light'" style:font-adornments="Ligera" style:font-pitch="variable"/>
    <style:font-face style:name="Ubuntu Light1" svg:font-family="'Ubuntu Light'" style:font-adornments="Negri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Ubuntu Light" fo:font-size="11pt" fo:font-style="normal" fo:font-weight="250"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er" style:next-style-name="Text_20_body" style:default-outline-level="2" style:list-style-name="" style:class="text">
      <style:text-properties style:font-name="Ubuntu Light1" fo:font-size="20pt" fo:font-weight="bold" style:font-name-asian="DejaVu Sans" style:font-size-asian="18pt" style:font-weight-asian="bold" style:font-name-complex="Lohit Hindi" style:font-size-complex="18pt" style:font-weight-complex="bold"/>
    </style:style>
    <style:style style:name="Heading_20_1" style:display-name="Heading 1" style:family="paragraph" style:parent-style-name="Header" style:next-style-name="Text_20_body" style:default-outline-level="1" style:list-style-name="" style:class="text">
      <style:text-properties style:font-name="Ubuntu" fo:font-size="24pt" fo:font-weight="normal" style:font-name-asian="DejaVu Sans" style:font-size-asian="24pt" style:font-weight-asian="bold" style:font-name-complex="Lohit Hindi" style:font-size-complex="24pt" style:font-weight-complex="bold"/>
    </style:style>
    <style:style style:name="Heading_20_3" style:display-name="Heading 3" style:family="paragraph" style:parent-style-name="Header" style:next-style-name="Text_20_body" style:default-outline-level="3" style:class="text" style:master-page-name="">
      <style:paragraph-properties fo:margin-left="0cm" fo:margin-right="0cm" fo:text-indent="0cm" style:auto-text-indent="false" style:page-number="auto">
        <style:tab-stops/>
      </style:paragraph-properties>
      <style:text-properties fo:color="#000000" style:font-name="Ubuntu Light1" fo:font-size="14pt" fo:font-weight="bold" style:font-size-asian="14pt" style:font-weight-asian="bold" style:font-size-complex="14pt" style:font-weight-complex="bold" style:text-overline-style="none" style:text-overline-color="font-color"/>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1" style:font-size-asian="10pt" style:font-name-complex="Lohit Hindi2" style:font-size-complex="10pt"/>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DejaVu Sans"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Ubuntu"/>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Ubuntu Light" fo:font-weight="25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1" style:font-name-asian="DejaVu Sans Mono1" style:font-name-complex="Lohit Hindi2"/>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3-05-13T17:56:53</meta:creation-date>
    <dc:date>2013-05-14T12:42:06</dc:date>
    <dc:creator>Miguel </dc:creator>
    <meta:editing-duration>PT1H55M30S</meta:editing-duration>
    <meta:editing-cycles>13</meta:editing-cycles>
    <meta:generator>LibreOffice/4.0.2.2$Linux_X86_64 LibreOffice_project/400m0$Build-2</meta:generator>
    <meta:document-statistic meta:table-count="5" meta:image-count="100" meta:object-count="0" meta:page-count="251" meta:paragraph-count="5518" meta:word-count="87150" meta:character-count="556094" meta:non-whitespace-character-count="469310"/>
  </office:meta>
</office:document-meta>
</file>